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6.1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1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6"/>
    <style:style style:name="ce5" style:family="table-cell" style:parent-style-name="Default" style:data-style-name="N111"/>
    <style:style style:name="ce6" style:family="table-cell" style:parent-style-name="Default" style:data-style-name="N3"/>
    <style:style style:name="ce7" style:family="table-cell" style:parent-style-name="Default" style:data-style-name="N0"/>
    <style:style style:name="ce8" style:family="table-cell" style:parent-style-name="Default" style:data-style-name="N113"/>
  </office:automatic-styles>
  <office:body>
    <office:spreadsheet>
      <table:table table:name="Growth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6" table:default-cell-style-name="Default"/>
        <table:table-column table:style-name="co3" table:default-cell-style-name="Default"/>
        <table:table-column table:style-name="co2" table:number-columns-repeated="936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float" office:value="0.1" calcext:value-type="float">
            <text:p>0.1</text:p>
          </table:table-cell>
          <table:table-cell table:formula="of:=1-[.B1]" office:value-type="float" office:value="0.9" calcext:value-type="float">
            <text:p>0.9</text:p>
          </table:table-cell>
          <table:table-cell table:formula="of:=([.B1]+1)^(1/2)-1" office:value-type="float" office:value="0.0488088481701516" calcext:value-type="float">
            <text:p>0.0488088482</text:p>
          </table:table-cell>
          <table:table-cell table:formula="of:=1-[.D1]" office:value-type="float" office:value="0.951191151829848" calcext:value-type="float">
            <text:p>0.951191151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table:formula="of:=[.B2]+1" office:value-type="float" office:value="2011" calcext:value-type="float">
            <text:p>2011</text:p>
          </table:table-cell>
          <table:table-cell table:formula="of:=[.C2]+1" office:value-type="float" office:value="2012" calcext:value-type="float">
            <text:p>2012</text:p>
          </table:table-cell>
          <table:table-cell table:formula="of:=[.D2]+1" office:value-type="float" office:value="2013" calcext:value-type="float">
            <text:p>2013</text:p>
          </table:table-cell>
          <table:table-cell table:formula="of:=[.E2]+1" office:value-type="float" office:value="2014" calcext:value-type="float">
            <text:p>2014</text:p>
          </table:table-cell>
          <table:table-cell table:formula="of:=[.F2]+1" office:value-type="float" office:value="2015" calcext:value-type="float">
            <text:p>2015</text:p>
          </table:table-cell>
          <table:table-cell table:formula="of:=[.G2]+1" office:value-type="float" office:value="2016" calcext:value-type="float">
            <text:p>2016</text:p>
          </table:table-cell>
          <table:table-cell table:formula="of:=[.H2]+1" office:value-type="float" office:value="2017" calcext:value-type="float">
            <text:p>2017</text:p>
          </table:table-cell>
          <table:table-cell table:formula="of:=[.I2]+1" office:value-type="float" office:value="2018" calcext:value-type="float">
            <text:p>2018</text:p>
          </table:table-cell>
          <table:table-cell table:formula="of:=[.J2]+1" office:value-type="float" office:value="2019" calcext:value-type="float">
            <text:p>2019</text:p>
          </table:table-cell>
          <table:table-cell table:formula="of:=[.K2]+1" office:value-type="float" office:value="2020" calcext:value-type="float">
            <text:p>2020</text:p>
          </table:table-cell>
          <table:table-cell table:formula="of:=[.L2]+1" office:value-type="float" office:value="2021" calcext:value-type="float">
            <text:p>2021</text:p>
          </table:table-cell>
          <table:table-cell table:formula="of:=[.M2]+1" office:value-type="float" office:value="2022" calcext:value-type="float">
            <text:p>2022</text:p>
          </table:table-cell>
          <table:table-cell table:formula="of:=[.N2]+1" office:value-type="float" office:value="2023" calcext:value-type="float">
            <text:p>2023</text:p>
          </table:table-cell>
          <table:table-cell table:formula="of:=[.O2]+1" office:value-type="float" office:value="2024" calcext:value-type="float">
            <text:p>2024</text:p>
          </table:table-cell>
          <table:table-cell table:formula="of:=[.P2]+1" office:value-type="float" office:value="2025" calcext:value-type="float">
            <text:p>2025</text:p>
          </table:table-cell>
          <table:table-cell table:formula="of:=[.Q2]+1" office:value-type="float" office:value="2026" calcext:value-type="float">
            <text:p>2026</text:p>
          </table:table-cell>
          <table:table-cell table:formula="of:=[.R2]+1" office:value-type="float" office:value="2027" calcext:value-type="float">
            <text:p>2027</text:p>
          </table:table-cell>
          <table:table-cell table:formula="of:=[.S2]+1" office:value-type="float" office:value="2028" calcext:value-type="float">
            <text:p>2028</text:p>
          </table:table-cell>
          <table:table-cell table:formula="of:=[.T2]+1" office:value-type="float" office:value="2029" calcext:value-type="float">
            <text:p>2029</text:p>
          </table:table-cell>
          <table:table-cell table:formula="of:=[.U2]+1" office:value-type="float" office:value="2030" calcext:value-type="float">
            <text:p>2030</text:p>
          </table:table-cell>
          <table:table-cell table:formula="of:=[.V2]+1" office:value-type="float" office:value="2031" calcext:value-type="float">
            <text:p>2031</text:p>
          </table:table-cell>
          <table:table-cell table:formula="of:=[.W2]+1" office:value-type="float" office:value="2032" calcext:value-type="float">
            <text:p>2032</text:p>
          </table:table-cell>
          <table:table-cell table:formula="of:=[.X2]+1" office:value-type="float" office:value="2033" calcext:value-type="float">
            <text:p>2033</text:p>
          </table:table-cell>
          <table:table-cell table:formula="of:=[.Y2]+1" office:value-type="float" office:value="2034" calcext:value-type="float">
            <text:p>2034</text:p>
          </table:table-cell>
          <table:table-cell table:formula="of:=[.Z2]+1" office:value-type="float" office:value="2035" calcext:value-type="float">
            <text:p>2035</text:p>
          </table:table-cell>
          <table:table-cell table:formula="of:=[.AA2]+1" office:value-type="float" office:value="2036" calcext:value-type="float">
            <text:p>2036</text:p>
          </table:table-cell>
          <table:table-cell table:formula="of:=[.AB2]+1" office:value-type="float" office:value="2037" calcext:value-type="float">
            <text:p>2037</text:p>
          </table:table-cell>
          <table:table-cell table:formula="of:=[.AC2]+1" office:value-type="float" office:value="2038" calcext:value-type="float">
            <text:p>2038</text:p>
          </table:table-cell>
          <table:table-cell table:formula="of:=[.AD2]+1" office:value-type="float" office:value="2039" calcext:value-type="float">
            <text:p>2039</text:p>
          </table:table-cell>
          <table:table-cell table:formula="of:=[.AE2]+1" office:value-type="float" office:value="2040" calcext:value-type="float">
            <text:p>2040</text:p>
          </table:table-cell>
          <table:table-cell table:formula="of:=[.AF2]+1" office:value-type="float" office:value="2041" calcext:value-type="float">
            <text:p>2041</text:p>
          </table:table-cell>
          <table:table-cell table:formula="of:=[.AG2]+1" office:value-type="float" office:value="2042" calcext:value-type="float">
            <text:p>2042</text:p>
          </table:table-cell>
          <table:table-cell table:formula="of:=[.AH2]+1" office:value-type="float" office:value="2043" calcext:value-type="float">
            <text:p>2043</text:p>
          </table:table-cell>
          <table:table-cell table:formula="of:=[.AI2]+1" office:value-type="float" office:value="2044" calcext:value-type="float">
            <text:p>2044</text:p>
          </table:table-cell>
          <table:table-cell table:formula="of:=[.AJ2]+1" office:value-type="float" office:value="2045" calcext:value-type="float">
            <text:p>2045</text:p>
          </table:table-cell>
          <table:table-cell table:formula="of:=[.AK2]+1" office:value-type="float" office:value="2046" calcext:value-type="float">
            <text:p>2046</text:p>
          </table:table-cell>
          <table:table-cell table:formula="of:=[.AL2]+1" office:value-type="float" office:value="2047" calcext:value-type="float">
            <text:p>2047</text:p>
          </table:table-cell>
          <table:table-cell table:formula="of:=[.AM2]+1" office:value-type="float" office:value="2048" calcext:value-type="float">
            <text:p>2048</text:p>
          </table:table-cell>
          <table:table-cell table:formula="of:=[.AN2]+1" office:value-type="float" office:value="2049" calcext:value-type="float">
            <text:p>2049</text:p>
          </table:table-cell>
          <table:table-cell table:formula="of:=[.AO2]+1" office:value-type="float" office:value="2050" calcext:value-type="float">
            <text:p>2050</text:p>
          </table:table-cell>
          <table:table-cell table:formula="of:=[.AP2]+1" office:value-type="float" office:value="2051" calcext:value-type="float">
            <text:p>2051</text:p>
          </table:table-cell>
          <table:table-cell table:formula="of:=[.AQ2]+1" office:value-type="float" office:value="2052" calcext:value-type="float">
            <text:p>2052</text:p>
          </table:table-cell>
          <table:table-cell table:formula="of:=[.AR2]+1" office:value-type="float" office:value="2053" calcext:value-type="float">
            <text:p>2053</text:p>
          </table:table-cell>
          <table:table-cell table:formula="of:=[.AS2]+1" office:value-type="float" office:value="2054" calcext:value-type="float">
            <text:p>2054</text:p>
          </table:table-cell>
          <table:table-cell table:formula="of:=[.AT2]+1" office:value-type="float" office:value="2055" calcext:value-type="float">
            <text:p>2055</text:p>
          </table:table-cell>
          <table:table-cell table:formula="of:=[.AU2]+1" office:value-type="float" office:value="2056" calcext:value-type="float">
            <text:p>2056</text:p>
          </table:table-cell>
          <table:table-cell table:formula="of:=[.AV2]+1" office:value-type="float" office:value="2057" calcext:value-type="float">
            <text:p>2057</text:p>
          </table:table-cell>
          <table:table-cell table:formula="of:=[.AW2]+1" office:value-type="float" office:value="2058" calcext:value-type="float">
            <text:p>2058</text:p>
          </table:table-cell>
          <table:table-cell table:formula="of:=[.AX2]+1" office:value-type="float" office:value="2059" calcext:value-type="float">
            <text:p>2059</text:p>
          </table:table-cell>
          <table:table-cell table:formula="of:=[.AY2]+1" office:value-type="float" office:value="2060" calcext:value-type="float">
            <text:p>2060</text:p>
          </table:table-cell>
          <table:table-cell table:formula="of:=[.AZ2]+1" office:value-type="float" office:value="2061" calcext:value-type="float">
            <text:p>2061</text:p>
          </table:table-cell>
          <table:table-cell table:formula="of:=[.BA2]+1" office:value-type="float" office:value="2062" calcext:value-type="float">
            <text:p>2062</text:p>
          </table:table-cell>
          <table:table-cell table:formula="of:=[.BB2]+1" office:value-type="float" office:value="2063" calcext:value-type="float">
            <text:p>2063</text:p>
          </table:table-cell>
          <table:table-cell table:formula="of:=[.BC2]+1" office:value-type="float" office:value="2064" calcext:value-type="float">
            <text:p>2064</text:p>
          </table:table-cell>
          <table:table-cell table:formula="of:=[.BD2]+1" office:value-type="float" office:value="2065" calcext:value-type="float">
            <text:p>2065</text:p>
          </table:table-cell>
          <table:table-cell table:formula="of:=[.BE2]+1" office:value-type="float" office:value="2066" calcext:value-type="float">
            <text:p>2066</text:p>
          </table:table-cell>
          <table:table-cell table:formula="of:=[.BF2]+1" office:value-type="float" office:value="2067" calcext:value-type="float">
            <text:p>2067</text:p>
          </table:table-cell>
          <table:table-cell table:formula="of:=[.BG2]+1" office:value-type="float" office:value="2068" calcext:value-type="float">
            <text:p>2068</text:p>
          </table:table-cell>
          <table:table-cell table:formula="of:=[.BH2]+1" office:value-type="float" office:value="2069" calcext:value-type="float">
            <text:p>2069</text:p>
          </table:table-cell>
          <table:table-cell table:formula="of:=[.BI2]+1" office:value-type="float" office:value="2070" calcext:value-type="float">
            <text:p>2070</text:p>
          </table:table-cell>
          <table:table-cell table:formula="of:=[.BJ2]+1" office:value-type="float" office:value="2071" calcext:value-type="float">
            <text:p>2071</text:p>
          </table:table-cell>
          <table:table-cell table:formula="of:=[.BK2]+1" office:value-type="float" office:value="2072" calcext:value-type="float">
            <text:p>2072</text:p>
          </table:table-cell>
          <table:table-cell table:formula="of:=[.BL2]+1" office:value-type="float" office:value="2073" calcext:value-type="float">
            <text:p>2073</text:p>
          </table:table-cell>
          <table:table-cell table:formula="of:=[.BM2]+1" office:value-type="float" office:value="2074" calcext:value-type="float">
            <text:p>2074</text:p>
          </table:table-cell>
          <table:table-cell table:formula="of:=[.BN2]+1" office:value-type="float" office:value="2075" calcext:value-type="float">
            <text:p>2075</text:p>
          </table:table-cell>
          <table:table-cell table:formula="of:=[.BO2]+1" office:value-type="float" office:value="2076" calcext:value-type="float">
            <text:p>2076</text:p>
          </table:table-cell>
          <table:table-cell table:formula="of:=[.BP2]+1" office:value-type="float" office:value="2077" calcext:value-type="float">
            <text:p>2077</text:p>
          </table:table-cell>
          <table:table-cell table:formula="of:=[.BQ2]+1" office:value-type="float" office:value="2078" calcext:value-type="float">
            <text:p>2078</text:p>
          </table:table-cell>
          <table:table-cell table:formula="of:=[.BR2]+1" office:value-type="float" office:value="2079" calcext:value-type="float">
            <text:p>2079</text:p>
          </table:table-cell>
          <table:table-cell table:formula="of:=[.BS2]+1" office:value-type="float" office:value="2080" calcext:value-type="float">
            <text:p>2080</text:p>
          </table:table-cell>
          <table:table-cell table:formula="of:=[.BT2]+1" office:value-type="float" office:value="2081" calcext:value-type="float">
            <text:p>2081</text:p>
          </table:table-cell>
          <table:table-cell table:formula="of:=[.BU2]+1" office:value-type="float" office:value="2082" calcext:value-type="float">
            <text:p>2082</text:p>
          </table:table-cell>
          <table:table-cell table:formula="of:=[.BV2]+1" office:value-type="float" office:value="2083" calcext:value-type="float">
            <text:p>2083</text:p>
          </table:table-cell>
          <table:table-cell table:formula="of:=[.BW2]+1" office:value-type="float" office:value="2084" calcext:value-type="float">
            <text:p>2084</text:p>
          </table:table-cell>
          <table:table-cell table:formula="of:=[.BX2]+1" office:value-type="float" office:value="2085" calcext:value-type="float">
            <text:p>2085</text:p>
          </table:table-cell>
          <table:table-cell table:formula="of:=[.BY2]+1" office:value-type="float" office:value="2086" calcext:value-type="float">
            <text:p>2086</text:p>
          </table:table-cell>
          <table:table-cell table:formula="of:=[.BZ2]+1" office:value-type="float" office:value="2087" calcext:value-type="float">
            <text:p>2087</text:p>
          </table:table-cell>
          <table:table-cell table:formula="of:=[.CA2]+1" office:value-type="float" office:value="2088" calcext:value-type="float">
            <text:p>2088</text:p>
          </table:table-cell>
          <table:table-cell table:formula="of:=[.CB2]+1" office:value-type="float" office:value="2089" calcext:value-type="float">
            <text:p>2089</text:p>
          </table:table-cell>
          <table:table-cell table:formula="of:=[.CC2]+1" office:value-type="float" office:value="2090" calcext:value-type="float">
            <text:p>2090</text:p>
          </table:table-cell>
          <table:table-cell table:formula="of:=[.CD2]+1" office:value-type="float" office:value="2091" calcext:value-type="float">
            <text:p>2091</text:p>
          </table:table-cell>
          <table:table-cell table:formula="of:=[.CE2]+1" office:value-type="float" office:value="2092" calcext:value-type="float">
            <text:p>2092</text:p>
          </table:table-cell>
          <table:table-cell table:formula="of:=[.CF2]+1" office:value-type="float" office:value="2093" calcext:value-type="float">
            <text:p>2093</text:p>
          </table:table-cell>
          <table:table-cell table:formula="of:=[.CG2]+1" office:value-type="float" office:value="2094" calcext:value-type="float">
            <text:p>2094</text:p>
          </table:table-cell>
          <table:table-cell table:formula="of:=[.CH2]+1" office:value-type="float" office:value="2095" calcext:value-type="float">
            <text:p>2095</text:p>
          </table:table-cell>
          <table:table-cell table:formula="of:=[.CI2]+1" office:value-type="float" office:value="2096" calcext:value-type="float">
            <text:p>2096</text:p>
          </table:table-cell>
          <table:table-cell table:formula="of:=[.CJ2]+1" office:value-type="float" office:value="2097" calcext:value-type="float">
            <text:p>2097</text:p>
          </table:table-cell>
          <table:table-cell table:formula="of:=[.CK2]+1" office:value-type="float" office:value="2098" calcext:value-type="float">
            <text:p>2098</text:p>
          </table:table-cell>
          <table:table-cell table:formula="of:=[.CL2]+1" office:value-type="float" office:value="2099" calcext:value-type="float">
            <text:p>2099</text:p>
          </table:table-cell>
          <table:table-cell table:formula="of:=[.CM2]+1" office:value-type="float" office:value="2100" calcext:value-type="float">
            <text:p>2100</text:p>
          </table:table-cell>
          <table:table-cell table:formula="of:=[.CN2]+1" office:value-type="float" office:value="2101" calcext:value-type="float">
            <text:p>2101</text:p>
          </table:table-cell>
          <table:table-cell table:formula="of:=[.CO2]+1" office:value-type="float" office:value="2102" calcext:value-type="float">
            <text:p>2102</text:p>
          </table:table-cell>
          <table:table-cell table:formula="of:=[.CP2]+1" office:value-type="float" office:value="2103" calcext:value-type="float">
            <text:p>2103</text:p>
          </table:table-cell>
          <table:table-cell table:formula="of:=[.CQ2]+1" office:value-type="float" office:value="2104" calcext:value-type="float">
            <text:p>2104</text:p>
          </table:table-cell>
          <table:table-cell table:formula="of:=[.CR2]+1" office:value-type="float" office:value="2105" calcext:value-type="float">
            <text:p>2105</text:p>
          </table:table-cell>
          <table:table-cell table:formula="of:=[.CS2]+1" office:value-type="float" office:value="2106" calcext:value-type="float">
            <text:p>2106</text:p>
          </table:table-cell>
          <table:table-cell table:formula="of:=[.CT2]+1" office:value-type="float" office:value="2107" calcext:value-type="float">
            <text:p>2107</text:p>
          </table:table-cell>
          <table:table-cell table:formula="of:=[.CU2]+1" office:value-type="float" office:value="2108" calcext:value-type="float">
            <text:p>2108</text:p>
          </table:table-cell>
          <table:table-cell table:formula="of:=[.CV2]+1" office:value-type="float" office:value="2109" calcext:value-type="float">
            <text:p>2109</text:p>
          </table:table-cell>
          <table:table-cell table:formula="of:=[.CW2]+1" office:value-type="float" office:value="2110" calcext:value-type="float">
            <text:p>2110</text:p>
          </table:table-cell>
          <table:table-cell table:formula="of:=[.CX2]+1" office:value-type="float" office:value="2111" calcext:value-type="float">
            <text:p>2111</text:p>
          </table:table-cell>
          <table:table-cell table:formula="of:=[.CY2]+1" office:value-type="float" office:value="2112" calcext:value-type="float">
            <text:p>2112</text:p>
          </table:table-cell>
          <table:table-cell table:formula="of:=[.CZ2]+1" office:value-type="float" office:value="2113" calcext:value-type="float">
            <text:p>2113</text:p>
          </table:table-cell>
          <table:table-cell table:formula="of:=[.DA2]+1" office:value-type="float" office:value="2114" calcext:value-type="float">
            <text:p>2114</text:p>
          </table:table-cell>
          <table:table-cell table:formula="of:=[.DB2]+1" office:value-type="float" office:value="2115" calcext:value-type="float">
            <text:p>2115</text:p>
          </table:table-cell>
          <table:table-cell table:formula="of:=[.DC2]+1" office:value-type="float" office:value="2116" calcext:value-type="float">
            <text:p>2116</text:p>
          </table:table-cell>
          <table:table-cell table:formula="of:=[.DD2]+1" office:value-type="float" office:value="2117" calcext:value-type="float">
            <text:p>2117</text:p>
          </table:table-cell>
          <table:table-cell table:formula="of:=[.DE2]+1" office:value-type="float" office:value="2118" calcext:value-type="float">
            <text:p>2118</text:p>
          </table:table-cell>
          <table:table-cell table:number-columns-repeated="914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INT([.B4]+[.B3])" office:value-type="float" office:value="11000" calcext:value-type="float">
            <text:p>11000</text:p>
          </table:table-cell>
          <table:table-cell table:formula="of:=INT([.C4]+[.C3])" office:value-type="float" office:value="12100" calcext:value-type="float">
            <text:p>12100</text:p>
          </table:table-cell>
          <table:table-cell table:formula="of:=INT([.D4]+[.D3])" office:value-type="float" office:value="13310" calcext:value-type="float">
            <text:p>13310</text:p>
          </table:table-cell>
          <table:table-cell table:formula="of:=INT([.E4]+[.E3])" office:value-type="float" office:value="14641" calcext:value-type="float">
            <text:p>14641</text:p>
          </table:table-cell>
          <table:table-cell table:formula="of:=INT([.F4]+[.F3])" office:value-type="float" office:value="16105" calcext:value-type="float">
            <text:p>16105</text:p>
          </table:table-cell>
          <table:table-cell table:formula="of:=INT([.G4]+[.G3])" office:value-type="float" office:value="17715" calcext:value-type="float">
            <text:p>17715</text:p>
          </table:table-cell>
          <table:table-cell table:formula="of:=INT([.H4]+[.H3])" office:value-type="float" office:value="19487" calcext:value-type="float">
            <text:p>19487</text:p>
          </table:table-cell>
          <table:table-cell table:formula="of:=INT([.I4]+[.I3])" office:value-type="float" office:value="21435" calcext:value-type="float">
            <text:p>21435</text:p>
          </table:table-cell>
          <table:table-cell table:formula="of:=INT([.J4]+[.J3])" office:value-type="float" office:value="23579" calcext:value-type="float">
            <text:p>23579</text:p>
          </table:table-cell>
          <table:table-cell table:formula="of:=INT([.K4]+[.K3])" office:value-type="float" office:value="25937" calcext:value-type="float">
            <text:p>25937</text:p>
          </table:table-cell>
          <table:table-cell table:formula="of:=INT([.L4]+[.L3])" office:value-type="float" office:value="28531" calcext:value-type="float">
            <text:p>28531</text:p>
          </table:table-cell>
          <table:table-cell table:formula="of:=INT([.M4]+[.M3])" office:value-type="float" office:value="31384" calcext:value-type="float">
            <text:p>31384</text:p>
          </table:table-cell>
          <table:table-cell table:formula="of:=INT([.N4]+[.N3])" office:value-type="float" office:value="34522" calcext:value-type="float">
            <text:p>34522</text:p>
          </table:table-cell>
          <table:table-cell table:formula="of:=INT([.O4]+[.O3])" office:value-type="float" office:value="37974" calcext:value-type="float">
            <text:p>37974</text:p>
          </table:table-cell>
          <table:table-cell table:formula="of:=INT([.P4]+[.P3])" office:value-type="float" office:value="41772" calcext:value-type="float">
            <text:p>41772</text:p>
          </table:table-cell>
          <table:table-cell table:formula="of:=INT([.Q4]+[.Q3])" office:value-type="float" office:value="45949" calcext:value-type="float">
            <text:p>45949</text:p>
          </table:table-cell>
          <table:table-cell table:formula="of:=INT([.R4]+[.R3])" office:value-type="float" office:value="50544" calcext:value-type="float">
            <text:p>50544</text:p>
          </table:table-cell>
          <table:table-cell table:formula="of:=INT([.S4]+[.S3])" office:value-type="float" office:value="55599" calcext:value-type="float">
            <text:p>55599</text:p>
          </table:table-cell>
          <table:table-cell table:formula="of:=INT([.T4]+[.T3])" office:value-type="float" office:value="61159" calcext:value-type="float">
            <text:p>61159</text:p>
          </table:table-cell>
          <table:table-cell table:formula="of:=INT([.U4]+[.U3])" office:value-type="float" office:value="67274" calcext:value-type="float">
            <text:p>67274</text:p>
          </table:table-cell>
          <table:table-cell table:formula="of:=INT([.V4]+[.V3])" office:value-type="float" office:value="74002" calcext:value-type="float">
            <text:p>74002</text:p>
          </table:table-cell>
          <table:table-cell table:formula="of:=INT([.W4]+[.W3])" office:value-type="float" office:value="81402" calcext:value-type="float">
            <text:p>81402</text:p>
          </table:table-cell>
          <table:table-cell table:formula="of:=INT([.X4]+[.X3])" office:value-type="float" office:value="89543" calcext:value-type="float">
            <text:p>89543</text:p>
          </table:table-cell>
          <table:table-cell table:formula="of:=INT([.Y4]+[.Y3])" office:value-type="float" office:value="98497" calcext:value-type="float">
            <text:p>98497</text:p>
          </table:table-cell>
          <table:table-cell table:formula="of:=INT([.Z4]+[.Z3])" office:value-type="float" office:value="108347" calcext:value-type="float">
            <text:p>108347</text:p>
          </table:table-cell>
          <table:table-cell table:formula="of:=INT([.AA4]+[.AA3])" office:value-type="float" office:value="119181" calcext:value-type="float">
            <text:p>119181</text:p>
          </table:table-cell>
          <table:table-cell table:formula="of:=INT([.AB4]+[.AB3])" office:value-type="float" office:value="131099" calcext:value-type="float">
            <text:p>131099</text:p>
          </table:table-cell>
          <table:table-cell table:formula="of:=INT([.AC4]+[.AC3])" office:value-type="float" office:value="144209" calcext:value-type="float">
            <text:p>144209</text:p>
          </table:table-cell>
          <table:table-cell table:formula="of:=INT([.AD4]+[.AD3])" office:value-type="float" office:value="158630" calcext:value-type="float">
            <text:p>158630</text:p>
          </table:table-cell>
          <table:table-cell table:formula="of:=INT([.AE4]+[.AE3])" office:value-type="float" office:value="174494" calcext:value-type="float">
            <text:p>174494</text:p>
          </table:table-cell>
          <table:table-cell table:formula="of:=INT([.AF4]+[.AF3])" office:value-type="float" office:value="191943" calcext:value-type="float">
            <text:p>191943</text:p>
          </table:table-cell>
          <table:table-cell table:formula="of:=INT([.AG4]+[.AG3])" office:value-type="float" office:value="211137" calcext:value-type="float">
            <text:p>211137</text:p>
          </table:table-cell>
          <table:table-cell table:number-columns-repeated="990"/>
        </table:table-row>
        <table:table-row table:style-name="ro1">
          <table:table-cell/>
          <table:table-cell table:formula="of:=[.$B$1]*([.B$3]+[.A5])+[.A5]" office:value-type="float" office:value="1000" calcext:value-type="float">
            <text:p>1000</text:p>
          </table:table-cell>
          <table:table-cell table:formula="of:=[.$B$1]*([.C$3]+[.B5])+[.B5]" office:value-type="float" office:value="1100" calcext:value-type="float">
            <text:p>1100</text:p>
          </table:table-cell>
          <table:table-cell table:formula="of:=[.$B$1]*([.D$3]+[.C5])+[.C5]" office:value-type="float" office:value="1210" calcext:value-type="float">
            <text:p>1210</text:p>
          </table:table-cell>
          <table:table-cell table:formula="of:=[.$B$1]*([.E$3]+[.D5])+[.D5]" office:value-type="float" office:value="1331" calcext:value-type="float">
            <text:p>1331</text:p>
          </table:table-cell>
          <table:table-cell table:formula="of:=[.$B$1]*([.F$3]+[.E5])+[.E5]" office:value-type="float" office:value="1464.1" calcext:value-type="float">
            <text:p>1464.1</text:p>
          </table:table-cell>
          <table:table-cell table:formula="of:=[.$B$1]*([.G$3]+[.F5])+[.F5]" office:value-type="float" office:value="1610.61" calcext:value-type="float">
            <text:p>1610.61</text:p>
          </table:table-cell>
          <table:table-cell table:formula="of:=[.$B$1]*([.H$3]+[.G5])+[.G5]" office:value-type="float" office:value="1772.171" calcext:value-type="float">
            <text:p>1772.171</text:p>
          </table:table-cell>
          <table:table-cell table:formula="of:=[.$B$1]*([.I$3]+[.H5])+[.H5]" office:value-type="float" office:value="1948.8881" calcext:value-type="float">
            <text:p>1948.8881</text:p>
          </table:table-cell>
          <table:table-cell table:formula="of:=[.$B$1]*([.J$3]+[.I5])+[.I5]" office:value-type="float" office:value="2144.47691" calcext:value-type="float">
            <text:p>2144.47691</text:p>
          </table:table-cell>
          <table:table-cell table:formula="of:=[.$B$1]*([.K$3]+[.J5])+[.J5]" office:value-type="float" office:value="2358.42460100001" calcext:value-type="float">
            <text:p>2358.424601</text:p>
          </table:table-cell>
          <table:table-cell table:formula="of:=[.$B$1]*([.L$3]+[.K5])+[.K5]" office:value-type="float" office:value="2594.16706110001" calcext:value-type="float">
            <text:p>2594.1670611</text:p>
          </table:table-cell>
          <table:table-cell table:formula="of:=[.$B$1]*([.M$3]+[.L5])+[.L5]" office:value-type="float" office:value="2853.28376721001" calcext:value-type="float">
            <text:p>2853.28376721</text:p>
          </table:table-cell>
          <table:table-cell table:formula="of:=[.$B$1]*([.N$3]+[.M5])+[.M5]" office:value-type="float" office:value="3138.71214393101" calcext:value-type="float">
            <text:p>3138.712143931</text:p>
          </table:table-cell>
          <table:table-cell table:formula="of:=[.$B$1]*([.O$3]+[.N5])+[.N5]" office:value-type="float" office:value="3452.98335832412" calcext:value-type="float">
            <text:p>3452.9833583241</text:p>
          </table:table-cell>
          <table:table-cell table:formula="of:=[.$B$1]*([.P$3]+[.O5])+[.O5]" office:value-type="float" office:value="3798.48169415652" calcext:value-type="float">
            <text:p>3798.4816941565</text:p>
          </table:table-cell>
          <table:table-cell table:formula="of:=[.$B$1]*([.Q$3]+[.P5])+[.P5]" office:value-type="float" office:value="4177.72986357218" calcext:value-type="float">
            <text:p>4177.7298635722</text:p>
          </table:table-cell>
          <table:table-cell table:formula="of:=[.$B$1]*([.R$3]+[.Q5])+[.Q5]" office:value-type="float" office:value="4595.70284992939" calcext:value-type="float">
            <text:p>4595.7028499294</text:p>
          </table:table-cell>
          <table:table-cell table:formula="of:=[.$B$1]*([.S$3]+[.R5])+[.R5]" office:value-type="float" office:value="5055.17313492234" calcext:value-type="float">
            <text:p>5055.1731349223</text:p>
          </table:table-cell>
          <table:table-cell table:formula="of:=[.$B$1]*([.T$3]+[.S5])+[.S5]" office:value-type="float" office:value="5560.09044841457" calcext:value-type="float">
            <text:p>5560.0904484146</text:p>
          </table:table-cell>
          <table:table-cell table:formula="of:=[.$B$1]*([.U$3]+[.T5])+[.T5]" office:value-type="float" office:value="6115.99949325602" calcext:value-type="float">
            <text:p>6115.999493256</text:p>
          </table:table-cell>
          <table:table-cell table:formula="of:=[.$B$1]*([.V$3]+[.U5])+[.U5]" office:value-type="float" office:value="6728.49944258163" calcext:value-type="float">
            <text:p>6728.4994425816</text:p>
          </table:table-cell>
          <table:table-cell table:formula="of:=[.$B$1]*([.W$3]+[.V5])+[.V5]" office:value-type="float" office:value="7400.74938683979" calcext:value-type="float">
            <text:p>7400.7493868398</text:p>
          </table:table-cell>
          <table:table-cell table:formula="of:=[.$B$1]*([.X$3]+[.W5])+[.W5]" office:value-type="float" office:value="8141.02432552377" calcext:value-type="float">
            <text:p>8141.0243255238</text:p>
          </table:table-cell>
          <table:table-cell table:formula="of:=[.$B$1]*([.Y$3]+[.X5])+[.X5]" office:value-type="float" office:value="8954.32675807614" calcext:value-type="float">
            <text:p>8954.3267580761</text:p>
          </table:table-cell>
          <table:table-cell table:formula="of:=[.$B$1]*([.Z$3]+[.Y5])+[.Y5]" office:value-type="float" office:value="9850.05943388375" calcext:value-type="float">
            <text:p>9850.0594338838</text:p>
          </table:table-cell>
          <table:table-cell table:formula="of:=[.$B$1]*([.AA$3]+[.Z5])+[.Z5]" office:value-type="float" office:value="10834.7653772721" calcext:value-type="float">
            <text:p>10834.7653772721</text:p>
          </table:table-cell>
          <table:table-cell table:formula="of:=[.$B$1]*([.AB$3]+[.AA5])+[.AA5]" office:value-type="float" office:value="11918.9419149993" calcext:value-type="float">
            <text:p>11918.9419149993</text:p>
          </table:table-cell>
          <table:table-cell table:formula="of:=[.$B$1]*([.AC$3]+[.AB5])+[.AB5]" office:value-type="float" office:value="13110.9361064993" calcext:value-type="float">
            <text:p>13110.9361064993</text:p>
          </table:table-cell>
          <table:table-cell table:formula="of:=[.$B$1]*([.AD$3]+[.AC5])+[.AC5]" office:value-type="float" office:value="14421.9297171492" calcext:value-type="float">
            <text:p>14421.9297171492</text:p>
          </table:table-cell>
          <table:table-cell table:formula="of:=[.$B$1]*([.AE$3]+[.AD5])+[.AD5]" office:value-type="float" office:value="15864.0226888641" calcext:value-type="float">
            <text:p>15864.0226888641</text:p>
          </table:table-cell>
          <table:table-cell table:formula="of:=[.$B$1]*([.AF$3]+[.AE5])+[.AE5]" office:value-type="float" office:value="17449.4249577505" calcext:value-type="float">
            <text:p>17449.4249577505</text:p>
          </table:table-cell>
          <table:table-cell table:formula="of:=[.$B$1]*([.AG$3]+[.AF5])+[.AF5]" office:value-type="float" office:value="19194.7674535256" calcext:value-type="float">
            <text:p>19194.7674535256</text:p>
          </table:table-cell>
          <table:table-cell table:formula="of:=[.$B$1]*([.AH$3]+[.AG5])+[.AG5]" office:value-type="float" office:value="21114.5441988781" calcext:value-type="float">
            <text:p>21114.5441988781</text:p>
          </table:table-cell>
          <table:table-cell table:number-columns-repeated="990"/>
        </table:table-row>
        <table:table-row table:style-name="ro1">
          <table:table-cell/>
          <table:table-cell table:formula="of:=MOD([.B3]+[.B4];1)" office:value-type="float" office:value="0" calcext:value-type="float">
            <text:p>0</text:p>
          </table:table-cell>
          <table:table-cell table:formula="of:=MOD([.C3]+[.C4];1)" office:value-type="float" office:value="0" calcext:value-type="float">
            <text:p>0</text:p>
          </table:table-cell>
          <table:table-cell table:formula="of:=MOD([.D3]+[.D4];1)" office:value-type="float" office:value="0" calcext:value-type="float">
            <text:p>0</text:p>
          </table:table-cell>
          <table:table-cell table:formula="of:=MOD([.E3]+[.E4];1)" office:value-type="float" office:value="0" calcext:value-type="float">
            <text:p>0</text:p>
          </table:table-cell>
          <table:table-cell table:formula="of:=MOD([.F3]+[.F4];1)" office:value-type="float" office:value="0.100000000000364" calcext:value-type="float">
            <text:p>0.1</text:p>
          </table:table-cell>
          <table:table-cell table:formula="of:=MOD([.G3]+[.G4];1)" office:value-type="float" office:value="0.610000000000582" calcext:value-type="float">
            <text:p>0.61</text:p>
          </table:table-cell>
          <table:table-cell table:formula="of:=MOD([.H3]+[.H4];1)" office:value-type="float" office:value="0.171000000002095" calcext:value-type="float">
            <text:p>0.171</text:p>
          </table:table-cell>
          <table:table-cell table:formula="of:=MOD([.I3]+[.I4];1)" office:value-type="float" office:value="0.88810000000376" calcext:value-type="float">
            <text:p>0.8881</text:p>
          </table:table-cell>
          <table:table-cell table:formula="of:=MOD([.J3]+[.J4];1)" office:value-type="float" office:value="0.476910000004864" calcext:value-type="float">
            <text:p>0.47691</text:p>
          </table:table-cell>
          <table:table-cell table:formula="of:=MOD([.K3]+[.K4];1)" office:value-type="float" office:value="0.424601000006078" calcext:value-type="float">
            <text:p>0.424601</text:p>
          </table:table-cell>
          <table:table-cell table:formula="of:=MOD([.L3]+[.L4];1)" office:value-type="float" office:value="0.167061100008141" calcext:value-type="float">
            <text:p>0.1670611</text:p>
          </table:table-cell>
          <table:table-cell table:formula="of:=MOD([.M3]+[.M4];1)" office:value-type="float" office:value="0.28376721001041" calcext:value-type="float">
            <text:p>0.28376721</text:p>
          </table:table-cell>
          <table:table-cell table:formula="of:=MOD([.N3]+[.N4];1)" office:value-type="float" office:value="0.712143931013998" calcext:value-type="float">
            <text:p>0.712143931</text:p>
          </table:table-cell>
          <table:table-cell table:formula="of:=MOD([.O3]+[.O4];1)" office:value-type="float" office:value="0.983358324112487" calcext:value-type="float">
            <text:p>0.9833583241</text:p>
          </table:table-cell>
          <table:table-cell table:formula="of:=MOD([.P3]+[.P4];1)" office:value-type="float" office:value="0.481694156522281" calcext:value-type="float">
            <text:p>0.4816941565</text:p>
          </table:table-cell>
          <table:table-cell table:formula="of:=MOD([.Q3]+[.Q4];1)" office:value-type="float" office:value="0.729863572174509" calcext:value-type="float">
            <text:p>0.7298635722</text:p>
          </table:table-cell>
          <table:table-cell table:formula="of:=MOD([.R3]+[.R4];1)" office:value-type="float" office:value="0.702849929395597" calcext:value-type="float">
            <text:p>0.7028499294</text:p>
          </table:table-cell>
          <table:table-cell table:formula="of:=MOD([.S3]+[.S4];1)" office:value-type="float" office:value="0.173134922333702" calcext:value-type="float">
            <text:p>0.1731349223</text:p>
          </table:table-cell>
          <table:table-cell table:formula="of:=MOD([.T3]+[.T4];1)" office:value-type="float" office:value="0.0904484145648894" calcext:value-type="float">
            <text:p>0.0904484146</text:p>
          </table:table-cell>
          <table:table-cell table:formula="of:=MOD([.U3]+[.U4];1)" office:value-type="float" office:value="0.999493256022106" calcext:value-type="float">
            <text:p>0.999493256</text:p>
          </table:table-cell>
          <table:table-cell table:formula="of:=MOD([.V3]+[.V4];1)" office:value-type="float" office:value="0.499442581625772" calcext:value-type="float">
            <text:p>0.4994425816</text:p>
          </table:table-cell>
          <table:table-cell table:formula="of:=MOD([.W3]+[.W4];1)" office:value-type="float" office:value="0.749386839786894" calcext:value-type="float">
            <text:p>0.7493868398</text:p>
          </table:table-cell>
          <table:table-cell table:formula="of:=MOD([.X3]+[.X4];1)" office:value-type="float" office:value="0.0243255237583071" calcext:value-type="float">
            <text:p>0.0243255238</text:p>
          </table:table-cell>
          <table:table-cell table:formula="of:=MOD([.Y3]+[.Y4];1)" office:value-type="float" office:value="0.326758076131227" calcext:value-type="float">
            <text:p>0.3267580761</text:p>
          </table:table-cell>
          <table:table-cell table:formula="of:=MOD([.Z3]+[.Z4];1)" office:value-type="float" office:value="0.0594338837399846" calcext:value-type="float">
            <text:p>0.0594338837</text:p>
          </table:table-cell>
          <table:table-cell table:formula="of:=MOD([.AA3]+[.AA4];1)" office:value-type="float" office:value="0.765377272109618" calcext:value-type="float">
            <text:p>0.7653772721</text:p>
          </table:table-cell>
          <table:table-cell table:formula="of:=MOD([.AB3]+[.AB4];1)" office:value-type="float" office:value="0.941914999333676" calcext:value-type="float">
            <text:p>0.9419149993</text:p>
          </table:table-cell>
          <table:table-cell table:formula="of:=MOD([.AC3]+[.AC4];1)" office:value-type="float" office:value="0.936106499255402" calcext:value-type="float">
            <text:p>0.9361064993</text:p>
          </table:table-cell>
          <table:table-cell table:formula="of:=MOD([.AD3]+[.AD4];1)" office:value-type="float" office:value="0.929717149178032" calcext:value-type="float">
            <text:p>0.9297171492</text:p>
          </table:table-cell>
          <table:table-cell table:formula="of:=MOD([.AE3]+[.AE4];1)" office:value-type="float" office:value="0.0226888640900142" calcext:value-type="float">
            <text:p>0.0226888641</text:p>
          </table:table-cell>
          <table:table-cell table:formula="of:=MOD([.AF3]+[.AF4];1)" office:value-type="float" office:value="0.424957750510657" calcext:value-type="float">
            <text:p>0.4249577505</text:p>
          </table:table-cell>
          <table:table-cell table:formula="of:=MOD([.AG3]+[.AG4];1)" office:value-type="float" office:value="0.767453525564633" calcext:value-type="float">
            <text:p>0.7674535256</text:p>
          </table:table-cell>
          <table:table-cell table:formula="of:=MOD([.AH3]+[.AH4];1)" office:value-type="float" office:value="0.544198878109455" calcext:value-type="float">
            <text:p>0.5441988781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[.B7]+[.B6]" office:value-type="float" office:value="11000" calcext:value-type="float">
            <text:p>11000</text:p>
          </table:table-cell>
          <table:table-cell table:formula="of:=[.C7]+[.C6]" office:value-type="float" office:value="12100" calcext:value-type="float">
            <text:p>12100</text:p>
          </table:table-cell>
          <table:table-cell table:formula="of:=[.D7]+[.D6]" office:value-type="float" office:value="13310" calcext:value-type="float">
            <text:p>13310</text:p>
          </table:table-cell>
          <table:table-cell table:formula="of:=[.E7]+[.E6]" office:value-type="float" office:value="14641" calcext:value-type="float">
            <text:p>14641</text:p>
          </table:table-cell>
          <table:table-cell table:formula="of:=[.F7]+[.F6]" office:value-type="float" office:value="16105.1" calcext:value-type="float">
            <text:p>16105.1</text:p>
          </table:table-cell>
          <table:table-cell table:formula="of:=[.G7]+[.G6]" office:value-type="float" office:value="17715.61" calcext:value-type="float">
            <text:p>17715.61</text:p>
          </table:table-cell>
          <table:table-cell table:formula="of:=[.H7]+[.H6]" office:value-type="float" office:value="19487.171" calcext:value-type="float">
            <text:p>19487.171</text:p>
          </table:table-cell>
          <table:table-cell table:formula="of:=[.I7]+[.I6]" office:value-type="float" office:value="21435.8881" calcext:value-type="float">
            <text:p>21435.8881</text:p>
          </table:table-cell>
          <table:table-cell table:formula="of:=[.J7]+[.J6]" office:value-type="float" office:value="23579.47691" calcext:value-type="float">
            <text:p>23579.47691</text:p>
          </table:table-cell>
          <table:table-cell table:formula="of:=[.K7]+[.K6]" office:value-type="float" office:value="25937.424601" calcext:value-type="float">
            <text:p>25937.424601</text:p>
          </table:table-cell>
          <table:table-cell table:formula="of:=[.L7]+[.L6]" office:value-type="float" office:value="28531.1670611" calcext:value-type="float">
            <text:p>28531.1670611</text:p>
          </table:table-cell>
          <table:table-cell table:formula="of:=[.M7]+[.M6]" office:value-type="float" office:value="31384.28376721" calcext:value-type="float">
            <text:p>31384.28376721</text:p>
          </table:table-cell>
          <table:table-cell table:formula="of:=[.N7]+[.N6]" office:value-type="float" office:value="34522.712143931" calcext:value-type="float">
            <text:p>34522.712143931</text:p>
          </table:table-cell>
          <table:table-cell table:formula="of:=[.O7]+[.O6]" office:value-type="float" office:value="37974.9833583241" calcext:value-type="float">
            <text:p>37974.9833583241</text:p>
          </table:table-cell>
          <table:table-cell table:formula="of:=[.P7]+[.P6]" office:value-type="float" office:value="41772.4816941565" calcext:value-type="float">
            <text:p>41772.4816941565</text:p>
          </table:table-cell>
          <table:table-cell table:formula="of:=[.Q7]+[.Q6]" office:value-type="float" office:value="45949.7298635722" calcext:value-type="float">
            <text:p>45949.7298635722</text:p>
          </table:table-cell>
          <table:table-cell table:formula="of:=[.R7]+[.R6]" office:value-type="float" office:value="50544.7028499294" calcext:value-type="float">
            <text:p>50544.7028499294</text:p>
          </table:table-cell>
          <table:table-cell table:formula="of:=[.S7]+[.S6]" office:value-type="float" office:value="55599.1731349223" calcext:value-type="float">
            <text:p>55599.1731349223</text:p>
          </table:table-cell>
          <table:table-cell table:formula="of:=[.T7]+[.T6]" office:value-type="float" office:value="61159.0904484146" calcext:value-type="float">
            <text:p>61159.0904484146</text:p>
          </table:table-cell>
          <table:table-cell table:formula="of:=[.U7]+[.U6]" office:value-type="float" office:value="67274.999493256" calcext:value-type="float">
            <text:p>67274.999493256</text:p>
          </table:table-cell>
          <table:table-cell table:formula="of:=[.V7]+[.V6]" office:value-type="float" office:value="74002.4994425816" calcext:value-type="float">
            <text:p>74002.4994425816</text:p>
          </table:table-cell>
          <table:table-cell table:formula="of:=[.W7]+[.W6]" office:value-type="float" office:value="81402.7493868398" calcext:value-type="float">
            <text:p>81402.7493868398</text:p>
          </table:table-cell>
          <table:table-cell table:formula="of:=[.X7]+[.X6]" office:value-type="float" office:value="89543.0243255238" calcext:value-type="float">
            <text:p>89543.0243255238</text:p>
          </table:table-cell>
          <table:table-cell table:formula="of:=[.Y7]+[.Y6]" office:value-type="float" office:value="98497.3267580761" calcext:value-type="float">
            <text:p>98497.3267580761</text:p>
          </table:table-cell>
          <table:table-cell table:formula="of:=[.Z7]+[.Z6]" office:value-type="float" office:value="108347.059433884" calcext:value-type="float">
            <text:p>108347.059433884</text:p>
          </table:table-cell>
          <table:table-cell table:formula="of:=[.AA7]+[.AA6]" office:value-type="float" office:value="119181.765377272" calcext:value-type="float">
            <text:p>119181.765377272</text:p>
          </table:table-cell>
          <table:table-cell table:formula="of:=[.AB7]+[.AB6]" office:value-type="float" office:value="131099.941914999" calcext:value-type="float">
            <text:p>131099.941914999</text:p>
          </table:table-cell>
          <table:table-cell table:formula="of:=[.AC7]+[.AC6]" office:value-type="float" office:value="144209.936106499" calcext:value-type="float">
            <text:p>144209.936106499</text:p>
          </table:table-cell>
          <table:table-cell table:formula="of:=[.AD7]+[.AD6]" office:value-type="float" office:value="158630.929717149" calcext:value-type="float">
            <text:p>158630.929717149</text:p>
          </table:table-cell>
          <table:table-cell table:formula="of:=[.AE7]+[.AE6]" office:value-type="float" office:value="174494.022688864" calcext:value-type="float">
            <text:p>174494.022688864</text:p>
          </table:table-cell>
          <table:table-cell table:formula="of:=[.AF7]+[.AF6]" office:value-type="float" office:value="191943.424957751" calcext:value-type="float">
            <text:p>191943.424957751</text:p>
          </table:table-cell>
          <table:table-cell table:formula="of:=[.AG7]+[.AG6]" office:value-type="float" office:value="211137.767453526" calcext:value-type="float">
            <text:p>211137.767453526</text:p>
          </table:table-cell>
          <table:table-cell table:number-columns-repeated="990"/>
        </table:table-row>
        <table:table-row table:style-name="ro1">
          <table:table-cell/>
          <table:table-cell table:formula="of:=[.$B$1]*[.B6]" office:value-type="float" office:value="1000" calcext:value-type="float">
            <text:p>1000</text:p>
          </table:table-cell>
          <table:table-cell table:formula="of:=[.$B$1]*[.C6]" office:value-type="float" office:value="1100" calcext:value-type="float">
            <text:p>1100</text:p>
          </table:table-cell>
          <table:table-cell table:formula="of:=[.$B$1]*[.D6]" office:value-type="float" office:value="1210" calcext:value-type="float">
            <text:p>1210</text:p>
          </table:table-cell>
          <table:table-cell table:formula="of:=[.$B$1]*[.E6]" office:value-type="float" office:value="1331" calcext:value-type="float">
            <text:p>1331</text:p>
          </table:table-cell>
          <table:table-cell table:formula="of:=[.$B$1]*[.F6]" office:value-type="float" office:value="1464.1" calcext:value-type="float">
            <text:p>1464.1</text:p>
          </table:table-cell>
          <table:table-cell table:formula="of:=[.$B$1]*[.G6]" office:value-type="float" office:value="1610.51" calcext:value-type="float">
            <text:p>1610.51</text:p>
          </table:table-cell>
          <table:table-cell table:formula="of:=[.$B$1]*[.H6]" office:value-type="float" office:value="1771.561" calcext:value-type="float">
            <text:p>1771.561</text:p>
          </table:table-cell>
          <table:table-cell table:formula="of:=[.$B$1]*[.I6]" office:value-type="float" office:value="1948.7171" calcext:value-type="float">
            <text:p>1948.7171</text:p>
          </table:table-cell>
          <table:table-cell table:formula="of:=[.$B$1]*[.J6]" office:value-type="float" office:value="2143.58881" calcext:value-type="float">
            <text:p>2143.58881</text:p>
          </table:table-cell>
          <table:table-cell table:formula="of:=[.$B$1]*[.K6]" office:value-type="float" office:value="2357.947691" calcext:value-type="float">
            <text:p>2357.947691</text:p>
          </table:table-cell>
          <table:table-cell table:formula="of:=[.$B$1]*[.L6]" office:value-type="float" office:value="2593.7424601" calcext:value-type="float">
            <text:p>2593.7424601</text:p>
          </table:table-cell>
          <table:table-cell table:formula="of:=[.$B$1]*[.M6]" office:value-type="float" office:value="2853.11670611" calcext:value-type="float">
            <text:p>2853.11670611</text:p>
          </table:table-cell>
          <table:table-cell table:formula="of:=[.$B$1]*[.N6]" office:value-type="float" office:value="3138.428376721" calcext:value-type="float">
            <text:p>3138.428376721</text:p>
          </table:table-cell>
          <table:table-cell table:formula="of:=[.$B$1]*[.O6]" office:value-type="float" office:value="3452.2712143931" calcext:value-type="float">
            <text:p>3452.2712143931</text:p>
          </table:table-cell>
          <table:table-cell table:formula="of:=[.$B$1]*[.P6]" office:value-type="float" office:value="3797.49833583241" calcext:value-type="float">
            <text:p>3797.4983358324</text:p>
          </table:table-cell>
          <table:table-cell table:formula="of:=[.$B$1]*[.Q6]" office:value-type="float" office:value="4177.24816941565" calcext:value-type="float">
            <text:p>4177.2481694157</text:p>
          </table:table-cell>
          <table:table-cell table:formula="of:=[.$B$1]*[.R6]" office:value-type="float" office:value="4594.97298635722" calcext:value-type="float">
            <text:p>4594.9729863572</text:p>
          </table:table-cell>
          <table:table-cell table:formula="of:=[.$B$1]*[.S6]" office:value-type="float" office:value="5054.47028499294" calcext:value-type="float">
            <text:p>5054.4702849929</text:p>
          </table:table-cell>
          <table:table-cell table:formula="of:=[.$B$1]*[.T6]" office:value-type="float" office:value="5559.91731349223" calcext:value-type="float">
            <text:p>5559.9173134922</text:p>
          </table:table-cell>
          <table:table-cell table:formula="of:=[.$B$1]*[.U6]" office:value-type="float" office:value="6115.90904484146" calcext:value-type="float">
            <text:p>6115.9090448415</text:p>
          </table:table-cell>
          <table:table-cell table:formula="of:=[.$B$1]*[.V6]" office:value-type="float" office:value="6727.4999493256" calcext:value-type="float">
            <text:p>6727.4999493256</text:p>
          </table:table-cell>
          <table:table-cell table:formula="of:=[.$B$1]*[.W6]" office:value-type="float" office:value="7400.24994425816" calcext:value-type="float">
            <text:p>7400.2499442582</text:p>
          </table:table-cell>
          <table:table-cell table:formula="of:=[.$B$1]*[.X6]" office:value-type="float" office:value="8140.27493868398" calcext:value-type="float">
            <text:p>8140.274938684</text:p>
          </table:table-cell>
          <table:table-cell table:formula="of:=[.$B$1]*[.Y6]" office:value-type="float" office:value="8954.30243255238" calcext:value-type="float">
            <text:p>8954.3024325524</text:p>
          </table:table-cell>
          <table:table-cell table:formula="of:=[.$B$1]*[.Z6]" office:value-type="float" office:value="9849.73267580761" calcext:value-type="float">
            <text:p>9849.7326758076</text:p>
          </table:table-cell>
          <table:table-cell table:formula="of:=[.$B$1]*[.AA6]" office:value-type="float" office:value="10834.7059433884" calcext:value-type="float">
            <text:p>10834.7059433884</text:p>
          </table:table-cell>
          <table:table-cell table:formula="of:=[.$B$1]*[.AB6]" office:value-type="float" office:value="11918.1765377272" calcext:value-type="float">
            <text:p>11918.1765377272</text:p>
          </table:table-cell>
          <table:table-cell table:formula="of:=[.$B$1]*[.AC6]" office:value-type="float" office:value="13109.9941914999" calcext:value-type="float">
            <text:p>13109.9941914999</text:p>
          </table:table-cell>
          <table:table-cell table:formula="of:=[.$B$1]*[.AD6]" office:value-type="float" office:value="14420.9936106499" calcext:value-type="float">
            <text:p>14420.9936106499</text:p>
          </table:table-cell>
          <table:table-cell table:formula="of:=[.$B$1]*[.AE6]" office:value-type="float" office:value="15863.0929717149" calcext:value-type="float">
            <text:p>15863.0929717149</text:p>
          </table:table-cell>
          <table:table-cell table:formula="of:=[.$B$1]*[.AF6]" office:value-type="float" office:value="17449.4022688864" calcext:value-type="float">
            <text:p>17449.4022688864</text:p>
          </table:table-cell>
          <table:table-cell table:formula="of:=[.$B$1]*[.AG6]" office:value-type="float" office:value="19194.342495775" calcext:value-type="float">
            <text:p>19194.342495775</text:p>
          </table:table-cell>
          <table:table-cell table:formula="of:=[.$B$1]*[.AH6]" office:value-type="float" office:value="21113.7767453526" calcext:value-type="float">
            <text:p>21113.7767453526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INT([.$C$1]*([.B9]+[.B10]))" office:value-type="float" office:value="90" calcext:value-type="float">
            <text:p>90</text:p>
          </table:table-cell>
          <table:table-cell table:formula="of:=INT([.$C$1]*([.C9]+[.C10]))" office:value-type="float" office:value="81" calcext:value-type="float">
            <text:p>81</text:p>
          </table:table-cell>
          <table:table-cell table:formula="of:=INT([.$C$1]*([.D9]+[.D10]))" office:value-type="float" office:value="72" calcext:value-type="float">
            <text:p>72</text:p>
          </table:table-cell>
          <table:table-cell table:formula="of:=INT([.$C$1]*([.E9]+[.E10]))" office:value-type="float" office:value="65" calcext:value-type="float">
            <text:p>65</text:p>
          </table:table-cell>
          <table:table-cell table:formula="of:=INT([.$C$1]*([.F9]+[.F10]))" office:value-type="float" office:value="59" calcext:value-type="float">
            <text:p>59</text:p>
          </table:table-cell>
          <table:table-cell table:formula="of:=INT([.$C$1]*([.G9]+[.G10]))" office:value-type="float" office:value="53" calcext:value-type="float">
            <text:p>53</text:p>
          </table:table-cell>
          <table:table-cell table:formula="of:=INT([.$C$1]*([.H9]+[.H10]))" office:value-type="float" office:value="47" calcext:value-type="float">
            <text:p>47</text:p>
          </table:table-cell>
          <table:table-cell table:formula="of:=INT([.$C$1]*([.I9]+[.I10]))" office:value-type="float" office:value="43" calcext:value-type="float">
            <text:p>43</text:p>
          </table:table-cell>
          <table:table-cell table:formula="of:=INT([.$C$1]*([.J9]+[.J10]))" office:value-type="float" office:value="38" calcext:value-type="float">
            <text:p>38</text:p>
          </table:table-cell>
          <table:table-cell table:formula="of:=INT([.$C$1]*([.K9]+[.K10]))" office:value-type="float" office:value="34" calcext:value-type="float">
            <text:p>34</text:p>
          </table:table-cell>
          <table:table-cell table:formula="of:=INT([.$C$1]*([.L9]+[.L10]))" office:value-type="float" office:value="31" calcext:value-type="float">
            <text:p>31</text:p>
          </table:table-cell>
          <table:table-cell table:formula="of:=INT([.$C$1]*([.M9]+[.M10]))" office:value-type="float" office:value="28" calcext:value-type="float">
            <text:p>28</text:p>
          </table:table-cell>
          <table:table-cell table:formula="of:=INT([.$C$1]*([.N9]+[.N10]))" office:value-type="float" office:value="25" calcext:value-type="float">
            <text:p>25</text:p>
          </table:table-cell>
          <table:table-cell table:formula="of:=INT([.$C$1]*([.O9]+[.O10]))" office:value-type="float" office:value="22" calcext:value-type="float">
            <text:p>22</text:p>
          </table:table-cell>
          <table:table-cell table:formula="of:=INT([.$C$1]*([.P9]+[.P10]))" office:value-type="float" office:value="20" calcext:value-type="float">
            <text:p>20</text:p>
          </table:table-cell>
          <table:table-cell table:formula="of:=INT([.$C$1]*([.Q9]+[.Q10]))" office:value-type="float" office:value="18" calcext:value-type="float">
            <text:p>18</text:p>
          </table:table-cell>
          <table:table-cell table:formula="of:=INT([.$C$1]*([.R9]+[.R10]))" office:value-type="float" office:value="16" calcext:value-type="float">
            <text:p>16</text:p>
          </table:table-cell>
          <table:table-cell table:formula="of:=INT([.$C$1]*([.S9]+[.S10]))" office:value-type="float" office:value="15" calcext:value-type="float">
            <text:p>15</text:p>
          </table:table-cell>
          <table:table-cell table:formula="of:=INT([.$C$1]*([.T9]+[.T10]))" office:value-type="float" office:value="13" calcext:value-type="float">
            <text:p>13</text:p>
          </table:table-cell>
          <table:table-cell table:formula="of:=INT([.$C$1]*([.U9]+[.U10]))" office:value-type="float" office:value="12" calcext:value-type="float">
            <text:p>12</text:p>
          </table:table-cell>
          <table:table-cell table:formula="of:=INT([.$C$1]*([.V9]+[.V10]))" office:value-type="float" office:value="10" calcext:value-type="float">
            <text:p>10</text:p>
          </table:table-cell>
          <table:table-cell table:formula="of:=INT([.$C$1]*([.W9]+[.W10]))" office:value-type="float" office:value="9" calcext:value-type="float">
            <text:p>9</text:p>
          </table:table-cell>
          <table:table-cell table:formula="of:=INT([.$C$1]*([.X9]+[.X10]))" office:value-type="float" office:value="8" calcext:value-type="float">
            <text:p>8</text:p>
          </table:table-cell>
          <table:table-cell table:formula="of:=INT([.$C$1]*([.Y9]+[.Y10]))" office:value-type="float" office:value="7" calcext:value-type="float">
            <text:p>7</text:p>
          </table:table-cell>
          <table:table-cell table:formula="of:=INT([.$C$1]*([.Z9]+[.Z10]))" office:value-type="float" office:value="7" calcext:value-type="float">
            <text:p>7</text:p>
          </table:table-cell>
          <table:table-cell table:formula="of:=INT([.$C$1]*([.AA9]+[.AA10]))" office:value-type="float" office:value="6" calcext:value-type="float">
            <text:p>6</text:p>
          </table:table-cell>
          <table:table-cell table:formula="of:=INT([.$C$1]*([.AB9]+[.AB10]))" office:value-type="float" office:value="5" calcext:value-type="float">
            <text:p>5</text:p>
          </table:table-cell>
          <table:table-cell table:formula="of:=INT([.$C$1]*([.AC9]+[.AC10]))" office:value-type="float" office:value="5" calcext:value-type="float">
            <text:p>5</text:p>
          </table:table-cell>
          <table:table-cell table:formula="of:=INT([.$C$1]*([.AD9]+[.AD10]))" office:value-type="float" office:value="4" calcext:value-type="float">
            <text:p>4</text:p>
          </table:table-cell>
          <table:table-cell table:formula="of:=INT([.$C$1]*([.AE9]+[.AE10]))" office:value-type="float" office:value="4" calcext:value-type="float">
            <text:p>4</text:p>
          </table:table-cell>
          <table:table-cell table:formula="of:=INT([.$C$1]*([.AF9]+[.AF10]))" office:value-type="float" office:value="3" calcext:value-type="float">
            <text:p>3</text:p>
          </table:table-cell>
          <table:table-cell table:formula="of:=INT([.$C$1]*([.AG9]+[.AG10]))"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$C$1]*INT([.B9])+[.$C$1]*[.B10]-[.C9]" office:value-type="float" office:value="0" calcext:value-type="float">
            <text:p>0</text:p>
          </table:table-cell>
          <table:table-cell table:formula="of:=[.$C$1]*INT([.C9])+[.$C$1]*[.C10]-[.D9]" office:value-type="float" office:value="0" calcext:value-type="float">
            <text:p>0</text:p>
          </table:table-cell>
          <table:table-cell table:formula="of:=[.$C$1]*INT([.D9])+[.$C$1]*[.D10]-[.E9]" office:value-type="float" office:value="0.900000000000006" calcext:value-type="float">
            <text:p>0.9</text:p>
          </table:table-cell>
          <table:table-cell table:formula="of:=[.$C$1]*INT([.E9])+[.$C$1]*[.E10]-[.F9]" office:value-type="float" office:value="0.609999999999999" calcext:value-type="float">
            <text:p>0.61</text:p>
          </table:table-cell>
          <table:table-cell table:formula="of:=[.$C$1]*INT([.F9])+[.$C$1]*[.F10]-[.G9]" office:value-type="float" office:value="0.0489999999999995" calcext:value-type="float">
            <text:p>0.049</text:p>
          </table:table-cell>
          <table:table-cell table:formula="of:=[.$C$1]*INT([.G9])+[.$C$1]*[.G10]-[.H9]" office:value-type="float" office:value="0.144100000000002" calcext:value-type="float">
            <text:p>0.1441</text:p>
          </table:table-cell>
          <table:table-cell table:formula="of:=[.$C$1]*INT([.H9])+[.$C$1]*[.H10]-[.I9]" office:value-type="float" office:value="0.829690000000007" calcext:value-type="float">
            <text:p>0.82969</text:p>
          </table:table-cell>
          <table:table-cell table:formula="of:=[.$C$1]*INT([.I9])+[.$C$1]*[.I10]-[.J9]" office:value-type="float" office:value="0.0467210000000122" calcext:value-type="float">
            <text:p>0.046721</text:p>
          </table:table-cell>
          <table:table-cell table:formula="of:=[.$C$1]*INT([.J9])+[.$C$1]*[.J10]-[.K9]" office:value-type="float" office:value="0.742048900000015" calcext:value-type="float">
            <text:p>0.7420489</text:p>
          </table:table-cell>
          <table:table-cell table:formula="of:=[.$C$1]*INT([.K9])+[.$C$1]*[.K10]-[.L9]" office:value-type="float" office:value="0.867844010000013" calcext:value-type="float">
            <text:p>0.86784401</text:p>
          </table:table-cell>
          <table:table-cell table:formula="of:=[.$C$1]*INT([.L9])+[.$C$1]*[.L10]-[.M9]" office:value-type="float" office:value="0.381059609000012" calcext:value-type="float">
            <text:p>0.381059609</text:p>
          </table:table-cell>
          <table:table-cell table:formula="of:=[.$C$1]*INT([.M9])+[.$C$1]*[.M10]-[.N9]" office:value-type="float" office:value="0.242953648100013" calcext:value-type="float">
            <text:p>0.2429536481</text:p>
          </table:table-cell>
          <table:table-cell table:formula="of:=[.$C$1]*INT([.N9])+[.$C$1]*[.N10]-[.O9]" office:value-type="float" office:value="0.418658283290011" calcext:value-type="float">
            <text:p>0.4186582833</text:p>
          </table:table-cell>
          <table:table-cell table:formula="of:=[.$C$1]*INT([.O9])+[.$C$1]*[.O10]-[.P9]" office:value-type="float" office:value="0.876792454961009" calcext:value-type="float">
            <text:p>0.876792455</text:p>
          </table:table-cell>
          <table:table-cell table:formula="of:=[.$C$1]*INT([.P9])+[.$C$1]*[.P10]-[.Q9]" office:value-type="float" office:value="0.589113209464909" calcext:value-type="float">
            <text:p>0.5891132095</text:p>
          </table:table-cell>
          <table:table-cell table:formula="of:=[.$C$1]*INT([.Q9])+[.$C$1]*[.Q10]-[.R9]" office:value-type="float" office:value="0.53020188851842" calcext:value-type="float">
            <text:p>0.5302018885</text:p>
          </table:table-cell>
          <table:table-cell table:formula="of:=[.$C$1]*INT([.R9])+[.$C$1]*[.R10]-[.S9]" office:value-type="float" office:value="0.677181699666576" calcext:value-type="float">
            <text:p>0.6771816997</text:p>
          </table:table-cell>
          <table:table-cell table:formula="of:=[.$C$1]*INT([.S9])+[.$C$1]*[.S10]-[.T9]" office:value-type="float" office:value="0.0094635296999197" calcext:value-type="float">
            <text:p>0.0094635297</text:p>
          </table:table-cell>
          <table:table-cell table:formula="of:=[.$C$1]*INT([.T9])+[.$C$1]*[.T10]-[.U9]" office:value-type="float" office:value="0.508517176729928" calcext:value-type="float">
            <text:p>0.5085171767</text:p>
          </table:table-cell>
          <table:table-cell table:formula="of:=[.$C$1]*INT([.U9])+[.$C$1]*[.U10]-[.V9]" office:value-type="float" office:value="0.157665459056936" calcext:value-type="float">
            <text:p>0.1576654591</text:p>
          </table:table-cell>
          <table:table-cell table:formula="of:=[.$C$1]*INT([.V9])+[.$C$1]*[.V10]-[.W9]" office:value-type="float" office:value="0.941898913151244" calcext:value-type="float">
            <text:p>0.9418989132</text:p>
          </table:table-cell>
          <table:table-cell table:formula="of:=[.$C$1]*INT([.W9])+[.$C$1]*[.W10]-[.X9]" office:value-type="float" office:value="0.847709021836119" calcext:value-type="float">
            <text:p>0.8477090218</text:p>
          </table:table-cell>
          <table:table-cell table:formula="of:=[.$C$1]*INT([.X9])+[.$C$1]*[.X10]-[.Y9]" office:value-type="float" office:value="0.862938119652506" calcext:value-type="float">
            <text:p>0.8629381197</text:p>
          </table:table-cell>
          <table:table-cell table:formula="of:=[.$C$1]*INT([.Y9])+[.$C$1]*[.Y10]-[.Z9]" office:value-type="float" office:value="0.976644307687256" calcext:value-type="float">
            <text:p>0.9766443077</text:p>
          </table:table-cell>
          <table:table-cell table:formula="of:=[.$C$1]*INT([.Z9])+[.$C$1]*[.Z10]-[.AA9]" office:value-type="float" office:value="0.17897987691853" calcext:value-type="float">
            <text:p>0.1789798769</text:p>
          </table:table-cell>
          <table:table-cell table:formula="of:=[.$C$1]*INT([.AA9])+[.$C$1]*[.AA10]-[.AB9]" office:value-type="float" office:value="0.461081889226676" calcext:value-type="float">
            <text:p>0.4610818892</text:p>
          </table:table-cell>
          <table:table-cell table:formula="of:=[.$C$1]*INT([.AB9])+[.$C$1]*[.AB10]-[.AC9]" office:value-type="float" office:value="0.814973700304009" calcext:value-type="float">
            <text:p>0.8149737003</text:p>
          </table:table-cell>
          <table:table-cell table:formula="of:=[.$C$1]*INT([.AC9])+[.$C$1]*[.AC10]-[.AD9]" office:value-type="float" office:value="0.233476330273608" calcext:value-type="float">
            <text:p>0.2334763303</text:p>
          </table:table-cell>
          <table:table-cell table:formula="of:=[.$C$1]*INT([.AD9])+[.$C$1]*[.AD10]-[.AE9]" office:value-type="float" office:value="0.710128697246248" calcext:value-type="float">
            <text:p>0.7101286972</text:p>
          </table:table-cell>
          <table:table-cell table:formula="of:=[.$C$1]*INT([.AE9])+[.$C$1]*[.AE10]-[.AF9]" office:value-type="float" office:value="0.239115827521623" calcext:value-type="float">
            <text:p>0.2391158275</text:p>
          </table:table-cell>
          <table:table-cell table:formula="of:=[.$C$1]*INT([.AF9])+[.$C$1]*[.AF10]-[.AG9]" office:value-type="float" office:value="0.815204244769461" calcext:value-type="float">
            <text:p>0.8152042448</text:p>
          </table:table-cell>
          <table:table-cell table:formula="of:=[.$C$1]*INT([.AG9])+[.$C$1]*[.AG10]-[.AH9]" office:value-type="float" office:value="0.433683820292515" calcext:value-type="float">
            <text:p>0.4336838203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formula="of:=[.B9]-[.C9]" office:value-type="float" office:value="10" calcext:value-type="float">
            <text:p>10</text:p>
          </table:table-cell>
          <table:table-cell table:formula="of:=[.C9]-[.D9]" office:value-type="float" office:value="9" calcext:value-type="float">
            <text:p>9</text:p>
          </table:table-cell>
          <table:table-cell table:formula="of:=[.D9]-[.E9]" office:value-type="float" office:value="9" calcext:value-type="float">
            <text:p>9</text:p>
          </table:table-cell>
          <table:table-cell table:formula="of:=[.E9]-[.F9]" office:value-type="float" office:value="7" calcext:value-type="float">
            <text:p>7</text:p>
          </table:table-cell>
          <table:table-cell table:formula="of:=[.F9]-[.G9]" office:value-type="float" office:value="6" calcext:value-type="float">
            <text:p>6</text:p>
          </table:table-cell>
          <table:table-cell table:formula="of:=[.G9]-[.H9]" office:value-type="float" office:value="6" calcext:value-type="float">
            <text:p>6</text:p>
          </table:table-cell>
          <table:table-cell table:formula="of:=[.H9]-[.I9]" office:value-type="float" office:value="6" calcext:value-type="float">
            <text:p>6</text:p>
          </table:table-cell>
          <table:table-cell table:formula="of:=[.I9]-[.J9]" office:value-type="float" office:value="4" calcext:value-type="float">
            <text:p>4</text:p>
          </table:table-cell>
          <table:table-cell table:formula="of:=[.J9]-[.K9]" office:value-type="float" office:value="5" calcext:value-type="float">
            <text:p>5</text:p>
          </table:table-cell>
          <table:table-cell table:formula="of:=[.K9]-[.L9]" office:value-type="float" office:value="4" calcext:value-type="float">
            <text:p>4</text:p>
          </table:table-cell>
          <table:table-cell table:formula="of:=[.L9]-[.M9]" office:value-type="float" office:value="3" calcext:value-type="float">
            <text:p>3</text:p>
          </table:table-cell>
          <table:table-cell table:formula="of:=[.M9]-[.N9]" office:value-type="float" office:value="3" calcext:value-type="float">
            <text:p>3</text:p>
          </table:table-cell>
          <table:table-cell table:formula="of:=[.N9]-[.O9]" office:value-type="float" office:value="3" calcext:value-type="float">
            <text:p>3</text:p>
          </table:table-cell>
          <table:table-cell table:formula="of:=[.O9]-[.P9]" office:value-type="float" office:value="3" calcext:value-type="float">
            <text:p>3</text:p>
          </table:table-cell>
          <table:table-cell table:formula="of:=[.P9]-[.Q9]" office:value-type="float" office:value="2" calcext:value-type="float">
            <text:p>2</text:p>
          </table:table-cell>
          <table:table-cell table:formula="of:=[.Q9]-[.R9]" office:value-type="float" office:value="2" calcext:value-type="float">
            <text:p>2</text:p>
          </table:table-cell>
          <table:table-cell table:formula="of:=[.R9]-[.S9]" office:value-type="float" office:value="2" calcext:value-type="float">
            <text:p>2</text:p>
          </table:table-cell>
          <table:table-cell table:formula="of:=[.S9]-[.T9]" office:value-type="float" office:value="1" calcext:value-type="float">
            <text:p>1</text:p>
          </table:table-cell>
          <table:table-cell table:formula="of:=[.T9]-[.U9]" office:value-type="float" office:value="2" calcext:value-type="float">
            <text:p>2</text:p>
          </table:table-cell>
          <table:table-cell table:formula="of:=[.U9]-[.V9]" office:value-type="float" office:value="1" calcext:value-type="float">
            <text:p>1</text:p>
          </table:table-cell>
          <table:table-cell table:formula="of:=[.V9]-[.W9]" office:value-type="float" office:value="2" calcext:value-type="float">
            <text:p>2</text:p>
          </table:table-cell>
          <table:table-cell table:formula="of:=[.W9]-[.X9]" office:value-type="float" office:value="1" calcext:value-type="float">
            <text:p>1</text:p>
          </table:table-cell>
          <table:table-cell table:formula="of:=[.X9]-[.Y9]" office:value-type="float" office:value="1" calcext:value-type="float">
            <text:p>1</text:p>
          </table:table-cell>
          <table:table-cell table:formula="of:=[.Y9]-[.Z9]" office:value-type="float" office:value="1" calcext:value-type="float">
            <text:p>1</text:p>
          </table:table-cell>
          <table:table-cell table:formula="of:=[.Z9]-[.AA9]" office:value-type="float" office:value="0" calcext:value-type="float">
            <text:p>0</text:p>
          </table:table-cell>
          <table:table-cell table:formula="of:=[.AA9]-[.AB9]" office:value-type="float" office:value="1" calcext:value-type="float">
            <text:p>1</text:p>
          </table:table-cell>
          <table:table-cell table:formula="of:=[.AB9]-[.AC9]" office:value-type="float" office:value="1" calcext:value-type="float">
            <text:p>1</text:p>
          </table:table-cell>
          <table:table-cell table:formula="of:=[.AC9]-[.AD9]" office:value-type="float" office:value="0" calcext:value-type="float">
            <text:p>0</text:p>
          </table:table-cell>
          <table:table-cell table:formula="of:=[.AD9]-[.AE9]" office:value-type="float" office:value="1" calcext:value-type="float">
            <text:p>1</text:p>
          </table:table-cell>
          <table:table-cell table:formula="of:=[.AE9]-[.AF9]" office:value-type="float" office:value="0" calcext:value-type="float">
            <text:p>0</text:p>
          </table:table-cell>
          <table:table-cell table:formula="of:=[.AF9]-[.AG9]" office:value-type="float" office:value="1" calcext:value-type="float">
            <text:p>1</text:p>
          </table:table-cell>
          <table:table-cell table:formula="of:=[.AG9]-[.AH9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B12]-[.B13]" office:value-type="float" office:value="90" calcext:value-type="float">
            <text:p>90</text:p>
          </table:table-cell>
          <table:table-cell table:formula="of:=[.C12]-[.C13]" office:value-type="float" office:value="81" calcext:value-type="float">
            <text:p>81</text:p>
          </table:table-cell>
          <table:table-cell table:formula="of:=[.D12]-[.D13]" office:value-type="float" office:value="72.9" calcext:value-type="float">
            <text:p>72.9</text:p>
          </table:table-cell>
          <table:table-cell table:formula="of:=[.E12]-[.E13]" office:value-type="float" office:value="65.61" calcext:value-type="float">
            <text:p>65.61</text:p>
          </table:table-cell>
          <table:table-cell table:formula="of:=[.F12]-[.F13]" office:value-type="float" office:value="59.049" calcext:value-type="float">
            <text:p>59.049</text:p>
          </table:table-cell>
          <table:table-cell table:formula="of:=[.G12]-[.G13]" office:value-type="float" office:value="53.1441" calcext:value-type="float">
            <text:p>53.1441</text:p>
          </table:table-cell>
          <table:table-cell table:formula="of:=[.H12]-[.H13]" office:value-type="float" office:value="47.82969" calcext:value-type="float">
            <text:p>47.82969</text:p>
          </table:table-cell>
          <table:table-cell table:formula="of:=[.I12]-[.I13]" office:value-type="float" office:value="43.046721" calcext:value-type="float">
            <text:p>43.046721</text:p>
          </table:table-cell>
          <table:table-cell table:formula="of:=[.J12]-[.J13]" office:value-type="float" office:value="38.7420489" calcext:value-type="float">
            <text:p>38.7420489</text:p>
          </table:table-cell>
          <table:table-cell table:formula="of:=[.K12]-[.K13]" office:value-type="float" office:value="34.86784401" calcext:value-type="float">
            <text:p>34.86784401</text:p>
          </table:table-cell>
          <table:table-cell table:formula="of:=[.L12]-[.L13]" office:value-type="float" office:value="31.381059609" calcext:value-type="float">
            <text:p>31.381059609</text:p>
          </table:table-cell>
          <table:table-cell table:formula="of:=[.M12]-[.M13]" office:value-type="float" office:value="28.2429536481" calcext:value-type="float">
            <text:p>28.2429536481</text:p>
          </table:table-cell>
          <table:table-cell table:formula="of:=[.N12]-[.N13]" office:value-type="float" office:value="25.41865828329" calcext:value-type="float">
            <text:p>25.4186582833</text:p>
          </table:table-cell>
          <table:table-cell table:formula="of:=[.O12]-[.O13]" office:value-type="float" office:value="22.876792454961" calcext:value-type="float">
            <text:p>22.876792455</text:p>
          </table:table-cell>
          <table:table-cell table:formula="of:=[.P12]-[.P13]" office:value-type="float" office:value="20.5891132094649" calcext:value-type="float">
            <text:p>20.5891132095</text:p>
          </table:table-cell>
          <table:table-cell table:formula="of:=[.Q12]-[.Q13]" office:value-type="float" office:value="18.5302018885184" calcext:value-type="float">
            <text:p>18.5302018885</text:p>
          </table:table-cell>
          <table:table-cell table:formula="of:=[.R12]-[.R13]" office:value-type="float" office:value="16.6771816996666" calcext:value-type="float">
            <text:p>16.6771816997</text:p>
          </table:table-cell>
          <table:table-cell table:formula="of:=[.S12]-[.S13]" office:value-type="float" office:value="15.0094635296999" calcext:value-type="float">
            <text:p>15.0094635297</text:p>
          </table:table-cell>
          <table:table-cell table:formula="of:=[.T12]-[.T13]" office:value-type="float" office:value="13.5085171767299" calcext:value-type="float">
            <text:p>13.5085171767</text:p>
          </table:table-cell>
          <table:table-cell table:formula="of:=[.U12]-[.U13]" office:value-type="float" office:value="12.1576654590569" calcext:value-type="float">
            <text:p>12.1576654591</text:p>
          </table:table-cell>
          <table:table-cell table:formula="of:=[.V12]-[.V13]" office:value-type="float" office:value="10.9418989131512" calcext:value-type="float">
            <text:p>10.9418989132</text:p>
          </table:table-cell>
          <table:table-cell table:formula="of:=[.W12]-[.W13]" office:value-type="float" office:value="9.84770902183611" calcext:value-type="float">
            <text:p>9.8477090218</text:p>
          </table:table-cell>
          <table:table-cell table:formula="of:=[.X12]-[.X13]" office:value-type="float" office:value="8.8629381196525" calcext:value-type="float">
            <text:p>8.8629381197</text:p>
          </table:table-cell>
          <table:table-cell table:formula="of:=[.Y12]-[.Y13]" office:value-type="float" office:value="7.97664430768725" calcext:value-type="float">
            <text:p>7.9766443077</text:p>
          </table:table-cell>
          <table:table-cell table:formula="of:=[.Z12]-[.Z13]" office:value-type="float" office:value="7.17897987691853" calcext:value-type="float">
            <text:p>7.1789798769</text:p>
          </table:table-cell>
          <table:table-cell table:formula="of:=[.AA12]-[.AA13]" office:value-type="float" office:value="6.46108188922667" calcext:value-type="float">
            <text:p>6.4610818892</text:p>
          </table:table-cell>
          <table:table-cell table:formula="of:=[.AB12]-[.AB13]" office:value-type="float" office:value="5.81497370030401" calcext:value-type="float">
            <text:p>5.8149737003</text:p>
          </table:table-cell>
          <table:table-cell table:formula="of:=[.AC12]-[.AC13]" office:value-type="float" office:value="5.23347633027361" calcext:value-type="float">
            <text:p>5.2334763303</text:p>
          </table:table-cell>
          <table:table-cell table:formula="of:=[.AD12]-[.AD13]" office:value-type="float" office:value="4.71012869724625" calcext:value-type="float">
            <text:p>4.7101286972</text:p>
          </table:table-cell>
          <table:table-cell table:formula="of:=[.AE12]-[.AE13]" office:value-type="float" office:value="4.23911582752162" calcext:value-type="float">
            <text:p>4.2391158275</text:p>
          </table:table-cell>
          <table:table-cell table:formula="of:=[.AF12]-[.AF13]" office:value-type="float" office:value="3.81520424476946" calcext:value-type="float">
            <text:p>3.8152042448</text:p>
          </table:table-cell>
          <table:table-cell table:formula="of:=[.AG12]-[.AG13]" office:value-type="float" office:value="3.43368382029251" calcext:value-type="float">
            <text:p>3.4336838203</text:p>
          </table:table-cell>
          <table:table-cell table:number-columns-repeated="990"/>
        </table:table-row>
        <table:table-row table:style-name="ro1">
          <table:table-cell/>
          <table:table-cell table:formula="of:=[.$B$1]*[.B12]" office:value-type="float" office:value="10" calcext:value-type="float">
            <text:p>10</text:p>
          </table:table-cell>
          <table:table-cell table:formula="of:=[.$B$1]*[.C12]" office:value-type="float" office:value="9" calcext:value-type="float">
            <text:p>9</text:p>
          </table:table-cell>
          <table:table-cell table:formula="of:=[.$B$1]*[.D12]" office:value-type="float" office:value="8.1" calcext:value-type="float">
            <text:p>8.1</text:p>
          </table:table-cell>
          <table:table-cell table:formula="of:=[.$B$1]*[.E12]" office:value-type="float" office:value="7.29" calcext:value-type="float">
            <text:p>7.29</text:p>
          </table:table-cell>
          <table:table-cell table:formula="of:=[.$B$1]*[.F12]" office:value-type="float" office:value="6.561" calcext:value-type="float">
            <text:p>6.561</text:p>
          </table:table-cell>
          <table:table-cell table:formula="of:=[.$B$1]*[.G12]" office:value-type="float" office:value="5.9049" calcext:value-type="float">
            <text:p>5.9049</text:p>
          </table:table-cell>
          <table:table-cell table:formula="of:=[.$B$1]*[.H12]" office:value-type="float" office:value="5.31441" calcext:value-type="float">
            <text:p>5.31441</text:p>
          </table:table-cell>
          <table:table-cell table:formula="of:=[.$B$1]*[.I12]" office:value-type="float" office:value="4.782969" calcext:value-type="float">
            <text:p>4.782969</text:p>
          </table:table-cell>
          <table:table-cell table:formula="of:=[.$B$1]*[.J12]" office:value-type="float" office:value="4.3046721" calcext:value-type="float">
            <text:p>4.3046721</text:p>
          </table:table-cell>
          <table:table-cell table:formula="of:=[.$B$1]*[.K12]" office:value-type="float" office:value="3.87420489" calcext:value-type="float">
            <text:p>3.87420489</text:p>
          </table:table-cell>
          <table:table-cell table:formula="of:=[.$B$1]*[.L12]" office:value-type="float" office:value="3.486784401" calcext:value-type="float">
            <text:p>3.486784401</text:p>
          </table:table-cell>
          <table:table-cell table:formula="of:=[.$B$1]*[.M12]" office:value-type="float" office:value="3.1381059609" calcext:value-type="float">
            <text:p>3.1381059609</text:p>
          </table:table-cell>
          <table:table-cell table:formula="of:=[.$B$1]*[.N12]" office:value-type="float" office:value="2.82429536481" calcext:value-type="float">
            <text:p>2.8242953648</text:p>
          </table:table-cell>
          <table:table-cell table:formula="of:=[.$B$1]*[.O12]" office:value-type="float" office:value="2.541865828329" calcext:value-type="float">
            <text:p>2.5418658283</text:p>
          </table:table-cell>
          <table:table-cell table:formula="of:=[.$B$1]*[.P12]" office:value-type="float" office:value="2.2876792454961" calcext:value-type="float">
            <text:p>2.2876792455</text:p>
          </table:table-cell>
          <table:table-cell table:formula="of:=[.$B$1]*[.Q12]" office:value-type="float" office:value="2.05891132094649" calcext:value-type="float">
            <text:p>2.0589113209</text:p>
          </table:table-cell>
          <table:table-cell table:formula="of:=[.$B$1]*[.R12]" office:value-type="float" office:value="1.85302018885184" calcext:value-type="float">
            <text:p>1.8530201889</text:p>
          </table:table-cell>
          <table:table-cell table:formula="of:=[.$B$1]*[.S12]" office:value-type="float" office:value="1.66771816996666" calcext:value-type="float">
            <text:p>1.66771817</text:p>
          </table:table-cell>
          <table:table-cell table:formula="of:=[.$B$1]*[.T12]" office:value-type="float" office:value="1.50094635296999" calcext:value-type="float">
            <text:p>1.500946353</text:p>
          </table:table-cell>
          <table:table-cell table:formula="of:=[.$B$1]*[.U12]" office:value-type="float" office:value="1.35085171767299" calcext:value-type="float">
            <text:p>1.3508517177</text:p>
          </table:table-cell>
          <table:table-cell table:formula="of:=[.$B$1]*[.V12]" office:value-type="float" office:value="1.21576654590569" calcext:value-type="float">
            <text:p>1.2157665459</text:p>
          </table:table-cell>
          <table:table-cell table:formula="of:=[.$B$1]*[.W12]" office:value-type="float" office:value="1.09418989131512" calcext:value-type="float">
            <text:p>1.0941898913</text:p>
          </table:table-cell>
          <table:table-cell table:formula="of:=[.$B$1]*[.X12]" office:value-type="float" office:value="0.984770902183611" calcext:value-type="float">
            <text:p>0.9847709022</text:p>
          </table:table-cell>
          <table:table-cell table:formula="of:=[.$B$1]*[.Y12]" office:value-type="float" office:value="0.88629381196525" calcext:value-type="float">
            <text:p>0.886293812</text:p>
          </table:table-cell>
          <table:table-cell table:formula="of:=[.$B$1]*[.Z12]" office:value-type="float" office:value="0.797664430768725" calcext:value-type="float">
            <text:p>0.7976644308</text:p>
          </table:table-cell>
          <table:table-cell table:formula="of:=[.$B$1]*[.AA12]" office:value-type="float" office:value="0.717897987691853" calcext:value-type="float">
            <text:p>0.7178979877</text:p>
          </table:table-cell>
          <table:table-cell table:formula="of:=[.$B$1]*[.AB12]" office:value-type="float" office:value="0.646108188922667" calcext:value-type="float">
            <text:p>0.6461081889</text:p>
          </table:table-cell>
          <table:table-cell table:formula="of:=[.$B$1]*[.AC12]" office:value-type="float" office:value="0.581497370030401" calcext:value-type="float">
            <text:p>0.58149737</text:p>
          </table:table-cell>
          <table:table-cell table:formula="of:=[.$B$1]*[.AD12]" office:value-type="float" office:value="0.523347633027361" calcext:value-type="float">
            <text:p>0.523347633</text:p>
          </table:table-cell>
          <table:table-cell table:formula="of:=[.$B$1]*[.AE12]" office:value-type="float" office:value="0.471012869724625" calcext:value-type="float">
            <text:p>0.4710128697</text:p>
          </table:table-cell>
          <table:table-cell table:formula="of:=[.$B$1]*[.AF12]" office:value-type="float" office:value="0.423911582752162" calcext:value-type="float">
            <text:p>0.4239115828</text:p>
          </table:table-cell>
          <table:table-cell table:formula="of:=[.$B$1]*[.AG12]" office:value-type="float" office:value="0.381520424476946" calcext:value-type="float">
            <text:p>0.3815204245</text:p>
          </table:table-cell>
          <table:table-cell table:formula="of:=[.$B$1]*[.AH12]" office:value-type="float" office:value="0.343368382029251" calcext:value-type="float">
            <text:p>0.343368382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1-[.$B$1])*[.B14]" office:value-type="float" office:value="90" calcext:value-type="float">
            <text:p>90</text:p>
          </table:table-cell>
          <table:table-cell table:formula="of:=(1-[.$B$1])*[.C14]" office:value-type="float" office:value="81" calcext:value-type="float">
            <text:p>81</text:p>
          </table:table-cell>
          <table:table-cell table:formula="of:=(1-[.$B$1])*[.D14]" office:value-type="float" office:value="72.9" calcext:value-type="float">
            <text:p>72.9</text:p>
          </table:table-cell>
          <table:table-cell table:formula="of:=(1-[.$B$1])*[.E14]" office:value-type="float" office:value="65.61" calcext:value-type="float">
            <text:p>65.61</text:p>
          </table:table-cell>
          <table:table-cell table:formula="of:=(1-[.$B$1])*[.F14]" office:value-type="float" office:value="59.049" calcext:value-type="float">
            <text:p>59.049</text:p>
          </table:table-cell>
          <table:table-cell table:formula="of:=(1-[.$B$1])*[.G14]" office:value-type="float" office:value="53.1441" calcext:value-type="float">
            <text:p>53.1441</text:p>
          </table:table-cell>
          <table:table-cell table:formula="of:=(1-[.$B$1])*[.H14]" office:value-type="float" office:value="47.82969" calcext:value-type="float">
            <text:p>47.82969</text:p>
          </table:table-cell>
          <table:table-cell table:formula="of:=(1-[.$B$1])*[.I14]" office:value-type="float" office:value="43.046721" calcext:value-type="float">
            <text:p>43.046721</text:p>
          </table:table-cell>
          <table:table-cell table:formula="of:=(1-[.$B$1])*[.J14]" office:value-type="float" office:value="38.7420489" calcext:value-type="float">
            <text:p>38.7420489</text:p>
          </table:table-cell>
          <table:table-cell table:formula="of:=(1-[.$B$1])*[.K14]" office:value-type="float" office:value="34.86784401" calcext:value-type="float">
            <text:p>34.86784401</text:p>
          </table:table-cell>
          <table:table-cell table:formula="of:=(1-[.$B$1])*[.L14]" office:value-type="float" office:value="31.381059609" calcext:value-type="float">
            <text:p>31.381059609</text:p>
          </table:table-cell>
          <table:table-cell table:formula="of:=(1-[.$B$1])*[.M14]" office:value-type="float" office:value="28.2429536481" calcext:value-type="float">
            <text:p>28.2429536481</text:p>
          </table:table-cell>
          <table:table-cell table:formula="of:=(1-[.$B$1])*[.N14]" office:value-type="float" office:value="25.41865828329" calcext:value-type="float">
            <text:p>25.4186582833</text:p>
          </table:table-cell>
          <table:table-cell table:formula="of:=(1-[.$B$1])*[.O14]" office:value-type="float" office:value="22.876792454961" calcext:value-type="float">
            <text:p>22.876792455</text:p>
          </table:table-cell>
          <table:table-cell table:formula="of:=(1-[.$B$1])*[.P14]" office:value-type="float" office:value="20.5891132094649" calcext:value-type="float">
            <text:p>20.5891132095</text:p>
          </table:table-cell>
          <table:table-cell table:formula="of:=(1-[.$B$1])*[.Q14]" office:value-type="float" office:value="18.5302018885184" calcext:value-type="float">
            <text:p>18.5302018885</text:p>
          </table:table-cell>
          <table:table-cell table:formula="of:=(1-[.$B$1])*[.R14]" office:value-type="float" office:value="16.6771816996666" calcext:value-type="float">
            <text:p>16.6771816997</text:p>
          </table:table-cell>
          <table:table-cell table:formula="of:=(1-[.$B$1])*[.S14]" office:value-type="float" office:value="15.0094635296999" calcext:value-type="float">
            <text:p>15.0094635297</text:p>
          </table:table-cell>
          <table:table-cell table:formula="of:=(1-[.$B$1])*[.T14]" office:value-type="float" office:value="13.5085171767299" calcext:value-type="float">
            <text:p>13.5085171767</text:p>
          </table:table-cell>
          <table:table-cell table:formula="of:=(1-[.$B$1])*[.U14]" office:value-type="float" office:value="12.1576654590569" calcext:value-type="float">
            <text:p>12.1576654591</text:p>
          </table:table-cell>
          <table:table-cell table:formula="of:=(1-[.$B$1])*[.V14]" office:value-type="float" office:value="10.9418989131512" calcext:value-type="float">
            <text:p>10.9418989132</text:p>
          </table:table-cell>
          <table:table-cell table:formula="of:=(1-[.$B$1])*[.W14]" office:value-type="float" office:value="9.84770902183612" calcext:value-type="float">
            <text:p>9.8477090218</text:p>
          </table:table-cell>
          <table:table-cell table:formula="of:=(1-[.$B$1])*[.X14]" office:value-type="float" office:value="8.86293811965251" calcext:value-type="float">
            <text:p>8.8629381197</text:p>
          </table:table-cell>
          <table:table-cell table:formula="of:=(1-[.$B$1])*[.Y14]" office:value-type="float" office:value="7.97664430768726" calcext:value-type="float">
            <text:p>7.9766443077</text:p>
          </table:table-cell>
          <table:table-cell table:formula="of:=(1-[.$B$1])*[.Z14]" office:value-type="float" office:value="7.17897987691853" calcext:value-type="float">
            <text:p>7.1789798769</text:p>
          </table:table-cell>
          <table:table-cell table:formula="of:=(1-[.$B$1])*[.AA14]" office:value-type="float" office:value="6.46108188922668" calcext:value-type="float">
            <text:p>6.4610818892</text:p>
          </table:table-cell>
          <table:table-cell table:formula="of:=(1-[.$B$1])*[.AB14]" office:value-type="float" office:value="5.81497370030401" calcext:value-type="float">
            <text:p>5.8149737003</text:p>
          </table:table-cell>
          <table:table-cell table:formula="of:=(1-[.$B$1])*[.AC14]" office:value-type="float" office:value="5.23347633027361" calcext:value-type="float">
            <text:p>5.2334763303</text:p>
          </table:table-cell>
          <table:table-cell table:formula="of:=(1-[.$B$1])*[.AD14]" office:value-type="float" office:value="4.71012869724625" calcext:value-type="float">
            <text:p>4.7101286972</text:p>
          </table:table-cell>
          <table:table-cell table:formula="of:=(1-[.$B$1])*[.AE14]" office:value-type="float" office:value="4.23911582752162" calcext:value-type="float">
            <text:p>4.2391158275</text:p>
          </table:table-cell>
          <table:table-cell table:formula="of:=(1-[.$B$1])*[.AF14]" office:value-type="float" office:value="3.81520424476946" calcext:value-type="float">
            <text:p>3.8152042448</text:p>
          </table:table-cell>
          <table:table-cell table:formula="of:=(1-[.$B$1])*[.AG14]" office:value-type="float" office:value="3.43368382029251" calcext:value-type="float">
            <text:p>3.433683820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2010" calcext:value-type="float">
            <text:p>2010</text:p>
          </table:table-cell>
          <table:table-cell table:formula="of:=[.B16]+1/[.$E$22]" office:value-type="float" office:value="2011" calcext:value-type="float">
            <text:p>2011</text:p>
          </table:table-cell>
          <table:table-cell table:formula="of:=[.C16]+1/[.$E$22]" office:value-type="float" office:value="2012" calcext:value-type="float">
            <text:p>2012</text:p>
          </table:table-cell>
          <table:table-cell table:formula="of:=[.D16]+1/[.$E$22]" office:value-type="float" office:value="2013" calcext:value-type="float">
            <text:p>2013</text:p>
          </table:table-cell>
          <table:table-cell table:formula="of:=[.E16]+1/[.$E$22]" office:value-type="float" office:value="2014" calcext:value-type="float">
            <text:p>2014</text:p>
          </table:table-cell>
          <table:table-cell table:formula="of:=[.F16]+1/[.$E$22]" office:value-type="float" office:value="2015" calcext:value-type="float">
            <text:p>2015</text:p>
          </table:table-cell>
          <table:table-cell table:formula="of:=[.G16]+1/[.$E$22]" office:value-type="float" office:value="2016" calcext:value-type="float">
            <text:p>2016</text:p>
          </table:table-cell>
          <table:table-cell table:formula="of:=[.H16]+1/[.$E$22]" office:value-type="float" office:value="2017" calcext:value-type="float">
            <text:p>2017</text:p>
          </table:table-cell>
          <table:table-cell table:formula="of:=[.I16]+1/[.$E$22]" office:value-type="float" office:value="2018" calcext:value-type="float">
            <text:p>2018</text:p>
          </table:table-cell>
          <table:table-cell table:formula="of:=[.J16]+1/[.$E$22]" office:value-type="float" office:value="2019" calcext:value-type="float">
            <text:p>2019</text:p>
          </table:table-cell>
          <table:table-cell table:formula="of:=[.K16]+1/[.$E$22]" office:value-type="float" office:value="2020" calcext:value-type="float">
            <text:p>2020</text:p>
          </table:table-cell>
          <table:table-cell table:formula="of:=[.L16]+1/[.$E$22]" office:value-type="float" office:value="2021" calcext:value-type="float">
            <text:p>2021</text:p>
          </table:table-cell>
          <table:table-cell table:formula="of:=[.M16]+1/[.$E$22]" office:value-type="float" office:value="2022" calcext:value-type="float">
            <text:p>2022</text:p>
          </table:table-cell>
          <table:table-cell table:formula="of:=[.N16]+1/[.$E$22]" office:value-type="float" office:value="2023" calcext:value-type="float">
            <text:p>2023</text:p>
          </table:table-cell>
          <table:table-cell table:formula="of:=[.O16]+1/[.$E$22]" office:value-type="float" office:value="2024" calcext:value-type="float">
            <text:p>2024</text:p>
          </table:table-cell>
          <table:table-cell table:formula="of:=[.P16]+1/[.$E$22]" office:value-type="float" office:value="2025" calcext:value-type="float">
            <text:p>2025</text:p>
          </table:table-cell>
          <table:table-cell table:formula="of:=[.Q16]+1/[.$E$22]" office:value-type="float" office:value="2026" calcext:value-type="float">
            <text:p>2026</text:p>
          </table:table-cell>
          <table:table-cell table:formula="of:=[.R16]+1/[.$E$22]" office:value-type="float" office:value="2027" calcext:value-type="float">
            <text:p>2027</text:p>
          </table:table-cell>
          <table:table-cell table:formula="of:=[.S16]+1/[.$E$22]" office:value-type="float" office:value="2028" calcext:value-type="float">
            <text:p>2028</text:p>
          </table:table-cell>
          <table:table-cell table:formula="of:=[.T16]+1/[.$E$22]" office:value-type="float" office:value="2029" calcext:value-type="float">
            <text:p>2029</text:p>
          </table:table-cell>
          <table:table-cell table:formula="of:=[.U16]+1/[.$E$22]" office:value-type="float" office:value="2030" calcext:value-type="float">
            <text:p>2030</text:p>
          </table:table-cell>
          <table:table-cell table:formula="of:=[.V16]+1/[.$E$22]" office:value-type="float" office:value="2031" calcext:value-type="float">
            <text:p>2031</text:p>
          </table:table-cell>
          <table:table-cell table:formula="of:=[.W16]+1/[.$E$22]" office:value-type="float" office:value="2032" calcext:value-type="float">
            <text:p>2032</text:p>
          </table:table-cell>
          <table:table-cell table:formula="of:=[.X16]+1/[.$E$22]" office:value-type="float" office:value="2033" calcext:value-type="float">
            <text:p>2033</text:p>
          </table:table-cell>
          <table:table-cell table:formula="of:=[.Y16]+1/[.$E$22]" office:value-type="float" office:value="2034" calcext:value-type="float">
            <text:p>2034</text:p>
          </table:table-cell>
          <table:table-cell table:formula="of:=[.Z16]+1/[.$E$22]" office:value-type="float" office:value="2035" calcext:value-type="float">
            <text:p>2035</text:p>
          </table:table-cell>
          <table:table-cell table:formula="of:=[.AA16]+1/[.$E$22]" office:value-type="float" office:value="2036" calcext:value-type="float">
            <text:p>2036</text:p>
          </table:table-cell>
          <table:table-cell table:formula="of:=[.AB16]+1/[.$E$22]" office:value-type="float" office:value="2037" calcext:value-type="float">
            <text:p>2037</text:p>
          </table:table-cell>
          <table:table-cell table:formula="of:=[.AC16]+1/[.$E$22]" office:value-type="float" office:value="2038" calcext:value-type="float">
            <text:p>2038</text:p>
          </table:table-cell>
          <table:table-cell table:formula="of:=[.AD16]+1/[.$E$22]" office:value-type="float" office:value="2039" calcext:value-type="float">
            <text:p>2039</text:p>
          </table:table-cell>
          <table:table-cell table:formula="of:=[.AE16]+1/[.$E$22]" office:value-type="float" office:value="2040" calcext:value-type="float">
            <text:p>2040</text:p>
          </table:table-cell>
          <table:table-cell table:formula="of:=[.AF16]+1/[.$E$22]" office:value-type="float" office:value="2041" calcext:value-type="float">
            <text:p>2041</text:p>
          </table:table-cell>
          <table:table-cell table:formula="of:=[.AG16]+1/[.$E$22]" office:value-type="float" office:value="2042" calcext:value-type="float">
            <text:p>2042</text:p>
          </table:table-cell>
          <table:table-cell table:formula="of:=[.AH16]+1/[.$E$22]" office:value-type="float" office:value="2043" calcext:value-type="float">
            <text:p>2043</text:p>
          </table:table-cell>
          <table:table-cell table:formula="of:=[.AI16]+1/[.$E$22]" office:value-type="float" office:value="2044" calcext:value-type="float">
            <text:p>2044</text:p>
          </table:table-cell>
          <table:table-cell table:formula="of:=[.AJ16]+1/[.$E$22]" office:value-type="float" office:value="2045" calcext:value-type="float">
            <text:p>2045</text:p>
          </table:table-cell>
          <table:table-cell table:formula="of:=[.AK16]+1/[.$E$22]" office:value-type="float" office:value="2046" calcext:value-type="float">
            <text:p>2046</text:p>
          </table:table-cell>
          <table:table-cell table:formula="of:=[.AL16]+1/[.$E$22]" office:value-type="float" office:value="2047" calcext:value-type="float">
            <text:p>2047</text:p>
          </table:table-cell>
          <table:table-cell table:formula="of:=[.AM16]+1/[.$E$22]" office:value-type="float" office:value="2048" calcext:value-type="float">
            <text:p>2048</text:p>
          </table:table-cell>
          <table:table-cell table:formula="of:=[.AN16]+1/[.$E$22]" office:value-type="float" office:value="2049" calcext:value-type="float">
            <text:p>2049</text:p>
          </table:table-cell>
          <table:table-cell table:formula="of:=[.AO16]+1/[.$E$22]" office:value-type="float" office:value="2050" calcext:value-type="float">
            <text:p>2050</text:p>
          </table:table-cell>
          <table:table-cell table:formula="of:=[.AP16]+1/[.$E$22]" office:value-type="float" office:value="2051" calcext:value-type="float">
            <text:p>2051</text:p>
          </table:table-cell>
          <table:table-cell table:formula="of:=[.AQ16]+1/[.$E$22]" office:value-type="float" office:value="2052" calcext:value-type="float">
            <text:p>2052</text:p>
          </table:table-cell>
          <table:table-cell table:formula="of:=[.AR16]+1/[.$E$22]" office:value-type="float" office:value="2053" calcext:value-type="float">
            <text:p>2053</text:p>
          </table:table-cell>
          <table:table-cell table:formula="of:=[.AS16]+1/[.$E$22]" office:value-type="float" office:value="2054" calcext:value-type="float">
            <text:p>2054</text:p>
          </table:table-cell>
          <table:table-cell table:formula="of:=[.AT16]+1/[.$E$22]" office:value-type="float" office:value="2055" calcext:value-type="float">
            <text:p>2055</text:p>
          </table:table-cell>
          <table:table-cell table:formula="of:=[.AU16]+1/[.$E$22]" office:value-type="float" office:value="2056" calcext:value-type="float">
            <text:p>2056</text:p>
          </table:table-cell>
          <table:table-cell table:formula="of:=[.AV16]+1/[.$E$22]" office:value-type="float" office:value="2057" calcext:value-type="float">
            <text:p>2057</text:p>
          </table:table-cell>
          <table:table-cell table:formula="of:=[.AW16]+1/[.$E$22]" office:value-type="float" office:value="2058" calcext:value-type="float">
            <text:p>2058</text:p>
          </table:table-cell>
          <table:table-cell table:formula="of:=[.AX16]+1/[.$E$22]" office:value-type="float" office:value="2059" calcext:value-type="float">
            <text:p>2059</text:p>
          </table:table-cell>
          <table:table-cell table:formula="of:=[.AY16]+1/[.$E$22]" office:value-type="float" office:value="2060" calcext:value-type="float">
            <text:p>2060</text:p>
          </table:table-cell>
          <table:table-cell table:formula="of:=[.AZ16]+1/[.$E$22]" office:value-type="float" office:value="2061" calcext:value-type="float">
            <text:p>2061</text:p>
          </table:table-cell>
          <table:table-cell table:formula="of:=[.BA16]+1/[.$E$22]" office:value-type="float" office:value="2062" calcext:value-type="float">
            <text:p>2062</text:p>
          </table:table-cell>
          <table:table-cell table:formula="of:=[.BB16]+1/[.$E$22]" office:value-type="float" office:value="2063" calcext:value-type="float">
            <text:p>2063</text:p>
          </table:table-cell>
          <table:table-cell table:formula="of:=[.BC16]+1/[.$E$22]" office:value-type="float" office:value="2064" calcext:value-type="float">
            <text:p>2064</text:p>
          </table:table-cell>
          <table:table-cell table:formula="of:=[.BD16]+1/[.$E$22]" office:value-type="float" office:value="2065" calcext:value-type="float">
            <text:p>2065</text:p>
          </table:table-cell>
          <table:table-cell table:formula="of:=[.BE16]+1/[.$E$22]" office:value-type="float" office:value="2066" calcext:value-type="float">
            <text:p>2066</text:p>
          </table:table-cell>
          <table:table-cell table:formula="of:=[.BF16]+1/[.$E$22]" office:value-type="float" office:value="2067" calcext:value-type="float">
            <text:p>2067</text:p>
          </table:table-cell>
          <table:table-cell table:formula="of:=[.BG16]+1/[.$E$22]" office:value-type="float" office:value="2068" calcext:value-type="float">
            <text:p>2068</text:p>
          </table:table-cell>
          <table:table-cell table:formula="of:=[.BH16]+1/[.$E$22]" office:value-type="float" office:value="2069" calcext:value-type="float">
            <text:p>2069</text:p>
          </table:table-cell>
          <table:table-cell table:formula="of:=[.BI16]+1/[.$E$22]" office:value-type="float" office:value="2070" calcext:value-type="float">
            <text:p>2070</text:p>
          </table:table-cell>
          <table:table-cell table:formula="of:=[.BJ16]+1/[.$E$22]" office:value-type="float" office:value="2071" calcext:value-type="float">
            <text:p>2071</text:p>
          </table:table-cell>
          <table:table-cell table:formula="of:=[.BK16]+1/[.$E$22]" office:value-type="float" office:value="2072" calcext:value-type="float">
            <text:p>2072</text:p>
          </table:table-cell>
          <table:table-cell table:formula="of:=[.BL16]+1/[.$E$22]" office:value-type="float" office:value="2073" calcext:value-type="float">
            <text:p>2073</text:p>
          </table:table-cell>
          <table:table-cell table:formula="of:=[.BM16]+1/[.$E$22]" office:value-type="float" office:value="2074" calcext:value-type="float">
            <text:p>2074</text:p>
          </table:table-cell>
          <table:table-cell table:formula="of:=[.BN16]+1/[.$E$22]" office:value-type="float" office:value="2075" calcext:value-type="float">
            <text:p>2075</text:p>
          </table:table-cell>
          <table:table-cell table:formula="of:=[.BO16]+1/[.$E$22]" office:value-type="float" office:value="2076" calcext:value-type="float">
            <text:p>2076</text:p>
          </table:table-cell>
          <table:table-cell table:formula="of:=[.BP16]+1/[.$E$22]" office:value-type="float" office:value="2077" calcext:value-type="float">
            <text:p>2077</text:p>
          </table:table-cell>
          <table:table-cell table:formula="of:=[.BQ16]+1/[.$E$22]" office:value-type="float" office:value="2078" calcext:value-type="float">
            <text:p>2078</text:p>
          </table:table-cell>
          <table:table-cell table:formula="of:=[.BR16]+1/[.$E$22]" office:value-type="float" office:value="2079" calcext:value-type="float">
            <text:p>2079</text:p>
          </table:table-cell>
          <table:table-cell table:formula="of:=[.BS16]+1/[.$E$22]" office:value-type="float" office:value="2080" calcext:value-type="float">
            <text:p>2080</text:p>
          </table:table-cell>
          <table:table-cell table:formula="of:=[.BT16]+1/[.$E$22]" office:value-type="float" office:value="2081" calcext:value-type="float">
            <text:p>2081</text:p>
          </table:table-cell>
          <table:table-cell table:formula="of:=[.BU16]+1/[.$E$22]" office:value-type="float" office:value="2082" calcext:value-type="float">
            <text:p>2082</text:p>
          </table:table-cell>
          <table:table-cell table:formula="of:=[.BV16]+1/[.$E$22]" office:value-type="float" office:value="2083" calcext:value-type="float">
            <text:p>2083</text:p>
          </table:table-cell>
          <table:table-cell table:formula="of:=[.BW16]+1/[.$E$22]" office:value-type="float" office:value="2084" calcext:value-type="float">
            <text:p>2084</text:p>
          </table:table-cell>
          <table:table-cell table:formula="of:=[.BX16]+1/[.$E$22]" office:value-type="float" office:value="2085" calcext:value-type="float">
            <text:p>2085</text:p>
          </table:table-cell>
          <table:table-cell table:formula="of:=[.BY16]+1/[.$E$22]" office:value-type="float" office:value="2086" calcext:value-type="float">
            <text:p>2086</text:p>
          </table:table-cell>
          <table:table-cell table:formula="of:=[.BZ16]+1/[.$E$22]" office:value-type="float" office:value="2087" calcext:value-type="float">
            <text:p>2087</text:p>
          </table:table-cell>
          <table:table-cell table:formula="of:=[.CA16]+1/[.$E$22]" office:value-type="float" office:value="2088" calcext:value-type="float">
            <text:p>2088</text:p>
          </table:table-cell>
          <table:table-cell table:formula="of:=[.CB16]+1/[.$E$22]" office:value-type="float" office:value="2089" calcext:value-type="float">
            <text:p>2089</text:p>
          </table:table-cell>
          <table:table-cell table:formula="of:=[.CC16]+1/[.$E$22]" office:value-type="float" office:value="2090" calcext:value-type="float">
            <text:p>2090</text:p>
          </table:table-cell>
          <table:table-cell table:formula="of:=[.CD16]+1/[.$E$22]" office:value-type="float" office:value="2091" calcext:value-type="float">
            <text:p>2091</text:p>
          </table:table-cell>
          <table:table-cell table:formula="of:=[.CE16]+1/[.$E$22]" office:value-type="float" office:value="2092" calcext:value-type="float">
            <text:p>2092</text:p>
          </table:table-cell>
          <table:table-cell table:formula="of:=[.CF16]+1/[.$E$22]" office:value-type="float" office:value="2093" calcext:value-type="float">
            <text:p>2093</text:p>
          </table:table-cell>
          <table:table-cell table:formula="of:=[.CG16]+1/[.$E$22]" office:value-type="float" office:value="2094" calcext:value-type="float">
            <text:p>2094</text:p>
          </table:table-cell>
          <table:table-cell table:formula="of:=[.CH16]+1/[.$E$22]" office:value-type="float" office:value="2095" calcext:value-type="float">
            <text:p>2095</text:p>
          </table:table-cell>
          <table:table-cell table:formula="of:=[.CI16]+1/[.$E$22]" office:value-type="float" office:value="2096" calcext:value-type="float">
            <text:p>2096</text:p>
          </table:table-cell>
          <table:table-cell table:formula="of:=[.CJ16]+1/[.$E$22]" office:value-type="float" office:value="2097" calcext:value-type="float">
            <text:p>2097</text:p>
          </table:table-cell>
          <table:table-cell table:formula="of:=[.CK16]+1/[.$E$22]" office:value-type="float" office:value="2098" calcext:value-type="float">
            <text:p>2098</text:p>
          </table:table-cell>
          <table:table-cell table:formula="of:=[.CL16]+1/[.$E$22]" office:value-type="float" office:value="2099" calcext:value-type="float">
            <text:p>2099</text:p>
          </table:table-cell>
          <table:table-cell table:formula="of:=[.CM16]+1/[.$E$22]" office:value-type="float" office:value="2100" calcext:value-type="float">
            <text:p>2100</text:p>
          </table:table-cell>
          <table:table-cell table:formula="of:=[.CN16]+1/[.$E$22]" office:value-type="float" office:value="2101" calcext:value-type="float">
            <text:p>2101</text:p>
          </table:table-cell>
          <table:table-cell table:formula="of:=[.CO16]+1/[.$E$22]" office:value-type="float" office:value="2102" calcext:value-type="float">
            <text:p>2102</text:p>
          </table:table-cell>
          <table:table-cell table:formula="of:=[.CP16]+1/[.$E$22]" office:value-type="float" office:value="2103" calcext:value-type="float">
            <text:p>2103</text:p>
          </table:table-cell>
          <table:table-cell table:formula="of:=[.CQ16]+1/[.$E$22]" office:value-type="float" office:value="2104" calcext:value-type="float">
            <text:p>2104</text:p>
          </table:table-cell>
          <table:table-cell table:formula="of:=[.CR16]+1/[.$E$22]" office:value-type="float" office:value="2105" calcext:value-type="float">
            <text:p>2105</text:p>
          </table:table-cell>
          <table:table-cell table:formula="of:=[.CS16]+1/[.$E$22]" office:value-type="float" office:value="2106" calcext:value-type="float">
            <text:p>2106</text:p>
          </table:table-cell>
          <table:table-cell table:formula="of:=[.CT16]+1/[.$E$22]" office:value-type="float" office:value="2107" calcext:value-type="float">
            <text:p>2107</text:p>
          </table:table-cell>
          <table:table-cell table:formula="of:=[.CU16]+1/[.$E$22]" office:value-type="float" office:value="2108" calcext:value-type="float">
            <text:p>2108</text:p>
          </table:table-cell>
          <table:table-cell table:formula="of:=[.CV16]+1/[.$E$22]" office:value-type="float" office:value="2109" calcext:value-type="float">
            <text:p>2109</text:p>
          </table:table-cell>
          <table:table-cell table:formula="of:=[.CW16]+1/[.$E$22]" office:value-type="float" office:value="2110" calcext:value-type="float">
            <text:p>2110</text:p>
          </table:table-cell>
          <table:table-cell table:formula="of:=[.CX16]+1/[.$E$22]" office:value-type="float" office:value="2111" calcext:value-type="float">
            <text:p>2111</text:p>
          </table:table-cell>
          <table:table-cell table:formula="of:=[.CY16]+1/[.$E$22]" office:value-type="float" office:value="2112" calcext:value-type="float">
            <text:p>2112</text:p>
          </table:table-cell>
          <table:table-cell table:formula="of:=[.CZ16]+1/[.$E$22]" office:value-type="float" office:value="2113" calcext:value-type="float">
            <text:p>2113</text:p>
          </table:table-cell>
          <table:table-cell table:formula="of:=[.DA16]+1/[.$E$22]" office:value-type="float" office:value="2114" calcext:value-type="float">
            <text:p>2114</text:p>
          </table:table-cell>
          <table:table-cell table:formula="of:=[.DB16]+1/[.$E$22]" office:value-type="float" office:value="2115" calcext:value-type="float">
            <text:p>2115</text:p>
          </table:table-cell>
          <table:table-cell table:formula="of:=[.DC16]+1/[.$E$22]" office:value-type="float" office:value="2116" calcext:value-type="float">
            <text:p>2116</text:p>
          </table:table-cell>
          <table:table-cell table:formula="of:=[.DD16]+1/[.$E$22]" office:value-type="float" office:value="2117" calcext:value-type="float">
            <text:p>2117</text:p>
          </table:table-cell>
          <table:table-cell table:formula="of:=[.DE16]+1/[.$E$22]" office:value-type="float" office:value="2118" calcext:value-type="float">
            <text:p>2118</text:p>
          </table:table-cell>
          <table:table-cell table:formula="of:=[.DF16]+1/[.$E$22]" office:value-type="float" office:value="2119" calcext:value-type="float">
            <text:p>2119</text:p>
          </table:table-cell>
          <table:table-cell table:formula="of:=[.DG16]+1/[.$E$22]" office:value-type="float" office:value="2120" calcext:value-type="float">
            <text:p>2120</text:p>
          </table:table-cell>
          <table:table-cell table:formula="of:=[.DH16]+1/[.$E$22]" office:value-type="float" office:value="2121" calcext:value-type="float">
            <text:p>2121</text:p>
          </table:table-cell>
          <table:table-cell table:formula="of:=[.DI16]+1/[.$E$22]" office:value-type="float" office:value="2122" calcext:value-type="float">
            <text:p>2122</text:p>
          </table:table-cell>
          <table:table-cell table:formula="of:=[.DJ16]+1/[.$E$22]" office:value-type="float" office:value="2123" calcext:value-type="float">
            <text:p>2123</text:p>
          </table:table-cell>
          <table:table-cell table:formula="of:=[.DK16]+1/[.$E$22]" office:value-type="float" office:value="2124" calcext:value-type="float">
            <text:p>2124</text:p>
          </table:table-cell>
          <table:table-cell table:formula="of:=[.DL16]+1/[.$E$22]" office:value-type="float" office:value="2125" calcext:value-type="float">
            <text:p>2125</text:p>
          </table:table-cell>
          <table:table-cell table:formula="of:=[.DM16]+1/[.$E$22]" office:value-type="float" office:value="2126" calcext:value-type="float">
            <text:p>2126</text:p>
          </table:table-cell>
          <table:table-cell table:formula="of:=[.DN16]+1/[.$E$22]" office:value-type="float" office:value="2127" calcext:value-type="float">
            <text:p>2127</text:p>
          </table:table-cell>
          <table:table-cell table:formula="of:=[.DO16]+1/[.$E$22]" office:value-type="float" office:value="2128" calcext:value-type="float">
            <text:p>2128</text:p>
          </table:table-cell>
          <table:table-cell table:formula="of:=[.DP16]+1/[.$E$22]" office:value-type="float" office:value="2129" calcext:value-type="float">
            <text:p>2129</text:p>
          </table:table-cell>
          <table:table-cell table:formula="of:=[.DQ16]+1/[.$E$22]" office:value-type="float" office:value="2130" calcext:value-type="float">
            <text:p>2130</text:p>
          </table:table-cell>
          <table:table-cell table:formula="of:=[.DR16]+1/[.$E$22]" office:value-type="float" office:value="2131" calcext:value-type="float">
            <text:p>2131</text:p>
          </table:table-cell>
          <table:table-cell table:formula="of:=[.DS16]+1/[.$E$22]" office:value-type="float" office:value="2132" calcext:value-type="float">
            <text:p>2132</text:p>
          </table:table-cell>
          <table:table-cell table:formula="of:=[.DT16]+1/[.$E$22]" office:value-type="float" office:value="2133" calcext:value-type="float">
            <text:p>2133</text:p>
          </table:table-cell>
          <table:table-cell table:formula="of:=[.DU16]+1/[.$E$22]" office:value-type="float" office:value="2134" calcext:value-type="float">
            <text:p>2134</text:p>
          </table:table-cell>
          <table:table-cell table:formula="of:=[.DV16]+1/[.$E$22]" office:value-type="float" office:value="2135" calcext:value-type="float">
            <text:p>2135</text:p>
          </table:table-cell>
          <table:table-cell table:formula="of:=[.DW16]+1/[.$E$22]" office:value-type="float" office:value="2136" calcext:value-type="float">
            <text:p>2136</text:p>
          </table:table-cell>
          <table:table-cell table:formula="of:=[.DX16]+1/[.$E$22]" office:value-type="float" office:value="2137" calcext:value-type="float">
            <text:p>2137</text:p>
          </table:table-cell>
          <table:table-cell table:formula="of:=[.DY16]+1/[.$E$22]" office:value-type="float" office:value="2138" calcext:value-type="float">
            <text:p>2138</text:p>
          </table:table-cell>
          <table:table-cell table:formula="of:=[.DZ16]+1/[.$E$22]" office:value-type="float" office:value="2139" calcext:value-type="float">
            <text:p>2139</text:p>
          </table:table-cell>
          <table:table-cell table:formula="of:=[.EA16]+1/[.$E$22]" office:value-type="float" office:value="2140" calcext:value-type="float">
            <text:p>2140</text:p>
          </table:table-cell>
          <table:table-cell table:formula="of:=[.EB16]+1/[.$E$22]" office:value-type="float" office:value="2141" calcext:value-type="float">
            <text:p>2141</text:p>
          </table:table-cell>
          <table:table-cell table:formula="of:=[.EC16]+1/[.$E$22]" office:value-type="float" office:value="2142" calcext:value-type="float">
            <text:p>2142</text:p>
          </table:table-cell>
          <table:table-cell table:formula="of:=[.ED16]+1/[.$E$22]" office:value-type="float" office:value="2143" calcext:value-type="float">
            <text:p>2143</text:p>
          </table:table-cell>
          <table:table-cell table:formula="of:=[.EE16]+1/[.$E$22]" office:value-type="float" office:value="2144" calcext:value-type="float">
            <text:p>2144</text:p>
          </table:table-cell>
          <table:table-cell table:formula="of:=[.EF16]+1/[.$E$22]" office:value-type="float" office:value="2145" calcext:value-type="float">
            <text:p>2145</text:p>
          </table:table-cell>
          <table:table-cell table:formula="of:=[.EG16]+1/[.$E$22]" office:value-type="float" office:value="2146" calcext:value-type="float">
            <text:p>2146</text:p>
          </table:table-cell>
          <table:table-cell table:formula="of:=[.EH16]+1/[.$E$22]" office:value-type="float" office:value="2147" calcext:value-type="float">
            <text:p>2147</text:p>
          </table:table-cell>
          <table:table-cell table:formula="of:=[.EI16]+1/[.$E$22]" office:value-type="float" office:value="2148" calcext:value-type="float">
            <text:p>2148</text:p>
          </table:table-cell>
          <table:table-cell table:formula="of:=[.EJ16]+1/[.$E$22]" office:value-type="float" office:value="2149" calcext:value-type="float">
            <text:p>2149</text:p>
          </table:table-cell>
          <table:table-cell table:formula="of:=[.EK16]+1/[.$E$22]" office:value-type="float" office:value="2150" calcext:value-type="float">
            <text:p>2150</text:p>
          </table:table-cell>
          <table:table-cell table:formula="of:=[.EL16]+1/[.$E$22]" office:value-type="float" office:value="2151" calcext:value-type="float">
            <text:p>2151</text:p>
          </table:table-cell>
          <table:table-cell table:formula="of:=[.EM16]+1/[.$E$22]" office:value-type="float" office:value="2152" calcext:value-type="float">
            <text:p>2152</text:p>
          </table:table-cell>
          <table:table-cell table:formula="of:=[.EN16]+1/[.$E$22]" office:value-type="float" office:value="2153" calcext:value-type="float">
            <text:p>2153</text:p>
          </table:table-cell>
          <table:table-cell table:formula="of:=[.EO16]+1/[.$E$22]" office:value-type="float" office:value="2154" calcext:value-type="float">
            <text:p>2154</text:p>
          </table:table-cell>
          <table:table-cell table:formula="of:=[.EP16]+1/[.$E$22]" office:value-type="float" office:value="2155" calcext:value-type="float">
            <text:p>2155</text:p>
          </table:table-cell>
          <table:table-cell table:formula="of:=[.EQ16]+1/[.$E$22]" office:value-type="float" office:value="2156" calcext:value-type="float">
            <text:p>2156</text:p>
          </table:table-cell>
          <table:table-cell table:formula="of:=[.ER16]+1/[.$E$22]" office:value-type="float" office:value="2157" calcext:value-type="float">
            <text:p>2157</text:p>
          </table:table-cell>
          <table:table-cell table:formula="of:=[.ES16]+1/[.$E$22]" office:value-type="float" office:value="2158" calcext:value-type="float">
            <text:p>2158</text:p>
          </table:table-cell>
          <table:table-cell table:formula="of:=[.ET16]+1/[.$E$22]" office:value-type="float" office:value="2159" calcext:value-type="float">
            <text:p>2159</text:p>
          </table:table-cell>
          <table:table-cell table:formula="of:=[.EU16]+1/[.$E$22]" office:value-type="float" office:value="2160" calcext:value-type="float">
            <text:p>2160</text:p>
          </table:table-cell>
          <table:table-cell table:formula="of:=[.EV16]+1/[.$E$22]" office:value-type="float" office:value="2161" calcext:value-type="float">
            <text:p>2161</text:p>
          </table:table-cell>
          <table:table-cell table:formula="of:=[.EW16]+1/[.$E$22]" office:value-type="float" office:value="2162" calcext:value-type="float">
            <text:p>2162</text:p>
          </table:table-cell>
          <table:table-cell table:formula="of:=[.EX16]+1/[.$E$22]" office:value-type="float" office:value="2163" calcext:value-type="float">
            <text:p>2163</text:p>
          </table:table-cell>
          <table:table-cell table:formula="of:=[.EY16]+1/[.$E$22]" office:value-type="float" office:value="2164" calcext:value-type="float">
            <text:p>2164</text:p>
          </table:table-cell>
          <table:table-cell table:formula="of:=[.EZ16]+1/[.$E$22]" office:value-type="float" office:value="2165" calcext:value-type="float">
            <text:p>2165</text:p>
          </table:table-cell>
          <table:table-cell table:formula="of:=[.FA16]+1/[.$E$22]" office:value-type="float" office:value="2166" calcext:value-type="float">
            <text:p>2166</text:p>
          </table:table-cell>
          <table:table-cell table:formula="of:=[.FB16]+1/[.$E$22]" office:value-type="float" office:value="2167" calcext:value-type="float">
            <text:p>2167</text:p>
          </table:table-cell>
          <table:table-cell table:formula="of:=[.FC16]+1/[.$E$22]" office:value-type="float" office:value="2168" calcext:value-type="float">
            <text:p>2168</text:p>
          </table:table-cell>
          <table:table-cell table:formula="of:=[.FD16]+1/[.$E$22]" office:value-type="float" office:value="2169" calcext:value-type="float">
            <text:p>2169</text:p>
          </table:table-cell>
          <table:table-cell table:formula="of:=[.FE16]+1/[.$E$22]" office:value-type="float" office:value="2170" calcext:value-type="float">
            <text:p>2170</text:p>
          </table:table-cell>
          <table:table-cell table:formula="of:=[.FF16]+1/[.$E$22]" office:value-type="float" office:value="2171" calcext:value-type="float">
            <text:p>2171</text:p>
          </table:table-cell>
          <table:table-cell table:formula="of:=[.FG16]+1/[.$E$22]" office:value-type="float" office:value="2172" calcext:value-type="float">
            <text:p>2172</text:p>
          </table:table-cell>
          <table:table-cell table:formula="of:=[.FH16]+1/[.$E$22]" office:value-type="float" office:value="2173" calcext:value-type="float">
            <text:p>2173</text:p>
          </table:table-cell>
          <table:table-cell table:formula="of:=[.FI16]+1/[.$E$22]" office:value-type="float" office:value="2174" calcext:value-type="float">
            <text:p>2174</text:p>
          </table:table-cell>
          <table:table-cell table:formula="of:=[.FJ16]+1/[.$E$22]" office:value-type="float" office:value="2175" calcext:value-type="float">
            <text:p>2175</text:p>
          </table:table-cell>
          <table:table-cell table:formula="of:=[.FK16]+1/[.$E$22]" office:value-type="float" office:value="2176" calcext:value-type="float">
            <text:p>2176</text:p>
          </table:table-cell>
          <table:table-cell table:formula="of:=[.FL16]+1/[.$E$22]" office:value-type="float" office:value="2177" calcext:value-type="float">
            <text:p>2177</text:p>
          </table:table-cell>
          <table:table-cell table:formula="of:=[.FM16]+1/[.$E$22]" office:value-type="float" office:value="2178" calcext:value-type="float">
            <text:p>2178</text:p>
          </table:table-cell>
          <table:table-cell table:formula="of:=[.FN16]+1/[.$E$22]" office:value-type="float" office:value="2179" calcext:value-type="float">
            <text:p>2179</text:p>
          </table:table-cell>
          <table:table-cell table:formula="of:=[.FO16]+1/[.$E$22]" office:value-type="float" office:value="2180" calcext:value-type="float">
            <text:p>2180</text:p>
          </table:table-cell>
          <table:table-cell table:formula="of:=[.FP16]+1/[.$E$22]" office:value-type="float" office:value="2181" calcext:value-type="float">
            <text:p>2181</text:p>
          </table:table-cell>
          <table:table-cell table:formula="of:=[.FQ16]+1/[.$E$22]" office:value-type="float" office:value="2182" calcext:value-type="float">
            <text:p>2182</text:p>
          </table:table-cell>
          <table:table-cell table:formula="of:=[.FR16]+1/[.$E$22]" office:value-type="float" office:value="2183" calcext:value-type="float">
            <text:p>2183</text:p>
          </table:table-cell>
          <table:table-cell table:formula="of:=[.FS16]+1/[.$E$22]" office:value-type="float" office:value="2184" calcext:value-type="float">
            <text:p>2184</text:p>
          </table:table-cell>
          <table:table-cell table:formula="of:=[.FT16]+1/[.$E$22]" office:value-type="float" office:value="2185" calcext:value-type="float">
            <text:p>2185</text:p>
          </table:table-cell>
          <table:table-cell table:formula="of:=[.FU16]+1/[.$E$22]" office:value-type="float" office:value="2186" calcext:value-type="float">
            <text:p>2186</text:p>
          </table:table-cell>
          <table:table-cell table:formula="of:=[.FV16]+1/[.$E$22]" office:value-type="float" office:value="2187" calcext:value-type="float">
            <text:p>2187</text:p>
          </table:table-cell>
          <table:table-cell table:formula="of:=[.FW16]+1/[.$E$22]" office:value-type="float" office:value="2188" calcext:value-type="float">
            <text:p>2188</text:p>
          </table:table-cell>
          <table:table-cell table:formula="of:=[.FX16]+1/[.$E$22]" office:value-type="float" office:value="2189" calcext:value-type="float">
            <text:p>2189</text:p>
          </table:table-cell>
          <table:table-cell table:formula="of:=[.FY16]+1/[.$E$22]" office:value-type="float" office:value="2190" calcext:value-type="float">
            <text:p>2190</text:p>
          </table:table-cell>
          <table:table-cell table:formula="of:=[.FZ16]+1/[.$E$22]" office:value-type="float" office:value="2191" calcext:value-type="float">
            <text:p>2191</text:p>
          </table:table-cell>
          <table:table-cell table:formula="of:=[.GA16]+1/[.$E$22]" office:value-type="float" office:value="2192" calcext:value-type="float">
            <text:p>2192</text:p>
          </table:table-cell>
          <table:table-cell table:formula="of:=[.GB16]+1/[.$E$22]" office:value-type="float" office:value="2193" calcext:value-type="float">
            <text:p>2193</text:p>
          </table:table-cell>
          <table:table-cell table:formula="of:=[.GC16]+1/[.$E$22]" office:value-type="float" office:value="2194" calcext:value-type="float">
            <text:p>2194</text:p>
          </table:table-cell>
          <table:table-cell table:formula="of:=[.GD16]+1/[.$E$22]" office:value-type="float" office:value="2195" calcext:value-type="float">
            <text:p>2195</text:p>
          </table:table-cell>
          <table:table-cell table:formula="of:=[.GE16]+1/[.$E$22]" office:value-type="float" office:value="2196" calcext:value-type="float">
            <text:p>2196</text:p>
          </table:table-cell>
          <table:table-cell table:formula="of:=[.GF16]+1/[.$E$22]" office:value-type="float" office:value="2197" calcext:value-type="float">
            <text:p>2197</text:p>
          </table:table-cell>
          <table:table-cell table:formula="of:=[.GG16]+1/[.$E$22]" office:value-type="float" office:value="2198" calcext:value-type="float">
            <text:p>2198</text:p>
          </table:table-cell>
          <table:table-cell table:formula="of:=[.GH16]+1/[.$E$22]" office:value-type="float" office:value="2199" calcext:value-type="float">
            <text:p>2199</text:p>
          </table:table-cell>
          <table:table-cell table:formula="of:=[.GI16]+1/[.$E$22]" office:value-type="float" office:value="2200" calcext:value-type="float">
            <text:p>2200</text:p>
          </table:table-cell>
          <table:table-cell table:formula="of:=[.GJ16]+1/[.$E$22]" office:value-type="float" office:value="2201" calcext:value-type="float">
            <text:p>2201</text:p>
          </table:table-cell>
          <table:table-cell table:formula="of:=[.GK16]+1/[.$E$22]" office:value-type="float" office:value="2202" calcext:value-type="float">
            <text:p>2202</text:p>
          </table:table-cell>
          <table:table-cell table:formula="of:=[.GL16]+1/[.$E$22]" office:value-type="float" office:value="2203" calcext:value-type="float">
            <text:p>2203</text:p>
          </table:table-cell>
          <table:table-cell table:formula="of:=[.GM16]+1/[.$E$22]" office:value-type="float" office:value="2204" calcext:value-type="float">
            <text:p>2204</text:p>
          </table:table-cell>
          <table:table-cell table:formula="of:=[.GN16]+1/[.$E$22]" office:value-type="float" office:value="2205" calcext:value-type="float">
            <text:p>2205</text:p>
          </table:table-cell>
          <table:table-cell table:formula="of:=[.GO16]+1/[.$E$22]" office:value-type="float" office:value="2206" calcext:value-type="float">
            <text:p>2206</text:p>
          </table:table-cell>
          <table:table-cell table:formula="of:=[.GP16]+1/[.$E$22]" office:value-type="float" office:value="2207" calcext:value-type="float">
            <text:p>2207</text:p>
          </table:table-cell>
          <table:table-cell table:formula="of:=[.GQ16]+1/[.$E$22]" office:value-type="float" office:value="2208" calcext:value-type="float">
            <text:p>2208</text:p>
          </table:table-cell>
          <table:table-cell table:formula="of:=[.GR16]+1/[.$E$22]" office:value-type="float" office:value="2209" calcext:value-type="float">
            <text:p>2209</text:p>
          </table:table-cell>
          <table:table-cell table:formula="of:=[.GS16]+1/[.$E$22]" office:value-type="float" office:value="2210" calcext:value-type="float">
            <text:p>2210</text:p>
          </table:table-cell>
          <table:table-cell table:formula="of:=[.GT16]+1/[.$E$22]" office:value-type="float" office:value="2211" calcext:value-type="float">
            <text:p>2211</text:p>
          </table:table-cell>
          <table:table-cell table:formula="of:=[.GU16]+1/[.$E$22]" office:value-type="float" office:value="2212" calcext:value-type="float">
            <text:p>2212</text:p>
          </table:table-cell>
          <table:table-cell table:formula="of:=[.GV16]+1/[.$E$22]" office:value-type="float" office:value="2213" calcext:value-type="float">
            <text:p>2213</text:p>
          </table:table-cell>
          <table:table-cell table:formula="of:=[.GW16]+1/[.$E$22]" office:value-type="float" office:value="2214" calcext:value-type="float">
            <text:p>2214</text:p>
          </table:table-cell>
          <table:table-cell table:formula="of:=[.GX16]+1/[.$E$22]" office:value-type="float" office:value="2215" calcext:value-type="float">
            <text:p>2215</text:p>
          </table:table-cell>
          <table:table-cell table:formula="of:=[.GY16]+1/[.$E$22]" office:value-type="float" office:value="2216" calcext:value-type="float">
            <text:p>2216</text:p>
          </table:table-cell>
          <table:table-cell table:formula="of:=[.GZ16]+1/[.$E$22]" office:value-type="float" office:value="2217" calcext:value-type="float">
            <text:p>2217</text:p>
          </table:table-cell>
          <table:table-cell table:formula="of:=[.HA16]+1/[.$E$22]" office:value-type="float" office:value="2218" calcext:value-type="float">
            <text:p>2218</text:p>
          </table:table-cell>
          <table:table-cell table:formula="of:=[.HB16]+1/[.$E$22]" office:value-type="float" office:value="2219" calcext:value-type="float">
            <text:p>2219</text:p>
          </table:table-cell>
          <table:table-cell table:formula="of:=[.HC16]+1/[.$E$22]" office:value-type="float" office:value="2220" calcext:value-type="float">
            <text:p>2220</text:p>
          </table:table-cell>
          <table:table-cell table:formula="of:=[.HD16]+1/[.$E$22]" office:value-type="float" office:value="2221" calcext:value-type="float">
            <text:p>2221</text:p>
          </table:table-cell>
          <table:table-cell table:formula="of:=[.HE16]+1/[.$E$22]" office:value-type="float" office:value="2222" calcext:value-type="float">
            <text:p>2222</text:p>
          </table:table-cell>
          <table:table-cell table:formula="of:=[.HF16]+1/[.$E$22]" office:value-type="float" office:value="2223" calcext:value-type="float">
            <text:p>2223</text:p>
          </table:table-cell>
          <table:table-cell table:formula="of:=[.HG16]+1/[.$E$22]" office:value-type="float" office:value="2224" calcext:value-type="float">
            <text:p>2224</text:p>
          </table:table-cell>
          <table:table-cell table:formula="of:=[.HH16]+1/[.$E$22]" office:value-type="float" office:value="2225" calcext:value-type="float">
            <text:p>2225</text:p>
          </table:table-cell>
          <table:table-cell table:formula="of:=[.HI16]+1/[.$E$22]" office:value-type="float" office:value="2226" calcext:value-type="float">
            <text:p>2226</text:p>
          </table:table-cell>
          <table:table-cell table:formula="of:=[.HJ16]+1/[.$E$22]" office:value-type="float" office:value="2227" calcext:value-type="float">
            <text:p>2227</text:p>
          </table:table-cell>
          <table:table-cell table:formula="of:=[.HK16]+1/[.$E$22]" office:value-type="float" office:value="2228" calcext:value-type="float">
            <text:p>2228</text:p>
          </table:table-cell>
          <table:table-cell table:formula="of:=[.HL16]+1/[.$E$22]" office:value-type="float" office:value="2229" calcext:value-type="float">
            <text:p>2229</text:p>
          </table:table-cell>
          <table:table-cell table:formula="of:=[.HM16]+1/[.$E$22]" office:value-type="float" office:value="2230" calcext:value-type="float">
            <text:p>2230</text:p>
          </table:table-cell>
          <table:table-cell table:formula="of:=[.HN16]+1/[.$E$22]" office:value-type="float" office:value="2231" calcext:value-type="float">
            <text:p>2231</text:p>
          </table:table-cell>
          <table:table-cell table:formula="of:=[.HO16]+1/[.$E$22]" office:value-type="float" office:value="2232" calcext:value-type="float">
            <text:p>2232</text:p>
          </table:table-cell>
          <table:table-cell table:formula="of:=[.HP16]+1/[.$E$22]" office:value-type="float" office:value="2233" calcext:value-type="float">
            <text:p>2233</text:p>
          </table:table-cell>
          <table:table-cell table:formula="of:=[.HQ16]+1/[.$E$22]" office:value-type="float" office:value="2234" calcext:value-type="float">
            <text:p>2234</text:p>
          </table:table-cell>
          <table:table-cell table:formula="of:=[.HR16]+1/[.$E$22]" office:value-type="float" office:value="2235" calcext:value-type="float">
            <text:p>2235</text:p>
          </table:table-cell>
          <table:table-cell table:formula="of:=[.HS16]+1/[.$E$22]" office:value-type="float" office:value="2236" calcext:value-type="float">
            <text:p>2236</text:p>
          </table:table-cell>
          <table:table-cell table:formula="of:=[.HT16]+1/[.$E$22]" office:value-type="float" office:value="2237" calcext:value-type="float">
            <text:p>2237</text:p>
          </table:table-cell>
          <table:table-cell table:formula="of:=[.HU16]+1/[.$E$22]" office:value-type="float" office:value="2238" calcext:value-type="float">
            <text:p>2238</text:p>
          </table:table-cell>
          <table:table-cell table:formula="of:=[.HV16]+1/[.$E$22]" office:value-type="float" office:value="2239" calcext:value-type="float">
            <text:p>2239</text:p>
          </table:table-cell>
          <table:table-cell table:formula="of:=[.HW16]+1/[.$E$22]" office:value-type="float" office:value="2240" calcext:value-type="float">
            <text:p>2240</text:p>
          </table:table-cell>
          <table:table-cell table:formula="of:=[.HX16]+1/[.$E$22]" office:value-type="float" office:value="2241" calcext:value-type="float">
            <text:p>2241</text:p>
          </table:table-cell>
          <table:table-cell table:formula="of:=[.HY16]+1/[.$E$22]" office:value-type="float" office:value="2242" calcext:value-type="float">
            <text:p>2242</text:p>
          </table:table-cell>
          <table:table-cell table:formula="of:=[.HZ16]+1/[.$E$22]" office:value-type="float" office:value="2243" calcext:value-type="float">
            <text:p>2243</text:p>
          </table:table-cell>
          <table:table-cell table:formula="of:=[.IA16]+1/[.$E$22]" office:value-type="float" office:value="2244" calcext:value-type="float">
            <text:p>2244</text:p>
          </table:table-cell>
          <table:table-cell table:formula="of:=[.IB16]+1/[.$E$22]" office:value-type="float" office:value="2245" calcext:value-type="float">
            <text:p>2245</text:p>
          </table:table-cell>
          <table:table-cell table:formula="of:=[.IC16]+1/[.$E$22]" office:value-type="float" office:value="2246" calcext:value-type="float">
            <text:p>2246</text:p>
          </table:table-cell>
          <table:table-cell table:formula="of:=[.ID16]+1/[.$E$22]" office:value-type="float" office:value="2247" calcext:value-type="float">
            <text:p>2247</text:p>
          </table:table-cell>
          <table:table-cell table:formula="of:=[.IE16]+1/[.$E$22]" office:value-type="float" office:value="2248" calcext:value-type="float">
            <text:p>2248</text:p>
          </table:table-cell>
          <table:table-cell table:formula="of:=[.IF16]+1/[.$E$22]" office:value-type="float" office:value="2249" calcext:value-type="float">
            <text:p>2249</text:p>
          </table:table-cell>
          <table:table-cell table:formula="of:=[.IG16]+1/[.$E$22]" office:value-type="float" office:value="2250" calcext:value-type="float">
            <text:p>2250</text:p>
          </table:table-cell>
          <table:table-cell table:formula="of:=[.IH16]+1/[.$E$22]" office:value-type="float" office:value="2251" calcext:value-type="float">
            <text:p>2251</text:p>
          </table:table-cell>
          <table:table-cell table:formula="of:=[.II16]+1/[.$E$22]" office:value-type="float" office:value="2252" calcext:value-type="float">
            <text:p>2252</text:p>
          </table:table-cell>
          <table:table-cell table:formula="of:=[.IJ16]+1/[.$E$22]" office:value-type="float" office:value="2253" calcext:value-type="float">
            <text:p>2253</text:p>
          </table:table-cell>
          <table:table-cell table:formula="of:=[.IK16]+1/[.$E$22]" office:value-type="float" office:value="2254" calcext:value-type="float">
            <text:p>2254</text:p>
          </table:table-cell>
          <table:table-cell table:formula="of:=[.IL16]+1/[.$E$22]" office:value-type="float" office:value="2255" calcext:value-type="float">
            <text:p>2255</text:p>
          </table:table-cell>
          <table:table-cell table:formula="of:=[.IM16]+1/[.$E$22]" office:value-type="float" office:value="2256" calcext:value-type="float">
            <text:p>2256</text:p>
          </table:table-cell>
          <table:table-cell table:formula="of:=[.IN16]+1/[.$E$22]" office:value-type="float" office:value="2257" calcext:value-type="float">
            <text:p>2257</text:p>
          </table:table-cell>
          <table:table-cell table:formula="of:=[.IO16]+1/[.$E$22]" office:value-type="float" office:value="2258" calcext:value-type="float">
            <text:p>2258</text:p>
          </table:table-cell>
          <table:table-cell table:formula="of:=[.IP16]+1/[.$E$22]" office:value-type="float" office:value="2259" calcext:value-type="float">
            <text:p>2259</text:p>
          </table:table-cell>
          <table:table-cell table:formula="of:=[.IQ16]+1/[.$E$22]" office:value-type="float" office:value="2260" calcext:value-type="float">
            <text:p>2260</text:p>
          </table:table-cell>
          <table:table-cell table:formula="of:=[.IR16]+1/[.$E$22]" office:value-type="float" office:value="2261" calcext:value-type="float">
            <text:p>2261</text:p>
          </table:table-cell>
          <table:table-cell table:formula="of:=[.IS16]+1/[.$E$22]" office:value-type="float" office:value="2262" calcext:value-type="float">
            <text:p>2262</text:p>
          </table:table-cell>
          <table:table-cell table:formula="of:=[.IT16]+1/[.$E$22]" office:value-type="float" office:value="2263" calcext:value-type="float">
            <text:p>2263</text:p>
          </table:table-cell>
          <table:table-cell table:formula="of:=[.IU16]+1/[.$E$22]" office:value-type="float" office:value="2264" calcext:value-type="float">
            <text:p>2264</text:p>
          </table:table-cell>
          <table:table-cell table:formula="of:=[.IV16]+1/[.$E$22]" office:value-type="float" office:value="2265" calcext:value-type="float">
            <text:p>2265</text:p>
          </table:table-cell>
          <table:table-cell table:formula="of:=[.IW16]+1/[.$E$22]" office:value-type="float" office:value="2266" calcext:value-type="float">
            <text:p>2266</text:p>
          </table:table-cell>
          <table:table-cell table:formula="of:=[.IX16]+1/[.$E$22]" office:value-type="float" office:value="2267" calcext:value-type="float">
            <text:p>2267</text:p>
          </table:table-cell>
          <table:table-cell table:formula="of:=[.IY16]+1/[.$E$22]" office:value-type="float" office:value="2268" calcext:value-type="float">
            <text:p>2268</text:p>
          </table:table-cell>
          <table:table-cell table:formula="of:=[.IZ16]+1/[.$E$22]" office:value-type="float" office:value="2269" calcext:value-type="float">
            <text:p>2269</text:p>
          </table:table-cell>
          <table:table-cell table:formula="of:=[.JA16]+1/[.$E$22]" office:value-type="float" office:value="2270" calcext:value-type="float">
            <text:p>2270</text:p>
          </table:table-cell>
          <table:table-cell table:formula="of:=[.JB16]+1/[.$E$22]" office:value-type="float" office:value="2271" calcext:value-type="float">
            <text:p>2271</text:p>
          </table:table-cell>
          <table:table-cell table:formula="of:=[.JC16]+1/[.$E$22]" office:value-type="float" office:value="2272" calcext:value-type="float">
            <text:p>2272</text:p>
          </table:table-cell>
          <table:table-cell table:formula="of:=[.JD16]+1/[.$E$22]" office:value-type="float" office:value="2273" calcext:value-type="float">
            <text:p>2273</text:p>
          </table:table-cell>
          <table:table-cell table:formula="of:=[.JE16]+1/[.$E$22]" office:value-type="float" office:value="2274" calcext:value-type="float">
            <text:p>2274</text:p>
          </table:table-cell>
          <table:table-cell table:formula="of:=[.JF16]+1/[.$E$22]" office:value-type="float" office:value="2275" calcext:value-type="float">
            <text:p>2275</text:p>
          </table:table-cell>
          <table:table-cell table:formula="of:=[.JG16]+1/[.$E$22]" office:value-type="float" office:value="2276" calcext:value-type="float">
            <text:p>2276</text:p>
          </table:table-cell>
          <table:table-cell table:formula="of:=[.JH16]+1/[.$E$22]" office:value-type="float" office:value="2277" calcext:value-type="float">
            <text:p>2277</text:p>
          </table:table-cell>
          <table:table-cell table:formula="of:=[.JI16]+1/[.$E$22]" office:value-type="float" office:value="2278" calcext:value-type="float">
            <text:p>2278</text:p>
          </table:table-cell>
          <table:table-cell table:formula="of:=[.JJ16]+1/[.$E$22]" office:value-type="float" office:value="2279" calcext:value-type="float">
            <text:p>2279</text:p>
          </table:table-cell>
          <table:table-cell table:formula="of:=[.JK16]+1/[.$E$22]" office:value-type="float" office:value="2280" calcext:value-type="float">
            <text:p>2280</text:p>
          </table:table-cell>
          <table:table-cell table:formula="of:=[.JL16]+1/[.$E$22]" office:value-type="float" office:value="2281" calcext:value-type="float">
            <text:p>2281</text:p>
          </table:table-cell>
          <table:table-cell table:formula="of:=[.JM16]+1/[.$E$22]" office:value-type="float" office:value="2282" calcext:value-type="float">
            <text:p>2282</text:p>
          </table:table-cell>
          <table:table-cell table:formula="of:=[.JN16]+1/[.$E$22]" office:value-type="float" office:value="2283" calcext:value-type="float">
            <text:p>2283</text:p>
          </table:table-cell>
          <table:table-cell table:formula="of:=[.JO16]+1/[.$E$22]" office:value-type="float" office:value="2284" calcext:value-type="float">
            <text:p>2284</text:p>
          </table:table-cell>
          <table:table-cell table:formula="of:=[.JP16]+1/[.$E$22]" office:value-type="float" office:value="2285" calcext:value-type="float">
            <text:p>2285</text:p>
          </table:table-cell>
          <table:table-cell table:formula="of:=[.JQ16]+1/[.$E$22]" office:value-type="float" office:value="2286" calcext:value-type="float">
            <text:p>2286</text:p>
          </table:table-cell>
          <table:table-cell table:formula="of:=[.JR16]+1/[.$E$22]" office:value-type="float" office:value="2287" calcext:value-type="float">
            <text:p>2287</text:p>
          </table:table-cell>
          <table:table-cell table:formula="of:=[.JS16]+1/[.$E$22]" office:value-type="float" office:value="2288" calcext:value-type="float">
            <text:p>2288</text:p>
          </table:table-cell>
          <table:table-cell table:formula="of:=[.JT16]+1/[.$E$22]" office:value-type="float" office:value="2289" calcext:value-type="float">
            <text:p>2289</text:p>
          </table:table-cell>
          <table:table-cell table:formula="of:=[.JU16]+1/[.$E$22]" office:value-type="float" office:value="2290" calcext:value-type="float">
            <text:p>2290</text:p>
          </table:table-cell>
          <table:table-cell table:formula="of:=[.JV16]+1/[.$E$22]" office:value-type="float" office:value="2291" calcext:value-type="float">
            <text:p>2291</text:p>
          </table:table-cell>
          <table:table-cell table:formula="of:=[.JW16]+1/[.$E$22]" office:value-type="float" office:value="2292" calcext:value-type="float">
            <text:p>2292</text:p>
          </table:table-cell>
          <table:table-cell table:formula="of:=[.JX16]+1/[.$E$22]" office:value-type="float" office:value="2293" calcext:value-type="float">
            <text:p>2293</text:p>
          </table:table-cell>
          <table:table-cell table:formula="of:=[.JY16]+1/[.$E$22]" office:value-type="float" office:value="2294" calcext:value-type="float">
            <text:p>2294</text:p>
          </table:table-cell>
          <table:table-cell table:formula="of:=[.JZ16]+1/[.$E$22]" office:value-type="float" office:value="2295" calcext:value-type="float">
            <text:p>2295</text:p>
          </table:table-cell>
          <table:table-cell table:formula="of:=[.KA16]+1/[.$E$22]" office:value-type="float" office:value="2296" calcext:value-type="float">
            <text:p>2296</text:p>
          </table:table-cell>
          <table:table-cell table:formula="of:=[.KB16]+1/[.$E$22]" office:value-type="float" office:value="2297" calcext:value-type="float">
            <text:p>2297</text:p>
          </table:table-cell>
          <table:table-cell table:formula="of:=[.KC16]+1/[.$E$22]" office:value-type="float" office:value="2298" calcext:value-type="float">
            <text:p>2298</text:p>
          </table:table-cell>
          <table:table-cell table:formula="of:=[.KD16]+1/[.$E$22]" office:value-type="float" office:value="2299" calcext:value-type="float">
            <text:p>2299</text:p>
          </table:table-cell>
          <table:table-cell table:formula="of:=[.KE16]+1/[.$E$22]" office:value-type="float" office:value="2300" calcext:value-type="float">
            <text:p>2300</text:p>
          </table:table-cell>
          <table:table-cell table:formula="of:=[.KF16]+1/[.$E$22]" office:value-type="float" office:value="2301" calcext:value-type="float">
            <text:p>2301</text:p>
          </table:table-cell>
          <table:table-cell table:formula="of:=[.KG16]+1/[.$E$22]" office:value-type="float" office:value="2302" calcext:value-type="float">
            <text:p>2302</text:p>
          </table:table-cell>
          <table:table-cell table:formula="of:=[.KH16]+1/[.$E$22]" office:value-type="float" office:value="2303" calcext:value-type="float">
            <text:p>2303</text:p>
          </table:table-cell>
          <table:table-cell table:formula="of:=[.KI16]+1/[.$E$22]" office:value-type="float" office:value="2304" calcext:value-type="float">
            <text:p>2304</text:p>
          </table:table-cell>
          <table:table-cell table:formula="of:=[.KJ16]+1/[.$E$22]" office:value-type="float" office:value="2305" calcext:value-type="float">
            <text:p>2305</text:p>
          </table:table-cell>
          <table:table-cell table:formula="of:=[.KK16]+1/[.$E$22]" office:value-type="float" office:value="2306" calcext:value-type="float">
            <text:p>2306</text:p>
          </table:table-cell>
          <table:table-cell table:formula="of:=[.KL16]+1/[.$E$22]" office:value-type="float" office:value="2307" calcext:value-type="float">
            <text:p>2307</text:p>
          </table:table-cell>
          <table:table-cell table:formula="of:=[.KM16]+1/[.$E$22]" office:value-type="float" office:value="2308" calcext:value-type="float">
            <text:p>2308</text:p>
          </table:table-cell>
          <table:table-cell table:formula="of:=[.KN16]+1/[.$E$22]" office:value-type="float" office:value="2309" calcext:value-type="float">
            <text:p>2309</text:p>
          </table:table-cell>
          <table:table-cell table:formula="of:=[.KO16]+1/[.$E$22]" office:value-type="float" office:value="2310" calcext:value-type="float">
            <text:p>2310</text:p>
          </table:table-cell>
          <table:table-cell table:formula="of:=[.KP16]+1/[.$E$22]" office:value-type="float" office:value="2311" calcext:value-type="float">
            <text:p>2311</text:p>
          </table:table-cell>
          <table:table-cell table:formula="of:=[.KQ16]+1/[.$E$22]" office:value-type="float" office:value="2312" calcext:value-type="float">
            <text:p>2312</text:p>
          </table:table-cell>
          <table:table-cell table:formula="of:=[.KR16]+1/[.$E$22]" office:value-type="float" office:value="2313" calcext:value-type="float">
            <text:p>2313</text:p>
          </table:table-cell>
          <table:table-cell table:formula="of:=[.KS16]+1/[.$E$22]" office:value-type="float" office:value="2314" calcext:value-type="float">
            <text:p>2314</text:p>
          </table:table-cell>
          <table:table-cell table:formula="of:=[.KT16]+1/[.$E$22]" office:value-type="float" office:value="2315" calcext:value-type="float">
            <text:p>2315</text:p>
          </table:table-cell>
          <table:table-cell table:formula="of:=[.KU16]+1/[.$E$22]" office:value-type="float" office:value="2316" calcext:value-type="float">
            <text:p>2316</text:p>
          </table:table-cell>
          <table:table-cell table:formula="of:=[.KV16]+1/[.$E$22]" office:value-type="float" office:value="2317" calcext:value-type="float">
            <text:p>2317</text:p>
          </table:table-cell>
          <table:table-cell table:formula="of:=[.KW16]+1/[.$E$22]" office:value-type="float" office:value="2318" calcext:value-type="float">
            <text:p>2318</text:p>
          </table:table-cell>
          <table:table-cell table:formula="of:=[.KX16]+1/[.$E$22]" office:value-type="float" office:value="2319" calcext:value-type="float">
            <text:p>2319</text:p>
          </table:table-cell>
          <table:table-cell table:formula="of:=[.KY16]+1/[.$E$22]" office:value-type="float" office:value="2320" calcext:value-type="float">
            <text:p>2320</text:p>
          </table:table-cell>
          <table:table-cell table:formula="of:=[.KZ16]+1/[.$E$22]" office:value-type="float" office:value="2321" calcext:value-type="float">
            <text:p>2321</text:p>
          </table:table-cell>
          <table:table-cell table:formula="of:=[.LA16]+1/[.$E$22]" office:value-type="float" office:value="2322" calcext:value-type="float">
            <text:p>2322</text:p>
          </table:table-cell>
          <table:table-cell table:formula="of:=[.LB16]+1/[.$E$22]" office:value-type="float" office:value="2323" calcext:value-type="float">
            <text:p>2323</text:p>
          </table:table-cell>
          <table:table-cell table:formula="of:=[.LC16]+1/[.$E$22]" office:value-type="float" office:value="2324" calcext:value-type="float">
            <text:p>2324</text:p>
          </table:table-cell>
          <table:table-cell table:formula="of:=[.LD16]+1/[.$E$22]" office:value-type="float" office:value="2325" calcext:value-type="float">
            <text:p>2325</text:p>
          </table:table-cell>
          <table:table-cell table:formula="of:=[.LE16]+1/[.$E$22]" office:value-type="float" office:value="2326" calcext:value-type="float">
            <text:p>2326</text:p>
          </table:table-cell>
          <table:table-cell table:formula="of:=[.LF16]+1/[.$E$22]" office:value-type="float" office:value="2327" calcext:value-type="float">
            <text:p>2327</text:p>
          </table:table-cell>
          <table:table-cell table:formula="of:=[.LG16]+1/[.$E$22]" office:value-type="float" office:value="2328" calcext:value-type="float">
            <text:p>2328</text:p>
          </table:table-cell>
          <table:table-cell table:formula="of:=[.LH16]+1/[.$E$22]" office:value-type="float" office:value="2329" calcext:value-type="float">
            <text:p>2329</text:p>
          </table:table-cell>
          <table:table-cell table:formula="of:=[.LI16]+1/[.$E$22]" office:value-type="float" office:value="2330" calcext:value-type="float">
            <text:p>2330</text:p>
          </table:table-cell>
          <table:table-cell table:formula="of:=[.LJ16]+1/[.$E$22]" office:value-type="float" office:value="2331" calcext:value-type="float">
            <text:p>2331</text:p>
          </table:table-cell>
          <table:table-cell table:formula="of:=[.LK16]+1/[.$E$22]" office:value-type="float" office:value="2332" calcext:value-type="float">
            <text:p>2332</text:p>
          </table:table-cell>
          <table:table-cell table:formula="of:=[.LL16]+1/[.$E$22]" office:value-type="float" office:value="2333" calcext:value-type="float">
            <text:p>2333</text:p>
          </table:table-cell>
          <table:table-cell table:formula="of:=[.LM16]+1/[.$E$22]" office:value-type="float" office:value="2334" calcext:value-type="float">
            <text:p>2334</text:p>
          </table:table-cell>
          <table:table-cell table:formula="of:=[.LN16]+1/[.$E$22]" office:value-type="float" office:value="2335" calcext:value-type="float">
            <text:p>2335</text:p>
          </table:table-cell>
          <table:table-cell table:formula="of:=[.LO16]+1/[.$E$22]" office:value-type="float" office:value="2336" calcext:value-type="float">
            <text:p>2336</text:p>
          </table:table-cell>
          <table:table-cell table:formula="of:=[.LP16]+1/[.$E$22]" office:value-type="float" office:value="2337" calcext:value-type="float">
            <text:p>2337</text:p>
          </table:table-cell>
          <table:table-cell table:formula="of:=[.LQ16]+1/[.$E$22]" office:value-type="float" office:value="2338" calcext:value-type="float">
            <text:p>2338</text:p>
          </table:table-cell>
          <table:table-cell table:formula="of:=[.LR16]+1/[.$E$22]" office:value-type="float" office:value="2339" calcext:value-type="float">
            <text:p>2339</text:p>
          </table:table-cell>
          <table:table-cell table:formula="of:=[.LS16]+1/[.$E$22]" office:value-type="float" office:value="2340" calcext:value-type="float">
            <text:p>2340</text:p>
          </table:table-cell>
          <table:table-cell table:formula="of:=[.LT16]+1/[.$E$22]" office:value-type="float" office:value="2341" calcext:value-type="float">
            <text:p>2341</text:p>
          </table:table-cell>
          <table:table-cell table:formula="of:=[.LU16]+1/[.$E$22]" office:value-type="float" office:value="2342" calcext:value-type="float">
            <text:p>2342</text:p>
          </table:table-cell>
          <table:table-cell table:formula="of:=[.LV16]+1/[.$E$22]" office:value-type="float" office:value="2343" calcext:value-type="float">
            <text:p>2343</text:p>
          </table:table-cell>
          <table:table-cell table:formula="of:=[.LW16]+1/[.$E$22]" office:value-type="float" office:value="2344" calcext:value-type="float">
            <text:p>2344</text:p>
          </table:table-cell>
          <table:table-cell table:formula="of:=[.LX16]+1/[.$E$22]" office:value-type="float" office:value="2345" calcext:value-type="float">
            <text:p>2345</text:p>
          </table:table-cell>
          <table:table-cell table:formula="of:=[.LY16]+1/[.$E$22]" office:value-type="float" office:value="2346" calcext:value-type="float">
            <text:p>2346</text:p>
          </table:table-cell>
          <table:table-cell table:formula="of:=[.LZ16]+1/[.$E$22]" office:value-type="float" office:value="2347" calcext:value-type="float">
            <text:p>2347</text:p>
          </table:table-cell>
          <table:table-cell table:formula="of:=[.MA16]+1/[.$E$22]" office:value-type="float" office:value="2348" calcext:value-type="float">
            <text:p>2348</text:p>
          </table:table-cell>
          <table:table-cell table:formula="of:=[.MB16]+1/[.$E$22]" office:value-type="float" office:value="2349" calcext:value-type="float">
            <text:p>2349</text:p>
          </table:table-cell>
          <table:table-cell table:formula="of:=[.MC16]+1/[.$E$22]" office:value-type="float" office:value="2350" calcext:value-type="float">
            <text:p>2350</text:p>
          </table:table-cell>
          <table:table-cell table:formula="of:=[.MD16]+1/[.$E$22]" office:value-type="float" office:value="2351" calcext:value-type="float">
            <text:p>2351</text:p>
          </table:table-cell>
          <table:table-cell table:formula="of:=[.ME16]+1/[.$E$22]" office:value-type="float" office:value="2352" calcext:value-type="float">
            <text:p>2352</text:p>
          </table:table-cell>
          <table:table-cell table:formula="of:=[.MF16]+1/[.$E$22]" office:value-type="float" office:value="2353" calcext:value-type="float">
            <text:p>2353</text:p>
          </table:table-cell>
          <table:table-cell table:formula="of:=[.MG16]+1/[.$E$22]" office:value-type="float" office:value="2354" calcext:value-type="float">
            <text:p>2354</text:p>
          </table:table-cell>
          <table:table-cell table:formula="of:=[.MH16]+1/[.$E$22]" office:value-type="float" office:value="2355" calcext:value-type="float">
            <text:p>2355</text:p>
          </table:table-cell>
          <table:table-cell table:formula="of:=[.MI16]+1/[.$E$22]" office:value-type="float" office:value="2356" calcext:value-type="float">
            <text:p>2356</text:p>
          </table:table-cell>
          <table:table-cell table:formula="of:=[.MJ16]+1/[.$E$22]" office:value-type="float" office:value="2357" calcext:value-type="float">
            <text:p>2357</text:p>
          </table:table-cell>
          <table:table-cell table:formula="of:=[.MK16]+1/[.$E$22]" office:value-type="float" office:value="2358" calcext:value-type="float">
            <text:p>2358</text:p>
          </table:table-cell>
          <table:table-cell table:formula="of:=[.ML16]+1/[.$E$22]" office:value-type="float" office:value="2359" calcext:value-type="float">
            <text:p>2359</text:p>
          </table:table-cell>
          <table:table-cell table:formula="of:=[.MM16]+1/[.$E$22]" office:value-type="float" office:value="2360" calcext:value-type="float">
            <text:p>2360</text:p>
          </table:table-cell>
          <table:table-cell table:formula="of:=[.MN16]+1/[.$E$22]" office:value-type="float" office:value="2361" calcext:value-type="float">
            <text:p>2361</text:p>
          </table:table-cell>
          <table:table-cell table:formula="of:=[.MO16]+1/[.$E$22]" office:value-type="float" office:value="2362" calcext:value-type="float">
            <text:p>2362</text:p>
          </table:table-cell>
          <table:table-cell table:formula="of:=[.MP16]+1/[.$E$22]" office:value-type="float" office:value="2363" calcext:value-type="float">
            <text:p>2363</text:p>
          </table:table-cell>
          <table:table-cell table:formula="of:=[.MQ16]+1/[.$E$22]" office:value-type="float" office:value="2364" calcext:value-type="float">
            <text:p>2364</text:p>
          </table:table-cell>
          <table:table-cell table:formula="of:=[.MR16]+1/[.$E$22]" office:value-type="float" office:value="2365" calcext:value-type="float">
            <text:p>2365</text:p>
          </table:table-cell>
          <table:table-cell table:formula="of:=[.MS16]+1/[.$E$22]" office:value-type="float" office:value="2366" calcext:value-type="float">
            <text:p>2366</text:p>
          </table:table-cell>
          <table:table-cell table:formula="of:=[.MT16]+1/[.$E$22]" office:value-type="float" office:value="2367" calcext:value-type="float">
            <text:p>2367</text:p>
          </table:table-cell>
          <table:table-cell table:formula="of:=[.MU16]+1/[.$E$22]" office:value-type="float" office:value="2368" calcext:value-type="float">
            <text:p>2368</text:p>
          </table:table-cell>
          <table:table-cell table:formula="of:=[.MV16]+1/[.$E$22]" office:value-type="float" office:value="2369" calcext:value-type="float">
            <text:p>2369</text:p>
          </table:table-cell>
          <table:table-cell table:formula="of:=[.MW16]+1/[.$E$22]" office:value-type="float" office:value="2370" calcext:value-type="float">
            <text:p>2370</text:p>
          </table:table-cell>
          <table:table-cell table:formula="of:=[.MX16]+1/[.$E$22]" office:value-type="float" office:value="2371" calcext:value-type="float">
            <text:p>2371</text:p>
          </table:table-cell>
          <table:table-cell table:formula="of:=[.MY16]+1/[.$E$22]" office:value-type="float" office:value="2372" calcext:value-type="float">
            <text:p>2372</text:p>
          </table:table-cell>
          <table:table-cell table:formula="of:=[.MZ16]+1/[.$E$22]" office:value-type="float" office:value="2373" calcext:value-type="float">
            <text:p>2373</text:p>
          </table:table-cell>
          <table:table-cell table:formula="of:=[.NA16]+1/[.$E$22]" office:value-type="float" office:value="2374" calcext:value-type="float">
            <text:p>2374</text:p>
          </table:table-cell>
          <table:table-cell table:formula="of:=[.NB16]+1/[.$E$22]" office:value-type="float" office:value="2375" calcext:value-type="float">
            <text:p>2375</text:p>
          </table:table-cell>
          <table:table-cell table:formula="of:=[.NC16]+1/[.$E$22]" office:value-type="float" office:value="2376" calcext:value-type="float">
            <text:p>2376</text:p>
          </table:table-cell>
          <table:table-cell table:formula="of:=[.ND16]+1/[.$E$22]" office:value-type="float" office:value="2377" calcext:value-type="float">
            <text:p>2377</text:p>
          </table:table-cell>
          <table:table-cell table:formula="of:=[.NE16]+1/[.$E$22]" office:value-type="float" office:value="2378" calcext:value-type="float">
            <text:p>2378</text:p>
          </table:table-cell>
          <table:table-cell table:formula="of:=[.NF16]+1/[.$E$22]" office:value-type="float" office:value="2379" calcext:value-type="float">
            <text:p>2379</text:p>
          </table:table-cell>
          <table:table-cell table:formula="of:=[.NG16]+1/[.$E$22]" office:value-type="float" office:value="2380" calcext:value-type="float">
            <text:p>2380</text:p>
          </table:table-cell>
          <table:table-cell table:formula="of:=[.NH16]+1/[.$E$22]" office:value-type="float" office:value="2381" calcext:value-type="float">
            <text:p>2381</text:p>
          </table:table-cell>
          <table:table-cell table:formula="of:=[.NI16]+1/[.$E$22]" office:value-type="float" office:value="2382" calcext:value-type="float">
            <text:p>2382</text:p>
          </table:table-cell>
          <table:table-cell table:formula="of:=[.NJ16]+1/[.$E$22]" office:value-type="float" office:value="2383" calcext:value-type="float">
            <text:p>2383</text:p>
          </table:table-cell>
          <table:table-cell table:formula="of:=[.NK16]+1/[.$E$22]" office:value-type="float" office:value="2384" calcext:value-type="float">
            <text:p>2384</text:p>
          </table:table-cell>
          <table:table-cell table:formula="of:=[.NL16]+1/[.$E$22]" office:value-type="float" office:value="2385" calcext:value-type="float">
            <text:p>2385</text:p>
          </table:table-cell>
          <table:table-cell table:formula="of:=[.NM16]+1/[.$E$22]" office:value-type="float" office:value="2386" calcext:value-type="float">
            <text:p>2386</text:p>
          </table:table-cell>
          <table:table-cell table:formula="of:=[.NN16]+1/[.$E$22]" office:value-type="float" office:value="2387" calcext:value-type="float">
            <text:p>2387</text:p>
          </table:table-cell>
          <table:table-cell table:formula="of:=[.NO16]+1/[.$E$22]" office:value-type="float" office:value="2388" calcext:value-type="float">
            <text:p>2388</text:p>
          </table:table-cell>
          <table:table-cell table:formula="of:=[.NP16]+1/[.$E$22]" office:value-type="float" office:value="2389" calcext:value-type="float">
            <text:p>2389</text:p>
          </table:table-cell>
          <table:table-cell table:formula="of:=[.NQ16]+1/[.$E$22]" office:value-type="float" office:value="2390" calcext:value-type="float">
            <text:p>2390</text:p>
          </table:table-cell>
          <table:table-cell table:formula="of:=[.NR16]+1/[.$E$22]" office:value-type="float" office:value="2391" calcext:value-type="float">
            <text:p>2391</text:p>
          </table:table-cell>
          <table:table-cell table:formula="of:=[.NS16]+1/[.$E$22]" office:value-type="float" office:value="2392" calcext:value-type="float">
            <text:p>2392</text:p>
          </table:table-cell>
          <table:table-cell table:formula="of:=[.NT16]+1/[.$E$22]" office:value-type="float" office:value="2393" calcext:value-type="float">
            <text:p>2393</text:p>
          </table:table-cell>
          <table:table-cell table:formula="of:=[.NU16]+1/[.$E$22]" office:value-type="float" office:value="2394" calcext:value-type="float">
            <text:p>2394</text:p>
          </table:table-cell>
          <table:table-cell table:formula="of:=[.NV16]+1/[.$E$22]" office:value-type="float" office:value="2395" calcext:value-type="float">
            <text:p>2395</text:p>
          </table:table-cell>
          <table:table-cell table:formula="of:=[.NW16]+1/[.$E$22]" office:value-type="float" office:value="2396" calcext:value-type="float">
            <text:p>2396</text:p>
          </table:table-cell>
          <table:table-cell table:formula="of:=[.NX16]+1/[.$E$22]" office:value-type="float" office:value="2397" calcext:value-type="float">
            <text:p>2397</text:p>
          </table:table-cell>
          <table:table-cell table:formula="of:=[.NY16]+1/[.$E$22]" office:value-type="float" office:value="2398" calcext:value-type="float">
            <text:p>2398</text:p>
          </table:table-cell>
          <table:table-cell table:formula="of:=[.NZ16]+1/[.$E$22]" office:value-type="float" office:value="2399" calcext:value-type="float">
            <text:p>2399</text:p>
          </table:table-cell>
          <table:table-cell table:formula="of:=[.OA16]+1/[.$E$22]" office:value-type="float" office:value="2400" calcext:value-type="float">
            <text:p>2400</text:p>
          </table:table-cell>
          <table:table-cell table:formula="of:=[.OB16]+1/[.$E$22]" office:value-type="float" office:value="2401" calcext:value-type="float">
            <text:p>2401</text:p>
          </table:table-cell>
          <table:table-cell table:formula="of:=[.OC16]+1/[.$E$22]" office:value-type="float" office:value="2402" calcext:value-type="float">
            <text:p>2402</text:p>
          </table:table-cell>
          <table:table-cell table:formula="of:=[.OD16]+1/[.$E$22]" office:value-type="float" office:value="2403" calcext:value-type="float">
            <text:p>2403</text:p>
          </table:table-cell>
          <table:table-cell table:formula="of:=[.OE16]+1/[.$E$22]" office:value-type="float" office:value="2404" calcext:value-type="float">
            <text:p>2404</text:p>
          </table:table-cell>
          <table:table-cell table:formula="of:=[.OF16]+1/[.$E$22]" office:value-type="float" office:value="2405" calcext:value-type="float">
            <text:p>2405</text:p>
          </table:table-cell>
          <table:table-cell table:formula="of:=[.OG16]+1/[.$E$22]" office:value-type="float" office:value="2406" calcext:value-type="float">
            <text:p>2406</text:p>
          </table:table-cell>
          <table:table-cell table:formula="of:=[.OH16]+1/[.$E$22]" office:value-type="float" office:value="2407" calcext:value-type="float">
            <text:p>2407</text:p>
          </table:table-cell>
          <table:table-cell table:formula="of:=[.OI16]+1/[.$E$22]" office:value-type="float" office:value="2408" calcext:value-type="float">
            <text:p>2408</text:p>
          </table:table-cell>
          <table:table-cell table:formula="of:=[.OJ16]+1/[.$E$22]" office:value-type="float" office:value="2409" calcext:value-type="float">
            <text:p>2409</text:p>
          </table:table-cell>
          <table:table-cell table:formula="of:=[.OK16]+1/[.$E$22]" office:value-type="float" office:value="2410" calcext:value-type="float">
            <text:p>2410</text:p>
          </table:table-cell>
          <table:table-cell table:formula="of:=[.OL16]+1/[.$E$22]" office:value-type="float" office:value="2411" calcext:value-type="float">
            <text:p>2411</text:p>
          </table:table-cell>
          <table:table-cell table:formula="of:=[.OM16]+1/[.$E$22]" office:value-type="float" office:value="2412" calcext:value-type="float">
            <text:p>2412</text:p>
          </table:table-cell>
          <table:table-cell table:formula="of:=[.ON16]+1/[.$E$22]" office:value-type="float" office:value="2413" calcext:value-type="float">
            <text:p>2413</text:p>
          </table:table-cell>
          <table:table-cell table:formula="of:=[.OO16]+1/[.$E$22]" office:value-type="float" office:value="2414" calcext:value-type="float">
            <text:p>2414</text:p>
          </table:table-cell>
          <table:table-cell table:formula="of:=[.OP16]+1/[.$E$22]" office:value-type="float" office:value="2415" calcext:value-type="float">
            <text:p>2415</text:p>
          </table:table-cell>
          <table:table-cell table:formula="of:=[.OQ16]+1/[.$E$22]" office:value-type="float" office:value="2416" calcext:value-type="float">
            <text:p>2416</text:p>
          </table:table-cell>
          <table:table-cell table:formula="of:=[.OR16]+1/[.$E$22]" office:value-type="float" office:value="2417" calcext:value-type="float">
            <text:p>2417</text:p>
          </table:table-cell>
          <table:table-cell table:formula="of:=[.OS16]+1/[.$E$22]" office:value-type="float" office:value="2418" calcext:value-type="float">
            <text:p>2418</text:p>
          </table:table-cell>
          <table:table-cell table:formula="of:=[.OT16]+1/[.$E$22]" office:value-type="float" office:value="2419" calcext:value-type="float">
            <text:p>2419</text:p>
          </table:table-cell>
          <table:table-cell table:formula="of:=[.OU16]+1/[.$E$22]" office:value-type="float" office:value="2420" calcext:value-type="float">
            <text:p>2420</text:p>
          </table:table-cell>
          <table:table-cell table:formula="of:=[.OV16]+1/[.$E$22]" office:value-type="float" office:value="2421" calcext:value-type="float">
            <text:p>2421</text:p>
          </table:table-cell>
          <table:table-cell table:formula="of:=[.OW16]+1/[.$E$22]" office:value-type="float" office:value="2422" calcext:value-type="float">
            <text:p>2422</text:p>
          </table:table-cell>
          <table:table-cell table:formula="of:=[.OX16]+1/[.$E$22]" office:value-type="float" office:value="2423" calcext:value-type="float">
            <text:p>2423</text:p>
          </table:table-cell>
          <table:table-cell table:formula="of:=[.OY16]+1/[.$E$22]" office:value-type="float" office:value="2424" calcext:value-type="float">
            <text:p>2424</text:p>
          </table:table-cell>
          <table:table-cell table:formula="of:=[.OZ16]+1/[.$E$22]" office:value-type="float" office:value="2425" calcext:value-type="float">
            <text:p>2425</text:p>
          </table:table-cell>
          <table:table-cell table:formula="of:=[.PA16]+1/[.$E$22]" office:value-type="float" office:value="2426" calcext:value-type="float">
            <text:p>2426</text:p>
          </table:table-cell>
          <table:table-cell table:formula="of:=[.PB16]+1/[.$E$22]" office:value-type="float" office:value="2427" calcext:value-type="float">
            <text:p>2427</text:p>
          </table:table-cell>
          <table:table-cell table:formula="of:=[.PC16]+1/[.$E$22]" office:value-type="float" office:value="2428" calcext:value-type="float">
            <text:p>2428</text:p>
          </table:table-cell>
          <table:table-cell table:formula="of:=[.PD16]+1/[.$E$22]" office:value-type="float" office:value="2429" calcext:value-type="float">
            <text:p>2429</text:p>
          </table:table-cell>
          <table:table-cell table:formula="of:=[.PE16]+1/[.$E$22]" office:value-type="float" office:value="2430" calcext:value-type="float">
            <text:p>2430</text:p>
          </table:table-cell>
          <table:table-cell table:formula="of:=[.PF16]+1/[.$E$22]" office:value-type="float" office:value="2431" calcext:value-type="float">
            <text:p>2431</text:p>
          </table:table-cell>
          <table:table-cell table:formula="of:=[.PG16]+1/[.$E$22]" office:value-type="float" office:value="2432" calcext:value-type="float">
            <text:p>2432</text:p>
          </table:table-cell>
          <table:table-cell table:formula="of:=[.PH16]+1/[.$E$22]" office:value-type="float" office:value="2433" calcext:value-type="float">
            <text:p>2433</text:p>
          </table:table-cell>
          <table:table-cell table:formula="of:=[.PI16]+1/[.$E$22]" office:value-type="float" office:value="2434" calcext:value-type="float">
            <text:p>2434</text:p>
          </table:table-cell>
          <table:table-cell table:formula="of:=[.PJ16]+1/[.$E$22]" office:value-type="float" office:value="2435" calcext:value-type="float">
            <text:p>2435</text:p>
          </table:table-cell>
          <table:table-cell table:formula="of:=[.PK16]+1/[.$E$22]" office:value-type="float" office:value="2436" calcext:value-type="float">
            <text:p>2436</text:p>
          </table:table-cell>
          <table:table-cell table:formula="of:=[.PL16]+1/[.$E$22]" office:value-type="float" office:value="2437" calcext:value-type="float">
            <text:p>2437</text:p>
          </table:table-cell>
          <table:table-cell table:formula="of:=[.PM16]+1/[.$E$22]" office:value-type="float" office:value="2438" calcext:value-type="float">
            <text:p>2438</text:p>
          </table:table-cell>
          <table:table-cell table:formula="of:=[.PN16]+1/[.$E$22]" office:value-type="float" office:value="2439" calcext:value-type="float">
            <text:p>2439</text:p>
          </table:table-cell>
          <table:table-cell table:formula="of:=[.PO16]+1/[.$E$22]" office:value-type="float" office:value="2440" calcext:value-type="float">
            <text:p>2440</text:p>
          </table:table-cell>
          <table:table-cell table:formula="of:=[.PP16]+1/[.$E$22]" office:value-type="float" office:value="2441" calcext:value-type="float">
            <text:p>2441</text:p>
          </table:table-cell>
          <table:table-cell table:formula="of:=[.PQ16]+1/[.$E$22]" office:value-type="float" office:value="2442" calcext:value-type="float">
            <text:p>2442</text:p>
          </table:table-cell>
          <table:table-cell table:formula="of:=[.PR16]+1/[.$E$22]" office:value-type="float" office:value="2443" calcext:value-type="float">
            <text:p>2443</text:p>
          </table:table-cell>
          <table:table-cell table:formula="of:=[.PS16]+1/[.$E$22]" office:value-type="float" office:value="2444" calcext:value-type="float">
            <text:p>2444</text:p>
          </table:table-cell>
          <table:table-cell table:formula="of:=[.PT16]+1/[.$E$22]" office:value-type="float" office:value="2445" calcext:value-type="float">
            <text:p>2445</text:p>
          </table:table-cell>
          <table:table-cell table:formula="of:=[.PU16]+1/[.$E$22]" office:value-type="float" office:value="2446" calcext:value-type="float">
            <text:p>2446</text:p>
          </table:table-cell>
          <table:table-cell table:formula="of:=[.PV16]+1/[.$E$22]" office:value-type="float" office:value="2447" calcext:value-type="float">
            <text:p>2447</text:p>
          </table:table-cell>
          <table:table-cell table:formula="of:=[.PW16]+1/[.$E$22]" office:value-type="float" office:value="2448" calcext:value-type="float">
            <text:p>2448</text:p>
          </table:table-cell>
          <table:table-cell table:formula="of:=[.PX16]+1/[.$E$22]" office:value-type="float" office:value="2449" calcext:value-type="float">
            <text:p>2449</text:p>
          </table:table-cell>
          <table:table-cell table:formula="of:=[.PY16]+1/[.$E$22]" office:value-type="float" office:value="2450" calcext:value-type="float">
            <text:p>2450</text:p>
          </table:table-cell>
          <table:table-cell table:formula="of:=[.PZ16]+1/[.$E$22]" office:value-type="float" office:value="2451" calcext:value-type="float">
            <text:p>2451</text:p>
          </table:table-cell>
          <table:table-cell table:formula="of:=[.QA16]+1/[.$E$22]" office:value-type="float" office:value="2452" calcext:value-type="float">
            <text:p>2452</text:p>
          </table:table-cell>
          <table:table-cell table:formula="of:=[.QB16]+1/[.$E$22]" office:value-type="float" office:value="2453" calcext:value-type="float">
            <text:p>2453</text:p>
          </table:table-cell>
          <table:table-cell table:formula="of:=[.QC16]+1/[.$E$22]" office:value-type="float" office:value="2454" calcext:value-type="float">
            <text:p>2454</text:p>
          </table:table-cell>
          <table:table-cell table:formula="of:=[.QD16]+1/[.$E$22]" office:value-type="float" office:value="2455" calcext:value-type="float">
            <text:p>2455</text:p>
          </table:table-cell>
          <table:table-cell table:formula="of:=[.QE16]+1/[.$E$22]" office:value-type="float" office:value="2456" calcext:value-type="float">
            <text:p>2456</text:p>
          </table:table-cell>
          <table:table-cell table:formula="of:=[.QF16]+1/[.$E$22]" office:value-type="float" office:value="2457" calcext:value-type="float">
            <text:p>2457</text:p>
          </table:table-cell>
          <table:table-cell table:formula="of:=[.QG16]+1/[.$E$22]" office:value-type="float" office:value="2458" calcext:value-type="float">
            <text:p>2458</text:p>
          </table:table-cell>
          <table:table-cell table:formula="of:=[.QH16]+1/[.$E$22]" office:value-type="float" office:value="2459" calcext:value-type="float">
            <text:p>2459</text:p>
          </table:table-cell>
          <table:table-cell table:formula="of:=[.QI16]+1/[.$E$22]" office:value-type="float" office:value="2460" calcext:value-type="float">
            <text:p>2460</text:p>
          </table:table-cell>
          <table:table-cell table:formula="of:=[.QJ16]+1/[.$E$22]" office:value-type="float" office:value="2461" calcext:value-type="float">
            <text:p>2461</text:p>
          </table:table-cell>
          <table:table-cell table:formula="of:=[.QK16]+1/[.$E$22]" office:value-type="float" office:value="2462" calcext:value-type="float">
            <text:p>2462</text:p>
          </table:table-cell>
          <table:table-cell table:formula="of:=[.QL16]+1/[.$E$22]" office:value-type="float" office:value="2463" calcext:value-type="float">
            <text:p>2463</text:p>
          </table:table-cell>
          <table:table-cell table:formula="of:=[.QM16]+1/[.$E$22]" office:value-type="float" office:value="2464" calcext:value-type="float">
            <text:p>2464</text:p>
          </table:table-cell>
          <table:table-cell table:formula="of:=[.QN16]+1/[.$E$22]" office:value-type="float" office:value="2465" calcext:value-type="float">
            <text:p>2465</text:p>
          </table:table-cell>
          <table:table-cell table:formula="of:=[.QO16]+1/[.$E$22]" office:value-type="float" office:value="2466" calcext:value-type="float">
            <text:p>2466</text:p>
          </table:table-cell>
          <table:table-cell table:formula="of:=[.QP16]+1/[.$E$22]" office:value-type="float" office:value="2467" calcext:value-type="float">
            <text:p>2467</text:p>
          </table:table-cell>
          <table:table-cell table:formula="of:=[.QQ16]+1/[.$E$22]" office:value-type="float" office:value="2468" calcext:value-type="float">
            <text:p>2468</text:p>
          </table:table-cell>
          <table:table-cell table:formula="of:=[.QR16]+1/[.$E$22]" office:value-type="float" office:value="2469" calcext:value-type="float">
            <text:p>2469</text:p>
          </table:table-cell>
          <table:table-cell table:formula="of:=[.QS16]+1/[.$E$22]" office:value-type="float" office:value="2470" calcext:value-type="float">
            <text:p>2470</text:p>
          </table:table-cell>
          <table:table-cell table:formula="of:=[.QT16]+1/[.$E$22]" office:value-type="float" office:value="2471" calcext:value-type="float">
            <text:p>2471</text:p>
          </table:table-cell>
          <table:table-cell table:formula="of:=[.QU16]+1/[.$E$22]" office:value-type="float" office:value="2472" calcext:value-type="float">
            <text:p>2472</text:p>
          </table:table-cell>
          <table:table-cell table:formula="of:=[.QV16]+1/[.$E$22]" office:value-type="float" office:value="2473" calcext:value-type="float">
            <text:p>2473</text:p>
          </table:table-cell>
          <table:table-cell table:formula="of:=[.QW16]+1/[.$E$22]" office:value-type="float" office:value="2474" calcext:value-type="float">
            <text:p>2474</text:p>
          </table:table-cell>
          <table:table-cell table:formula="of:=[.QX16]+1/[.$E$22]" office:value-type="float" office:value="2475" calcext:value-type="float">
            <text:p>2475</text:p>
          </table:table-cell>
          <table:table-cell table:formula="of:=[.QY16]+1/[.$E$22]" office:value-type="float" office:value="2476" calcext:value-type="float">
            <text:p>2476</text:p>
          </table:table-cell>
          <table:table-cell table:formula="of:=[.QZ16]+1/[.$E$22]" office:value-type="float" office:value="2477" calcext:value-type="float">
            <text:p>2477</text:p>
          </table:table-cell>
          <table:table-cell table:formula="of:=[.RA16]+1/[.$E$22]" office:value-type="float" office:value="2478" calcext:value-type="float">
            <text:p>2478</text:p>
          </table:table-cell>
          <table:table-cell table:formula="of:=[.RB16]+1/[.$E$22]" office:value-type="float" office:value="2479" calcext:value-type="float">
            <text:p>2479</text:p>
          </table:table-cell>
          <table:table-cell table:formula="of:=[.RC16]+1/[.$E$22]" office:value-type="float" office:value="2480" calcext:value-type="float">
            <text:p>2480</text:p>
          </table:table-cell>
          <table:table-cell table:formula="of:=[.RD16]+1/[.$E$22]" office:value-type="float" office:value="2481" calcext:value-type="float">
            <text:p>2481</text:p>
          </table:table-cell>
          <table:table-cell table:formula="of:=[.RE16]+1/[.$E$22]" office:value-type="float" office:value="2482" calcext:value-type="float">
            <text:p>2482</text:p>
          </table:table-cell>
          <table:table-cell table:formula="of:=[.RF16]+1/[.$E$22]" office:value-type="float" office:value="2483" calcext:value-type="float">
            <text:p>2483</text:p>
          </table:table-cell>
          <table:table-cell table:formula="of:=[.RG16]+1/[.$E$22]" office:value-type="float" office:value="2484" calcext:value-type="float">
            <text:p>2484</text:p>
          </table:table-cell>
          <table:table-cell table:formula="of:=[.RH16]+1/[.$E$22]" office:value-type="float" office:value="2485" calcext:value-type="float">
            <text:p>2485</text:p>
          </table:table-cell>
          <table:table-cell table:formula="of:=[.RI16]+1/[.$E$22]" office:value-type="float" office:value="2486" calcext:value-type="float">
            <text:p>2486</text:p>
          </table:table-cell>
          <table:table-cell table:formula="of:=[.RJ16]+1/[.$E$22]" office:value-type="float" office:value="2487" calcext:value-type="float">
            <text:p>2487</text:p>
          </table:table-cell>
          <table:table-cell table:formula="of:=[.RK16]+1/[.$E$22]" office:value-type="float" office:value="2488" calcext:value-type="float">
            <text:p>2488</text:p>
          </table:table-cell>
          <table:table-cell table:formula="of:=[.RL16]+1/[.$E$22]" office:value-type="float" office:value="2489" calcext:value-type="float">
            <text:p>2489</text:p>
          </table:table-cell>
          <table:table-cell table:formula="of:=[.RM16]+1/[.$E$22]" office:value-type="float" office:value="2490" calcext:value-type="float">
            <text:p>2490</text:p>
          </table:table-cell>
          <table:table-cell table:formula="of:=[.RN16]+1/[.$E$22]" office:value-type="float" office:value="2491" calcext:value-type="float">
            <text:p>2491</text:p>
          </table:table-cell>
          <table:table-cell table:formula="of:=[.RO16]+1/[.$E$22]" office:value-type="float" office:value="2492" calcext:value-type="float">
            <text:p>2492</text:p>
          </table:table-cell>
          <table:table-cell table:formula="of:=[.RP16]+1/[.$E$22]" office:value-type="float" office:value="2493" calcext:value-type="float">
            <text:p>2493</text:p>
          </table:table-cell>
          <table:table-cell table:formula="of:=[.RQ16]+1/[.$E$22]" office:value-type="float" office:value="2494" calcext:value-type="float">
            <text:p>2494</text:p>
          </table:table-cell>
          <table:table-cell table:formula="of:=[.RR16]+1/[.$E$22]" office:value-type="float" office:value="2495" calcext:value-type="float">
            <text:p>2495</text:p>
          </table:table-cell>
          <table:table-cell table:formula="of:=[.RS16]+1/[.$E$22]" office:value-type="float" office:value="2496" calcext:value-type="float">
            <text:p>2496</text:p>
          </table:table-cell>
          <table:table-cell table:formula="of:=[.RT16]+1/[.$E$22]" office:value-type="float" office:value="2497" calcext:value-type="float">
            <text:p>2497</text:p>
          </table:table-cell>
          <table:table-cell table:formula="of:=[.RU16]+1/[.$E$22]" office:value-type="float" office:value="2498" calcext:value-type="float">
            <text:p>2498</text:p>
          </table:table-cell>
          <table:table-cell table:formula="of:=[.RV16]+1/[.$E$22]" office:value-type="float" office:value="2499" calcext:value-type="float">
            <text:p>2499</text:p>
          </table:table-cell>
          <table:table-cell table:formula="of:=[.RW16]+1/[.$E$22]" office:value-type="float" office:value="2500" calcext:value-type="float">
            <text:p>2500</text:p>
          </table:table-cell>
          <table:table-cell table:formula="of:=[.RX16]+1/[.$E$22]" office:value-type="float" office:value="2501" calcext:value-type="float">
            <text:p>2501</text:p>
          </table:table-cell>
          <table:table-cell table:formula="of:=[.RY16]+1/[.$E$22]" office:value-type="float" office:value="2502" calcext:value-type="float">
            <text:p>2502</text:p>
          </table:table-cell>
          <table:table-cell table:formula="of:=[.RZ16]+1/[.$E$22]" office:value-type="float" office:value="2503" calcext:value-type="float">
            <text:p>2503</text:p>
          </table:table-cell>
          <table:table-cell table:formula="of:=[.SA16]+1/[.$E$22]" office:value-type="float" office:value="2504" calcext:value-type="float">
            <text:p>2504</text:p>
          </table:table-cell>
          <table:table-cell table:formula="of:=[.SB16]+1/[.$E$22]" office:value-type="float" office:value="2505" calcext:value-type="float">
            <text:p>2505</text:p>
          </table:table-cell>
          <table:table-cell table:formula="of:=[.SC16]+1/[.$E$22]" office:value-type="float" office:value="2506" calcext:value-type="float">
            <text:p>2506</text:p>
          </table:table-cell>
          <table:table-cell table:formula="of:=[.SD16]+1/[.$E$22]" office:value-type="float" office:value="2507" calcext:value-type="float">
            <text:p>2507</text:p>
          </table:table-cell>
          <table:table-cell table:formula="of:=[.SE16]+1/[.$E$22]" office:value-type="float" office:value="2508" calcext:value-type="float">
            <text:p>2508</text:p>
          </table:table-cell>
          <table:table-cell table:formula="of:=[.SF16]+1/[.$E$22]" office:value-type="float" office:value="2509" calcext:value-type="float">
            <text:p>2509</text:p>
          </table:table-cell>
          <table:table-cell table:formula="of:=[.SG16]+1/[.$E$22]" office:value-type="float" office:value="2510" calcext:value-type="float">
            <text:p>2510</text:p>
          </table:table-cell>
          <table:table-cell table:formula="of:=[.SH16]+1/[.$E$22]" office:value-type="float" office:value="2511" calcext:value-type="float">
            <text:p>2511</text:p>
          </table:table-cell>
          <table:table-cell table:formula="of:=[.SI16]+1/[.$E$22]" office:value-type="float" office:value="2512" calcext:value-type="float">
            <text:p>2512</text:p>
          </table:table-cell>
          <table:table-cell table:formula="of:=[.SJ16]+1/[.$E$22]" office:value-type="float" office:value="2513" calcext:value-type="float">
            <text:p>2513</text:p>
          </table:table-cell>
          <table:table-cell table:formula="of:=[.SK16]+1/[.$E$22]" office:value-type="float" office:value="2514" calcext:value-type="float">
            <text:p>2514</text:p>
          </table:table-cell>
          <table:table-cell table:formula="of:=[.SL16]+1/[.$E$22]" office:value-type="float" office:value="2515" calcext:value-type="float">
            <text:p>2515</text:p>
          </table:table-cell>
          <table:table-cell table:formula="of:=[.SM16]+1/[.$E$22]" office:value-type="float" office:value="2516" calcext:value-type="float">
            <text:p>2516</text:p>
          </table:table-cell>
          <table:table-cell table:formula="of:=[.SN16]+1/[.$E$22]" office:value-type="float" office:value="2517" calcext:value-type="float">
            <text:p>2517</text:p>
          </table:table-cell>
          <table:table-cell table:formula="of:=[.SO16]+1/[.$E$22]" office:value-type="float" office:value="2518" calcext:value-type="float">
            <text:p>2518</text:p>
          </table:table-cell>
          <table:table-cell table:formula="of:=[.SP16]+1/[.$E$22]" office:value-type="float" office:value="2519" calcext:value-type="float">
            <text:p>2519</text:p>
          </table:table-cell>
          <table:table-cell table:formula="of:=[.SQ16]+1/[.$E$22]" office:value-type="float" office:value="2520" calcext:value-type="float">
            <text:p>2520</text:p>
          </table:table-cell>
          <table:table-cell table:formula="of:=[.SR16]+1/[.$E$22]" office:value-type="float" office:value="2521" calcext:value-type="float">
            <text:p>2521</text:p>
          </table:table-cell>
          <table:table-cell table:formula="of:=[.SS16]+1/[.$E$22]" office:value-type="float" office:value="2522" calcext:value-type="float">
            <text:p>2522</text:p>
          </table:table-cell>
          <table:table-cell table:formula="of:=[.ST16]+1/[.$E$22]" office:value-type="float" office:value="2523" calcext:value-type="float">
            <text:p>2523</text:p>
          </table:table-cell>
          <table:table-cell table:formula="of:=[.SU16]+1/[.$E$22]" office:value-type="float" office:value="2524" calcext:value-type="float">
            <text:p>2524</text:p>
          </table:table-cell>
          <table:table-cell table:formula="of:=[.SV16]+1/[.$E$22]" office:value-type="float" office:value="2525" calcext:value-type="float">
            <text:p>2525</text:p>
          </table:table-cell>
          <table:table-cell table:formula="of:=[.SW16]+1/[.$E$22]" office:value-type="float" office:value="2526" calcext:value-type="float">
            <text:p>2526</text:p>
          </table:table-cell>
          <table:table-cell table:formula="of:=[.SX16]+1/[.$E$22]" office:value-type="float" office:value="2527" calcext:value-type="float">
            <text:p>2527</text:p>
          </table:table-cell>
          <table:table-cell table:formula="of:=[.SY16]+1/[.$E$22]" office:value-type="float" office:value="2528" calcext:value-type="float">
            <text:p>2528</text:p>
          </table:table-cell>
          <table:table-cell table:formula="of:=[.SZ16]+1/[.$E$22]" office:value-type="float" office:value="2529" calcext:value-type="float">
            <text:p>2529</text:p>
          </table:table-cell>
          <table:table-cell table:formula="of:=[.TA16]+1/[.$E$22]" office:value-type="float" office:value="2530" calcext:value-type="float">
            <text:p>2530</text:p>
          </table:table-cell>
          <table:table-cell table:formula="of:=[.TB16]+1/[.$E$22]" office:value-type="float" office:value="2531" calcext:value-type="float">
            <text:p>2531</text:p>
          </table:table-cell>
          <table:table-cell table:formula="of:=[.TC16]+1/[.$E$22]" office:value-type="float" office:value="2532" calcext:value-type="float">
            <text:p>2532</text:p>
          </table:table-cell>
          <table:table-cell table:formula="of:=[.TD16]+1/[.$E$22]" office:value-type="float" office:value="2533" calcext:value-type="float">
            <text:p>2533</text:p>
          </table:table-cell>
          <table:table-cell table:formula="of:=[.TE16]+1/[.$E$22]" office:value-type="float" office:value="2534" calcext:value-type="float">
            <text:p>2534</text:p>
          </table:table-cell>
          <table:table-cell table:formula="of:=[.TF16]+1/[.$E$22]" office:value-type="float" office:value="2535" calcext:value-type="float">
            <text:p>2535</text:p>
          </table:table-cell>
          <table:table-cell table:formula="of:=[.TG16]+1/[.$E$22]" office:value-type="float" office:value="2536" calcext:value-type="float">
            <text:p>2536</text:p>
          </table:table-cell>
          <table:table-cell table:formula="of:=[.TH16]+1/[.$E$22]" office:value-type="float" office:value="2537" calcext:value-type="float">
            <text:p>2537</text:p>
          </table:table-cell>
          <table:table-cell table:formula="of:=[.TI16]+1/[.$E$22]" office:value-type="float" office:value="2538" calcext:value-type="float">
            <text:p>2538</text:p>
          </table:table-cell>
          <table:table-cell table:formula="of:=[.TJ16]+1/[.$E$22]" office:value-type="float" office:value="2539" calcext:value-type="float">
            <text:p>2539</text:p>
          </table:table-cell>
          <table:table-cell table:formula="of:=[.TK16]+1/[.$E$22]" office:value-type="float" office:value="2540" calcext:value-type="float">
            <text:p>2540</text:p>
          </table:table-cell>
          <table:table-cell table:formula="of:=[.TL16]+1/[.$E$22]" office:value-type="float" office:value="2541" calcext:value-type="float">
            <text:p>2541</text:p>
          </table:table-cell>
          <table:table-cell table:formula="of:=[.TM16]+1/[.$E$22]" office:value-type="float" office:value="2542" calcext:value-type="float">
            <text:p>2542</text:p>
          </table:table-cell>
          <table:table-cell table:formula="of:=[.TN16]+1/[.$E$22]" office:value-type="float" office:value="2543" calcext:value-type="float">
            <text:p>2543</text:p>
          </table:table-cell>
          <table:table-cell table:formula="of:=[.TO16]+1/[.$E$22]" office:value-type="float" office:value="2544" calcext:value-type="float">
            <text:p>2544</text:p>
          </table:table-cell>
          <table:table-cell table:formula="of:=[.TP16]+1/[.$E$22]" office:value-type="float" office:value="2545" calcext:value-type="float">
            <text:p>2545</text:p>
          </table:table-cell>
          <table:table-cell table:formula="of:=[.TQ16]+1/[.$E$22]" office:value-type="float" office:value="2546" calcext:value-type="float">
            <text:p>2546</text:p>
          </table:table-cell>
          <table:table-cell table:formula="of:=[.TR16]+1/[.$E$22]" office:value-type="float" office:value="2547" calcext:value-type="float">
            <text:p>2547</text:p>
          </table:table-cell>
          <table:table-cell table:formula="of:=[.TS16]+1/[.$E$22]" office:value-type="float" office:value="2548" calcext:value-type="float">
            <text:p>2548</text:p>
          </table:table-cell>
          <table:table-cell table:formula="of:=[.TT16]+1/[.$E$22]" office:value-type="float" office:value="2549" calcext:value-type="float">
            <text:p>2549</text:p>
          </table:table-cell>
          <table:table-cell table:formula="of:=[.TU16]+1/[.$E$22]" office:value-type="float" office:value="2550" calcext:value-type="float">
            <text:p>2550</text:p>
          </table:table-cell>
          <table:table-cell table:formula="of:=[.TV16]+1/[.$E$22]" office:value-type="float" office:value="2551" calcext:value-type="float">
            <text:p>2551</text:p>
          </table:table-cell>
          <table:table-cell table:formula="of:=[.TW16]+1/[.$E$22]" office:value-type="float" office:value="2552" calcext:value-type="float">
            <text:p>2552</text:p>
          </table:table-cell>
          <table:table-cell table:formula="of:=[.TX16]+1/[.$E$22]" office:value-type="float" office:value="2553" calcext:value-type="float">
            <text:p>2553</text:p>
          </table:table-cell>
          <table:table-cell table:formula="of:=[.TY16]+1/[.$E$22]" office:value-type="float" office:value="2554" calcext:value-type="float">
            <text:p>2554</text:p>
          </table:table-cell>
          <table:table-cell table:formula="of:=[.TZ16]+1/[.$E$22]" office:value-type="float" office:value="2555" calcext:value-type="float">
            <text:p>2555</text:p>
          </table:table-cell>
          <table:table-cell table:formula="of:=[.UA16]+1/[.$E$22]" office:value-type="float" office:value="2556" calcext:value-type="float">
            <text:p>2556</text:p>
          </table:table-cell>
          <table:table-cell table:formula="of:=[.UB16]+1/[.$E$22]" office:value-type="float" office:value="2557" calcext:value-type="float">
            <text:p>2557</text:p>
          </table:table-cell>
          <table:table-cell table:formula="of:=[.UC16]+1/[.$E$22]" office:value-type="float" office:value="2558" calcext:value-type="float">
            <text:p>2558</text:p>
          </table:table-cell>
          <table:table-cell table:formula="of:=[.UD16]+1/[.$E$22]" office:value-type="float" office:value="2559" calcext:value-type="float">
            <text:p>2559</text:p>
          </table:table-cell>
          <table:table-cell table:formula="of:=[.UE16]+1/[.$E$22]" office:value-type="float" office:value="2560" calcext:value-type="float">
            <text:p>2560</text:p>
          </table:table-cell>
          <table:table-cell table:formula="of:=[.UF16]+1/[.$E$22]" office:value-type="float" office:value="2561" calcext:value-type="float">
            <text:p>2561</text:p>
          </table:table-cell>
          <table:table-cell table:formula="of:=[.UG16]+1/[.$E$22]" office:value-type="float" office:value="2562" calcext:value-type="float">
            <text:p>2562</text:p>
          </table:table-cell>
          <table:table-cell table:formula="of:=[.UH16]+1/[.$E$22]" office:value-type="float" office:value="2563" calcext:value-type="float">
            <text:p>2563</text:p>
          </table:table-cell>
          <table:table-cell table:formula="of:=[.UI16]+1/[.$E$22]" office:value-type="float" office:value="2564" calcext:value-type="float">
            <text:p>2564</text:p>
          </table:table-cell>
          <table:table-cell table:formula="of:=[.UJ16]+1/[.$E$22]" office:value-type="float" office:value="2565" calcext:value-type="float">
            <text:p>2565</text:p>
          </table:table-cell>
          <table:table-cell table:formula="of:=[.UK16]+1/[.$E$22]" office:value-type="float" office:value="2566" calcext:value-type="float">
            <text:p>2566</text:p>
          </table:table-cell>
          <table:table-cell table:formula="of:=[.UL16]+1/[.$E$22]" office:value-type="float" office:value="2567" calcext:value-type="float">
            <text:p>2567</text:p>
          </table:table-cell>
          <table:table-cell table:formula="of:=[.UM16]+1/[.$E$22]" office:value-type="float" office:value="2568" calcext:value-type="float">
            <text:p>2568</text:p>
          </table:table-cell>
          <table:table-cell table:formula="of:=[.UN16]+1/[.$E$22]" office:value-type="float" office:value="2569" calcext:value-type="float">
            <text:p>2569</text:p>
          </table:table-cell>
          <table:table-cell table:formula="of:=[.UO16]+1/[.$E$22]" office:value-type="float" office:value="2570" calcext:value-type="float">
            <text:p>2570</text:p>
          </table:table-cell>
          <table:table-cell table:formula="of:=[.UP16]+1/[.$E$22]" office:value-type="float" office:value="2571" calcext:value-type="float">
            <text:p>2571</text:p>
          </table:table-cell>
          <table:table-cell table:formula="of:=[.UQ16]+1/[.$E$22]" office:value-type="float" office:value="2572" calcext:value-type="float">
            <text:p>2572</text:p>
          </table:table-cell>
          <table:table-cell table:formula="of:=[.UR16]+1/[.$E$22]" office:value-type="float" office:value="2573" calcext:value-type="float">
            <text:p>2573</text:p>
          </table:table-cell>
          <table:table-cell table:formula="of:=[.US16]+1/[.$E$22]" office:value-type="float" office:value="2574" calcext:value-type="float">
            <text:p>2574</text:p>
          </table:table-cell>
          <table:table-cell table:formula="of:=[.UT16]+1/[.$E$22]" office:value-type="float" office:value="2575" calcext:value-type="float">
            <text:p>2575</text:p>
          </table:table-cell>
          <table:table-cell table:formula="of:=[.UU16]+1/[.$E$22]" office:value-type="float" office:value="2576" calcext:value-type="float">
            <text:p>2576</text:p>
          </table:table-cell>
          <table:table-cell table:formula="of:=[.UV16]+1/[.$E$22]" office:value-type="float" office:value="2577" calcext:value-type="float">
            <text:p>2577</text:p>
          </table:table-cell>
          <table:table-cell table:formula="of:=[.UW16]+1/[.$E$22]" office:value-type="float" office:value="2578" calcext:value-type="float">
            <text:p>2578</text:p>
          </table:table-cell>
          <table:table-cell table:formula="of:=[.UX16]+1/[.$E$22]" office:value-type="float" office:value="2579" calcext:value-type="float">
            <text:p>2579</text:p>
          </table:table-cell>
          <table:table-cell table:formula="of:=[.UY16]+1/[.$E$22]" office:value-type="float" office:value="2580" calcext:value-type="float">
            <text:p>2580</text:p>
          </table:table-cell>
          <table:table-cell table:formula="of:=[.UZ16]+1/[.$E$22]" office:value-type="float" office:value="2581" calcext:value-type="float">
            <text:p>2581</text:p>
          </table:table-cell>
          <table:table-cell table:formula="of:=[.VA16]+1/[.$E$22]" office:value-type="float" office:value="2582" calcext:value-type="float">
            <text:p>2582</text:p>
          </table:table-cell>
          <table:table-cell table:formula="of:=[.VB16]+1/[.$E$22]" office:value-type="float" office:value="2583" calcext:value-type="float">
            <text:p>2583</text:p>
          </table:table-cell>
          <table:table-cell table:formula="of:=[.VC16]+1/[.$E$22]" office:value-type="float" office:value="2584" calcext:value-type="float">
            <text:p>2584</text:p>
          </table:table-cell>
          <table:table-cell table:formula="of:=[.VD16]+1/[.$E$22]" office:value-type="float" office:value="2585" calcext:value-type="float">
            <text:p>2585</text:p>
          </table:table-cell>
          <table:table-cell table:formula="of:=[.VE16]+1/[.$E$22]" office:value-type="float" office:value="2586" calcext:value-type="float">
            <text:p>2586</text:p>
          </table:table-cell>
          <table:table-cell table:formula="of:=[.VF16]+1/[.$E$22]" office:value-type="float" office:value="2587" calcext:value-type="float">
            <text:p>2587</text:p>
          </table:table-cell>
          <table:table-cell table:formula="of:=[.VG16]+1/[.$E$22]" office:value-type="float" office:value="2588" calcext:value-type="float">
            <text:p>2588</text:p>
          </table:table-cell>
          <table:table-cell table:formula="of:=[.VH16]+1/[.$E$22]" office:value-type="float" office:value="2589" calcext:value-type="float">
            <text:p>2589</text:p>
          </table:table-cell>
          <table:table-cell table:formula="of:=[.VI16]+1/[.$E$22]" office:value-type="float" office:value="2590" calcext:value-type="float">
            <text:p>2590</text:p>
          </table:table-cell>
          <table:table-cell table:formula="of:=[.VJ16]+1/[.$E$22]" office:value-type="float" office:value="2591" calcext:value-type="float">
            <text:p>2591</text:p>
          </table:table-cell>
          <table:table-cell table:formula="of:=[.VK16]+1/[.$E$22]" office:value-type="float" office:value="2592" calcext:value-type="float">
            <text:p>2592</text:p>
          </table:table-cell>
          <table:table-cell table:formula="of:=[.VL16]+1/[.$E$22]" office:value-type="float" office:value="2593" calcext:value-type="float">
            <text:p>2593</text:p>
          </table:table-cell>
          <table:table-cell table:formula="of:=[.VM16]+1/[.$E$22]" office:value-type="float" office:value="2594" calcext:value-type="float">
            <text:p>2594</text:p>
          </table:table-cell>
          <table:table-cell table:formula="of:=[.VN16]+1/[.$E$22]" office:value-type="float" office:value="2595" calcext:value-type="float">
            <text:p>2595</text:p>
          </table:table-cell>
          <table:table-cell table:formula="of:=[.VO16]+1/[.$E$22]" office:value-type="float" office:value="2596" calcext:value-type="float">
            <text:p>2596</text:p>
          </table:table-cell>
          <table:table-cell table:formula="of:=[.VP16]+1/[.$E$22]" office:value-type="float" office:value="2597" calcext:value-type="float">
            <text:p>2597</text:p>
          </table:table-cell>
          <table:table-cell table:formula="of:=[.VQ16]+1/[.$E$22]" office:value-type="float" office:value="2598" calcext:value-type="float">
            <text:p>2598</text:p>
          </table:table-cell>
          <table:table-cell table:formula="of:=[.VR16]+1/[.$E$22]" office:value-type="float" office:value="2599" calcext:value-type="float">
            <text:p>2599</text:p>
          </table:table-cell>
          <table:table-cell table:formula="of:=[.VS16]+1/[.$E$22]" office:value-type="float" office:value="2600" calcext:value-type="float">
            <text:p>2600</text:p>
          </table:table-cell>
          <table:table-cell table:formula="of:=[.VT16]+1/[.$E$22]" office:value-type="float" office:value="2601" calcext:value-type="float">
            <text:p>2601</text:p>
          </table:table-cell>
          <table:table-cell table:formula="of:=[.VU16]+1/[.$E$22]" office:value-type="float" office:value="2602" calcext:value-type="float">
            <text:p>2602</text:p>
          </table:table-cell>
          <table:table-cell table:formula="of:=[.VV16]+1/[.$E$22]" office:value-type="float" office:value="2603" calcext:value-type="float">
            <text:p>2603</text:p>
          </table:table-cell>
          <table:table-cell table:formula="of:=[.VW16]+1/[.$E$22]" office:value-type="float" office:value="2604" calcext:value-type="float">
            <text:p>2604</text:p>
          </table:table-cell>
          <table:table-cell table:formula="of:=[.VX16]+1/[.$E$22]" office:value-type="float" office:value="2605" calcext:value-type="float">
            <text:p>2605</text:p>
          </table:table-cell>
          <table:table-cell table:formula="of:=[.VY16]+1/[.$E$22]" office:value-type="float" office:value="2606" calcext:value-type="float">
            <text:p>2606</text:p>
          </table:table-cell>
          <table:table-cell table:formula="of:=[.VZ16]+1/[.$E$22]" office:value-type="float" office:value="2607" calcext:value-type="float">
            <text:p>2607</text:p>
          </table:table-cell>
          <table:table-cell table:formula="of:=[.WA16]+1/[.$E$22]" office:value-type="float" office:value="2608" calcext:value-type="float">
            <text:p>2608</text:p>
          </table:table-cell>
          <table:table-cell table:formula="of:=[.WB16]+1/[.$E$22]" office:value-type="float" office:value="2609" calcext:value-type="float">
            <text:p>2609</text:p>
          </table:table-cell>
          <table:table-cell table:formula="of:=[.WC16]+1/[.$E$22]" office:value-type="float" office:value="2610" calcext:value-type="float">
            <text:p>2610</text:p>
          </table:table-cell>
          <table:table-cell table:formula="of:=[.WD16]+1/[.$E$22]" office:value-type="float" office:value="2611" calcext:value-type="float">
            <text:p>2611</text:p>
          </table:table-cell>
          <table:table-cell table:formula="of:=[.WE16]+1/[.$E$22]" office:value-type="float" office:value="2612" calcext:value-type="float">
            <text:p>2612</text:p>
          </table:table-cell>
          <table:table-cell table:formula="of:=[.WF16]+1/[.$E$22]" office:value-type="float" office:value="2613" calcext:value-type="float">
            <text:p>2613</text:p>
          </table:table-cell>
          <table:table-cell table:formula="of:=[.WG16]+1/[.$E$22]" office:value-type="float" office:value="2614" calcext:value-type="float">
            <text:p>2614</text:p>
          </table:table-cell>
          <table:table-cell table:formula="of:=[.WH16]+1/[.$E$22]" office:value-type="float" office:value="2615" calcext:value-type="float">
            <text:p>2615</text:p>
          </table:table-cell>
          <table:table-cell table:formula="of:=[.WI16]+1/[.$E$22]" office:value-type="float" office:value="2616" calcext:value-type="float">
            <text:p>2616</text:p>
          </table:table-cell>
          <table:table-cell table:formula="of:=[.WJ16]+1/[.$E$22]" office:value-type="float" office:value="2617" calcext:value-type="float">
            <text:p>2617</text:p>
          </table:table-cell>
          <table:table-cell table:formula="of:=[.WK16]+1/[.$E$22]" office:value-type="float" office:value="2618" calcext:value-type="float">
            <text:p>2618</text:p>
          </table:table-cell>
          <table:table-cell table:formula="of:=[.WL16]+1/[.$E$22]" office:value-type="float" office:value="2619" calcext:value-type="float">
            <text:p>2619</text:p>
          </table:table-cell>
          <table:table-cell table:formula="of:=[.WM16]+1/[.$E$22]" office:value-type="float" office:value="2620" calcext:value-type="float">
            <text:p>2620</text:p>
          </table:table-cell>
          <table:table-cell table:formula="of:=[.WN16]+1/[.$E$22]" office:value-type="float" office:value="2621" calcext:value-type="float">
            <text:p>2621</text:p>
          </table:table-cell>
          <table:table-cell table:formula="of:=[.WO16]+1/[.$E$22]" office:value-type="float" office:value="2622" calcext:value-type="float">
            <text:p>2622</text:p>
          </table:table-cell>
          <table:table-cell table:formula="of:=[.WP16]+1/[.$E$22]" office:value-type="float" office:value="2623" calcext:value-type="float">
            <text:p>2623</text:p>
          </table:table-cell>
          <table:table-cell table:formula="of:=[.WQ16]+1/[.$E$22]" office:value-type="float" office:value="2624" calcext:value-type="float">
            <text:p>2624</text:p>
          </table:table-cell>
          <table:table-cell table:formula="of:=[.WR16]+1/[.$E$22]" office:value-type="float" office:value="2625" calcext:value-type="float">
            <text:p>2625</text:p>
          </table:table-cell>
          <table:table-cell table:formula="of:=[.WS16]+1/[.$E$22]" office:value-type="float" office:value="2626" calcext:value-type="float">
            <text:p>2626</text:p>
          </table:table-cell>
          <table:table-cell table:formula="of:=[.WT16]+1/[.$E$22]" office:value-type="float" office:value="2627" calcext:value-type="float">
            <text:p>2627</text:p>
          </table:table-cell>
          <table:table-cell table:formula="of:=[.WU16]+1/[.$E$22]" office:value-type="float" office:value="2628" calcext:value-type="float">
            <text:p>2628</text:p>
          </table:table-cell>
          <table:table-cell table:formula="of:=[.WV16]+1/[.$E$22]" office:value-type="float" office:value="2629" calcext:value-type="float">
            <text:p>2629</text:p>
          </table:table-cell>
          <table:table-cell table:formula="of:=[.WW16]+1/[.$E$22]" office:value-type="float" office:value="2630" calcext:value-type="float">
            <text:p>2630</text:p>
          </table:table-cell>
          <table:table-cell table:formula="of:=[.WX16]+1/[.$E$22]" office:value-type="float" office:value="2631" calcext:value-type="float">
            <text:p>2631</text:p>
          </table:table-cell>
          <table:table-cell table:formula="of:=[.WY16]+1/[.$E$22]" office:value-type="float" office:value="2632" calcext:value-type="float">
            <text:p>2632</text:p>
          </table:table-cell>
          <table:table-cell table:formula="of:=[.WZ16]+1/[.$E$22]" office:value-type="float" office:value="2633" calcext:value-type="float">
            <text:p>2633</text:p>
          </table:table-cell>
          <table:table-cell table:formula="of:=[.XA16]+1/[.$E$22]" office:value-type="float" office:value="2634" calcext:value-type="float">
            <text:p>2634</text:p>
          </table:table-cell>
          <table:table-cell table:formula="of:=[.XB16]+1/[.$E$22]" office:value-type="float" office:value="2635" calcext:value-type="float">
            <text:p>2635</text:p>
          </table:table-cell>
          <table:table-cell table:formula="of:=[.XC16]+1/[.$E$22]" office:value-type="float" office:value="2636" calcext:value-type="float">
            <text:p>2636</text:p>
          </table:table-cell>
          <table:table-cell table:formula="of:=[.XD16]+1/[.$E$22]" office:value-type="float" office:value="2637" calcext:value-type="float">
            <text:p>2637</text:p>
          </table:table-cell>
          <table:table-cell table:formula="of:=[.XE16]+1/[.$E$22]" office:value-type="float" office:value="2638" calcext:value-type="float">
            <text:p>2638</text:p>
          </table:table-cell>
          <table:table-cell table:formula="of:=[.XF16]+1/[.$E$22]" office:value-type="float" office:value="2639" calcext:value-type="float">
            <text:p>2639</text:p>
          </table:table-cell>
          <table:table-cell table:formula="of:=[.XG16]+1/[.$E$22]" office:value-type="float" office:value="2640" calcext:value-type="float">
            <text:p>2640</text:p>
          </table:table-cell>
          <table:table-cell table:formula="of:=[.XH16]+1/[.$E$22]" office:value-type="float" office:value="2641" calcext:value-type="float">
            <text:p>2641</text:p>
          </table:table-cell>
          <table:table-cell table:formula="of:=[.XI16]+1/[.$E$22]" office:value-type="float" office:value="2642" calcext:value-type="float">
            <text:p>2642</text:p>
          </table:table-cell>
          <table:table-cell table:formula="of:=[.XJ16]+1/[.$E$22]" office:value-type="float" office:value="2643" calcext:value-type="float">
            <text:p>2643</text:p>
          </table:table-cell>
          <table:table-cell table:formula="of:=[.XK16]+1/[.$E$22]" office:value-type="float" office:value="2644" calcext:value-type="float">
            <text:p>2644</text:p>
          </table:table-cell>
          <table:table-cell table:formula="of:=[.XL16]+1/[.$E$22]" office:value-type="float" office:value="2645" calcext:value-type="float">
            <text:p>2645</text:p>
          </table:table-cell>
          <table:table-cell table:formula="of:=[.XM16]+1/[.$E$22]" office:value-type="float" office:value="2646" calcext:value-type="float">
            <text:p>2646</text:p>
          </table:table-cell>
          <table:table-cell table:formula="of:=[.XN16]+1/[.$E$22]" office:value-type="float" office:value="2647" calcext:value-type="float">
            <text:p>2647</text:p>
          </table:table-cell>
          <table:table-cell table:formula="of:=[.XO16]+1/[.$E$22]" office:value-type="float" office:value="2648" calcext:value-type="float">
            <text:p>2648</text:p>
          </table:table-cell>
          <table:table-cell table:formula="of:=[.XP16]+1/[.$E$22]" office:value-type="float" office:value="2649" calcext:value-type="float">
            <text:p>2649</text:p>
          </table:table-cell>
          <table:table-cell table:formula="of:=[.XQ16]+1/[.$E$22]" office:value-type="float" office:value="2650" calcext:value-type="float">
            <text:p>2650</text:p>
          </table:table-cell>
          <table:table-cell table:formula="of:=[.XR16]+1/[.$E$22]" office:value-type="float" office:value="2651" calcext:value-type="float">
            <text:p>2651</text:p>
          </table:table-cell>
          <table:table-cell table:formula="of:=[.XS16]+1/[.$E$22]" office:value-type="float" office:value="2652" calcext:value-type="float">
            <text:p>2652</text:p>
          </table:table-cell>
          <table:table-cell table:formula="of:=[.XT16]+1/[.$E$22]" office:value-type="float" office:value="2653" calcext:value-type="float">
            <text:p>2653</text:p>
          </table:table-cell>
          <table:table-cell table:formula="of:=[.XU16]+1/[.$E$22]" office:value-type="float" office:value="2654" calcext:value-type="float">
            <text:p>2654</text:p>
          </table:table-cell>
          <table:table-cell table:formula="of:=[.XV16]+1/[.$E$22]" office:value-type="float" office:value="2655" calcext:value-type="float">
            <text:p>2655</text:p>
          </table:table-cell>
          <table:table-cell table:formula="of:=[.XW16]+1/[.$E$22]" office:value-type="float" office:value="2656" calcext:value-type="float">
            <text:p>2656</text:p>
          </table:table-cell>
          <table:table-cell table:formula="of:=[.XX16]+1/[.$E$22]" office:value-type="float" office:value="2657" calcext:value-type="float">
            <text:p>2657</text:p>
          </table:table-cell>
          <table:table-cell table:formula="of:=[.XY16]+1/[.$E$22]" office:value-type="float" office:value="2658" calcext:value-type="float">
            <text:p>2658</text:p>
          </table:table-cell>
          <table:table-cell table:formula="of:=[.XZ16]+1/[.$E$22]" office:value-type="float" office:value="2659" calcext:value-type="float">
            <text:p>2659</text:p>
          </table:table-cell>
          <table:table-cell table:formula="of:=[.YA16]+1/[.$E$22]" office:value-type="float" office:value="2660" calcext:value-type="float">
            <text:p>2660</text:p>
          </table:table-cell>
          <table:table-cell table:formula="of:=[.YB16]+1/[.$E$22]" office:value-type="float" office:value="2661" calcext:value-type="float">
            <text:p>2661</text:p>
          </table:table-cell>
          <table:table-cell table:formula="of:=[.YC16]+1/[.$E$22]" office:value-type="float" office:value="2662" calcext:value-type="float">
            <text:p>2662</text:p>
          </table:table-cell>
          <table:table-cell table:formula="of:=[.YD16]+1/[.$E$22]" office:value-type="float" office:value="2663" calcext:value-type="float">
            <text:p>2663</text:p>
          </table:table-cell>
          <table:table-cell table:formula="of:=[.YE16]+1/[.$E$22]" office:value-type="float" office:value="2664" calcext:value-type="float">
            <text:p>2664</text:p>
          </table:table-cell>
          <table:table-cell table:formula="of:=[.YF16]+1/[.$E$22]" office:value-type="float" office:value="2665" calcext:value-type="float">
            <text:p>2665</text:p>
          </table:table-cell>
          <table:table-cell table:formula="of:=[.YG16]+1/[.$E$22]" office:value-type="float" office:value="2666" calcext:value-type="float">
            <text:p>2666</text:p>
          </table:table-cell>
          <table:table-cell table:formula="of:=[.YH16]+1/[.$E$22]" office:value-type="float" office:value="2667" calcext:value-type="float">
            <text:p>2667</text:p>
          </table:table-cell>
          <table:table-cell table:formula="of:=[.YI16]+1/[.$E$22]" office:value-type="float" office:value="2668" calcext:value-type="float">
            <text:p>2668</text:p>
          </table:table-cell>
          <table:table-cell table:formula="of:=[.YJ16]+1/[.$E$22]" office:value-type="float" office:value="2669" calcext:value-type="float">
            <text:p>2669</text:p>
          </table:table-cell>
          <table:table-cell table:formula="of:=[.YK16]+1/[.$E$22]" office:value-type="float" office:value="2670" calcext:value-type="float">
            <text:p>2670</text:p>
          </table:table-cell>
          <table:table-cell table:formula="of:=[.YL16]+1/[.$E$22]" office:value-type="float" office:value="2671" calcext:value-type="float">
            <text:p>2671</text:p>
          </table:table-cell>
          <table:table-cell table:formula="of:=[.YM16]+1/[.$E$22]" office:value-type="float" office:value="2672" calcext:value-type="float">
            <text:p>2672</text:p>
          </table:table-cell>
          <table:table-cell table:formula="of:=[.YN16]+1/[.$E$22]" office:value-type="float" office:value="2673" calcext:value-type="float">
            <text:p>2673</text:p>
          </table:table-cell>
          <table:table-cell table:formula="of:=[.YO16]+1/[.$E$22]" office:value-type="float" office:value="2674" calcext:value-type="float">
            <text:p>2674</text:p>
          </table:table-cell>
          <table:table-cell table:formula="of:=[.YP16]+1/[.$E$22]" office:value-type="float" office:value="2675" calcext:value-type="float">
            <text:p>2675</text:p>
          </table:table-cell>
          <table:table-cell table:formula="of:=[.YQ16]+1/[.$E$22]" office:value-type="float" office:value="2676" calcext:value-type="float">
            <text:p>2676</text:p>
          </table:table-cell>
          <table:table-cell table:formula="of:=[.YR16]+1/[.$E$22]" office:value-type="float" office:value="2677" calcext:value-type="float">
            <text:p>2677</text:p>
          </table:table-cell>
          <table:table-cell table:formula="of:=[.YS16]+1/[.$E$22]" office:value-type="float" office:value="2678" calcext:value-type="float">
            <text:p>2678</text:p>
          </table:table-cell>
          <table:table-cell table:formula="of:=[.YT16]+1/[.$E$22]" office:value-type="float" office:value="2679" calcext:value-type="float">
            <text:p>2679</text:p>
          </table:table-cell>
          <table:table-cell table:formula="of:=[.YU16]+1/[.$E$22]" office:value-type="float" office:value="2680" calcext:value-type="float">
            <text:p>2680</text:p>
          </table:table-cell>
          <table:table-cell table:formula="of:=[.YV16]+1/[.$E$22]" office:value-type="float" office:value="2681" calcext:value-type="float">
            <text:p>2681</text:p>
          </table:table-cell>
          <table:table-cell table:formula="of:=[.YW16]+1/[.$E$22]" office:value-type="float" office:value="2682" calcext:value-type="float">
            <text:p>2682</text:p>
          </table:table-cell>
          <table:table-cell table:formula="of:=[.YX16]+1/[.$E$22]" office:value-type="float" office:value="2683" calcext:value-type="float">
            <text:p>2683</text:p>
          </table:table-cell>
          <table:table-cell table:formula="of:=[.YY16]+1/[.$E$22]" office:value-type="float" office:value="2684" calcext:value-type="float">
            <text:p>2684</text:p>
          </table:table-cell>
          <table:table-cell table:formula="of:=[.YZ16]+1/[.$E$22]" office:value-type="float" office:value="2685" calcext:value-type="float">
            <text:p>2685</text:p>
          </table:table-cell>
          <table:table-cell table:formula="of:=[.ZA16]+1/[.$E$22]" office:value-type="float" office:value="2686" calcext:value-type="float">
            <text:p>2686</text:p>
          </table:table-cell>
          <table:table-cell table:formula="of:=[.ZB16]+1/[.$E$22]" office:value-type="float" office:value="2687" calcext:value-type="float">
            <text:p>2687</text:p>
          </table:table-cell>
          <table:table-cell table:formula="of:=[.ZC16]+1/[.$E$22]" office:value-type="float" office:value="2688" calcext:value-type="float">
            <text:p>2688</text:p>
          </table:table-cell>
          <table:table-cell table:formula="of:=[.ZD16]+1/[.$E$22]" office:value-type="float" office:value="2689" calcext:value-type="float">
            <text:p>2689</text:p>
          </table:table-cell>
          <table:table-cell table:formula="of:=[.ZE16]+1/[.$E$22]" office:value-type="float" office:value="2690" calcext:value-type="float">
            <text:p>2690</text:p>
          </table:table-cell>
          <table:table-cell table:formula="of:=[.ZF16]+1/[.$E$22]" office:value-type="float" office:value="2691" calcext:value-type="float">
            <text:p>2691</text:p>
          </table:table-cell>
          <table:table-cell table:formula="of:=[.ZG16]+1/[.$E$22]" office:value-type="float" office:value="2692" calcext:value-type="float">
            <text:p>2692</text:p>
          </table:table-cell>
          <table:table-cell table:formula="of:=[.ZH16]+1/[.$E$22]" office:value-type="float" office:value="2693" calcext:value-type="float">
            <text:p>2693</text:p>
          </table:table-cell>
          <table:table-cell table:formula="of:=[.ZI16]+1/[.$E$22]" office:value-type="float" office:value="2694" calcext:value-type="float">
            <text:p>2694</text:p>
          </table:table-cell>
          <table:table-cell table:formula="of:=[.ZJ16]+1/[.$E$22]" office:value-type="float" office:value="2695" calcext:value-type="float">
            <text:p>2695</text:p>
          </table:table-cell>
          <table:table-cell table:formula="of:=[.ZK16]+1/[.$E$22]" office:value-type="float" office:value="2696" calcext:value-type="float">
            <text:p>2696</text:p>
          </table:table-cell>
          <table:table-cell table:formula="of:=[.ZL16]+1/[.$E$22]" office:value-type="float" office:value="2697" calcext:value-type="float">
            <text:p>2697</text:p>
          </table:table-cell>
          <table:table-cell table:formula="of:=[.ZM16]+1/[.$E$22]" office:value-type="float" office:value="2698" calcext:value-type="float">
            <text:p>2698</text:p>
          </table:table-cell>
          <table:table-cell table:formula="of:=[.ZN16]+1/[.$E$22]" office:value-type="float" office:value="2699" calcext:value-type="float">
            <text:p>2699</text:p>
          </table:table-cell>
          <table:table-cell table:formula="of:=[.ZO16]+1/[.$E$22]" office:value-type="float" office:value="2700" calcext:value-type="float">
            <text:p>2700</text:p>
          </table:table-cell>
          <table:table-cell table:formula="of:=[.ZP16]+1/[.$E$22]" office:value-type="float" office:value="2701" calcext:value-type="float">
            <text:p>2701</text:p>
          </table:table-cell>
          <table:table-cell table:formula="of:=[.ZQ16]+1/[.$E$22]" office:value-type="float" office:value="2702" calcext:value-type="float">
            <text:p>2702</text:p>
          </table:table-cell>
          <table:table-cell table:formula="of:=[.ZR16]+1/[.$E$22]" office:value-type="float" office:value="2703" calcext:value-type="float">
            <text:p>2703</text:p>
          </table:table-cell>
          <table:table-cell table:formula="of:=[.ZS16]+1/[.$E$22]" office:value-type="float" office:value="2704" calcext:value-type="float">
            <text:p>2704</text:p>
          </table:table-cell>
          <table:table-cell table:formula="of:=[.ZT16]+1/[.$E$22]" office:value-type="float" office:value="2705" calcext:value-type="float">
            <text:p>2705</text:p>
          </table:table-cell>
          <table:table-cell table:formula="of:=[.ZU16]+1/[.$E$22]" office:value-type="float" office:value="2706" calcext:value-type="float">
            <text:p>2706</text:p>
          </table:table-cell>
          <table:table-cell table:formula="of:=[.ZV16]+1/[.$E$22]" office:value-type="float" office:value="2707" calcext:value-type="float">
            <text:p>2707</text:p>
          </table:table-cell>
          <table:table-cell table:formula="of:=[.ZW16]+1/[.$E$22]" office:value-type="float" office:value="2708" calcext:value-type="float">
            <text:p>2708</text:p>
          </table:table-cell>
          <table:table-cell table:formula="of:=[.ZX16]+1/[.$E$22]" office:value-type="float" office:value="2709" calcext:value-type="float">
            <text:p>2709</text:p>
          </table:table-cell>
          <table:table-cell table:formula="of:=[.ZY16]+1/[.$E$22]" office:value-type="float" office:value="2710" calcext:value-type="float">
            <text:p>2710</text:p>
          </table:table-cell>
          <table:table-cell table:formula="of:=[.ZZ16]+1/[.$E$22]" office:value-type="float" office:value="2711" calcext:value-type="float">
            <text:p>2711</text:p>
          </table:table-cell>
          <table:table-cell table:formula="of:=[.AAA16]+1/[.$E$22]" office:value-type="float" office:value="2712" calcext:value-type="float">
            <text:p>2712</text:p>
          </table:table-cell>
          <table:table-cell table:formula="of:=[.AAB16]+1/[.$E$22]" office:value-type="float" office:value="2713" calcext:value-type="float">
            <text:p>2713</text:p>
          </table:table-cell>
          <table:table-cell table:formula="of:=[.AAC16]+1/[.$E$22]" office:value-type="float" office:value="2714" calcext:value-type="float">
            <text:p>2714</text:p>
          </table:table-cell>
          <table:table-cell table:formula="of:=[.AAD16]+1/[.$E$22]" office:value-type="float" office:value="2715" calcext:value-type="float">
            <text:p>2715</text:p>
          </table:table-cell>
          <table:table-cell table:formula="of:=[.AAE16]+1/[.$E$22]" office:value-type="float" office:value="2716" calcext:value-type="float">
            <text:p>2716</text:p>
          </table:table-cell>
          <table:table-cell table:formula="of:=[.AAF16]+1/[.$E$22]" office:value-type="float" office:value="2717" calcext:value-type="float">
            <text:p>2717</text:p>
          </table:table-cell>
          <table:table-cell table:formula="of:=[.AAG16]+1/[.$E$22]" office:value-type="float" office:value="2718" calcext:value-type="float">
            <text:p>2718</text:p>
          </table:table-cell>
          <table:table-cell table:formula="of:=[.AAH16]+1/[.$E$22]" office:value-type="float" office:value="2719" calcext:value-type="float">
            <text:p>2719</text:p>
          </table:table-cell>
          <table:table-cell table:formula="of:=[.AAI16]+1/[.$E$22]" office:value-type="float" office:value="2720" calcext:value-type="float">
            <text:p>2720</text:p>
          </table:table-cell>
          <table:table-cell table:formula="of:=[.AAJ16]+1/[.$E$22]" office:value-type="float" office:value="2721" calcext:value-type="float">
            <text:p>2721</text:p>
          </table:table-cell>
          <table:table-cell table:formula="of:=[.AAK16]+1/[.$E$22]" office:value-type="float" office:value="2722" calcext:value-type="float">
            <text:p>2722</text:p>
          </table:table-cell>
          <table:table-cell table:formula="of:=[.AAL16]+1/[.$E$22]" office:value-type="float" office:value="2723" calcext:value-type="float">
            <text:p>2723</text:p>
          </table:table-cell>
          <table:table-cell table:formula="of:=[.AAM16]+1/[.$E$22]" office:value-type="float" office:value="2724" calcext:value-type="float">
            <text:p>2724</text:p>
          </table:table-cell>
          <table:table-cell table:formula="of:=[.AAN16]+1/[.$E$22]" office:value-type="float" office:value="2725" calcext:value-type="float">
            <text:p>2725</text:p>
          </table:table-cell>
          <table:table-cell table:formula="of:=[.AAO16]+1/[.$E$22]" office:value-type="float" office:value="2726" calcext:value-type="float">
            <text:p>2726</text:p>
          </table:table-cell>
          <table:table-cell table:formula="of:=[.AAP16]+1/[.$E$22]" office:value-type="float" office:value="2727" calcext:value-type="float">
            <text:p>2727</text:p>
          </table:table-cell>
          <table:table-cell table:formula="of:=[.AAQ16]+1/[.$E$22]" office:value-type="float" office:value="2728" calcext:value-type="float">
            <text:p>2728</text:p>
          </table:table-cell>
          <table:table-cell table:formula="of:=[.AAR16]+1/[.$E$22]" office:value-type="float" office:value="2729" calcext:value-type="float">
            <text:p>2729</text:p>
          </table:table-cell>
          <table:table-cell table:formula="of:=[.AAS16]+1/[.$E$22]" office:value-type="float" office:value="2730" calcext:value-type="float">
            <text:p>2730</text:p>
          </table:table-cell>
          <table:table-cell table:formula="of:=[.AAT16]+1/[.$E$22]" office:value-type="float" office:value="2731" calcext:value-type="float">
            <text:p>2731</text:p>
          </table:table-cell>
          <table:table-cell table:formula="of:=[.AAU16]+1/[.$E$22]" office:value-type="float" office:value="2732" calcext:value-type="float">
            <text:p>2732</text:p>
          </table:table-cell>
          <table:table-cell table:formula="of:=[.AAV16]+1/[.$E$22]" office:value-type="float" office:value="2733" calcext:value-type="float">
            <text:p>2733</text:p>
          </table:table-cell>
          <table:table-cell table:formula="of:=[.AAW16]+1/[.$E$22]" office:value-type="float" office:value="2734" calcext:value-type="float">
            <text:p>2734</text:p>
          </table:table-cell>
          <table:table-cell table:formula="of:=[.AAX16]+1/[.$E$22]" office:value-type="float" office:value="2735" calcext:value-type="float">
            <text:p>2735</text:p>
          </table:table-cell>
          <table:table-cell table:formula="of:=[.AAY16]+1/[.$E$22]" office:value-type="float" office:value="2736" calcext:value-type="float">
            <text:p>2736</text:p>
          </table:table-cell>
          <table:table-cell table:formula="of:=[.AAZ16]+1/[.$E$22]" office:value-type="float" office:value="2737" calcext:value-type="float">
            <text:p>2737</text:p>
          </table:table-cell>
          <table:table-cell table:formula="of:=[.ABA16]+1/[.$E$22]" office:value-type="float" office:value="2738" calcext:value-type="float">
            <text:p>2738</text:p>
          </table:table-cell>
          <table:table-cell table:formula="of:=[.ABB16]+1/[.$E$22]" office:value-type="float" office:value="2739" calcext:value-type="float">
            <text:p>2739</text:p>
          </table:table-cell>
          <table:table-cell table:formula="of:=[.ABC16]+1/[.$E$22]" office:value-type="float" office:value="2740" calcext:value-type="float">
            <text:p>2740</text:p>
          </table:table-cell>
          <table:table-cell table:formula="of:=[.ABD16]+1/[.$E$22]" office:value-type="float" office:value="2741" calcext:value-type="float">
            <text:p>2741</text:p>
          </table:table-cell>
          <table:table-cell table:formula="of:=[.ABE16]+1/[.$E$22]" office:value-type="float" office:value="2742" calcext:value-type="float">
            <text:p>2742</text:p>
          </table:table-cell>
          <table:table-cell table:formula="of:=[.ABF16]+1/[.$E$22]" office:value-type="float" office:value="2743" calcext:value-type="float">
            <text:p>2743</text:p>
          </table:table-cell>
          <table:table-cell table:formula="of:=[.ABG16]+1/[.$E$22]" office:value-type="float" office:value="2744" calcext:value-type="float">
            <text:p>2744</text:p>
          </table:table-cell>
          <table:table-cell table:formula="of:=[.ABH16]+1/[.$E$22]" office:value-type="float" office:value="2745" calcext:value-type="float">
            <text:p>2745</text:p>
          </table:table-cell>
          <table:table-cell table:formula="of:=[.ABI16]+1/[.$E$22]" office:value-type="float" office:value="2746" calcext:value-type="float">
            <text:p>2746</text:p>
          </table:table-cell>
          <table:table-cell table:formula="of:=[.ABJ16]+1/[.$E$22]" office:value-type="float" office:value="2747" calcext:value-type="float">
            <text:p>2747</text:p>
          </table:table-cell>
          <table:table-cell table:formula="of:=[.ABK16]+1/[.$E$22]" office:value-type="float" office:value="2748" calcext:value-type="float">
            <text:p>2748</text:p>
          </table:table-cell>
          <table:table-cell table:formula="of:=[.ABL16]+1/[.$E$22]" office:value-type="float" office:value="2749" calcext:value-type="float">
            <text:p>2749</text:p>
          </table:table-cell>
          <table:table-cell table:formula="of:=[.ABM16]+1/[.$E$22]" office:value-type="float" office:value="2750" calcext:value-type="float">
            <text:p>2750</text:p>
          </table:table-cell>
          <table:table-cell table:formula="of:=[.ABN16]+1/[.$E$22]" office:value-type="float" office:value="2751" calcext:value-type="float">
            <text:p>2751</text:p>
          </table:table-cell>
          <table:table-cell table:formula="of:=[.ABO16]+1/[.$E$22]" office:value-type="float" office:value="2752" calcext:value-type="float">
            <text:p>2752</text:p>
          </table:table-cell>
          <table:table-cell table:formula="of:=[.ABP16]+1/[.$E$22]" office:value-type="float" office:value="2753" calcext:value-type="float">
            <text:p>2753</text:p>
          </table:table-cell>
          <table:table-cell table:formula="of:=[.ABQ16]+1/[.$E$22]" office:value-type="float" office:value="2754" calcext:value-type="float">
            <text:p>2754</text:p>
          </table:table-cell>
          <table:table-cell table:formula="of:=[.ABR16]+1/[.$E$22]" office:value-type="float" office:value="2755" calcext:value-type="float">
            <text:p>2755</text:p>
          </table:table-cell>
          <table:table-cell table:formula="of:=[.ABS16]+1/[.$E$22]" office:value-type="float" office:value="2756" calcext:value-type="float">
            <text:p>2756</text:p>
          </table:table-cell>
          <table:table-cell table:formula="of:=[.ABT16]+1/[.$E$22]" office:value-type="float" office:value="2757" calcext:value-type="float">
            <text:p>2757</text:p>
          </table:table-cell>
          <table:table-cell table:formula="of:=[.ABU16]+1/[.$E$22]" office:value-type="float" office:value="2758" calcext:value-type="float">
            <text:p>2758</text:p>
          </table:table-cell>
          <table:table-cell table:formula="of:=[.ABV16]+1/[.$E$22]" office:value-type="float" office:value="2759" calcext:value-type="float">
            <text:p>2759</text:p>
          </table:table-cell>
          <table:table-cell table:formula="of:=[.ABW16]+1/[.$E$22]" office:value-type="float" office:value="2760" calcext:value-type="float">
            <text:p>2760</text:p>
          </table:table-cell>
          <table:table-cell table:formula="of:=[.ABX16]+1/[.$E$22]" office:value-type="float" office:value="2761" calcext:value-type="float">
            <text:p>2761</text:p>
          </table:table-cell>
          <table:table-cell table:formula="of:=[.ABY16]+1/[.$E$22]" office:value-type="float" office:value="2762" calcext:value-type="float">
            <text:p>2762</text:p>
          </table:table-cell>
          <table:table-cell table:formula="of:=[.ABZ16]+1/[.$E$22]" office:value-type="float" office:value="2763" calcext:value-type="float">
            <text:p>2763</text:p>
          </table:table-cell>
          <table:table-cell table:formula="of:=[.ACA16]+1/[.$E$22]" office:value-type="float" office:value="2764" calcext:value-type="float">
            <text:p>2764</text:p>
          </table:table-cell>
          <table:table-cell table:formula="of:=[.ACB16]+1/[.$E$22]" office:value-type="float" office:value="2765" calcext:value-type="float">
            <text:p>2765</text:p>
          </table:table-cell>
          <table:table-cell table:formula="of:=[.ACC16]+1/[.$E$22]" office:value-type="float" office:value="2766" calcext:value-type="float">
            <text:p>2766</text:p>
          </table:table-cell>
          <table:table-cell table:formula="of:=[.ACD16]+1/[.$E$22]" office:value-type="float" office:value="2767" calcext:value-type="float">
            <text:p>2767</text:p>
          </table:table-cell>
          <table:table-cell table:formula="of:=[.ACE16]+1/[.$E$22]" office:value-type="float" office:value="2768" calcext:value-type="float">
            <text:p>2768</text:p>
          </table:table-cell>
          <table:table-cell table:formula="of:=[.ACF16]+1/[.$E$22]" office:value-type="float" office:value="2769" calcext:value-type="float">
            <text:p>2769</text:p>
          </table:table-cell>
          <table:table-cell table:formula="of:=[.ACG16]+1/[.$E$22]" office:value-type="float" office:value="2770" calcext:value-type="float">
            <text:p>2770</text:p>
          </table:table-cell>
          <table:table-cell table:formula="of:=[.ACH16]+1/[.$E$22]" office:value-type="float" office:value="2771" calcext:value-type="float">
            <text:p>2771</text:p>
          </table:table-cell>
          <table:table-cell table:formula="of:=[.ACI16]+1/[.$E$22]" office:value-type="float" office:value="2772" calcext:value-type="float">
            <text:p>2772</text:p>
          </table:table-cell>
          <table:table-cell table:formula="of:=[.ACJ16]+1/[.$E$22]" office:value-type="float" office:value="2773" calcext:value-type="float">
            <text:p>2773</text:p>
          </table:table-cell>
          <table:table-cell table:formula="of:=[.ACK16]+1/[.$E$22]" office:value-type="float" office:value="2774" calcext:value-type="float">
            <text:p>2774</text:p>
          </table:table-cell>
          <table:table-cell table:formula="of:=[.ACL16]+1/[.$E$22]" office:value-type="float" office:value="2775" calcext:value-type="float">
            <text:p>2775</text:p>
          </table:table-cell>
          <table:table-cell table:formula="of:=[.ACM16]+1/[.$E$22]" office:value-type="float" office:value="2776" calcext:value-type="float">
            <text:p>2776</text:p>
          </table:table-cell>
          <table:table-cell table:formula="of:=[.ACN16]+1/[.$E$22]" office:value-type="float" office:value="2777" calcext:value-type="float">
            <text:p>2777</text:p>
          </table:table-cell>
          <table:table-cell table:formula="of:=[.ACO16]+1/[.$E$22]" office:value-type="float" office:value="2778" calcext:value-type="float">
            <text:p>2778</text:p>
          </table:table-cell>
          <table:table-cell table:formula="of:=[.ACP16]+1/[.$E$22]" office:value-type="float" office:value="2779" calcext:value-type="float">
            <text:p>2779</text:p>
          </table:table-cell>
          <table:table-cell table:formula="of:=[.ACQ16]+1/[.$E$22]" office:value-type="float" office:value="2780" calcext:value-type="float">
            <text:p>2780</text:p>
          </table:table-cell>
          <table:table-cell table:formula="of:=[.ACR16]+1/[.$E$22]" office:value-type="float" office:value="2781" calcext:value-type="float">
            <text:p>2781</text:p>
          </table:table-cell>
          <table:table-cell table:formula="of:=[.ACS16]+1/[.$E$22]" office:value-type="float" office:value="2782" calcext:value-type="float">
            <text:p>2782</text:p>
          </table:table-cell>
          <table:table-cell table:formula="of:=[.ACT16]+1/[.$E$22]" office:value-type="float" office:value="2783" calcext:value-type="float">
            <text:p>2783</text:p>
          </table:table-cell>
          <table:table-cell table:formula="of:=[.ACU16]+1/[.$E$22]" office:value-type="float" office:value="2784" calcext:value-type="float">
            <text:p>2784</text:p>
          </table:table-cell>
          <table:table-cell table:formula="of:=[.ACV16]+1/[.$E$22]" office:value-type="float" office:value="2785" calcext:value-type="float">
            <text:p>2785</text:p>
          </table:table-cell>
          <table:table-cell table:formula="of:=[.ACW16]+1/[.$E$22]" office:value-type="float" office:value="2786" calcext:value-type="float">
            <text:p>2786</text:p>
          </table:table-cell>
          <table:table-cell table:formula="of:=[.ACX16]+1/[.$E$22]" office:value-type="float" office:value="2787" calcext:value-type="float">
            <text:p>2787</text:p>
          </table:table-cell>
          <table:table-cell table:formula="of:=[.ACY16]+1/[.$E$22]" office:value-type="float" office:value="2788" calcext:value-type="float">
            <text:p>2788</text:p>
          </table:table-cell>
          <table:table-cell table:formula="of:=[.ACZ16]+1/[.$E$22]" office:value-type="float" office:value="2789" calcext:value-type="float">
            <text:p>2789</text:p>
          </table:table-cell>
          <table:table-cell table:formula="of:=[.ADA16]+1/[.$E$22]" office:value-type="float" office:value="2790" calcext:value-type="float">
            <text:p>2790</text:p>
          </table:table-cell>
          <table:table-cell table:formula="of:=[.ADB16]+1/[.$E$22]" office:value-type="float" office:value="2791" calcext:value-type="float">
            <text:p>2791</text:p>
          </table:table-cell>
          <table:table-cell table:formula="of:=[.ADC16]+1/[.$E$22]" office:value-type="float" office:value="2792" calcext:value-type="float">
            <text:p>2792</text:p>
          </table:table-cell>
          <table:table-cell table:formula="of:=[.ADD16]+1/[.$E$22]" office:value-type="float" office:value="2793" calcext:value-type="float">
            <text:p>2793</text:p>
          </table:table-cell>
          <table:table-cell table:formula="of:=[.ADE16]+1/[.$E$22]" office:value-type="float" office:value="2794" calcext:value-type="float">
            <text:p>2794</text:p>
          </table:table-cell>
          <table:table-cell table:formula="of:=[.ADF16]+1/[.$E$22]" office:value-type="float" office:value="2795" calcext:value-type="float">
            <text:p>2795</text:p>
          </table:table-cell>
          <table:table-cell table:formula="of:=[.ADG16]+1/[.$E$22]" office:value-type="float" office:value="2796" calcext:value-type="float">
            <text:p>2796</text:p>
          </table:table-cell>
          <table:table-cell table:formula="of:=[.ADH16]+1/[.$E$22]" office:value-type="float" office:value="2797" calcext:value-type="float">
            <text:p>2797</text:p>
          </table:table-cell>
          <table:table-cell table:formula="of:=[.ADI16]+1/[.$E$22]" office:value-type="float" office:value="2798" calcext:value-type="float">
            <text:p>2798</text:p>
          </table:table-cell>
          <table:table-cell table:formula="of:=[.ADJ16]+1/[.$E$22]" office:value-type="float" office:value="2799" calcext:value-type="float">
            <text:p>2799</text:p>
          </table:table-cell>
          <table:table-cell table:formula="of:=[.ADK16]+1/[.$E$22]" office:value-type="float" office:value="2800" calcext:value-type="float">
            <text:p>2800</text:p>
          </table:table-cell>
          <table:table-cell table:formula="of:=[.ADL16]+1/[.$E$22]" office:value-type="float" office:value="2801" calcext:value-type="float">
            <text:p>2801</text:p>
          </table:table-cell>
          <table:table-cell table:formula="of:=[.ADM16]+1/[.$E$22]" office:value-type="float" office:value="2802" calcext:value-type="float">
            <text:p>2802</text:p>
          </table:table-cell>
          <table:table-cell table:formula="of:=[.ADN16]+1/[.$E$22]" office:value-type="float" office:value="2803" calcext:value-type="float">
            <text:p>2803</text:p>
          </table:table-cell>
          <table:table-cell table:formula="of:=[.ADO16]+1/[.$E$22]" office:value-type="float" office:value="2804" calcext:value-type="float">
            <text:p>2804</text:p>
          </table:table-cell>
          <table:table-cell table:formula="of:=[.ADP16]+1/[.$E$22]" office:value-type="float" office:value="2805" calcext:value-type="float">
            <text:p>2805</text:p>
          </table:table-cell>
          <table:table-cell table:formula="of:=[.ADQ16]+1/[.$E$22]" office:value-type="float" office:value="2806" calcext:value-type="float">
            <text:p>2806</text:p>
          </table:table-cell>
          <table:table-cell table:formula="of:=[.ADR16]+1/[.$E$22]" office:value-type="float" office:value="2807" calcext:value-type="float">
            <text:p>2807</text:p>
          </table:table-cell>
          <table:table-cell table:formula="of:=[.ADS16]+1/[.$E$22]" office:value-type="float" office:value="2808" calcext:value-type="float">
            <text:p>2808</text:p>
          </table:table-cell>
          <table:table-cell table:formula="of:=[.ADT16]+1/[.$E$22]" office:value-type="float" office:value="2809" calcext:value-type="float">
            <text:p>2809</text:p>
          </table:table-cell>
          <table:table-cell table:formula="of:=[.ADU16]+1/[.$E$22]" office:value-type="float" office:value="2810" calcext:value-type="float">
            <text:p>2810</text:p>
          </table:table-cell>
          <table:table-cell table:formula="of:=[.ADV16]+1/[.$E$22]" office:value-type="float" office:value="2811" calcext:value-type="float">
            <text:p>2811</text:p>
          </table:table-cell>
          <table:table-cell table:formula="of:=[.ADW16]+1/[.$E$22]" office:value-type="float" office:value="2812" calcext:value-type="float">
            <text:p>2812</text:p>
          </table:table-cell>
          <table:table-cell table:formula="of:=[.ADX16]+1/[.$E$22]" office:value-type="float" office:value="2813" calcext:value-type="float">
            <text:p>2813</text:p>
          </table:table-cell>
          <table:table-cell table:formula="of:=[.ADY16]+1/[.$E$22]" office:value-type="float" office:value="2814" calcext:value-type="float">
            <text:p>2814</text:p>
          </table:table-cell>
          <table:table-cell table:formula="of:=[.ADZ16]+1/[.$E$22]" office:value-type="float" office:value="2815" calcext:value-type="float">
            <text:p>2815</text:p>
          </table:table-cell>
          <table:table-cell table:formula="of:=[.AEA16]+1/[.$E$22]" office:value-type="float" office:value="2816" calcext:value-type="float">
            <text:p>2816</text:p>
          </table:table-cell>
          <table:table-cell table:formula="of:=[.AEB16]+1/[.$E$22]" office:value-type="float" office:value="2817" calcext:value-type="float">
            <text:p>2817</text:p>
          </table:table-cell>
          <table:table-cell table:formula="of:=[.AEC16]+1/[.$E$22]" office:value-type="float" office:value="2818" calcext:value-type="float">
            <text:p>2818</text:p>
          </table:table-cell>
          <table:table-cell table:formula="of:=[.AED16]+1/[.$E$22]" office:value-type="float" office:value="2819" calcext:value-type="float">
            <text:p>2819</text:p>
          </table:table-cell>
          <table:table-cell table:formula="of:=[.AEE16]+1/[.$E$22]" office:value-type="float" office:value="2820" calcext:value-type="float">
            <text:p>2820</text:p>
          </table:table-cell>
          <table:table-cell table:formula="of:=[.AEF16]+1/[.$E$22]" office:value-type="float" office:value="2821" calcext:value-type="float">
            <text:p>2821</text:p>
          </table:table-cell>
          <table:table-cell table:formula="of:=[.AEG16]+1/[.$E$22]" office:value-type="float" office:value="2822" calcext:value-type="float">
            <text:p>2822</text:p>
          </table:table-cell>
          <table:table-cell table:formula="of:=[.AEH16]+1/[.$E$22]" office:value-type="float" office:value="2823" calcext:value-type="float">
            <text:p>2823</text:p>
          </table:table-cell>
          <table:table-cell table:formula="of:=[.AEI16]+1/[.$E$22]" office:value-type="float" office:value="2824" calcext:value-type="float">
            <text:p>2824</text:p>
          </table:table-cell>
          <table:table-cell table:formula="of:=[.AEJ16]+1/[.$E$22]" office:value-type="float" office:value="2825" calcext:value-type="float">
            <text:p>2825</text:p>
          </table:table-cell>
          <table:table-cell table:formula="of:=[.AEK16]+1/[.$E$22]" office:value-type="float" office:value="2826" calcext:value-type="float">
            <text:p>2826</text:p>
          </table:table-cell>
          <table:table-cell table:formula="of:=[.AEL16]+1/[.$E$22]" office:value-type="float" office:value="2827" calcext:value-type="float">
            <text:p>2827</text:p>
          </table:table-cell>
          <table:table-cell table:formula="of:=[.AEM16]+1/[.$E$22]" office:value-type="float" office:value="2828" calcext:value-type="float">
            <text:p>2828</text:p>
          </table:table-cell>
          <table:table-cell table:formula="of:=[.AEN16]+1/[.$E$22]" office:value-type="float" office:value="2829" calcext:value-type="float">
            <text:p>2829</text:p>
          </table:table-cell>
          <table:table-cell table:formula="of:=[.AEO16]+1/[.$E$22]" office:value-type="float" office:value="2830" calcext:value-type="float">
            <text:p>2830</text:p>
          </table:table-cell>
          <table:table-cell table:formula="of:=[.AEP16]+1/[.$E$22]" office:value-type="float" office:value="2831" calcext:value-type="float">
            <text:p>2831</text:p>
          </table:table-cell>
          <table:table-cell table:formula="of:=[.AEQ16]+1/[.$E$22]" office:value-type="float" office:value="2832" calcext:value-type="float">
            <text:p>2832</text:p>
          </table:table-cell>
          <table:table-cell table:formula="of:=[.AER16]+1/[.$E$22]" office:value-type="float" office:value="2833" calcext:value-type="float">
            <text:p>2833</text:p>
          </table:table-cell>
          <table:table-cell table:formula="of:=[.AES16]+1/[.$E$22]" office:value-type="float" office:value="2834" calcext:value-type="float">
            <text:p>2834</text:p>
          </table:table-cell>
          <table:table-cell table:formula="of:=[.AET16]+1/[.$E$22]" office:value-type="float" office:value="2835" calcext:value-type="float">
            <text:p>2835</text:p>
          </table:table-cell>
          <table:table-cell table:formula="of:=[.AEU16]+1/[.$E$22]" office:value-type="float" office:value="2836" calcext:value-type="float">
            <text:p>2836</text:p>
          </table:table-cell>
          <table:table-cell table:formula="of:=[.AEV16]+1/[.$E$22]" office:value-type="float" office:value="2837" calcext:value-type="float">
            <text:p>2837</text:p>
          </table:table-cell>
          <table:table-cell table:formula="of:=[.AEW16]+1/[.$E$22]" office:value-type="float" office:value="2838" calcext:value-type="float">
            <text:p>2838</text:p>
          </table:table-cell>
          <table:table-cell table:formula="of:=[.AEX16]+1/[.$E$22]" office:value-type="float" office:value="2839" calcext:value-type="float">
            <text:p>2839</text:p>
          </table:table-cell>
          <table:table-cell table:formula="of:=[.AEY16]+1/[.$E$22]" office:value-type="float" office:value="2840" calcext:value-type="float">
            <text:p>2840</text:p>
          </table:table-cell>
          <table:table-cell table:formula="of:=[.AEZ16]+1/[.$E$22]" office:value-type="float" office:value="2841" calcext:value-type="float">
            <text:p>2841</text:p>
          </table:table-cell>
          <table:table-cell table:formula="of:=[.AFA16]+1/[.$E$22]" office:value-type="float" office:value="2842" calcext:value-type="float">
            <text:p>2842</text:p>
          </table:table-cell>
          <table:table-cell table:formula="of:=[.AFB16]+1/[.$E$22]" office:value-type="float" office:value="2843" calcext:value-type="float">
            <text:p>2843</text:p>
          </table:table-cell>
          <table:table-cell table:formula="of:=[.AFC16]+1/[.$E$22]" office:value-type="float" office:value="2844" calcext:value-type="float">
            <text:p>2844</text:p>
          </table:table-cell>
          <table:table-cell table:formula="of:=[.AFD16]+1/[.$E$22]" office:value-type="float" office:value="2845" calcext:value-type="float">
            <text:p>2845</text:p>
          </table:table-cell>
          <table:table-cell table:formula="of:=[.AFE16]+1/[.$E$22]" office:value-type="float" office:value="2846" calcext:value-type="float">
            <text:p>2846</text:p>
          </table:table-cell>
          <table:table-cell table:formula="of:=[.AFF16]+1/[.$E$22]" office:value-type="float" office:value="2847" calcext:value-type="float">
            <text:p>2847</text:p>
          </table:table-cell>
          <table:table-cell table:formula="of:=[.AFG16]+1/[.$E$22]" office:value-type="float" office:value="2848" calcext:value-type="float">
            <text:p>2848</text:p>
          </table:table-cell>
          <table:table-cell table:formula="of:=[.AFH16]+1/[.$E$22]" office:value-type="float" office:value="2849" calcext:value-type="float">
            <text:p>2849</text:p>
          </table:table-cell>
          <table:table-cell table:formula="of:=[.AFI16]+1/[.$E$22]" office:value-type="float" office:value="2850" calcext:value-type="float">
            <text:p>2850</text:p>
          </table:table-cell>
          <table:table-cell table:formula="of:=[.AFJ16]+1/[.$E$22]" office:value-type="float" office:value="2851" calcext:value-type="float">
            <text:p>2851</text:p>
          </table:table-cell>
          <table:table-cell table:formula="of:=[.AFK16]+1/[.$E$22]" office:value-type="float" office:value="2852" calcext:value-type="float">
            <text:p>2852</text:p>
          </table:table-cell>
          <table:table-cell table:formula="of:=[.AFL16]+1/[.$E$22]" office:value-type="float" office:value="2853" calcext:value-type="float">
            <text:p>2853</text:p>
          </table:table-cell>
          <table:table-cell table:formula="of:=[.AFM16]+1/[.$E$22]" office:value-type="float" office:value="2854" calcext:value-type="float">
            <text:p>2854</text:p>
          </table:table-cell>
          <table:table-cell table:formula="of:=[.AFN16]+1/[.$E$22]" office:value-type="float" office:value="2855" calcext:value-type="float">
            <text:p>2855</text:p>
          </table:table-cell>
          <table:table-cell table:formula="of:=[.AFO16]+1/[.$E$22]" office:value-type="float" office:value="2856" calcext:value-type="float">
            <text:p>2856</text:p>
          </table:table-cell>
          <table:table-cell table:formula="of:=[.AFP16]+1/[.$E$22]" office:value-type="float" office:value="2857" calcext:value-type="float">
            <text:p>2857</text:p>
          </table:table-cell>
          <table:table-cell table:formula="of:=[.AFQ16]+1/[.$E$22]" office:value-type="float" office:value="2858" calcext:value-type="float">
            <text:p>2858</text:p>
          </table:table-cell>
          <table:table-cell table:formula="of:=[.AFR16]+1/[.$E$22]" office:value-type="float" office:value="2859" calcext:value-type="float">
            <text:p>2859</text:p>
          </table:table-cell>
          <table:table-cell table:formula="of:=[.AFS16]+1/[.$E$22]" office:value-type="float" office:value="2860" calcext:value-type="float">
            <text:p>2860</text:p>
          </table:table-cell>
          <table:table-cell table:formula="of:=[.AFT16]+1/[.$E$22]" office:value-type="float" office:value="2861" calcext:value-type="float">
            <text:p>2861</text:p>
          </table:table-cell>
          <table:table-cell table:formula="of:=[.AFU16]+1/[.$E$22]" office:value-type="float" office:value="2862" calcext:value-type="float">
            <text:p>2862</text:p>
          </table:table-cell>
          <table:table-cell table:formula="of:=[.AFV16]+1/[.$E$22]" office:value-type="float" office:value="2863" calcext:value-type="float">
            <text:p>2863</text:p>
          </table:table-cell>
          <table:table-cell table:formula="of:=[.AFW16]+1/[.$E$22]" office:value-type="float" office:value="2864" calcext:value-type="float">
            <text:p>2864</text:p>
          </table:table-cell>
          <table:table-cell table:formula="of:=[.AFX16]+1/[.$E$22]" office:value-type="float" office:value="2865" calcext:value-type="float">
            <text:p>2865</text:p>
          </table:table-cell>
          <table:table-cell table:formula="of:=[.AFY16]+1/[.$E$22]" office:value-type="float" office:value="2866" calcext:value-type="float">
            <text:p>2866</text:p>
          </table:table-cell>
          <table:table-cell table:formula="of:=[.AFZ16]+1/[.$E$22]" office:value-type="float" office:value="2867" calcext:value-type="float">
            <text:p>2867</text:p>
          </table:table-cell>
          <table:table-cell table:formula="of:=[.AGA16]+1/[.$E$22]" office:value-type="float" office:value="2868" calcext:value-type="float">
            <text:p>2868</text:p>
          </table:table-cell>
          <table:table-cell table:formula="of:=[.AGB16]+1/[.$E$22]" office:value-type="float" office:value="2869" calcext:value-type="float">
            <text:p>2869</text:p>
          </table:table-cell>
          <table:table-cell table:formula="of:=[.AGC16]+1/[.$E$22]" office:value-type="float" office:value="2870" calcext:value-type="float">
            <text:p>2870</text:p>
          </table:table-cell>
          <table:table-cell table:formula="of:=[.AGD16]+1/[.$E$22]" office:value-type="float" office:value="2871" calcext:value-type="float">
            <text:p>2871</text:p>
          </table:table-cell>
          <table:table-cell table:formula="of:=[.AGE16]+1/[.$E$22]" office:value-type="float" office:value="2872" calcext:value-type="float">
            <text:p>2872</text:p>
          </table:table-cell>
          <table:table-cell table:formula="of:=[.AGF16]+1/[.$E$22]" office:value-type="float" office:value="2873" calcext:value-type="float">
            <text:p>2873</text:p>
          </table:table-cell>
          <table:table-cell table:formula="of:=[.AGG16]+1/[.$E$22]" office:value-type="float" office:value="2874" calcext:value-type="float">
            <text:p>2874</text:p>
          </table:table-cell>
          <table:table-cell table:formula="of:=[.AGH16]+1/[.$E$22]" office:value-type="float" office:value="2875" calcext:value-type="float">
            <text:p>2875</text:p>
          </table:table-cell>
          <table:table-cell table:formula="of:=[.AGI16]+1/[.$E$22]" office:value-type="float" office:value="2876" calcext:value-type="float">
            <text:p>2876</text:p>
          </table:table-cell>
          <table:table-cell table:formula="of:=[.AGJ16]+1/[.$E$22]" office:value-type="float" office:value="2877" calcext:value-type="float">
            <text:p>2877</text:p>
          </table:table-cell>
          <table:table-cell table:formula="of:=[.AGK16]+1/[.$E$22]" office:value-type="float" office:value="2878" calcext:value-type="float">
            <text:p>2878</text:p>
          </table:table-cell>
          <table:table-cell table:formula="of:=[.AGL16]+1/[.$E$22]" office:value-type="float" office:value="2879" calcext:value-type="float">
            <text:p>2879</text:p>
          </table:table-cell>
          <table:table-cell table:formula="of:=[.AGM16]+1/[.$E$22]" office:value-type="float" office:value="2880" calcext:value-type="float">
            <text:p>2880</text:p>
          </table:table-cell>
          <table:table-cell table:formula="of:=[.AGN16]+1/[.$E$22]" office:value-type="float" office:value="2881" calcext:value-type="float">
            <text:p>2881</text:p>
          </table:table-cell>
          <table:table-cell table:formula="of:=[.AGO16]+1/[.$E$22]" office:value-type="float" office:value="2882" calcext:value-type="float">
            <text:p>2882</text:p>
          </table:table-cell>
          <table:table-cell table:formula="of:=[.AGP16]+1/[.$E$22]" office:value-type="float" office:value="2883" calcext:value-type="float">
            <text:p>2883</text:p>
          </table:table-cell>
          <table:table-cell table:formula="of:=[.AGQ16]+1/[.$E$22]" office:value-type="float" office:value="2884" calcext:value-type="float">
            <text:p>2884</text:p>
          </table:table-cell>
          <table:table-cell table:formula="of:=[.AGR16]+1/[.$E$22]" office:value-type="float" office:value="2885" calcext:value-type="float">
            <text:p>2885</text:p>
          </table:table-cell>
          <table:table-cell table:formula="of:=[.AGS16]+1/[.$E$22]" office:value-type="float" office:value="2886" calcext:value-type="float">
            <text:p>2886</text:p>
          </table:table-cell>
          <table:table-cell table:formula="of:=[.AGT16]+1/[.$E$22]" office:value-type="float" office:value="2887" calcext:value-type="float">
            <text:p>2887</text:p>
          </table:table-cell>
          <table:table-cell table:formula="of:=[.AGU16]+1/[.$E$22]" office:value-type="float" office:value="2888" calcext:value-type="float">
            <text:p>2888</text:p>
          </table:table-cell>
          <table:table-cell table:formula="of:=[.AGV16]+1/[.$E$22]" office:value-type="float" office:value="2889" calcext:value-type="float">
            <text:p>2889</text:p>
          </table:table-cell>
          <table:table-cell table:formula="of:=[.AGW16]+1/[.$E$22]" office:value-type="float" office:value="2890" calcext:value-type="float">
            <text:p>2890</text:p>
          </table:table-cell>
          <table:table-cell table:formula="of:=[.AGX16]+1/[.$E$22]" office:value-type="float" office:value="2891" calcext:value-type="float">
            <text:p>2891</text:p>
          </table:table-cell>
          <table:table-cell table:formula="of:=[.AGY16]+1/[.$E$22]" office:value-type="float" office:value="2892" calcext:value-type="float">
            <text:p>2892</text:p>
          </table:table-cell>
          <table:table-cell table:formula="of:=[.AGZ16]+1/[.$E$22]" office:value-type="float" office:value="2893" calcext:value-type="float">
            <text:p>2893</text:p>
          </table:table-cell>
          <table:table-cell table:formula="of:=[.AHA16]+1/[.$E$22]" office:value-type="float" office:value="2894" calcext:value-type="float">
            <text:p>2894</text:p>
          </table:table-cell>
          <table:table-cell table:formula="of:=[.AHB16]+1/[.$E$22]" office:value-type="float" office:value="2895" calcext:value-type="float">
            <text:p>2895</text:p>
          </table:table-cell>
          <table:table-cell table:formula="of:=[.AHC16]+1/[.$E$22]" office:value-type="float" office:value="2896" calcext:value-type="float">
            <text:p>2896</text:p>
          </table:table-cell>
          <table:table-cell table:formula="of:=[.AHD16]+1/[.$E$22]" office:value-type="float" office:value="2897" calcext:value-type="float">
            <text:p>2897</text:p>
          </table:table-cell>
          <table:table-cell table:formula="of:=[.AHE16]+1/[.$E$22]" office:value-type="float" office:value="2898" calcext:value-type="float">
            <text:p>2898</text:p>
          </table:table-cell>
          <table:table-cell table:formula="of:=[.AHF16]+1/[.$E$22]" office:value-type="float" office:value="2899" calcext:value-type="float">
            <text:p>2899</text:p>
          </table:table-cell>
          <table:table-cell table:formula="of:=[.AHG16]+1/[.$E$22]" office:value-type="float" office:value="2900" calcext:value-type="float">
            <text:p>2900</text:p>
          </table:table-cell>
          <table:table-cell table:formula="of:=[.AHH16]+1/[.$E$22]" office:value-type="float" office:value="2901" calcext:value-type="float">
            <text:p>2901</text:p>
          </table:table-cell>
          <table:table-cell table:formula="of:=[.AHI16]+1/[.$E$22]" office:value-type="float" office:value="2902" calcext:value-type="float">
            <text:p>2902</text:p>
          </table:table-cell>
          <table:table-cell table:formula="of:=[.AHJ16]+1/[.$E$22]" office:value-type="float" office:value="2903" calcext:value-type="float">
            <text:p>2903</text:p>
          </table:table-cell>
          <table:table-cell table:formula="of:=[.AHK16]+1/[.$E$22]" office:value-type="float" office:value="2904" calcext:value-type="float">
            <text:p>2904</text:p>
          </table:table-cell>
          <table:table-cell table:formula="of:=[.AHL16]+1/[.$E$22]" office:value-type="float" office:value="2905" calcext:value-type="float">
            <text:p>2905</text:p>
          </table:table-cell>
          <table:table-cell table:formula="of:=[.AHM16]+1/[.$E$22]" office:value-type="float" office:value="2906" calcext:value-type="float">
            <text:p>2906</text:p>
          </table:table-cell>
          <table:table-cell table:formula="of:=[.AHN16]+1/[.$E$22]" office:value-type="float" office:value="2907" calcext:value-type="float">
            <text:p>2907</text:p>
          </table:table-cell>
          <table:table-cell table:formula="of:=[.AHO16]+1/[.$E$22]" office:value-type="float" office:value="2908" calcext:value-type="float">
            <text:p>2908</text:p>
          </table:table-cell>
          <table:table-cell table:formula="of:=[.AHP16]+1/[.$E$22]" office:value-type="float" office:value="2909" calcext:value-type="float">
            <text:p>2909</text:p>
          </table:table-cell>
          <table:table-cell table:formula="of:=[.AHQ16]+1/[.$E$22]" office:value-type="float" office:value="2910" calcext:value-type="float">
            <text:p>2910</text:p>
          </table:table-cell>
          <table:table-cell table:formula="of:=[.AHR16]+1/[.$E$22]" office:value-type="float" office:value="2911" calcext:value-type="float">
            <text:p>2911</text:p>
          </table:table-cell>
          <table:table-cell table:formula="of:=[.AHS16]+1/[.$E$22]" office:value-type="float" office:value="2912" calcext:value-type="float">
            <text:p>2912</text:p>
          </table:table-cell>
          <table:table-cell table:formula="of:=[.AHT16]+1/[.$E$22]" office:value-type="float" office:value="2913" calcext:value-type="float">
            <text:p>2913</text:p>
          </table:table-cell>
          <table:table-cell table:formula="of:=[.AHU16]+1/[.$E$22]" office:value-type="float" office:value="2914" calcext:value-type="float">
            <text:p>2914</text:p>
          </table:table-cell>
          <table:table-cell table:formula="of:=[.AHV16]+1/[.$E$22]" office:value-type="float" office:value="2915" calcext:value-type="float">
            <text:p>2915</text:p>
          </table:table-cell>
          <table:table-cell table:formula="of:=[.AHW16]+1/[.$E$22]" office:value-type="float" office:value="2916" calcext:value-type="float">
            <text:p>2916</text:p>
          </table:table-cell>
          <table:table-cell table:formula="of:=[.AHX16]+1/[.$E$22]" office:value-type="float" office:value="2917" calcext:value-type="float">
            <text:p>2917</text:p>
          </table:table-cell>
          <table:table-cell table:formula="of:=[.AHY16]+1/[.$E$22]" office:value-type="float" office:value="2918" calcext:value-type="float">
            <text:p>2918</text:p>
          </table:table-cell>
          <table:table-cell table:formula="of:=[.AHZ16]+1/[.$E$22]" office:value-type="float" office:value="2919" calcext:value-type="float">
            <text:p>2919</text:p>
          </table:table-cell>
          <table:table-cell table:formula="of:=[.AIA16]+1/[.$E$22]" office:value-type="float" office:value="2920" calcext:value-type="float">
            <text:p>2920</text:p>
          </table:table-cell>
          <table:table-cell table:formula="of:=[.AIB16]+1/[.$E$22]" office:value-type="float" office:value="2921" calcext:value-type="float">
            <text:p>2921</text:p>
          </table:table-cell>
          <table:table-cell table:formula="of:=[.AIC16]+1/[.$E$22]" office:value-type="float" office:value="2922" calcext:value-type="float">
            <text:p>2922</text:p>
          </table:table-cell>
          <table:table-cell table:formula="of:=[.AID16]+1/[.$E$22]" office:value-type="float" office:value="2923" calcext:value-type="float">
            <text:p>2923</text:p>
          </table:table-cell>
          <table:table-cell table:formula="of:=[.AIE16]+1/[.$E$22]" office:value-type="float" office:value="2924" calcext:value-type="float">
            <text:p>2924</text:p>
          </table:table-cell>
          <table:table-cell table:formula="of:=[.AIF16]+1/[.$E$22]" office:value-type="float" office:value="2925" calcext:value-type="float">
            <text:p>2925</text:p>
          </table:table-cell>
          <table:table-cell table:formula="of:=[.AIG16]+1/[.$E$22]" office:value-type="float" office:value="2926" calcext:value-type="float">
            <text:p>2926</text:p>
          </table:table-cell>
          <table:table-cell table:formula="of:=[.AIH16]+1/[.$E$22]" office:value-type="float" office:value="2927" calcext:value-type="float">
            <text:p>2927</text:p>
          </table:table-cell>
          <table:table-cell table:formula="of:=[.AII16]+1/[.$E$22]" office:value-type="float" office:value="2928" calcext:value-type="float">
            <text:p>2928</text:p>
          </table:table-cell>
          <table:table-cell table:formula="of:=[.AIJ16]+1/[.$E$22]" office:value-type="float" office:value="2929" calcext:value-type="float">
            <text:p>2929</text:p>
          </table:table-cell>
          <table:table-cell table:formula="of:=[.AIK16]+1/[.$E$22]" office:value-type="float" office:value="2930" calcext:value-type="float">
            <text:p>2930</text:p>
          </table:table-cell>
          <table:table-cell table:formula="of:=[.AIL16]+1/[.$E$22]" office:value-type="float" office:value="2931" calcext:value-type="float">
            <text:p>2931</text:p>
          </table:table-cell>
          <table:table-cell table:formula="of:=[.AIM16]+1/[.$E$22]" office:value-type="float" office:value="2932" calcext:value-type="float">
            <text:p>2932</text:p>
          </table:table-cell>
          <table:table-cell table:formula="of:=[.AIN16]+1/[.$E$22]" office:value-type="float" office:value="2933" calcext:value-type="float">
            <text:p>2933</text:p>
          </table:table-cell>
          <table:table-cell table:formula="of:=[.AIO16]+1/[.$E$22]" office:value-type="float" office:value="2934" calcext:value-type="float">
            <text:p>2934</text:p>
          </table:table-cell>
          <table:table-cell table:formula="of:=[.AIP16]+1/[.$E$22]" office:value-type="float" office:value="2935" calcext:value-type="float">
            <text:p>2935</text:p>
          </table:table-cell>
          <table:table-cell table:formula="of:=[.AIQ16]+1/[.$E$22]" office:value-type="float" office:value="2936" calcext:value-type="float">
            <text:p>2936</text:p>
          </table:table-cell>
          <table:table-cell table:formula="of:=[.AIR16]+1/[.$E$22]" office:value-type="float" office:value="2937" calcext:value-type="float">
            <text:p>2937</text:p>
          </table:table-cell>
          <table:table-cell table:formula="of:=[.AIS16]+1/[.$E$22]" office:value-type="float" office:value="2938" calcext:value-type="float">
            <text:p>2938</text:p>
          </table:table-cell>
          <table:table-cell table:formula="of:=[.AIT16]+1/[.$E$22]" office:value-type="float" office:value="2939" calcext:value-type="float">
            <text:p>2939</text:p>
          </table:table-cell>
          <table:table-cell table:formula="of:=[.AIU16]+1/[.$E$22]" office:value-type="float" office:value="2940" calcext:value-type="float">
            <text:p>2940</text:p>
          </table:table-cell>
          <table:table-cell table:formula="of:=[.AIV16]+1/[.$E$22]" office:value-type="float" office:value="2941" calcext:value-type="float">
            <text:p>2941</text:p>
          </table:table-cell>
          <table:table-cell table:formula="of:=[.AIW16]+1/[.$E$22]" office:value-type="float" office:value="2942" calcext:value-type="float">
            <text:p>2942</text:p>
          </table:table-cell>
          <table:table-cell table:formula="of:=[.AIX16]+1/[.$E$22]" office:value-type="float" office:value="2943" calcext:value-type="float">
            <text:p>2943</text:p>
          </table:table-cell>
          <table:table-cell table:formula="of:=[.AIY16]+1/[.$E$22]" office:value-type="float" office:value="2944" calcext:value-type="float">
            <text:p>2944</text:p>
          </table:table-cell>
          <table:table-cell table:formula="of:=[.AIZ16]+1/[.$E$22]" office:value-type="float" office:value="2945" calcext:value-type="float">
            <text:p>2945</text:p>
          </table:table-cell>
          <table:table-cell table:formula="of:=[.AJA16]+1/[.$E$22]" office:value-type="float" office:value="2946" calcext:value-type="float">
            <text:p>2946</text:p>
          </table:table-cell>
          <table:table-cell table:formula="of:=[.AJB16]+1/[.$E$22]" office:value-type="float" office:value="2947" calcext:value-type="float">
            <text:p>2947</text:p>
          </table:table-cell>
          <table:table-cell table:formula="of:=[.AJC16]+1/[.$E$22]" office:value-type="float" office:value="2948" calcext:value-type="float">
            <text:p>2948</text:p>
          </table:table-cell>
          <table:table-cell table:formula="of:=[.AJD16]+1/[.$E$22]" office:value-type="float" office:value="2949" calcext:value-type="float">
            <text:p>2949</text:p>
          </table:table-cell>
          <table:table-cell table:formula="of:=[.AJE16]+1/[.$E$22]" office:value-type="float" office:value="2950" calcext:value-type="float">
            <text:p>2950</text:p>
          </table:table-cell>
          <table:table-cell table:formula="of:=[.AJF16]+1/[.$E$22]" office:value-type="float" office:value="2951" calcext:value-type="float">
            <text:p>2951</text:p>
          </table:table-cell>
          <table:table-cell table:formula="of:=[.AJG16]+1/[.$E$22]" office:value-type="float" office:value="2952" calcext:value-type="float">
            <text:p>2952</text:p>
          </table:table-cell>
          <table:table-cell table:formula="of:=[.AJH16]+1/[.$E$22]" office:value-type="float" office:value="2953" calcext:value-type="float">
            <text:p>2953</text:p>
          </table:table-cell>
          <table:table-cell table:formula="of:=[.AJI16]+1/[.$E$22]" office:value-type="float" office:value="2954" calcext:value-type="float">
            <text:p>2954</text:p>
          </table:table-cell>
          <table:table-cell table:formula="of:=[.AJJ16]+1/[.$E$22]" office:value-type="float" office:value="2955" calcext:value-type="float">
            <text:p>2955</text:p>
          </table:table-cell>
          <table:table-cell table:formula="of:=[.AJK16]+1/[.$E$22]" office:value-type="float" office:value="2956" calcext:value-type="float">
            <text:p>2956</text:p>
          </table:table-cell>
          <table:table-cell table:formula="of:=[.AJL16]+1/[.$E$22]" office:value-type="float" office:value="2957" calcext:value-type="float">
            <text:p>2957</text:p>
          </table:table-cell>
          <table:table-cell table:formula="of:=[.AJM16]+1/[.$E$22]" office:value-type="float" office:value="2958" calcext:value-type="float">
            <text:p>2958</text:p>
          </table:table-cell>
          <table:table-cell table:formula="of:=[.AJN16]+1/[.$E$22]" office:value-type="float" office:value="2959" calcext:value-type="float">
            <text:p>2959</text:p>
          </table:table-cell>
          <table:table-cell table:formula="of:=[.AJO16]+1/[.$E$22]" office:value-type="float" office:value="2960" calcext:value-type="float">
            <text:p>2960</text:p>
          </table:table-cell>
          <table:table-cell table:formula="of:=[.AJP16]+1/[.$E$22]" office:value-type="float" office:value="2961" calcext:value-type="float">
            <text:p>2961</text:p>
          </table:table-cell>
          <table:table-cell table:formula="of:=[.AJQ16]+1/[.$E$22]" office:value-type="float" office:value="2962" calcext:value-type="float">
            <text:p>2962</text:p>
          </table:table-cell>
          <table:table-cell table:formula="of:=[.AJR16]+1/[.$E$22]" office:value-type="float" office:value="2963" calcext:value-type="float">
            <text:p>2963</text:p>
          </table:table-cell>
          <table:table-cell table:formula="of:=[.AJS16]+1/[.$E$22]" office:value-type="float" office:value="2964" calcext:value-type="float">
            <text:p>2964</text:p>
          </table:table-cell>
          <table:table-cell table:formula="of:=[.AJT16]+1/[.$E$22]" office:value-type="float" office:value="2965" calcext:value-type="float">
            <text:p>2965</text:p>
          </table:table-cell>
          <table:table-cell table:formula="of:=[.AJU16]+1/[.$E$22]" office:value-type="float" office:value="2966" calcext:value-type="float">
            <text:p>2966</text:p>
          </table:table-cell>
          <table:table-cell table:formula="of:=[.AJV16]+1/[.$E$22]" office:value-type="float" office:value="2967" calcext:value-type="float">
            <text:p>2967</text:p>
          </table:table-cell>
          <table:table-cell table:formula="of:=[.AJW16]+1/[.$E$22]" office:value-type="float" office:value="2968" calcext:value-type="float">
            <text:p>2968</text:p>
          </table:table-cell>
          <table:table-cell table:formula="of:=[.AJX16]+1/[.$E$22]" office:value-type="float" office:value="2969" calcext:value-type="float">
            <text:p>2969</text:p>
          </table:table-cell>
          <table:table-cell table:formula="of:=[.AJY16]+1/[.$E$22]" office:value-type="float" office:value="2970" calcext:value-type="float">
            <text:p>2970</text:p>
          </table:table-cell>
          <table:table-cell table:formula="of:=[.AJZ16]+1/[.$E$22]" office:value-type="float" office:value="2971" calcext:value-type="float">
            <text:p>2971</text:p>
          </table:table-cell>
          <table:table-cell table:formula="of:=[.AKA16]+1/[.$E$22]" office:value-type="float" office:value="2972" calcext:value-type="float">
            <text:p>2972</text:p>
          </table:table-cell>
          <table:table-cell table:formula="of:=[.AKB16]+1/[.$E$22]" office:value-type="float" office:value="2973" calcext:value-type="float">
            <text:p>2973</text:p>
          </table:table-cell>
          <table:table-cell table:formula="of:=[.AKC16]+1/[.$E$22]" office:value-type="float" office:value="2974" calcext:value-type="float">
            <text:p>2974</text:p>
          </table:table-cell>
          <table:table-cell table:formula="of:=[.AKD16]+1/[.$E$22]" office:value-type="float" office:value="2975" calcext:value-type="float">
            <text:p>2975</text:p>
          </table:table-cell>
          <table:table-cell table:formula="of:=[.AKE16]+1/[.$E$22]" office:value-type="float" office:value="2976" calcext:value-type="float">
            <text:p>2976</text:p>
          </table:table-cell>
          <table:table-cell table:formula="of:=[.AKF16]+1/[.$E$22]" office:value-type="float" office:value="2977" calcext:value-type="float">
            <text:p>2977</text:p>
          </table:table-cell>
          <table:table-cell table:formula="of:=[.AKG16]+1/[.$E$22]" office:value-type="float" office:value="2978" calcext:value-type="float">
            <text:p>2978</text:p>
          </table:table-cell>
          <table:table-cell table:formula="of:=[.AKH16]+1/[.$E$22]" office:value-type="float" office:value="2979" calcext:value-type="float">
            <text:p>2979</text:p>
          </table:table-cell>
          <table:table-cell table:formula="of:=[.AKI16]+1/[.$E$22]" office:value-type="float" office:value="2980" calcext:value-type="float">
            <text:p>2980</text:p>
          </table:table-cell>
          <table:table-cell table:formula="of:=[.AKJ16]+1/[.$E$22]" office:value-type="float" office:value="2981" calcext:value-type="float">
            <text:p>2981</text:p>
          </table:table-cell>
          <table:table-cell table:formula="of:=[.AKK16]+1/[.$E$22]" office:value-type="float" office:value="2982" calcext:value-type="float">
            <text:p>2982</text:p>
          </table:table-cell>
          <table:table-cell table:formula="of:=[.AKL16]+1/[.$E$22]" office:value-type="float" office:value="2983" calcext:value-type="float">
            <text:p>2983</text:p>
          </table:table-cell>
          <table:table-cell table:formula="of:=[.AKM16]+1/[.$E$22]" office:value-type="float" office:value="2984" calcext:value-type="float">
            <text:p>2984</text:p>
          </table:table-cell>
          <table:table-cell table:formula="of:=[.AKN16]+1/[.$E$22]" office:value-type="float" office:value="2985" calcext:value-type="float">
            <text:p>2985</text:p>
          </table:table-cell>
          <table:table-cell table:formula="of:=[.AKO16]+1/[.$E$22]" office:value-type="float" office:value="2986" calcext:value-type="float">
            <text:p>2986</text:p>
          </table:table-cell>
          <table:table-cell table:formula="of:=[.AKP16]+1/[.$E$22]" office:value-type="float" office:value="2987" calcext:value-type="float">
            <text:p>2987</text:p>
          </table:table-cell>
          <table:table-cell table:formula="of:=[.AKQ16]+1/[.$E$22]" office:value-type="float" office:value="2988" calcext:value-type="float">
            <text:p>2988</text:p>
          </table:table-cell>
          <table:table-cell table:formula="of:=[.AKR16]+1/[.$E$22]" office:value-type="float" office:value="2989" calcext:value-type="float">
            <text:p>2989</text:p>
          </table:table-cell>
          <table:table-cell table:formula="of:=[.AKS16]+1/[.$E$22]" office:value-type="float" office:value="2990" calcext:value-type="float">
            <text:p>2990</text:p>
          </table:table-cell>
          <table:table-cell table:formula="of:=[.AKT16]+1/[.$E$22]" office:value-type="float" office:value="2991" calcext:value-type="float">
            <text:p>2991</text:p>
          </table:table-cell>
          <table:table-cell table:formula="of:=[.AKU16]+1/[.$E$22]" office:value-type="float" office:value="2992" calcext:value-type="float">
            <text:p>2992</text:p>
          </table:table-cell>
          <table:table-cell table:formula="of:=[.AKV16]+1/[.$E$22]" office:value-type="float" office:value="2993" calcext:value-type="float">
            <text:p>2993</text:p>
          </table:table-cell>
          <table:table-cell table:formula="of:=[.AKW16]+1/[.$E$22]" office:value-type="float" office:value="2994" calcext:value-type="float">
            <text:p>2994</text:p>
          </table:table-cell>
          <table:table-cell table:formula="of:=[.AKX16]+1/[.$E$22]" office:value-type="float" office:value="2995" calcext:value-type="float">
            <text:p>2995</text:p>
          </table:table-cell>
          <table:table-cell table:formula="of:=[.AKY16]+1/[.$E$22]" office:value-type="float" office:value="2996" calcext:value-type="float">
            <text:p>2996</text:p>
          </table:table-cell>
          <table:table-cell table:formula="of:=[.AKZ16]+1/[.$E$22]" office:value-type="float" office:value="2997" calcext:value-type="float">
            <text:p>2997</text:p>
          </table:table-cell>
          <table:table-cell table:formula="of:=[.ALA16]+1/[.$E$22]" office:value-type="float" office:value="2998" calcext:value-type="float">
            <text:p>2998</text:p>
          </table:table-cell>
          <table:table-cell table:formula="of:=[.ALB16]+1/[.$E$22]" office:value-type="float" office:value="2999" calcext:value-type="float">
            <text:p>2999</text:p>
          </table:table-cell>
          <table:table-cell table:formula="of:=[.ALC16]+1/[.$E$22]" office:value-type="float" office:value="3000" calcext:value-type="float">
            <text:p>3000</text:p>
          </table:table-cell>
          <table:table-cell table:formula="of:=[.ALD16]+1/[.$E$22]" office:value-type="float" office:value="3001" calcext:value-type="float">
            <text:p>3001</text:p>
          </table:table-cell>
          <table:table-cell table:formula="of:=[.ALE16]+1/[.$E$22]" office:value-type="float" office:value="3002" calcext:value-type="float">
            <text:p>3002</text:p>
          </table:table-cell>
          <table:table-cell table:formula="of:=[.ALF16]+1/[.$E$22]" office:value-type="float" office:value="3003" calcext:value-type="float">
            <text:p>3003</text:p>
          </table:table-cell>
          <table:table-cell table:formula="of:=[.ALG16]+1/[.$E$22]" office:value-type="float" office:value="3004" calcext:value-type="float">
            <text:p>3004</text:p>
          </table:table-cell>
          <table:table-cell table:formula="of:=[.ALH16]+1/[.$E$22]" office:value-type="float" office:value="3005" calcext:value-type="float">
            <text:p>3005</text:p>
          </table:table-cell>
          <table:table-cell table:formula="of:=[.ALI16]+1/[.$E$22]" office:value-type="float" office:value="3006" calcext:value-type="float">
            <text:p>3006</text:p>
          </table:table-cell>
          <table:table-cell table:formula="of:=[.ALJ16]+1/[.$E$22]" office:value-type="float" office:value="3007" calcext:value-type="float">
            <text:p>3007</text:p>
          </table:table-cell>
          <table:table-cell table:formula="of:=[.ALK16]+1/[.$E$22]" office:value-type="float" office:value="3008" calcext:value-type="float">
            <text:p>3008</text:p>
          </table:table-cell>
          <table:table-cell table:formula="of:=[.ALL16]+1/[.$E$22]" office:value-type="float" office:value="3009" calcext:value-type="float">
            <text:p>3009</text:p>
          </table:table-cell>
          <table:table-cell table:formula="of:=[.ALM16]+1/[.$E$22]" office:value-type="float" office:value="3010" calcext:value-type="float">
            <text:p>3010</text:p>
          </table:table-cell>
          <table:table-cell table:formula="of:=[.ALN16]+1/[.$E$22]" office:value-type="float" office:value="3011" calcext:value-type="float">
            <text:p>3011</text:p>
          </table:table-cell>
          <table:table-cell table:formula="of:=[.ALO16]+1/[.$E$22]" office:value-type="float" office:value="3012" calcext:value-type="float">
            <text:p>3012</text:p>
          </table:table-cell>
          <table:table-cell table:formula="of:=[.ALP16]+1/[.$E$22]" office:value-type="float" office:value="3013" calcext:value-type="float">
            <text:p>3013</text:p>
          </table:table-cell>
          <table:table-cell table:formula="of:=[.ALQ16]+1/[.$E$22]" office:value-type="float" office:value="3014" calcext:value-type="float">
            <text:p>3014</text:p>
          </table:table-cell>
          <table:table-cell table:formula="of:=[.ALR16]+1/[.$E$22]" office:value-type="float" office:value="3015" calcext:value-type="float">
            <text:p>3015</text:p>
          </table:table-cell>
          <table:table-cell table:formula="of:=[.ALS16]+1/[.$E$22]" office:value-type="float" office:value="3016" calcext:value-type="float">
            <text:p>3016</text:p>
          </table:table-cell>
          <table:table-cell table:formula="of:=[.ALT16]+1/[.$E$22]" office:value-type="float" office:value="3017" calcext:value-type="float">
            <text:p>3017</text:p>
          </table:table-cell>
          <table:table-cell table:formula="of:=[.ALU16]+1/[.$E$22]" office:value-type="float" office:value="3018" calcext:value-type="float">
            <text:p>3018</text:p>
          </table:table-cell>
          <table:table-cell table:formula="of:=[.ALV16]+1/[.$E$22]" office:value-type="float" office:value="3019" calcext:value-type="float">
            <text:p>3019</text:p>
          </table:table-cell>
          <table:table-cell table:formula="of:=[.ALW16]+1/[.$E$22]" office:value-type="float" office:value="3020" calcext:value-type="float">
            <text:p>3020</text:p>
          </table:table-cell>
          <table:table-cell table:formula="of:=[.ALX16]+1/[.$E$22]" office:value-type="float" office:value="3021" calcext:value-type="float">
            <text:p>3021</text:p>
          </table:table-cell>
          <table:table-cell table:formula="of:=[.ALY16]+1/[.$E$22]" office:value-type="float" office:value="3022" calcext:value-type="float">
            <text:p>3022</text:p>
          </table:table-cell>
          <table:table-cell table:formula="of:=[.ALZ16]+1/[.$E$22]" office:value-type="float" office:value="3023" calcext:value-type="float">
            <text:p>3023</text:p>
          </table:table-cell>
          <table:table-cell table:formula="of:=[.AMA16]+1/[.$E$22]" office:value-type="float" office:value="3024" calcext:value-type="float">
            <text:p>3024</text:p>
          </table:table-cell>
          <table:table-cell table:formula="of:=[.AMB16]+1/[.$E$22]" office:value-type="float" office:value="3025" calcext:value-type="float">
            <text:p>3025</text:p>
          </table:table-cell>
          <table:table-cell table:formula="of:=[.AMC16]+1/[.$E$22]" office:value-type="float" office:value="3026" calcext:value-type="float">
            <text:p>3026</text:p>
          </table:table-cell>
          <table:table-cell table:formula="of:=[.AMD16]+1/[.$E$22]" office:value-type="float" office:value="3027" calcext:value-type="float">
            <text:p>3027</text:p>
          </table:table-cell>
          <table:table-cell table:formula="of:=[.AME16]+1/[.$E$22]" office:value-type="float" office:value="3028" calcext:value-type="float">
            <text:p>3028</text:p>
          </table:table-cell>
          <table:table-cell table:formula="of:=[.AMF16]+1/[.$E$22]" office:value-type="float" office:value="3029" calcext:value-type="float">
            <text:p>3029</text:p>
          </table:table-cell>
          <table:table-cell table:formula="of:=[.AMG16]+1/[.$E$22]" office:value-type="float" office:value="3030" calcext:value-type="float">
            <text:p>3030</text:p>
          </table:table-cell>
          <table:table-cell table:formula="of:=[.AMH16]+1/[.$E$22]" office:value-type="float" office:value="3031" calcext:value-type="float">
            <text:p>3031</text:p>
          </table:table-cell>
          <table:table-cell table:formula="of:=[.AMI16]+1/[.$E$22]" office:value-type="float" office:value="3032" calcext:value-type="float">
            <text:p>3032</text:p>
          </table:table-cell>
        </table:table-row>
        <table:table-row table:style-name="ro1">
          <table:table-cell office:value-type="string" calcext:value-type="string">
            <text:p>Population (double)</text:p>
          </table:table-cell>
          <table:table-cell office:value-type="float" office:value="1000" calcext:value-type="float">
            <text:p>1000</text:p>
          </table:table-cell>
          <table:table-cell table:formula="of:=[.B17]*[.$C$22]" office:value-type="float" office:value="900" calcext:value-type="float">
            <text:p>900</text:p>
          </table:table-cell>
          <table:table-cell table:formula="of:=[.C17]*[.$C$22]" office:value-type="float" office:value="810" calcext:value-type="float">
            <text:p>810</text:p>
          </table:table-cell>
          <table:table-cell table:formula="of:=[.D17]*[.$C$22]" office:value-type="float" office:value="729" calcext:value-type="float">
            <text:p>729</text:p>
          </table:table-cell>
          <table:table-cell table:formula="of:=[.E17]*[.$C$22]" office:value-type="float" office:value="656.1" calcext:value-type="float">
            <text:p>656.1</text:p>
          </table:table-cell>
          <table:table-cell table:formula="of:=[.F17]*[.$C$22]" office:value-type="float" office:value="590.49" calcext:value-type="float">
            <text:p>590.49</text:p>
          </table:table-cell>
          <table:table-cell table:formula="of:=[.G17]*[.$C$22]" office:value-type="float" office:value="531.441" calcext:value-type="float">
            <text:p>531.441</text:p>
          </table:table-cell>
          <table:table-cell table:formula="of:=[.H17]*[.$C$22]" office:value-type="float" office:value="478.2969" calcext:value-type="float">
            <text:p>478.2969</text:p>
          </table:table-cell>
          <table:table-cell table:formula="of:=[.I17]*[.$C$22]" office:value-type="float" office:value="430.46721" calcext:value-type="float">
            <text:p>430.46721</text:p>
          </table:table-cell>
          <table:table-cell table:formula="of:=[.J17]*[.$C$22]" office:value-type="float" office:value="387.420489" calcext:value-type="float">
            <text:p>387.420489</text:p>
          </table:table-cell>
          <table:table-cell table:formula="of:=[.K17]*[.$C$22]" office:value-type="float" office:value="348.6784401" calcext:value-type="float">
            <text:p>348.6784401</text:p>
          </table:table-cell>
          <table:table-cell table:formula="of:=[.L17]*[.$C$22]" office:value-type="float" office:value="313.81059609" calcext:value-type="float">
            <text:p>313.81059609</text:p>
          </table:table-cell>
          <table:table-cell table:formula="of:=[.M17]*[.$C$22]" office:value-type="float" office:value="282.429536481" calcext:value-type="float">
            <text:p>282.429536481</text:p>
          </table:table-cell>
          <table:table-cell table:formula="of:=[.N17]*[.$C$22]" office:value-type="float" office:value="254.1865828329" calcext:value-type="float">
            <text:p>254.1865828329</text:p>
          </table:table-cell>
          <table:table-cell table:formula="of:=[.O17]*[.$C$22]" office:value-type="float" office:value="228.76792454961" calcext:value-type="float">
            <text:p>228.7679245496</text:p>
          </table:table-cell>
          <table:table-cell table:formula="of:=[.P17]*[.$C$22]" office:value-type="float" office:value="205.891132094649" calcext:value-type="float">
            <text:p>205.8911320946</text:p>
          </table:table-cell>
          <table:table-cell table:formula="of:=[.Q17]*[.$C$22]" office:value-type="float" office:value="185.302018885184" calcext:value-type="float">
            <text:p>185.3020188852</text:p>
          </table:table-cell>
          <table:table-cell table:formula="of:=[.R17]*[.$C$22]" office:value-type="float" office:value="166.771816996666" calcext:value-type="float">
            <text:p>166.7718169967</text:p>
          </table:table-cell>
          <table:table-cell table:formula="of:=[.S17]*[.$C$22]" office:value-type="float" office:value="150.094635296999" calcext:value-type="float">
            <text:p>150.094635297</text:p>
          </table:table-cell>
          <table:table-cell table:formula="of:=[.T17]*[.$C$22]" office:value-type="float" office:value="135.085171767299" calcext:value-type="float">
            <text:p>135.0851717673</text:p>
          </table:table-cell>
          <table:table-cell table:formula="of:=[.U17]*[.$C$22]" office:value-type="float" office:value="121.576654590569" calcext:value-type="float">
            <text:p>121.5766545906</text:p>
          </table:table-cell>
          <table:table-cell table:formula="of:=[.V17]*[.$C$22]" office:value-type="float" office:value="109.418989131512" calcext:value-type="float">
            <text:p>109.4189891315</text:p>
          </table:table-cell>
          <table:table-cell table:formula="of:=[.W17]*[.$C$22]" office:value-type="float" office:value="98.4770902183612" calcext:value-type="float">
            <text:p>98.4770902184</text:p>
          </table:table-cell>
          <table:table-cell table:formula="of:=[.X17]*[.$C$22]" office:value-type="float" office:value="88.6293811965251" calcext:value-type="float">
            <text:p>88.6293811965</text:p>
          </table:table-cell>
          <table:table-cell table:formula="of:=[.Y17]*[.$C$22]" office:value-type="float" office:value="79.7664430768726" calcext:value-type="float">
            <text:p>79.7664430769</text:p>
          </table:table-cell>
          <table:table-cell table:formula="of:=[.Z17]*[.$C$22]" office:value-type="float" office:value="71.7897987691853" calcext:value-type="float">
            <text:p>71.7897987692</text:p>
          </table:table-cell>
          <table:table-cell table:formula="of:=[.AA17]*[.$C$22]" office:value-type="float" office:value="64.6108188922668" calcext:value-type="float">
            <text:p>64.6108188923</text:p>
          </table:table-cell>
          <table:table-cell table:formula="of:=[.AB17]*[.$C$22]" office:value-type="float" office:value="58.1497370030401" calcext:value-type="float">
            <text:p>58.149737003</text:p>
          </table:table-cell>
          <table:table-cell table:formula="of:=[.AC17]*[.$C$22]" office:value-type="float" office:value="52.3347633027361" calcext:value-type="float">
            <text:p>52.3347633027</text:p>
          </table:table-cell>
          <table:table-cell table:formula="of:=[.AD17]*[.$C$22]" office:value-type="float" office:value="47.1012869724625" calcext:value-type="float">
            <text:p>47.1012869725</text:p>
          </table:table-cell>
          <table:table-cell table:formula="of:=[.AE17]*[.$C$22]" office:value-type="float" office:value="42.3911582752162" calcext:value-type="float">
            <text:p>42.3911582752</text:p>
          </table:table-cell>
          <table:table-cell table:formula="of:=[.AF17]*[.$C$22]" office:value-type="float" office:value="38.1520424476946" calcext:value-type="float">
            <text:p>38.1520424477</text:p>
          </table:table-cell>
          <table:table-cell table:formula="of:=[.AG17]*[.$C$22]" office:value-type="float" office:value="34.3368382029251" calcext:value-type="float">
            <text:p>34.3368382029</text:p>
          </table:table-cell>
          <table:table-cell table:formula="of:=[.AH17]*[.$C$22]" office:value-type="float" office:value="30.9031543826326" calcext:value-type="float">
            <text:p>30.9031543826</text:p>
          </table:table-cell>
          <table:table-cell table:formula="of:=[.AI17]*[.$C$22]" office:value-type="float" office:value="27.8128389443694" calcext:value-type="float">
            <text:p>27.8128389444</text:p>
          </table:table-cell>
          <table:table-cell table:formula="of:=[.AJ17]*[.$C$22]" office:value-type="float" office:value="25.0315550499324" calcext:value-type="float">
            <text:p>25.0315550499</text:p>
          </table:table-cell>
          <table:table-cell table:formula="of:=[.AK17]*[.$C$22]" office:value-type="float" office:value="22.5283995449392" calcext:value-type="float">
            <text:p>22.5283995449</text:p>
          </table:table-cell>
          <table:table-cell table:formula="of:=[.AL17]*[.$C$22]" office:value-type="float" office:value="20.2755595904453" calcext:value-type="float">
            <text:p>20.2755595904</text:p>
          </table:table-cell>
          <table:table-cell table:formula="of:=[.AM17]*[.$C$22]" office:value-type="float" office:value="18.2480036314007" calcext:value-type="float">
            <text:p>18.2480036314</text:p>
          </table:table-cell>
          <table:table-cell table:formula="of:=[.AN17]*[.$C$22]" office:value-type="float" office:value="16.4232032682607" calcext:value-type="float">
            <text:p>16.4232032683</text:p>
          </table:table-cell>
          <table:table-cell table:formula="of:=[.AO17]*[.$C$22]" office:value-type="float" office:value="14.7808829414346" calcext:value-type="float">
            <text:p>14.7808829414</text:p>
          </table:table-cell>
          <table:table-cell table:formula="of:=[.AP17]*[.$C$22]" office:value-type="float" office:value="13.3027946472911" calcext:value-type="float">
            <text:p>13.3027946473</text:p>
          </table:table-cell>
          <table:table-cell table:formula="of:=[.AQ17]*[.$C$22]" office:value-type="float" office:value="11.972515182562" calcext:value-type="float">
            <text:p>11.9725151826</text:p>
          </table:table-cell>
          <table:table-cell table:formula="of:=[.AR17]*[.$C$22]" office:value-type="float" office:value="10.7752636643058" calcext:value-type="float">
            <text:p>10.7752636643</text:p>
          </table:table-cell>
          <table:table-cell table:formula="of:=[.AS17]*[.$C$22]" office:value-type="float" office:value="9.69773729787525" calcext:value-type="float">
            <text:p>9.6977372979</text:p>
          </table:table-cell>
          <table:table-cell table:formula="of:=[.AT17]*[.$C$22]" office:value-type="float" office:value="8.72796356808772" calcext:value-type="float">
            <text:p>8.7279635681</text:p>
          </table:table-cell>
          <table:table-cell table:formula="of:=[.AU17]*[.$C$22]" office:value-type="float" office:value="7.85516721127895" calcext:value-type="float">
            <text:p>7.8551672113</text:p>
          </table:table-cell>
          <table:table-cell table:formula="of:=[.AV17]*[.$C$22]" office:value-type="float" office:value="7.06965049015106" calcext:value-type="float">
            <text:p>7.0696504902</text:p>
          </table:table-cell>
          <table:table-cell table:formula="of:=[.AW17]*[.$C$22]" office:value-type="float" office:value="6.36268544113595" calcext:value-type="float">
            <text:p>6.3626854411</text:p>
          </table:table-cell>
          <table:table-cell table:formula="of:=[.AX17]*[.$C$22]" office:value-type="float" office:value="5.72641689702236" calcext:value-type="float">
            <text:p>5.726416897</text:p>
          </table:table-cell>
          <table:table-cell table:formula="of:=[.AY17]*[.$C$22]" office:value-type="float" office:value="5.15377520732012" calcext:value-type="float">
            <text:p>5.1537752073</text:p>
          </table:table-cell>
          <table:table-cell table:formula="of:=[.AZ17]*[.$C$22]" office:value-type="float" office:value="4.63839768658811" calcext:value-type="float">
            <text:p>4.6383976866</text:p>
          </table:table-cell>
          <table:table-cell table:formula="of:=[.BA17]*[.$C$22]" office:value-type="float" office:value="4.1745579179293" calcext:value-type="float">
            <text:p>4.1745579179</text:p>
          </table:table-cell>
          <table:table-cell table:formula="of:=[.BB17]*[.$C$22]" office:value-type="float" office:value="3.75710212613637" calcext:value-type="float">
            <text:p>3.7571021261</text:p>
          </table:table-cell>
          <table:table-cell table:formula="of:=[.BC17]*[.$C$22]" office:value-type="float" office:value="3.38139191352273" calcext:value-type="float">
            <text:p>3.3813919135</text:p>
          </table:table-cell>
          <table:table-cell table:formula="of:=[.BD17]*[.$C$22]" office:value-type="float" office:value="3.04325272217046" calcext:value-type="float">
            <text:p>3.0432527222</text:p>
          </table:table-cell>
          <table:table-cell table:formula="of:=[.BE17]*[.$C$22]" office:value-type="float" office:value="2.73892744995341" calcext:value-type="float">
            <text:p>2.73892745</text:p>
          </table:table-cell>
          <table:table-cell table:formula="of:=[.BF17]*[.$C$22]" office:value-type="float" office:value="2.46503470495807" calcext:value-type="float">
            <text:p>2.465034705</text:p>
          </table:table-cell>
          <table:table-cell table:formula="of:=[.BG17]*[.$C$22]" office:value-type="float" office:value="2.21853123446226" calcext:value-type="float">
            <text:p>2.2185312345</text:p>
          </table:table-cell>
          <table:table-cell table:formula="of:=[.BH17]*[.$C$22]" office:value-type="float" office:value="1.99667811101604" calcext:value-type="float">
            <text:p>1.996678111</text:p>
          </table:table-cell>
          <table:table-cell table:formula="of:=[.BI17]*[.$C$22]" office:value-type="float" office:value="1.79701029991443" calcext:value-type="float">
            <text:p>1.7970102999</text:p>
          </table:table-cell>
          <table:table-cell table:formula="of:=[.BJ17]*[.$C$22]" office:value-type="float" office:value="1.61730926992299" calcext:value-type="float">
            <text:p>1.6173092699</text:p>
          </table:table-cell>
          <table:table-cell table:formula="of:=[.BK17]*[.$C$22]" office:value-type="float" office:value="1.45557834293069" calcext:value-type="float">
            <text:p>1.4555783429</text:p>
          </table:table-cell>
          <table:table-cell table:formula="of:=[.BL17]*[.$C$22]" office:value-type="float" office:value="1.31002050863762" calcext:value-type="float">
            <text:p>1.3100205086</text:p>
          </table:table-cell>
          <table:table-cell table:formula="of:=[.BM17]*[.$C$22]" office:value-type="float" office:value="1.17901845777386" calcext:value-type="float">
            <text:p>1.1790184578</text:p>
          </table:table-cell>
          <table:table-cell table:formula="of:=[.BN17]*[.$C$22]" office:value-type="float" office:value="1.06111661199647" calcext:value-type="float">
            <text:p>1.061116612</text:p>
          </table:table-cell>
          <table:table-cell table:formula="of:=[.BO17]*[.$C$22]" office:value-type="float" office:value="0.955004950796827" calcext:value-type="float">
            <text:p>0.9550049508</text:p>
          </table:table-cell>
          <table:table-cell table:formula="of:=[.BP17]*[.$C$22]" office:value-type="float" office:value="0.859504455717144" calcext:value-type="float">
            <text:p>0.8595044557</text:p>
          </table:table-cell>
          <table:table-cell table:formula="of:=[.BQ17]*[.$C$22]" office:value-type="float" office:value="0.77355401014543" calcext:value-type="float">
            <text:p>0.7735540101</text:p>
          </table:table-cell>
          <table:table-cell table:formula="of:=[.BR17]*[.$C$22]" office:value-type="float" office:value="0.696198609130887" calcext:value-type="float">
            <text:p>0.6961986091</text:p>
          </table:table-cell>
          <table:table-cell table:formula="of:=[.BS17]*[.$C$22]" office:value-type="float" office:value="0.626578748217798" calcext:value-type="float">
            <text:p>0.6265787482</text:p>
          </table:table-cell>
          <table:table-cell table:formula="of:=[.BT17]*[.$C$22]" office:value-type="float" office:value="0.563920873396018" calcext:value-type="float">
            <text:p>0.5639208734</text:p>
          </table:table-cell>
          <table:table-cell table:formula="of:=[.BU17]*[.$C$22]" office:value-type="float" office:value="0.507528786056416" calcext:value-type="float">
            <text:p>0.5075287861</text:p>
          </table:table-cell>
          <table:table-cell table:formula="of:=[.BV17]*[.$C$22]" office:value-type="float" office:value="0.456775907450775" calcext:value-type="float">
            <text:p>0.4567759075</text:p>
          </table:table-cell>
          <table:table-cell table:formula="of:=[.BW17]*[.$C$22]" office:value-type="float" office:value="0.411098316705697" calcext:value-type="float">
            <text:p>0.4110983167</text:p>
          </table:table-cell>
          <table:table-cell table:formula="of:=[.BX17]*[.$C$22]" office:value-type="float" office:value="0.369988485035128" calcext:value-type="float">
            <text:p>0.369988485</text:p>
          </table:table-cell>
          <table:table-cell table:formula="of:=[.BY17]*[.$C$22]" office:value-type="float" office:value="0.332989636531615" calcext:value-type="float">
            <text:p>0.3329896365</text:p>
          </table:table-cell>
          <table:table-cell table:formula="of:=[.BZ17]*[.$C$22]" office:value-type="float" office:value="0.299690672878453" calcext:value-type="float">
            <text:p>0.2996906729</text:p>
          </table:table-cell>
          <table:table-cell table:formula="of:=[.CA17]*[.$C$22]" office:value-type="float" office:value="0.269721605590608" calcext:value-type="float">
            <text:p>0.2697216056</text:p>
          </table:table-cell>
          <table:table-cell table:formula="of:=[.CB17]*[.$C$22]" office:value-type="float" office:value="0.242749445031547" calcext:value-type="float">
            <text:p>0.242749445</text:p>
          </table:table-cell>
          <table:table-cell table:formula="of:=[.CC17]*[.$C$22]" office:value-type="float" office:value="0.218474500528392" calcext:value-type="float">
            <text:p>0.2184745005</text:p>
          </table:table-cell>
          <table:table-cell table:formula="of:=[.CD17]*[.$C$22]" office:value-type="float" office:value="0.196627050475553" calcext:value-type="float">
            <text:p>0.1966270505</text:p>
          </table:table-cell>
          <table:table-cell table:formula="of:=[.CE17]*[.$C$22]" office:value-type="float" office:value="0.176964345427998" calcext:value-type="float">
            <text:p>0.1769643454</text:p>
          </table:table-cell>
          <table:table-cell table:formula="of:=[.CF17]*[.$C$22]" office:value-type="float" office:value="0.159267910885198" calcext:value-type="float">
            <text:p>0.1592679109</text:p>
          </table:table-cell>
          <table:table-cell table:formula="of:=[.CG17]*[.$C$22]" office:value-type="float" office:value="0.143341119796678" calcext:value-type="float">
            <text:p>0.1433411198</text:p>
          </table:table-cell>
          <table:table-cell table:formula="of:=[.CH17]*[.$C$22]" office:value-type="float" office:value="0.129007007817011" calcext:value-type="float">
            <text:p>0.1290070078</text:p>
          </table:table-cell>
          <table:table-cell table:formula="of:=[.CI17]*[.$C$22]" office:value-type="float" office:value="0.116106307035309" calcext:value-type="float">
            <text:p>0.116106307</text:p>
          </table:table-cell>
          <table:table-cell table:formula="of:=[.CJ17]*[.$C$22]" office:value-type="float" office:value="0.104495676331779" calcext:value-type="float">
            <text:p>0.1044956763</text:p>
          </table:table-cell>
          <table:table-cell table:formula="of:=[.CK17]*[.$C$22]" office:value-type="float" office:value="0.0940461086986007" calcext:value-type="float">
            <text:p>0.0940461087</text:p>
          </table:table-cell>
          <table:table-cell table:formula="of:=[.CL17]*[.$C$22]" office:value-type="float" office:value="0.0846414978287406" calcext:value-type="float">
            <text:p>0.0846414978</text:p>
          </table:table-cell>
          <table:table-cell table:formula="of:=[.CM17]*[.$C$22]" office:value-type="float" office:value="0.0761773480458666" calcext:value-type="float">
            <text:p>0.076177348</text:p>
          </table:table-cell>
          <table:table-cell table:formula="of:=[.CN17]*[.$C$22]" office:value-type="float" office:value="0.0685596132412799" calcext:value-type="float">
            <text:p>0.0685596132</text:p>
          </table:table-cell>
          <table:table-cell table:formula="of:=[.CO17]*[.$C$22]" office:value-type="float" office:value="0.0617036519171519" calcext:value-type="float">
            <text:p>0.0617036519</text:p>
          </table:table-cell>
          <table:table-cell table:formula="of:=[.CP17]*[.$C$22]" office:value-type="float" office:value="0.0555332867254367" calcext:value-type="float">
            <text:p>0.0555332867</text:p>
          </table:table-cell>
          <table:table-cell table:formula="of:=[.CQ17]*[.$C$22]" office:value-type="float" office:value="0.0499799580528931" calcext:value-type="float">
            <text:p>0.0499799581</text:p>
          </table:table-cell>
          <table:table-cell table:formula="of:=[.CR17]*[.$C$22]" office:value-type="float" office:value="0.0449819622476038" calcext:value-type="float">
            <text:p>0.0449819622</text:p>
          </table:table-cell>
          <table:table-cell table:formula="of:=[.CS17]*[.$C$22]" office:value-type="float" office:value="0.0404837660228434" calcext:value-type="float">
            <text:p>0.040483766</text:p>
          </table:table-cell>
          <table:table-cell table:formula="of:=[.CT17]*[.$C$22]" office:value-type="float" office:value="0.036435389420559" calcext:value-type="float">
            <text:p>0.0364353894</text:p>
          </table:table-cell>
          <table:table-cell table:formula="of:=[.CU17]*[.$C$22]" office:value-type="float" office:value="0.0327918504785031" calcext:value-type="float">
            <text:p>0.0327918505</text:p>
          </table:table-cell>
          <table:table-cell table:formula="of:=[.CV17]*[.$C$22]" office:value-type="float" office:value="0.0295126654306528" calcext:value-type="float">
            <text:p>0.0295126654</text:p>
          </table:table-cell>
          <table:table-cell table:formula="of:=[.CW17]*[.$C$22]" office:value-type="float" office:value="0.0265613988875875" calcext:value-type="float">
            <text:p>0.0265613989</text:p>
          </table:table-cell>
          <table:table-cell table:formula="of:=[.CX17]*[.$C$22]" office:value-type="float" office:value="0.0239052589988288" calcext:value-type="float">
            <text:p>0.023905259</text:p>
          </table:table-cell>
          <table:table-cell table:formula="of:=[.CY17]*[.$C$22]" office:value-type="float" office:value="0.0215147330989459" calcext:value-type="float">
            <text:p>0.0215147331</text:p>
          </table:table-cell>
          <table:table-cell table:formula="of:=[.CZ17]*[.$C$22]" office:value-type="float" office:value="0.0193632597890513" calcext:value-type="float">
            <text:p>0.0193632598</text:p>
          </table:table-cell>
          <table:table-cell table:formula="of:=[.DA17]*[.$C$22]" office:value-type="float" office:value="0.0174269338101462" calcext:value-type="float">
            <text:p>0.0174269338</text:p>
          </table:table-cell>
          <table:table-cell table:formula="of:=[.DB17]*[.$C$22]" office:value-type="float" office:value="0.0156842404291316" calcext:value-type="float">
            <text:p>0.0156842404</text:p>
          </table:table-cell>
          <table:table-cell table:formula="of:=[.DC17]*[.$C$22]" office:value-type="float" office:value="0.0141158163862184" calcext:value-type="float">
            <text:p>0.0141158164</text:p>
          </table:table-cell>
          <table:table-cell table:formula="of:=[.DD17]*[.$C$22]" office:value-type="float" office:value="0.0127042347475966" calcext:value-type="float">
            <text:p>0.0127042347</text:p>
          </table:table-cell>
          <table:table-cell table:formula="of:=[.DE17]*[.$C$22]" office:value-type="float" office:value="0.0114338112728369" calcext:value-type="float">
            <text:p>0.0114338113</text:p>
          </table:table-cell>
          <table:table-cell table:formula="of:=[.DF17]*[.$C$22]" office:value-type="float" office:value="0.0102904301455532" calcext:value-type="float">
            <text:p>0.0102904301</text:p>
          </table:table-cell>
          <table:table-cell table:formula="of:=[.DG17]*[.$C$22]" office:value-type="float" office:value="0.0092613871309979" calcext:value-type="float">
            <text:p>0.0092613871</text:p>
          </table:table-cell>
          <table:table-cell table:formula="of:=[.DH17]*[.$C$22]" office:value-type="float" office:value="0.00833524841789811" calcext:value-type="float">
            <text:p>0.0083352484</text:p>
          </table:table-cell>
          <table:table-cell table:formula="of:=[.DI17]*[.$C$22]" office:value-type="float" office:value="0.0075017235761083" calcext:value-type="float">
            <text:p>0.0075017236</text:p>
          </table:table-cell>
          <table:table-cell table:formula="of:=[.DJ17]*[.$C$22]" office:value-type="float" office:value="0.00675155121849747" calcext:value-type="float">
            <text:p>0.0067515512</text:p>
          </table:table-cell>
          <table:table-cell table:formula="of:=[.DK17]*[.$C$22]" office:value-type="float" office:value="0.00607639609664772" calcext:value-type="float">
            <text:p>0.0060763961</text:p>
          </table:table-cell>
          <table:table-cell table:formula="of:=[.DL17]*[.$C$22]" office:value-type="float" office:value="0.00546875648698295" calcext:value-type="float">
            <text:p>0.0054687565</text:p>
          </table:table-cell>
          <table:table-cell table:formula="of:=[.DM17]*[.$C$22]" office:value-type="float" office:value="0.00492188083828466" calcext:value-type="float">
            <text:p>0.0049218808</text:p>
          </table:table-cell>
          <table:table-cell table:formula="of:=[.DN17]*[.$C$22]" office:value-type="float" office:value="0.00442969275445619" calcext:value-type="float">
            <text:p>0.0044296928</text:p>
          </table:table-cell>
          <table:table-cell table:formula="of:=[.DO17]*[.$C$22]" office:value-type="float" office:value="0.00398672347901057" calcext:value-type="float">
            <text:p>0.0039867235</text:p>
          </table:table-cell>
          <table:table-cell table:formula="of:=[.DP17]*[.$C$22]" office:value-type="float" office:value="0.00358805113110952" calcext:value-type="float">
            <text:p>0.0035880511</text:p>
          </table:table-cell>
          <table:table-cell table:formula="of:=[.DQ17]*[.$C$22]" office:value-type="float" office:value="0.00322924601799856" calcext:value-type="float">
            <text:p>0.003229246</text:p>
          </table:table-cell>
          <table:table-cell table:formula="of:=[.DR17]*[.$C$22]" office:value-type="float" office:value="0.00290632141619871" calcext:value-type="float">
            <text:p>0.0029063214</text:p>
          </table:table-cell>
          <table:table-cell table:formula="of:=[.DS17]*[.$C$22]" office:value-type="float" office:value="0.00261568927457884" calcext:value-type="float">
            <text:p>0.0026156893</text:p>
          </table:table-cell>
          <table:table-cell table:formula="of:=[.DT17]*[.$C$22]" office:value-type="float" office:value="0.00235412034712095" calcext:value-type="float">
            <text:p>0.0023541203</text:p>
          </table:table-cell>
          <table:table-cell table:formula="of:=[.DU17]*[.$C$22]" office:value-type="float" office:value="0.00211870831240886" calcext:value-type="float">
            <text:p>0.0021187083</text:p>
          </table:table-cell>
          <table:table-cell table:formula="of:=[.DV17]*[.$C$22]" office:value-type="float" office:value="0.00190683748116797" calcext:value-type="float">
            <text:p>0.0019068375</text:p>
          </table:table-cell>
          <table:table-cell table:formula="of:=[.DW17]*[.$C$22]" office:value-type="float" office:value="0.00171615373305118" calcext:value-type="float">
            <text:p>0.0017161537</text:p>
          </table:table-cell>
          <table:table-cell table:formula="of:=[.DX17]*[.$C$22]" office:value-type="float" office:value="0.00154453835974606" calcext:value-type="float">
            <text:p>0.0015445384</text:p>
          </table:table-cell>
          <table:table-cell table:formula="of:=[.DY17]*[.$C$22]" office:value-type="float" office:value="0.00139008452377145" calcext:value-type="float">
            <text:p>0.0013900845</text:p>
          </table:table-cell>
          <table:table-cell table:formula="of:=[.DZ17]*[.$C$22]" office:value-type="float" office:value="0.00125107607139431" calcext:value-type="float">
            <text:p>0.0012510761</text:p>
          </table:table-cell>
          <table:table-cell table:formula="of:=[.EA17]*[.$C$22]" office:value-type="float" office:value="0.00112596846425488" calcext:value-type="float">
            <text:p>0.0011259685</text:p>
          </table:table-cell>
          <table:table-cell table:formula="of:=[.EB17]*[.$C$22]" office:value-type="float" office:value="0.00101337161782939" calcext:value-type="float">
            <text:p>0.0010133716</text:p>
          </table:table-cell>
          <table:table-cell table:formula="of:=[.EC17]*[.$C$22]" office:value-type="float" office:value="0.00091203445604645" calcext:value-type="float">
            <text:p>0.0009120345</text:p>
          </table:table-cell>
          <table:table-cell table:formula="of:=[.ED17]*[.$C$22]" office:value-type="float" office:value="0.000820831010441805" calcext:value-type="float">
            <text:p>0.000820831</text:p>
          </table:table-cell>
          <table:table-cell table:formula="of:=[.EE17]*[.$C$22]" office:value-type="float" office:value="0.000738747909397624" calcext:value-type="float">
            <text:p>0.0007387479</text:p>
          </table:table-cell>
          <table:table-cell table:formula="of:=[.EF17]*[.$C$22]" office:value-type="float" office:value="0.000664873118457862" calcext:value-type="float">
            <text:p>0.0006648731</text:p>
          </table:table-cell>
          <table:table-cell table:formula="of:=[.EG17]*[.$C$22]" office:value-type="float" office:value="0.000598385806612076" calcext:value-type="float">
            <text:p>0.0005983858</text:p>
          </table:table-cell>
          <table:table-cell table:formula="of:=[.EH17]*[.$C$22]" office:value-type="float" office:value="0.000538547225950868" calcext:value-type="float">
            <text:p>0.0005385472</text:p>
          </table:table-cell>
          <table:table-cell table:formula="of:=[.EI17]*[.$C$22]" office:value-type="float" office:value="0.000484692503355781" calcext:value-type="float">
            <text:p>0.0004846925</text:p>
          </table:table-cell>
          <table:table-cell table:formula="of:=[.EJ17]*[.$C$22]" office:value-type="float" office:value="0.000436223253020203" calcext:value-type="float">
            <text:p>0.0004362233</text:p>
          </table:table-cell>
          <table:table-cell table:formula="of:=[.EK17]*[.$C$22]" office:value-type="float" office:value="0.000392600927718183" calcext:value-type="float">
            <text:p>0.0003926009</text:p>
          </table:table-cell>
          <table:table-cell table:formula="of:=[.EL17]*[.$C$22]" office:value-type="float" office:value="0.000353340834946365" calcext:value-type="float">
            <text:p>0.0003533408</text:p>
          </table:table-cell>
          <table:table-cell table:formula="of:=[.EM17]*[.$C$22]" office:value-type="float" office:value="0.000318006751451728" calcext:value-type="float">
            <text:p>0.0003180068</text:p>
          </table:table-cell>
          <table:table-cell table:formula="of:=[.EN17]*[.$C$22]" office:value-type="float" office:value="0.000286206076306555" calcext:value-type="float">
            <text:p>0.0002862061</text:p>
          </table:table-cell>
          <table:table-cell table:formula="of:=[.EO17]*[.$C$22]" office:value-type="float" office:value="0.0002575854686759" calcext:value-type="float">
            <text:p>0.0002575855</text:p>
          </table:table-cell>
          <table:table-cell table:formula="of:=[.EP17]*[.$C$22]" office:value-type="float" office:value="0.00023182692180831" calcext:value-type="float">
            <text:p>0.0002318269</text:p>
          </table:table-cell>
          <table:table-cell table:formula="of:=[.EQ17]*[.$C$22]" office:value-type="float" office:value="0.000208644229627479" calcext:value-type="float">
            <text:p>0.0002086442</text:p>
          </table:table-cell>
          <table:table-cell table:formula="of:=[.ER17]*[.$C$22]" office:value-type="float" office:value="0.000187779806664731" calcext:value-type="float">
            <text:p>0.0001877798</text:p>
          </table:table-cell>
          <table:table-cell table:formula="of:=[.ES17]*[.$C$22]" office:value-type="float" office:value="0.000169001825998258" calcext:value-type="float">
            <text:p>0.0001690018</text:p>
          </table:table-cell>
          <table:table-cell table:formula="of:=[.ET17]*[.$C$22]" office:value-type="float" office:value="0.000152101643398432" calcext:value-type="float">
            <text:p>0.0001521016</text:p>
          </table:table-cell>
          <table:table-cell table:formula="of:=[.EU17]*[.$C$22]" office:value-type="float" office:value="0.000136891479058589" calcext:value-type="float">
            <text:p>0.0001368915</text:p>
          </table:table-cell>
          <table:table-cell table:formula="of:=[.EV17]*[.$C$22]" office:value-type="float" office:value="0.00012320233115273" calcext:value-type="float">
            <text:p>0.0001232023</text:p>
          </table:table-cell>
          <table:table-cell table:formula="of:=[.EW17]*[.$C$22]" office:value-type="float" office:value="0.000110882098037457" calcext:value-type="float">
            <text:p>0.0001108821</text:p>
          </table:table-cell>
          <table:table-cell table:formula="of:=[.EX17]*[.$C$22]" office:value-type="float" office:value="0.0000997938882337114" calcext:value-type="float">
            <text:p>9.97938882337114E-005</text:p>
          </table:table-cell>
          <table:table-cell table:formula="of:=[.EY17]*[.$C$22]" office:value-type="float" office:value="0.0000898144994103402" calcext:value-type="float">
            <text:p>8.98144994103402E-005</text:p>
          </table:table-cell>
          <table:table-cell table:formula="of:=[.EZ17]*[.$C$22]" office:value-type="float" office:value="0.0000808330494693062" calcext:value-type="float">
            <text:p>0.000080833</text:p>
          </table:table-cell>
          <table:table-cell table:formula="of:=[.FA17]*[.$C$22]" office:value-type="float" office:value="0.0000727497445223756" calcext:value-type="float">
            <text:p>7.27497445223756E-005</text:p>
          </table:table-cell>
          <table:table-cell table:formula="of:=[.FB17]*[.$C$22]" office:value-type="float" office:value="0.000065474770070138" calcext:value-type="float">
            <text:p>6.5474770070138E-005</text:p>
          </table:table-cell>
          <table:table-cell table:formula="of:=[.FC17]*[.$C$22]" office:value-type="float" office:value="0.0000589272930631242" calcext:value-type="float">
            <text:p>5.89272930631242E-005</text:p>
          </table:table-cell>
          <table:table-cell table:formula="of:=[.FD17]*[.$C$22]" office:value-type="float" office:value="0.0000530345637568118" calcext:value-type="float">
            <text:p>5.30345637568118E-005</text:p>
          </table:table-cell>
          <table:table-cell table:formula="of:=[.FE17]*[.$C$22]" office:value-type="float" office:value="0.0000477311073811306" calcext:value-type="float">
            <text:p>4.77311073811306E-005</text:p>
          </table:table-cell>
          <table:table-cell table:formula="of:=[.FF17]*[.$C$22]" office:value-type="float" office:value="0.0000429579966430176" calcext:value-type="float">
            <text:p>0.000042958</text:p>
          </table:table-cell>
          <table:table-cell table:formula="of:=[.FG17]*[.$C$22]" office:value-type="float" office:value="0.0000386621969787158" calcext:value-type="float">
            <text:p>3.86621969787158E-005</text:p>
          </table:table-cell>
          <table:table-cell table:formula="of:=[.FH17]*[.$C$22]" office:value-type="float" office:value="0.0000347959772808442" calcext:value-type="float">
            <text:p>0.000034796</text:p>
          </table:table-cell>
          <table:table-cell table:formula="of:=[.FI17]*[.$C$22]" office:value-type="float" office:value="0.0000313163795527598" calcext:value-type="float">
            <text:p>3.13163795527598E-005</text:p>
          </table:table-cell>
          <table:table-cell table:formula="of:=[.FJ17]*[.$C$22]" office:value-type="float" office:value="0.0000281847415974838" calcext:value-type="float">
            <text:p>2.81847415974838E-005</text:p>
          </table:table-cell>
          <table:table-cell table:formula="of:=[.FK17]*[.$C$22]" office:value-type="float" office:value="0.0000253662674377354" calcext:value-type="float">
            <text:p>2.53662674377354E-005</text:p>
          </table:table-cell>
          <table:table-cell table:formula="of:=[.FL17]*[.$C$22]" office:value-type="float" office:value="0.0000228296406939619" calcext:value-type="float">
            <text:p>2.28296406939619E-005</text:p>
          </table:table-cell>
          <table:table-cell table:formula="of:=[.FM17]*[.$C$22]" office:value-type="float" office:value="0.0000205466766245657" calcext:value-type="float">
            <text:p>2.05466766245657E-005</text:p>
          </table:table-cell>
          <table:table-cell table:formula="of:=[.FN17]*[.$C$22]" office:value-type="float" office:value="0.0000184920089621091" calcext:value-type="float">
            <text:p>0.000018492</text:p>
          </table:table-cell>
          <table:table-cell table:formula="of:=[.FO17]*[.$C$22]" office:value-type="float" office:value="0.0000166428080658982" calcext:value-type="float">
            <text:p>1.66428080658982E-005</text:p>
          </table:table-cell>
          <table:table-cell table:formula="of:=[.FP17]*[.$C$22]" office:value-type="float" office:value="0.0000149785272593084" calcext:value-type="float">
            <text:p>1.49785272593084E-005</text:p>
          </table:table-cell>
          <table:table-cell table:formula="of:=[.FQ17]*[.$C$22]" office:value-type="float" office:value="0.0000134806745333776" calcext:value-type="float">
            <text:p>1.34806745333776E-005</text:p>
          </table:table-cell>
          <table:table-cell table:formula="of:=[.FR17]*[.$C$22]" office:value-type="float" office:value="0.0000121326070800398" calcext:value-type="float">
            <text:p>1.21326070800398E-005</text:p>
          </table:table-cell>
          <table:table-cell table:formula="of:=[.FS17]*[.$C$22]" office:value-type="float" office:value="0.0000109193463720358" calcext:value-type="float">
            <text:p>1.09193463720358E-005</text:p>
          </table:table-cell>
          <table:table-cell table:formula="of:=[.FT17]*[.$C$22]" office:value-type="float" office:value="0.00000982741173483225" calcext:value-type="float">
            <text:p>9.82741173483225E-006</text:p>
          </table:table-cell>
          <table:table-cell table:formula="of:=[.FU17]*[.$C$22]" office:value-type="float" office:value="0.00000884467056134902" calcext:value-type="float">
            <text:p>8.84467056134902E-006</text:p>
          </table:table-cell>
          <table:table-cell table:formula="of:=[.FV17]*[.$C$22]" office:value-type="float" office:value="0.00000796020350521412" calcext:value-type="float">
            <text:p>7.96020350521412E-006</text:p>
          </table:table-cell>
          <table:table-cell table:formula="of:=[.FW17]*[.$C$22]" office:value-type="float" office:value="0.00000716418315469271" calcext:value-type="float">
            <text:p>7.16418315469271E-006</text:p>
          </table:table-cell>
          <table:table-cell table:formula="of:=[.FX17]*[.$C$22]" office:value-type="float" office:value="0.00000644776483922344" calcext:value-type="float">
            <text:p>6.44776483922344E-006</text:p>
          </table:table-cell>
          <table:table-cell table:formula="of:=[.FY17]*[.$C$22]" office:value-type="float" office:value="0.00000580298835530109" calcext:value-type="float">
            <text:p>0.000005803</text:p>
          </table:table-cell>
          <table:table-cell table:formula="of:=[.FZ17]*[.$C$22]" office:value-type="float" office:value="0.00000522268951977098" calcext:value-type="float">
            <text:p>5.22268951977098E-006</text:p>
          </table:table-cell>
          <table:table-cell table:formula="of:=[.GA17]*[.$C$22]" office:value-type="float" office:value="0.00000470042056779389" calcext:value-type="float">
            <text:p>4.70042056779389E-006</text:p>
          </table:table-cell>
          <table:table-cell table:formula="of:=[.GB17]*[.$C$22]" office:value-type="float" office:value="0.0000042303785110145" calcext:value-type="float">
            <text:p>4.2303785110145E-006</text:p>
          </table:table-cell>
          <table:table-cell table:formula="of:=[.GC17]*[.$C$22]" office:value-type="float" office:value="0.00000380734065991305" calcext:value-type="float">
            <text:p>3.80734065991305E-006</text:p>
          </table:table-cell>
          <table:table-cell table:formula="of:=[.GD17]*[.$C$22]" office:value-type="float" office:value="0.00000342660659392174" calcext:value-type="float">
            <text:p>3.42660659392174E-006</text:p>
          </table:table-cell>
          <table:table-cell table:formula="of:=[.GE17]*[.$C$22]" office:value-type="float" office:value="0.00000308394593452957" calcext:value-type="float">
            <text:p>3.08394593452957E-006</text:p>
          </table:table-cell>
          <table:table-cell table:formula="of:=[.GF17]*[.$C$22]" office:value-type="float" office:value="0.00000277555134107661" calcext:value-type="float">
            <text:p>2.77555134107661E-006</text:p>
          </table:table-cell>
          <table:table-cell table:formula="of:=[.GG17]*[.$C$22]" office:value-type="float" office:value="0.00000249799620696895" calcext:value-type="float">
            <text:p>0.000002498</text:p>
          </table:table-cell>
          <table:table-cell table:formula="of:=[.GH17]*[.$C$22]" office:value-type="float" office:value="0.00000224819658627206" calcext:value-type="float">
            <text:p>2.24819658627206E-006</text:p>
          </table:table-cell>
          <table:table-cell table:formula="of:=[.GI17]*[.$C$22]" office:value-type="float" office:value="0.00000202337692764485" calcext:value-type="float">
            <text:p>2.02337692764485E-006</text:p>
          </table:table-cell>
          <table:table-cell table:formula="of:=[.GJ17]*[.$C$22]" office:value-type="float" office:value="0.00000182103923488037" calcext:value-type="float">
            <text:p>0.000001821</text:p>
          </table:table-cell>
          <table:table-cell table:formula="of:=[.GK17]*[.$C$22]" office:value-type="float" office:value="0.00000163893531139233" calcext:value-type="float">
            <text:p>1.63893531139233E-006</text:p>
          </table:table-cell>
          <table:table-cell table:formula="of:=[.GL17]*[.$C$22]" office:value-type="float" office:value="0.0000014750417802531" calcext:value-type="float">
            <text:p>0.000001475</text:p>
          </table:table-cell>
          <table:table-cell table:formula="of:=[.GM17]*[.$C$22]" office:value-type="float" office:value="0.00000132753760222779" calcext:value-type="float">
            <text:p>1.32753760222779E-006</text:p>
          </table:table-cell>
          <table:table-cell table:formula="of:=[.GN17]*[.$C$22]" office:value-type="float" office:value="0.00000119478384200501" calcext:value-type="float">
            <text:p>1.19478384200501E-006</text:p>
          </table:table-cell>
          <table:table-cell table:formula="of:=[.GO17]*[.$C$22]" office:value-type="float" office:value="0.00000107530545780451" calcext:value-type="float">
            <text:p>1.07530545780451E-006</text:p>
          </table:table-cell>
          <table:table-cell table:formula="of:=[.GP17]*[.$C$22]" office:value-type="float" office:value="0.000000967774912024056" calcext:value-type="float">
            <text:p>9.67774912024056E-007</text:p>
          </table:table-cell>
          <table:table-cell table:formula="of:=[.GQ17]*[.$C$22]" office:value-type="float" office:value="0.000000870997420821651" calcext:value-type="float">
            <text:p>0.000000871</text:p>
          </table:table-cell>
          <table:table-cell table:formula="of:=[.GR17]*[.$C$22]" office:value-type="float" office:value="0.000000783897678739486" calcext:value-type="float">
            <text:p>7.83897678739486E-007</text:p>
          </table:table-cell>
          <table:table-cell table:formula="of:=[.GS17]*[.$C$22]" office:value-type="float" office:value="0.000000705507910865537" calcext:value-type="float">
            <text:p>7.05507910865537E-007</text:p>
          </table:table-cell>
          <table:table-cell table:formula="of:=[.GT17]*[.$C$22]" office:value-type="float" office:value="0.000000634957119778983" calcext:value-type="float">
            <text:p>0.000000635</text:p>
          </table:table-cell>
          <table:table-cell table:formula="of:=[.GU17]*[.$C$22]" office:value-type="float" office:value="0.000000571461407801085" calcext:value-type="float">
            <text:p>5.71461407801085E-007</text:p>
          </table:table-cell>
          <table:table-cell table:formula="of:=[.GV17]*[.$C$22]" office:value-type="float" office:value="0.000000514315267020977" calcext:value-type="float">
            <text:p>5.14315267020977E-007</text:p>
          </table:table-cell>
          <table:table-cell table:formula="of:=[.GW17]*[.$C$22]" office:value-type="float" office:value="0.000000462883740318879" calcext:value-type="float">
            <text:p>4.62883740318879E-007</text:p>
          </table:table-cell>
          <table:table-cell table:formula="of:=[.GX17]*[.$C$22]" office:value-type="float" office:value="0.000000416595366286991" calcext:value-type="float">
            <text:p>4.16595366286991E-007</text:p>
          </table:table-cell>
          <table:table-cell table:formula="of:=[.GY17]*[.$C$22]" office:value-type="float" office:value="0.000000374935829658292" calcext:value-type="float">
            <text:p>3.74935829658292E-007</text:p>
          </table:table-cell>
          <table:table-cell table:formula="of:=[.GZ17]*[.$C$22]" office:value-type="float" office:value="0.000000337442246692463" calcext:value-type="float">
            <text:p>3.37442246692463E-007</text:p>
          </table:table-cell>
          <table:table-cell table:formula="of:=[.HA17]*[.$C$22]" office:value-type="float" office:value="0.000000303698022023217" calcext:value-type="float">
            <text:p>3.03698022023217E-007</text:p>
          </table:table-cell>
          <table:table-cell table:formula="of:=[.HB17]*[.$C$22]" office:value-type="float" office:value="0.000000273328219820895" calcext:value-type="float">
            <text:p>2.73328219820895E-007</text:p>
          </table:table-cell>
          <table:table-cell table:formula="of:=[.HC17]*[.$C$22]" office:value-type="float" office:value="0.000000245995397838805" calcext:value-type="float">
            <text:p>0.000000246</text:p>
          </table:table-cell>
          <table:table-cell table:formula="of:=[.HD17]*[.$C$22]" office:value-type="float" office:value="0.000000221395858054925" calcext:value-type="float">
            <text:p>2.21395858054925E-007</text:p>
          </table:table-cell>
          <table:table-cell table:formula="of:=[.HE17]*[.$C$22]" office:value-type="float" office:value="0.000000199256272249432" calcext:value-type="float">
            <text:p>1.99256272249432E-007</text:p>
          </table:table-cell>
          <table:table-cell table:formula="of:=[.HF17]*[.$C$22]" office:value-type="float" office:value="0.000000179330645024489" calcext:value-type="float">
            <text:p>1.79330645024489E-007</text:p>
          </table:table-cell>
          <table:table-cell table:formula="of:=[.HG17]*[.$C$22]" office:value-type="float" office:value="0.00000016139758052204" calcext:value-type="float">
            <text:p>1.6139758052204E-007</text:p>
          </table:table-cell>
          <table:table-cell table:formula="of:=[.HH17]*[.$C$22]" office:value-type="float" office:value="0.000000145257822469836" calcext:value-type="float">
            <text:p>1.45257822469836E-007</text:p>
          </table:table-cell>
          <table:table-cell table:formula="of:=[.HI17]*[.$C$22]" office:value-type="float" office:value="0.000000130732040222853" calcext:value-type="float">
            <text:p>1.30732040222853E-007</text:p>
          </table:table-cell>
          <table:table-cell table:formula="of:=[.HJ17]*[.$C$22]" office:value-type="float" office:value="0.000000117658836200567" calcext:value-type="float">
            <text:p>1.17658836200567E-007</text:p>
          </table:table-cell>
          <table:table-cell table:formula="of:=[.HK17]*[.$C$22]" office:value-type="float" office:value="0.000000105892952580511" calcext:value-type="float">
            <text:p>1.05892952580511E-007</text:p>
          </table:table-cell>
          <table:table-cell table:formula="of:=[.HL17]*[.$C$22]" office:value-type="float" office:value="0.0000000953036573224595" calcext:value-type="float">
            <text:p>9.53036573224595E-008</text:p>
          </table:table-cell>
          <table:table-cell table:formula="of:=[.HM17]*[.$C$22]" office:value-type="float" office:value="0.0000000857732915902136" calcext:value-type="float">
            <text:p>8.57732915902136E-008</text:p>
          </table:table-cell>
          <table:table-cell table:formula="of:=[.HN17]*[.$C$22]" office:value-type="float" office:value="0.0000000771959624311922" calcext:value-type="float">
            <text:p>7.71959624311922E-008</text:p>
          </table:table-cell>
          <table:table-cell table:formula="of:=[.HO17]*[.$C$22]" office:value-type="float" office:value="0.000000069476366188073" calcext:value-type="float">
            <text:p>6.9476366188073E-008</text:p>
          </table:table-cell>
          <table:table-cell table:formula="of:=[.HP17]*[.$C$22]" office:value-type="float" office:value="0.0000000625287295692657" calcext:value-type="float">
            <text:p>6.25287295692657E-008</text:p>
          </table:table-cell>
          <table:table-cell table:formula="of:=[.HQ17]*[.$C$22]" office:value-type="float" office:value="0.0000000562758566123391" calcext:value-type="float">
            <text:p>5.62758566123391E-008</text:p>
          </table:table-cell>
          <table:table-cell table:formula="of:=[.HR17]*[.$C$22]" office:value-type="float" office:value="0.0000000506482709511052" calcext:value-type="float">
            <text:p>5.06482709511052E-008</text:p>
          </table:table-cell>
          <table:table-cell table:formula="of:=[.HS17]*[.$C$22]" office:value-type="float" office:value="0.0000000455834438559947" calcext:value-type="float">
            <text:p>4.55834438559947E-008</text:p>
          </table:table-cell>
          <table:table-cell table:formula="of:=[.HT17]*[.$C$22]" office:value-type="float" office:value="0.0000000410250994703952" calcext:value-type="float">
            <text:p>0.000000041</text:p>
          </table:table-cell>
          <table:table-cell table:formula="of:=[.HU17]*[.$C$22]" office:value-type="float" office:value="0.0000000369225895233557" calcext:value-type="float">
            <text:p>3.69225895233557E-008</text:p>
          </table:table-cell>
          <table:table-cell table:formula="of:=[.HV17]*[.$C$22]" office:value-type="float" office:value="0.0000000332303305710201" calcext:value-type="float">
            <text:p>3.32303305710201E-008</text:p>
          </table:table-cell>
          <table:table-cell table:formula="of:=[.HW17]*[.$C$22]" office:value-type="float" office:value="0.0000000299072975139181" calcext:value-type="float">
            <text:p>2.99072975139181E-008</text:p>
          </table:table-cell>
          <table:table-cell table:formula="of:=[.HX17]*[.$C$22]" office:value-type="float" office:value="0.0000000269165677625263" calcext:value-type="float">
            <text:p>2.69165677625263E-008</text:p>
          </table:table-cell>
          <table:table-cell table:formula="of:=[.HY17]*[.$C$22]" office:value-type="float" office:value="0.0000000242249109862737" calcext:value-type="float">
            <text:p>2.42249109862737E-008</text:p>
          </table:table-cell>
          <table:table-cell table:formula="of:=[.HZ17]*[.$C$22]" office:value-type="float" office:value="0.0000000218024198876463" calcext:value-type="float">
            <text:p>2.18024198876463E-008</text:p>
          </table:table-cell>
          <table:table-cell table:formula="of:=[.IA17]*[.$C$22]" office:value-type="float" office:value="0.0000000196221778988817" calcext:value-type="float">
            <text:p>1.96221778988817E-008</text:p>
          </table:table-cell>
          <table:table-cell table:formula="of:=[.IB17]*[.$C$22]" office:value-type="float" office:value="0.0000000176599601089935" calcext:value-type="float">
            <text:p>1.76599601089935E-008</text:p>
          </table:table-cell>
          <table:table-cell table:formula="of:=[.IC17]*[.$C$22]" office:value-type="float" office:value="0.0000000158939640980942" calcext:value-type="float">
            <text:p>1.58939640980942E-008</text:p>
          </table:table-cell>
          <table:table-cell table:formula="of:=[.ID17]*[.$C$22]" office:value-type="float" office:value="0.0000000143045676882847" calcext:value-type="float">
            <text:p>1.43045676882847E-008</text:p>
          </table:table-cell>
          <table:table-cell table:formula="of:=[.IE17]*[.$C$22]" office:value-type="float" office:value="0.0000000128741109194563" calcext:value-type="float">
            <text:p>1.28741109194563E-008</text:p>
          </table:table-cell>
          <table:table-cell table:formula="of:=[.IF17]*[.$C$22]" office:value-type="float" office:value="0.0000000115866998275106" calcext:value-type="float">
            <text:p>1.15866998275106E-008</text:p>
          </table:table-cell>
          <table:table-cell table:formula="of:=[.IG17]*[.$C$22]" office:value-type="float" office:value="0.0000000104280298447596" calcext:value-type="float">
            <text:p>1.04280298447596E-008</text:p>
          </table:table-cell>
          <table:table-cell table:formula="of:=[.IH17]*[.$C$22]" office:value-type="float" office:value="0.00000000938522686028363" calcext:value-type="float">
            <text:p>9.38522686028363E-009</text:p>
          </table:table-cell>
          <table:table-cell table:formula="of:=[.II17]*[.$C$22]" office:value-type="float" office:value="0.00000000844670417425526" calcext:value-type="float">
            <text:p>8.44670417425526E-009</text:p>
          </table:table-cell>
          <table:table-cell table:formula="of:=[.IJ17]*[.$C$22]" office:value-type="float" office:value="0.00000000760203375682974" calcext:value-type="float">
            <text:p>7.60203375682974E-009</text:p>
          </table:table-cell>
          <table:table-cell table:formula="of:=[.IK17]*[.$C$22]" office:value-type="float" office:value="0.00000000684183038114676" calcext:value-type="float">
            <text:p>6.84183038114676E-009</text:p>
          </table:table-cell>
          <table:table-cell table:formula="of:=[.IL17]*[.$C$22]" office:value-type="float" office:value="0.00000000615764734303209" calcext:value-type="float">
            <text:p>6.15764734303209E-009</text:p>
          </table:table-cell>
          <table:table-cell table:formula="of:=[.IM17]*[.$C$22]" office:value-type="float" office:value="0.00000000554188260872888" calcext:value-type="float">
            <text:p>5.54188260872888E-009</text:p>
          </table:table-cell>
          <table:table-cell table:formula="of:=[.IN17]*[.$C$22]" office:value-type="float" office:value="0.00000000498769434785599" calcext:value-type="float">
            <text:p>0.000000005</text:p>
          </table:table-cell>
          <table:table-cell table:formula="of:=[.IO17]*[.$C$22]" office:value-type="float" office:value="0.00000000448892491307039" calcext:value-type="float">
            <text:p>4.48892491307039E-009</text:p>
          </table:table-cell>
          <table:table-cell table:formula="of:=[.IP17]*[.$C$22]" office:value-type="float" office:value="0.00000000404003242176335" calcext:value-type="float">
            <text:p>0.000000004</text:p>
          </table:table-cell>
          <table:table-cell table:formula="of:=[.IQ17]*[.$C$22]" office:value-type="float" office:value="0.00000000363602917958702" calcext:value-type="float">
            <text:p>3.63602917958702E-009</text:p>
          </table:table-cell>
          <table:table-cell table:formula="of:=[.IR17]*[.$C$22]" office:value-type="float" office:value="0.00000000327242626162832" calcext:value-type="float">
            <text:p>3.27242626162832E-009</text:p>
          </table:table-cell>
          <table:table-cell table:formula="of:=[.IS17]*[.$C$22]" office:value-type="float" office:value="0.00000000294518363546548" calcext:value-type="float">
            <text:p>2.94518363546548E-009</text:p>
          </table:table-cell>
          <table:table-cell table:formula="of:=[.IT17]*[.$C$22]" office:value-type="float" office:value="0.00000000265066527191894" calcext:value-type="float">
            <text:p>2.65066527191894E-009</text:p>
          </table:table-cell>
          <table:table-cell table:formula="of:=[.IU17]*[.$C$22]" office:value-type="float" office:value="0.00000000238559874472704" calcext:value-type="float">
            <text:p>2.38559874472704E-009</text:p>
          </table:table-cell>
          <table:table-cell table:formula="of:=[.IV17]*[.$C$22]" office:value-type="float" office:value="0.00000000214703887025434" calcext:value-type="float">
            <text:p>2.14703887025434E-009</text:p>
          </table:table-cell>
          <table:table-cell table:formula="of:=[.IW17]*[.$C$22]" office:value-type="float" office:value="0.0000000019323349832289" calcext:value-type="float">
            <text:p>1.9323349832289E-009</text:p>
          </table:table-cell>
          <table:table-cell table:formula="of:=[.IX17]*[.$C$22]" office:value-type="float" office:value="0.00000000173910148490601" calcext:value-type="float">
            <text:p>1.73910148490601E-009</text:p>
          </table:table-cell>
          <table:table-cell table:formula="of:=[.IY17]*[.$C$22]" office:value-type="float" office:value="0.00000000156519133641541" calcext:value-type="float">
            <text:p>1.56519133641541E-009</text:p>
          </table:table-cell>
          <table:table-cell table:formula="of:=[.IZ17]*[.$C$22]" office:value-type="float" office:value="0.00000000140867220277387" calcext:value-type="float">
            <text:p>1.40867220277387E-009</text:p>
          </table:table-cell>
          <table:table-cell table:formula="of:=[.JA17]*[.$C$22]" office:value-type="float" office:value="0.00000000126780498249648" calcext:value-type="float">
            <text:p>1.26780498249648E-009</text:p>
          </table:table-cell>
          <table:table-cell table:formula="of:=[.JB17]*[.$C$22]" office:value-type="float" office:value="0.00000000114102448424684" calcext:value-type="float">
            <text:p>1.14102448424684E-009</text:p>
          </table:table-cell>
          <table:table-cell table:formula="of:=[.JC17]*[.$C$22]" office:value-type="float" office:value="0.00000000102692203582215" calcext:value-type="float">
            <text:p>0.000000001</text:p>
          </table:table-cell>
          <table:table-cell table:formula="of:=[.JD17]*[.$C$22]" office:value-type="float" office:value="0.000000000924229832239937" calcext:value-type="float">
            <text:p>9.24229832239937E-010</text:p>
          </table:table-cell>
          <table:table-cell table:formula="of:=[.JE17]*[.$C$22]" office:value-type="float" office:value="0.000000000831806849015943" calcext:value-type="float">
            <text:p>8.31806849015943E-010</text:p>
          </table:table-cell>
          <table:table-cell table:formula="of:=[.JF17]*[.$C$22]" office:value-type="float" office:value="0.000000000748626164114349" calcext:value-type="float">
            <text:p>7.48626164114349E-010</text:p>
          </table:table-cell>
          <table:table-cell table:formula="of:=[.JG17]*[.$C$22]" office:value-type="float" office:value="0.000000000673763547702914" calcext:value-type="float">
            <text:p>6.73763547702914E-010</text:p>
          </table:table-cell>
          <table:table-cell table:formula="of:=[.JH17]*[.$C$22]" office:value-type="float" office:value="0.000000000606387192932623" calcext:value-type="float">
            <text:p>6.06387192932623E-010</text:p>
          </table:table-cell>
          <table:table-cell table:formula="of:=[.JI17]*[.$C$22]" office:value-type="float" office:value="0.000000000545748473639361" calcext:value-type="float">
            <text:p>5.45748473639361E-010</text:p>
          </table:table-cell>
          <table:table-cell table:formula="of:=[.JJ17]*[.$C$22]" office:value-type="float" office:value="0.000000000491173626275424" calcext:value-type="float">
            <text:p>4.91173626275424E-010</text:p>
          </table:table-cell>
          <table:table-cell table:formula="of:=[.JK17]*[.$C$22]" office:value-type="float" office:value="0.000000000442056263647882" calcext:value-type="float">
            <text:p>4.42056263647882E-010</text:p>
          </table:table-cell>
          <table:table-cell table:formula="of:=[.JL17]*[.$C$22]" office:value-type="float" office:value="0.000000000397850637283094" calcext:value-type="float">
            <text:p>3.97850637283094E-010</text:p>
          </table:table-cell>
          <table:table-cell table:formula="of:=[.JM17]*[.$C$22]" office:value-type="float" office:value="0.000000000358065573554784" calcext:value-type="float">
            <text:p>3.58065573554784E-010</text:p>
          </table:table-cell>
          <table:table-cell table:formula="of:=[.JN17]*[.$C$22]" office:value-type="float" office:value="0.000000000322259016199306" calcext:value-type="float">
            <text:p>3.22259016199306E-010</text:p>
          </table:table-cell>
          <table:table-cell table:formula="of:=[.JO17]*[.$C$22]" office:value-type="float" office:value="0.000000000290033114579375" calcext:value-type="float">
            <text:p>2.90033114579375E-010</text:p>
          </table:table-cell>
          <table:table-cell table:formula="of:=[.JP17]*[.$C$22]" office:value-type="float" office:value="0.000000000261029803121438" calcext:value-type="float">
            <text:p>2.61029803121438E-010</text:p>
          </table:table-cell>
          <table:table-cell table:formula="of:=[.JQ17]*[.$C$22]" office:value-type="float" office:value="0.000000000234926822809294" calcext:value-type="float">
            <text:p>2.34926822809294E-010</text:p>
          </table:table-cell>
          <table:table-cell table:formula="of:=[.JR17]*[.$C$22]" office:value-type="float" office:value="0.000000000211434140528365" calcext:value-type="float">
            <text:p>2.11434140528365E-010</text:p>
          </table:table-cell>
          <table:table-cell table:formula="of:=[.JS17]*[.$C$22]" office:value-type="float" office:value="0.000000000190290726475528" calcext:value-type="float">
            <text:p>1.90290726475528E-010</text:p>
          </table:table-cell>
          <table:table-cell table:formula="of:=[.JT17]*[.$C$22]" office:value-type="float" office:value="0.000000000171261653827975" calcext:value-type="float">
            <text:p>1.71261653827975E-010</text:p>
          </table:table-cell>
          <table:table-cell table:formula="of:=[.JU17]*[.$C$22]" office:value-type="float" office:value="0.000000000154135488445178" calcext:value-type="float">
            <text:p>1.54135488445178E-010</text:p>
          </table:table-cell>
          <table:table-cell table:formula="of:=[.JV17]*[.$C$22]" office:value-type="float" office:value="0.00000000013872193960066" calcext:value-type="float">
            <text:p>1.3872193960066E-010</text:p>
          </table:table-cell>
          <table:table-cell table:formula="of:=[.JW17]*[.$C$22]" office:value-type="float" office:value="0.000000000124849745640594" calcext:value-type="float">
            <text:p>1.24849745640594E-010</text:p>
          </table:table-cell>
          <table:table-cell table:formula="of:=[.JX17]*[.$C$22]" office:value-type="float" office:value="0.000000000112364771076535" calcext:value-type="float">
            <text:p>1.12364771076535E-010</text:p>
          </table:table-cell>
          <table:table-cell table:formula="of:=[.JY17]*[.$C$22]" office:value-type="float" office:value="0.000000000101128293968881" calcext:value-type="float">
            <text:p>1.01128293968881E-010</text:p>
          </table:table-cell>
          <table:table-cell table:formula="of:=[.JZ17]*[.$C$22]" office:value-type="float" office:value="0.0000000000910154645719931" calcext:value-type="float">
            <text:p>9.10154645719931E-011</text:p>
          </table:table-cell>
          <table:table-cell table:formula="of:=[.KA17]*[.$C$22]" office:value-type="float" office:value="0.0000000000819139181147938" calcext:value-type="float">
            <text:p>8.19139181147938E-011</text:p>
          </table:table-cell>
          <table:table-cell table:formula="of:=[.KB17]*[.$C$22]" office:value-type="float" office:value="0.0000000000737225263033144" calcext:value-type="float">
            <text:p>7.37225263033144E-011</text:p>
          </table:table-cell>
          <table:table-cell table:formula="of:=[.KC17]*[.$C$22]" office:value-type="float" office:value="0.000000000066350273672983" calcext:value-type="float">
            <text:p>6.6350273672983E-011</text:p>
          </table:table-cell>
          <table:table-cell table:formula="of:=[.KD17]*[.$C$22]" office:value-type="float" office:value="0.0000000000597152463056847" calcext:value-type="float">
            <text:p>5.97152463056847E-011</text:p>
          </table:table-cell>
          <table:table-cell table:formula="of:=[.KE17]*[.$C$22]" office:value-type="float" office:value="0.0000000000537437216751162" calcext:value-type="float">
            <text:p>5.37437216751162E-011</text:p>
          </table:table-cell>
          <table:table-cell table:formula="of:=[.KF17]*[.$C$22]" office:value-type="float" office:value="0.0000000000483693495076046" calcext:value-type="float">
            <text:p>4.83693495076046E-011</text:p>
          </table:table-cell>
          <table:table-cell table:formula="of:=[.KG17]*[.$C$22]" office:value-type="float" office:value="0.0000000000435324145568441" calcext:value-type="float">
            <text:p>4.35324145568441E-011</text:p>
          </table:table-cell>
          <table:table-cell table:formula="of:=[.KH17]*[.$C$22]" office:value-type="float" office:value="0.0000000000391791731011597" calcext:value-type="float">
            <text:p>3.91791731011597E-011</text:p>
          </table:table-cell>
          <table:table-cell table:formula="of:=[.KI17]*[.$C$22]" office:value-type="float" office:value="0.0000000000352612557910437" calcext:value-type="float">
            <text:p>3.52612557910437E-011</text:p>
          </table:table-cell>
          <table:table-cell table:formula="of:=[.KJ17]*[.$C$22]" office:value-type="float" office:value="0.0000000000317351302119394" calcext:value-type="float">
            <text:p>3.17351302119394E-011</text:p>
          </table:table-cell>
          <table:table-cell table:formula="of:=[.KK17]*[.$C$22]" office:value-type="float" office:value="0.0000000000285616171907454" calcext:value-type="float">
            <text:p>2.85616171907454E-011</text:p>
          </table:table-cell>
          <table:table-cell table:formula="of:=[.KL17]*[.$C$22]" office:value-type="float" office:value="0.0000000000257054554716709" calcext:value-type="float">
            <text:p>2.57054554716709E-011</text:p>
          </table:table-cell>
          <table:table-cell table:formula="of:=[.KM17]*[.$C$22]" office:value-type="float" office:value="0.0000000000231349099245038" calcext:value-type="float">
            <text:p>2.31349099245038E-011</text:p>
          </table:table-cell>
          <table:table-cell table:formula="of:=[.KN17]*[.$C$22]" office:value-type="float" office:value="0.0000000000208214189320534" calcext:value-type="float">
            <text:p>2.08214189320534E-011</text:p>
          </table:table-cell>
          <table:table-cell table:formula="of:=[.KO17]*[.$C$22]" office:value-type="float" office:value="0.0000000000187392770388481" calcext:value-type="float">
            <text:p>1.87392770388481E-011</text:p>
          </table:table-cell>
          <table:table-cell table:formula="of:=[.KP17]*[.$C$22]" office:value-type="float" office:value="0.0000000000168653493349633" calcext:value-type="float">
            <text:p>1.68653493349633E-011</text:p>
          </table:table-cell>
          <table:table-cell table:formula="of:=[.KQ17]*[.$C$22]" office:value-type="float" office:value="0.0000000000151788144014669" calcext:value-type="float">
            <text:p>1.51788144014669E-011</text:p>
          </table:table-cell>
          <table:table-cell table:formula="of:=[.KR17]*[.$C$22]" office:value-type="float" office:value="0.0000000000136609329613203" calcext:value-type="float">
            <text:p>1.36609329613203E-011</text:p>
          </table:table-cell>
          <table:table-cell table:formula="of:=[.KS17]*[.$C$22]" office:value-type="float" office:value="0.0000000000122948396651882" calcext:value-type="float">
            <text:p>1.22948396651882E-011</text:p>
          </table:table-cell>
          <table:table-cell table:formula="of:=[.KT17]*[.$C$22]" office:value-type="float" office:value="0.0000000000110653556986694" calcext:value-type="float">
            <text:p>1.10653556986694E-011</text:p>
          </table:table-cell>
          <table:table-cell table:formula="of:=[.KU17]*[.$C$22]" office:value-type="float" office:value="0.00000000000995882012880247" calcext:value-type="float">
            <text:p>9.95882012880247E-012</text:p>
          </table:table-cell>
          <table:table-cell table:formula="of:=[.KV17]*[.$C$22]" office:value-type="float" office:value="0.00000000000896293811592222" calcext:value-type="float">
            <text:p>8.96293811592222E-012</text:p>
          </table:table-cell>
          <table:table-cell table:formula="of:=[.KW17]*[.$C$22]" office:value-type="float" office:value="0.00000000000806664430433" calcext:value-type="float">
            <text:p>8.06664430433E-012</text:p>
          </table:table-cell>
          <table:table-cell table:formula="of:=[.KX17]*[.$C$22]" office:value-type="float" office:value="0.000000000007259979873897" calcext:value-type="float">
            <text:p>7.259979873897E-012</text:p>
          </table:table-cell>
          <table:table-cell table:formula="of:=[.KY17]*[.$C$22]" office:value-type="float" office:value="0.0000000000065339818865073" calcext:value-type="float">
            <text:p>6.5339818865073E-012</text:p>
          </table:table-cell>
          <table:table-cell table:formula="of:=[.KZ17]*[.$C$22]" office:value-type="float" office:value="0.00000000000588058369785657" calcext:value-type="float">
            <text:p>5.88058369785657E-012</text:p>
          </table:table-cell>
          <table:table-cell table:formula="of:=[.LA17]*[.$C$22]" office:value-type="float" office:value="0.00000000000529252532807091" calcext:value-type="float">
            <text:p>5.29252532807091E-012</text:p>
          </table:table-cell>
          <table:table-cell table:formula="of:=[.LB17]*[.$C$22]" office:value-type="float" office:value="0.00000000000476327279526382" calcext:value-type="float">
            <text:p>4.76327279526382E-012</text:p>
          </table:table-cell>
          <table:table-cell table:formula="of:=[.LC17]*[.$C$22]" office:value-type="float" office:value="0.00000000000428694551573744" calcext:value-type="float">
            <text:p>4.28694551573744E-012</text:p>
          </table:table-cell>
          <table:table-cell table:formula="of:=[.LD17]*[.$C$22]" office:value-type="float" office:value="0.00000000000385825096416369" calcext:value-type="float">
            <text:p>3.85825096416369E-012</text:p>
          </table:table-cell>
          <table:table-cell table:formula="of:=[.LE17]*[.$C$22]" office:value-type="float" office:value="0.00000000000347242586774732" calcext:value-type="float">
            <text:p>3.47242586774732E-012</text:p>
          </table:table-cell>
          <table:table-cell table:formula="of:=[.LF17]*[.$C$22]" office:value-type="float" office:value="0.00000000000312518328097259" calcext:value-type="float">
            <text:p>3.12518328097259E-012</text:p>
          </table:table-cell>
          <table:table-cell table:formula="of:=[.LG17]*[.$C$22]" office:value-type="float" office:value="0.00000000000281266495287533" calcext:value-type="float">
            <text:p>2.81266495287533E-012</text:p>
          </table:table-cell>
          <table:table-cell table:formula="of:=[.LH17]*[.$C$22]" office:value-type="float" office:value="0.0000000000025313984575878" calcext:value-type="float">
            <text:p>2.5313984575878E-012</text:p>
          </table:table-cell>
          <table:table-cell table:formula="of:=[.LI17]*[.$C$22]" office:value-type="float" office:value="0.00000000000227825861182902" calcext:value-type="float">
            <text:p>2.27825861182902E-012</text:p>
          </table:table-cell>
          <table:table-cell table:formula="of:=[.LJ17]*[.$C$22]" office:value-type="float" office:value="0.00000000000205043275064612" calcext:value-type="float">
            <text:p>2.05043275064612E-012</text:p>
          </table:table-cell>
          <table:table-cell table:formula="of:=[.LK17]*[.$C$22]" office:value-type="float" office:value="0.00000000000184538947558151" calcext:value-type="float">
            <text:p>1.84538947558151E-012</text:p>
          </table:table-cell>
          <table:table-cell table:formula="of:=[.LL17]*[.$C$22]" office:value-type="float" office:value="0.00000000000166085052802336" calcext:value-type="float">
            <text:p>1.66085052802336E-012</text:p>
          </table:table-cell>
          <table:table-cell table:formula="of:=[.LM17]*[.$C$22]" office:value-type="float" office:value="0.00000000000149476547522102" calcext:value-type="float">
            <text:p>1.49476547522102E-012</text:p>
          </table:table-cell>
          <table:table-cell table:formula="of:=[.LN17]*[.$C$22]" office:value-type="float" office:value="0.00000000000134528892769892" calcext:value-type="float">
            <text:p>1.34528892769892E-012</text:p>
          </table:table-cell>
          <table:table-cell table:formula="of:=[.LO17]*[.$C$22]" office:value-type="float" office:value="0.00000000000121076003492903" calcext:value-type="float">
            <text:p>1.21076003492903E-012</text:p>
          </table:table-cell>
          <table:table-cell table:formula="of:=[.LP17]*[.$C$22]" office:value-type="float" office:value="0.00000000000108968403143612" calcext:value-type="float">
            <text:p>1.08968403143612E-012</text:p>
          </table:table-cell>
          <table:table-cell table:formula="of:=[.LQ17]*[.$C$22]" office:value-type="float" office:value="0.000000000000980715628292511" calcext:value-type="float">
            <text:p>9.80715628292511E-013</text:p>
          </table:table-cell>
          <table:table-cell table:formula="of:=[.LR17]*[.$C$22]" office:value-type="float" office:value="0.00000000000088264406546326" calcext:value-type="float">
            <text:p>8.8264406546326E-013</text:p>
          </table:table-cell>
          <table:table-cell table:formula="of:=[.LS17]*[.$C$22]" office:value-type="float" office:value="0.000000000000794379658916934" calcext:value-type="float">
            <text:p>7.94379658916934E-013</text:p>
          </table:table-cell>
          <table:table-cell table:formula="of:=[.LT17]*[.$C$22]" office:value-type="float" office:value="0.000000000000714941693025241" calcext:value-type="float">
            <text:p>7.14941693025241E-013</text:p>
          </table:table-cell>
          <table:table-cell table:formula="of:=[.LU17]*[.$C$22]" office:value-type="float" office:value="0.000000000000643447523722717" calcext:value-type="float">
            <text:p>6.43447523722717E-013</text:p>
          </table:table-cell>
          <table:table-cell table:formula="of:=[.LV17]*[.$C$22]" office:value-type="float" office:value="0.000000000000579102771350445" calcext:value-type="float">
            <text:p>5.79102771350445E-013</text:p>
          </table:table-cell>
          <table:table-cell table:formula="of:=[.LW17]*[.$C$22]" office:value-type="float" office:value="0.000000000000521192494215401" calcext:value-type="float">
            <text:p>5.21192494215401E-013</text:p>
          </table:table-cell>
          <table:table-cell table:formula="of:=[.LX17]*[.$C$22]" office:value-type="float" office:value="0.000000000000469073244793861" calcext:value-type="float">
            <text:p>4.69073244793861E-013</text:p>
          </table:table-cell>
          <table:table-cell table:formula="of:=[.LY17]*[.$C$22]" office:value-type="float" office:value="0.000000000000422165920314475" calcext:value-type="float">
            <text:p>4.22165920314475E-013</text:p>
          </table:table-cell>
          <table:table-cell table:formula="of:=[.LZ17]*[.$C$22]" office:value-type="float" office:value="0.000000000000379949328283027" calcext:value-type="float">
            <text:p>3.79949328283027E-013</text:p>
          </table:table-cell>
          <table:table-cell table:formula="of:=[.MA17]*[.$C$22]" office:value-type="float" office:value="0.000000000000341954395454724" calcext:value-type="float">
            <text:p>3.41954395454724E-013</text:p>
          </table:table-cell>
          <table:table-cell table:formula="of:=[.MB17]*[.$C$22]" office:value-type="float" office:value="0.000000000000307758955909252" calcext:value-type="float">
            <text:p>3.07758955909252E-013</text:p>
          </table:table-cell>
          <table:table-cell table:formula="of:=[.MC17]*[.$C$22]" office:value-type="float" office:value="0.000000000000276983060318327" calcext:value-type="float">
            <text:p>2.76983060318327E-013</text:p>
          </table:table-cell>
          <table:table-cell table:formula="of:=[.MD17]*[.$C$22]" office:value-type="float" office:value="0.000000000000249284754286494" calcext:value-type="float">
            <text:p>2.49284754286494E-013</text:p>
          </table:table-cell>
          <table:table-cell table:formula="of:=[.ME17]*[.$C$22]" office:value-type="float" office:value="0.000000000000224356278857845" calcext:value-type="float">
            <text:p>2.24356278857845E-013</text:p>
          </table:table-cell>
          <table:table-cell table:formula="of:=[.MF17]*[.$C$22]" office:value-type="float" office:value="0.00000000000020192065097206" calcext:value-type="float">
            <text:p>2.0192065097206E-013</text:p>
          </table:table-cell>
          <table:table-cell table:formula="of:=[.MG17]*[.$C$22]" office:value-type="float" office:value="0.000000000000181728585874854" calcext:value-type="float">
            <text:p>1.81728585874854E-013</text:p>
          </table:table-cell>
          <table:table-cell table:formula="of:=[.MH17]*[.$C$22]" office:value-type="float" office:value="0.000000000000163555727287369" calcext:value-type="float">
            <text:p>1.63555727287369E-013</text:p>
          </table:table-cell>
          <table:table-cell table:formula="of:=[.MI17]*[.$C$22]" office:value-type="float" office:value="0.000000000000147200154558632" calcext:value-type="float">
            <text:p>1.47200154558632E-013</text:p>
          </table:table-cell>
          <table:table-cell table:formula="of:=[.MJ17]*[.$C$22]" office:value-type="float" office:value="0.000000000000132480139102769" calcext:value-type="float">
            <text:p>1.32480139102769E-013</text:p>
          </table:table-cell>
          <table:table-cell table:formula="of:=[.MK17]*[.$C$22]" office:value-type="float" office:value="0.000000000000119232125192492" calcext:value-type="float">
            <text:p>1.19232125192492E-013</text:p>
          </table:table-cell>
          <table:table-cell table:formula="of:=[.ML17]*[.$C$22]" office:value-type="float" office:value="0.000000000000107308912673243" calcext:value-type="float">
            <text:p>1.07308912673243E-013</text:p>
          </table:table-cell>
          <table:table-cell table:formula="of:=[.MM17]*[.$C$22]" office:value-type="float" office:value="0.0000000000000965780214059184" calcext:value-type="float">
            <text:p>9.65780214059184E-014</text:p>
          </table:table-cell>
          <table:table-cell table:formula="of:=[.MN17]*[.$C$22]" office:value-type="float" office:value="0.0000000000000869202192653266" calcext:value-type="float">
            <text:p>8.69202192653266E-014</text:p>
          </table:table-cell>
          <table:table-cell table:formula="of:=[.MO17]*[.$C$22]" office:value-type="float" office:value="0.0000000000000782281973387939" calcext:value-type="float">
            <text:p>7.82281973387939E-014</text:p>
          </table:table-cell>
          <table:table-cell table:formula="of:=[.MP17]*[.$C$22]" office:value-type="float" office:value="0.0000000000000704053776049145" calcext:value-type="float">
            <text:p>7.04053776049145E-014</text:p>
          </table:table-cell>
          <table:table-cell table:formula="of:=[.MQ17]*[.$C$22]" office:value-type="float" office:value="0.0000000000000633648398444231" calcext:value-type="float">
            <text:p>6.33648398444231E-014</text:p>
          </table:table-cell>
          <table:table-cell table:formula="of:=[.MR17]*[.$C$22]" office:value-type="float" office:value="0.0000000000000570283558599808" calcext:value-type="float">
            <text:p>5.70283558599808E-014</text:p>
          </table:table-cell>
          <table:table-cell table:formula="of:=[.MS17]*[.$C$22]" office:value-type="float" office:value="0.0000000000000513255202739827" calcext:value-type="float">
            <text:p>5.13255202739827E-014</text:p>
          </table:table-cell>
          <table:table-cell table:formula="of:=[.MT17]*[.$C$22]" office:value-type="float" office:value="0.0000000000000461929682465844" calcext:value-type="float">
            <text:p>4.61929682465844E-014</text:p>
          </table:table-cell>
          <table:table-cell table:formula="of:=[.MU17]*[.$C$22]" office:value-type="float" office:value="0.000000000000041573671421926" calcext:value-type="float">
            <text:p>4.1573671421926E-014</text:p>
          </table:table-cell>
          <table:table-cell table:formula="of:=[.MV17]*[.$C$22]" office:value-type="float" office:value="0.0000000000000374163042797334" calcext:value-type="float">
            <text:p>3.74163042797334E-014</text:p>
          </table:table-cell>
          <table:table-cell table:formula="of:=[.MW17]*[.$C$22]" office:value-type="float" office:value="0.0000000000000336746738517601" calcext:value-type="float">
            <text:p>3.36746738517601E-014</text:p>
          </table:table-cell>
          <table:table-cell table:formula="of:=[.MX17]*[.$C$22]" office:value-type="float" office:value="0.0000000000000303072064665841" calcext:value-type="float">
            <text:p>3.03072064665841E-014</text:p>
          </table:table-cell>
          <table:table-cell table:formula="of:=[.MY17]*[.$C$22]" office:value-type="float" office:value="0.0000000000000272764858199256" calcext:value-type="float">
            <text:p>2.72764858199256E-014</text:p>
          </table:table-cell>
          <table:table-cell table:formula="of:=[.MZ17]*[.$C$22]" office:value-type="float" office:value="0.0000000000000245488372379331" calcext:value-type="float">
            <text:p>2.45488372379331E-014</text:p>
          </table:table-cell>
          <table:table-cell table:formula="of:=[.NA17]*[.$C$22]" office:value-type="float" office:value="0.0000000000000220939535141398" calcext:value-type="float">
            <text:p>2.20939535141398E-014</text:p>
          </table:table-cell>
          <table:table-cell table:formula="of:=[.NB17]*[.$C$22]" office:value-type="float" office:value="0.0000000000000198845581627258" calcext:value-type="float">
            <text:p>1.98845581627258E-014</text:p>
          </table:table-cell>
          <table:table-cell table:formula="of:=[.NC17]*[.$C$22]" office:value-type="float" office:value="0.0000000000000178961023464532" calcext:value-type="float">
            <text:p>1.78961023464532E-014</text:p>
          </table:table-cell>
          <table:table-cell table:formula="of:=[.ND17]*[.$C$22]" office:value-type="float" office:value="0.0000000000000161064921118079" calcext:value-type="float">
            <text:p>1.61064921118079E-014</text:p>
          </table:table-cell>
          <table:table-cell table:formula="of:=[.NE17]*[.$C$22]" office:value-type="float" office:value="0.0000000000000144958429006271" calcext:value-type="float">
            <text:p>1.44958429006271E-014</text:p>
          </table:table-cell>
          <table:table-cell table:formula="of:=[.NF17]*[.$C$22]" office:value-type="float" office:value="0.0000000000000130462586105644" calcext:value-type="float">
            <text:p>1.30462586105644E-014</text:p>
          </table:table-cell>
          <table:table-cell table:formula="of:=[.NG17]*[.$C$22]" office:value-type="float" office:value="0.000000000000011741632749508" calcext:value-type="float">
            <text:p>1.1741632749508E-014</text:p>
          </table:table-cell>
          <table:table-cell table:formula="of:=[.NH17]*[.$C$22]" office:value-type="float" office:value="0.0000000000000105674694745572" calcext:value-type="float">
            <text:p>1.05674694745572E-014</text:p>
          </table:table-cell>
          <table:table-cell table:formula="of:=[.NI17]*[.$C$22]" office:value-type="float" office:value="9.51072252710145E-015" calcext:value-type="float">
            <text:p>9.51072252710145E-015</text:p>
          </table:table-cell>
          <table:table-cell table:formula="of:=[.NJ17]*[.$C$22]" office:value-type="float" office:value="8.5596502743913E-015" calcext:value-type="float">
            <text:p>8.5596502743913E-015</text:p>
          </table:table-cell>
          <table:table-cell table:formula="of:=[.NK17]*[.$C$22]" office:value-type="float" office:value="7.70368524695217E-015" calcext:value-type="float">
            <text:p>7.70368524695217E-015</text:p>
          </table:table-cell>
          <table:table-cell table:formula="of:=[.NL17]*[.$C$22]" office:value-type="float" office:value="6.93331672225696E-015" calcext:value-type="float">
            <text:p>6.93331672225696E-015</text:p>
          </table:table-cell>
          <table:table-cell table:formula="of:=[.NM17]*[.$C$22]" office:value-type="float" office:value="6.23998505003126E-015" calcext:value-type="float">
            <text:p>6.23998505003126E-015</text:p>
          </table:table-cell>
          <table:table-cell table:formula="of:=[.NN17]*[.$C$22]" office:value-type="float" office:value="5.61598654502813E-015" calcext:value-type="float">
            <text:p>5.61598654502813E-015</text:p>
          </table:table-cell>
          <table:table-cell table:formula="of:=[.NO17]*[.$C$22]" office:value-type="float" office:value="5.05438789052532E-015" calcext:value-type="float">
            <text:p>5.05438789052532E-015</text:p>
          </table:table-cell>
          <table:table-cell table:formula="of:=[.NP17]*[.$C$22]" office:value-type="float" office:value="4.54894910147279E-015" calcext:value-type="float">
            <text:p>4.54894910147279E-015</text:p>
          </table:table-cell>
          <table:table-cell table:formula="of:=[.NQ17]*[.$C$22]" office:value-type="float" office:value="4.09405419132551E-015" calcext:value-type="float">
            <text:p>4.09405419132551E-015</text:p>
          </table:table-cell>
          <table:table-cell table:formula="of:=[.NR17]*[.$C$22]" office:value-type="float" office:value="3.68464877219296E-015" calcext:value-type="float">
            <text:p>3.68464877219296E-015</text:p>
          </table:table-cell>
          <table:table-cell table:formula="of:=[.NS17]*[.$C$22]" office:value-type="float" office:value="3.31618389497366E-015" calcext:value-type="float">
            <text:p>3.31618389497366E-015</text:p>
          </table:table-cell>
          <table:table-cell table:formula="of:=[.NT17]*[.$C$22]" office:value-type="float" office:value="2.9845655054763E-015" calcext:value-type="float">
            <text:p>2.9845655054763E-015</text:p>
          </table:table-cell>
          <table:table-cell table:formula="of:=[.NU17]*[.$C$22]" office:value-type="float" office:value="2.68610895492867E-015" calcext:value-type="float">
            <text:p>2.68610895492867E-015</text:p>
          </table:table-cell>
          <table:table-cell table:formula="of:=[.NV17]*[.$C$22]" office:value-type="float" office:value="2.4174980594358E-015" calcext:value-type="float">
            <text:p>2.4174980594358E-015</text:p>
          </table:table-cell>
          <table:table-cell table:formula="of:=[.NW17]*[.$C$22]" office:value-type="float" office:value="2.17574825349222E-015" calcext:value-type="float">
            <text:p>2.17574825349222E-015</text:p>
          </table:table-cell>
          <table:table-cell table:formula="of:=[.NX17]*[.$C$22]" office:value-type="float" office:value="1.958173428143E-015" calcext:value-type="float">
            <text:p>1.958173428143E-015</text:p>
          </table:table-cell>
          <table:table-cell table:formula="of:=[.NY17]*[.$C$22]" office:value-type="float" office:value="1.7623560853287E-015" calcext:value-type="float">
            <text:p>1.7623560853287E-015</text:p>
          </table:table-cell>
          <table:table-cell table:formula="of:=[.NZ17]*[.$C$22]" office:value-type="float" office:value="1.58612047679583E-015" calcext:value-type="float">
            <text:p>1.58612047679583E-015</text:p>
          </table:table-cell>
          <table:table-cell table:formula="of:=[.OA17]*[.$C$22]" office:value-type="float" office:value="1.42750842911625E-015" calcext:value-type="float">
            <text:p>1.42750842911625E-015</text:p>
          </table:table-cell>
          <table:table-cell table:formula="of:=[.OB17]*[.$C$22]" office:value-type="float" office:value="1.28475758620462E-015" calcext:value-type="float">
            <text:p>1.28475758620462E-015</text:p>
          </table:table-cell>
          <table:table-cell table:formula="of:=[.OC17]*[.$C$22]" office:value-type="float" office:value="1.15628182758416E-015" calcext:value-type="float">
            <text:p>1.15628182758416E-015</text:p>
          </table:table-cell>
          <table:table-cell table:formula="of:=[.OD17]*[.$C$22]" office:value-type="float" office:value="1.04065364482574E-015" calcext:value-type="float">
            <text:p>1.04065364482574E-015</text:p>
          </table:table-cell>
          <table:table-cell table:formula="of:=[.OE17]*[.$C$22]" office:value-type="float" office:value="9.3658828034317E-016" calcext:value-type="float">
            <text:p>9.3658828034317E-016</text:p>
          </table:table-cell>
          <table:table-cell table:formula="of:=[.OF17]*[.$C$22]" office:value-type="float" office:value="8.42929452308853E-016" calcext:value-type="float">
            <text:p>8.42929452308853E-016</text:p>
          </table:table-cell>
          <table:table-cell table:formula="of:=[.OG17]*[.$C$22]" office:value-type="float" office:value="7.58636507077967E-016" calcext:value-type="float">
            <text:p>7.58636507077967E-016</text:p>
          </table:table-cell>
          <table:table-cell table:formula="of:=[.OH17]*[.$C$22]" office:value-type="float" office:value="6.82772856370171E-016" calcext:value-type="float">
            <text:p>6.82772856370171E-016</text:p>
          </table:table-cell>
          <table:table-cell table:formula="of:=[.OI17]*[.$C$22]" office:value-type="float" office:value="6.14495570733154E-016" calcext:value-type="float">
            <text:p>6.14495570733154E-016</text:p>
          </table:table-cell>
          <table:table-cell table:formula="of:=[.OJ17]*[.$C$22]" office:value-type="float" office:value="5.53046013659838E-016" calcext:value-type="float">
            <text:p>5.53046013659838E-016</text:p>
          </table:table-cell>
          <table:table-cell table:formula="of:=[.OK17]*[.$C$22]" office:value-type="float" office:value="4.97741412293854E-016" calcext:value-type="float">
            <text:p>4.97741412293854E-016</text:p>
          </table:table-cell>
          <table:table-cell table:formula="of:=[.OL17]*[.$C$22]" office:value-type="float" office:value="4.47967271064469E-016" calcext:value-type="float">
            <text:p>4.47967271064469E-016</text:p>
          </table:table-cell>
          <table:table-cell table:formula="of:=[.OM17]*[.$C$22]" office:value-type="float" office:value="4.03170543958022E-016" calcext:value-type="float">
            <text:p>4.03170543958022E-016</text:p>
          </table:table-cell>
          <table:table-cell table:formula="of:=[.ON17]*[.$C$22]" office:value-type="float" office:value="3.6285348956222E-016" calcext:value-type="float">
            <text:p>3.6285348956222E-016</text:p>
          </table:table-cell>
          <table:table-cell table:formula="of:=[.OO17]*[.$C$22]" office:value-type="float" office:value="3.26568140605998E-016" calcext:value-type="float">
            <text:p>3.26568140605998E-016</text:p>
          </table:table-cell>
          <table:table-cell table:formula="of:=[.OP17]*[.$C$22]" office:value-type="float" office:value="2.93911326545398E-016" calcext:value-type="float">
            <text:p>2.93911326545398E-016</text:p>
          </table:table-cell>
          <table:table-cell table:formula="of:=[.OQ17]*[.$C$22]" office:value-type="float" office:value="2.64520193890858E-016" calcext:value-type="float">
            <text:p>2.64520193890858E-016</text:p>
          </table:table-cell>
          <table:table-cell table:formula="of:=[.OR17]*[.$C$22]" office:value-type="float" office:value="2.38068174501772E-016" calcext:value-type="float">
            <text:p>2.38068174501772E-016</text:p>
          </table:table-cell>
          <table:table-cell table:formula="of:=[.OS17]*[.$C$22]" office:value-type="float" office:value="2.14261357051595E-016" calcext:value-type="float">
            <text:p>2.14261357051595E-016</text:p>
          </table:table-cell>
          <table:table-cell table:formula="of:=[.OT17]*[.$C$22]" office:value-type="float" office:value="1.92835221346436E-016" calcext:value-type="float">
            <text:p>1.92835221346436E-016</text:p>
          </table:table-cell>
          <table:table-cell table:formula="of:=[.OU17]*[.$C$22]" office:value-type="float" office:value="1.73551699211792E-016" calcext:value-type="float">
            <text:p>1.73551699211792E-016</text:p>
          </table:table-cell>
          <table:table-cell table:formula="of:=[.OV17]*[.$C$22]" office:value-type="float" office:value="1.56196529290613E-016" calcext:value-type="float">
            <text:p>1.56196529290613E-016</text:p>
          </table:table-cell>
          <table:table-cell table:formula="of:=[.OW17]*[.$C$22]" office:value-type="float" office:value="1.40576876361552E-016" calcext:value-type="float">
            <text:p>1.40576876361552E-016</text:p>
          </table:table-cell>
          <table:table-cell table:formula="of:=[.OX17]*[.$C$22]" office:value-type="float" office:value="1.26519188725396E-016" calcext:value-type="float">
            <text:p>1.26519188725396E-016</text:p>
          </table:table-cell>
          <table:table-cell table:formula="of:=[.OY17]*[.$C$22]" office:value-type="float" office:value="1.13867269852857E-016" calcext:value-type="float">
            <text:p>1.13867269852857E-016</text:p>
          </table:table-cell>
          <table:table-cell table:formula="of:=[.OZ17]*[.$C$22]" office:value-type="float" office:value="1.02480542867571E-016" calcext:value-type="float">
            <text:p>1.02480542867571E-016</text:p>
          </table:table-cell>
          <table:table-cell table:formula="of:=[.PA17]*[.$C$22]" office:value-type="float" office:value="9.2232488580814E-017" calcext:value-type="float">
            <text:p>9.2232488580814E-017</text:p>
          </table:table-cell>
          <table:table-cell table:formula="of:=[.PB17]*[.$C$22]" office:value-type="float" office:value="8.30092397227326E-017" calcext:value-type="float">
            <text:p>8.30092397227326E-017</text:p>
          </table:table-cell>
          <table:table-cell table:formula="of:=[.PC17]*[.$C$22]" office:value-type="float" office:value="7.47083157504594E-017" calcext:value-type="float">
            <text:p>7.47083157504594E-017</text:p>
          </table:table-cell>
          <table:table-cell table:formula="of:=[.PD17]*[.$C$22]" office:value-type="float" office:value="6.72374841754134E-017" calcext:value-type="float">
            <text:p>6.72374841754134E-017</text:p>
          </table:table-cell>
          <table:table-cell table:formula="of:=[.PE17]*[.$C$22]" office:value-type="float" office:value="6.05137357578721E-017" calcext:value-type="float">
            <text:p>6.05137357578721E-017</text:p>
          </table:table-cell>
          <table:table-cell table:formula="of:=[.PF17]*[.$C$22]" office:value-type="float" office:value="5.44623621820849E-017" calcext:value-type="float">
            <text:p>5.44623621820849E-017</text:p>
          </table:table-cell>
          <table:table-cell table:formula="of:=[.PG17]*[.$C$22]" office:value-type="float" office:value="4.90161259638764E-017" calcext:value-type="float">
            <text:p>4.90161259638764E-017</text:p>
          </table:table-cell>
          <table:table-cell table:formula="of:=[.PH17]*[.$C$22]" office:value-type="float" office:value="4.41145133674888E-017" calcext:value-type="float">
            <text:p>4.41145133674888E-017</text:p>
          </table:table-cell>
          <table:table-cell table:formula="of:=[.PI17]*[.$C$22]" office:value-type="float" office:value="3.97030620307399E-017" calcext:value-type="float">
            <text:p>3.97030620307399E-017</text:p>
          </table:table-cell>
          <table:table-cell table:formula="of:=[.PJ17]*[.$C$22]" office:value-type="float" office:value="3.57327558276659E-017" calcext:value-type="float">
            <text:p>3.57327558276659E-017</text:p>
          </table:table-cell>
          <table:table-cell table:formula="of:=[.PK17]*[.$C$22]" office:value-type="float" office:value="3.21594802448993E-017" calcext:value-type="float">
            <text:p>3.21594802448993E-017</text:p>
          </table:table-cell>
          <table:table-cell table:formula="of:=[.PL17]*[.$C$22]" office:value-type="float" office:value="2.89435322204094E-017" calcext:value-type="float">
            <text:p>2.89435322204094E-017</text:p>
          </table:table-cell>
          <table:table-cell table:formula="of:=[.PM17]*[.$C$22]" office:value-type="float" office:value="2.60491789983684E-017" calcext:value-type="float">
            <text:p>2.60491789983684E-017</text:p>
          </table:table-cell>
          <table:table-cell table:formula="of:=[.PN17]*[.$C$22]" office:value-type="float" office:value="2.34442610985316E-017" calcext:value-type="float">
            <text:p>2.34442610985316E-017</text:p>
          </table:table-cell>
          <table:table-cell table:formula="of:=[.PO17]*[.$C$22]" office:value-type="float" office:value="2.10998349886784E-017" calcext:value-type="float">
            <text:p>2.10998349886784E-017</text:p>
          </table:table-cell>
          <table:table-cell table:formula="of:=[.PP17]*[.$C$22]" office:value-type="float" office:value="1.89898514898106E-017" calcext:value-type="float">
            <text:p>1.89898514898106E-017</text:p>
          </table:table-cell>
          <table:table-cell table:formula="of:=[.PQ17]*[.$C$22]" office:value-type="float" office:value="1.70908663408295E-017" calcext:value-type="float">
            <text:p>1.70908663408295E-017</text:p>
          </table:table-cell>
          <table:table-cell table:formula="of:=[.PR17]*[.$C$22]" office:value-type="float" office:value="1.53817797067466E-017" calcext:value-type="float">
            <text:p>1.53817797067466E-017</text:p>
          </table:table-cell>
          <table:table-cell table:formula="of:=[.PS17]*[.$C$22]" office:value-type="float" office:value="1.38436017360719E-017" calcext:value-type="float">
            <text:p>1.38436017360719E-017</text:p>
          </table:table-cell>
          <table:table-cell table:formula="of:=[.PT17]*[.$C$22]" office:value-type="float" office:value="1.24592415624647E-017" calcext:value-type="float">
            <text:p>1.24592415624647E-017</text:p>
          </table:table-cell>
          <table:table-cell table:formula="of:=[.PU17]*[.$C$22]" office:value-type="float" office:value="1.12133174062183E-017" calcext:value-type="float">
            <text:p>1.12133174062183E-017</text:p>
          </table:table-cell>
          <table:table-cell table:formula="of:=[.PV17]*[.$C$22]" office:value-type="float" office:value="1.00919856655964E-017" calcext:value-type="float">
            <text:p>1.00919856655964E-017</text:p>
          </table:table-cell>
          <table:table-cell table:formula="of:=[.PW17]*[.$C$22]" office:value-type="float" office:value="9.08278709903679E-018" calcext:value-type="float">
            <text:p>9.08278709903679E-018</text:p>
          </table:table-cell>
          <table:table-cell table:formula="of:=[.PX17]*[.$C$22]" office:value-type="float" office:value="8.17450838913311E-018" calcext:value-type="float">
            <text:p>8.17450838913311E-018</text:p>
          </table:table-cell>
          <table:table-cell table:formula="of:=[.PY17]*[.$C$22]" office:value-type="float" office:value="7.3570575502198E-018" calcext:value-type="float">
            <text:p>7.3570575502198E-018</text:p>
          </table:table-cell>
          <table:table-cell table:formula="of:=[.PZ17]*[.$C$22]" office:value-type="float" office:value="6.62135179519782E-018" calcext:value-type="float">
            <text:p>6.62135179519782E-018</text:p>
          </table:table-cell>
          <table:table-cell table:formula="of:=[.QA17]*[.$C$22]" office:value-type="float" office:value="5.95921661567804E-018" calcext:value-type="float">
            <text:p>5.95921661567804E-018</text:p>
          </table:table-cell>
          <table:table-cell table:formula="of:=[.QB17]*[.$C$22]" office:value-type="float" office:value="5.36329495411024E-018" calcext:value-type="float">
            <text:p>5.36329495411024E-018</text:p>
          </table:table-cell>
          <table:table-cell table:formula="of:=[.QC17]*[.$C$22]" office:value-type="float" office:value="4.82696545869921E-018" calcext:value-type="float">
            <text:p>4.82696545869921E-018</text:p>
          </table:table-cell>
          <table:table-cell table:formula="of:=[.QD17]*[.$C$22]" office:value-type="float" office:value="4.34426891282929E-018" calcext:value-type="float">
            <text:p>4.34426891282929E-018</text:p>
          </table:table-cell>
          <table:table-cell table:formula="of:=[.QE17]*[.$C$22]" office:value-type="float" office:value="3.90984202154636E-018" calcext:value-type="float">
            <text:p>3.90984202154636E-018</text:p>
          </table:table-cell>
          <table:table-cell table:formula="of:=[.QF17]*[.$C$22]" office:value-type="float" office:value="3.51885781939173E-018" calcext:value-type="float">
            <text:p>3.51885781939173E-018</text:p>
          </table:table-cell>
          <table:table-cell table:formula="of:=[.QG17]*[.$C$22]" office:value-type="float" office:value="3.16697203745255E-018" calcext:value-type="float">
            <text:p>3.16697203745255E-018</text:p>
          </table:table-cell>
          <table:table-cell table:formula="of:=[.QH17]*[.$C$22]" office:value-type="float" office:value="2.8502748337073E-018" calcext:value-type="float">
            <text:p>2.8502748337073E-018</text:p>
          </table:table-cell>
          <table:table-cell table:formula="of:=[.QI17]*[.$C$22]" office:value-type="float" office:value="2.56524735033657E-018" calcext:value-type="float">
            <text:p>2.56524735033657E-018</text:p>
          </table:table-cell>
          <table:table-cell table:formula="of:=[.QJ17]*[.$C$22]" office:value-type="float" office:value="2.30872261530291E-018" calcext:value-type="float">
            <text:p>2.30872261530291E-018</text:p>
          </table:table-cell>
          <table:table-cell table:formula="of:=[.QK17]*[.$C$22]" office:value-type="float" office:value="2.07785035377262E-018" calcext:value-type="float">
            <text:p>2.07785035377262E-018</text:p>
          </table:table-cell>
          <table:table-cell table:formula="of:=[.QL17]*[.$C$22]" office:value-type="float" office:value="1.87006531839536E-018" calcext:value-type="float">
            <text:p>1.87006531839536E-018</text:p>
          </table:table-cell>
          <table:table-cell table:formula="of:=[.QM17]*[.$C$22]" office:value-type="float" office:value="1.68305878655582E-018" calcext:value-type="float">
            <text:p>1.68305878655582E-018</text:p>
          </table:table-cell>
          <table:table-cell table:formula="of:=[.QN17]*[.$C$22]" office:value-type="float" office:value="1.51475290790024E-018" calcext:value-type="float">
            <text:p>1.51475290790024E-018</text:p>
          </table:table-cell>
          <table:table-cell table:formula="of:=[.QO17]*[.$C$22]" office:value-type="float" office:value="1.36327761711022E-018" calcext:value-type="float">
            <text:p>1.36327761711022E-018</text:p>
          </table:table-cell>
          <table:table-cell table:formula="of:=[.QP17]*[.$C$22]" office:value-type="float" office:value="1.2269498553992E-018" calcext:value-type="float">
            <text:p>1.2269498553992E-018</text:p>
          </table:table-cell>
          <table:table-cell table:formula="of:=[.QQ17]*[.$C$22]" office:value-type="float" office:value="1.10425486985928E-018" calcext:value-type="float">
            <text:p>1.10425486985928E-018</text:p>
          </table:table-cell>
          <table:table-cell table:formula="of:=[.QR17]*[.$C$22]" office:value-type="float" office:value="9.93829382873348E-019" calcext:value-type="float">
            <text:p>9.93829382873348E-019</text:p>
          </table:table-cell>
          <table:table-cell table:formula="of:=[.QS17]*[.$C$22]" office:value-type="float" office:value="8.94446444586014E-019" calcext:value-type="float">
            <text:p>8.94446444586014E-019</text:p>
          </table:table-cell>
          <table:table-cell table:formula="of:=[.QT17]*[.$C$22]" office:value-type="float" office:value="8.05001800127412E-019" calcext:value-type="float">
            <text:p>8.05001800127412E-019</text:p>
          </table:table-cell>
          <table:table-cell table:formula="of:=[.QU17]*[.$C$22]" office:value-type="float" office:value="7.24501620114671E-019" calcext:value-type="float">
            <text:p>7.24501620114671E-019</text:p>
          </table:table-cell>
          <table:table-cell table:formula="of:=[.QV17]*[.$C$22]" office:value-type="float" office:value="6.52051458103204E-019" calcext:value-type="float">
            <text:p>6.52051458103204E-019</text:p>
          </table:table-cell>
          <table:table-cell table:formula="of:=[.QW17]*[.$C$22]" office:value-type="float" office:value="5.86846312292883E-019" calcext:value-type="float">
            <text:p>5.86846312292883E-019</text:p>
          </table:table-cell>
          <table:table-cell table:formula="of:=[.QX17]*[.$C$22]" office:value-type="float" office:value="5.28161681063595E-019" calcext:value-type="float">
            <text:p>5.28161681063595E-019</text:p>
          </table:table-cell>
          <table:table-cell table:formula="of:=[.QY17]*[.$C$22]" office:value-type="float" office:value="4.75345512957236E-019" calcext:value-type="float">
            <text:p>4.75345512957236E-019</text:p>
          </table:table-cell>
          <table:table-cell table:formula="of:=[.QZ17]*[.$C$22]" office:value-type="float" office:value="4.27810961661512E-019" calcext:value-type="float">
            <text:p>4.27810961661512E-019</text:p>
          </table:table-cell>
          <table:table-cell table:formula="of:=[.RA17]*[.$C$22]" office:value-type="float" office:value="3.85029865495361E-019" calcext:value-type="float">
            <text:p>3.85029865495361E-019</text:p>
          </table:table-cell>
          <table:table-cell table:formula="of:=[.RB17]*[.$C$22]" office:value-type="float" office:value="3.46526878945825E-019" calcext:value-type="float">
            <text:p>3.46526878945825E-019</text:p>
          </table:table-cell>
          <table:table-cell table:formula="of:=[.RC17]*[.$C$22]" office:value-type="float" office:value="3.11874191051242E-019" calcext:value-type="float">
            <text:p>3.11874191051242E-019</text:p>
          </table:table-cell>
          <table:table-cell table:formula="of:=[.RD17]*[.$C$22]" office:value-type="float" office:value="2.80686771946118E-019" calcext:value-type="float">
            <text:p>2.80686771946118E-019</text:p>
          </table:table-cell>
          <table:table-cell table:formula="of:=[.RE17]*[.$C$22]" office:value-type="float" office:value="2.52618094751506E-019" calcext:value-type="float">
            <text:p>2.52618094751506E-019</text:p>
          </table:table-cell>
          <table:table-cell table:formula="of:=[.RF17]*[.$C$22]" office:value-type="float" office:value="2.27356285276356E-019" calcext:value-type="float">
            <text:p>2.27356285276356E-019</text:p>
          </table:table-cell>
          <table:table-cell table:formula="of:=[.RG17]*[.$C$22]" office:value-type="float" office:value="2.0462065674872E-019" calcext:value-type="float">
            <text:p>2.0462065674872E-019</text:p>
          </table:table-cell>
          <table:table-cell table:formula="of:=[.RH17]*[.$C$22]" office:value-type="float" office:value="1.84158591073848E-019" calcext:value-type="float">
            <text:p>1.84158591073848E-019</text:p>
          </table:table-cell>
          <table:table-cell table:formula="of:=[.RI17]*[.$C$22]" office:value-type="float" office:value="1.65742731966463E-019" calcext:value-type="float">
            <text:p>1.65742731966463E-019</text:p>
          </table:table-cell>
          <table:table-cell table:formula="of:=[.RJ17]*[.$C$22]" office:value-type="float" office:value="1.49168458769817E-019" calcext:value-type="float">
            <text:p>1.49168458769817E-019</text:p>
          </table:table-cell>
          <table:table-cell table:formula="of:=[.RK17]*[.$C$22]" office:value-type="float" office:value="1.34251612892835E-019" calcext:value-type="float">
            <text:p>1.34251612892835E-019</text:p>
          </table:table-cell>
          <table:table-cell table:formula="of:=[.RL17]*[.$C$22]" office:value-type="float" office:value="1.20826451603552E-019" calcext:value-type="float">
            <text:p>1.20826451603552E-019</text:p>
          </table:table-cell>
          <table:table-cell table:formula="of:=[.RM17]*[.$C$22]" office:value-type="float" office:value="1.08743806443197E-019" calcext:value-type="float">
            <text:p>1.08743806443197E-019</text:p>
          </table:table-cell>
          <table:table-cell table:formula="of:=[.RN17]*[.$C$22]" office:value-type="float" office:value="9.78694257988769E-020" calcext:value-type="float">
            <text:p>9.78694257988769E-020</text:p>
          </table:table-cell>
          <table:table-cell table:formula="of:=[.RO17]*[.$C$22]" office:value-type="float" office:value="8.80824832189892E-020" calcext:value-type="float">
            <text:p>8.80824832189892E-020</text:p>
          </table:table-cell>
          <table:table-cell table:formula="of:=[.RP17]*[.$C$22]" office:value-type="float" office:value="7.92742348970903E-020" calcext:value-type="float">
            <text:p>7.92742348970903E-020</text:p>
          </table:table-cell>
          <table:table-cell table:formula="of:=[.RQ17]*[.$C$22]" office:value-type="float" office:value="7.13468114073813E-020" calcext:value-type="float">
            <text:p>7.13468114073813E-020</text:p>
          </table:table-cell>
          <table:table-cell table:formula="of:=[.RR17]*[.$C$22]" office:value-type="float" office:value="6.42121302666431E-020" calcext:value-type="float">
            <text:p>6.42121302666431E-020</text:p>
          </table:table-cell>
          <table:table-cell table:formula="of:=[.RS17]*[.$C$22]" office:value-type="float" office:value="5.77909172399788E-020" calcext:value-type="float">
            <text:p>5.77909172399788E-020</text:p>
          </table:table-cell>
          <table:table-cell table:formula="of:=[.RT17]*[.$C$22]" office:value-type="float" office:value="5.20118255159809E-020" calcext:value-type="float">
            <text:p>5.20118255159809E-020</text:p>
          </table:table-cell>
          <table:table-cell table:formula="of:=[.RU17]*[.$C$22]" office:value-type="float" office:value="4.68106429643829E-020" calcext:value-type="float">
            <text:p>4.68106429643829E-020</text:p>
          </table:table-cell>
          <table:table-cell table:formula="of:=[.RV17]*[.$C$22]" office:value-type="float" office:value="4.21295786679446E-020" calcext:value-type="float">
            <text:p>4.21295786679446E-020</text:p>
          </table:table-cell>
          <table:table-cell table:formula="of:=[.RW17]*[.$C$22]" office:value-type="float" office:value="3.79166208011501E-020" calcext:value-type="float">
            <text:p>3.79166208011501E-020</text:p>
          </table:table-cell>
          <table:table-cell table:formula="of:=[.RX17]*[.$C$22]" office:value-type="float" office:value="3.41249587210351E-020" calcext:value-type="float">
            <text:p>3.41249587210351E-020</text:p>
          </table:table-cell>
          <table:table-cell table:formula="of:=[.RY17]*[.$C$22]" office:value-type="float" office:value="3.07124628489316E-020" calcext:value-type="float">
            <text:p>3.07124628489316E-020</text:p>
          </table:table-cell>
          <table:table-cell table:formula="of:=[.RZ17]*[.$C$22]" office:value-type="float" office:value="2.76412165640384E-020" calcext:value-type="float">
            <text:p>2.76412165640384E-020</text:p>
          </table:table-cell>
          <table:table-cell table:formula="of:=[.SA17]*[.$C$22]" office:value-type="float" office:value="2.48770949076346E-020" calcext:value-type="float">
            <text:p>2.48770949076346E-020</text:p>
          </table:table-cell>
          <table:table-cell table:formula="of:=[.SB17]*[.$C$22]" office:value-type="float" office:value="2.23893854168711E-020" calcext:value-type="float">
            <text:p>2.23893854168711E-020</text:p>
          </table:table-cell>
          <table:table-cell table:formula="of:=[.SC17]*[.$C$22]" office:value-type="float" office:value="2.0150446875184E-020" calcext:value-type="float">
            <text:p>2.0150446875184E-020</text:p>
          </table:table-cell>
          <table:table-cell table:formula="of:=[.SD17]*[.$C$22]" office:value-type="float" office:value="1.81354021876656E-020" calcext:value-type="float">
            <text:p>1.81354021876656E-020</text:p>
          </table:table-cell>
          <table:table-cell table:formula="of:=[.SE17]*[.$C$22]" office:value-type="float" office:value="1.63218619688991E-020" calcext:value-type="float">
            <text:p>1.63218619688991E-020</text:p>
          </table:table-cell>
          <table:table-cell table:formula="of:=[.SF17]*[.$C$22]" office:value-type="float" office:value="1.46896757720092E-020" calcext:value-type="float">
            <text:p>1.46896757720092E-020</text:p>
          </table:table-cell>
          <table:table-cell table:formula="of:=[.SG17]*[.$C$22]" office:value-type="float" office:value="1.32207081948082E-020" calcext:value-type="float">
            <text:p>1.32207081948082E-020</text:p>
          </table:table-cell>
          <table:table-cell table:formula="of:=[.SH17]*[.$C$22]" office:value-type="float" office:value="1.18986373753274E-020" calcext:value-type="float">
            <text:p>1.18986373753274E-020</text:p>
          </table:table-cell>
          <table:table-cell table:formula="of:=[.SI17]*[.$C$22]" office:value-type="float" office:value="1.07087736377947E-020" calcext:value-type="float">
            <text:p>1.07087736377947E-020</text:p>
          </table:table-cell>
          <table:table-cell table:formula="of:=[.SJ17]*[.$C$22]" office:value-type="float" office:value="9.63789627401521E-021" calcext:value-type="float">
            <text:p>9.63789627401521E-021</text:p>
          </table:table-cell>
          <table:table-cell table:formula="of:=[.SK17]*[.$C$22]" office:value-type="float" office:value="8.67410664661368E-021" calcext:value-type="float">
            <text:p>8.67410664661368E-021</text:p>
          </table:table-cell>
          <table:table-cell table:formula="of:=[.SL17]*[.$C$22]" office:value-type="float" office:value="7.80669598195232E-021" calcext:value-type="float">
            <text:p>7.80669598195232E-021</text:p>
          </table:table-cell>
          <table:table-cell table:formula="of:=[.SM17]*[.$C$22]" office:value-type="float" office:value="7.02602638375709E-021" calcext:value-type="float">
            <text:p>7.02602638375709E-021</text:p>
          </table:table-cell>
          <table:table-cell table:formula="of:=[.SN17]*[.$C$22]" office:value-type="float" office:value="6.32342374538138E-021" calcext:value-type="float">
            <text:p>6.32342374538138E-021</text:p>
          </table:table-cell>
          <table:table-cell table:formula="of:=[.SO17]*[.$C$22]" office:value-type="float" office:value="5.69108137084324E-021" calcext:value-type="float">
            <text:p>5.69108137084324E-021</text:p>
          </table:table-cell>
          <table:table-cell table:formula="of:=[.SP17]*[.$C$22]" office:value-type="float" office:value="5.12197323375892E-021" calcext:value-type="float">
            <text:p>5.12197323375892E-021</text:p>
          </table:table-cell>
          <table:table-cell table:formula="of:=[.SQ17]*[.$C$22]" office:value-type="float" office:value="4.60977591038302E-021" calcext:value-type="float">
            <text:p>4.60977591038302E-021</text:p>
          </table:table-cell>
          <table:table-cell table:formula="of:=[.SR17]*[.$C$22]" office:value-type="float" office:value="4.14879831934472E-021" calcext:value-type="float">
            <text:p>4.14879831934472E-021</text:p>
          </table:table-cell>
          <table:table-cell table:formula="of:=[.SS17]*[.$C$22]" office:value-type="float" office:value="3.73391848741025E-021" calcext:value-type="float">
            <text:p>3.73391848741025E-021</text:p>
          </table:table-cell>
          <table:table-cell table:formula="of:=[.ST17]*[.$C$22]" office:value-type="float" office:value="3.36052663866922E-021" calcext:value-type="float">
            <text:p>3.36052663866922E-021</text:p>
          </table:table-cell>
          <table:table-cell table:formula="of:=[.SU17]*[.$C$22]" office:value-type="float" office:value="3.0244739748023E-021" calcext:value-type="float">
            <text:p>3.0244739748023E-021</text:p>
          </table:table-cell>
          <table:table-cell table:formula="of:=[.SV17]*[.$C$22]" office:value-type="float" office:value="2.72202657732207E-021" calcext:value-type="float">
            <text:p>2.72202657732207E-021</text:p>
          </table:table-cell>
          <table:table-cell table:formula="of:=[.SW17]*[.$C$22]" office:value-type="float" office:value="2.44982391958986E-021" calcext:value-type="float">
            <text:p>2.44982391958986E-021</text:p>
          </table:table-cell>
          <table:table-cell table:formula="of:=[.SX17]*[.$C$22]" office:value-type="float" office:value="2.20484152763088E-021" calcext:value-type="float">
            <text:p>2.20484152763088E-021</text:p>
          </table:table-cell>
          <table:table-cell table:formula="of:=[.SY17]*[.$C$22]" office:value-type="float" office:value="1.98435737486779E-021" calcext:value-type="float">
            <text:p>1.98435737486779E-021</text:p>
          </table:table-cell>
          <table:table-cell table:formula="of:=[.SZ17]*[.$C$22]" office:value-type="float" office:value="1.78592163738101E-021" calcext:value-type="float">
            <text:p>1.78592163738101E-021</text:p>
          </table:table-cell>
          <table:table-cell table:formula="of:=[.TA17]*[.$C$22]" office:value-type="float" office:value="1.60732947364291E-021" calcext:value-type="float">
            <text:p>1.60732947364291E-021</text:p>
          </table:table-cell>
          <table:table-cell table:formula="of:=[.TB17]*[.$C$22]" office:value-type="float" office:value="1.44659652627862E-021" calcext:value-type="float">
            <text:p>1.44659652627862E-021</text:p>
          </table:table-cell>
          <table:table-cell table:formula="of:=[.TC17]*[.$C$22]" office:value-type="float" office:value="1.30193687365076E-021" calcext:value-type="float">
            <text:p>1.30193687365076E-021</text:p>
          </table:table-cell>
          <table:table-cell table:formula="of:=[.TD17]*[.$C$22]" office:value-type="float" office:value="1.17174318628568E-021" calcext:value-type="float">
            <text:p>1.17174318628568E-021</text:p>
          </table:table-cell>
          <table:table-cell table:formula="of:=[.TE17]*[.$C$22]" office:value-type="float" office:value="1.05456886765711E-021" calcext:value-type="float">
            <text:p>1.05456886765711E-021</text:p>
          </table:table-cell>
          <table:table-cell table:formula="of:=[.TF17]*[.$C$22]" office:value-type="float" office:value="9.49111980891402E-022" calcext:value-type="float">
            <text:p>9.49111980891402E-022</text:p>
          </table:table-cell>
          <table:table-cell table:formula="of:=[.TG17]*[.$C$22]" office:value-type="float" office:value="8.54200782802262E-022" calcext:value-type="float">
            <text:p>8.54200782802262E-022</text:p>
          </table:table-cell>
          <table:table-cell table:formula="of:=[.TH17]*[.$C$22]" office:value-type="float" office:value="7.68780704522036E-022" calcext:value-type="float">
            <text:p>7.68780704522036E-022</text:p>
          </table:table-cell>
          <table:table-cell table:formula="of:=[.TI17]*[.$C$22]" office:value-type="float" office:value="6.91902634069832E-022" calcext:value-type="float">
            <text:p>6.91902634069832E-022</text:p>
          </table:table-cell>
          <table:table-cell table:formula="of:=[.TJ17]*[.$C$22]" office:value-type="float" office:value="6.22712370662849E-022" calcext:value-type="float">
            <text:p>6.22712370662849E-022</text:p>
          </table:table-cell>
          <table:table-cell table:formula="of:=[.TK17]*[.$C$22]" office:value-type="float" office:value="5.60441133596564E-022" calcext:value-type="float">
            <text:p>5.60441133596564E-022</text:p>
          </table:table-cell>
          <table:table-cell table:formula="of:=[.TL17]*[.$C$22]" office:value-type="float" office:value="5.04397020236908E-022" calcext:value-type="float">
            <text:p>5.04397020236908E-022</text:p>
          </table:table-cell>
          <table:table-cell table:formula="of:=[.TM17]*[.$C$22]" office:value-type="float" office:value="4.53957318213217E-022" calcext:value-type="float">
            <text:p>4.53957318213217E-022</text:p>
          </table:table-cell>
          <table:table-cell table:formula="of:=[.TN17]*[.$C$22]" office:value-type="float" office:value="4.08561586391895E-022" calcext:value-type="float">
            <text:p>4.08561586391895E-022</text:p>
          </table:table-cell>
          <table:table-cell table:formula="of:=[.TO17]*[.$C$22]" office:value-type="float" office:value="3.67705427752706E-022" calcext:value-type="float">
            <text:p>3.67705427752706E-022</text:p>
          </table:table-cell>
          <table:table-cell table:formula="of:=[.TP17]*[.$C$22]" office:value-type="float" office:value="3.30934884977435E-022" calcext:value-type="float">
            <text:p>3.30934884977435E-022</text:p>
          </table:table-cell>
          <table:table-cell table:formula="of:=[.TQ17]*[.$C$22]" office:value-type="float" office:value="2.97841396479692E-022" calcext:value-type="float">
            <text:p>2.97841396479692E-022</text:p>
          </table:table-cell>
          <table:table-cell table:formula="of:=[.TR17]*[.$C$22]" office:value-type="float" office:value="2.68057256831723E-022" calcext:value-type="float">
            <text:p>2.68057256831723E-022</text:p>
          </table:table-cell>
          <table:table-cell table:formula="of:=[.TS17]*[.$C$22]" office:value-type="float" office:value="2.4125153114855E-022" calcext:value-type="float">
            <text:p>2.4125153114855E-022</text:p>
          </table:table-cell>
          <table:table-cell table:formula="of:=[.TT17]*[.$C$22]" office:value-type="float" office:value="2.17126378033695E-022" calcext:value-type="float">
            <text:p>2.17126378033695E-022</text:p>
          </table:table-cell>
          <table:table-cell table:formula="of:=[.TU17]*[.$C$22]" office:value-type="float" office:value="1.95413740230326E-022" calcext:value-type="float">
            <text:p>1.95413740230326E-022</text:p>
          </table:table-cell>
          <table:table-cell table:formula="of:=[.TV17]*[.$C$22]" office:value-type="float" office:value="1.75872366207293E-022" calcext:value-type="float">
            <text:p>1.75872366207293E-022</text:p>
          </table:table-cell>
          <table:table-cell table:formula="of:=[.TW17]*[.$C$22]" office:value-type="float" office:value="1.58285129586564E-022" calcext:value-type="float">
            <text:p>1.58285129586564E-022</text:p>
          </table:table-cell>
          <table:table-cell table:formula="of:=[.TX17]*[.$C$22]" office:value-type="float" office:value="1.42456616627907E-022" calcext:value-type="float">
            <text:p>1.42456616627907E-022</text:p>
          </table:table-cell>
          <table:table-cell table:formula="of:=[.TY17]*[.$C$22]" office:value-type="float" office:value="1.28210954965117E-022" calcext:value-type="float">
            <text:p>1.28210954965117E-022</text:p>
          </table:table-cell>
          <table:table-cell table:formula="of:=[.TZ17]*[.$C$22]" office:value-type="float" office:value="1.15389859468605E-022" calcext:value-type="float">
            <text:p>1.15389859468605E-022</text:p>
          </table:table-cell>
          <table:table-cell table:formula="of:=[.UA17]*[.$C$22]" office:value-type="float" office:value="1.03850873521745E-022" calcext:value-type="float">
            <text:p>1.03850873521745E-022</text:p>
          </table:table-cell>
          <table:table-cell table:formula="of:=[.UB17]*[.$C$22]" office:value-type="float" office:value="9.34657861695701E-023" calcext:value-type="float">
            <text:p>9.34657861695701E-023</text:p>
          </table:table-cell>
          <table:table-cell table:formula="of:=[.UC17]*[.$C$22]" office:value-type="float" office:value="8.41192075526131E-023" calcext:value-type="float">
            <text:p>8.41192075526131E-023</text:p>
          </table:table-cell>
          <table:table-cell table:formula="of:=[.UD17]*[.$C$22]" office:value-type="float" office:value="7.57072867973518E-023" calcext:value-type="float">
            <text:p>7.57072867973518E-023</text:p>
          </table:table-cell>
          <table:table-cell table:formula="of:=[.UE17]*[.$C$22]" office:value-type="float" office:value="6.81365581176166E-023" calcext:value-type="float">
            <text:p>6.81365581176166E-023</text:p>
          </table:table-cell>
          <table:table-cell table:formula="of:=[.UF17]*[.$C$22]" office:value-type="float" office:value="6.1322902305855E-023" calcext:value-type="float">
            <text:p>6.1322902305855E-023</text:p>
          </table:table-cell>
          <table:table-cell table:formula="of:=[.UG17]*[.$C$22]" office:value-type="float" office:value="5.51906120752695E-023" calcext:value-type="float">
            <text:p>5.51906120752695E-023</text:p>
          </table:table-cell>
          <table:table-cell table:formula="of:=[.UH17]*[.$C$22]" office:value-type="float" office:value="4.96715508677425E-023" calcext:value-type="float">
            <text:p>4.96715508677425E-023</text:p>
          </table:table-cell>
          <table:table-cell table:formula="of:=[.UI17]*[.$C$22]" office:value-type="float" office:value="4.47043957809683E-023" calcext:value-type="float">
            <text:p>4.47043957809683E-023</text:p>
          </table:table-cell>
          <table:table-cell table:formula="of:=[.UJ17]*[.$C$22]" office:value-type="float" office:value="4.02339562028714E-023" calcext:value-type="float">
            <text:p>4.02339562028714E-023</text:p>
          </table:table-cell>
          <table:table-cell table:formula="of:=[.UK17]*[.$C$22]" office:value-type="float" office:value="3.62105605825843E-023" calcext:value-type="float">
            <text:p>3.62105605825843E-023</text:p>
          </table:table-cell>
          <table:table-cell table:formula="of:=[.UL17]*[.$C$22]" office:value-type="float" office:value="3.25895045243259E-023" calcext:value-type="float">
            <text:p>3.25895045243259E-023</text:p>
          </table:table-cell>
          <table:table-cell table:formula="of:=[.UM17]*[.$C$22]" office:value-type="float" office:value="2.93305540718933E-023" calcext:value-type="float">
            <text:p>2.93305540718933E-023</text:p>
          </table:table-cell>
          <table:table-cell table:formula="of:=[.UN17]*[.$C$22]" office:value-type="float" office:value="2.63974986647039E-023" calcext:value-type="float">
            <text:p>2.63974986647039E-023</text:p>
          </table:table-cell>
          <table:table-cell table:formula="of:=[.UO17]*[.$C$22]" office:value-type="float" office:value="2.37577487982336E-023" calcext:value-type="float">
            <text:p>2.37577487982336E-023</text:p>
          </table:table-cell>
          <table:table-cell table:formula="of:=[.UP17]*[.$C$22]" office:value-type="float" office:value="2.13819739184102E-023" calcext:value-type="float">
            <text:p>2.13819739184102E-023</text:p>
          </table:table-cell>
          <table:table-cell table:formula="of:=[.UQ17]*[.$C$22]" office:value-type="float" office:value="1.92437765265692E-023" calcext:value-type="float">
            <text:p>1.92437765265692E-023</text:p>
          </table:table-cell>
          <table:table-cell table:formula="of:=[.UR17]*[.$C$22]" office:value-type="float" office:value="1.73193988739123E-023" calcext:value-type="float">
            <text:p>1.73193988739123E-023</text:p>
          </table:table-cell>
          <table:table-cell table:formula="of:=[.US17]*[.$C$22]" office:value-type="float" office:value="1.5587458986521E-023" calcext:value-type="float">
            <text:p>1.5587458986521E-023</text:p>
          </table:table-cell>
          <table:table-cell table:formula="of:=[.UT17]*[.$C$22]" office:value-type="float" office:value="1.40287130878689E-023" calcext:value-type="float">
            <text:p>1.40287130878689E-023</text:p>
          </table:table-cell>
          <table:table-cell table:formula="of:=[.UU17]*[.$C$22]" office:value-type="float" office:value="1.2625841779082E-023" calcext:value-type="float">
            <text:p>1.2625841779082E-023</text:p>
          </table:table-cell>
          <table:table-cell table:formula="of:=[.UV17]*[.$C$22]" office:value-type="float" office:value="1.13632576011738E-023" calcext:value-type="float">
            <text:p>1.13632576011738E-023</text:p>
          </table:table-cell>
          <table:table-cell table:formula="of:=[.UW17]*[.$C$22]" office:value-type="float" office:value="1.02269318410565E-023" calcext:value-type="float">
            <text:p>1.02269318410565E-023</text:p>
          </table:table-cell>
          <table:table-cell table:formula="of:=[.UX17]*[.$C$22]" office:value-type="float" office:value="9.20423865695081E-024" calcext:value-type="float">
            <text:p>9.20423865695081E-024</text:p>
          </table:table-cell>
          <table:table-cell table:formula="of:=[.UY17]*[.$C$22]" office:value-type="float" office:value="8.28381479125573E-024" calcext:value-type="float">
            <text:p>8.28381479125573E-024</text:p>
          </table:table-cell>
          <table:table-cell table:formula="of:=[.UZ17]*[.$C$22]" office:value-type="float" office:value="7.45543331213015E-024" calcext:value-type="float">
            <text:p>7.45543331213015E-024</text:p>
          </table:table-cell>
          <table:table-cell table:formula="of:=[.VA17]*[.$C$22]" office:value-type="float" office:value="6.70988998091714E-024" calcext:value-type="float">
            <text:p>6.70988998091714E-024</text:p>
          </table:table-cell>
          <table:table-cell table:formula="of:=[.VB17]*[.$C$22]" office:value-type="float" office:value="6.03890098282542E-024" calcext:value-type="float">
            <text:p>6.03890098282542E-024</text:p>
          </table:table-cell>
          <table:table-cell table:formula="of:=[.VC17]*[.$C$22]" office:value-type="float" office:value="5.43501088454288E-024" calcext:value-type="float">
            <text:p>5.43501088454288E-024</text:p>
          </table:table-cell>
          <table:table-cell table:formula="of:=[.VD17]*[.$C$22]" office:value-type="float" office:value="4.89150979608859E-024" calcext:value-type="float">
            <text:p>4.89150979608859E-024</text:p>
          </table:table-cell>
          <table:table-cell table:formula="of:=[.VE17]*[.$C$22]" office:value-type="float" office:value="4.40235881647974E-024" calcext:value-type="float">
            <text:p>4.40235881647974E-024</text:p>
          </table:table-cell>
          <table:table-cell table:formula="of:=[.VF17]*[.$C$22]" office:value-type="float" office:value="3.96212293483176E-024" calcext:value-type="float">
            <text:p>3.96212293483176E-024</text:p>
          </table:table-cell>
          <table:table-cell table:formula="of:=[.VG17]*[.$C$22]" office:value-type="float" office:value="3.56591064134859E-024" calcext:value-type="float">
            <text:p>3.56591064134859E-024</text:p>
          </table:table-cell>
          <table:table-cell table:formula="of:=[.VH17]*[.$C$22]" office:value-type="float" office:value="3.20931957721373E-024" calcext:value-type="float">
            <text:p>3.20931957721373E-024</text:p>
          </table:table-cell>
          <table:table-cell table:formula="of:=[.VI17]*[.$C$22]" office:value-type="float" office:value="2.88838761949235E-024" calcext:value-type="float">
            <text:p>2.88838761949235E-024</text:p>
          </table:table-cell>
          <table:table-cell table:formula="of:=[.VJ17]*[.$C$22]" office:value-type="float" office:value="2.59954885754312E-024" calcext:value-type="float">
            <text:p>2.59954885754312E-024</text:p>
          </table:table-cell>
          <table:table-cell table:formula="of:=[.VK17]*[.$C$22]" office:value-type="float" office:value="2.33959397178881E-024" calcext:value-type="float">
            <text:p>2.33959397178881E-024</text:p>
          </table:table-cell>
          <table:table-cell table:formula="of:=[.VL17]*[.$C$22]" office:value-type="float" office:value="2.10563457460993E-024" calcext:value-type="float">
            <text:p>2.10563457460993E-024</text:p>
          </table:table-cell>
          <table:table-cell table:formula="of:=[.VM17]*[.$C$22]" office:value-type="float" office:value="1.89507111714893E-024" calcext:value-type="float">
            <text:p>1.89507111714893E-024</text:p>
          </table:table-cell>
          <table:table-cell table:formula="of:=[.VN17]*[.$C$22]" office:value-type="float" office:value="1.70556400543404E-024" calcext:value-type="float">
            <text:p>1.70556400543404E-024</text:p>
          </table:table-cell>
          <table:table-cell table:formula="of:=[.VO17]*[.$C$22]" office:value-type="float" office:value="1.53500760489064E-024" calcext:value-type="float">
            <text:p>1.53500760489064E-024</text:p>
          </table:table-cell>
          <table:table-cell table:formula="of:=[.VP17]*[.$C$22]" office:value-type="float" office:value="1.38150684440157E-024" calcext:value-type="float">
            <text:p>1.38150684440157E-024</text:p>
          </table:table-cell>
          <table:table-cell table:formula="of:=[.VQ17]*[.$C$22]" office:value-type="float" office:value="1.24335615996142E-024" calcext:value-type="float">
            <text:p>1.24335615996142E-024</text:p>
          </table:table-cell>
          <table:table-cell table:formula="of:=[.VR17]*[.$C$22]" office:value-type="float" office:value="1.11902054396527E-024" calcext:value-type="float">
            <text:p>1.11902054396527E-024</text:p>
          </table:table-cell>
          <table:table-cell table:formula="of:=[.VS17]*[.$C$22]" office:value-type="float" office:value="1.00711848956875E-024" calcext:value-type="float">
            <text:p>1.00711848956875E-024</text:p>
          </table:table-cell>
          <table:table-cell table:formula="of:=[.VT17]*[.$C$22]" office:value-type="float" office:value="9.06406640611872E-025" calcext:value-type="float">
            <text:p>9.06406640611872E-025</text:p>
          </table:table-cell>
          <table:table-cell table:formula="of:=[.VU17]*[.$C$22]" office:value-type="float" office:value="8.15765976550685E-025" calcext:value-type="float">
            <text:p>8.15765976550685E-025</text:p>
          </table:table-cell>
          <table:table-cell table:formula="of:=[.VV17]*[.$C$22]" office:value-type="float" office:value="7.34189378895616E-025" calcext:value-type="float">
            <text:p>7.34189378895616E-025</text:p>
          </table:table-cell>
          <table:table-cell table:formula="of:=[.VW17]*[.$C$22]" office:value-type="float" office:value="6.60770441006055E-025" calcext:value-type="float">
            <text:p>6.60770441006055E-025</text:p>
          </table:table-cell>
          <table:table-cell table:formula="of:=[.VX17]*[.$C$22]" office:value-type="float" office:value="5.94693396905449E-025" calcext:value-type="float">
            <text:p>5.94693396905449E-025</text:p>
          </table:table-cell>
          <table:table-cell table:formula="of:=[.VY17]*[.$C$22]" office:value-type="float" office:value="5.35224057214904E-025" calcext:value-type="float">
            <text:p>5.35224057214904E-025</text:p>
          </table:table-cell>
          <table:table-cell table:formula="of:=[.VZ17]*[.$C$22]" office:value-type="float" office:value="4.81701651493414E-025" calcext:value-type="float">
            <text:p>4.81701651493414E-025</text:p>
          </table:table-cell>
          <table:table-cell table:formula="of:=[.WA17]*[.$C$22]" office:value-type="float" office:value="4.33531486344073E-025" calcext:value-type="float">
            <text:p>4.33531486344073E-025</text:p>
          </table:table-cell>
          <table:table-cell table:formula="of:=[.WB17]*[.$C$22]" office:value-type="float" office:value="3.90178337709665E-025" calcext:value-type="float">
            <text:p>3.90178337709665E-025</text:p>
          </table:table-cell>
          <table:table-cell table:formula="of:=[.WC17]*[.$C$22]" office:value-type="float" office:value="3.51160503938699E-025" calcext:value-type="float">
            <text:p>3.51160503938699E-025</text:p>
          </table:table-cell>
          <table:table-cell table:formula="of:=[.WD17]*[.$C$22]" office:value-type="float" office:value="3.16044453544829E-025" calcext:value-type="float">
            <text:p>3.16044453544829E-025</text:p>
          </table:table-cell>
          <table:table-cell table:formula="of:=[.WE17]*[.$C$22]" office:value-type="float" office:value="2.84440008190346E-025" calcext:value-type="float">
            <text:p>2.84440008190346E-025</text:p>
          </table:table-cell>
          <table:table-cell table:formula="of:=[.WF17]*[.$C$22]" office:value-type="float" office:value="2.55996007371311E-025" calcext:value-type="float">
            <text:p>2.55996007371311E-025</text:p>
          </table:table-cell>
          <table:table-cell table:formula="of:=[.WG17]*[.$C$22]" office:value-type="float" office:value="2.3039640663418E-025" calcext:value-type="float">
            <text:p>2.3039640663418E-025</text:p>
          </table:table-cell>
          <table:table-cell table:formula="of:=[.WH17]*[.$C$22]" office:value-type="float" office:value="2.07356765970762E-025" calcext:value-type="float">
            <text:p>2.07356765970762E-025</text:p>
          </table:table-cell>
          <table:table-cell table:formula="of:=[.WI17]*[.$C$22]" office:value-type="float" office:value="1.86621089373686E-025" calcext:value-type="float">
            <text:p>1.86621089373686E-025</text:p>
          </table:table-cell>
          <table:table-cell table:formula="of:=[.WJ17]*[.$C$22]" office:value-type="float" office:value="1.67958980436318E-025" calcext:value-type="float">
            <text:p>1.67958980436318E-025</text:p>
          </table:table-cell>
          <table:table-cell table:formula="of:=[.WK17]*[.$C$22]" office:value-type="float" office:value="1.51163082392686E-025" calcext:value-type="float">
            <text:p>1.51163082392686E-025</text:p>
          </table:table-cell>
          <table:table-cell table:formula="of:=[.WL17]*[.$C$22]" office:value-type="float" office:value="1.36046774153417E-025" calcext:value-type="float">
            <text:p>1.36046774153417E-025</text:p>
          </table:table-cell>
          <table:table-cell table:formula="of:=[.WM17]*[.$C$22]" office:value-type="float" office:value="1.22442096738075E-025" calcext:value-type="float">
            <text:p>1.22442096738075E-025</text:p>
          </table:table-cell>
          <table:table-cell table:formula="of:=[.WN17]*[.$C$22]" office:value-type="float" office:value="1.10197887064268E-025" calcext:value-type="float">
            <text:p>1.10197887064268E-025</text:p>
          </table:table-cell>
          <table:table-cell table:formula="of:=[.WO17]*[.$C$22]" office:value-type="float" office:value="9.91780983578411E-026" calcext:value-type="float">
            <text:p>9.91780983578411E-026</text:p>
          </table:table-cell>
          <table:table-cell table:formula="of:=[.WP17]*[.$C$22]" office:value-type="float" office:value="8.9260288522057E-026" calcext:value-type="float">
            <text:p>8.9260288522057E-026</text:p>
          </table:table-cell>
          <table:table-cell table:formula="of:=[.WQ17]*[.$C$22]" office:value-type="float" office:value="8.03342596698513E-026" calcext:value-type="float">
            <text:p>8.03342596698513E-026</text:p>
          </table:table-cell>
          <table:table-cell table:formula="of:=[.WR17]*[.$C$22]" office:value-type="float" office:value="7.23008337028662E-026" calcext:value-type="float">
            <text:p>7.23008337028662E-026</text:p>
          </table:table-cell>
          <table:table-cell table:formula="of:=[.WS17]*[.$C$22]" office:value-type="float" office:value="6.50707503325796E-026" calcext:value-type="float">
            <text:p>6.50707503325796E-026</text:p>
          </table:table-cell>
          <table:table-cell table:formula="of:=[.WT17]*[.$C$22]" office:value-type="float" office:value="5.85636752993216E-026" calcext:value-type="float">
            <text:p>5.85636752993216E-026</text:p>
          </table:table-cell>
          <table:table-cell table:formula="of:=[.WU17]*[.$C$22]" office:value-type="float" office:value="5.27073077693895E-026" calcext:value-type="float">
            <text:p>5.27073077693895E-026</text:p>
          </table:table-cell>
          <table:table-cell table:formula="of:=[.WV17]*[.$C$22]" office:value-type="float" office:value="4.74365769924505E-026" calcext:value-type="float">
            <text:p>4.74365769924505E-026</text:p>
          </table:table-cell>
          <table:table-cell table:formula="of:=[.WW17]*[.$C$22]" office:value-type="float" office:value="4.26929192932055E-026" calcext:value-type="float">
            <text:p>4.26929192932055E-026</text:p>
          </table:table-cell>
          <table:table-cell table:formula="of:=[.WX17]*[.$C$22]" office:value-type="float" office:value="3.84236273638849E-026" calcext:value-type="float">
            <text:p>3.84236273638849E-026</text:p>
          </table:table-cell>
          <table:table-cell table:formula="of:=[.WY17]*[.$C$22]" office:value-type="float" office:value="3.45812646274964E-026" calcext:value-type="float">
            <text:p>3.45812646274964E-026</text:p>
          </table:table-cell>
          <table:table-cell table:formula="of:=[.WZ17]*[.$C$22]" office:value-type="float" office:value="3.11231381647468E-026" calcext:value-type="float">
            <text:p>3.11231381647468E-026</text:p>
          </table:table-cell>
          <table:table-cell table:formula="of:=[.XA17]*[.$C$22]" office:value-type="float" office:value="2.80108243482721E-026" calcext:value-type="float">
            <text:p>2.80108243482721E-026</text:p>
          </table:table-cell>
          <table:table-cell table:formula="of:=[.XB17]*[.$C$22]" office:value-type="float" office:value="2.52097419134449E-026" calcext:value-type="float">
            <text:p>2.52097419134449E-026</text:p>
          </table:table-cell>
          <table:table-cell table:formula="of:=[.XC17]*[.$C$22]" office:value-type="float" office:value="2.26887677221004E-026" calcext:value-type="float">
            <text:p>2.26887677221004E-026</text:p>
          </table:table-cell>
          <table:table-cell table:formula="of:=[.XD17]*[.$C$22]" office:value-type="float" office:value="2.04198909498904E-026" calcext:value-type="float">
            <text:p>2.04198909498904E-026</text:p>
          </table:table-cell>
          <table:table-cell table:formula="of:=[.XE17]*[.$C$22]" office:value-type="float" office:value="1.83779018549013E-026" calcext:value-type="float">
            <text:p>1.83779018549013E-026</text:p>
          </table:table-cell>
          <table:table-cell table:formula="of:=[.XF17]*[.$C$22]" office:value-type="float" office:value="1.65401116694112E-026" calcext:value-type="float">
            <text:p>1.65401116694112E-026</text:p>
          </table:table-cell>
          <table:table-cell table:formula="of:=[.XG17]*[.$C$22]" office:value-type="float" office:value="1.48861005024701E-026" calcext:value-type="float">
            <text:p>1.48861005024701E-026</text:p>
          </table:table-cell>
          <table:table-cell table:formula="of:=[.XH17]*[.$C$22]" office:value-type="float" office:value="1.33974904522231E-026" calcext:value-type="float">
            <text:p>1.33974904522231E-026</text:p>
          </table:table-cell>
          <table:table-cell table:formula="of:=[.XI17]*[.$C$22]" office:value-type="float" office:value="1.20577414070008E-026" calcext:value-type="float">
            <text:p>1.20577414070008E-026</text:p>
          </table:table-cell>
          <table:table-cell table:formula="of:=[.XJ17]*[.$C$22]" office:value-type="float" office:value="1.08519672663007E-026" calcext:value-type="float">
            <text:p>1.08519672663007E-026</text:p>
          </table:table-cell>
          <table:table-cell table:formula="of:=[.XK17]*[.$C$22]" office:value-type="float" office:value="9.76677053967062E-027" calcext:value-type="float">
            <text:p>9.76677053967062E-027</text:p>
          </table:table-cell>
          <table:table-cell table:formula="of:=[.XL17]*[.$C$22]" office:value-type="float" office:value="8.79009348570356E-027" calcext:value-type="float">
            <text:p>8.79009348570356E-027</text:p>
          </table:table-cell>
          <table:table-cell table:formula="of:=[.XM17]*[.$C$22]" office:value-type="float" office:value="7.9110841371332E-027" calcext:value-type="float">
            <text:p>7.9110841371332E-027</text:p>
          </table:table-cell>
          <table:table-cell table:formula="of:=[.XN17]*[.$C$22]" office:value-type="float" office:value="7.11997572341988E-027" calcext:value-type="float">
            <text:p>7.11997572341988E-027</text:p>
          </table:table-cell>
          <table:table-cell table:formula="of:=[.XO17]*[.$C$22]" office:value-type="float" office:value="6.4079781510779E-027" calcext:value-type="float">
            <text:p>6.4079781510779E-027</text:p>
          </table:table-cell>
          <table:table-cell table:formula="of:=[.XP17]*[.$C$22]" office:value-type="float" office:value="5.76718033597011E-027" calcext:value-type="float">
            <text:p>5.76718033597011E-027</text:p>
          </table:table-cell>
          <table:table-cell table:formula="of:=[.XQ17]*[.$C$22]" office:value-type="float" office:value="5.1904623023731E-027" calcext:value-type="float">
            <text:p>5.1904623023731E-027</text:p>
          </table:table-cell>
          <table:table-cell table:formula="of:=[.XR17]*[.$C$22]" office:value-type="float" office:value="4.67141607213579E-027" calcext:value-type="float">
            <text:p>4.67141607213579E-027</text:p>
          </table:table-cell>
          <table:table-cell table:formula="of:=[.XS17]*[.$C$22]" office:value-type="float" office:value="4.20427446492221E-027" calcext:value-type="float">
            <text:p>4.20427446492221E-027</text:p>
          </table:table-cell>
          <table:table-cell table:formula="of:=[.XT17]*[.$C$22]" office:value-type="float" office:value="3.78384701842999E-027" calcext:value-type="float">
            <text:p>3.78384701842999E-027</text:p>
          </table:table-cell>
          <table:table-cell table:formula="of:=[.XU17]*[.$C$22]" office:value-type="float" office:value="3.40546231658699E-027" calcext:value-type="float">
            <text:p>3.40546231658699E-027</text:p>
          </table:table-cell>
          <table:table-cell table:formula="of:=[.XV17]*[.$C$22]" office:value-type="float" office:value="3.06491608492829E-027" calcext:value-type="float">
            <text:p>3.06491608492829E-027</text:p>
          </table:table-cell>
          <table:table-cell table:formula="of:=[.XW17]*[.$C$22]" office:value-type="float" office:value="2.75842447643546E-027" calcext:value-type="float">
            <text:p>2.75842447643546E-027</text:p>
          </table:table-cell>
          <table:table-cell table:formula="of:=[.XX17]*[.$C$22]" office:value-type="float" office:value="2.48258202879191E-027" calcext:value-type="float">
            <text:p>2.48258202879191E-027</text:p>
          </table:table-cell>
          <table:table-cell table:formula="of:=[.XY17]*[.$C$22]" office:value-type="float" office:value="2.23432382591272E-027" calcext:value-type="float">
            <text:p>2.23432382591272E-027</text:p>
          </table:table-cell>
          <table:table-cell table:formula="of:=[.XZ17]*[.$C$22]" office:value-type="float" office:value="2.01089144332145E-027" calcext:value-type="float">
            <text:p>2.01089144332145E-027</text:p>
          </table:table-cell>
          <table:table-cell table:formula="of:=[.YA17]*[.$C$22]" office:value-type="float" office:value="1.80980229898931E-027" calcext:value-type="float">
            <text:p>1.80980229898931E-027</text:p>
          </table:table-cell>
          <table:table-cell table:formula="of:=[.YB17]*[.$C$22]" office:value-type="float" office:value="1.62882206909038E-027" calcext:value-type="float">
            <text:p>1.62882206909038E-027</text:p>
          </table:table-cell>
          <table:table-cell table:formula="of:=[.YC17]*[.$C$22]" office:value-type="float" office:value="1.46593986218134E-027" calcext:value-type="float">
            <text:p>1.46593986218134E-027</text:p>
          </table:table-cell>
          <table:table-cell table:formula="of:=[.YD17]*[.$C$22]" office:value-type="float" office:value="1.3193458759632E-027" calcext:value-type="float">
            <text:p>1.3193458759632E-027</text:p>
          </table:table-cell>
          <table:table-cell table:formula="of:=[.YE17]*[.$C$22]" office:value-type="float" office:value="1.18741128836688E-027" calcext:value-type="float">
            <text:p>1.18741128836688E-027</text:p>
          </table:table-cell>
          <table:table-cell table:formula="of:=[.YF17]*[.$C$22]" office:value-type="float" office:value="1.0686701595302E-027" calcext:value-type="float">
            <text:p>1.0686701595302E-027</text:p>
          </table:table-cell>
          <table:table-cell table:formula="of:=[.YG17]*[.$C$22]" office:value-type="float" office:value="9.61803143577176E-028" calcext:value-type="float">
            <text:p>9.61803143577176E-028</text:p>
          </table:table-cell>
          <table:table-cell table:formula="of:=[.YH17]*[.$C$22]" office:value-type="float" office:value="8.65622829219458E-028" calcext:value-type="float">
            <text:p>8.65622829219458E-028</text:p>
          </table:table-cell>
          <table:table-cell table:formula="of:=[.YI17]*[.$C$22]" office:value-type="float" office:value="7.79060546297513E-028" calcext:value-type="float">
            <text:p>7.79060546297513E-028</text:p>
          </table:table-cell>
          <table:table-cell table:formula="of:=[.YJ17]*[.$C$22]" office:value-type="float" office:value="7.01154491667761E-028" calcext:value-type="float">
            <text:p>7.01154491667761E-028</text:p>
          </table:table-cell>
          <table:table-cell table:formula="of:=[.YK17]*[.$C$22]" office:value-type="float" office:value="6.31039042500985E-028" calcext:value-type="float">
            <text:p>6.31039042500985E-028</text:p>
          </table:table-cell>
          <table:table-cell table:formula="of:=[.YL17]*[.$C$22]" office:value-type="float" office:value="5.67935138250887E-028" calcext:value-type="float">
            <text:p>5.67935138250887E-028</text:p>
          </table:table-cell>
          <table:table-cell table:formula="of:=[.YM17]*[.$C$22]" office:value-type="float" office:value="5.11141624425798E-028" calcext:value-type="float">
            <text:p>5.11141624425798E-028</text:p>
          </table:table-cell>
          <table:table-cell table:formula="of:=[.YN17]*[.$C$22]" office:value-type="float" office:value="4.60027461983218E-028" calcext:value-type="float">
            <text:p>4.60027461983218E-028</text:p>
          </table:table-cell>
          <table:table-cell table:formula="of:=[.YO17]*[.$C$22]" office:value-type="float" office:value="4.14024715784896E-028" calcext:value-type="float">
            <text:p>4.14024715784896E-028</text:p>
          </table:table-cell>
          <table:table-cell table:formula="of:=[.YP17]*[.$C$22]" office:value-type="float" office:value="3.72622244206407E-028" calcext:value-type="float">
            <text:p>3.72622244206407E-028</text:p>
          </table:table-cell>
          <table:table-cell table:formula="of:=[.YQ17]*[.$C$22]" office:value-type="float" office:value="3.35360019785766E-028" calcext:value-type="float">
            <text:p>3.35360019785766E-028</text:p>
          </table:table-cell>
          <table:table-cell table:formula="of:=[.YR17]*[.$C$22]" office:value-type="float" office:value="3.01824017807189E-028" calcext:value-type="float">
            <text:p>3.01824017807189E-028</text:p>
          </table:table-cell>
          <table:table-cell table:formula="of:=[.YS17]*[.$C$22]" office:value-type="float" office:value="2.71641616026471E-028" calcext:value-type="float">
            <text:p>2.71641616026471E-028</text:p>
          </table:table-cell>
          <table:table-cell table:formula="of:=[.YT17]*[.$C$22]" office:value-type="float" office:value="2.44477454423824E-028" calcext:value-type="float">
            <text:p>2.44477454423824E-028</text:p>
          </table:table-cell>
          <table:table-cell table:formula="of:=[.YU17]*[.$C$22]" office:value-type="float" office:value="2.20029708981441E-028" calcext:value-type="float">
            <text:p>2.20029708981441E-028</text:p>
          </table:table-cell>
          <table:table-cell table:formula="of:=[.YV17]*[.$C$22]" office:value-type="float" office:value="1.98026738083297E-028" calcext:value-type="float">
            <text:p>1.98026738083297E-028</text:p>
          </table:table-cell>
          <table:table-cell table:formula="of:=[.YW17]*[.$C$22]" office:value-type="float" office:value="1.78224064274967E-028" calcext:value-type="float">
            <text:p>1.78224064274967E-028</text:p>
          </table:table-cell>
          <table:table-cell table:formula="of:=[.YX17]*[.$C$22]" office:value-type="float" office:value="1.60401657847471E-028" calcext:value-type="float">
            <text:p>1.60401657847471E-028</text:p>
          </table:table-cell>
          <table:table-cell table:formula="of:=[.YY17]*[.$C$22]" office:value-type="float" office:value="1.44361492062724E-028" calcext:value-type="float">
            <text:p>1.44361492062724E-028</text:p>
          </table:table-cell>
          <table:table-cell table:formula="of:=[.YZ17]*[.$C$22]" office:value-type="float" office:value="1.29925342856451E-028" calcext:value-type="float">
            <text:p>1.29925342856451E-028</text:p>
          </table:table-cell>
          <table:table-cell table:formula="of:=[.ZA17]*[.$C$22]" office:value-type="float" office:value="1.16932808570806E-028" calcext:value-type="float">
            <text:p>1.16932808570806E-028</text:p>
          </table:table-cell>
          <table:table-cell table:formula="of:=[.ZB17]*[.$C$22]" office:value-type="float" office:value="1.05239527713725E-028" calcext:value-type="float">
            <text:p>1.05239527713725E-028</text:p>
          </table:table-cell>
          <table:table-cell table:formula="of:=[.ZC17]*[.$C$22]" office:value-type="float" office:value="9.47155749423529E-029" calcext:value-type="float">
            <text:p>9.47155749423529E-029</text:p>
          </table:table-cell>
          <table:table-cell table:formula="of:=[.ZD17]*[.$C$22]" office:value-type="float" office:value="8.52440174481176E-029" calcext:value-type="float">
            <text:p>8.52440174481176E-029</text:p>
          </table:table-cell>
          <table:table-cell table:formula="of:=[.ZE17]*[.$C$22]" office:value-type="float" office:value="7.67196157033059E-029" calcext:value-type="float">
            <text:p>7.67196157033059E-029</text:p>
          </table:table-cell>
          <table:table-cell table:formula="of:=[.ZF17]*[.$C$22]" office:value-type="float" office:value="6.90476541329753E-029" calcext:value-type="float">
            <text:p>6.90476541329753E-029</text:p>
          </table:table-cell>
          <table:table-cell table:formula="of:=[.ZG17]*[.$C$22]" office:value-type="float" office:value="6.21428887196778E-029" calcext:value-type="float">
            <text:p>6.21428887196778E-029</text:p>
          </table:table-cell>
          <table:table-cell table:formula="of:=[.ZH17]*[.$C$22]" office:value-type="float" office:value="5.592859984771E-029" calcext:value-type="float">
            <text:p>5.592859984771E-029</text:p>
          </table:table-cell>
          <table:table-cell table:formula="of:=[.ZI17]*[.$C$22]" office:value-type="float" office:value="5.0335739862939E-029" calcext:value-type="float">
            <text:p>5.0335739862939E-029</text:p>
          </table:table-cell>
          <table:table-cell table:formula="of:=[.ZJ17]*[.$C$22]" office:value-type="float" office:value="4.53021658766451E-029" calcext:value-type="float">
            <text:p>4.53021658766451E-029</text:p>
          </table:table-cell>
          <table:table-cell table:formula="of:=[.ZK17]*[.$C$22]" office:value-type="float" office:value="4.07719492889806E-029" calcext:value-type="float">
            <text:p>4.07719492889806E-029</text:p>
          </table:table-cell>
          <table:table-cell table:formula="of:=[.ZL17]*[.$C$22]" office:value-type="float" office:value="3.66947543600825E-029" calcext:value-type="float">
            <text:p>3.66947543600825E-029</text:p>
          </table:table-cell>
          <table:table-cell table:formula="of:=[.ZM17]*[.$C$22]" office:value-type="float" office:value="3.30252789240743E-029" calcext:value-type="float">
            <text:p>3.30252789240743E-029</text:p>
          </table:table-cell>
          <table:table-cell table:formula="of:=[.ZN17]*[.$C$22]" office:value-type="float" office:value="2.97227510316668E-029" calcext:value-type="float">
            <text:p>2.97227510316668E-029</text:p>
          </table:table-cell>
          <table:table-cell table:formula="of:=[.ZO17]*[.$C$22]" office:value-type="float" office:value="2.67504759285002E-029" calcext:value-type="float">
            <text:p>2.67504759285002E-029</text:p>
          </table:table-cell>
          <table:table-cell table:formula="of:=[.ZP17]*[.$C$22]" office:value-type="float" office:value="2.40754283356501E-029" calcext:value-type="float">
            <text:p>2.40754283356501E-029</text:p>
          </table:table-cell>
          <table:table-cell table:formula="of:=[.ZQ17]*[.$C$22]" office:value-type="float" office:value="2.16678855020851E-029" calcext:value-type="float">
            <text:p>2.16678855020851E-029</text:p>
          </table:table-cell>
          <table:table-cell table:formula="of:=[.ZR17]*[.$C$22]" office:value-type="float" office:value="1.95010969518766E-029" calcext:value-type="float">
            <text:p>1.95010969518766E-029</text:p>
          </table:table-cell>
          <table:table-cell table:formula="of:=[.ZS17]*[.$C$22]" office:value-type="float" office:value="1.7550987256689E-029" calcext:value-type="float">
            <text:p>1.7550987256689E-029</text:p>
          </table:table-cell>
          <table:table-cell table:formula="of:=[.ZT17]*[.$C$22]" office:value-type="float" office:value="1.57958885310201E-029" calcext:value-type="float">
            <text:p>1.57958885310201E-029</text:p>
          </table:table-cell>
          <table:table-cell table:formula="of:=[.ZU17]*[.$C$22]" office:value-type="float" office:value="1.42162996779181E-029" calcext:value-type="float">
            <text:p>1.42162996779181E-029</text:p>
          </table:table-cell>
          <table:table-cell table:formula="of:=[.ZV17]*[.$C$22]" office:value-type="float" office:value="1.27946697101263E-029" calcext:value-type="float">
            <text:p>1.27946697101263E-029</text:p>
          </table:table-cell>
          <table:table-cell table:formula="of:=[.ZW17]*[.$C$22]" office:value-type="float" office:value="1.15152027391136E-029" calcext:value-type="float">
            <text:p>1.15152027391136E-029</text:p>
          </table:table-cell>
          <table:table-cell table:formula="of:=[.ZX17]*[.$C$22]" office:value-type="float" office:value="1.03636824652023E-029" calcext:value-type="float">
            <text:p>1.03636824652023E-029</text:p>
          </table:table-cell>
          <table:table-cell table:formula="of:=[.ZY17]*[.$C$22]" office:value-type="float" office:value="9.32731421868204E-030" calcext:value-type="float">
            <text:p>9.32731421868204E-030</text:p>
          </table:table-cell>
          <table:table-cell table:formula="of:=[.ZZ17]*[.$C$22]" office:value-type="float" office:value="8.39458279681383E-030" calcext:value-type="float">
            <text:p>8.39458279681383E-030</text:p>
          </table:table-cell>
          <table:table-cell table:formula="of:=[.AAA17]*[.$C$22]" office:value-type="float" office:value="7.55512451713245E-030" calcext:value-type="float">
            <text:p>7.55512451713245E-030</text:p>
          </table:table-cell>
          <table:table-cell table:formula="of:=[.AAB17]*[.$C$22]" office:value-type="float" office:value="6.79961206541921E-030" calcext:value-type="float">
            <text:p>6.79961206541921E-030</text:p>
          </table:table-cell>
          <table:table-cell table:formula="of:=[.AAC17]*[.$C$22]" office:value-type="float" office:value="6.11965085887729E-030" calcext:value-type="float">
            <text:p>6.11965085887729E-030</text:p>
          </table:table-cell>
          <table:table-cell table:formula="of:=[.AAD17]*[.$C$22]" office:value-type="float" office:value="5.50768577298956E-030" calcext:value-type="float">
            <text:p>5.50768577298956E-030</text:p>
          </table:table-cell>
          <table:table-cell table:formula="of:=[.AAE17]*[.$C$22]" office:value-type="float" office:value="4.9569171956906E-030" calcext:value-type="float">
            <text:p>4.9569171956906E-030</text:p>
          </table:table-cell>
          <table:table-cell table:formula="of:=[.AAF17]*[.$C$22]" office:value-type="float" office:value="4.46122547612154E-030" calcext:value-type="float">
            <text:p>4.46122547612154E-030</text:p>
          </table:table-cell>
          <table:table-cell table:formula="of:=[.AAG17]*[.$C$22]" office:value-type="float" office:value="4.01510292850939E-030" calcext:value-type="float">
            <text:p>4.01510292850939E-030</text:p>
          </table:table-cell>
          <table:table-cell table:formula="of:=[.AAH17]*[.$C$22]" office:value-type="float" office:value="3.61359263565845E-030" calcext:value-type="float">
            <text:p>3.61359263565845E-030</text:p>
          </table:table-cell>
          <table:table-cell table:formula="of:=[.AAI17]*[.$C$22]" office:value-type="float" office:value="3.2522333720926E-030" calcext:value-type="float">
            <text:p>3.2522333720926E-030</text:p>
          </table:table-cell>
          <table:table-cell table:formula="of:=[.AAJ17]*[.$C$22]" office:value-type="float" office:value="2.92701003488334E-030" calcext:value-type="float">
            <text:p>2.92701003488334E-030</text:p>
          </table:table-cell>
          <table:table-cell table:formula="of:=[.AAK17]*[.$C$22]" office:value-type="float" office:value="2.63430903139501E-030" calcext:value-type="float">
            <text:p>2.63430903139501E-030</text:p>
          </table:table-cell>
          <table:table-cell table:formula="of:=[.AAL17]*[.$C$22]" office:value-type="float" office:value="2.37087812825551E-030" calcext:value-type="float">
            <text:p>2.37087812825551E-030</text:p>
          </table:table-cell>
          <table:table-cell table:formula="of:=[.AAM17]*[.$C$22]" office:value-type="float" office:value="2.13379031542996E-030" calcext:value-type="float">
            <text:p>2.13379031542996E-030</text:p>
          </table:table-cell>
          <table:table-cell table:formula="of:=[.AAN17]*[.$C$22]" office:value-type="float" office:value="1.92041128388696E-030" calcext:value-type="float">
            <text:p>1.92041128388696E-030</text:p>
          </table:table-cell>
          <table:table-cell table:formula="of:=[.AAO17]*[.$C$22]" office:value-type="float" office:value="1.72837015549827E-030" calcext:value-type="float">
            <text:p>1.72837015549827E-030</text:p>
          </table:table-cell>
          <table:table-cell table:formula="of:=[.AAP17]*[.$C$22]" office:value-type="float" office:value="1.55553313994844E-030" calcext:value-type="float">
            <text:p>1.55553313994844E-030</text:p>
          </table:table-cell>
          <table:table-cell table:formula="of:=[.AAQ17]*[.$C$22]" office:value-type="float" office:value="1.3999798259536E-030" calcext:value-type="float">
            <text:p>1.3999798259536E-030</text:p>
          </table:table-cell>
          <table:table-cell table:formula="of:=[.AAR17]*[.$C$22]" office:value-type="float" office:value="1.25998184335824E-030" calcext:value-type="float">
            <text:p>1.25998184335824E-030</text:p>
          </table:table-cell>
          <table:table-cell table:formula="of:=[.AAS17]*[.$C$22]" office:value-type="float" office:value="1.13398365902241E-030" calcext:value-type="float">
            <text:p>1.13398365902241E-030</text:p>
          </table:table-cell>
          <table:table-cell table:formula="of:=[.AAT17]*[.$C$22]" office:value-type="float" office:value="1.02058529312017E-030" calcext:value-type="float">
            <text:p>1.02058529312017E-030</text:p>
          </table:table-cell>
          <table:table-cell table:formula="of:=[.AAU17]*[.$C$22]" office:value-type="float" office:value="9.18526763808154E-031" calcext:value-type="float">
            <text:p>9.18526763808154E-031</text:p>
          </table:table-cell>
          <table:table-cell table:formula="of:=[.AAV17]*[.$C$22]" office:value-type="float" office:value="8.26674087427338E-031" calcext:value-type="float">
            <text:p>8.26674087427338E-031</text:p>
          </table:table-cell>
          <table:table-cell table:formula="of:=[.AAW17]*[.$C$22]" office:value-type="float" office:value="7.44006678684605E-031" calcext:value-type="float">
            <text:p>7.44006678684605E-031</text:p>
          </table:table-cell>
          <table:table-cell table:formula="of:=[.AAX17]*[.$C$22]" office:value-type="float" office:value="6.69606010816144E-031" calcext:value-type="float">
            <text:p>6.69606010816144E-031</text:p>
          </table:table-cell>
          <table:table-cell table:formula="of:=[.AAY17]*[.$C$22]" office:value-type="float" office:value="6.0264540973453E-031" calcext:value-type="float">
            <text:p>6.0264540973453E-031</text:p>
          </table:table-cell>
          <table:table-cell table:formula="of:=[.AAZ17]*[.$C$22]" office:value-type="float" office:value="5.42380868761077E-031" calcext:value-type="float">
            <text:p>5.42380868761077E-031</text:p>
          </table:table-cell>
          <table:table-cell table:formula="of:=[.ABA17]*[.$C$22]" office:value-type="float" office:value="4.88142781884969E-031" calcext:value-type="float">
            <text:p>4.88142781884969E-031</text:p>
          </table:table-cell>
          <table:table-cell table:formula="of:=[.ABB17]*[.$C$22]" office:value-type="float" office:value="4.39328503696472E-031" calcext:value-type="float">
            <text:p>4.39328503696472E-031</text:p>
          </table:table-cell>
          <table:table-cell table:formula="of:=[.ABC17]*[.$C$22]" office:value-type="float" office:value="3.95395653326825E-031" calcext:value-type="float">
            <text:p>3.95395653326825E-031</text:p>
          </table:table-cell>
          <table:table-cell table:formula="of:=[.ABD17]*[.$C$22]" office:value-type="float" office:value="3.55856087994143E-031" calcext:value-type="float">
            <text:p>3.55856087994143E-031</text:p>
          </table:table-cell>
          <table:table-cell table:formula="of:=[.ABE17]*[.$C$22]" office:value-type="float" office:value="3.20270479194728E-031" calcext:value-type="float">
            <text:p>3.20270479194728E-031</text:p>
          </table:table-cell>
          <table:table-cell table:formula="of:=[.ABF17]*[.$C$22]" office:value-type="float" office:value="2.88243431275255E-031" calcext:value-type="float">
            <text:p>2.88243431275255E-031</text:p>
          </table:table-cell>
          <table:table-cell table:formula="of:=[.ABG17]*[.$C$22]" office:value-type="float" office:value="2.5941908814773E-031" calcext:value-type="float">
            <text:p>2.5941908814773E-031</text:p>
          </table:table-cell>
          <table:table-cell table:formula="of:=[.ABH17]*[.$C$22]" office:value-type="float" office:value="2.33477179332957E-031" calcext:value-type="float">
            <text:p>2.33477179332957E-031</text:p>
          </table:table-cell>
          <table:table-cell table:formula="of:=[.ABI17]*[.$C$22]" office:value-type="float" office:value="2.10129461399661E-031" calcext:value-type="float">
            <text:p>2.10129461399661E-031</text:p>
          </table:table-cell>
          <table:table-cell table:formula="of:=[.ABJ17]*[.$C$22]" office:value-type="float" office:value="1.89116515259695E-031" calcext:value-type="float">
            <text:p>1.89116515259695E-031</text:p>
          </table:table-cell>
          <table:table-cell table:formula="of:=[.ABK17]*[.$C$22]" office:value-type="float" office:value="1.70204863733726E-031" calcext:value-type="float">
            <text:p>1.70204863733726E-031</text:p>
          </table:table-cell>
          <table:table-cell table:formula="of:=[.ABL17]*[.$C$22]" office:value-type="float" office:value="1.53184377360353E-031" calcext:value-type="float">
            <text:p>1.53184377360353E-031</text:p>
          </table:table-cell>
          <table:table-cell table:formula="of:=[.ABM17]*[.$C$22]" office:value-type="float" office:value="1.37865939624318E-031" calcext:value-type="float">
            <text:p>1.37865939624318E-031</text:p>
          </table:table-cell>
          <table:table-cell table:formula="of:=[.ABN17]*[.$C$22]" office:value-type="float" office:value="1.24079345661886E-031" calcext:value-type="float">
            <text:p>1.24079345661886E-031</text:p>
          </table:table-cell>
          <table:table-cell table:formula="of:=[.ABO17]*[.$C$22]" office:value-type="float" office:value="1.11671411095697E-031" calcext:value-type="float">
            <text:p>1.11671411095697E-031</text:p>
          </table:table-cell>
          <table:table-cell table:formula="of:=[.ABP17]*[.$C$22]" office:value-type="float" office:value="1.00504269986128E-031" calcext:value-type="float">
            <text:p>1.00504269986128E-031</text:p>
          </table:table-cell>
          <table:table-cell table:formula="of:=[.ABQ17]*[.$C$22]" office:value-type="float" office:value="9.04538429875149E-032" calcext:value-type="float">
            <text:p>9.04538429875149E-032</text:p>
          </table:table-cell>
          <table:table-cell table:formula="of:=[.ABR17]*[.$C$22]" office:value-type="float" office:value="8.14084586887634E-032" calcext:value-type="float">
            <text:p>8.14084586887634E-032</text:p>
          </table:table-cell>
          <table:table-cell table:formula="of:=[.ABS17]*[.$C$22]" office:value-type="float" office:value="7.32676128198871E-032" calcext:value-type="float">
            <text:p>7.32676128198871E-032</text:p>
          </table:table-cell>
          <table:table-cell table:formula="of:=[.ABT17]*[.$C$22]" office:value-type="float" office:value="6.59408515378984E-032" calcext:value-type="float">
            <text:p>6.59408515378984E-032</text:p>
          </table:table-cell>
          <table:table-cell table:formula="of:=[.ABU17]*[.$C$22]" office:value-type="float" office:value="5.93467663841085E-032" calcext:value-type="float">
            <text:p>5.93467663841085E-032</text:p>
          </table:table-cell>
          <table:table-cell table:formula="of:=[.ABV17]*[.$C$22]" office:value-type="float" office:value="5.34120897456977E-032" calcext:value-type="float">
            <text:p>5.34120897456977E-032</text:p>
          </table:table-cell>
          <table:table-cell table:formula="of:=[.ABW17]*[.$C$22]" office:value-type="float" office:value="4.80708807711279E-032" calcext:value-type="float">
            <text:p>4.80708807711279E-032</text:p>
          </table:table-cell>
          <table:table-cell table:formula="of:=[.ABX17]*[.$C$22]" office:value-type="float" office:value="4.32637926940151E-032" calcext:value-type="float">
            <text:p>4.32637926940151E-032</text:p>
          </table:table-cell>
          <table:table-cell table:formula="of:=[.ABY17]*[.$C$22]" office:value-type="float" office:value="3.89374134246136E-032" calcext:value-type="float">
            <text:p>3.89374134246136E-032</text:p>
          </table:table-cell>
          <table:table-cell table:formula="of:=[.ABZ17]*[.$C$22]" office:value-type="float" office:value="3.50436720821523E-032" calcext:value-type="float">
            <text:p>3.50436720821523E-032</text:p>
          </table:table-cell>
          <table:table-cell table:formula="of:=[.ACA17]*[.$C$22]" office:value-type="float" office:value="3.1539304873937E-032" calcext:value-type="float">
            <text:p>3.1539304873937E-032</text:p>
          </table:table-cell>
          <table:table-cell table:formula="of:=[.ACB17]*[.$C$22]" office:value-type="float" office:value="2.83853743865433E-032" calcext:value-type="float">
            <text:p>2.83853743865433E-032</text:p>
          </table:table-cell>
          <table:table-cell table:formula="of:=[.ACC17]*[.$C$22]" office:value-type="float" office:value="2.5546836947889E-032" calcext:value-type="float">
            <text:p>2.5546836947889E-032</text:p>
          </table:table-cell>
          <table:table-cell table:formula="of:=[.ACD17]*[.$C$22]" office:value-type="float" office:value="2.29921532531001E-032" calcext:value-type="float">
            <text:p>2.29921532531001E-032</text:p>
          </table:table-cell>
          <table:table-cell table:formula="of:=[.ACE17]*[.$C$22]" office:value-type="float" office:value="2.06929379277901E-032" calcext:value-type="float">
            <text:p>2.06929379277901E-032</text:p>
          </table:table-cell>
          <table:table-cell table:formula="of:=[.ACF17]*[.$C$22]" office:value-type="float" office:value="1.86236441350111E-032" calcext:value-type="float">
            <text:p>1.86236441350111E-032</text:p>
          </table:table-cell>
          <table:table-cell table:formula="of:=[.ACG17]*[.$C$22]" office:value-type="float" office:value="1.676127972151E-032" calcext:value-type="float">
            <text:p>1.676127972151E-032</text:p>
          </table:table-cell>
          <table:table-cell table:formula="of:=[.ACH17]*[.$C$22]" office:value-type="float" office:value="1.5085151749359E-032" calcext:value-type="float">
            <text:p>1.5085151749359E-032</text:p>
          </table:table-cell>
          <table:table-cell table:formula="of:=[.ACI17]*[.$C$22]" office:value-type="float" office:value="1.35766365744231E-032" calcext:value-type="float">
            <text:p>1.35766365744231E-032</text:p>
          </table:table-cell>
          <table:table-cell table:formula="of:=[.ACJ17]*[.$C$22]" office:value-type="float" office:value="1.22189729169808E-032" calcext:value-type="float">
            <text:p>1.22189729169808E-032</text:p>
          </table:table-cell>
          <table:table-cell table:formula="of:=[.ACK17]*[.$C$22]" office:value-type="float" office:value="1.09970756252827E-032" calcext:value-type="float">
            <text:p>1.09970756252827E-032</text:p>
          </table:table-cell>
          <table:table-cell table:formula="of:=[.ACL17]*[.$C$22]" office:value-type="float" office:value="9.89736806275442E-033" calcext:value-type="float">
            <text:p>9.89736806275442E-033</text:p>
          </table:table-cell>
          <table:table-cell table:formula="of:=[.ACM17]*[.$C$22]" office:value-type="float" office:value="8.90763125647898E-033" calcext:value-type="float">
            <text:p>8.90763125647898E-033</text:p>
          </table:table-cell>
          <table:table-cell table:formula="of:=[.ACN17]*[.$C$22]" office:value-type="float" office:value="8.01686813083108E-033" calcext:value-type="float">
            <text:p>8.01686813083108E-033</text:p>
          </table:table-cell>
          <table:table-cell table:formula="of:=[.ACO17]*[.$C$22]" office:value-type="float" office:value="7.21518131774797E-033" calcext:value-type="float">
            <text:p>7.21518131774797E-033</text:p>
          </table:table-cell>
          <table:table-cell table:formula="of:=[.ACP17]*[.$C$22]" office:value-type="float" office:value="6.49366318597318E-033" calcext:value-type="float">
            <text:p>6.49366318597318E-033</text:p>
          </table:table-cell>
          <table:table-cell table:formula="of:=[.ACQ17]*[.$C$22]" office:value-type="float" office:value="5.84429686737586E-033" calcext:value-type="float">
            <text:p>5.84429686737586E-033</text:p>
          </table:table-cell>
          <table:table-cell table:formula="of:=[.ACR17]*[.$C$22]" office:value-type="float" office:value="5.25986718063827E-033" calcext:value-type="float">
            <text:p>5.25986718063827E-033</text:p>
          </table:table-cell>
          <table:table-cell table:formula="of:=[.ACS17]*[.$C$22]" office:value-type="float" office:value="4.73388046257445E-033" calcext:value-type="float">
            <text:p>4.73388046257445E-033</text:p>
          </table:table-cell>
          <table:table-cell table:formula="of:=[.ACT17]*[.$C$22]" office:value-type="float" office:value="4.260492416317E-033" calcext:value-type="float">
            <text:p>4.260492416317E-033</text:p>
          </table:table-cell>
          <table:table-cell table:formula="of:=[.ACU17]*[.$C$22]" office:value-type="float" office:value="3.8344431746853E-033" calcext:value-type="float">
            <text:p>3.8344431746853E-033</text:p>
          </table:table-cell>
          <table:table-cell table:formula="of:=[.ACV17]*[.$C$22]" office:value-type="float" office:value="3.45099885721677E-033" calcext:value-type="float">
            <text:p>3.45099885721677E-033</text:p>
          </table:table-cell>
          <table:table-cell table:formula="of:=[.ACW17]*[.$C$22]" office:value-type="float" office:value="3.10589897149509E-033" calcext:value-type="float">
            <text:p>3.10589897149509E-033</text:p>
          </table:table-cell>
          <table:table-cell table:formula="of:=[.ACX17]*[.$C$22]" office:value-type="float" office:value="2.79530907434559E-033" calcext:value-type="float">
            <text:p>2.79530907434559E-033</text:p>
          </table:table-cell>
          <table:table-cell table:formula="of:=[.ACY17]*[.$C$22]" office:value-type="float" office:value="2.51577816691103E-033" calcext:value-type="float">
            <text:p>2.51577816691103E-033</text:p>
          </table:table-cell>
          <table:table-cell table:formula="of:=[.ACZ17]*[.$C$22]" office:value-type="float" office:value="2.26420035021992E-033" calcext:value-type="float">
            <text:p>2.26420035021992E-033</text:p>
          </table:table-cell>
          <table:table-cell table:formula="of:=[.ADA17]*[.$C$22]" office:value-type="float" office:value="2.03778031519793E-033" calcext:value-type="float">
            <text:p>2.03778031519793E-033</text:p>
          </table:table-cell>
          <table:table-cell table:formula="of:=[.ADB17]*[.$C$22]" office:value-type="float" office:value="1.83400228367814E-033" calcext:value-type="float">
            <text:p>1.83400228367814E-033</text:p>
          </table:table-cell>
          <table:table-cell table:formula="of:=[.ADC17]*[.$C$22]" office:value-type="float" office:value="1.65060205531032E-033" calcext:value-type="float">
            <text:p>1.65060205531032E-033</text:p>
          </table:table-cell>
          <table:table-cell table:formula="of:=[.ADD17]*[.$C$22]" office:value-type="float" office:value="1.48554184977929E-033" calcext:value-type="float">
            <text:p>1.48554184977929E-033</text:p>
          </table:table-cell>
          <table:table-cell table:formula="of:=[.ADE17]*[.$C$22]" office:value-type="float" office:value="1.33698766480136E-033" calcext:value-type="float">
            <text:p>1.33698766480136E-033</text:p>
          </table:table-cell>
          <table:table-cell table:formula="of:=[.ADF17]*[.$C$22]" office:value-type="float" office:value="1.20328889832123E-033" calcext:value-type="float">
            <text:p>1.20328889832123E-033</text:p>
          </table:table-cell>
          <table:table-cell table:formula="of:=[.ADG17]*[.$C$22]" office:value-type="float" office:value="1.0829600084891E-033" calcext:value-type="float">
            <text:p>1.0829600084891E-033</text:p>
          </table:table-cell>
          <table:table-cell table:formula="of:=[.ADH17]*[.$C$22]" office:value-type="float" office:value="9.74664007640194E-034" calcext:value-type="float">
            <text:p>9.74664007640194E-034</text:p>
          </table:table-cell>
          <table:table-cell table:formula="of:=[.ADI17]*[.$C$22]" office:value-type="float" office:value="8.77197606876175E-034" calcext:value-type="float">
            <text:p>8.77197606876175E-034</text:p>
          </table:table-cell>
          <table:table-cell table:formula="of:=[.ADJ17]*[.$C$22]" office:value-type="float" office:value="7.89477846188557E-034" calcext:value-type="float">
            <text:p>7.89477846188557E-034</text:p>
          </table:table-cell>
          <table:table-cell table:formula="of:=[.ADK17]*[.$C$22]" office:value-type="float" office:value="7.10530061569702E-034" calcext:value-type="float">
            <text:p>7.10530061569702E-034</text:p>
          </table:table-cell>
          <table:table-cell table:formula="of:=[.ADL17]*[.$C$22]" office:value-type="float" office:value="6.39477055412731E-034" calcext:value-type="float">
            <text:p>6.39477055412731E-034</text:p>
          </table:table-cell>
          <table:table-cell table:formula="of:=[.ADM17]*[.$C$22]" office:value-type="float" office:value="5.75529349871458E-034" calcext:value-type="float">
            <text:p>5.75529349871458E-034</text:p>
          </table:table-cell>
          <table:table-cell table:formula="of:=[.ADN17]*[.$C$22]" office:value-type="float" office:value="5.17976414884312E-034" calcext:value-type="float">
            <text:p>5.17976414884312E-034</text:p>
          </table:table-cell>
          <table:table-cell table:formula="of:=[.ADO17]*[.$C$22]" office:value-type="float" office:value="4.66178773395881E-034" calcext:value-type="float">
            <text:p>4.66178773395881E-034</text:p>
          </table:table-cell>
          <table:table-cell table:formula="of:=[.ADP17]*[.$C$22]" office:value-type="float" office:value="4.19560896056293E-034" calcext:value-type="float">
            <text:p>4.19560896056293E-034</text:p>
          </table:table-cell>
          <table:table-cell table:formula="of:=[.ADQ17]*[.$C$22]" office:value-type="float" office:value="3.77604806450664E-034" calcext:value-type="float">
            <text:p>3.77604806450664E-034</text:p>
          </table:table-cell>
          <table:table-cell table:formula="of:=[.ADR17]*[.$C$22]" office:value-type="float" office:value="3.39844325805597E-034" calcext:value-type="float">
            <text:p>3.39844325805597E-034</text:p>
          </table:table-cell>
          <table:table-cell table:formula="of:=[.ADS17]*[.$C$22]" office:value-type="float" office:value="3.05859893225038E-034" calcext:value-type="float">
            <text:p>3.05859893225038E-034</text:p>
          </table:table-cell>
          <table:table-cell table:formula="of:=[.ADT17]*[.$C$22]" office:value-type="float" office:value="2.75273903902534E-034" calcext:value-type="float">
            <text:p>2.75273903902534E-034</text:p>
          </table:table-cell>
          <table:table-cell table:formula="of:=[.ADU17]*[.$C$22]" office:value-type="float" office:value="2.4774651351228E-034" calcext:value-type="float">
            <text:p>2.4774651351228E-034</text:p>
          </table:table-cell>
          <table:table-cell table:formula="of:=[.ADV17]*[.$C$22]" office:value-type="float" office:value="2.22971862161052E-034" calcext:value-type="float">
            <text:p>2.22971862161052E-034</text:p>
          </table:table-cell>
          <table:table-cell table:formula="of:=[.ADW17]*[.$C$22]" office:value-type="float" office:value="2.00674675944947E-034" calcext:value-type="float">
            <text:p>2.00674675944947E-034</text:p>
          </table:table-cell>
          <table:table-cell table:formula="of:=[.ADX17]*[.$C$22]" office:value-type="float" office:value="1.80607208350453E-034" calcext:value-type="float">
            <text:p>1.80607208350453E-034</text:p>
          </table:table-cell>
          <table:table-cell table:formula="of:=[.ADY17]*[.$C$22]" office:value-type="float" office:value="1.62546487515407E-034" calcext:value-type="float">
            <text:p>1.62546487515407E-034</text:p>
          </table:table-cell>
          <table:table-cell table:formula="of:=[.ADZ17]*[.$C$22]" office:value-type="float" office:value="1.46291838763867E-034" calcext:value-type="float">
            <text:p>1.46291838763867E-034</text:p>
          </table:table-cell>
          <table:table-cell table:formula="of:=[.AEA17]*[.$C$22]" office:value-type="float" office:value="1.3166265488748E-034" calcext:value-type="float">
            <text:p>1.3166265488748E-034</text:p>
          </table:table-cell>
          <table:table-cell table:formula="of:=[.AEB17]*[.$C$22]" office:value-type="float" office:value="1.18496389398732E-034" calcext:value-type="float">
            <text:p>1.18496389398732E-034</text:p>
          </table:table-cell>
          <table:table-cell table:formula="of:=[.AEC17]*[.$C$22]" office:value-type="float" office:value="1.06646750458859E-034" calcext:value-type="float">
            <text:p>1.06646750458859E-034</text:p>
          </table:table-cell>
          <table:table-cell table:formula="of:=[.AED17]*[.$C$22]" office:value-type="float" office:value="9.59820754129728E-035" calcext:value-type="float">
            <text:p>9.59820754129728E-035</text:p>
          </table:table-cell>
          <table:table-cell table:formula="of:=[.AEE17]*[.$C$22]" office:value-type="float" office:value="8.63838678716756E-035" calcext:value-type="float">
            <text:p>8.63838678716756E-035</text:p>
          </table:table-cell>
          <table:table-cell table:formula="of:=[.AEF17]*[.$C$22]" office:value-type="float" office:value="7.7745481084508E-035" calcext:value-type="float">
            <text:p>7.7745481084508E-035</text:p>
          </table:table-cell>
          <table:table-cell table:formula="of:=[.AEG17]*[.$C$22]" office:value-type="float" office:value="6.99709329760572E-035" calcext:value-type="float">
            <text:p>6.99709329760572E-035</text:p>
          </table:table-cell>
          <table:table-cell table:formula="of:=[.AEH17]*[.$C$22]" office:value-type="float" office:value="6.29738396784515E-035" calcext:value-type="float">
            <text:p>6.29738396784515E-035</text:p>
          </table:table-cell>
          <table:table-cell table:formula="of:=[.AEI17]*[.$C$22]" office:value-type="float" office:value="5.66764557106063E-035" calcext:value-type="float">
            <text:p>5.66764557106063E-035</text:p>
          </table:table-cell>
          <table:table-cell table:formula="of:=[.AEJ17]*[.$C$22]" office:value-type="float" office:value="5.10088101395457E-035" calcext:value-type="float">
            <text:p>5.10088101395457E-035</text:p>
          </table:table-cell>
          <table:table-cell table:formula="of:=[.AEK17]*[.$C$22]" office:value-type="float" office:value="4.59079291255911E-035" calcext:value-type="float">
            <text:p>4.59079291255911E-035</text:p>
          </table:table-cell>
          <table:table-cell table:formula="of:=[.AEL17]*[.$C$22]" office:value-type="float" office:value="4.1317136213032E-035" calcext:value-type="float">
            <text:p>4.1317136213032E-035</text:p>
          </table:table-cell>
          <table:table-cell table:formula="of:=[.AEM17]*[.$C$22]" office:value-type="float" office:value="3.71854225917288E-035" calcext:value-type="float">
            <text:p>3.71854225917288E-035</text:p>
          </table:table-cell>
          <table:table-cell table:formula="of:=[.AEN17]*[.$C$22]" office:value-type="float" office:value="3.34668803325559E-035" calcext:value-type="float">
            <text:p>3.34668803325559E-035</text:p>
          </table:table-cell>
          <table:table-cell table:formula="of:=[.AEO17]*[.$C$22]" office:value-type="float" office:value="3.01201922993003E-035" calcext:value-type="float">
            <text:p>3.01201922993003E-035</text:p>
          </table:table-cell>
          <table:table-cell table:formula="of:=[.AEP17]*[.$C$22]" office:value-type="float" office:value="2.71081730693703E-035" calcext:value-type="float">
            <text:p>2.71081730693703E-035</text:p>
          </table:table-cell>
          <table:table-cell table:formula="of:=[.AEQ17]*[.$C$22]" office:value-type="float" office:value="2.43973557624333E-035" calcext:value-type="float">
            <text:p>2.43973557624333E-035</text:p>
          </table:table-cell>
          <table:table-cell table:formula="of:=[.AER17]*[.$C$22]" office:value-type="float" office:value="2.19576201861899E-035" calcext:value-type="float">
            <text:p>2.19576201861899E-035</text:p>
          </table:table-cell>
          <table:table-cell table:formula="of:=[.AES17]*[.$C$22]" office:value-type="float" office:value="1.9761858167571E-035" calcext:value-type="float">
            <text:p>1.9761858167571E-035</text:p>
          </table:table-cell>
          <table:table-cell table:formula="of:=[.AET17]*[.$C$22]" office:value-type="float" office:value="1.77856723508139E-035" calcext:value-type="float">
            <text:p>1.77856723508139E-035</text:p>
          </table:table-cell>
          <table:table-cell table:formula="of:=[.AEU17]*[.$C$22]" office:value-type="float" office:value="1.60071051157325E-035" calcext:value-type="float">
            <text:p>1.60071051157325E-035</text:p>
          </table:table-cell>
          <table:table-cell table:formula="of:=[.AEV17]*[.$C$22]" office:value-type="float" office:value="1.44063946041592E-035" calcext:value-type="float">
            <text:p>1.44063946041592E-035</text:p>
          </table:table-cell>
          <table:table-cell table:formula="of:=[.AEW17]*[.$C$22]" office:value-type="float" office:value="1.29657551437433E-035" calcext:value-type="float">
            <text:p>1.29657551437433E-035</text:p>
          </table:table-cell>
          <table:table-cell table:formula="of:=[.AEX17]*[.$C$22]" office:value-type="float" office:value="1.1669179629369E-035" calcext:value-type="float">
            <text:p>1.1669179629369E-035</text:p>
          </table:table-cell>
          <table:table-cell table:formula="of:=[.AEY17]*[.$C$22]" office:value-type="float" office:value="1.05022616664321E-035" calcext:value-type="float">
            <text:p>1.05022616664321E-035</text:p>
          </table:table-cell>
          <table:table-cell table:formula="of:=[.AEZ17]*[.$C$22]" office:value-type="float" office:value="9.45203549978887E-036" calcext:value-type="float">
            <text:p>9.45203549978887E-036</text:p>
          </table:table-cell>
          <table:table-cell table:formula="of:=[.AFA17]*[.$C$22]" office:value-type="float" office:value="8.50683194980998E-036" calcext:value-type="float">
            <text:p>8.50683194980998E-036</text:p>
          </table:table-cell>
          <table:table-cell table:formula="of:=[.AFB17]*[.$C$22]" office:value-type="float" office:value="7.65614875482899E-036" calcext:value-type="float">
            <text:p>7.65614875482899E-036</text:p>
          </table:table-cell>
          <table:table-cell table:formula="of:=[.AFC17]*[.$C$22]" office:value-type="float" office:value="6.89053387934609E-036" calcext:value-type="float">
            <text:p>6.89053387934609E-036</text:p>
          </table:table-cell>
          <table:table-cell table:formula="of:=[.AFD17]*[.$C$22]" office:value-type="float" office:value="6.20148049141148E-036" calcext:value-type="float">
            <text:p>6.20148049141148E-036</text:p>
          </table:table-cell>
          <table:table-cell table:formula="of:=[.AFE17]*[.$C$22]" office:value-type="float" office:value="5.58133244227033E-036" calcext:value-type="float">
            <text:p>5.58133244227033E-036</text:p>
          </table:table-cell>
          <table:table-cell table:formula="of:=[.AFF17]*[.$C$22]" office:value-type="float" office:value="5.0231991980433E-036" calcext:value-type="float">
            <text:p>5.0231991980433E-036</text:p>
          </table:table-cell>
          <table:table-cell table:formula="of:=[.AFG17]*[.$C$22]" office:value-type="float" office:value="4.52087927823897E-036" calcext:value-type="float">
            <text:p>4.52087927823897E-036</text:p>
          </table:table-cell>
          <table:table-cell table:formula="of:=[.AFH17]*[.$C$22]" office:value-type="float" office:value="4.06879135041507E-036" calcext:value-type="float">
            <text:p>4.06879135041507E-036</text:p>
          </table:table-cell>
          <table:table-cell table:formula="of:=[.AFI17]*[.$C$22]" office:value-type="float" office:value="3.66191221537357E-036" calcext:value-type="float">
            <text:p>3.66191221537357E-036</text:p>
          </table:table-cell>
          <table:table-cell table:formula="of:=[.AFJ17]*[.$C$22]" office:value-type="float" office:value="3.29572099383621E-036" calcext:value-type="float">
            <text:p>3.29572099383621E-036</text:p>
          </table:table-cell>
          <table:table-cell table:formula="of:=[.AFK17]*[.$C$22]" office:value-type="float" office:value="2.96614889445259E-036" calcext:value-type="float">
            <text:p>2.96614889445259E-036</text:p>
          </table:table-cell>
          <table:table-cell table:formula="of:=[.AFL17]*[.$C$22]" office:value-type="float" office:value="2.66953400500733E-036" calcext:value-type="float">
            <text:p>2.66953400500733E-036</text:p>
          </table:table-cell>
          <table:table-cell table:formula="of:=[.AFM17]*[.$C$22]" office:value-type="float" office:value="2.4025806045066E-036" calcext:value-type="float">
            <text:p>2.4025806045066E-036</text:p>
          </table:table-cell>
          <table:table-cell table:formula="of:=[.AFN17]*[.$C$22]" office:value-type="float" office:value="2.16232254405594E-036" calcext:value-type="float">
            <text:p>2.16232254405594E-036</text:p>
          </table:table-cell>
          <table:table-cell table:formula="of:=[.AFO17]*[.$C$22]" office:value-type="float" office:value="1.94609028965034E-036" calcext:value-type="float">
            <text:p>1.94609028965034E-036</text:p>
          </table:table-cell>
          <table:table-cell table:formula="of:=[.AFP17]*[.$C$22]" office:value-type="float" office:value="1.75148126068531E-036" calcext:value-type="float">
            <text:p>1.75148126068531E-036</text:p>
          </table:table-cell>
          <table:table-cell table:formula="of:=[.AFQ17]*[.$C$22]" office:value-type="float" office:value="1.57633313461678E-036" calcext:value-type="float">
            <text:p>1.57633313461678E-036</text:p>
          </table:table-cell>
          <table:table-cell table:formula="of:=[.AFR17]*[.$C$22]" office:value-type="float" office:value="1.4186998211551E-036" calcext:value-type="float">
            <text:p>1.4186998211551E-036</text:p>
          </table:table-cell>
          <table:table-cell table:formula="of:=[.AFS17]*[.$C$22]" office:value-type="float" office:value="1.27682983903959E-036" calcext:value-type="float">
            <text:p>1.27682983903959E-036</text:p>
          </table:table-cell>
          <table:table-cell table:formula="of:=[.AFT17]*[.$C$22]" office:value-type="float" office:value="1.14914685513563E-036" calcext:value-type="float">
            <text:p>1.14914685513563E-036</text:p>
          </table:table-cell>
          <table:table-cell table:formula="of:=[.AFU17]*[.$C$22]" office:value-type="float" office:value="1.03423216962207E-036" calcext:value-type="float">
            <text:p>1.03423216962207E-036</text:p>
          </table:table-cell>
          <table:table-cell table:formula="of:=[.AFV17]*[.$C$22]" office:value-type="float" office:value="9.30808952659861E-037" calcext:value-type="float">
            <text:p>9.30808952659861E-037</text:p>
          </table:table-cell>
          <table:table-cell table:formula="of:=[.AFW17]*[.$C$22]" office:value-type="float" office:value="8.37728057393875E-037" calcext:value-type="float">
            <text:p>8.37728057393875E-037</text:p>
          </table:table-cell>
          <table:table-cell table:formula="of:=[.AFX17]*[.$C$22]" office:value-type="float" office:value="7.53955251654488E-037" calcext:value-type="float">
            <text:p>7.53955251654488E-037</text:p>
          </table:table-cell>
          <table:table-cell table:formula="of:=[.AFY17]*[.$C$22]" office:value-type="float" office:value="6.78559726489039E-037" calcext:value-type="float">
            <text:p>6.78559726489039E-037</text:p>
          </table:table-cell>
          <table:table-cell table:formula="of:=[.AFZ17]*[.$C$22]" office:value-type="float" office:value="6.10703753840135E-037" calcext:value-type="float">
            <text:p>6.10703753840135E-037</text:p>
          </table:table-cell>
          <table:table-cell table:formula="of:=[.AGA17]*[.$C$22]" office:value-type="float" office:value="5.49633378456122E-037" calcext:value-type="float">
            <text:p>5.49633378456122E-037</text:p>
          </table:table-cell>
          <table:table-cell table:formula="of:=[.AGB17]*[.$C$22]" office:value-type="float" office:value="4.94670040610509E-037" calcext:value-type="float">
            <text:p>4.94670040610509E-037</text:p>
          </table:table-cell>
          <table:table-cell table:formula="of:=[.AGC17]*[.$C$22]" office:value-type="float" office:value="4.45203036549458E-037" calcext:value-type="float">
            <text:p>4.45203036549458E-037</text:p>
          </table:table-cell>
          <table:table-cell table:formula="of:=[.AGD17]*[.$C$22]" office:value-type="float" office:value="4.00682732894513E-037" calcext:value-type="float">
            <text:p>4.00682732894513E-037</text:p>
          </table:table-cell>
          <table:table-cell table:formula="of:=[.AGE17]*[.$C$22]" office:value-type="float" office:value="3.60614459605061E-037" calcext:value-type="float">
            <text:p>3.60614459605061E-037</text:p>
          </table:table-cell>
          <table:table-cell table:formula="of:=[.AGF17]*[.$C$22]" office:value-type="float" office:value="3.24553013644555E-037" calcext:value-type="float">
            <text:p>3.24553013644555E-037</text:p>
          </table:table-cell>
          <table:table-cell table:formula="of:=[.AGG17]*[.$C$22]" office:value-type="float" office:value="2.920977122801E-037" calcext:value-type="float">
            <text:p>2.920977122801E-037</text:p>
          </table:table-cell>
          <table:table-cell table:formula="of:=[.AGH17]*[.$C$22]" office:value-type="float" office:value="2.6288794105209E-037" calcext:value-type="float">
            <text:p>2.6288794105209E-037</text:p>
          </table:table-cell>
          <table:table-cell table:formula="of:=[.AGI17]*[.$C$22]" office:value-type="float" office:value="2.36599146946881E-037" calcext:value-type="float">
            <text:p>2.36599146946881E-037</text:p>
          </table:table-cell>
          <table:table-cell table:formula="of:=[.AGJ17]*[.$C$22]" office:value-type="float" office:value="2.12939232252193E-037" calcext:value-type="float">
            <text:p>2.12939232252193E-037</text:p>
          </table:table-cell>
          <table:table-cell table:formula="of:=[.AGK17]*[.$C$22]" office:value-type="float" office:value="1.91645309026973E-037" calcext:value-type="float">
            <text:p>1.91645309026973E-037</text:p>
          </table:table-cell>
          <table:table-cell table:formula="of:=[.AGL17]*[.$C$22]" office:value-type="float" office:value="1.72480778124276E-037" calcext:value-type="float">
            <text:p>1.72480778124276E-037</text:p>
          </table:table-cell>
          <table:table-cell table:formula="of:=[.AGM17]*[.$C$22]" office:value-type="float" office:value="1.55232700311848E-037" calcext:value-type="float">
            <text:p>1.55232700311848E-037</text:p>
          </table:table-cell>
          <table:table-cell table:formula="of:=[.AGN17]*[.$C$22]" office:value-type="float" office:value="1.39709430280664E-037" calcext:value-type="float">
            <text:p>1.39709430280664E-037</text:p>
          </table:table-cell>
          <table:table-cell table:formula="of:=[.AGO17]*[.$C$22]" office:value-type="float" office:value="1.25738487252597E-037" calcext:value-type="float">
            <text:p>1.25738487252597E-037</text:p>
          </table:table-cell>
          <table:table-cell table:formula="of:=[.AGP17]*[.$C$22]" office:value-type="float" office:value="1.13164638527338E-037" calcext:value-type="float">
            <text:p>1.13164638527338E-037</text:p>
          </table:table-cell>
          <table:table-cell table:formula="of:=[.AGQ17]*[.$C$22]" office:value-type="float" office:value="1.01848174674604E-037" calcext:value-type="float">
            <text:p>1.01848174674604E-037</text:p>
          </table:table-cell>
          <table:table-cell table:formula="of:=[.AGR17]*[.$C$22]" office:value-type="float" office:value="9.16633572071434E-038" calcext:value-type="float">
            <text:p>9.16633572071434E-038</text:p>
          </table:table-cell>
          <table:table-cell table:formula="of:=[.AGS17]*[.$C$22]" office:value-type="float" office:value="8.24970214864291E-038" calcext:value-type="float">
            <text:p>8.24970214864291E-038</text:p>
          </table:table-cell>
          <table:table-cell table:formula="of:=[.AGT17]*[.$C$22]" office:value-type="float" office:value="7.42473193377862E-038" calcext:value-type="float">
            <text:p>7.42473193377862E-038</text:p>
          </table:table-cell>
          <table:table-cell table:formula="of:=[.AGU17]*[.$C$22]" office:value-type="float" office:value="6.68225874040076E-038" calcext:value-type="float">
            <text:p>6.68225874040076E-038</text:p>
          </table:table-cell>
          <table:table-cell table:formula="of:=[.AGV17]*[.$C$22]" office:value-type="float" office:value="6.01403286636068E-038" calcext:value-type="float">
            <text:p>6.01403286636068E-038</text:p>
          </table:table-cell>
          <table:table-cell table:formula="of:=[.AGW17]*[.$C$22]" office:value-type="float" office:value="5.41262957972461E-038" calcext:value-type="float">
            <text:p>5.41262957972461E-038</text:p>
          </table:table-cell>
          <table:table-cell table:formula="of:=[.AGX17]*[.$C$22]" office:value-type="float" office:value="4.87136662175215E-038" calcext:value-type="float">
            <text:p>4.87136662175215E-038</text:p>
          </table:table-cell>
          <table:table-cell table:formula="of:=[.AGY17]*[.$C$22]" office:value-type="float" office:value="4.38422995957694E-038" calcext:value-type="float">
            <text:p>4.38422995957694E-038</text:p>
          </table:table-cell>
          <table:table-cell table:formula="of:=[.AGZ17]*[.$C$22]" office:value-type="float" office:value="3.94580696361924E-038" calcext:value-type="float">
            <text:p>3.94580696361924E-038</text:p>
          </table:table-cell>
          <table:table-cell table:formula="of:=[.AHA17]*[.$C$22]" office:value-type="float" office:value="3.55122626725732E-038" calcext:value-type="float">
            <text:p>3.55122626725732E-038</text:p>
          </table:table-cell>
          <table:table-cell table:formula="of:=[.AHB17]*[.$C$22]" office:value-type="float" office:value="3.19610364053159E-038" calcext:value-type="float">
            <text:p>3.19610364053159E-038</text:p>
          </table:table-cell>
          <table:table-cell table:formula="of:=[.AHC17]*[.$C$22]" office:value-type="float" office:value="2.87649327647843E-038" calcext:value-type="float">
            <text:p>2.87649327647843E-038</text:p>
          </table:table-cell>
          <table:table-cell table:formula="of:=[.AHD17]*[.$C$22]" office:value-type="float" office:value="2.58884394883059E-038" calcext:value-type="float">
            <text:p>2.58884394883059E-038</text:p>
          </table:table-cell>
          <table:table-cell table:formula="of:=[.AHE17]*[.$C$22]" office:value-type="float" office:value="2.32995955394753E-038" calcext:value-type="float">
            <text:p>2.32995955394753E-038</text:p>
          </table:table-cell>
          <table:table-cell table:formula="of:=[.AHF17]*[.$C$22]" office:value-type="float" office:value="2.09696359855277E-038" calcext:value-type="float">
            <text:p>2.09696359855277E-038</text:p>
          </table:table-cell>
          <table:table-cell table:formula="of:=[.AHG17]*[.$C$22]" office:value-type="float" office:value="1.8872672386975E-038" calcext:value-type="float">
            <text:p>1.8872672386975E-038</text:p>
          </table:table-cell>
          <table:table-cell table:formula="of:=[.AHH17]*[.$C$22]" office:value-type="float" office:value="1.69854051482775E-038" calcext:value-type="float">
            <text:p>1.69854051482775E-038</text:p>
          </table:table-cell>
          <table:table-cell table:formula="of:=[.AHI17]*[.$C$22]" office:value-type="float" office:value="1.52868646334497E-038" calcext:value-type="float">
            <text:p>1.52868646334497E-038</text:p>
          </table:table-cell>
          <table:table-cell table:formula="of:=[.AHJ17]*[.$C$22]" office:value-type="float" office:value="1.37581781701048E-038" calcext:value-type="float">
            <text:p>1.37581781701048E-038</text:p>
          </table:table-cell>
          <table:table-cell table:formula="of:=[.AHK17]*[.$C$22]" office:value-type="float" office:value="1.23823603530943E-038" calcext:value-type="float">
            <text:p>1.23823603530943E-038</text:p>
          </table:table-cell>
          <table:table-cell table:formula="of:=[.AHL17]*[.$C$22]" office:value-type="float" office:value="1.11441243177849E-038" calcext:value-type="float">
            <text:p>1.11441243177849E-038</text:p>
          </table:table-cell>
          <table:table-cell table:formula="of:=[.AHM17]*[.$C$22]" office:value-type="float" office:value="1.00297118860064E-038" calcext:value-type="float">
            <text:p>1.00297118860064E-038</text:p>
          </table:table-cell>
          <table:table-cell table:formula="of:=[.AHN17]*[.$C$22]" office:value-type="float" office:value="9.02674069740573E-039" calcext:value-type="float">
            <text:p>9.02674069740573E-039</text:p>
          </table:table-cell>
          <table:table-cell table:formula="of:=[.AHO17]*[.$C$22]" office:value-type="float" office:value="8.12406662766516E-039" calcext:value-type="float">
            <text:p>8.12406662766516E-039</text:p>
          </table:table-cell>
          <table:table-cell table:formula="of:=[.AHP17]*[.$C$22]" office:value-type="float" office:value="7.31165996489864E-039" calcext:value-type="float">
            <text:p>7.31165996489864E-039</text:p>
          </table:table-cell>
          <table:table-cell table:formula="of:=[.AHQ17]*[.$C$22]" office:value-type="float" office:value="6.58049396840878E-039" calcext:value-type="float">
            <text:p>6.58049396840878E-039</text:p>
          </table:table-cell>
          <table:table-cell table:formula="of:=[.AHR17]*[.$C$22]" office:value-type="float" office:value="5.9224445715679E-039" calcext:value-type="float">
            <text:p>5.9224445715679E-039</text:p>
          </table:table-cell>
          <table:table-cell table:formula="of:=[.AHS17]*[.$C$22]" office:value-type="float" office:value="5.33020011441111E-039" calcext:value-type="float">
            <text:p>5.33020011441111E-039</text:p>
          </table:table-cell>
          <table:table-cell table:formula="of:=[.AHT17]*[.$C$22]" office:value-type="float" office:value="4.79718010297E-039" calcext:value-type="float">
            <text:p>4.79718010297E-039</text:p>
          </table:table-cell>
          <table:table-cell table:formula="of:=[.AHU17]*[.$C$22]" office:value-type="float" office:value="4.317462092673E-039" calcext:value-type="float">
            <text:p>4.317462092673E-039</text:p>
          </table:table-cell>
          <table:table-cell table:formula="of:=[.AHV17]*[.$C$22]" office:value-type="float" office:value="3.8857158834057E-039" calcext:value-type="float">
            <text:p>3.8857158834057E-039</text:p>
          </table:table-cell>
          <table:table-cell table:formula="of:=[.AHW17]*[.$C$22]" office:value-type="float" office:value="3.49714429506513E-039" calcext:value-type="float">
            <text:p>3.49714429506513E-039</text:p>
          </table:table-cell>
          <table:table-cell table:formula="of:=[.AHX17]*[.$C$22]" office:value-type="float" office:value="3.14742986555862E-039" calcext:value-type="float">
            <text:p>3.14742986555862E-039</text:p>
          </table:table-cell>
          <table:table-cell table:formula="of:=[.AHY17]*[.$C$22]" office:value-type="float" office:value="2.83268687900276E-039" calcext:value-type="float">
            <text:p>2.83268687900276E-039</text:p>
          </table:table-cell>
          <table:table-cell table:formula="of:=[.AHZ17]*[.$C$22]" office:value-type="float" office:value="2.54941819110248E-039" calcext:value-type="float">
            <text:p>2.54941819110248E-039</text:p>
          </table:table-cell>
          <table:table-cell table:formula="of:=[.AIA17]*[.$C$22]" office:value-type="float" office:value="2.29447637199223E-039" calcext:value-type="float">
            <text:p>2.29447637199223E-039</text:p>
          </table:table-cell>
          <table:table-cell table:formula="of:=[.AIB17]*[.$C$22]" office:value-type="float" office:value="2.06502873479301E-039" calcext:value-type="float">
            <text:p>2.06502873479301E-039</text:p>
          </table:table-cell>
          <table:table-cell table:formula="of:=[.AIC17]*[.$C$22]" office:value-type="float" office:value="1.85852586131371E-039" calcext:value-type="float">
            <text:p>1.85852586131371E-039</text:p>
          </table:table-cell>
          <table:table-cell table:formula="of:=[.AID17]*[.$C$22]" office:value-type="float" office:value="1.67267327518234E-039" calcext:value-type="float">
            <text:p>1.67267327518234E-039</text:p>
          </table:table-cell>
          <table:table-cell table:formula="of:=[.AIE17]*[.$C$22]" office:value-type="float" office:value="1.5054059476641E-039" calcext:value-type="float">
            <text:p>1.5054059476641E-039</text:p>
          </table:table-cell>
          <table:table-cell table:formula="of:=[.AIF17]*[.$C$22]" office:value-type="float" office:value="1.35486535289769E-039" calcext:value-type="float">
            <text:p>1.35486535289769E-039</text:p>
          </table:table-cell>
          <table:table-cell table:formula="of:=[.AIG17]*[.$C$22]" office:value-type="float" office:value="1.21937881760792E-039" calcext:value-type="float">
            <text:p>1.21937881760792E-039</text:p>
          </table:table-cell>
          <table:table-cell table:formula="of:=[.AIH17]*[.$C$22]" office:value-type="float" office:value="1.09744093584713E-039" calcext:value-type="float">
            <text:p>1.09744093584713E-039</text:p>
          </table:table-cell>
          <table:table-cell table:formula="of:=[.AII17]*[.$C$22]" office:value-type="float" office:value="9.87696842262418E-040" calcext:value-type="float">
            <text:p>9.87696842262418E-040</text:p>
          </table:table-cell>
          <table:table-cell table:formula="of:=[.AIJ17]*[.$C$22]" office:value-type="float" office:value="8.88927158036177E-040" calcext:value-type="float">
            <text:p>8.88927158036177E-040</text:p>
          </table:table-cell>
          <table:table-cell table:formula="of:=[.AIK17]*[.$C$22]" office:value-type="float" office:value="8.00034442232559E-040" calcext:value-type="float">
            <text:p>8.00034442232559E-040</text:p>
          </table:table-cell>
          <table:table-cell table:formula="of:=[.AIL17]*[.$C$22]" office:value-type="float" office:value="7.20030998009303E-040" calcext:value-type="float">
            <text:p>7.20030998009303E-040</text:p>
          </table:table-cell>
          <table:table-cell table:formula="of:=[.AIM17]*[.$C$22]" office:value-type="float" office:value="6.48027898208373E-040" calcext:value-type="float">
            <text:p>6.48027898208373E-040</text:p>
          </table:table-cell>
          <table:table-cell table:formula="of:=[.AIN17]*[.$C$22]" office:value-type="float" office:value="5.83225108387536E-040" calcext:value-type="float">
            <text:p>5.83225108387536E-040</text:p>
          </table:table-cell>
          <table:table-cell table:formula="of:=[.AIO17]*[.$C$22]" office:value-type="float" office:value="5.24902597548782E-040" calcext:value-type="float">
            <text:p>5.24902597548782E-040</text:p>
          </table:table-cell>
          <table:table-cell table:formula="of:=[.AIP17]*[.$C$22]" office:value-type="float" office:value="4.72412337793904E-040" calcext:value-type="float">
            <text:p>4.72412337793904E-040</text:p>
          </table:table-cell>
          <table:table-cell table:formula="of:=[.AIQ17]*[.$C$22]" office:value-type="float" office:value="4.25171104014513E-040" calcext:value-type="float">
            <text:p>4.25171104014513E-040</text:p>
          </table:table-cell>
          <table:table-cell table:formula="of:=[.AIR17]*[.$C$22]" office:value-type="float" office:value="3.82653993613062E-040" calcext:value-type="float">
            <text:p>3.82653993613062E-040</text:p>
          </table:table-cell>
          <table:table-cell table:formula="of:=[.AIS17]*[.$C$22]" office:value-type="float" office:value="3.44388594251756E-040" calcext:value-type="float">
            <text:p>3.44388594251756E-040</text:p>
          </table:table-cell>
          <table:table-cell table:formula="of:=[.AIT17]*[.$C$22]" office:value-type="float" office:value="3.0994973482658E-040" calcext:value-type="float">
            <text:p>3.0994973482658E-040</text:p>
          </table:table-cell>
          <table:table-cell table:formula="of:=[.AIU17]*[.$C$22]" office:value-type="float" office:value="2.78954761343922E-040" calcext:value-type="float">
            <text:p>2.78954761343922E-040</text:p>
          </table:table-cell>
          <table:table-cell table:formula="of:=[.AIV17]*[.$C$22]" office:value-type="float" office:value="2.5105928520953E-040" calcext:value-type="float">
            <text:p>2.5105928520953E-040</text:p>
          </table:table-cell>
          <table:table-cell table:formula="of:=[.AIW17]*[.$C$22]" office:value-type="float" office:value="2.25953356688577E-040" calcext:value-type="float">
            <text:p>2.25953356688577E-040</text:p>
          </table:table-cell>
          <table:table-cell table:formula="of:=[.AIX17]*[.$C$22]" office:value-type="float" office:value="2.03358021019719E-040" calcext:value-type="float">
            <text:p>2.03358021019719E-040</text:p>
          </table:table-cell>
          <table:table-cell table:formula="of:=[.AIY17]*[.$C$22]" office:value-type="float" office:value="1.83022218917747E-040" calcext:value-type="float">
            <text:p>1.83022218917747E-040</text:p>
          </table:table-cell>
          <table:table-cell table:formula="of:=[.AIZ17]*[.$C$22]" office:value-type="float" office:value="1.64719997025973E-040" calcext:value-type="float">
            <text:p>1.64719997025973E-040</text:p>
          </table:table-cell>
          <table:table-cell table:formula="of:=[.AJA17]*[.$C$22]" office:value-type="float" office:value="1.48247997323375E-040" calcext:value-type="float">
            <text:p>1.48247997323375E-040</text:p>
          </table:table-cell>
          <table:table-cell table:formula="of:=[.AJB17]*[.$C$22]" office:value-type="float" office:value="1.33423197591038E-040" calcext:value-type="float">
            <text:p>1.33423197591038E-040</text:p>
          </table:table-cell>
          <table:table-cell table:formula="of:=[.AJC17]*[.$C$22]" office:value-type="float" office:value="1.20080877831934E-040" calcext:value-type="float">
            <text:p>1.20080877831934E-040</text:p>
          </table:table-cell>
          <table:table-cell table:formula="of:=[.AJD17]*[.$C$22]" office:value-type="float" office:value="1.08072790048741E-040" calcext:value-type="float">
            <text:p>1.08072790048741E-040</text:p>
          </table:table-cell>
          <table:table-cell table:formula="of:=[.AJE17]*[.$C$22]" office:value-type="float" office:value="9.72655110438666E-041" calcext:value-type="float">
            <text:p>9.72655110438666E-041</text:p>
          </table:table-cell>
          <table:table-cell table:formula="of:=[.AJF17]*[.$C$22]" office:value-type="float" office:value="8.753895993948E-041" calcext:value-type="float">
            <text:p>8.753895993948E-041</text:p>
          </table:table-cell>
          <table:table-cell table:formula="of:=[.AJG17]*[.$C$22]" office:value-type="float" office:value="7.8785063945532E-041" calcext:value-type="float">
            <text:p>7.8785063945532E-041</text:p>
          </table:table-cell>
          <table:table-cell table:formula="of:=[.AJH17]*[.$C$22]" office:value-type="float" office:value="7.09065575509788E-041" calcext:value-type="float">
            <text:p>7.09065575509788E-041</text:p>
          </table:table-cell>
          <table:table-cell table:formula="of:=[.AJI17]*[.$C$22]" office:value-type="float" office:value="6.38159017958809E-041" calcext:value-type="float">
            <text:p>6.38159017958809E-041</text:p>
          </table:table-cell>
          <table:table-cell table:formula="of:=[.AJJ17]*[.$C$22]" office:value-type="float" office:value="5.74343116162928E-041" calcext:value-type="float">
            <text:p>5.74343116162928E-041</text:p>
          </table:table-cell>
          <table:table-cell table:formula="of:=[.AJK17]*[.$C$22]" office:value-type="float" office:value="5.16908804546635E-041" calcext:value-type="float">
            <text:p>5.16908804546635E-041</text:p>
          </table:table-cell>
          <table:table-cell table:formula="of:=[.AJL17]*[.$C$22]" office:value-type="float" office:value="4.65217924091972E-041" calcext:value-type="float">
            <text:p>4.65217924091972E-041</text:p>
          </table:table-cell>
          <table:table-cell table:formula="of:=[.AJM17]*[.$C$22]" office:value-type="float" office:value="4.18696131682775E-041" calcext:value-type="float">
            <text:p>4.18696131682775E-041</text:p>
          </table:table-cell>
          <table:table-cell table:formula="of:=[.AJN17]*[.$C$22]" office:value-type="float" office:value="3.76826518514497E-041" calcext:value-type="float">
            <text:p>3.76826518514497E-041</text:p>
          </table:table-cell>
          <table:table-cell table:formula="of:=[.AJO17]*[.$C$22]" office:value-type="float" office:value="3.39143866663047E-041" calcext:value-type="float">
            <text:p>3.39143866663047E-041</text:p>
          </table:table-cell>
          <table:table-cell table:formula="of:=[.AJP17]*[.$C$22]" office:value-type="float" office:value="3.05229479996743E-041" calcext:value-type="float">
            <text:p>3.05229479996743E-041</text:p>
          </table:table-cell>
          <table:table-cell table:formula="of:=[.AJQ17]*[.$C$22]" office:value-type="float" office:value="2.74706531997068E-041" calcext:value-type="float">
            <text:p>2.74706531997068E-041</text:p>
          </table:table-cell>
          <table:table-cell table:formula="of:=[.AJR17]*[.$C$22]" office:value-type="float" office:value="2.47235878797362E-041" calcext:value-type="float">
            <text:p>2.47235878797362E-041</text:p>
          </table:table-cell>
          <table:table-cell table:formula="of:=[.AJS17]*[.$C$22]" office:value-type="float" office:value="2.22512290917625E-041" calcext:value-type="float">
            <text:p>2.22512290917625E-041</text:p>
          </table:table-cell>
          <table:table-cell table:formula="of:=[.AJT17]*[.$C$22]" office:value-type="float" office:value="2.00261061825863E-041" calcext:value-type="float">
            <text:p>2.00261061825863E-041</text:p>
          </table:table-cell>
          <table:table-cell table:formula="of:=[.AJU17]*[.$C$22]" office:value-type="float" office:value="1.80234955643277E-041" calcext:value-type="float">
            <text:p>1.80234955643277E-041</text:p>
          </table:table-cell>
          <table:table-cell table:formula="of:=[.AJV17]*[.$C$22]" office:value-type="float" office:value="1.62211460078949E-041" calcext:value-type="float">
            <text:p>1.62211460078949E-041</text:p>
          </table:table-cell>
          <table:table-cell table:formula="of:=[.AJW17]*[.$C$22]" office:value-type="float" office:value="1.45990314071054E-041" calcext:value-type="float">
            <text:p>1.45990314071054E-041</text:p>
          </table:table-cell>
          <table:table-cell table:formula="of:=[.AJX17]*[.$C$22]" office:value-type="float" office:value="1.31391282663949E-041" calcext:value-type="float">
            <text:p>1.31391282663949E-041</text:p>
          </table:table-cell>
          <table:table-cell table:formula="of:=[.AJY17]*[.$C$22]" office:value-type="float" office:value="1.18252154397554E-041" calcext:value-type="float">
            <text:p>1.18252154397554E-041</text:p>
          </table:table-cell>
          <table:table-cell table:formula="of:=[.AJZ17]*[.$C$22]" office:value-type="float" office:value="1.06426938957798E-041" calcext:value-type="float">
            <text:p>1.06426938957798E-041</text:p>
          </table:table-cell>
          <table:table-cell table:formula="of:=[.AKA17]*[.$C$22]" office:value-type="float" office:value="9.57842450620186E-042" calcext:value-type="float">
            <text:p>9.57842450620186E-042</text:p>
          </table:table-cell>
          <table:table-cell table:formula="of:=[.AKB17]*[.$C$22]" office:value-type="float" office:value="8.62058205558167E-042" calcext:value-type="float">
            <text:p>8.62058205558167E-042</text:p>
          </table:table-cell>
          <table:table-cell table:formula="of:=[.AKC17]*[.$C$22]" office:value-type="float" office:value="7.75852385002351E-042" calcext:value-type="float">
            <text:p>7.75852385002351E-042</text:p>
          </table:table-cell>
          <table:table-cell table:formula="of:=[.AKD17]*[.$C$22]" office:value-type="float" office:value="6.98267146502116E-042" calcext:value-type="float">
            <text:p>6.98267146502116E-042</text:p>
          </table:table-cell>
          <table:table-cell table:formula="of:=[.AKE17]*[.$C$22]" office:value-type="float" office:value="6.28440431851904E-042" calcext:value-type="float">
            <text:p>6.28440431851904E-042</text:p>
          </table:table-cell>
          <table:table-cell table:formula="of:=[.AKF17]*[.$C$22]" office:value-type="float" office:value="5.65596388666714E-042" calcext:value-type="float">
            <text:p>5.65596388666714E-042</text:p>
          </table:table-cell>
          <table:table-cell table:formula="of:=[.AKG17]*[.$C$22]" office:value-type="float" office:value="5.09036749800042E-042" calcext:value-type="float">
            <text:p>5.09036749800042E-042</text:p>
          </table:table-cell>
          <table:table-cell table:formula="of:=[.AKH17]*[.$C$22]" office:value-type="float" office:value="4.58133074820038E-042" calcext:value-type="float">
            <text:p>4.58133074820038E-042</text:p>
          </table:table-cell>
          <table:table-cell table:formula="of:=[.AKI17]*[.$C$22]" office:value-type="float" office:value="4.12319767338034E-042" calcext:value-type="float">
            <text:p>4.12319767338034E-042</text:p>
          </table:table-cell>
          <table:table-cell table:formula="of:=[.AKJ17]*[.$C$22]" office:value-type="float" office:value="3.71087790604231E-042" calcext:value-type="float">
            <text:p>3.71087790604231E-042</text:p>
          </table:table-cell>
          <table:table-cell table:formula="of:=[.AKK17]*[.$C$22]" office:value-type="float" office:value="3.33979011543808E-042" calcext:value-type="float">
            <text:p>3.33979011543808E-042</text:p>
          </table:table-cell>
          <table:table-cell table:formula="of:=[.AKL17]*[.$C$22]" office:value-type="float" office:value="3.00581110389427E-042" calcext:value-type="float">
            <text:p>3.00581110389427E-042</text:p>
          </table:table-cell>
          <table:table-cell table:formula="of:=[.AKM17]*[.$C$22]" office:value-type="float" office:value="2.70522999350484E-042" calcext:value-type="float">
            <text:p>2.70522999350484E-042</text:p>
          </table:table-cell>
          <table:table-cell table:formula="of:=[.AKN17]*[.$C$22]" office:value-type="float" office:value="2.43470699415436E-042" calcext:value-type="float">
            <text:p>2.43470699415436E-042</text:p>
          </table:table-cell>
          <table:table-cell table:formula="of:=[.AKO17]*[.$C$22]" office:value-type="float" office:value="2.19123629473892E-042" calcext:value-type="float">
            <text:p>2.19123629473892E-042</text:p>
          </table:table-cell>
          <table:table-cell table:formula="of:=[.AKP17]*[.$C$22]" office:value-type="float" office:value="1.97211266526503E-042" calcext:value-type="float">
            <text:p>1.97211266526503E-042</text:p>
          </table:table-cell>
          <table:table-cell table:formula="of:=[.AKQ17]*[.$C$22]" office:value-type="float" office:value="1.77490139873853E-042" calcext:value-type="float">
            <text:p>1.77490139873853E-042</text:p>
          </table:table-cell>
          <table:table-cell table:formula="of:=[.AKR17]*[.$C$22]" office:value-type="float" office:value="1.59741125886467E-042" calcext:value-type="float">
            <text:p>1.59741125886467E-042</text:p>
          </table:table-cell>
          <table:table-cell table:formula="of:=[.AKS17]*[.$C$22]" office:value-type="float" office:value="1.43767013297821E-042" calcext:value-type="float">
            <text:p>1.43767013297821E-042</text:p>
          </table:table-cell>
          <table:table-cell table:formula="of:=[.AKT17]*[.$C$22]" office:value-type="float" office:value="1.29390311968039E-042" calcext:value-type="float">
            <text:p>1.29390311968039E-042</text:p>
          </table:table-cell>
          <table:table-cell table:formula="of:=[.AKU17]*[.$C$22]" office:value-type="float" office:value="1.16451280771235E-042" calcext:value-type="float">
            <text:p>1.16451280771235E-042</text:p>
          </table:table-cell>
          <table:table-cell table:formula="of:=[.AKV17]*[.$C$22]" office:value-type="float" office:value="1.04806152694111E-042" calcext:value-type="float">
            <text:p>1.04806152694111E-042</text:p>
          </table:table-cell>
          <table:table-cell table:formula="of:=[.AKW17]*[.$C$22]" office:value-type="float" office:value="9.43255374247002E-043" calcext:value-type="float">
            <text:p>9.43255374247002E-043</text:p>
          </table:table-cell>
          <table:table-cell table:formula="of:=[.AKX17]*[.$C$22]" office:value-type="float" office:value="8.48929836822302E-043" calcext:value-type="float">
            <text:p>8.48929836822302E-043</text:p>
          </table:table-cell>
          <table:table-cell table:formula="of:=[.AKY17]*[.$C$22]" office:value-type="float" office:value="7.64036853140072E-043" calcext:value-type="float">
            <text:p>7.64036853140072E-043</text:p>
          </table:table-cell>
          <table:table-cell table:formula="of:=[.AKZ17]*[.$C$22]" office:value-type="float" office:value="6.87633167826064E-043" calcext:value-type="float">
            <text:p>6.87633167826064E-043</text:p>
          </table:table-cell>
          <table:table-cell table:formula="of:=[.ALA17]*[.$C$22]" office:value-type="float" office:value="6.18869851043458E-043" calcext:value-type="float">
            <text:p>6.18869851043458E-043</text:p>
          </table:table-cell>
          <table:table-cell table:formula="of:=[.ALB17]*[.$C$22]" office:value-type="float" office:value="5.56982865939112E-043" calcext:value-type="float">
            <text:p>5.56982865939112E-043</text:p>
          </table:table-cell>
          <table:table-cell table:formula="of:=[.ALC17]*[.$C$22]" office:value-type="float" office:value="5.01284579345201E-043" calcext:value-type="float">
            <text:p>5.01284579345201E-043</text:p>
          </table:table-cell>
          <table:table-cell table:formula="of:=[.ALD17]*[.$C$22]" office:value-type="float" office:value="4.51156121410681E-043" calcext:value-type="float">
            <text:p>4.51156121410681E-043</text:p>
          </table:table-cell>
          <table:table-cell table:formula="of:=[.ALE17]*[.$C$22]" office:value-type="float" office:value="4.06040509269613E-043" calcext:value-type="float">
            <text:p>4.06040509269613E-043</text:p>
          </table:table-cell>
          <table:table-cell table:formula="of:=[.ALF17]*[.$C$22]" office:value-type="float" office:value="3.65436458342652E-043" calcext:value-type="float">
            <text:p>3.65436458342652E-043</text:p>
          </table:table-cell>
          <table:table-cell table:formula="of:=[.ALG17]*[.$C$22]" office:value-type="float" office:value="3.28892812508386E-043" calcext:value-type="float">
            <text:p>3.28892812508386E-043</text:p>
          </table:table-cell>
          <table:table-cell table:formula="of:=[.ALH17]*[.$C$22]" office:value-type="float" office:value="2.96003531257548E-043" calcext:value-type="float">
            <text:p>2.96003531257548E-043</text:p>
          </table:table-cell>
          <table:table-cell table:formula="of:=[.ALI17]*[.$C$22]" office:value-type="float" office:value="2.66403178131793E-043" calcext:value-type="float">
            <text:p>2.66403178131793E-043</text:p>
          </table:table-cell>
          <table:table-cell table:formula="of:=[.ALJ17]*[.$C$22]" office:value-type="float" office:value="2.39762860318614E-043" calcext:value-type="float">
            <text:p>2.39762860318614E-043</text:p>
          </table:table-cell>
          <table:table-cell table:formula="of:=[.ALK17]*[.$C$22]" office:value-type="float" office:value="2.15786574286752E-043" calcext:value-type="float">
            <text:p>2.15786574286752E-043</text:p>
          </table:table-cell>
          <table:table-cell table:formula="of:=[.ALL17]*[.$C$22]" office:value-type="float" office:value="1.94207916858077E-043" calcext:value-type="float">
            <text:p>1.94207916858077E-043</text:p>
          </table:table-cell>
          <table:table-cell table:formula="of:=[.ALM17]*[.$C$22]" office:value-type="float" office:value="1.74787125172269E-043" calcext:value-type="float">
            <text:p>1.74787125172269E-043</text:p>
          </table:table-cell>
          <table:table-cell table:formula="of:=[.ALN17]*[.$C$22]" office:value-type="float" office:value="1.57308412655042E-043" calcext:value-type="float">
            <text:p>1.57308412655042E-043</text:p>
          </table:table-cell>
          <table:table-cell table:formula="of:=[.ALO17]*[.$C$22]" office:value-type="float" office:value="1.41577571389538E-043" calcext:value-type="float">
            <text:p>1.41577571389538E-043</text:p>
          </table:table-cell>
          <table:table-cell table:formula="of:=[.ALP17]*[.$C$22]" office:value-type="float" office:value="1.27419814250584E-043" calcext:value-type="float">
            <text:p>1.27419814250584E-043</text:p>
          </table:table-cell>
          <table:table-cell table:formula="of:=[.ALQ17]*[.$C$22]" office:value-type="float" office:value="1.14677832825526E-043" calcext:value-type="float">
            <text:p>1.14677832825526E-043</text:p>
          </table:table-cell>
          <table:table-cell table:formula="of:=[.ALR17]*[.$C$22]" office:value-type="float" office:value="1.03210049542973E-043" calcext:value-type="float">
            <text:p>1.03210049542973E-043</text:p>
          </table:table-cell>
          <table:table-cell table:formula="of:=[.ALS17]*[.$C$22]" office:value-type="float" office:value="9.2889044588676E-044" calcext:value-type="float">
            <text:p>9.2889044588676E-044</text:p>
          </table:table-cell>
          <table:table-cell table:formula="of:=[.ALT17]*[.$C$22]" office:value-type="float" office:value="8.36001401298084E-044" calcext:value-type="float">
            <text:p>8.36001401298084E-044</text:p>
          </table:table-cell>
          <table:table-cell table:formula="of:=[.ALU17]*[.$C$22]" office:value-type="float" office:value="7.52401261168276E-044" calcext:value-type="float">
            <text:p>7.52401261168276E-044</text:p>
          </table:table-cell>
          <table:table-cell table:formula="of:=[.ALV17]*[.$C$22]" office:value-type="float" office:value="6.77161135051448E-044" calcext:value-type="float">
            <text:p>6.77161135051448E-044</text:p>
          </table:table-cell>
          <table:table-cell table:formula="of:=[.ALW17]*[.$C$22]" office:value-type="float" office:value="6.09445021546304E-044" calcext:value-type="float">
            <text:p>6.09445021546304E-044</text:p>
          </table:table-cell>
          <table:table-cell table:formula="of:=[.ALX17]*[.$C$22]" office:value-type="float" office:value="5.48500519391673E-044" calcext:value-type="float">
            <text:p>5.48500519391673E-044</text:p>
          </table:table-cell>
          <table:table-cell table:formula="of:=[.ALY17]*[.$C$22]" office:value-type="float" office:value="4.93650467452506E-044" calcext:value-type="float">
            <text:p>4.93650467452506E-044</text:p>
          </table:table-cell>
          <table:table-cell table:formula="of:=[.ALZ17]*[.$C$22]" office:value-type="float" office:value="4.44285420707255E-044" calcext:value-type="float">
            <text:p>4.44285420707255E-044</text:p>
          </table:table-cell>
          <table:table-cell table:formula="of:=[.AMA17]*[.$C$22]" office:value-type="float" office:value="3.9985687863653E-044" calcext:value-type="float">
            <text:p>3.9985687863653E-044</text:p>
          </table:table-cell>
          <table:table-cell table:formula="of:=[.AMB17]*[.$C$22]" office:value-type="float" office:value="3.59871190772877E-044" calcext:value-type="float">
            <text:p>3.59871190772877E-044</text:p>
          </table:table-cell>
          <table:table-cell table:formula="of:=[.AMC17]*[.$C$22]" office:value-type="float" office:value="3.23884071695589E-044" calcext:value-type="float">
            <text:p>3.23884071695589E-044</text:p>
          </table:table-cell>
          <table:table-cell table:formula="of:=[.AMD17]*[.$C$22]" office:value-type="float" office:value="2.9149566452603E-044" calcext:value-type="float">
            <text:p>2.9149566452603E-044</text:p>
          </table:table-cell>
          <table:table-cell table:formula="of:=[.AME17]*[.$C$22]" office:value-type="float" office:value="2.62346098073427E-044" calcext:value-type="float">
            <text:p>2.62346098073427E-044</text:p>
          </table:table-cell>
          <table:table-cell table:formula="of:=[.AMF17]*[.$C$22]" office:value-type="float" office:value="2.36111488266084E-044" calcext:value-type="float">
            <text:p>2.36111488266084E-044</text:p>
          </table:table-cell>
          <table:table-cell table:formula="of:=[.AMG17]*[.$C$22]" office:value-type="float" office:value="2.12500339439476E-044" calcext:value-type="float">
            <text:p>2.12500339439476E-044</text:p>
          </table:table-cell>
          <table:table-cell table:formula="of:=[.AMH17]*[.$C$22]" office:value-type="float" office:value="1.91250305495528E-044" calcext:value-type="float">
            <text:p>1.91250305495528E-044</text:p>
          </table:table-cell>
          <table:table-cell table:formula="of:=[.AMI17]*[.$C$22]" office:value-type="float" office:value="1.72125274945976E-044" calcext:value-type="float">
            <text:p>1.72125274945976E-044</text:p>
          </table:table-cell>
        </table:table-row>
        <table:table-row table:style-name="ro1">
          <table:table-cell office:value-type="string" calcext:value-type="string">
            <text:p>Remainder</text:p>
          </table:table-cell>
          <table:table-cell table:formula="of:=[.B17]-INT([.B17])" office:value-type="float" office:value="0" calcext:value-type="float">
            <text:p>0</text:p>
          </table:table-cell>
          <table:table-cell table:formula="of:=[.C17]-INT([.C17])" office:value-type="float" office:value="0" calcext:value-type="float">
            <text:p>0</text:p>
          </table:table-cell>
          <table:table-cell table:formula="of:=[.D17]-INT([.D17])" office:value-type="float" office:value="0" calcext:value-type="float">
            <text:p>0</text:p>
          </table:table-cell>
          <table:table-cell table:formula="of:=[.E17]-INT([.E17])" office:value-type="float" office:value="0" calcext:value-type="float">
            <text:p>0</text:p>
          </table:table-cell>
          <table:table-cell table:formula="of:=[.F17]-INT([.F17])" office:value-type="float" office:value="0.100000000000023" calcext:value-type="float">
            <text:p>0.1</text:p>
          </table:table-cell>
          <table:table-cell table:formula="of:=[.G17]-INT([.G17])" office:value-type="float" office:value="0.490000000000009" calcext:value-type="float">
            <text:p>0.49</text:p>
          </table:table-cell>
          <table:table-cell table:formula="of:=[.H17]-INT([.H17])" office:value-type="float" office:value="0.441000000000031" calcext:value-type="float">
            <text:p>0.441</text:p>
          </table:table-cell>
          <table:table-cell table:formula="of:=[.I17]-INT([.I17])" office:value-type="float" office:value="0.296900000000051" calcext:value-type="float">
            <text:p>0.2969</text:p>
          </table:table-cell>
          <table:table-cell table:formula="of:=[.J17]-INT([.J17])" office:value-type="float" office:value="0.46721000000008" calcext:value-type="float">
            <text:p>0.46721</text:p>
          </table:table-cell>
          <table:table-cell table:formula="of:=[.K17]-INT([.K17])" office:value-type="float" office:value="0.420489000000089" calcext:value-type="float">
            <text:p>0.420489</text:p>
          </table:table-cell>
          <table:table-cell table:formula="of:=[.L17]-INT([.L17])" office:value-type="float" office:value="0.678440100000103" calcext:value-type="float">
            <text:p>0.6784401</text:p>
          </table:table-cell>
          <table:table-cell table:formula="of:=[.M17]-INT([.M17])" office:value-type="float" office:value="0.810596090000104" calcext:value-type="float">
            <text:p>0.81059609</text:p>
          </table:table-cell>
          <table:table-cell table:formula="of:=[.N17]-INT([.N17])" office:value-type="float" office:value="0.429536481000127" calcext:value-type="float">
            <text:p>0.429536481</text:p>
          </table:table-cell>
          <table:table-cell table:formula="of:=[.O17]-INT([.O17])" office:value-type="float" office:value="0.186582832900115" calcext:value-type="float">
            <text:p>0.1865828329</text:p>
          </table:table-cell>
          <table:table-cell table:formula="of:=[.P17]-INT([.P17])" office:value-type="float" office:value="0.767924549610115" calcext:value-type="float">
            <text:p>0.7679245496</text:p>
          </table:table-cell>
          <table:table-cell table:formula="of:=[.Q17]-INT([.Q17])" office:value-type="float" office:value="0.891132094649095" calcext:value-type="float">
            <text:p>0.8911320946</text:p>
          </table:table-cell>
          <table:table-cell table:formula="of:=[.R17]-INT([.R17])" office:value-type="float" office:value="0.302018885184196" calcext:value-type="float">
            <text:p>0.3020188852</text:p>
          </table:table-cell>
          <table:table-cell table:formula="of:=[.S17]-INT([.S17])" office:value-type="float" office:value="0.771816996665791" calcext:value-type="float">
            <text:p>0.7718169967</text:p>
          </table:table-cell>
          <table:table-cell table:formula="of:=[.T17]-INT([.T17])" office:value-type="float" office:value="0.094635296999229" calcext:value-type="float">
            <text:p>0.094635297</text:p>
          </table:table-cell>
          <table:table-cell table:formula="of:=[.U17]-INT([.U17])" office:value-type="float" office:value="0.0851717672993004" calcext:value-type="float">
            <text:p>0.0851717673</text:p>
          </table:table-cell>
          <table:table-cell table:formula="of:=[.V17]-INT([.V17])" office:value-type="float" office:value="0.576654590569376" calcext:value-type="float">
            <text:p>0.5766545906</text:p>
          </table:table-cell>
          <table:table-cell table:formula="of:=[.W17]-INT([.W17])" office:value-type="float" office:value="0.418989131512447" calcext:value-type="float">
            <text:p>0.4189891315</text:p>
          </table:table-cell>
          <table:table-cell table:formula="of:=[.X17]-INT([.X17])" office:value-type="float" office:value="0.477090218361198" calcext:value-type="float">
            <text:p>0.4770902184</text:p>
          </table:table-cell>
          <table:table-cell table:formula="of:=[.Y17]-INT([.Y17])" office:value-type="float" office:value="0.629381196525074" calcext:value-type="float">
            <text:p>0.6293811965</text:p>
          </table:table-cell>
          <table:table-cell table:formula="of:=[.Z17]-INT([.Z17])" office:value-type="float" office:value="0.766443076872562" calcext:value-type="float">
            <text:p>0.7664430769</text:p>
          </table:table-cell>
          <table:table-cell table:formula="of:=[.AA17]-INT([.AA17])" office:value-type="float" office:value="0.78979876918531" calcext:value-type="float">
            <text:p>0.7897987692</text:p>
          </table:table-cell>
          <table:table-cell table:formula="of:=[.AB17]-INT([.AB17])" office:value-type="float" office:value="0.610818892266778" calcext:value-type="float">
            <text:p>0.6108188923</text:p>
          </table:table-cell>
          <table:table-cell table:formula="of:=[.AC17]-INT([.AC17])" office:value-type="float" office:value="0.149737003040102" calcext:value-type="float">
            <text:p>0.149737003</text:p>
          </table:table-cell>
          <table:table-cell table:formula="of:=[.AD17]-INT([.AD17])" office:value-type="float" office:value="0.334763302736093" calcext:value-type="float">
            <text:p>0.3347633027</text:p>
          </table:table-cell>
          <table:table-cell table:formula="of:=[.AE17]-INT([.AE17])" office:value-type="float" office:value="0.101286972462482" calcext:value-type="float">
            <text:p>0.1012869725</text:p>
          </table:table-cell>
          <table:table-cell table:formula="of:=[.AF17]-INT([.AF17])" office:value-type="float" office:value="0.391158275216235" calcext:value-type="float">
            <text:p>0.3911582752</text:p>
          </table:table-cell>
          <table:table-cell table:formula="of:=[.AG17]-INT([.AG17])" office:value-type="float" office:value="0.152042447694612" calcext:value-type="float">
            <text:p>0.1520424477</text:p>
          </table:table-cell>
          <table:table-cell table:formula="of:=[.AH17]-INT([.AH17])" office:value-type="float" office:value="0.336838202925151" calcext:value-type="float">
            <text:p>0.3368382029</text:p>
          </table:table-cell>
          <table:table-cell table:formula="of:=[.AI17]-INT([.AI17])" office:value-type="float" office:value="0.903154382632636" calcext:value-type="float">
            <text:p>0.9031543826</text:p>
          </table:table-cell>
          <table:table-cell table:formula="of:=[.AJ17]-INT([.AJ17])" office:value-type="float" office:value="0.812838944369371" calcext:value-type="float">
            <text:p>0.8128389444</text:p>
          </table:table-cell>
          <table:table-cell table:formula="of:=[.AK17]-INT([.AK17])" office:value-type="float" office:value="0.031555049932436" calcext:value-type="float">
            <text:p>0.0315550499</text:p>
          </table:table-cell>
          <table:table-cell table:formula="of:=[.AL17]-INT([.AL17])" office:value-type="float" office:value="0.528399544939195" calcext:value-type="float">
            <text:p>0.5283995449</text:p>
          </table:table-cell>
          <table:table-cell table:formula="of:=[.AM17]-INT([.AM17])" office:value-type="float" office:value="0.275559590445276" calcext:value-type="float">
            <text:p>0.2755595904</text:p>
          </table:table-cell>
          <table:table-cell table:formula="of:=[.AN17]-INT([.AN17])" office:value-type="float" office:value="0.248003631400749" calcext:value-type="float">
            <text:p>0.2480036314</text:p>
          </table:table-cell>
          <table:table-cell table:formula="of:=[.AO17]-INT([.AO17])" office:value-type="float" office:value="0.423203268260675" calcext:value-type="float">
            <text:p>0.4232032683</text:p>
          </table:table-cell>
          <table:table-cell table:formula="of:=[.AP17]-INT([.AP17])" office:value-type="float" office:value="0.780882941434609" calcext:value-type="float">
            <text:p>0.7808829414</text:p>
          </table:table-cell>
          <table:table-cell table:formula="of:=[.AQ17]-INT([.AQ17])" office:value-type="float" office:value="0.302794647291147" calcext:value-type="float">
            <text:p>0.3027946473</text:p>
          </table:table-cell>
          <table:table-cell table:formula="of:=[.AR17]-INT([.AR17])" office:value-type="float" office:value="0.972515182562033" calcext:value-type="float">
            <text:p>0.9725151826</text:p>
          </table:table-cell>
          <table:table-cell table:formula="of:=[.AS17]-INT([.AS17])" office:value-type="float" office:value="0.775263664305829" calcext:value-type="float">
            <text:p>0.7752636643</text:p>
          </table:table-cell>
          <table:table-cell table:formula="of:=[.AT17]-INT([.AT17])" office:value-type="float" office:value="0.697737297875246" calcext:value-type="float">
            <text:p>0.6977372979</text:p>
          </table:table-cell>
          <table:table-cell table:formula="of:=[.AU17]-INT([.AU17])" office:value-type="float" office:value="0.727963568087722" calcext:value-type="float">
            <text:p>0.7279635681</text:p>
          </table:table-cell>
          <table:table-cell table:formula="of:=[.AV17]-INT([.AV17])" office:value-type="float" office:value="0.85516721127895" calcext:value-type="float">
            <text:p>0.8551672113</text:p>
          </table:table-cell>
          <table:table-cell table:formula="of:=[.AW17]-INT([.AW17])" office:value-type="float" office:value="0.0696504901510551" calcext:value-type="float">
            <text:p>0.0696504902</text:p>
          </table:table-cell>
          <table:table-cell table:formula="of:=[.AX17]-INT([.AX17])" office:value-type="float" office:value="0.36268544113595" calcext:value-type="float">
            <text:p>0.3626854411</text:p>
          </table:table-cell>
          <table:table-cell table:formula="of:=[.AY17]-INT([.AY17])" office:value-type="float" office:value="0.726416897022355" calcext:value-type="float">
            <text:p>0.726416897</text:p>
          </table:table-cell>
          <table:table-cell table:formula="of:=[.AZ17]-INT([.AZ17])" office:value-type="float" office:value="0.15377520732012" calcext:value-type="float">
            <text:p>0.1537752073</text:p>
          </table:table-cell>
          <table:table-cell table:formula="of:=[.BA17]-INT([.BA17])" office:value-type="float" office:value="0.638397686588108" calcext:value-type="float">
            <text:p>0.6383976866</text:p>
          </table:table-cell>
          <table:table-cell table:formula="of:=[.BB17]-INT([.BB17])" office:value-type="float" office:value="0.174557917929297" calcext:value-type="float">
            <text:p>0.1745579179</text:p>
          </table:table-cell>
          <table:table-cell table:formula="of:=[.BC17]-INT([.BC17])" office:value-type="float" office:value="0.757102126136367" calcext:value-type="float">
            <text:p>0.7571021261</text:p>
          </table:table-cell>
          <table:table-cell table:formula="of:=[.BD17]-INT([.BD17])" office:value-type="float" office:value="0.381391913522731" calcext:value-type="float">
            <text:p>0.3813919135</text:p>
          </table:table-cell>
          <table:table-cell table:formula="of:=[.BE17]-INT([.BE17])" office:value-type="float" office:value="0.0432527221704575" calcext:value-type="float">
            <text:p>0.0432527222</text:p>
          </table:table-cell>
          <table:table-cell table:formula="of:=[.BF17]-INT([.BF17])" office:value-type="float" office:value="0.738927449953412" calcext:value-type="float">
            <text:p>0.73892745</text:p>
          </table:table-cell>
          <table:table-cell table:formula="of:=[.BG17]-INT([.BG17])" office:value-type="float" office:value="0.465034704958071" calcext:value-type="float">
            <text:p>0.465034705</text:p>
          </table:table-cell>
          <table:table-cell table:formula="of:=[.BH17]-INT([.BH17])" office:value-type="float" office:value="0.218531234462264" calcext:value-type="float">
            <text:p>0.2185312345</text:p>
          </table:table-cell>
          <table:table-cell table:formula="of:=[.BI17]-INT([.BI17])" office:value-type="float" office:value="0.996678111016037" calcext:value-type="float">
            <text:p>0.996678111</text:p>
          </table:table-cell>
          <table:table-cell table:formula="of:=[.BJ17]-INT([.BJ17])" office:value-type="float" office:value="0.797010299914434" calcext:value-type="float">
            <text:p>0.7970102999</text:p>
          </table:table-cell>
          <table:table-cell table:formula="of:=[.BK17]-INT([.BK17])" office:value-type="float" office:value="0.61730926992299" calcext:value-type="float">
            <text:p>0.6173092699</text:p>
          </table:table-cell>
          <table:table-cell table:formula="of:=[.BL17]-INT([.BL17])" office:value-type="float" office:value="0.455578342930691" calcext:value-type="float">
            <text:p>0.4555783429</text:p>
          </table:table-cell>
          <table:table-cell table:formula="of:=[.BM17]-INT([.BM17])" office:value-type="float" office:value="0.310020508637622" calcext:value-type="float">
            <text:p>0.3100205086</text:p>
          </table:table-cell>
          <table:table-cell table:formula="of:=[.BN17]-INT([.BN17])" office:value-type="float" office:value="0.17901845777386" calcext:value-type="float">
            <text:p>0.1790184578</text:p>
          </table:table-cell>
          <table:table-cell table:formula="of:=[.BO17]-INT([.BO17])" office:value-type="float" office:value="0.0611166119964741" calcext:value-type="float">
            <text:p>0.061116612</text:p>
          </table:table-cell>
          <table:table-cell table:formula="of:=[.BP17]-INT([.BP17])" office:value-type="float" office:value="0.955004950796827" calcext:value-type="float">
            <text:p>0.9550049508</text:p>
          </table:table-cell>
          <table:table-cell table:formula="of:=[.BQ17]-INT([.BQ17])" office:value-type="float" office:value="0.859504455717144" calcext:value-type="float">
            <text:p>0.8595044557</text:p>
          </table:table-cell>
          <table:table-cell table:formula="of:=[.BR17]-INT([.BR17])" office:value-type="float" office:value="0.77355401014543" calcext:value-type="float">
            <text:p>0.7735540101</text:p>
          </table:table-cell>
          <table:table-cell table:formula="of:=[.BS17]-INT([.BS17])" office:value-type="float" office:value="0.696198609130887" calcext:value-type="float">
            <text:p>0.6961986091</text:p>
          </table:table-cell>
          <table:table-cell table:formula="of:=[.BT17]-INT([.BT17])" office:value-type="float" office:value="0.626578748217798" calcext:value-type="float">
            <text:p>0.6265787482</text:p>
          </table:table-cell>
          <table:table-cell table:formula="of:=[.BU17]-INT([.BU17])" office:value-type="float" office:value="0.563920873396018" calcext:value-type="float">
            <text:p>0.5639208734</text:p>
          </table:table-cell>
          <table:table-cell table:formula="of:=[.BV17]-INT([.BV17])" office:value-type="float" office:value="0.507528786056416" calcext:value-type="float">
            <text:p>0.5075287861</text:p>
          </table:table-cell>
          <table:table-cell table:formula="of:=[.BW17]-INT([.BW17])" office:value-type="float" office:value="0.456775907450775" calcext:value-type="float">
            <text:p>0.4567759075</text:p>
          </table:table-cell>
          <table:table-cell table:formula="of:=[.BX17]-INT([.BX17])" office:value-type="float" office:value="0.411098316705697" calcext:value-type="float">
            <text:p>0.4110983167</text:p>
          </table:table-cell>
          <table:table-cell table:formula="of:=[.BY17]-INT([.BY17])" office:value-type="float" office:value="0.369988485035128" calcext:value-type="float">
            <text:p>0.369988485</text:p>
          </table:table-cell>
          <table:table-cell table:formula="of:=[.BZ17]-INT([.BZ17])" office:value-type="float" office:value="0.332989636531615" calcext:value-type="float">
            <text:p>0.3329896365</text:p>
          </table:table-cell>
          <table:table-cell table:formula="of:=[.CA17]-INT([.CA17])" office:value-type="float" office:value="0.299690672878453" calcext:value-type="float">
            <text:p>0.2996906729</text:p>
          </table:table-cell>
          <table:table-cell table:formula="of:=[.CB17]-INT([.CB17])" office:value-type="float" office:value="0.269721605590608" calcext:value-type="float">
            <text:p>0.2697216056</text:p>
          </table:table-cell>
          <table:table-cell table:formula="of:=[.CC17]-INT([.CC17])" office:value-type="float" office:value="0.242749445031547" calcext:value-type="float">
            <text:p>0.242749445</text:p>
          </table:table-cell>
          <table:table-cell table:formula="of:=[.CD17]-INT([.CD17])" office:value-type="float" office:value="0.218474500528392" calcext:value-type="float">
            <text:p>0.2184745005</text:p>
          </table:table-cell>
          <table:table-cell table:formula="of:=[.CE17]-INT([.CE17])" office:value-type="float" office:value="0.196627050475553" calcext:value-type="float">
            <text:p>0.1966270505</text:p>
          </table:table-cell>
          <table:table-cell table:formula="of:=[.CF17]-INT([.CF17])" office:value-type="float" office:value="0.176964345427998" calcext:value-type="float">
            <text:p>0.1769643454</text:p>
          </table:table-cell>
          <table:table-cell table:formula="of:=[.CG17]-INT([.CG17])" office:value-type="float" office:value="0.159267910885198" calcext:value-type="float">
            <text:p>0.1592679109</text:p>
          </table:table-cell>
          <table:table-cell table:formula="of:=[.CH17]-INT([.CH17])" office:value-type="float" office:value="0.143341119796678" calcext:value-type="float">
            <text:p>0.1433411198</text:p>
          </table:table-cell>
          <table:table-cell table:formula="of:=[.CI17]-INT([.CI17])" office:value-type="float" office:value="0.129007007817011" calcext:value-type="float">
            <text:p>0.1290070078</text:p>
          </table:table-cell>
          <table:table-cell table:formula="of:=[.CJ17]-INT([.CJ17])" office:value-type="float" office:value="0.116106307035309" calcext:value-type="float">
            <text:p>0.116106307</text:p>
          </table:table-cell>
          <table:table-cell table:formula="of:=[.CK17]-INT([.CK17])" office:value-type="float" office:value="0.104495676331779" calcext:value-type="float">
            <text:p>0.1044956763</text:p>
          </table:table-cell>
          <table:table-cell table:formula="of:=[.CL17]-INT([.CL17])" office:value-type="float" office:value="0.0940461086986007" calcext:value-type="float">
            <text:p>0.0940461087</text:p>
          </table:table-cell>
          <table:table-cell table:formula="of:=[.CM17]-INT([.CM17])" office:value-type="float" office:value="0.0846414978287406" calcext:value-type="float">
            <text:p>0.0846414978</text:p>
          </table:table-cell>
          <table:table-cell table:formula="of:=[.CN17]-INT([.CN17])" office:value-type="float" office:value="0.0761773480458666" calcext:value-type="float">
            <text:p>0.076177348</text:p>
          </table:table-cell>
          <table:table-cell table:formula="of:=[.CO17]-INT([.CO17])" office:value-type="float" office:value="0.0685596132412799" calcext:value-type="float">
            <text:p>0.0685596132</text:p>
          </table:table-cell>
          <table:table-cell table:formula="of:=[.CP17]-INT([.CP17])" office:value-type="float" office:value="0.0617036519171519" calcext:value-type="float">
            <text:p>0.0617036519</text:p>
          </table:table-cell>
          <table:table-cell table:formula="of:=[.CQ17]-INT([.CQ17])" office:value-type="float" office:value="0.0555332867254367" calcext:value-type="float">
            <text:p>0.0555332867</text:p>
          </table:table-cell>
          <table:table-cell table:formula="of:=[.CR17]-INT([.CR17])" office:value-type="float" office:value="0.0499799580528931" calcext:value-type="float">
            <text:p>0.0499799581</text:p>
          </table:table-cell>
          <table:table-cell table:formula="of:=[.CS17]-INT([.CS17])" office:value-type="float" office:value="0.0449819622476038" calcext:value-type="float">
            <text:p>0.0449819622</text:p>
          </table:table-cell>
          <table:table-cell table:formula="of:=[.CT17]-INT([.CT17])" office:value-type="float" office:value="0.0404837660228434" calcext:value-type="float">
            <text:p>0.040483766</text:p>
          </table:table-cell>
          <table:table-cell table:formula="of:=[.CU17]-INT([.CU17])" office:value-type="float" office:value="0.036435389420559" calcext:value-type="float">
            <text:p>0.0364353894</text:p>
          </table:table-cell>
          <table:table-cell table:formula="of:=[.CV17]-INT([.CV17])" office:value-type="float" office:value="0.0327918504785031" calcext:value-type="float">
            <text:p>0.0327918505</text:p>
          </table:table-cell>
          <table:table-cell table:formula="of:=[.CW17]-INT([.CW17])" office:value-type="float" office:value="0.0295126654306528" calcext:value-type="float">
            <text:p>0.0295126654</text:p>
          </table:table-cell>
          <table:table-cell table:formula="of:=[.CX17]-INT([.CX17])" office:value-type="float" office:value="0.0265613988875875" calcext:value-type="float">
            <text:p>0.0265613989</text:p>
          </table:table-cell>
          <table:table-cell table:formula="of:=[.CY17]-INT([.CY17])" office:value-type="float" office:value="0.0239052589988288" calcext:value-type="float">
            <text:p>0.023905259</text:p>
          </table:table-cell>
          <table:table-cell table:formula="of:=[.CZ17]-INT([.CZ17])" office:value-type="float" office:value="0.0215147330989459" calcext:value-type="float">
            <text:p>0.0215147331</text:p>
          </table:table-cell>
          <table:table-cell table:formula="of:=[.DA17]-INT([.DA17])" office:value-type="float" office:value="0.0193632597890513" calcext:value-type="float">
            <text:p>0.0193632598</text:p>
          </table:table-cell>
          <table:table-cell table:formula="of:=[.DB17]-INT([.DB17])" office:value-type="float" office:value="0.0174269338101462" calcext:value-type="float">
            <text:p>0.0174269338</text:p>
          </table:table-cell>
          <table:table-cell table:formula="of:=[.DC17]-INT([.DC17])" office:value-type="float" office:value="0.0156842404291316" calcext:value-type="float">
            <text:p>0.0156842404</text:p>
          </table:table-cell>
          <table:table-cell table:formula="of:=[.DD17]-INT([.DD17])" office:value-type="float" office:value="0.0141158163862184" calcext:value-type="float">
            <text:p>0.0141158164</text:p>
          </table:table-cell>
          <table:table-cell table:formula="of:=[.DE17]-INT([.DE17])" office:value-type="float" office:value="0.0127042347475966" calcext:value-type="float">
            <text:p>0.0127042347</text:p>
          </table:table-cell>
          <table:table-cell table:formula="of:=[.DF17]-INT([.DF17])" office:value-type="float" office:value="0.0114338112728369" calcext:value-type="float">
            <text:p>0.0114338113</text:p>
          </table:table-cell>
          <table:table-cell table:formula="of:=[.DG17]-INT([.DG17])" office:value-type="float" office:value="0.0102904301455532" calcext:value-type="float">
            <text:p>0.0102904301</text:p>
          </table:table-cell>
          <table:table-cell table:formula="of:=[.DH17]-INT([.DH17])" office:value-type="float" office:value="0.0092613871309979" calcext:value-type="float">
            <text:p>0.0092613871</text:p>
          </table:table-cell>
          <table:table-cell table:formula="of:=[.DI17]-INT([.DI17])" office:value-type="float" office:value="0.00833524841789811" calcext:value-type="float">
            <text:p>0.0083352484</text:p>
          </table:table-cell>
          <table:table-cell table:formula="of:=[.DJ17]-INT([.DJ17])" office:value-type="float" office:value="0.0075017235761083" calcext:value-type="float">
            <text:p>0.0075017236</text:p>
          </table:table-cell>
          <table:table-cell table:formula="of:=[.DK17]-INT([.DK17])" office:value-type="float" office:value="0.00675155121849747" calcext:value-type="float">
            <text:p>0.0067515512</text:p>
          </table:table-cell>
          <table:table-cell table:formula="of:=[.DL17]-INT([.DL17])" office:value-type="float" office:value="0.00607639609664772" calcext:value-type="float">
            <text:p>0.0060763961</text:p>
          </table:table-cell>
          <table:table-cell table:formula="of:=[.DM17]-INT([.DM17])" office:value-type="float" office:value="0.00546875648698295" calcext:value-type="float">
            <text:p>0.0054687565</text:p>
          </table:table-cell>
          <table:table-cell table:formula="of:=[.DN17]-INT([.DN17])" office:value-type="float" office:value="0.00492188083828466" calcext:value-type="float">
            <text:p>0.0049218808</text:p>
          </table:table-cell>
          <table:table-cell table:formula="of:=[.DO17]-INT([.DO17])" office:value-type="float" office:value="0.00442969275445619" calcext:value-type="float">
            <text:p>0.0044296928</text:p>
          </table:table-cell>
          <table:table-cell table:formula="of:=[.DP17]-INT([.DP17])" office:value-type="float" office:value="0.00398672347901057" calcext:value-type="float">
            <text:p>0.0039867235</text:p>
          </table:table-cell>
          <table:table-cell table:formula="of:=[.DQ17]-INT([.DQ17])" office:value-type="float" office:value="0.00358805113110952" calcext:value-type="float">
            <text:p>0.0035880511</text:p>
          </table:table-cell>
          <table:table-cell table:formula="of:=[.DR17]-INT([.DR17])" office:value-type="float" office:value="0.00322924601799856" calcext:value-type="float">
            <text:p>0.003229246</text:p>
          </table:table-cell>
          <table:table-cell table:formula="of:=[.DS17]-INT([.DS17])" office:value-type="float" office:value="0.00290632141619871" calcext:value-type="float">
            <text:p>0.0029063214</text:p>
          </table:table-cell>
          <table:table-cell table:formula="of:=[.DT17]-INT([.DT17])" office:value-type="float" office:value="0.00261568927457884" calcext:value-type="float">
            <text:p>0.0026156893</text:p>
          </table:table-cell>
          <table:table-cell table:formula="of:=[.DU17]-INT([.DU17])" office:value-type="float" office:value="0.00235412034712095" calcext:value-type="float">
            <text:p>0.0023541203</text:p>
          </table:table-cell>
          <table:table-cell table:formula="of:=[.DV17]-INT([.DV17])" office:value-type="float" office:value="0.00211870831240886" calcext:value-type="float">
            <text:p>0.0021187083</text:p>
          </table:table-cell>
          <table:table-cell table:formula="of:=[.DW17]-INT([.DW17])" office:value-type="float" office:value="0.00190683748116797" calcext:value-type="float">
            <text:p>0.0019068375</text:p>
          </table:table-cell>
          <table:table-cell table:formula="of:=[.DX17]-INT([.DX17])" office:value-type="float" office:value="0.00171615373305118" calcext:value-type="float">
            <text:p>0.0017161537</text:p>
          </table:table-cell>
          <table:table-cell table:formula="of:=[.DY17]-INT([.DY17])" office:value-type="float" office:value="0.00154453835974606" calcext:value-type="float">
            <text:p>0.0015445384</text:p>
          </table:table-cell>
          <table:table-cell table:formula="of:=[.DZ17]-INT([.DZ17])" office:value-type="float" office:value="0.00139008452377145" calcext:value-type="float">
            <text:p>0.0013900845</text:p>
          </table:table-cell>
          <table:table-cell table:formula="of:=[.EA17]-INT([.EA17])" office:value-type="float" office:value="0.00125107607139431" calcext:value-type="float">
            <text:p>0.0012510761</text:p>
          </table:table-cell>
          <table:table-cell table:formula="of:=[.EB17]-INT([.EB17])" office:value-type="float" office:value="0.00112596846425488" calcext:value-type="float">
            <text:p>0.0011259685</text:p>
          </table:table-cell>
          <table:table-cell table:formula="of:=[.EC17]-INT([.EC17])" office:value-type="float" office:value="0.00101337161782939" calcext:value-type="float">
            <text:p>0.0010133716</text:p>
          </table:table-cell>
          <table:table-cell table:formula="of:=[.ED17]-INT([.ED17])" office:value-type="float" office:value="0.00091203445604645" calcext:value-type="float">
            <text:p>0.0009120345</text:p>
          </table:table-cell>
          <table:table-cell table:formula="of:=[.EE17]-INT([.EE17])" office:value-type="float" office:value="0.000820831010441805" calcext:value-type="float">
            <text:p>0.000820831</text:p>
          </table:table-cell>
          <table:table-cell table:formula="of:=[.EF17]-INT([.EF17])" office:value-type="float" office:value="0.000738747909397624" calcext:value-type="float">
            <text:p>0.0007387479</text:p>
          </table:table-cell>
          <table:table-cell table:formula="of:=[.EG17]-INT([.EG17])" office:value-type="float" office:value="0.000664873118457862" calcext:value-type="float">
            <text:p>0.0006648731</text:p>
          </table:table-cell>
          <table:table-cell table:formula="of:=[.EH17]-INT([.EH17])" office:value-type="float" office:value="0.000598385806612076" calcext:value-type="float">
            <text:p>0.0005983858</text:p>
          </table:table-cell>
          <table:table-cell table:formula="of:=[.EI17]-INT([.EI17])" office:value-type="float" office:value="0.000538547225950868" calcext:value-type="float">
            <text:p>0.0005385472</text:p>
          </table:table-cell>
          <table:table-cell table:formula="of:=[.EJ17]-INT([.EJ17])" office:value-type="float" office:value="0.000484692503355781" calcext:value-type="float">
            <text:p>0.0004846925</text:p>
          </table:table-cell>
          <table:table-cell table:formula="of:=[.EK17]-INT([.EK17])" office:value-type="float" office:value="0.000436223253020203" calcext:value-type="float">
            <text:p>0.0004362233</text:p>
          </table:table-cell>
          <table:table-cell table:formula="of:=[.EL17]-INT([.EL17])" office:value-type="float" office:value="0.000392600927718183" calcext:value-type="float">
            <text:p>0.0003926009</text:p>
          </table:table-cell>
          <table:table-cell table:formula="of:=[.EM17]-INT([.EM17])" office:value-type="float" office:value="0.000353340834946365" calcext:value-type="float">
            <text:p>0.0003533408</text:p>
          </table:table-cell>
          <table:table-cell table:formula="of:=[.EN17]-INT([.EN17])" office:value-type="float" office:value="0.000318006751451728" calcext:value-type="float">
            <text:p>0.0003180068</text:p>
          </table:table-cell>
          <table:table-cell table:formula="of:=[.EO17]-INT([.EO17])" office:value-type="float" office:value="0.000286206076306555" calcext:value-type="float">
            <text:p>0.0002862061</text:p>
          </table:table-cell>
          <table:table-cell table:formula="of:=[.EP17]-INT([.EP17])" office:value-type="float" office:value="0.0002575854686759" calcext:value-type="float">
            <text:p>0.0002575855</text:p>
          </table:table-cell>
          <table:table-cell table:formula="of:=[.EQ17]-INT([.EQ17])" office:value-type="float" office:value="0.00023182692180831" calcext:value-type="float">
            <text:p>0.0002318269</text:p>
          </table:table-cell>
          <table:table-cell table:formula="of:=[.ER17]-INT([.ER17])" office:value-type="float" office:value="0.000208644229627479" calcext:value-type="float">
            <text:p>0.0002086442</text:p>
          </table:table-cell>
          <table:table-cell table:formula="of:=[.ES17]-INT([.ES17])" office:value-type="float" office:value="0.000187779806664731" calcext:value-type="float">
            <text:p>0.0001877798</text:p>
          </table:table-cell>
          <table:table-cell table:formula="of:=[.ET17]-INT([.ET17])" office:value-type="float" office:value="0.000169001825998258" calcext:value-type="float">
            <text:p>0.0001690018</text:p>
          </table:table-cell>
          <table:table-cell table:formula="of:=[.EU17]-INT([.EU17])" office:value-type="float" office:value="0.000152101643398432" calcext:value-type="float">
            <text:p>0.0001521016</text:p>
          </table:table-cell>
          <table:table-cell table:formula="of:=[.EV17]-INT([.EV17])" office:value-type="float" office:value="0.000136891479058589" calcext:value-type="float">
            <text:p>0.0001368915</text:p>
          </table:table-cell>
          <table:table-cell table:formula="of:=[.EW17]-INT([.EW17])" office:value-type="float" office:value="0.00012320233115273" calcext:value-type="float">
            <text:p>0.0001232023</text:p>
          </table:table-cell>
          <table:table-cell table:formula="of:=[.EX17]-INT([.EX17])" office:value-type="float" office:value="0.000110882098037457" calcext:value-type="float">
            <text:p>0.0001108821</text:p>
          </table:table-cell>
          <table:table-cell table:formula="of:=[.EY17]-INT([.EY17])" office:value-type="float" office:value="0.0000997938882337114" calcext:value-type="float">
            <text:p>9.97938882337114E-005</text:p>
          </table:table-cell>
          <table:table-cell table:formula="of:=[.EZ17]-INT([.EZ17])" office:value-type="float" office:value="0.0000898144994103402" calcext:value-type="float">
            <text:p>8.98144994103402E-005</text:p>
          </table:table-cell>
          <table:table-cell table:formula="of:=[.FA17]-INT([.FA17])" office:value-type="float" office:value="0.0000808330494693062" calcext:value-type="float">
            <text:p>0.000080833</text:p>
          </table:table-cell>
          <table:table-cell table:formula="of:=[.FB17]-INT([.FB17])" office:value-type="float" office:value="0.0000727497445223756" calcext:value-type="float">
            <text:p>7.27497445223756E-005</text:p>
          </table:table-cell>
          <table:table-cell table:formula="of:=[.FC17]-INT([.FC17])" office:value-type="float" office:value="0.000065474770070138" calcext:value-type="float">
            <text:p>6.5474770070138E-005</text:p>
          </table:table-cell>
          <table:table-cell table:formula="of:=[.FD17]-INT([.FD17])" office:value-type="float" office:value="0.0000589272930631242" calcext:value-type="float">
            <text:p>5.89272930631242E-005</text:p>
          </table:table-cell>
          <table:table-cell table:formula="of:=[.FE17]-INT([.FE17])" office:value-type="float" office:value="0.0000530345637568118" calcext:value-type="float">
            <text:p>5.30345637568118E-005</text:p>
          </table:table-cell>
          <table:table-cell table:formula="of:=[.FF17]-INT([.FF17])" office:value-type="float" office:value="0.0000477311073811306" calcext:value-type="float">
            <text:p>4.77311073811306E-005</text:p>
          </table:table-cell>
          <table:table-cell table:formula="of:=[.FG17]-INT([.FG17])" office:value-type="float" office:value="0.0000429579966430176" calcext:value-type="float">
            <text:p>0.000042958</text:p>
          </table:table-cell>
          <table:table-cell table:formula="of:=[.FH17]-INT([.FH17])" office:value-type="float" office:value="0.0000386621969787158" calcext:value-type="float">
            <text:p>3.86621969787158E-005</text:p>
          </table:table-cell>
          <table:table-cell table:formula="of:=[.FI17]-INT([.FI17])" office:value-type="float" office:value="0.0000347959772808442" calcext:value-type="float">
            <text:p>0.000034796</text:p>
          </table:table-cell>
          <table:table-cell table:formula="of:=[.FJ17]-INT([.FJ17])" office:value-type="float" office:value="0.0000313163795527598" calcext:value-type="float">
            <text:p>3.13163795527598E-005</text:p>
          </table:table-cell>
          <table:table-cell table:formula="of:=[.FK17]-INT([.FK17])" office:value-type="float" office:value="0.0000281847415974838" calcext:value-type="float">
            <text:p>2.81847415974838E-005</text:p>
          </table:table-cell>
          <table:table-cell table:formula="of:=[.FL17]-INT([.FL17])" office:value-type="float" office:value="0.0000253662674377354" calcext:value-type="float">
            <text:p>2.53662674377354E-005</text:p>
          </table:table-cell>
          <table:table-cell table:formula="of:=[.FM17]-INT([.FM17])" office:value-type="float" office:value="0.0000228296406939619" calcext:value-type="float">
            <text:p>2.28296406939619E-005</text:p>
          </table:table-cell>
          <table:table-cell table:formula="of:=[.FN17]-INT([.FN17])" office:value-type="float" office:value="0.0000205466766245657" calcext:value-type="float">
            <text:p>2.05466766245657E-005</text:p>
          </table:table-cell>
          <table:table-cell table:formula="of:=[.FO17]-INT([.FO17])" office:value-type="float" office:value="0.0000184920089621091" calcext:value-type="float">
            <text:p>0.000018492</text:p>
          </table:table-cell>
          <table:table-cell table:formula="of:=[.FP17]-INT([.FP17])" office:value-type="float" office:value="0.0000166428080658982" calcext:value-type="float">
            <text:p>1.66428080658982E-005</text:p>
          </table:table-cell>
          <table:table-cell table:formula="of:=[.FQ17]-INT([.FQ17])" office:value-type="float" office:value="0.0000149785272593084" calcext:value-type="float">
            <text:p>1.49785272593084E-005</text:p>
          </table:table-cell>
          <table:table-cell table:formula="of:=[.FR17]-INT([.FR17])" office:value-type="float" office:value="0.0000134806745333776" calcext:value-type="float">
            <text:p>1.34806745333776E-005</text:p>
          </table:table-cell>
          <table:table-cell table:formula="of:=[.FS17]-INT([.FS17])" office:value-type="float" office:value="0.0000121326070800398" calcext:value-type="float">
            <text:p>1.21326070800398E-005</text:p>
          </table:table-cell>
          <table:table-cell table:formula="of:=[.FT17]-INT([.FT17])" office:value-type="float" office:value="0.0000109193463720358" calcext:value-type="float">
            <text:p>1.09193463720358E-005</text:p>
          </table:table-cell>
          <table:table-cell table:formula="of:=[.FU17]-INT([.FU17])" office:value-type="float" office:value="0.00000982741173483225" calcext:value-type="float">
            <text:p>9.82741173483225E-006</text:p>
          </table:table-cell>
          <table:table-cell table:formula="of:=[.FV17]-INT([.FV17])" office:value-type="float" office:value="0.00000884467056134902" calcext:value-type="float">
            <text:p>8.84467056134902E-006</text:p>
          </table:table-cell>
          <table:table-cell table:formula="of:=[.FW17]-INT([.FW17])" office:value-type="float" office:value="0.00000796020350521412" calcext:value-type="float">
            <text:p>7.96020350521412E-006</text:p>
          </table:table-cell>
          <table:table-cell table:formula="of:=[.FX17]-INT([.FX17])" office:value-type="float" office:value="0.00000716418315469271" calcext:value-type="float">
            <text:p>7.16418315469271E-006</text:p>
          </table:table-cell>
          <table:table-cell table:formula="of:=[.FY17]-INT([.FY17])" office:value-type="float" office:value="0.00000644776483922344" calcext:value-type="float">
            <text:p>6.44776483922344E-006</text:p>
          </table:table-cell>
          <table:table-cell table:formula="of:=[.FZ17]-INT([.FZ17])" office:value-type="float" office:value="0.00000580298835530109" calcext:value-type="float">
            <text:p>0.000005803</text:p>
          </table:table-cell>
          <table:table-cell table:formula="of:=[.GA17]-INT([.GA17])" office:value-type="float" office:value="0.00000522268951977098" calcext:value-type="float">
            <text:p>5.22268951977098E-006</text:p>
          </table:table-cell>
          <table:table-cell table:formula="of:=[.GB17]-INT([.GB17])" office:value-type="float" office:value="0.00000470042056779389" calcext:value-type="float">
            <text:p>4.70042056779389E-006</text:p>
          </table:table-cell>
          <table:table-cell table:formula="of:=[.GC17]-INT([.GC17])" office:value-type="float" office:value="0.0000042303785110145" calcext:value-type="float">
            <text:p>4.2303785110145E-006</text:p>
          </table:table-cell>
          <table:table-cell table:formula="of:=[.GD17]-INT([.GD17])" office:value-type="float" office:value="0.00000380734065991305" calcext:value-type="float">
            <text:p>3.80734065991305E-006</text:p>
          </table:table-cell>
          <table:table-cell table:formula="of:=[.GE17]-INT([.GE17])" office:value-type="float" office:value="0.00000342660659392174" calcext:value-type="float">
            <text:p>3.42660659392174E-006</text:p>
          </table:table-cell>
          <table:table-cell table:formula="of:=[.GF17]-INT([.GF17])" office:value-type="float" office:value="0.00000308394593452957" calcext:value-type="float">
            <text:p>3.08394593452957E-006</text:p>
          </table:table-cell>
          <table:table-cell table:formula="of:=[.GG17]-INT([.GG17])" office:value-type="float" office:value="0.00000277555134107661" calcext:value-type="float">
            <text:p>2.77555134107661E-006</text:p>
          </table:table-cell>
          <table:table-cell table:formula="of:=[.GH17]-INT([.GH17])" office:value-type="float" office:value="0.00000249799620696895" calcext:value-type="float">
            <text:p>0.000002498</text:p>
          </table:table-cell>
          <table:table-cell table:formula="of:=[.GI17]-INT([.GI17])" office:value-type="float" office:value="0.00000224819658627206" calcext:value-type="float">
            <text:p>2.24819658627206E-006</text:p>
          </table:table-cell>
          <table:table-cell table:formula="of:=[.GJ17]-INT([.GJ17])" office:value-type="float" office:value="0.00000202337692764485" calcext:value-type="float">
            <text:p>2.02337692764485E-006</text:p>
          </table:table-cell>
          <table:table-cell table:formula="of:=[.GK17]-INT([.GK17])" office:value-type="float" office:value="0.00000182103923488037" calcext:value-type="float">
            <text:p>0.000001821</text:p>
          </table:table-cell>
          <table:table-cell table:formula="of:=[.GL17]-INT([.GL17])" office:value-type="float" office:value="0.00000163893531139233" calcext:value-type="float">
            <text:p>1.63893531139233E-006</text:p>
          </table:table-cell>
          <table:table-cell table:formula="of:=[.GM17]-INT([.GM17])" office:value-type="float" office:value="0.0000014750417802531" calcext:value-type="float">
            <text:p>0.000001475</text:p>
          </table:table-cell>
          <table:table-cell table:formula="of:=[.GN17]-INT([.GN17])" office:value-type="float" office:value="0.00000132753760222779" calcext:value-type="float">
            <text:p>1.32753760222779E-006</text:p>
          </table:table-cell>
          <table:table-cell table:formula="of:=[.GO17]-INT([.GO17])" office:value-type="float" office:value="0.00000119478384200501" calcext:value-type="float">
            <text:p>1.19478384200501E-006</text:p>
          </table:table-cell>
          <table:table-cell table:formula="of:=[.GP17]-INT([.GP17])" office:value-type="float" office:value="0.00000107530545780451" calcext:value-type="float">
            <text:p>1.07530545780451E-006</text:p>
          </table:table-cell>
          <table:table-cell table:formula="of:=[.GQ17]-INT([.GQ17])" office:value-type="float" office:value="0.000000967774912024056" calcext:value-type="float">
            <text:p>9.67774912024056E-007</text:p>
          </table:table-cell>
          <table:table-cell table:formula="of:=[.GR17]-INT([.GR17])" office:value-type="float" office:value="0.000000870997420821651" calcext:value-type="float">
            <text:p>0.000000871</text:p>
          </table:table-cell>
          <table:table-cell table:formula="of:=[.GS17]-INT([.GS17])" office:value-type="float" office:value="0.000000783897678739486" calcext:value-type="float">
            <text:p>7.83897678739486E-007</text:p>
          </table:table-cell>
          <table:table-cell table:formula="of:=[.GT17]-INT([.GT17])" office:value-type="float" office:value="0.000000705507910865537" calcext:value-type="float">
            <text:p>7.05507910865537E-007</text:p>
          </table:table-cell>
          <table:table-cell table:formula="of:=[.GU17]-INT([.GU17])" office:value-type="float" office:value="0.000000634957119778983" calcext:value-type="float">
            <text:p>0.000000635</text:p>
          </table:table-cell>
          <table:table-cell table:formula="of:=[.GV17]-INT([.GV17])" office:value-type="float" office:value="0.000000571461407801085" calcext:value-type="float">
            <text:p>5.71461407801085E-007</text:p>
          </table:table-cell>
          <table:table-cell table:formula="of:=[.GW17]-INT([.GW17])" office:value-type="float" office:value="0.000000514315267020977" calcext:value-type="float">
            <text:p>5.14315267020977E-007</text:p>
          </table:table-cell>
          <table:table-cell table:formula="of:=[.GX17]-INT([.GX17])" office:value-type="float" office:value="0.000000462883740318879" calcext:value-type="float">
            <text:p>4.62883740318879E-007</text:p>
          </table:table-cell>
          <table:table-cell table:formula="of:=[.GY17]-INT([.GY17])" office:value-type="float" office:value="0.000000416595366286991" calcext:value-type="float">
            <text:p>4.16595366286991E-007</text:p>
          </table:table-cell>
          <table:table-cell table:formula="of:=[.GZ17]-INT([.GZ17])" office:value-type="float" office:value="0.000000374935829658292" calcext:value-type="float">
            <text:p>3.74935829658292E-007</text:p>
          </table:table-cell>
          <table:table-cell table:formula="of:=[.HA17]-INT([.HA17])" office:value-type="float" office:value="0.000000337442246692463" calcext:value-type="float">
            <text:p>3.37442246692463E-007</text:p>
          </table:table-cell>
          <table:table-cell table:formula="of:=[.HB17]-INT([.HB17])" office:value-type="float" office:value="0.000000303698022023217" calcext:value-type="float">
            <text:p>3.03698022023217E-007</text:p>
          </table:table-cell>
          <table:table-cell table:formula="of:=[.HC17]-INT([.HC17])" office:value-type="float" office:value="0.000000273328219820895" calcext:value-type="float">
            <text:p>2.73328219820895E-007</text:p>
          </table:table-cell>
          <table:table-cell table:formula="of:=[.HD17]-INT([.HD17])" office:value-type="float" office:value="0.000000245995397838805" calcext:value-type="float">
            <text:p>0.000000246</text:p>
          </table:table-cell>
          <table:table-cell table:formula="of:=[.HE17]-INT([.HE17])" office:value-type="float" office:value="0.000000221395858054925" calcext:value-type="float">
            <text:p>2.21395858054925E-007</text:p>
          </table:table-cell>
          <table:table-cell table:formula="of:=[.HF17]-INT([.HF17])" office:value-type="float" office:value="0.000000199256272249432" calcext:value-type="float">
            <text:p>1.99256272249432E-007</text:p>
          </table:table-cell>
          <table:table-cell table:formula="of:=[.HG17]-INT([.HG17])" office:value-type="float" office:value="0.000000179330645024489" calcext:value-type="float">
            <text:p>1.79330645024489E-007</text:p>
          </table:table-cell>
          <table:table-cell table:formula="of:=[.HH17]-INT([.HH17])" office:value-type="float" office:value="0.00000016139758052204" calcext:value-type="float">
            <text:p>1.6139758052204E-007</text:p>
          </table:table-cell>
          <table:table-cell table:formula="of:=[.HI17]-INT([.HI17])" office:value-type="float" office:value="0.000000145257822469836" calcext:value-type="float">
            <text:p>1.45257822469836E-007</text:p>
          </table:table-cell>
          <table:table-cell table:formula="of:=[.HJ17]-INT([.HJ17])" office:value-type="float" office:value="0.000000130732040222853" calcext:value-type="float">
            <text:p>1.30732040222853E-007</text:p>
          </table:table-cell>
          <table:table-cell table:formula="of:=[.HK17]-INT([.HK17])" office:value-type="float" office:value="0.000000117658836200567" calcext:value-type="float">
            <text:p>1.17658836200567E-007</text:p>
          </table:table-cell>
          <table:table-cell table:formula="of:=[.HL17]-INT([.HL17])" office:value-type="float" office:value="0.000000105892952580511" calcext:value-type="float">
            <text:p>1.05892952580511E-007</text:p>
          </table:table-cell>
          <table:table-cell table:formula="of:=[.HM17]-INT([.HM17])" office:value-type="float" office:value="0.0000000953036573224595" calcext:value-type="float">
            <text:p>9.53036573224595E-008</text:p>
          </table:table-cell>
          <table:table-cell table:formula="of:=[.HN17]-INT([.HN17])" office:value-type="float" office:value="0.0000000857732915902136" calcext:value-type="float">
            <text:p>8.57732915902136E-008</text:p>
          </table:table-cell>
          <table:table-cell table:formula="of:=[.HO17]-INT([.HO17])" office:value-type="float" office:value="0.0000000771959624311922" calcext:value-type="float">
            <text:p>7.71959624311922E-008</text:p>
          </table:table-cell>
          <table:table-cell table:formula="of:=[.HP17]-INT([.HP17])" office:value-type="float" office:value="0.000000069476366188073" calcext:value-type="float">
            <text:p>6.9476366188073E-008</text:p>
          </table:table-cell>
          <table:table-cell table:formula="of:=[.HQ17]-INT([.HQ17])" office:value-type="float" office:value="0.0000000625287295692657" calcext:value-type="float">
            <text:p>6.25287295692657E-008</text:p>
          </table:table-cell>
          <table:table-cell table:formula="of:=[.HR17]-INT([.HR17])" office:value-type="float" office:value="0.0000000562758566123391" calcext:value-type="float">
            <text:p>5.62758566123391E-008</text:p>
          </table:table-cell>
          <table:table-cell table:formula="of:=[.HS17]-INT([.HS17])" office:value-type="float" office:value="0.0000000506482709511052" calcext:value-type="float">
            <text:p>5.06482709511052E-008</text:p>
          </table:table-cell>
          <table:table-cell table:formula="of:=[.HT17]-INT([.HT17])" office:value-type="float" office:value="0.0000000455834438559947" calcext:value-type="float">
            <text:p>4.55834438559947E-008</text:p>
          </table:table-cell>
          <table:table-cell table:formula="of:=[.HU17]-INT([.HU17])" office:value-type="float" office:value="0.0000000410250994703952" calcext:value-type="float">
            <text:p>0.000000041</text:p>
          </table:table-cell>
          <table:table-cell table:formula="of:=[.HV17]-INT([.HV17])" office:value-type="float" office:value="0.0000000369225895233557" calcext:value-type="float">
            <text:p>3.69225895233557E-008</text:p>
          </table:table-cell>
          <table:table-cell table:formula="of:=[.HW17]-INT([.HW17])" office:value-type="float" office:value="0.0000000332303305710201" calcext:value-type="float">
            <text:p>3.32303305710201E-008</text:p>
          </table:table-cell>
          <table:table-cell table:formula="of:=[.HX17]-INT([.HX17])" office:value-type="float" office:value="0.0000000299072975139181" calcext:value-type="float">
            <text:p>2.99072975139181E-008</text:p>
          </table:table-cell>
          <table:table-cell table:formula="of:=[.HY17]-INT([.HY17])" office:value-type="float" office:value="0.0000000269165677625263" calcext:value-type="float">
            <text:p>2.69165677625263E-008</text:p>
          </table:table-cell>
          <table:table-cell table:formula="of:=[.HZ17]-INT([.HZ17])" office:value-type="float" office:value="0.0000000242249109862737" calcext:value-type="float">
            <text:p>2.42249109862737E-008</text:p>
          </table:table-cell>
          <table:table-cell table:formula="of:=[.IA17]-INT([.IA17])" office:value-type="float" office:value="0.0000000218024198876463" calcext:value-type="float">
            <text:p>2.18024198876463E-008</text:p>
          </table:table-cell>
          <table:table-cell table:formula="of:=[.IB17]-INT([.IB17])" office:value-type="float" office:value="0.0000000196221778988817" calcext:value-type="float">
            <text:p>1.96221778988817E-008</text:p>
          </table:table-cell>
          <table:table-cell table:formula="of:=[.IC17]-INT([.IC17])" office:value-type="float" office:value="0.0000000176599601089935" calcext:value-type="float">
            <text:p>1.76599601089935E-008</text:p>
          </table:table-cell>
          <table:table-cell table:formula="of:=[.ID17]-INT([.ID17])" office:value-type="float" office:value="0.0000000158939640980942" calcext:value-type="float">
            <text:p>1.58939640980942E-008</text:p>
          </table:table-cell>
          <table:table-cell table:formula="of:=[.IE17]-INT([.IE17])" office:value-type="float" office:value="0.0000000143045676882847" calcext:value-type="float">
            <text:p>1.43045676882847E-008</text:p>
          </table:table-cell>
          <table:table-cell table:formula="of:=[.IF17]-INT([.IF17])" office:value-type="float" office:value="0.0000000128741109194563" calcext:value-type="float">
            <text:p>1.28741109194563E-008</text:p>
          </table:table-cell>
          <table:table-cell table:formula="of:=[.IG17]-INT([.IG17])" office:value-type="float" office:value="0.0000000115866998275106" calcext:value-type="float">
            <text:p>1.15866998275106E-008</text:p>
          </table:table-cell>
          <table:table-cell table:formula="of:=[.IH17]-INT([.IH17])" office:value-type="float" office:value="0.0000000104280298447596" calcext:value-type="float">
            <text:p>1.04280298447596E-008</text:p>
          </table:table-cell>
          <table:table-cell table:formula="of:=[.II17]-INT([.II17])" office:value-type="float" office:value="0.00000000938522686028363" calcext:value-type="float">
            <text:p>9.38522686028363E-009</text:p>
          </table:table-cell>
          <table:table-cell table:formula="of:=[.IJ17]-INT([.IJ17])" office:value-type="float" office:value="0.00000000844670417425526" calcext:value-type="float">
            <text:p>8.44670417425526E-009</text:p>
          </table:table-cell>
          <table:table-cell table:formula="of:=[.IK17]-INT([.IK17])" office:value-type="float" office:value="0.00000000760203375682974" calcext:value-type="float">
            <text:p>7.60203375682974E-009</text:p>
          </table:table-cell>
          <table:table-cell table:formula="of:=[.IL17]-INT([.IL17])" office:value-type="float" office:value="0.00000000684183038114676" calcext:value-type="float">
            <text:p>6.84183038114676E-009</text:p>
          </table:table-cell>
          <table:table-cell table:formula="of:=[.IM17]-INT([.IM17])" office:value-type="float" office:value="0.00000000615764734303209" calcext:value-type="float">
            <text:p>6.15764734303209E-009</text:p>
          </table:table-cell>
          <table:table-cell table:formula="of:=[.IN17]-INT([.IN17])" office:value-type="float" office:value="0.00000000554188260872888" calcext:value-type="float">
            <text:p>5.54188260872888E-009</text:p>
          </table:table-cell>
          <table:table-cell table:formula="of:=[.IO17]-INT([.IO17])" office:value-type="float" office:value="0.00000000498769434785599" calcext:value-type="float">
            <text:p>0.000000005</text:p>
          </table:table-cell>
          <table:table-cell table:formula="of:=[.IP17]-INT([.IP17])" office:value-type="float" office:value="0.00000000448892491307039" calcext:value-type="float">
            <text:p>4.48892491307039E-009</text:p>
          </table:table-cell>
          <table:table-cell table:formula="of:=[.IQ17]-INT([.IQ17])" office:value-type="float" office:value="0.00000000404003242176335" calcext:value-type="float">
            <text:p>0.000000004</text:p>
          </table:table-cell>
          <table:table-cell table:formula="of:=[.IR17]-INT([.IR17])" office:value-type="float" office:value="0.00000000363602917958702" calcext:value-type="float">
            <text:p>3.63602917958702E-009</text:p>
          </table:table-cell>
          <table:table-cell table:formula="of:=[.IS17]-INT([.IS17])" office:value-type="float" office:value="0.00000000327242626162832" calcext:value-type="float">
            <text:p>3.27242626162832E-009</text:p>
          </table:table-cell>
          <table:table-cell table:formula="of:=[.IT17]-INT([.IT17])" office:value-type="float" office:value="0.00000000294518363546548" calcext:value-type="float">
            <text:p>2.94518363546548E-009</text:p>
          </table:table-cell>
          <table:table-cell table:formula="of:=[.IU17]-INT([.IU17])" office:value-type="float" office:value="0.00000000265066527191894" calcext:value-type="float">
            <text:p>2.65066527191894E-009</text:p>
          </table:table-cell>
          <table:table-cell table:formula="of:=[.IV17]-INT([.IV17])" office:value-type="float" office:value="0.00000000238559874472704" calcext:value-type="float">
            <text:p>2.38559874472704E-009</text:p>
          </table:table-cell>
          <table:table-cell table:formula="of:=[.IW17]-INT([.IW17])" office:value-type="float" office:value="0.00000000214703887025434" calcext:value-type="float">
            <text:p>2.14703887025434E-009</text:p>
          </table:table-cell>
          <table:table-cell table:formula="of:=[.IX17]-INT([.IX17])" office:value-type="float" office:value="0.0000000019323349832289" calcext:value-type="float">
            <text:p>1.9323349832289E-009</text:p>
          </table:table-cell>
          <table:table-cell table:formula="of:=[.IY17]-INT([.IY17])" office:value-type="float" office:value="0.00000000173910148490601" calcext:value-type="float">
            <text:p>1.73910148490601E-009</text:p>
          </table:table-cell>
          <table:table-cell table:formula="of:=[.IZ17]-INT([.IZ17])" office:value-type="float" office:value="0.00000000156519133641541" calcext:value-type="float">
            <text:p>1.56519133641541E-009</text:p>
          </table:table-cell>
          <table:table-cell table:formula="of:=[.JA17]-INT([.JA17])" office:value-type="float" office:value="0.00000000140867220277387" calcext:value-type="float">
            <text:p>1.40867220277387E-009</text:p>
          </table:table-cell>
          <table:table-cell table:formula="of:=[.JB17]-INT([.JB17])" office:value-type="float" office:value="0.00000000126780498249648" calcext:value-type="float">
            <text:p>1.26780498249648E-009</text:p>
          </table:table-cell>
          <table:table-cell table:formula="of:=[.JC17]-INT([.JC17])" office:value-type="float" office:value="0.00000000114102448424684" calcext:value-type="float">
            <text:p>1.14102448424684E-009</text:p>
          </table:table-cell>
          <table:table-cell table:formula="of:=[.JD17]-INT([.JD17])" office:value-type="float" office:value="0.00000000102692203582215" calcext:value-type="float">
            <text:p>0.000000001</text:p>
          </table:table-cell>
          <table:table-cell table:formula="of:=[.JE17]-INT([.JE17])" office:value-type="float" office:value="0.000000000924229832239937" calcext:value-type="float">
            <text:p>9.24229832239937E-010</text:p>
          </table:table-cell>
          <table:table-cell table:formula="of:=[.JF17]-INT([.JF17])" office:value-type="float" office:value="0.000000000831806849015943" calcext:value-type="float">
            <text:p>8.31806849015943E-010</text:p>
          </table:table-cell>
          <table:table-cell table:formula="of:=[.JG17]-INT([.JG17])" office:value-type="float" office:value="0.000000000748626164114349" calcext:value-type="float">
            <text:p>7.48626164114349E-010</text:p>
          </table:table-cell>
          <table:table-cell table:formula="of:=[.JH17]-INT([.JH17])" office:value-type="float" office:value="0.000000000673763547702914" calcext:value-type="float">
            <text:p>6.73763547702914E-010</text:p>
          </table:table-cell>
          <table:table-cell table:formula="of:=[.JI17]-INT([.JI17])" office:value-type="float" office:value="0.000000000606387192932623" calcext:value-type="float">
            <text:p>6.06387192932623E-010</text:p>
          </table:table-cell>
          <table:table-cell table:formula="of:=[.JJ17]-INT([.JJ17])" office:value-type="float" office:value="0.000000000545748473639361" calcext:value-type="float">
            <text:p>5.45748473639361E-010</text:p>
          </table:table-cell>
          <table:table-cell table:formula="of:=[.JK17]-INT([.JK17])" office:value-type="float" office:value="0.000000000491173626275424" calcext:value-type="float">
            <text:p>4.91173626275424E-010</text:p>
          </table:table-cell>
          <table:table-cell table:formula="of:=[.JL17]-INT([.JL17])" office:value-type="float" office:value="0.000000000442056263647882" calcext:value-type="float">
            <text:p>4.42056263647882E-010</text:p>
          </table:table-cell>
          <table:table-cell table:formula="of:=[.JM17]-INT([.JM17])" office:value-type="float" office:value="0.000000000397850637283094" calcext:value-type="float">
            <text:p>3.97850637283094E-010</text:p>
          </table:table-cell>
          <table:table-cell table:formula="of:=[.JN17]-INT([.JN17])" office:value-type="float" office:value="0.000000000358065573554784" calcext:value-type="float">
            <text:p>3.58065573554784E-010</text:p>
          </table:table-cell>
          <table:table-cell table:formula="of:=[.JO17]-INT([.JO17])" office:value-type="float" office:value="0.000000000322259016199306" calcext:value-type="float">
            <text:p>3.22259016199306E-010</text:p>
          </table:table-cell>
          <table:table-cell table:formula="of:=[.JP17]-INT([.JP17])" office:value-type="float" office:value="0.000000000290033114579375" calcext:value-type="float">
            <text:p>2.90033114579375E-010</text:p>
          </table:table-cell>
          <table:table-cell table:formula="of:=[.JQ17]-INT([.JQ17])" office:value-type="float" office:value="0.000000000261029803121438" calcext:value-type="float">
            <text:p>2.61029803121438E-010</text:p>
          </table:table-cell>
          <table:table-cell table:formula="of:=[.JR17]-INT([.JR17])" office:value-type="float" office:value="0.000000000234926822809294" calcext:value-type="float">
            <text:p>2.34926822809294E-010</text:p>
          </table:table-cell>
          <table:table-cell table:formula="of:=[.JS17]-INT([.JS17])" office:value-type="float" office:value="0.000000000211434140528365" calcext:value-type="float">
            <text:p>2.11434140528365E-010</text:p>
          </table:table-cell>
          <table:table-cell table:formula="of:=[.JT17]-INT([.JT17])" office:value-type="float" office:value="0.000000000190290726475528" calcext:value-type="float">
            <text:p>1.90290726475528E-010</text:p>
          </table:table-cell>
          <table:table-cell table:formula="of:=[.JU17]-INT([.JU17])" office:value-type="float" office:value="0.000000000171261653827975" calcext:value-type="float">
            <text:p>1.71261653827975E-010</text:p>
          </table:table-cell>
          <table:table-cell table:formula="of:=[.JV17]-INT([.JV17])" office:value-type="float" office:value="0.000000000154135488445178" calcext:value-type="float">
            <text:p>1.54135488445178E-010</text:p>
          </table:table-cell>
          <table:table-cell table:formula="of:=[.JW17]-INT([.JW17])" office:value-type="float" office:value="0.00000000013872193960066" calcext:value-type="float">
            <text:p>1.3872193960066E-010</text:p>
          </table:table-cell>
          <table:table-cell table:formula="of:=[.JX17]-INT([.JX17])" office:value-type="float" office:value="0.000000000124849745640594" calcext:value-type="float">
            <text:p>1.24849745640594E-010</text:p>
          </table:table-cell>
          <table:table-cell table:formula="of:=[.JY17]-INT([.JY17])" office:value-type="float" office:value="0.000000000112364771076535" calcext:value-type="float">
            <text:p>1.12364771076535E-010</text:p>
          </table:table-cell>
          <table:table-cell table:formula="of:=[.JZ17]-INT([.JZ17])" office:value-type="float" office:value="0.000000000101128293968881" calcext:value-type="float">
            <text:p>1.01128293968881E-010</text:p>
          </table:table-cell>
          <table:table-cell table:formula="of:=[.KA17]-INT([.KA17])" office:value-type="float" office:value="0.0000000000910154645719931" calcext:value-type="float">
            <text:p>9.10154645719931E-011</text:p>
          </table:table-cell>
          <table:table-cell table:formula="of:=[.KB17]-INT([.KB17])" office:value-type="float" office:value="0.0000000000819139181147938" calcext:value-type="float">
            <text:p>8.19139181147938E-011</text:p>
          </table:table-cell>
          <table:table-cell table:formula="of:=[.KC17]-INT([.KC17])" office:value-type="float" office:value="0.0000000000737225263033144" calcext:value-type="float">
            <text:p>7.37225263033144E-011</text:p>
          </table:table-cell>
          <table:table-cell table:formula="of:=[.KD17]-INT([.KD17])" office:value-type="float" office:value="0.000000000066350273672983" calcext:value-type="float">
            <text:p>6.6350273672983E-011</text:p>
          </table:table-cell>
          <table:table-cell table:formula="of:=[.KE17]-INT([.KE17])" office:value-type="float" office:value="0.0000000000597152463056847" calcext:value-type="float">
            <text:p>5.97152463056847E-011</text:p>
          </table:table-cell>
          <table:table-cell table:formula="of:=[.KF17]-INT([.KF17])" office:value-type="float" office:value="0.0000000000537437216751162" calcext:value-type="float">
            <text:p>5.37437216751162E-011</text:p>
          </table:table-cell>
          <table:table-cell table:formula="of:=[.KG17]-INT([.KG17])" office:value-type="float" office:value="0.0000000000483693495076046" calcext:value-type="float">
            <text:p>4.83693495076046E-011</text:p>
          </table:table-cell>
          <table:table-cell table:formula="of:=[.KH17]-INT([.KH17])" office:value-type="float" office:value="0.0000000000435324145568441" calcext:value-type="float">
            <text:p>4.35324145568441E-011</text:p>
          </table:table-cell>
          <table:table-cell table:formula="of:=[.KI17]-INT([.KI17])" office:value-type="float" office:value="0.0000000000391791731011597" calcext:value-type="float">
            <text:p>3.91791731011597E-011</text:p>
          </table:table-cell>
          <table:table-cell table:formula="of:=[.KJ17]-INT([.KJ17])" office:value-type="float" office:value="0.0000000000352612557910437" calcext:value-type="float">
            <text:p>3.52612557910437E-011</text:p>
          </table:table-cell>
          <table:table-cell table:formula="of:=[.KK17]-INT([.KK17])" office:value-type="float" office:value="0.0000000000317351302119394" calcext:value-type="float">
            <text:p>3.17351302119394E-011</text:p>
          </table:table-cell>
          <table:table-cell table:formula="of:=[.KL17]-INT([.KL17])" office:value-type="float" office:value="0.0000000000285616171907454" calcext:value-type="float">
            <text:p>2.85616171907454E-011</text:p>
          </table:table-cell>
          <table:table-cell table:formula="of:=[.KM17]-INT([.KM17])" office:value-type="float" office:value="0.0000000000257054554716709" calcext:value-type="float">
            <text:p>2.57054554716709E-011</text:p>
          </table:table-cell>
          <table:table-cell table:formula="of:=[.KN17]-INT([.KN17])" office:value-type="float" office:value="0.0000000000231349099245038" calcext:value-type="float">
            <text:p>2.31349099245038E-011</text:p>
          </table:table-cell>
          <table:table-cell table:formula="of:=[.KO17]-INT([.KO17])" office:value-type="float" office:value="0.0000000000208214189320534" calcext:value-type="float">
            <text:p>2.08214189320534E-011</text:p>
          </table:table-cell>
          <table:table-cell table:formula="of:=[.KP17]-INT([.KP17])" office:value-type="float" office:value="0.0000000000187392770388481" calcext:value-type="float">
            <text:p>1.87392770388481E-011</text:p>
          </table:table-cell>
          <table:table-cell table:formula="of:=[.KQ17]-INT([.KQ17])" office:value-type="float" office:value="0.0000000000168653493349633" calcext:value-type="float">
            <text:p>1.68653493349633E-011</text:p>
          </table:table-cell>
          <table:table-cell table:formula="of:=[.KR17]-INT([.KR17])" office:value-type="float" office:value="0.0000000000151788144014669" calcext:value-type="float">
            <text:p>1.51788144014669E-011</text:p>
          </table:table-cell>
          <table:table-cell table:formula="of:=[.KS17]-INT([.KS17])" office:value-type="float" office:value="0.0000000000136609329613203" calcext:value-type="float">
            <text:p>1.36609329613203E-011</text:p>
          </table:table-cell>
          <table:table-cell table:formula="of:=[.KT17]-INT([.KT17])" office:value-type="float" office:value="0.0000000000122948396651882" calcext:value-type="float">
            <text:p>1.22948396651882E-011</text:p>
          </table:table-cell>
          <table:table-cell table:formula="of:=[.KU17]-INT([.KU17])" office:value-type="float" office:value="0.0000000000110653556986694" calcext:value-type="float">
            <text:p>1.10653556986694E-011</text:p>
          </table:table-cell>
          <table:table-cell table:formula="of:=[.KV17]-INT([.KV17])" office:value-type="float" office:value="0.00000000000995882012880247" calcext:value-type="float">
            <text:p>9.95882012880247E-012</text:p>
          </table:table-cell>
          <table:table-cell table:formula="of:=[.KW17]-INT([.KW17])" office:value-type="float" office:value="0.00000000000896293811592222" calcext:value-type="float">
            <text:p>8.96293811592222E-012</text:p>
          </table:table-cell>
          <table:table-cell table:formula="of:=[.KX17]-INT([.KX17])" office:value-type="float" office:value="0.00000000000806664430433" calcext:value-type="float">
            <text:p>8.06664430433E-012</text:p>
          </table:table-cell>
          <table:table-cell table:formula="of:=[.KY17]-INT([.KY17])" office:value-type="float" office:value="0.000000000007259979873897" calcext:value-type="float">
            <text:p>7.259979873897E-012</text:p>
          </table:table-cell>
          <table:table-cell table:formula="of:=[.KZ17]-INT([.KZ17])" office:value-type="float" office:value="0.0000000000065339818865073" calcext:value-type="float">
            <text:p>6.5339818865073E-012</text:p>
          </table:table-cell>
          <table:table-cell table:formula="of:=[.LA17]-INT([.LA17])" office:value-type="float" office:value="0.00000000000588058369785657" calcext:value-type="float">
            <text:p>5.88058369785657E-012</text:p>
          </table:table-cell>
          <table:table-cell table:formula="of:=[.LB17]-INT([.LB17])" office:value-type="float" office:value="0.00000000000529252532807091" calcext:value-type="float">
            <text:p>5.29252532807091E-012</text:p>
          </table:table-cell>
          <table:table-cell table:formula="of:=[.LC17]-INT([.LC17])" office:value-type="float" office:value="0.00000000000476327279526382" calcext:value-type="float">
            <text:p>4.76327279526382E-012</text:p>
          </table:table-cell>
          <table:table-cell table:formula="of:=[.LD17]-INT([.LD17])" office:value-type="float" office:value="0.00000000000428694551573744" calcext:value-type="float">
            <text:p>4.28694551573744E-012</text:p>
          </table:table-cell>
          <table:table-cell table:formula="of:=[.LE17]-INT([.LE17])" office:value-type="float" office:value="0.00000000000385825096416369" calcext:value-type="float">
            <text:p>3.85825096416369E-012</text:p>
          </table:table-cell>
          <table:table-cell table:formula="of:=[.LF17]-INT([.LF17])" office:value-type="float" office:value="0.00000000000347242586774732" calcext:value-type="float">
            <text:p>3.47242586774732E-012</text:p>
          </table:table-cell>
          <table:table-cell table:formula="of:=[.LG17]-INT([.LG17])" office:value-type="float" office:value="0.00000000000312518328097259" calcext:value-type="float">
            <text:p>3.12518328097259E-012</text:p>
          </table:table-cell>
          <table:table-cell table:formula="of:=[.LH17]-INT([.LH17])" office:value-type="float" office:value="0.00000000000281266495287533" calcext:value-type="float">
            <text:p>2.81266495287533E-012</text:p>
          </table:table-cell>
          <table:table-cell table:formula="of:=[.LI17]-INT([.LI17])" office:value-type="float" office:value="0.0000000000025313984575878" calcext:value-type="float">
            <text:p>2.5313984575878E-012</text:p>
          </table:table-cell>
          <table:table-cell table:formula="of:=[.LJ17]-INT([.LJ17])" office:value-type="float" office:value="0.00000000000227825861182902" calcext:value-type="float">
            <text:p>2.27825861182902E-012</text:p>
          </table:table-cell>
          <table:table-cell table:formula="of:=[.LK17]-INT([.LK17])" office:value-type="float" office:value="0.00000000000205043275064612" calcext:value-type="float">
            <text:p>2.05043275064612E-012</text:p>
          </table:table-cell>
          <table:table-cell table:formula="of:=[.LL17]-INT([.LL17])" office:value-type="float" office:value="0.00000000000184538947558151" calcext:value-type="float">
            <text:p>1.84538947558151E-012</text:p>
          </table:table-cell>
          <table:table-cell table:formula="of:=[.LM17]-INT([.LM17])" office:value-type="float" office:value="0.00000000000166085052802336" calcext:value-type="float">
            <text:p>1.66085052802336E-012</text:p>
          </table:table-cell>
          <table:table-cell table:formula="of:=[.LN17]-INT([.LN17])" office:value-type="float" office:value="0.00000000000149476547522102" calcext:value-type="float">
            <text:p>1.49476547522102E-012</text:p>
          </table:table-cell>
          <table:table-cell table:formula="of:=[.LO17]-INT([.LO17])" office:value-type="float" office:value="0.00000000000134528892769892" calcext:value-type="float">
            <text:p>1.34528892769892E-012</text:p>
          </table:table-cell>
          <table:table-cell table:formula="of:=[.LP17]-INT([.LP17])" office:value-type="float" office:value="0.00000000000121076003492903" calcext:value-type="float">
            <text:p>1.21076003492903E-012</text:p>
          </table:table-cell>
          <table:table-cell table:formula="of:=[.LQ17]-INT([.LQ17])" office:value-type="float" office:value="0.00000000000108968403143612" calcext:value-type="float">
            <text:p>1.08968403143612E-012</text:p>
          </table:table-cell>
          <table:table-cell table:formula="of:=[.LR17]-INT([.LR17])" office:value-type="float" office:value="0.000000000000980715628292511" calcext:value-type="float">
            <text:p>9.80715628292511E-013</text:p>
          </table:table-cell>
          <table:table-cell table:formula="of:=[.LS17]-INT([.LS17])" office:value-type="float" office:value="0.00000000000088264406546326" calcext:value-type="float">
            <text:p>8.8264406546326E-013</text:p>
          </table:table-cell>
          <table:table-cell table:formula="of:=[.LT17]-INT([.LT17])" office:value-type="float" office:value="0.000000000000794379658916934" calcext:value-type="float">
            <text:p>7.94379658916934E-013</text:p>
          </table:table-cell>
          <table:table-cell table:formula="of:=[.LU17]-INT([.LU17])" office:value-type="float" office:value="0.000000000000714941693025241" calcext:value-type="float">
            <text:p>7.14941693025241E-013</text:p>
          </table:table-cell>
          <table:table-cell table:formula="of:=[.LV17]-INT([.LV17])" office:value-type="float" office:value="0.000000000000643447523722717" calcext:value-type="float">
            <text:p>6.43447523722717E-013</text:p>
          </table:table-cell>
          <table:table-cell table:formula="of:=[.LW17]-INT([.LW17])" office:value-type="float" office:value="0.000000000000579102771350445" calcext:value-type="float">
            <text:p>5.79102771350445E-013</text:p>
          </table:table-cell>
          <table:table-cell table:formula="of:=[.LX17]-INT([.LX17])" office:value-type="float" office:value="0.000000000000521192494215401" calcext:value-type="float">
            <text:p>5.21192494215401E-013</text:p>
          </table:table-cell>
          <table:table-cell table:formula="of:=[.LY17]-INT([.LY17])" office:value-type="float" office:value="0.000000000000469073244793861" calcext:value-type="float">
            <text:p>4.69073244793861E-013</text:p>
          </table:table-cell>
          <table:table-cell table:formula="of:=[.LZ17]-INT([.LZ17])" office:value-type="float" office:value="0.000000000000422165920314475" calcext:value-type="float">
            <text:p>4.22165920314475E-013</text:p>
          </table:table-cell>
          <table:table-cell table:formula="of:=[.MA17]-INT([.MA17])" office:value-type="float" office:value="0.000000000000379949328283027" calcext:value-type="float">
            <text:p>3.79949328283027E-013</text:p>
          </table:table-cell>
          <table:table-cell table:formula="of:=[.MB17]-INT([.MB17])" office:value-type="float" office:value="0.000000000000341954395454724" calcext:value-type="float">
            <text:p>3.41954395454724E-013</text:p>
          </table:table-cell>
          <table:table-cell table:formula="of:=[.MC17]-INT([.MC17])" office:value-type="float" office:value="0.000000000000307758955909252" calcext:value-type="float">
            <text:p>3.07758955909252E-013</text:p>
          </table:table-cell>
          <table:table-cell table:formula="of:=[.MD17]-INT([.MD17])" office:value-type="float" office:value="0.000000000000276983060318327" calcext:value-type="float">
            <text:p>2.76983060318327E-013</text:p>
          </table:table-cell>
          <table:table-cell table:formula="of:=[.ME17]-INT([.ME17])" office:value-type="float" office:value="0.000000000000249284754286494" calcext:value-type="float">
            <text:p>2.49284754286494E-013</text:p>
          </table:table-cell>
          <table:table-cell table:formula="of:=[.MF17]-INT([.MF17])" office:value-type="float" office:value="0.000000000000224356278857845" calcext:value-type="float">
            <text:p>2.24356278857845E-013</text:p>
          </table:table-cell>
          <table:table-cell table:formula="of:=[.MG17]-INT([.MG17])" office:value-type="float" office:value="0.00000000000020192065097206" calcext:value-type="float">
            <text:p>2.0192065097206E-013</text:p>
          </table:table-cell>
          <table:table-cell table:formula="of:=[.MH17]-INT([.MH17])" office:value-type="float" office:value="0.000000000000181728585874854" calcext:value-type="float">
            <text:p>1.81728585874854E-013</text:p>
          </table:table-cell>
          <table:table-cell table:formula="of:=[.MI17]-INT([.MI17])" office:value-type="float" office:value="0.000000000000163555727287369" calcext:value-type="float">
            <text:p>1.63555727287369E-013</text:p>
          </table:table-cell>
          <table:table-cell table:formula="of:=[.MJ17]-INT([.MJ17])" office:value-type="float" office:value="0.000000000000147200154558632" calcext:value-type="float">
            <text:p>1.47200154558632E-013</text:p>
          </table:table-cell>
          <table:table-cell table:formula="of:=[.MK17]-INT([.MK17])" office:value-type="float" office:value="0.000000000000132480139102769" calcext:value-type="float">
            <text:p>1.32480139102769E-013</text:p>
          </table:table-cell>
          <table:table-cell table:formula="of:=[.ML17]-INT([.ML17])" office:value-type="float" office:value="0.000000000000119232125192492" calcext:value-type="float">
            <text:p>1.19232125192492E-013</text:p>
          </table:table-cell>
          <table:table-cell table:formula="of:=[.MM17]-INT([.MM17])" office:value-type="float" office:value="0.000000000000107308912673243" calcext:value-type="float">
            <text:p>1.07308912673243E-013</text:p>
          </table:table-cell>
          <table:table-cell table:formula="of:=[.MN17]-INT([.MN17])" office:value-type="float" office:value="0.0000000000000965780214059184" calcext:value-type="float">
            <text:p>9.65780214059184E-014</text:p>
          </table:table-cell>
          <table:table-cell table:formula="of:=[.MO17]-INT([.MO17])" office:value-type="float" office:value="0.0000000000000869202192653266" calcext:value-type="float">
            <text:p>8.69202192653266E-014</text:p>
          </table:table-cell>
          <table:table-cell table:formula="of:=[.MP17]-INT([.MP17])" office:value-type="float" office:value="0.0000000000000782281973387939" calcext:value-type="float">
            <text:p>7.82281973387939E-014</text:p>
          </table:table-cell>
          <table:table-cell table:formula="of:=[.MQ17]-INT([.MQ17])" office:value-type="float" office:value="0.0000000000000704053776049145" calcext:value-type="float">
            <text:p>7.04053776049145E-014</text:p>
          </table:table-cell>
          <table:table-cell table:formula="of:=[.MR17]-INT([.MR17])" office:value-type="float" office:value="0.0000000000000633648398444231" calcext:value-type="float">
            <text:p>6.33648398444231E-014</text:p>
          </table:table-cell>
          <table:table-cell table:formula="of:=[.MS17]-INT([.MS17])" office:value-type="float" office:value="0.0000000000000570283558599808" calcext:value-type="float">
            <text:p>5.70283558599808E-014</text:p>
          </table:table-cell>
          <table:table-cell table:formula="of:=[.MT17]-INT([.MT17])" office:value-type="float" office:value="0.0000000000000513255202739827" calcext:value-type="float">
            <text:p>5.13255202739827E-014</text:p>
          </table:table-cell>
          <table:table-cell table:formula="of:=[.MU17]-INT([.MU17])" office:value-type="float" office:value="0.0000000000000461929682465844" calcext:value-type="float">
            <text:p>4.61929682465844E-014</text:p>
          </table:table-cell>
          <table:table-cell table:formula="of:=[.MV17]-INT([.MV17])" office:value-type="float" office:value="0.000000000000041573671421926" calcext:value-type="float">
            <text:p>4.1573671421926E-014</text:p>
          </table:table-cell>
          <table:table-cell table:formula="of:=[.MW17]-INT([.MW17])" office:value-type="float" office:value="0.0000000000000374163042797334" calcext:value-type="float">
            <text:p>3.74163042797334E-014</text:p>
          </table:table-cell>
          <table:table-cell table:formula="of:=[.MX17]-INT([.MX17])" office:value-type="float" office:value="0.0000000000000336746738517601" calcext:value-type="float">
            <text:p>3.36746738517601E-014</text:p>
          </table:table-cell>
          <table:table-cell table:formula="of:=[.MY17]-INT([.MY17])" office:value-type="float" office:value="0.0000000000000303072064665841" calcext:value-type="float">
            <text:p>3.03072064665841E-014</text:p>
          </table:table-cell>
          <table:table-cell table:formula="of:=[.MZ17]-INT([.MZ17])" office:value-type="float" office:value="0.0000000000000272764858199256" calcext:value-type="float">
            <text:p>2.72764858199256E-014</text:p>
          </table:table-cell>
          <table:table-cell table:formula="of:=[.NA17]-INT([.NA17])" office:value-type="float" office:value="0.0000000000000245488372379331" calcext:value-type="float">
            <text:p>2.45488372379331E-014</text:p>
          </table:table-cell>
          <table:table-cell table:formula="of:=[.NB17]-INT([.NB17])" office:value-type="float" office:value="0.0000000000000220939535141398" calcext:value-type="float">
            <text:p>2.20939535141398E-014</text:p>
          </table:table-cell>
          <table:table-cell table:formula="of:=[.NC17]-INT([.NC17])" office:value-type="float" office:value="0.0000000000000198845581627258" calcext:value-type="float">
            <text:p>1.98845581627258E-014</text:p>
          </table:table-cell>
          <table:table-cell table:formula="of:=[.ND17]-INT([.ND17])" office:value-type="float" office:value="0.0000000000000178961023464532" calcext:value-type="float">
            <text:p>1.78961023464532E-014</text:p>
          </table:table-cell>
          <table:table-cell table:formula="of:=[.NE17]-INT([.NE17])" office:value-type="float" office:value="0.0000000000000161064921118079" calcext:value-type="float">
            <text:p>1.61064921118079E-014</text:p>
          </table:table-cell>
          <table:table-cell table:formula="of:=[.NF17]-INT([.NF17])" office:value-type="float" office:value="0.0000000000000144958429006271" calcext:value-type="float">
            <text:p>1.44958429006271E-014</text:p>
          </table:table-cell>
          <table:table-cell table:formula="of:=[.NG17]-INT([.NG17])" office:value-type="float" office:value="0.0000000000000130462586105644" calcext:value-type="float">
            <text:p>1.30462586105644E-014</text:p>
          </table:table-cell>
          <table:table-cell table:formula="of:=[.NH17]-INT([.NH17])" office:value-type="float" office:value="0.000000000000011741632749508" calcext:value-type="float">
            <text:p>1.1741632749508E-014</text:p>
          </table:table-cell>
          <table:table-cell table:formula="of:=[.NI17]-INT([.NI17])" office:value-type="float" office:value="0.0000000000000105674694745572" calcext:value-type="float">
            <text:p>1.05674694745572E-014</text:p>
          </table:table-cell>
          <table:table-cell table:formula="of:=[.NJ17]-INT([.NJ17])" office:value-type="float" office:value="9.51072252710145E-015" calcext:value-type="float">
            <text:p>9.51072252710145E-015</text:p>
          </table:table-cell>
          <table:table-cell table:formula="of:=[.NK17]-INT([.NK17])" office:value-type="float" office:value="8.5596502743913E-015" calcext:value-type="float">
            <text:p>8.5596502743913E-015</text:p>
          </table:table-cell>
          <table:table-cell table:formula="of:=[.NL17]-INT([.NL17])" office:value-type="float" office:value="7.70368524695217E-015" calcext:value-type="float">
            <text:p>7.70368524695217E-015</text:p>
          </table:table-cell>
          <table:table-cell table:formula="of:=[.NM17]-INT([.NM17])" office:value-type="float" office:value="6.93331672225696E-015" calcext:value-type="float">
            <text:p>6.93331672225696E-015</text:p>
          </table:table-cell>
          <table:table-cell table:formula="of:=[.NN17]-INT([.NN17])" office:value-type="float" office:value="6.23998505003126E-015" calcext:value-type="float">
            <text:p>6.23998505003126E-015</text:p>
          </table:table-cell>
          <table:table-cell table:formula="of:=[.NO17]-INT([.NO17])" office:value-type="float" office:value="5.61598654502813E-015" calcext:value-type="float">
            <text:p>5.61598654502813E-015</text:p>
          </table:table-cell>
          <table:table-cell table:formula="of:=[.NP17]-INT([.NP17])" office:value-type="float" office:value="5.05438789052532E-015" calcext:value-type="float">
            <text:p>5.05438789052532E-015</text:p>
          </table:table-cell>
          <table:table-cell table:formula="of:=[.NQ17]-INT([.NQ17])" office:value-type="float" office:value="4.54894910147279E-015" calcext:value-type="float">
            <text:p>4.54894910147279E-015</text:p>
          </table:table-cell>
          <table:table-cell table:formula="of:=[.NR17]-INT([.NR17])" office:value-type="float" office:value="4.09405419132551E-015" calcext:value-type="float">
            <text:p>4.09405419132551E-015</text:p>
          </table:table-cell>
          <table:table-cell table:formula="of:=[.NS17]-INT([.NS17])" office:value-type="float" office:value="3.68464877219296E-015" calcext:value-type="float">
            <text:p>3.68464877219296E-015</text:p>
          </table:table-cell>
          <table:table-cell table:formula="of:=[.NT17]-INT([.NT17])" office:value-type="float" office:value="3.31618389497366E-015" calcext:value-type="float">
            <text:p>3.31618389497366E-015</text:p>
          </table:table-cell>
          <table:table-cell table:formula="of:=[.NU17]-INT([.NU17])" office:value-type="float" office:value="2.9845655054763E-015" calcext:value-type="float">
            <text:p>2.9845655054763E-015</text:p>
          </table:table-cell>
          <table:table-cell table:formula="of:=[.NV17]-INT([.NV17])" office:value-type="float" office:value="2.68610895492867E-015" calcext:value-type="float">
            <text:p>2.68610895492867E-015</text:p>
          </table:table-cell>
          <table:table-cell table:formula="of:=[.NW17]-INT([.NW17])" office:value-type="float" office:value="2.4174980594358E-015" calcext:value-type="float">
            <text:p>2.4174980594358E-015</text:p>
          </table:table-cell>
          <table:table-cell table:formula="of:=[.NX17]-INT([.NX17])" office:value-type="float" office:value="2.17574825349222E-015" calcext:value-type="float">
            <text:p>2.17574825349222E-015</text:p>
          </table:table-cell>
          <table:table-cell table:formula="of:=[.NY17]-INT([.NY17])" office:value-type="float" office:value="1.958173428143E-015" calcext:value-type="float">
            <text:p>1.958173428143E-015</text:p>
          </table:table-cell>
          <table:table-cell table:formula="of:=[.NZ17]-INT([.NZ17])" office:value-type="float" office:value="1.7623560853287E-015" calcext:value-type="float">
            <text:p>1.7623560853287E-015</text:p>
          </table:table-cell>
          <table:table-cell table:formula="of:=[.OA17]-INT([.OA17])" office:value-type="float" office:value="1.58612047679583E-015" calcext:value-type="float">
            <text:p>1.58612047679583E-015</text:p>
          </table:table-cell>
          <table:table-cell table:formula="of:=[.OB17]-INT([.OB17])" office:value-type="float" office:value="1.42750842911625E-015" calcext:value-type="float">
            <text:p>1.42750842911625E-015</text:p>
          </table:table-cell>
          <table:table-cell table:formula="of:=[.OC17]-INT([.OC17])" office:value-type="float" office:value="1.28475758620462E-015" calcext:value-type="float">
            <text:p>1.28475758620462E-015</text:p>
          </table:table-cell>
          <table:table-cell table:formula="of:=[.OD17]-INT([.OD17])" office:value-type="float" office:value="1.15628182758416E-015" calcext:value-type="float">
            <text:p>1.15628182758416E-015</text:p>
          </table:table-cell>
          <table:table-cell table:formula="of:=[.OE17]-INT([.OE17])" office:value-type="float" office:value="1.04065364482574E-015" calcext:value-type="float">
            <text:p>1.04065364482574E-015</text:p>
          </table:table-cell>
          <table:table-cell table:formula="of:=[.OF17]-INT([.OF17])" office:value-type="float" office:value="9.3658828034317E-016" calcext:value-type="float">
            <text:p>9.3658828034317E-016</text:p>
          </table:table-cell>
          <table:table-cell table:formula="of:=[.OG17]-INT([.OG17])" office:value-type="float" office:value="8.42929452308853E-016" calcext:value-type="float">
            <text:p>8.42929452308853E-016</text:p>
          </table:table-cell>
          <table:table-cell table:formula="of:=[.OH17]-INT([.OH17])" office:value-type="float" office:value="7.58636507077967E-016" calcext:value-type="float">
            <text:p>7.58636507077967E-016</text:p>
          </table:table-cell>
          <table:table-cell table:formula="of:=[.OI17]-INT([.OI17])" office:value-type="float" office:value="6.82772856370171E-016" calcext:value-type="float">
            <text:p>6.82772856370171E-016</text:p>
          </table:table-cell>
          <table:table-cell table:formula="of:=[.OJ17]-INT([.OJ17])" office:value-type="float" office:value="6.14495570733154E-016" calcext:value-type="float">
            <text:p>6.14495570733154E-016</text:p>
          </table:table-cell>
          <table:table-cell table:formula="of:=[.OK17]-INT([.OK17])" office:value-type="float" office:value="5.53046013659838E-016" calcext:value-type="float">
            <text:p>5.53046013659838E-016</text:p>
          </table:table-cell>
          <table:table-cell table:formula="of:=[.OL17]-INT([.OL17])" office:value-type="float" office:value="4.97741412293854E-016" calcext:value-type="float">
            <text:p>4.97741412293854E-016</text:p>
          </table:table-cell>
          <table:table-cell table:formula="of:=[.OM17]-INT([.OM17])" office:value-type="float" office:value="4.47967271064469E-016" calcext:value-type="float">
            <text:p>4.47967271064469E-016</text:p>
          </table:table-cell>
          <table:table-cell table:formula="of:=[.ON17]-INT([.ON17])" office:value-type="float" office:value="4.03170543958022E-016" calcext:value-type="float">
            <text:p>4.03170543958022E-016</text:p>
          </table:table-cell>
          <table:table-cell table:formula="of:=[.OO17]-INT([.OO17])" office:value-type="float" office:value="3.6285348956222E-016" calcext:value-type="float">
            <text:p>3.6285348956222E-016</text:p>
          </table:table-cell>
          <table:table-cell table:formula="of:=[.OP17]-INT([.OP17])" office:value-type="float" office:value="3.26568140605998E-016" calcext:value-type="float">
            <text:p>3.26568140605998E-016</text:p>
          </table:table-cell>
          <table:table-cell table:formula="of:=[.OQ17]-INT([.OQ17])" office:value-type="float" office:value="2.93911326545398E-016" calcext:value-type="float">
            <text:p>2.93911326545398E-016</text:p>
          </table:table-cell>
          <table:table-cell table:formula="of:=[.OR17]-INT([.OR17])" office:value-type="float" office:value="2.64520193890858E-016" calcext:value-type="float">
            <text:p>2.64520193890858E-016</text:p>
          </table:table-cell>
          <table:table-cell table:formula="of:=[.OS17]-INT([.OS17])" office:value-type="float" office:value="2.38068174501772E-016" calcext:value-type="float">
            <text:p>2.38068174501772E-016</text:p>
          </table:table-cell>
          <table:table-cell table:formula="of:=[.OT17]-INT([.OT17])" office:value-type="float" office:value="2.14261357051595E-016" calcext:value-type="float">
            <text:p>2.14261357051595E-016</text:p>
          </table:table-cell>
          <table:table-cell table:formula="of:=[.OU17]-INT([.OU17])" office:value-type="float" office:value="1.92835221346436E-016" calcext:value-type="float">
            <text:p>1.92835221346436E-016</text:p>
          </table:table-cell>
          <table:table-cell table:formula="of:=[.OV17]-INT([.OV17])" office:value-type="float" office:value="1.73551699211792E-016" calcext:value-type="float">
            <text:p>1.73551699211792E-016</text:p>
          </table:table-cell>
          <table:table-cell table:formula="of:=[.OW17]-INT([.OW17])" office:value-type="float" office:value="1.56196529290613E-016" calcext:value-type="float">
            <text:p>1.56196529290613E-016</text:p>
          </table:table-cell>
          <table:table-cell table:formula="of:=[.OX17]-INT([.OX17])" office:value-type="float" office:value="1.40576876361552E-016" calcext:value-type="float">
            <text:p>1.40576876361552E-016</text:p>
          </table:table-cell>
          <table:table-cell table:formula="of:=[.OY17]-INT([.OY17])" office:value-type="float" office:value="1.26519188725396E-016" calcext:value-type="float">
            <text:p>1.26519188725396E-016</text:p>
          </table:table-cell>
          <table:table-cell table:formula="of:=[.OZ17]-INT([.OZ17])" office:value-type="float" office:value="1.13867269852857E-016" calcext:value-type="float">
            <text:p>1.13867269852857E-016</text:p>
          </table:table-cell>
          <table:table-cell table:formula="of:=[.PA17]-INT([.PA17])" office:value-type="float" office:value="1.02480542867571E-016" calcext:value-type="float">
            <text:p>1.02480542867571E-016</text:p>
          </table:table-cell>
          <table:table-cell table:formula="of:=[.PB17]-INT([.PB17])" office:value-type="float" office:value="9.2232488580814E-017" calcext:value-type="float">
            <text:p>9.2232488580814E-017</text:p>
          </table:table-cell>
          <table:table-cell table:formula="of:=[.PC17]-INT([.PC17])" office:value-type="float" office:value="8.30092397227326E-017" calcext:value-type="float">
            <text:p>8.30092397227326E-017</text:p>
          </table:table-cell>
          <table:table-cell table:formula="of:=[.PD17]-INT([.PD17])" office:value-type="float" office:value="7.47083157504594E-017" calcext:value-type="float">
            <text:p>7.47083157504594E-017</text:p>
          </table:table-cell>
          <table:table-cell table:formula="of:=[.PE17]-INT([.PE17])" office:value-type="float" office:value="6.72374841754134E-017" calcext:value-type="float">
            <text:p>6.72374841754134E-017</text:p>
          </table:table-cell>
          <table:table-cell table:formula="of:=[.PF17]-INT([.PF17])" office:value-type="float" office:value="6.05137357578721E-017" calcext:value-type="float">
            <text:p>6.05137357578721E-017</text:p>
          </table:table-cell>
          <table:table-cell table:formula="of:=[.PG17]-INT([.PG17])" office:value-type="float" office:value="5.44623621820849E-017" calcext:value-type="float">
            <text:p>5.44623621820849E-017</text:p>
          </table:table-cell>
          <table:table-cell table:formula="of:=[.PH17]-INT([.PH17])" office:value-type="float" office:value="4.90161259638764E-017" calcext:value-type="float">
            <text:p>4.90161259638764E-017</text:p>
          </table:table-cell>
          <table:table-cell table:formula="of:=[.PI17]-INT([.PI17])" office:value-type="float" office:value="4.41145133674888E-017" calcext:value-type="float">
            <text:p>4.41145133674888E-017</text:p>
          </table:table-cell>
          <table:table-cell table:formula="of:=[.PJ17]-INT([.PJ17])" office:value-type="float" office:value="3.97030620307399E-017" calcext:value-type="float">
            <text:p>3.97030620307399E-017</text:p>
          </table:table-cell>
          <table:table-cell table:formula="of:=[.PK17]-INT([.PK17])" office:value-type="float" office:value="3.57327558276659E-017" calcext:value-type="float">
            <text:p>3.57327558276659E-017</text:p>
          </table:table-cell>
          <table:table-cell table:formula="of:=[.PL17]-INT([.PL17])" office:value-type="float" office:value="3.21594802448993E-017" calcext:value-type="float">
            <text:p>3.21594802448993E-017</text:p>
          </table:table-cell>
          <table:table-cell table:formula="of:=[.PM17]-INT([.PM17])" office:value-type="float" office:value="2.89435322204094E-017" calcext:value-type="float">
            <text:p>2.89435322204094E-017</text:p>
          </table:table-cell>
          <table:table-cell table:formula="of:=[.PN17]-INT([.PN17])" office:value-type="float" office:value="2.60491789983684E-017" calcext:value-type="float">
            <text:p>2.60491789983684E-017</text:p>
          </table:table-cell>
          <table:table-cell table:formula="of:=[.PO17]-INT([.PO17])" office:value-type="float" office:value="2.34442610985316E-017" calcext:value-type="float">
            <text:p>2.34442610985316E-017</text:p>
          </table:table-cell>
          <table:table-cell table:formula="of:=[.PP17]-INT([.PP17])" office:value-type="float" office:value="2.10998349886784E-017" calcext:value-type="float">
            <text:p>2.10998349886784E-017</text:p>
          </table:table-cell>
          <table:table-cell table:formula="of:=[.PQ17]-INT([.PQ17])" office:value-type="float" office:value="1.89898514898106E-017" calcext:value-type="float">
            <text:p>1.89898514898106E-017</text:p>
          </table:table-cell>
          <table:table-cell table:formula="of:=[.PR17]-INT([.PR17])" office:value-type="float" office:value="1.70908663408295E-017" calcext:value-type="float">
            <text:p>1.70908663408295E-017</text:p>
          </table:table-cell>
          <table:table-cell table:formula="of:=[.PS17]-INT([.PS17])" office:value-type="float" office:value="1.53817797067466E-017" calcext:value-type="float">
            <text:p>1.53817797067466E-017</text:p>
          </table:table-cell>
          <table:table-cell table:formula="of:=[.PT17]-INT([.PT17])" office:value-type="float" office:value="1.38436017360719E-017" calcext:value-type="float">
            <text:p>1.38436017360719E-017</text:p>
          </table:table-cell>
          <table:table-cell table:formula="of:=[.PU17]-INT([.PU17])" office:value-type="float" office:value="1.24592415624647E-017" calcext:value-type="float">
            <text:p>1.24592415624647E-017</text:p>
          </table:table-cell>
          <table:table-cell table:formula="of:=[.PV17]-INT([.PV17])" office:value-type="float" office:value="1.12133174062183E-017" calcext:value-type="float">
            <text:p>1.12133174062183E-017</text:p>
          </table:table-cell>
          <table:table-cell table:formula="of:=[.PW17]-INT([.PW17])" office:value-type="float" office:value="1.00919856655964E-017" calcext:value-type="float">
            <text:p>1.00919856655964E-017</text:p>
          </table:table-cell>
          <table:table-cell table:formula="of:=[.PX17]-INT([.PX17])" office:value-type="float" office:value="9.08278709903679E-018" calcext:value-type="float">
            <text:p>9.08278709903679E-018</text:p>
          </table:table-cell>
          <table:table-cell table:formula="of:=[.PY17]-INT([.PY17])" office:value-type="float" office:value="8.17450838913311E-018" calcext:value-type="float">
            <text:p>8.17450838913311E-018</text:p>
          </table:table-cell>
          <table:table-cell table:formula="of:=[.PZ17]-INT([.PZ17])" office:value-type="float" office:value="7.3570575502198E-018" calcext:value-type="float">
            <text:p>7.3570575502198E-018</text:p>
          </table:table-cell>
          <table:table-cell table:formula="of:=[.QA17]-INT([.QA17])" office:value-type="float" office:value="6.62135179519782E-018" calcext:value-type="float">
            <text:p>6.62135179519782E-018</text:p>
          </table:table-cell>
          <table:table-cell table:formula="of:=[.QB17]-INT([.QB17])" office:value-type="float" office:value="5.95921661567804E-018" calcext:value-type="float">
            <text:p>5.95921661567804E-018</text:p>
          </table:table-cell>
          <table:table-cell table:formula="of:=[.QC17]-INT([.QC17])" office:value-type="float" office:value="5.36329495411024E-018" calcext:value-type="float">
            <text:p>5.36329495411024E-018</text:p>
          </table:table-cell>
          <table:table-cell table:formula="of:=[.QD17]-INT([.QD17])" office:value-type="float" office:value="4.82696545869921E-018" calcext:value-type="float">
            <text:p>4.82696545869921E-018</text:p>
          </table:table-cell>
          <table:table-cell table:formula="of:=[.QE17]-INT([.QE17])" office:value-type="float" office:value="4.34426891282929E-018" calcext:value-type="float">
            <text:p>4.34426891282929E-018</text:p>
          </table:table-cell>
          <table:table-cell table:formula="of:=[.QF17]-INT([.QF17])" office:value-type="float" office:value="3.90984202154636E-018" calcext:value-type="float">
            <text:p>3.90984202154636E-018</text:p>
          </table:table-cell>
          <table:table-cell table:formula="of:=[.QG17]-INT([.QG17])" office:value-type="float" office:value="3.51885781939173E-018" calcext:value-type="float">
            <text:p>3.51885781939173E-018</text:p>
          </table:table-cell>
          <table:table-cell table:formula="of:=[.QH17]-INT([.QH17])" office:value-type="float" office:value="3.16697203745255E-018" calcext:value-type="float">
            <text:p>3.16697203745255E-018</text:p>
          </table:table-cell>
          <table:table-cell table:formula="of:=[.QI17]-INT([.QI17])" office:value-type="float" office:value="2.8502748337073E-018" calcext:value-type="float">
            <text:p>2.8502748337073E-018</text:p>
          </table:table-cell>
          <table:table-cell table:formula="of:=[.QJ17]-INT([.QJ17])" office:value-type="float" office:value="2.56524735033657E-018" calcext:value-type="float">
            <text:p>2.56524735033657E-018</text:p>
          </table:table-cell>
          <table:table-cell table:formula="of:=[.QK17]-INT([.QK17])" office:value-type="float" office:value="2.30872261530291E-018" calcext:value-type="float">
            <text:p>2.30872261530291E-018</text:p>
          </table:table-cell>
          <table:table-cell table:formula="of:=[.QL17]-INT([.QL17])" office:value-type="float" office:value="2.07785035377262E-018" calcext:value-type="float">
            <text:p>2.07785035377262E-018</text:p>
          </table:table-cell>
          <table:table-cell table:formula="of:=[.QM17]-INT([.QM17])" office:value-type="float" office:value="1.87006531839536E-018" calcext:value-type="float">
            <text:p>1.87006531839536E-018</text:p>
          </table:table-cell>
          <table:table-cell table:formula="of:=[.QN17]-INT([.QN17])" office:value-type="float" office:value="1.68305878655582E-018" calcext:value-type="float">
            <text:p>1.68305878655582E-018</text:p>
          </table:table-cell>
          <table:table-cell table:formula="of:=[.QO17]-INT([.QO17])" office:value-type="float" office:value="1.51475290790024E-018" calcext:value-type="float">
            <text:p>1.51475290790024E-018</text:p>
          </table:table-cell>
          <table:table-cell table:formula="of:=[.QP17]-INT([.QP17])" office:value-type="float" office:value="1.36327761711022E-018" calcext:value-type="float">
            <text:p>1.36327761711022E-018</text:p>
          </table:table-cell>
          <table:table-cell table:formula="of:=[.QQ17]-INT([.QQ17])" office:value-type="float" office:value="1.2269498553992E-018" calcext:value-type="float">
            <text:p>1.2269498553992E-018</text:p>
          </table:table-cell>
          <table:table-cell table:formula="of:=[.QR17]-INT([.QR17])" office:value-type="float" office:value="1.10425486985928E-018" calcext:value-type="float">
            <text:p>1.10425486985928E-018</text:p>
          </table:table-cell>
          <table:table-cell table:formula="of:=[.QS17]-INT([.QS17])" office:value-type="float" office:value="9.93829382873348E-019" calcext:value-type="float">
            <text:p>9.93829382873348E-019</text:p>
          </table:table-cell>
          <table:table-cell table:formula="of:=[.QT17]-INT([.QT17])" office:value-type="float" office:value="8.94446444586014E-019" calcext:value-type="float">
            <text:p>8.94446444586014E-019</text:p>
          </table:table-cell>
          <table:table-cell table:formula="of:=[.QU17]-INT([.QU17])" office:value-type="float" office:value="8.05001800127412E-019" calcext:value-type="float">
            <text:p>8.05001800127412E-019</text:p>
          </table:table-cell>
          <table:table-cell table:formula="of:=[.QV17]-INT([.QV17])" office:value-type="float" office:value="7.24501620114671E-019" calcext:value-type="float">
            <text:p>7.24501620114671E-019</text:p>
          </table:table-cell>
          <table:table-cell table:formula="of:=[.QW17]-INT([.QW17])" office:value-type="float" office:value="6.52051458103204E-019" calcext:value-type="float">
            <text:p>6.52051458103204E-019</text:p>
          </table:table-cell>
          <table:table-cell table:formula="of:=[.QX17]-INT([.QX17])" office:value-type="float" office:value="5.86846312292883E-019" calcext:value-type="float">
            <text:p>5.86846312292883E-019</text:p>
          </table:table-cell>
          <table:table-cell table:formula="of:=[.QY17]-INT([.QY17])" office:value-type="float" office:value="5.28161681063595E-019" calcext:value-type="float">
            <text:p>5.28161681063595E-019</text:p>
          </table:table-cell>
          <table:table-cell table:formula="of:=[.QZ17]-INT([.QZ17])" office:value-type="float" office:value="4.75345512957236E-019" calcext:value-type="float">
            <text:p>4.75345512957236E-019</text:p>
          </table:table-cell>
          <table:table-cell table:formula="of:=[.RA17]-INT([.RA17])" office:value-type="float" office:value="4.27810961661512E-019" calcext:value-type="float">
            <text:p>4.27810961661512E-019</text:p>
          </table:table-cell>
          <table:table-cell table:formula="of:=[.RB17]-INT([.RB17])" office:value-type="float" office:value="3.85029865495361E-019" calcext:value-type="float">
            <text:p>3.85029865495361E-019</text:p>
          </table:table-cell>
          <table:table-cell table:formula="of:=[.RC17]-INT([.RC17])" office:value-type="float" office:value="3.46526878945825E-019" calcext:value-type="float">
            <text:p>3.46526878945825E-019</text:p>
          </table:table-cell>
          <table:table-cell table:formula="of:=[.RD17]-INT([.RD17])" office:value-type="float" office:value="3.11874191051242E-019" calcext:value-type="float">
            <text:p>3.11874191051242E-019</text:p>
          </table:table-cell>
          <table:table-cell table:formula="of:=[.RE17]-INT([.RE17])" office:value-type="float" office:value="2.80686771946118E-019" calcext:value-type="float">
            <text:p>2.80686771946118E-019</text:p>
          </table:table-cell>
          <table:table-cell table:formula="of:=[.RF17]-INT([.RF17])" office:value-type="float" office:value="2.52618094751506E-019" calcext:value-type="float">
            <text:p>2.52618094751506E-019</text:p>
          </table:table-cell>
          <table:table-cell table:formula="of:=[.RG17]-INT([.RG17])" office:value-type="float" office:value="2.27356285276356E-019" calcext:value-type="float">
            <text:p>2.27356285276356E-019</text:p>
          </table:table-cell>
          <table:table-cell table:formula="of:=[.RH17]-INT([.RH17])" office:value-type="float" office:value="2.0462065674872E-019" calcext:value-type="float">
            <text:p>2.0462065674872E-019</text:p>
          </table:table-cell>
          <table:table-cell table:formula="of:=[.RI17]-INT([.RI17])" office:value-type="float" office:value="1.84158591073848E-019" calcext:value-type="float">
            <text:p>1.84158591073848E-019</text:p>
          </table:table-cell>
          <table:table-cell table:formula="of:=[.RJ17]-INT([.RJ17])" office:value-type="float" office:value="1.65742731966463E-019" calcext:value-type="float">
            <text:p>1.65742731966463E-019</text:p>
          </table:table-cell>
          <table:table-cell table:formula="of:=[.RK17]-INT([.RK17])" office:value-type="float" office:value="1.49168458769817E-019" calcext:value-type="float">
            <text:p>1.49168458769817E-019</text:p>
          </table:table-cell>
          <table:table-cell table:formula="of:=[.RL17]-INT([.RL17])" office:value-type="float" office:value="1.34251612892835E-019" calcext:value-type="float">
            <text:p>1.34251612892835E-019</text:p>
          </table:table-cell>
          <table:table-cell table:formula="of:=[.RM17]-INT([.RM17])" office:value-type="float" office:value="1.20826451603552E-019" calcext:value-type="float">
            <text:p>1.20826451603552E-019</text:p>
          </table:table-cell>
          <table:table-cell table:formula="of:=[.RN17]-INT([.RN17])" office:value-type="float" office:value="1.08743806443197E-019" calcext:value-type="float">
            <text:p>1.08743806443197E-019</text:p>
          </table:table-cell>
          <table:table-cell table:formula="of:=[.RO17]-INT([.RO17])" office:value-type="float" office:value="9.78694257988769E-020" calcext:value-type="float">
            <text:p>9.78694257988769E-020</text:p>
          </table:table-cell>
          <table:table-cell table:formula="of:=[.RP17]-INT([.RP17])" office:value-type="float" office:value="8.80824832189892E-020" calcext:value-type="float">
            <text:p>8.80824832189892E-020</text:p>
          </table:table-cell>
          <table:table-cell table:formula="of:=[.RQ17]-INT([.RQ17])" office:value-type="float" office:value="7.92742348970903E-020" calcext:value-type="float">
            <text:p>7.92742348970903E-020</text:p>
          </table:table-cell>
          <table:table-cell table:formula="of:=[.RR17]-INT([.RR17])" office:value-type="float" office:value="7.13468114073813E-020" calcext:value-type="float">
            <text:p>7.13468114073813E-020</text:p>
          </table:table-cell>
          <table:table-cell table:formula="of:=[.RS17]-INT([.RS17])" office:value-type="float" office:value="6.42121302666431E-020" calcext:value-type="float">
            <text:p>6.42121302666431E-020</text:p>
          </table:table-cell>
          <table:table-cell table:formula="of:=[.RT17]-INT([.RT17])" office:value-type="float" office:value="5.77909172399788E-020" calcext:value-type="float">
            <text:p>5.77909172399788E-020</text:p>
          </table:table-cell>
          <table:table-cell table:formula="of:=[.RU17]-INT([.RU17])" office:value-type="float" office:value="5.20118255159809E-020" calcext:value-type="float">
            <text:p>5.20118255159809E-020</text:p>
          </table:table-cell>
          <table:table-cell table:formula="of:=[.RV17]-INT([.RV17])" office:value-type="float" office:value="4.68106429643829E-020" calcext:value-type="float">
            <text:p>4.68106429643829E-020</text:p>
          </table:table-cell>
          <table:table-cell table:formula="of:=[.RW17]-INT([.RW17])" office:value-type="float" office:value="4.21295786679446E-020" calcext:value-type="float">
            <text:p>4.21295786679446E-020</text:p>
          </table:table-cell>
          <table:table-cell table:formula="of:=[.RX17]-INT([.RX17])" office:value-type="float" office:value="3.79166208011501E-020" calcext:value-type="float">
            <text:p>3.79166208011501E-020</text:p>
          </table:table-cell>
          <table:table-cell table:formula="of:=[.RY17]-INT([.RY17])" office:value-type="float" office:value="3.41249587210351E-020" calcext:value-type="float">
            <text:p>3.41249587210351E-020</text:p>
          </table:table-cell>
          <table:table-cell table:formula="of:=[.RZ17]-INT([.RZ17])" office:value-type="float" office:value="3.07124628489316E-020" calcext:value-type="float">
            <text:p>3.07124628489316E-020</text:p>
          </table:table-cell>
          <table:table-cell table:formula="of:=[.SA17]-INT([.SA17])" office:value-type="float" office:value="2.76412165640384E-020" calcext:value-type="float">
            <text:p>2.76412165640384E-020</text:p>
          </table:table-cell>
          <table:table-cell table:formula="of:=[.SB17]-INT([.SB17])" office:value-type="float" office:value="2.48770949076346E-020" calcext:value-type="float">
            <text:p>2.48770949076346E-020</text:p>
          </table:table-cell>
          <table:table-cell table:formula="of:=[.SC17]-INT([.SC17])" office:value-type="float" office:value="2.23893854168711E-020" calcext:value-type="float">
            <text:p>2.23893854168711E-020</text:p>
          </table:table-cell>
          <table:table-cell table:formula="of:=[.SD17]-INT([.SD17])" office:value-type="float" office:value="2.0150446875184E-020" calcext:value-type="float">
            <text:p>2.0150446875184E-020</text:p>
          </table:table-cell>
          <table:table-cell table:formula="of:=[.SE17]-INT([.SE17])" office:value-type="float" office:value="1.81354021876656E-020" calcext:value-type="float">
            <text:p>1.81354021876656E-020</text:p>
          </table:table-cell>
          <table:table-cell table:formula="of:=[.SF17]-INT([.SF17])" office:value-type="float" office:value="1.63218619688991E-020" calcext:value-type="float">
            <text:p>1.63218619688991E-020</text:p>
          </table:table-cell>
          <table:table-cell table:formula="of:=[.SG17]-INT([.SG17])" office:value-type="float" office:value="1.46896757720092E-020" calcext:value-type="float">
            <text:p>1.46896757720092E-020</text:p>
          </table:table-cell>
          <table:table-cell table:formula="of:=[.SH17]-INT([.SH17])" office:value-type="float" office:value="1.32207081948082E-020" calcext:value-type="float">
            <text:p>1.32207081948082E-020</text:p>
          </table:table-cell>
          <table:table-cell table:formula="of:=[.SI17]-INT([.SI17])" office:value-type="float" office:value="1.18986373753274E-020" calcext:value-type="float">
            <text:p>1.18986373753274E-020</text:p>
          </table:table-cell>
          <table:table-cell table:formula="of:=[.SJ17]-INT([.SJ17])" office:value-type="float" office:value="1.07087736377947E-020" calcext:value-type="float">
            <text:p>1.07087736377947E-020</text:p>
          </table:table-cell>
          <table:table-cell table:formula="of:=[.SK17]-INT([.SK17])" office:value-type="float" office:value="9.63789627401521E-021" calcext:value-type="float">
            <text:p>9.63789627401521E-021</text:p>
          </table:table-cell>
          <table:table-cell table:formula="of:=[.SL17]-INT([.SL17])" office:value-type="float" office:value="8.67410664661368E-021" calcext:value-type="float">
            <text:p>8.67410664661368E-021</text:p>
          </table:table-cell>
          <table:table-cell table:formula="of:=[.SM17]-INT([.SM17])" office:value-type="float" office:value="7.80669598195232E-021" calcext:value-type="float">
            <text:p>7.80669598195232E-021</text:p>
          </table:table-cell>
          <table:table-cell table:formula="of:=[.SN17]-INT([.SN17])" office:value-type="float" office:value="7.02602638375709E-021" calcext:value-type="float">
            <text:p>7.02602638375709E-021</text:p>
          </table:table-cell>
          <table:table-cell table:formula="of:=[.SO17]-INT([.SO17])" office:value-type="float" office:value="6.32342374538138E-021" calcext:value-type="float">
            <text:p>6.32342374538138E-021</text:p>
          </table:table-cell>
          <table:table-cell table:formula="of:=[.SP17]-INT([.SP17])" office:value-type="float" office:value="5.69108137084324E-021" calcext:value-type="float">
            <text:p>5.69108137084324E-021</text:p>
          </table:table-cell>
          <table:table-cell table:formula="of:=[.SQ17]-INT([.SQ17])" office:value-type="float" office:value="5.12197323375892E-021" calcext:value-type="float">
            <text:p>5.12197323375892E-021</text:p>
          </table:table-cell>
          <table:table-cell table:formula="of:=[.SR17]-INT([.SR17])" office:value-type="float" office:value="4.60977591038302E-021" calcext:value-type="float">
            <text:p>4.60977591038302E-021</text:p>
          </table:table-cell>
          <table:table-cell table:formula="of:=[.SS17]-INT([.SS17])" office:value-type="float" office:value="4.14879831934472E-021" calcext:value-type="float">
            <text:p>4.14879831934472E-021</text:p>
          </table:table-cell>
          <table:table-cell table:formula="of:=[.ST17]-INT([.ST17])" office:value-type="float" office:value="3.73391848741025E-021" calcext:value-type="float">
            <text:p>3.73391848741025E-021</text:p>
          </table:table-cell>
          <table:table-cell table:formula="of:=[.SU17]-INT([.SU17])" office:value-type="float" office:value="3.36052663866922E-021" calcext:value-type="float">
            <text:p>3.36052663866922E-021</text:p>
          </table:table-cell>
          <table:table-cell table:formula="of:=[.SV17]-INT([.SV17])" office:value-type="float" office:value="3.0244739748023E-021" calcext:value-type="float">
            <text:p>3.0244739748023E-021</text:p>
          </table:table-cell>
          <table:table-cell table:formula="of:=[.SW17]-INT([.SW17])" office:value-type="float" office:value="2.72202657732207E-021" calcext:value-type="float">
            <text:p>2.72202657732207E-021</text:p>
          </table:table-cell>
          <table:table-cell table:formula="of:=[.SX17]-INT([.SX17])" office:value-type="float" office:value="2.44982391958986E-021" calcext:value-type="float">
            <text:p>2.44982391958986E-021</text:p>
          </table:table-cell>
          <table:table-cell table:formula="of:=[.SY17]-INT([.SY17])" office:value-type="float" office:value="2.20484152763088E-021" calcext:value-type="float">
            <text:p>2.20484152763088E-021</text:p>
          </table:table-cell>
          <table:table-cell table:formula="of:=[.SZ17]-INT([.SZ17])" office:value-type="float" office:value="1.98435737486779E-021" calcext:value-type="float">
            <text:p>1.98435737486779E-021</text:p>
          </table:table-cell>
          <table:table-cell table:formula="of:=[.TA17]-INT([.TA17])" office:value-type="float" office:value="1.78592163738101E-021" calcext:value-type="float">
            <text:p>1.78592163738101E-021</text:p>
          </table:table-cell>
          <table:table-cell table:formula="of:=[.TB17]-INT([.TB17])" office:value-type="float" office:value="1.60732947364291E-021" calcext:value-type="float">
            <text:p>1.60732947364291E-021</text:p>
          </table:table-cell>
          <table:table-cell table:formula="of:=[.TC17]-INT([.TC17])" office:value-type="float" office:value="1.44659652627862E-021" calcext:value-type="float">
            <text:p>1.44659652627862E-021</text:p>
          </table:table-cell>
          <table:table-cell table:formula="of:=[.TD17]-INT([.TD17])" office:value-type="float" office:value="1.30193687365076E-021" calcext:value-type="float">
            <text:p>1.30193687365076E-021</text:p>
          </table:table-cell>
          <table:table-cell table:formula="of:=[.TE17]-INT([.TE17])" office:value-type="float" office:value="1.17174318628568E-021" calcext:value-type="float">
            <text:p>1.17174318628568E-021</text:p>
          </table:table-cell>
          <table:table-cell table:formula="of:=[.TF17]-INT([.TF17])" office:value-type="float" office:value="1.05456886765711E-021" calcext:value-type="float">
            <text:p>1.05456886765711E-021</text:p>
          </table:table-cell>
          <table:table-cell table:formula="of:=[.TG17]-INT([.TG17])" office:value-type="float" office:value="9.49111980891402E-022" calcext:value-type="float">
            <text:p>9.49111980891402E-022</text:p>
          </table:table-cell>
          <table:table-cell table:formula="of:=[.TH17]-INT([.TH17])" office:value-type="float" office:value="8.54200782802262E-022" calcext:value-type="float">
            <text:p>8.54200782802262E-022</text:p>
          </table:table-cell>
          <table:table-cell table:formula="of:=[.TI17]-INT([.TI17])" office:value-type="float" office:value="7.68780704522036E-022" calcext:value-type="float">
            <text:p>7.68780704522036E-022</text:p>
          </table:table-cell>
          <table:table-cell table:formula="of:=[.TJ17]-INT([.TJ17])" office:value-type="float" office:value="6.91902634069832E-022" calcext:value-type="float">
            <text:p>6.91902634069832E-022</text:p>
          </table:table-cell>
          <table:table-cell table:formula="of:=[.TK17]-INT([.TK17])" office:value-type="float" office:value="6.22712370662849E-022" calcext:value-type="float">
            <text:p>6.22712370662849E-022</text:p>
          </table:table-cell>
          <table:table-cell table:formula="of:=[.TL17]-INT([.TL17])" office:value-type="float" office:value="5.60441133596564E-022" calcext:value-type="float">
            <text:p>5.60441133596564E-022</text:p>
          </table:table-cell>
          <table:table-cell table:formula="of:=[.TM17]-INT([.TM17])" office:value-type="float" office:value="5.04397020236908E-022" calcext:value-type="float">
            <text:p>5.04397020236908E-022</text:p>
          </table:table-cell>
          <table:table-cell table:formula="of:=[.TN17]-INT([.TN17])" office:value-type="float" office:value="4.53957318213217E-022" calcext:value-type="float">
            <text:p>4.53957318213217E-022</text:p>
          </table:table-cell>
          <table:table-cell table:formula="of:=[.TO17]-INT([.TO17])" office:value-type="float" office:value="4.08561586391895E-022" calcext:value-type="float">
            <text:p>4.08561586391895E-022</text:p>
          </table:table-cell>
          <table:table-cell table:formula="of:=[.TP17]-INT([.TP17])" office:value-type="float" office:value="3.67705427752706E-022" calcext:value-type="float">
            <text:p>3.67705427752706E-022</text:p>
          </table:table-cell>
          <table:table-cell table:formula="of:=[.TQ17]-INT([.TQ17])" office:value-type="float" office:value="3.30934884977435E-022" calcext:value-type="float">
            <text:p>3.30934884977435E-022</text:p>
          </table:table-cell>
          <table:table-cell table:formula="of:=[.TR17]-INT([.TR17])" office:value-type="float" office:value="2.97841396479692E-022" calcext:value-type="float">
            <text:p>2.97841396479692E-022</text:p>
          </table:table-cell>
          <table:table-cell table:formula="of:=[.TS17]-INT([.TS17])" office:value-type="float" office:value="2.68057256831723E-022" calcext:value-type="float">
            <text:p>2.68057256831723E-022</text:p>
          </table:table-cell>
          <table:table-cell table:formula="of:=[.TT17]-INT([.TT17])" office:value-type="float" office:value="2.4125153114855E-022" calcext:value-type="float">
            <text:p>2.4125153114855E-022</text:p>
          </table:table-cell>
          <table:table-cell table:formula="of:=[.TU17]-INT([.TU17])" office:value-type="float" office:value="2.17126378033695E-022" calcext:value-type="float">
            <text:p>2.17126378033695E-022</text:p>
          </table:table-cell>
          <table:table-cell table:formula="of:=[.TV17]-INT([.TV17])" office:value-type="float" office:value="1.95413740230326E-022" calcext:value-type="float">
            <text:p>1.95413740230326E-022</text:p>
          </table:table-cell>
          <table:table-cell table:formula="of:=[.TW17]-INT([.TW17])" office:value-type="float" office:value="1.75872366207293E-022" calcext:value-type="float">
            <text:p>1.75872366207293E-022</text:p>
          </table:table-cell>
          <table:table-cell table:formula="of:=[.TX17]-INT([.TX17])" office:value-type="float" office:value="1.58285129586564E-022" calcext:value-type="float">
            <text:p>1.58285129586564E-022</text:p>
          </table:table-cell>
          <table:table-cell table:formula="of:=[.TY17]-INT([.TY17])" office:value-type="float" office:value="1.42456616627907E-022" calcext:value-type="float">
            <text:p>1.42456616627907E-022</text:p>
          </table:table-cell>
          <table:table-cell table:formula="of:=[.TZ17]-INT([.TZ17])" office:value-type="float" office:value="1.28210954965117E-022" calcext:value-type="float">
            <text:p>1.28210954965117E-022</text:p>
          </table:table-cell>
          <table:table-cell table:formula="of:=[.UA17]-INT([.UA17])" office:value-type="float" office:value="1.15389859468605E-022" calcext:value-type="float">
            <text:p>1.15389859468605E-022</text:p>
          </table:table-cell>
          <table:table-cell table:formula="of:=[.UB17]-INT([.UB17])" office:value-type="float" office:value="1.03850873521745E-022" calcext:value-type="float">
            <text:p>1.03850873521745E-022</text:p>
          </table:table-cell>
          <table:table-cell table:formula="of:=[.UC17]-INT([.UC17])" office:value-type="float" office:value="9.34657861695701E-023" calcext:value-type="float">
            <text:p>9.34657861695701E-023</text:p>
          </table:table-cell>
          <table:table-cell table:formula="of:=[.UD17]-INT([.UD17])" office:value-type="float" office:value="8.41192075526131E-023" calcext:value-type="float">
            <text:p>8.41192075526131E-023</text:p>
          </table:table-cell>
          <table:table-cell table:formula="of:=[.UE17]-INT([.UE17])" office:value-type="float" office:value="7.57072867973518E-023" calcext:value-type="float">
            <text:p>7.57072867973518E-023</text:p>
          </table:table-cell>
          <table:table-cell table:formula="of:=[.UF17]-INT([.UF17])" office:value-type="float" office:value="6.81365581176166E-023" calcext:value-type="float">
            <text:p>6.81365581176166E-023</text:p>
          </table:table-cell>
          <table:table-cell table:formula="of:=[.UG17]-INT([.UG17])" office:value-type="float" office:value="6.1322902305855E-023" calcext:value-type="float">
            <text:p>6.1322902305855E-023</text:p>
          </table:table-cell>
          <table:table-cell table:formula="of:=[.UH17]-INT([.UH17])" office:value-type="float" office:value="5.51906120752695E-023" calcext:value-type="float">
            <text:p>5.51906120752695E-023</text:p>
          </table:table-cell>
          <table:table-cell table:formula="of:=[.UI17]-INT([.UI17])" office:value-type="float" office:value="4.96715508677425E-023" calcext:value-type="float">
            <text:p>4.96715508677425E-023</text:p>
          </table:table-cell>
          <table:table-cell table:formula="of:=[.UJ17]-INT([.UJ17])" office:value-type="float" office:value="4.47043957809683E-023" calcext:value-type="float">
            <text:p>4.47043957809683E-023</text:p>
          </table:table-cell>
          <table:table-cell table:formula="of:=[.UK17]-INT([.UK17])" office:value-type="float" office:value="4.02339562028714E-023" calcext:value-type="float">
            <text:p>4.02339562028714E-023</text:p>
          </table:table-cell>
          <table:table-cell table:formula="of:=[.UL17]-INT([.UL17])" office:value-type="float" office:value="3.62105605825843E-023" calcext:value-type="float">
            <text:p>3.62105605825843E-023</text:p>
          </table:table-cell>
          <table:table-cell table:formula="of:=[.UM17]-INT([.UM17])" office:value-type="float" office:value="3.25895045243259E-023" calcext:value-type="float">
            <text:p>3.25895045243259E-023</text:p>
          </table:table-cell>
          <table:table-cell table:formula="of:=[.UN17]-INT([.UN17])" office:value-type="float" office:value="2.93305540718933E-023" calcext:value-type="float">
            <text:p>2.93305540718933E-023</text:p>
          </table:table-cell>
          <table:table-cell table:formula="of:=[.UO17]-INT([.UO17])" office:value-type="float" office:value="2.63974986647039E-023" calcext:value-type="float">
            <text:p>2.63974986647039E-023</text:p>
          </table:table-cell>
          <table:table-cell table:formula="of:=[.UP17]-INT([.UP17])" office:value-type="float" office:value="2.37577487982336E-023" calcext:value-type="float">
            <text:p>2.37577487982336E-023</text:p>
          </table:table-cell>
          <table:table-cell table:formula="of:=[.UQ17]-INT([.UQ17])" office:value-type="float" office:value="2.13819739184102E-023" calcext:value-type="float">
            <text:p>2.13819739184102E-023</text:p>
          </table:table-cell>
          <table:table-cell table:formula="of:=[.UR17]-INT([.UR17])" office:value-type="float" office:value="1.92437765265692E-023" calcext:value-type="float">
            <text:p>1.92437765265692E-023</text:p>
          </table:table-cell>
          <table:table-cell table:formula="of:=[.US17]-INT([.US17])" office:value-type="float" office:value="1.73193988739123E-023" calcext:value-type="float">
            <text:p>1.73193988739123E-023</text:p>
          </table:table-cell>
          <table:table-cell table:formula="of:=[.UT17]-INT([.UT17])" office:value-type="float" office:value="1.5587458986521E-023" calcext:value-type="float">
            <text:p>1.5587458986521E-023</text:p>
          </table:table-cell>
          <table:table-cell table:formula="of:=[.UU17]-INT([.UU17])" office:value-type="float" office:value="1.40287130878689E-023" calcext:value-type="float">
            <text:p>1.40287130878689E-023</text:p>
          </table:table-cell>
          <table:table-cell table:formula="of:=[.UV17]-INT([.UV17])" office:value-type="float" office:value="1.2625841779082E-023" calcext:value-type="float">
            <text:p>1.2625841779082E-023</text:p>
          </table:table-cell>
          <table:table-cell table:formula="of:=[.UW17]-INT([.UW17])" office:value-type="float" office:value="1.13632576011738E-023" calcext:value-type="float">
            <text:p>1.13632576011738E-023</text:p>
          </table:table-cell>
          <table:table-cell table:formula="of:=[.UX17]-INT([.UX17])" office:value-type="float" office:value="1.02269318410565E-023" calcext:value-type="float">
            <text:p>1.02269318410565E-023</text:p>
          </table:table-cell>
          <table:table-cell table:formula="of:=[.UY17]-INT([.UY17])" office:value-type="float" office:value="9.20423865695081E-024" calcext:value-type="float">
            <text:p>9.20423865695081E-024</text:p>
          </table:table-cell>
          <table:table-cell table:formula="of:=[.UZ17]-INT([.UZ17])" office:value-type="float" office:value="8.28381479125573E-024" calcext:value-type="float">
            <text:p>8.28381479125573E-024</text:p>
          </table:table-cell>
          <table:table-cell table:formula="of:=[.VA17]-INT([.VA17])" office:value-type="float" office:value="7.45543331213015E-024" calcext:value-type="float">
            <text:p>7.45543331213015E-024</text:p>
          </table:table-cell>
          <table:table-cell table:formula="of:=[.VB17]-INT([.VB17])" office:value-type="float" office:value="6.70988998091714E-024" calcext:value-type="float">
            <text:p>6.70988998091714E-024</text:p>
          </table:table-cell>
          <table:table-cell table:formula="of:=[.VC17]-INT([.VC17])" office:value-type="float" office:value="6.03890098282542E-024" calcext:value-type="float">
            <text:p>6.03890098282542E-024</text:p>
          </table:table-cell>
          <table:table-cell table:formula="of:=[.VD17]-INT([.VD17])" office:value-type="float" office:value="5.43501088454288E-024" calcext:value-type="float">
            <text:p>5.43501088454288E-024</text:p>
          </table:table-cell>
          <table:table-cell table:formula="of:=[.VE17]-INT([.VE17])" office:value-type="float" office:value="4.89150979608859E-024" calcext:value-type="float">
            <text:p>4.89150979608859E-024</text:p>
          </table:table-cell>
          <table:table-cell table:formula="of:=[.VF17]-INT([.VF17])" office:value-type="float" office:value="4.40235881647974E-024" calcext:value-type="float">
            <text:p>4.40235881647974E-024</text:p>
          </table:table-cell>
          <table:table-cell table:formula="of:=[.VG17]-INT([.VG17])" office:value-type="float" office:value="3.96212293483176E-024" calcext:value-type="float">
            <text:p>3.96212293483176E-024</text:p>
          </table:table-cell>
          <table:table-cell table:formula="of:=[.VH17]-INT([.VH17])" office:value-type="float" office:value="3.56591064134859E-024" calcext:value-type="float">
            <text:p>3.56591064134859E-024</text:p>
          </table:table-cell>
          <table:table-cell table:formula="of:=[.VI17]-INT([.VI17])" office:value-type="float" office:value="3.20931957721373E-024" calcext:value-type="float">
            <text:p>3.20931957721373E-024</text:p>
          </table:table-cell>
          <table:table-cell table:formula="of:=[.VJ17]-INT([.VJ17])" office:value-type="float" office:value="2.88838761949235E-024" calcext:value-type="float">
            <text:p>2.88838761949235E-024</text:p>
          </table:table-cell>
          <table:table-cell table:formula="of:=[.VK17]-INT([.VK17])" office:value-type="float" office:value="2.59954885754312E-024" calcext:value-type="float">
            <text:p>2.59954885754312E-024</text:p>
          </table:table-cell>
          <table:table-cell table:formula="of:=[.VL17]-INT([.VL17])" office:value-type="float" office:value="2.33959397178881E-024" calcext:value-type="float">
            <text:p>2.33959397178881E-024</text:p>
          </table:table-cell>
          <table:table-cell table:formula="of:=[.VM17]-INT([.VM17])" office:value-type="float" office:value="2.10563457460993E-024" calcext:value-type="float">
            <text:p>2.10563457460993E-024</text:p>
          </table:table-cell>
          <table:table-cell table:formula="of:=[.VN17]-INT([.VN17])" office:value-type="float" office:value="1.89507111714893E-024" calcext:value-type="float">
            <text:p>1.89507111714893E-024</text:p>
          </table:table-cell>
          <table:table-cell table:formula="of:=[.VO17]-INT([.VO17])" office:value-type="float" office:value="1.70556400543404E-024" calcext:value-type="float">
            <text:p>1.70556400543404E-024</text:p>
          </table:table-cell>
          <table:table-cell table:formula="of:=[.VP17]-INT([.VP17])" office:value-type="float" office:value="1.53500760489064E-024" calcext:value-type="float">
            <text:p>1.53500760489064E-024</text:p>
          </table:table-cell>
          <table:table-cell table:formula="of:=[.VQ17]-INT([.VQ17])" office:value-type="float" office:value="1.38150684440157E-024" calcext:value-type="float">
            <text:p>1.38150684440157E-024</text:p>
          </table:table-cell>
          <table:table-cell table:formula="of:=[.VR17]-INT([.VR17])" office:value-type="float" office:value="1.24335615996142E-024" calcext:value-type="float">
            <text:p>1.24335615996142E-024</text:p>
          </table:table-cell>
          <table:table-cell table:formula="of:=[.VS17]-INT([.VS17])" office:value-type="float" office:value="1.11902054396527E-024" calcext:value-type="float">
            <text:p>1.11902054396527E-024</text:p>
          </table:table-cell>
          <table:table-cell table:formula="of:=[.VT17]-INT([.VT17])" office:value-type="float" office:value="1.00711848956875E-024" calcext:value-type="float">
            <text:p>1.00711848956875E-024</text:p>
          </table:table-cell>
          <table:table-cell table:formula="of:=[.VU17]-INT([.VU17])" office:value-type="float" office:value="9.06406640611872E-025" calcext:value-type="float">
            <text:p>9.06406640611872E-025</text:p>
          </table:table-cell>
          <table:table-cell table:formula="of:=[.VV17]-INT([.VV17])" office:value-type="float" office:value="8.15765976550685E-025" calcext:value-type="float">
            <text:p>8.15765976550685E-025</text:p>
          </table:table-cell>
          <table:table-cell table:formula="of:=[.VW17]-INT([.VW17])" office:value-type="float" office:value="7.34189378895616E-025" calcext:value-type="float">
            <text:p>7.34189378895616E-025</text:p>
          </table:table-cell>
          <table:table-cell table:formula="of:=[.VX17]-INT([.VX17])" office:value-type="float" office:value="6.60770441006055E-025" calcext:value-type="float">
            <text:p>6.60770441006055E-025</text:p>
          </table:table-cell>
          <table:table-cell table:formula="of:=[.VY17]-INT([.VY17])" office:value-type="float" office:value="5.94693396905449E-025" calcext:value-type="float">
            <text:p>5.94693396905449E-025</text:p>
          </table:table-cell>
          <table:table-cell table:formula="of:=[.VZ17]-INT([.VZ17])" office:value-type="float" office:value="5.35224057214904E-025" calcext:value-type="float">
            <text:p>5.35224057214904E-025</text:p>
          </table:table-cell>
          <table:table-cell table:formula="of:=[.WA17]-INT([.WA17])" office:value-type="float" office:value="4.81701651493414E-025" calcext:value-type="float">
            <text:p>4.81701651493414E-025</text:p>
          </table:table-cell>
          <table:table-cell table:formula="of:=[.WB17]-INT([.WB17])" office:value-type="float" office:value="4.33531486344073E-025" calcext:value-type="float">
            <text:p>4.33531486344073E-025</text:p>
          </table:table-cell>
          <table:table-cell table:formula="of:=[.WC17]-INT([.WC17])" office:value-type="float" office:value="3.90178337709665E-025" calcext:value-type="float">
            <text:p>3.90178337709665E-025</text:p>
          </table:table-cell>
          <table:table-cell table:formula="of:=[.WD17]-INT([.WD17])" office:value-type="float" office:value="3.51160503938699E-025" calcext:value-type="float">
            <text:p>3.51160503938699E-025</text:p>
          </table:table-cell>
          <table:table-cell table:formula="of:=[.WE17]-INT([.WE17])" office:value-type="float" office:value="3.16044453544829E-025" calcext:value-type="float">
            <text:p>3.16044453544829E-025</text:p>
          </table:table-cell>
          <table:table-cell table:formula="of:=[.WF17]-INT([.WF17])" office:value-type="float" office:value="2.84440008190346E-025" calcext:value-type="float">
            <text:p>2.84440008190346E-025</text:p>
          </table:table-cell>
          <table:table-cell table:formula="of:=[.WG17]-INT([.WG17])" office:value-type="float" office:value="2.55996007371311E-025" calcext:value-type="float">
            <text:p>2.55996007371311E-025</text:p>
          </table:table-cell>
          <table:table-cell table:formula="of:=[.WH17]-INT([.WH17])" office:value-type="float" office:value="2.3039640663418E-025" calcext:value-type="float">
            <text:p>2.3039640663418E-025</text:p>
          </table:table-cell>
          <table:table-cell table:formula="of:=[.WI17]-INT([.WI17])" office:value-type="float" office:value="2.07356765970762E-025" calcext:value-type="float">
            <text:p>2.07356765970762E-025</text:p>
          </table:table-cell>
          <table:table-cell table:formula="of:=[.WJ17]-INT([.WJ17])" office:value-type="float" office:value="1.86621089373686E-025" calcext:value-type="float">
            <text:p>1.86621089373686E-025</text:p>
          </table:table-cell>
          <table:table-cell table:formula="of:=[.WK17]-INT([.WK17])" office:value-type="float" office:value="1.67958980436318E-025" calcext:value-type="float">
            <text:p>1.67958980436318E-025</text:p>
          </table:table-cell>
          <table:table-cell table:formula="of:=[.WL17]-INT([.WL17])" office:value-type="float" office:value="1.51163082392686E-025" calcext:value-type="float">
            <text:p>1.51163082392686E-025</text:p>
          </table:table-cell>
          <table:table-cell table:formula="of:=[.WM17]-INT([.WM17])" office:value-type="float" office:value="1.36046774153417E-025" calcext:value-type="float">
            <text:p>1.36046774153417E-025</text:p>
          </table:table-cell>
          <table:table-cell table:formula="of:=[.WN17]-INT([.WN17])" office:value-type="float" office:value="1.22442096738075E-025" calcext:value-type="float">
            <text:p>1.22442096738075E-025</text:p>
          </table:table-cell>
          <table:table-cell table:formula="of:=[.WO17]-INT([.WO17])" office:value-type="float" office:value="1.10197887064268E-025" calcext:value-type="float">
            <text:p>1.10197887064268E-025</text:p>
          </table:table-cell>
          <table:table-cell table:formula="of:=[.WP17]-INT([.WP17])" office:value-type="float" office:value="9.91780983578411E-026" calcext:value-type="float">
            <text:p>9.91780983578411E-026</text:p>
          </table:table-cell>
          <table:table-cell table:formula="of:=[.WQ17]-INT([.WQ17])" office:value-type="float" office:value="8.9260288522057E-026" calcext:value-type="float">
            <text:p>8.9260288522057E-026</text:p>
          </table:table-cell>
          <table:table-cell table:formula="of:=[.WR17]-INT([.WR17])" office:value-type="float" office:value="8.03342596698513E-026" calcext:value-type="float">
            <text:p>8.03342596698513E-026</text:p>
          </table:table-cell>
          <table:table-cell table:formula="of:=[.WS17]-INT([.WS17])" office:value-type="float" office:value="7.23008337028662E-026" calcext:value-type="float">
            <text:p>7.23008337028662E-026</text:p>
          </table:table-cell>
          <table:table-cell table:formula="of:=[.WT17]-INT([.WT17])" office:value-type="float" office:value="6.50707503325796E-026" calcext:value-type="float">
            <text:p>6.50707503325796E-026</text:p>
          </table:table-cell>
          <table:table-cell table:formula="of:=[.WU17]-INT([.WU17])" office:value-type="float" office:value="5.85636752993216E-026" calcext:value-type="float">
            <text:p>5.85636752993216E-026</text:p>
          </table:table-cell>
          <table:table-cell table:formula="of:=[.WV17]-INT([.WV17])" office:value-type="float" office:value="5.27073077693895E-026" calcext:value-type="float">
            <text:p>5.27073077693895E-026</text:p>
          </table:table-cell>
          <table:table-cell table:formula="of:=[.WW17]-INT([.WW17])" office:value-type="float" office:value="4.74365769924505E-026" calcext:value-type="float">
            <text:p>4.74365769924505E-026</text:p>
          </table:table-cell>
          <table:table-cell table:formula="of:=[.WX17]-INT([.WX17])" office:value-type="float" office:value="4.26929192932055E-026" calcext:value-type="float">
            <text:p>4.26929192932055E-026</text:p>
          </table:table-cell>
          <table:table-cell table:formula="of:=[.WY17]-INT([.WY17])" office:value-type="float" office:value="3.84236273638849E-026" calcext:value-type="float">
            <text:p>3.84236273638849E-026</text:p>
          </table:table-cell>
          <table:table-cell table:formula="of:=[.WZ17]-INT([.WZ17])" office:value-type="float" office:value="3.45812646274964E-026" calcext:value-type="float">
            <text:p>3.45812646274964E-026</text:p>
          </table:table-cell>
          <table:table-cell table:formula="of:=[.XA17]-INT([.XA17])" office:value-type="float" office:value="3.11231381647468E-026" calcext:value-type="float">
            <text:p>3.11231381647468E-026</text:p>
          </table:table-cell>
          <table:table-cell table:formula="of:=[.XB17]-INT([.XB17])" office:value-type="float" office:value="2.80108243482721E-026" calcext:value-type="float">
            <text:p>2.80108243482721E-026</text:p>
          </table:table-cell>
          <table:table-cell table:formula="of:=[.XC17]-INT([.XC17])" office:value-type="float" office:value="2.52097419134449E-026" calcext:value-type="float">
            <text:p>2.52097419134449E-026</text:p>
          </table:table-cell>
          <table:table-cell table:formula="of:=[.XD17]-INT([.XD17])" office:value-type="float" office:value="2.26887677221004E-026" calcext:value-type="float">
            <text:p>2.26887677221004E-026</text:p>
          </table:table-cell>
          <table:table-cell table:formula="of:=[.XE17]-INT([.XE17])" office:value-type="float" office:value="2.04198909498904E-026" calcext:value-type="float">
            <text:p>2.04198909498904E-026</text:p>
          </table:table-cell>
          <table:table-cell table:formula="of:=[.XF17]-INT([.XF17])" office:value-type="float" office:value="1.83779018549013E-026" calcext:value-type="float">
            <text:p>1.83779018549013E-026</text:p>
          </table:table-cell>
          <table:table-cell table:formula="of:=[.XG17]-INT([.XG17])" office:value-type="float" office:value="1.65401116694112E-026" calcext:value-type="float">
            <text:p>1.65401116694112E-026</text:p>
          </table:table-cell>
          <table:table-cell table:formula="of:=[.XH17]-INT([.XH17])" office:value-type="float" office:value="1.48861005024701E-026" calcext:value-type="float">
            <text:p>1.48861005024701E-026</text:p>
          </table:table-cell>
          <table:table-cell table:formula="of:=[.XI17]-INT([.XI17])" office:value-type="float" office:value="1.33974904522231E-026" calcext:value-type="float">
            <text:p>1.33974904522231E-026</text:p>
          </table:table-cell>
          <table:table-cell table:formula="of:=[.XJ17]-INT([.XJ17])" office:value-type="float" office:value="1.20577414070008E-026" calcext:value-type="float">
            <text:p>1.20577414070008E-026</text:p>
          </table:table-cell>
          <table:table-cell table:formula="of:=[.XK17]-INT([.XK17])" office:value-type="float" office:value="1.08519672663007E-026" calcext:value-type="float">
            <text:p>1.08519672663007E-026</text:p>
          </table:table-cell>
          <table:table-cell table:formula="of:=[.XL17]-INT([.XL17])" office:value-type="float" office:value="9.76677053967062E-027" calcext:value-type="float">
            <text:p>9.76677053967062E-027</text:p>
          </table:table-cell>
          <table:table-cell table:formula="of:=[.XM17]-INT([.XM17])" office:value-type="float" office:value="8.79009348570356E-027" calcext:value-type="float">
            <text:p>8.79009348570356E-027</text:p>
          </table:table-cell>
          <table:table-cell table:formula="of:=[.XN17]-INT([.XN17])" office:value-type="float" office:value="7.9110841371332E-027" calcext:value-type="float">
            <text:p>7.9110841371332E-027</text:p>
          </table:table-cell>
          <table:table-cell table:formula="of:=[.XO17]-INT([.XO17])" office:value-type="float" office:value="7.11997572341988E-027" calcext:value-type="float">
            <text:p>7.11997572341988E-027</text:p>
          </table:table-cell>
          <table:table-cell table:formula="of:=[.XP17]-INT([.XP17])" office:value-type="float" office:value="6.4079781510779E-027" calcext:value-type="float">
            <text:p>6.4079781510779E-027</text:p>
          </table:table-cell>
          <table:table-cell table:formula="of:=[.XQ17]-INT([.XQ17])" office:value-type="float" office:value="5.76718033597011E-027" calcext:value-type="float">
            <text:p>5.76718033597011E-027</text:p>
          </table:table-cell>
          <table:table-cell table:formula="of:=[.XR17]-INT([.XR17])" office:value-type="float" office:value="5.1904623023731E-027" calcext:value-type="float">
            <text:p>5.1904623023731E-027</text:p>
          </table:table-cell>
          <table:table-cell table:formula="of:=[.XS17]-INT([.XS17])" office:value-type="float" office:value="4.67141607213579E-027" calcext:value-type="float">
            <text:p>4.67141607213579E-027</text:p>
          </table:table-cell>
          <table:table-cell table:formula="of:=[.XT17]-INT([.XT17])" office:value-type="float" office:value="4.20427446492221E-027" calcext:value-type="float">
            <text:p>4.20427446492221E-027</text:p>
          </table:table-cell>
          <table:table-cell table:formula="of:=[.XU17]-INT([.XU17])" office:value-type="float" office:value="3.78384701842999E-027" calcext:value-type="float">
            <text:p>3.78384701842999E-027</text:p>
          </table:table-cell>
          <table:table-cell table:formula="of:=[.XV17]-INT([.XV17])" office:value-type="float" office:value="3.40546231658699E-027" calcext:value-type="float">
            <text:p>3.40546231658699E-027</text:p>
          </table:table-cell>
          <table:table-cell table:formula="of:=[.XW17]-INT([.XW17])" office:value-type="float" office:value="3.06491608492829E-027" calcext:value-type="float">
            <text:p>3.06491608492829E-027</text:p>
          </table:table-cell>
          <table:table-cell table:formula="of:=[.XX17]-INT([.XX17])" office:value-type="float" office:value="2.75842447643546E-027" calcext:value-type="float">
            <text:p>2.75842447643546E-027</text:p>
          </table:table-cell>
          <table:table-cell table:formula="of:=[.XY17]-INT([.XY17])" office:value-type="float" office:value="2.48258202879191E-027" calcext:value-type="float">
            <text:p>2.48258202879191E-027</text:p>
          </table:table-cell>
          <table:table-cell table:formula="of:=[.XZ17]-INT([.XZ17])" office:value-type="float" office:value="2.23432382591272E-027" calcext:value-type="float">
            <text:p>2.23432382591272E-027</text:p>
          </table:table-cell>
          <table:table-cell table:formula="of:=[.YA17]-INT([.YA17])" office:value-type="float" office:value="2.01089144332145E-027" calcext:value-type="float">
            <text:p>2.01089144332145E-027</text:p>
          </table:table-cell>
          <table:table-cell table:formula="of:=[.YB17]-INT([.YB17])" office:value-type="float" office:value="1.80980229898931E-027" calcext:value-type="float">
            <text:p>1.80980229898931E-027</text:p>
          </table:table-cell>
          <table:table-cell table:formula="of:=[.YC17]-INT([.YC17])" office:value-type="float" office:value="1.62882206909038E-027" calcext:value-type="float">
            <text:p>1.62882206909038E-027</text:p>
          </table:table-cell>
          <table:table-cell table:formula="of:=[.YD17]-INT([.YD17])" office:value-type="float" office:value="1.46593986218134E-027" calcext:value-type="float">
            <text:p>1.46593986218134E-027</text:p>
          </table:table-cell>
          <table:table-cell table:formula="of:=[.YE17]-INT([.YE17])" office:value-type="float" office:value="1.3193458759632E-027" calcext:value-type="float">
            <text:p>1.3193458759632E-027</text:p>
          </table:table-cell>
          <table:table-cell table:formula="of:=[.YF17]-INT([.YF17])" office:value-type="float" office:value="1.18741128836688E-027" calcext:value-type="float">
            <text:p>1.18741128836688E-027</text:p>
          </table:table-cell>
          <table:table-cell table:formula="of:=[.YG17]-INT([.YG17])" office:value-type="float" office:value="1.0686701595302E-027" calcext:value-type="float">
            <text:p>1.0686701595302E-027</text:p>
          </table:table-cell>
          <table:table-cell table:formula="of:=[.YH17]-INT([.YH17])" office:value-type="float" office:value="9.61803143577176E-028" calcext:value-type="float">
            <text:p>9.61803143577176E-028</text:p>
          </table:table-cell>
          <table:table-cell table:formula="of:=[.YI17]-INT([.YI17])" office:value-type="float" office:value="8.65622829219458E-028" calcext:value-type="float">
            <text:p>8.65622829219458E-028</text:p>
          </table:table-cell>
          <table:table-cell table:formula="of:=[.YJ17]-INT([.YJ17])" office:value-type="float" office:value="7.79060546297513E-028" calcext:value-type="float">
            <text:p>7.79060546297513E-028</text:p>
          </table:table-cell>
          <table:table-cell table:formula="of:=[.YK17]-INT([.YK17])" office:value-type="float" office:value="7.01154491667761E-028" calcext:value-type="float">
            <text:p>7.01154491667761E-028</text:p>
          </table:table-cell>
          <table:table-cell table:formula="of:=[.YL17]-INT([.YL17])" office:value-type="float" office:value="6.31039042500985E-028" calcext:value-type="float">
            <text:p>6.31039042500985E-028</text:p>
          </table:table-cell>
          <table:table-cell table:formula="of:=[.YM17]-INT([.YM17])" office:value-type="float" office:value="5.67935138250887E-028" calcext:value-type="float">
            <text:p>5.67935138250887E-028</text:p>
          </table:table-cell>
          <table:table-cell table:formula="of:=[.YN17]-INT([.YN17])" office:value-type="float" office:value="5.11141624425798E-028" calcext:value-type="float">
            <text:p>5.11141624425798E-028</text:p>
          </table:table-cell>
          <table:table-cell table:formula="of:=[.YO17]-INT([.YO17])" office:value-type="float" office:value="4.60027461983218E-028" calcext:value-type="float">
            <text:p>4.60027461983218E-028</text:p>
          </table:table-cell>
          <table:table-cell table:formula="of:=[.YP17]-INT([.YP17])" office:value-type="float" office:value="4.14024715784896E-028" calcext:value-type="float">
            <text:p>4.14024715784896E-028</text:p>
          </table:table-cell>
          <table:table-cell table:formula="of:=[.YQ17]-INT([.YQ17])" office:value-type="float" office:value="3.72622244206407E-028" calcext:value-type="float">
            <text:p>3.72622244206407E-028</text:p>
          </table:table-cell>
          <table:table-cell table:formula="of:=[.YR17]-INT([.YR17])" office:value-type="float" office:value="3.35360019785766E-028" calcext:value-type="float">
            <text:p>3.35360019785766E-028</text:p>
          </table:table-cell>
          <table:table-cell table:formula="of:=[.YS17]-INT([.YS17])" office:value-type="float" office:value="3.01824017807189E-028" calcext:value-type="float">
            <text:p>3.01824017807189E-028</text:p>
          </table:table-cell>
          <table:table-cell table:formula="of:=[.YT17]-INT([.YT17])" office:value-type="float" office:value="2.71641616026471E-028" calcext:value-type="float">
            <text:p>2.71641616026471E-028</text:p>
          </table:table-cell>
          <table:table-cell table:formula="of:=[.YU17]-INT([.YU17])" office:value-type="float" office:value="2.44477454423824E-028" calcext:value-type="float">
            <text:p>2.44477454423824E-028</text:p>
          </table:table-cell>
          <table:table-cell table:formula="of:=[.YV17]-INT([.YV17])" office:value-type="float" office:value="2.20029708981441E-028" calcext:value-type="float">
            <text:p>2.20029708981441E-028</text:p>
          </table:table-cell>
          <table:table-cell table:formula="of:=[.YW17]-INT([.YW17])" office:value-type="float" office:value="1.98026738083297E-028" calcext:value-type="float">
            <text:p>1.98026738083297E-028</text:p>
          </table:table-cell>
          <table:table-cell table:formula="of:=[.YX17]-INT([.YX17])" office:value-type="float" office:value="1.78224064274967E-028" calcext:value-type="float">
            <text:p>1.78224064274967E-028</text:p>
          </table:table-cell>
          <table:table-cell table:formula="of:=[.YY17]-INT([.YY17])" office:value-type="float" office:value="1.60401657847471E-028" calcext:value-type="float">
            <text:p>1.60401657847471E-028</text:p>
          </table:table-cell>
          <table:table-cell table:formula="of:=[.YZ17]-INT([.YZ17])" office:value-type="float" office:value="1.44361492062724E-028" calcext:value-type="float">
            <text:p>1.44361492062724E-028</text:p>
          </table:table-cell>
          <table:table-cell table:formula="of:=[.ZA17]-INT([.ZA17])" office:value-type="float" office:value="1.29925342856451E-028" calcext:value-type="float">
            <text:p>1.29925342856451E-028</text:p>
          </table:table-cell>
          <table:table-cell table:formula="of:=[.ZB17]-INT([.ZB17])" office:value-type="float" office:value="1.16932808570806E-028" calcext:value-type="float">
            <text:p>1.16932808570806E-028</text:p>
          </table:table-cell>
          <table:table-cell table:formula="of:=[.ZC17]-INT([.ZC17])" office:value-type="float" office:value="1.05239527713725E-028" calcext:value-type="float">
            <text:p>1.05239527713725E-028</text:p>
          </table:table-cell>
          <table:table-cell table:formula="of:=[.ZD17]-INT([.ZD17])" office:value-type="float" office:value="9.47155749423529E-029" calcext:value-type="float">
            <text:p>9.47155749423529E-029</text:p>
          </table:table-cell>
          <table:table-cell table:formula="of:=[.ZE17]-INT([.ZE17])" office:value-type="float" office:value="8.52440174481176E-029" calcext:value-type="float">
            <text:p>8.52440174481176E-029</text:p>
          </table:table-cell>
          <table:table-cell table:formula="of:=[.ZF17]-INT([.ZF17])" office:value-type="float" office:value="7.67196157033059E-029" calcext:value-type="float">
            <text:p>7.67196157033059E-029</text:p>
          </table:table-cell>
          <table:table-cell table:formula="of:=[.ZG17]-INT([.ZG17])" office:value-type="float" office:value="6.90476541329753E-029" calcext:value-type="float">
            <text:p>6.90476541329753E-029</text:p>
          </table:table-cell>
          <table:table-cell table:formula="of:=[.ZH17]-INT([.ZH17])" office:value-type="float" office:value="6.21428887196778E-029" calcext:value-type="float">
            <text:p>6.21428887196778E-029</text:p>
          </table:table-cell>
          <table:table-cell table:formula="of:=[.ZI17]-INT([.ZI17])" office:value-type="float" office:value="5.592859984771E-029" calcext:value-type="float">
            <text:p>5.592859984771E-029</text:p>
          </table:table-cell>
          <table:table-cell table:formula="of:=[.ZJ17]-INT([.ZJ17])" office:value-type="float" office:value="5.0335739862939E-029" calcext:value-type="float">
            <text:p>5.0335739862939E-029</text:p>
          </table:table-cell>
          <table:table-cell table:formula="of:=[.ZK17]-INT([.ZK17])" office:value-type="float" office:value="4.53021658766451E-029" calcext:value-type="float">
            <text:p>4.53021658766451E-029</text:p>
          </table:table-cell>
          <table:table-cell table:formula="of:=[.ZL17]-INT([.ZL17])" office:value-type="float" office:value="4.07719492889806E-029" calcext:value-type="float">
            <text:p>4.07719492889806E-029</text:p>
          </table:table-cell>
          <table:table-cell table:formula="of:=[.ZM17]-INT([.ZM17])" office:value-type="float" office:value="3.66947543600825E-029" calcext:value-type="float">
            <text:p>3.66947543600825E-029</text:p>
          </table:table-cell>
          <table:table-cell table:formula="of:=[.ZN17]-INT([.ZN17])" office:value-type="float" office:value="3.30252789240743E-029" calcext:value-type="float">
            <text:p>3.30252789240743E-029</text:p>
          </table:table-cell>
          <table:table-cell table:formula="of:=[.ZO17]-INT([.ZO17])" office:value-type="float" office:value="2.97227510316668E-029" calcext:value-type="float">
            <text:p>2.97227510316668E-029</text:p>
          </table:table-cell>
          <table:table-cell table:formula="of:=[.ZP17]-INT([.ZP17])" office:value-type="float" office:value="2.67504759285002E-029" calcext:value-type="float">
            <text:p>2.67504759285002E-029</text:p>
          </table:table-cell>
          <table:table-cell table:formula="of:=[.ZQ17]-INT([.ZQ17])" office:value-type="float" office:value="2.40754283356501E-029" calcext:value-type="float">
            <text:p>2.40754283356501E-029</text:p>
          </table:table-cell>
          <table:table-cell table:formula="of:=[.ZR17]-INT([.ZR17])" office:value-type="float" office:value="2.16678855020851E-029" calcext:value-type="float">
            <text:p>2.16678855020851E-029</text:p>
          </table:table-cell>
          <table:table-cell table:formula="of:=[.ZS17]-INT([.ZS17])" office:value-type="float" office:value="1.95010969518766E-029" calcext:value-type="float">
            <text:p>1.95010969518766E-029</text:p>
          </table:table-cell>
          <table:table-cell table:formula="of:=[.ZT17]-INT([.ZT17])" office:value-type="float" office:value="1.7550987256689E-029" calcext:value-type="float">
            <text:p>1.7550987256689E-029</text:p>
          </table:table-cell>
          <table:table-cell table:formula="of:=[.ZU17]-INT([.ZU17])" office:value-type="float" office:value="1.57958885310201E-029" calcext:value-type="float">
            <text:p>1.57958885310201E-029</text:p>
          </table:table-cell>
          <table:table-cell table:formula="of:=[.ZV17]-INT([.ZV17])" office:value-type="float" office:value="1.42162996779181E-029" calcext:value-type="float">
            <text:p>1.42162996779181E-029</text:p>
          </table:table-cell>
          <table:table-cell table:formula="of:=[.ZW17]-INT([.ZW17])" office:value-type="float" office:value="1.27946697101263E-029" calcext:value-type="float">
            <text:p>1.27946697101263E-029</text:p>
          </table:table-cell>
          <table:table-cell table:formula="of:=[.ZX17]-INT([.ZX17])" office:value-type="float" office:value="1.15152027391136E-029" calcext:value-type="float">
            <text:p>1.15152027391136E-029</text:p>
          </table:table-cell>
          <table:table-cell table:formula="of:=[.ZY17]-INT([.ZY17])" office:value-type="float" office:value="1.03636824652023E-029" calcext:value-type="float">
            <text:p>1.03636824652023E-029</text:p>
          </table:table-cell>
          <table:table-cell table:formula="of:=[.ZZ17]-INT([.ZZ17])" office:value-type="float" office:value="9.32731421868204E-030" calcext:value-type="float">
            <text:p>9.32731421868204E-030</text:p>
          </table:table-cell>
          <table:table-cell table:formula="of:=[.AAA17]-INT([.AAA17])" office:value-type="float" office:value="8.39458279681383E-030" calcext:value-type="float">
            <text:p>8.39458279681383E-030</text:p>
          </table:table-cell>
          <table:table-cell table:formula="of:=[.AAB17]-INT([.AAB17])" office:value-type="float" office:value="7.55512451713245E-030" calcext:value-type="float">
            <text:p>7.55512451713245E-030</text:p>
          </table:table-cell>
          <table:table-cell table:formula="of:=[.AAC17]-INT([.AAC17])" office:value-type="float" office:value="6.79961206541921E-030" calcext:value-type="float">
            <text:p>6.79961206541921E-030</text:p>
          </table:table-cell>
          <table:table-cell table:formula="of:=[.AAD17]-INT([.AAD17])" office:value-type="float" office:value="6.11965085887729E-030" calcext:value-type="float">
            <text:p>6.11965085887729E-030</text:p>
          </table:table-cell>
          <table:table-cell table:formula="of:=[.AAE17]-INT([.AAE17])" office:value-type="float" office:value="5.50768577298956E-030" calcext:value-type="float">
            <text:p>5.50768577298956E-030</text:p>
          </table:table-cell>
          <table:table-cell table:formula="of:=[.AAF17]-INT([.AAF17])" office:value-type="float" office:value="4.9569171956906E-030" calcext:value-type="float">
            <text:p>4.9569171956906E-030</text:p>
          </table:table-cell>
          <table:table-cell table:formula="of:=[.AAG17]-INT([.AAG17])" office:value-type="float" office:value="4.46122547612154E-030" calcext:value-type="float">
            <text:p>4.46122547612154E-030</text:p>
          </table:table-cell>
          <table:table-cell table:formula="of:=[.AAH17]-INT([.AAH17])" office:value-type="float" office:value="4.01510292850939E-030" calcext:value-type="float">
            <text:p>4.01510292850939E-030</text:p>
          </table:table-cell>
          <table:table-cell table:formula="of:=[.AAI17]-INT([.AAI17])" office:value-type="float" office:value="3.61359263565845E-030" calcext:value-type="float">
            <text:p>3.61359263565845E-030</text:p>
          </table:table-cell>
          <table:table-cell table:formula="of:=[.AAJ17]-INT([.AAJ17])" office:value-type="float" office:value="3.2522333720926E-030" calcext:value-type="float">
            <text:p>3.2522333720926E-030</text:p>
          </table:table-cell>
          <table:table-cell table:formula="of:=[.AAK17]-INT([.AAK17])" office:value-type="float" office:value="2.92701003488334E-030" calcext:value-type="float">
            <text:p>2.92701003488334E-030</text:p>
          </table:table-cell>
          <table:table-cell table:formula="of:=[.AAL17]-INT([.AAL17])" office:value-type="float" office:value="2.63430903139501E-030" calcext:value-type="float">
            <text:p>2.63430903139501E-030</text:p>
          </table:table-cell>
          <table:table-cell table:formula="of:=[.AAM17]-INT([.AAM17])" office:value-type="float" office:value="2.37087812825551E-030" calcext:value-type="float">
            <text:p>2.37087812825551E-030</text:p>
          </table:table-cell>
          <table:table-cell table:formula="of:=[.AAN17]-INT([.AAN17])" office:value-type="float" office:value="2.13379031542996E-030" calcext:value-type="float">
            <text:p>2.13379031542996E-030</text:p>
          </table:table-cell>
          <table:table-cell table:formula="of:=[.AAO17]-INT([.AAO17])" office:value-type="float" office:value="1.92041128388696E-030" calcext:value-type="float">
            <text:p>1.92041128388696E-030</text:p>
          </table:table-cell>
          <table:table-cell table:formula="of:=[.AAP17]-INT([.AAP17])" office:value-type="float" office:value="1.72837015549827E-030" calcext:value-type="float">
            <text:p>1.72837015549827E-030</text:p>
          </table:table-cell>
          <table:table-cell table:formula="of:=[.AAQ17]-INT([.AAQ17])" office:value-type="float" office:value="1.55553313994844E-030" calcext:value-type="float">
            <text:p>1.55553313994844E-030</text:p>
          </table:table-cell>
          <table:table-cell table:formula="of:=[.AAR17]-INT([.AAR17])" office:value-type="float" office:value="1.3999798259536E-030" calcext:value-type="float">
            <text:p>1.3999798259536E-030</text:p>
          </table:table-cell>
          <table:table-cell table:formula="of:=[.AAS17]-INT([.AAS17])" office:value-type="float" office:value="1.25998184335824E-030" calcext:value-type="float">
            <text:p>1.25998184335824E-030</text:p>
          </table:table-cell>
          <table:table-cell table:formula="of:=[.AAT17]-INT([.AAT17])" office:value-type="float" office:value="1.13398365902241E-030" calcext:value-type="float">
            <text:p>1.13398365902241E-030</text:p>
          </table:table-cell>
          <table:table-cell table:formula="of:=[.AAU17]-INT([.AAU17])" office:value-type="float" office:value="1.02058529312017E-030" calcext:value-type="float">
            <text:p>1.02058529312017E-030</text:p>
          </table:table-cell>
          <table:table-cell table:formula="of:=[.AAV17]-INT([.AAV17])" office:value-type="float" office:value="9.18526763808154E-031" calcext:value-type="float">
            <text:p>9.18526763808154E-031</text:p>
          </table:table-cell>
          <table:table-cell table:formula="of:=[.AAW17]-INT([.AAW17])" office:value-type="float" office:value="8.26674087427338E-031" calcext:value-type="float">
            <text:p>8.26674087427338E-031</text:p>
          </table:table-cell>
          <table:table-cell table:formula="of:=[.AAX17]-INT([.AAX17])" office:value-type="float" office:value="7.44006678684605E-031" calcext:value-type="float">
            <text:p>7.44006678684605E-031</text:p>
          </table:table-cell>
          <table:table-cell table:formula="of:=[.AAY17]-INT([.AAY17])" office:value-type="float" office:value="6.69606010816144E-031" calcext:value-type="float">
            <text:p>6.69606010816144E-031</text:p>
          </table:table-cell>
          <table:table-cell table:formula="of:=[.AAZ17]-INT([.AAZ17])" office:value-type="float" office:value="6.0264540973453E-031" calcext:value-type="float">
            <text:p>6.0264540973453E-031</text:p>
          </table:table-cell>
          <table:table-cell table:formula="of:=[.ABA17]-INT([.ABA17])" office:value-type="float" office:value="5.42380868761077E-031" calcext:value-type="float">
            <text:p>5.42380868761077E-031</text:p>
          </table:table-cell>
          <table:table-cell table:formula="of:=[.ABB17]-INT([.ABB17])" office:value-type="float" office:value="4.88142781884969E-031" calcext:value-type="float">
            <text:p>4.88142781884969E-031</text:p>
          </table:table-cell>
          <table:table-cell table:formula="of:=[.ABC17]-INT([.ABC17])" office:value-type="float" office:value="4.39328503696472E-031" calcext:value-type="float">
            <text:p>4.39328503696472E-031</text:p>
          </table:table-cell>
          <table:table-cell table:formula="of:=[.ABD17]-INT([.ABD17])" office:value-type="float" office:value="3.95395653326825E-031" calcext:value-type="float">
            <text:p>3.95395653326825E-031</text:p>
          </table:table-cell>
          <table:table-cell table:formula="of:=[.ABE17]-INT([.ABE17])" office:value-type="float" office:value="3.55856087994143E-031" calcext:value-type="float">
            <text:p>3.55856087994143E-031</text:p>
          </table:table-cell>
          <table:table-cell table:formula="of:=[.ABF17]-INT([.ABF17])" office:value-type="float" office:value="3.20270479194728E-031" calcext:value-type="float">
            <text:p>3.20270479194728E-031</text:p>
          </table:table-cell>
          <table:table-cell table:formula="of:=[.ABG17]-INT([.ABG17])" office:value-type="float" office:value="2.88243431275255E-031" calcext:value-type="float">
            <text:p>2.88243431275255E-031</text:p>
          </table:table-cell>
          <table:table-cell table:formula="of:=[.ABH17]-INT([.ABH17])" office:value-type="float" office:value="2.5941908814773E-031" calcext:value-type="float">
            <text:p>2.5941908814773E-031</text:p>
          </table:table-cell>
          <table:table-cell table:formula="of:=[.ABI17]-INT([.ABI17])" office:value-type="float" office:value="2.33477179332957E-031" calcext:value-type="float">
            <text:p>2.33477179332957E-031</text:p>
          </table:table-cell>
          <table:table-cell table:formula="of:=[.ABJ17]-INT([.ABJ17])" office:value-type="float" office:value="2.10129461399661E-031" calcext:value-type="float">
            <text:p>2.10129461399661E-031</text:p>
          </table:table-cell>
          <table:table-cell table:formula="of:=[.ABK17]-INT([.ABK17])" office:value-type="float" office:value="1.89116515259695E-031" calcext:value-type="float">
            <text:p>1.89116515259695E-031</text:p>
          </table:table-cell>
          <table:table-cell table:formula="of:=[.ABL17]-INT([.ABL17])" office:value-type="float" office:value="1.70204863733726E-031" calcext:value-type="float">
            <text:p>1.70204863733726E-031</text:p>
          </table:table-cell>
          <table:table-cell table:formula="of:=[.ABM17]-INT([.ABM17])" office:value-type="float" office:value="1.53184377360353E-031" calcext:value-type="float">
            <text:p>1.53184377360353E-031</text:p>
          </table:table-cell>
          <table:table-cell table:formula="of:=[.ABN17]-INT([.ABN17])" office:value-type="float" office:value="1.37865939624318E-031" calcext:value-type="float">
            <text:p>1.37865939624318E-031</text:p>
          </table:table-cell>
          <table:table-cell table:formula="of:=[.ABO17]-INT([.ABO17])" office:value-type="float" office:value="1.24079345661886E-031" calcext:value-type="float">
            <text:p>1.24079345661886E-031</text:p>
          </table:table-cell>
          <table:table-cell table:formula="of:=[.ABP17]-INT([.ABP17])" office:value-type="float" office:value="1.11671411095697E-031" calcext:value-type="float">
            <text:p>1.11671411095697E-031</text:p>
          </table:table-cell>
          <table:table-cell table:formula="of:=[.ABQ17]-INT([.ABQ17])" office:value-type="float" office:value="1.00504269986128E-031" calcext:value-type="float">
            <text:p>1.00504269986128E-031</text:p>
          </table:table-cell>
          <table:table-cell table:formula="of:=[.ABR17]-INT([.ABR17])" office:value-type="float" office:value="9.04538429875149E-032" calcext:value-type="float">
            <text:p>9.04538429875149E-032</text:p>
          </table:table-cell>
          <table:table-cell table:formula="of:=[.ABS17]-INT([.ABS17])" office:value-type="float" office:value="8.14084586887634E-032" calcext:value-type="float">
            <text:p>8.14084586887634E-032</text:p>
          </table:table-cell>
          <table:table-cell table:formula="of:=[.ABT17]-INT([.ABT17])" office:value-type="float" office:value="7.32676128198871E-032" calcext:value-type="float">
            <text:p>7.32676128198871E-032</text:p>
          </table:table-cell>
          <table:table-cell table:formula="of:=[.ABU17]-INT([.ABU17])" office:value-type="float" office:value="6.59408515378984E-032" calcext:value-type="float">
            <text:p>6.59408515378984E-032</text:p>
          </table:table-cell>
          <table:table-cell table:formula="of:=[.ABV17]-INT([.ABV17])" office:value-type="float" office:value="5.93467663841085E-032" calcext:value-type="float">
            <text:p>5.93467663841085E-032</text:p>
          </table:table-cell>
          <table:table-cell table:formula="of:=[.ABW17]-INT([.ABW17])" office:value-type="float" office:value="5.34120897456977E-032" calcext:value-type="float">
            <text:p>5.34120897456977E-032</text:p>
          </table:table-cell>
          <table:table-cell table:formula="of:=[.ABX17]-INT([.ABX17])" office:value-type="float" office:value="4.80708807711279E-032" calcext:value-type="float">
            <text:p>4.80708807711279E-032</text:p>
          </table:table-cell>
          <table:table-cell table:formula="of:=[.ABY17]-INT([.ABY17])" office:value-type="float" office:value="4.32637926940151E-032" calcext:value-type="float">
            <text:p>4.32637926940151E-032</text:p>
          </table:table-cell>
          <table:table-cell table:formula="of:=[.ABZ17]-INT([.ABZ17])" office:value-type="float" office:value="3.89374134246136E-032" calcext:value-type="float">
            <text:p>3.89374134246136E-032</text:p>
          </table:table-cell>
          <table:table-cell table:formula="of:=[.ACA17]-INT([.ACA17])" office:value-type="float" office:value="3.50436720821523E-032" calcext:value-type="float">
            <text:p>3.50436720821523E-032</text:p>
          </table:table-cell>
          <table:table-cell table:formula="of:=[.ACB17]-INT([.ACB17])" office:value-type="float" office:value="3.1539304873937E-032" calcext:value-type="float">
            <text:p>3.1539304873937E-032</text:p>
          </table:table-cell>
          <table:table-cell table:formula="of:=[.ACC17]-INT([.ACC17])" office:value-type="float" office:value="2.83853743865433E-032" calcext:value-type="float">
            <text:p>2.83853743865433E-032</text:p>
          </table:table-cell>
          <table:table-cell table:formula="of:=[.ACD17]-INT([.ACD17])" office:value-type="float" office:value="2.5546836947889E-032" calcext:value-type="float">
            <text:p>2.5546836947889E-032</text:p>
          </table:table-cell>
          <table:table-cell table:formula="of:=[.ACE17]-INT([.ACE17])" office:value-type="float" office:value="2.29921532531001E-032" calcext:value-type="float">
            <text:p>2.29921532531001E-032</text:p>
          </table:table-cell>
          <table:table-cell table:formula="of:=[.ACF17]-INT([.ACF17])" office:value-type="float" office:value="2.06929379277901E-032" calcext:value-type="float">
            <text:p>2.06929379277901E-032</text:p>
          </table:table-cell>
          <table:table-cell table:formula="of:=[.ACG17]-INT([.ACG17])" office:value-type="float" office:value="1.86236441350111E-032" calcext:value-type="float">
            <text:p>1.86236441350111E-032</text:p>
          </table:table-cell>
          <table:table-cell table:formula="of:=[.ACH17]-INT([.ACH17])" office:value-type="float" office:value="1.676127972151E-032" calcext:value-type="float">
            <text:p>1.676127972151E-032</text:p>
          </table:table-cell>
          <table:table-cell table:formula="of:=[.ACI17]-INT([.ACI17])" office:value-type="float" office:value="1.5085151749359E-032" calcext:value-type="float">
            <text:p>1.5085151749359E-032</text:p>
          </table:table-cell>
          <table:table-cell table:formula="of:=[.ACJ17]-INT([.ACJ17])" office:value-type="float" office:value="1.35766365744231E-032" calcext:value-type="float">
            <text:p>1.35766365744231E-032</text:p>
          </table:table-cell>
          <table:table-cell table:formula="of:=[.ACK17]-INT([.ACK17])" office:value-type="float" office:value="1.22189729169808E-032" calcext:value-type="float">
            <text:p>1.22189729169808E-032</text:p>
          </table:table-cell>
          <table:table-cell table:formula="of:=[.ACL17]-INT([.ACL17])" office:value-type="float" office:value="1.09970756252827E-032" calcext:value-type="float">
            <text:p>1.09970756252827E-032</text:p>
          </table:table-cell>
          <table:table-cell table:formula="of:=[.ACM17]-INT([.ACM17])" office:value-type="float" office:value="9.89736806275442E-033" calcext:value-type="float">
            <text:p>9.89736806275442E-033</text:p>
          </table:table-cell>
          <table:table-cell table:formula="of:=[.ACN17]-INT([.ACN17])" office:value-type="float" office:value="8.90763125647898E-033" calcext:value-type="float">
            <text:p>8.90763125647898E-033</text:p>
          </table:table-cell>
          <table:table-cell table:formula="of:=[.ACO17]-INT([.ACO17])" office:value-type="float" office:value="8.01686813083108E-033" calcext:value-type="float">
            <text:p>8.01686813083108E-033</text:p>
          </table:table-cell>
          <table:table-cell table:formula="of:=[.ACP17]-INT([.ACP17])" office:value-type="float" office:value="7.21518131774797E-033" calcext:value-type="float">
            <text:p>7.21518131774797E-033</text:p>
          </table:table-cell>
          <table:table-cell table:formula="of:=[.ACQ17]-INT([.ACQ17])" office:value-type="float" office:value="6.49366318597318E-033" calcext:value-type="float">
            <text:p>6.49366318597318E-033</text:p>
          </table:table-cell>
          <table:table-cell table:formula="of:=[.ACR17]-INT([.ACR17])" office:value-type="float" office:value="5.84429686737586E-033" calcext:value-type="float">
            <text:p>5.84429686737586E-033</text:p>
          </table:table-cell>
          <table:table-cell table:formula="of:=[.ACS17]-INT([.ACS17])" office:value-type="float" office:value="5.25986718063827E-033" calcext:value-type="float">
            <text:p>5.25986718063827E-033</text:p>
          </table:table-cell>
          <table:table-cell table:formula="of:=[.ACT17]-INT([.ACT17])" office:value-type="float" office:value="4.73388046257445E-033" calcext:value-type="float">
            <text:p>4.73388046257445E-033</text:p>
          </table:table-cell>
          <table:table-cell table:formula="of:=[.ACU17]-INT([.ACU17])" office:value-type="float" office:value="4.260492416317E-033" calcext:value-type="float">
            <text:p>4.260492416317E-033</text:p>
          </table:table-cell>
          <table:table-cell table:formula="of:=[.ACV17]-INT([.ACV17])" office:value-type="float" office:value="3.8344431746853E-033" calcext:value-type="float">
            <text:p>3.8344431746853E-033</text:p>
          </table:table-cell>
          <table:table-cell table:formula="of:=[.ACW17]-INT([.ACW17])" office:value-type="float" office:value="3.45099885721677E-033" calcext:value-type="float">
            <text:p>3.45099885721677E-033</text:p>
          </table:table-cell>
          <table:table-cell table:formula="of:=[.ACX17]-INT([.ACX17])" office:value-type="float" office:value="3.10589897149509E-033" calcext:value-type="float">
            <text:p>3.10589897149509E-033</text:p>
          </table:table-cell>
          <table:table-cell table:formula="of:=[.ACY17]-INT([.ACY17])" office:value-type="float" office:value="2.79530907434559E-033" calcext:value-type="float">
            <text:p>2.79530907434559E-033</text:p>
          </table:table-cell>
          <table:table-cell table:formula="of:=[.ACZ17]-INT([.ACZ17])" office:value-type="float" office:value="2.51577816691103E-033" calcext:value-type="float">
            <text:p>2.51577816691103E-033</text:p>
          </table:table-cell>
          <table:table-cell table:formula="of:=[.ADA17]-INT([.ADA17])" office:value-type="float" office:value="2.26420035021992E-033" calcext:value-type="float">
            <text:p>2.26420035021992E-033</text:p>
          </table:table-cell>
          <table:table-cell table:formula="of:=[.ADB17]-INT([.ADB17])" office:value-type="float" office:value="2.03778031519793E-033" calcext:value-type="float">
            <text:p>2.03778031519793E-033</text:p>
          </table:table-cell>
          <table:table-cell table:formula="of:=[.ADC17]-INT([.ADC17])" office:value-type="float" office:value="1.83400228367814E-033" calcext:value-type="float">
            <text:p>1.83400228367814E-033</text:p>
          </table:table-cell>
          <table:table-cell table:formula="of:=[.ADD17]-INT([.ADD17])" office:value-type="float" office:value="1.65060205531032E-033" calcext:value-type="float">
            <text:p>1.65060205531032E-033</text:p>
          </table:table-cell>
          <table:table-cell table:formula="of:=[.ADE17]-INT([.ADE17])" office:value-type="float" office:value="1.48554184977929E-033" calcext:value-type="float">
            <text:p>1.48554184977929E-033</text:p>
          </table:table-cell>
          <table:table-cell table:formula="of:=[.ADF17]-INT([.ADF17])" office:value-type="float" office:value="1.33698766480136E-033" calcext:value-type="float">
            <text:p>1.33698766480136E-033</text:p>
          </table:table-cell>
          <table:table-cell table:formula="of:=[.ADG17]-INT([.ADG17])" office:value-type="float" office:value="1.20328889832123E-033" calcext:value-type="float">
            <text:p>1.20328889832123E-033</text:p>
          </table:table-cell>
          <table:table-cell table:formula="of:=[.ADH17]-INT([.ADH17])" office:value-type="float" office:value="1.0829600084891E-033" calcext:value-type="float">
            <text:p>1.0829600084891E-033</text:p>
          </table:table-cell>
          <table:table-cell table:formula="of:=[.ADI17]-INT([.ADI17])" office:value-type="float" office:value="9.74664007640194E-034" calcext:value-type="float">
            <text:p>9.74664007640194E-034</text:p>
          </table:table-cell>
          <table:table-cell table:formula="of:=[.ADJ17]-INT([.ADJ17])" office:value-type="float" office:value="8.77197606876175E-034" calcext:value-type="float">
            <text:p>8.77197606876175E-034</text:p>
          </table:table-cell>
          <table:table-cell table:formula="of:=[.ADK17]-INT([.ADK17])" office:value-type="float" office:value="7.89477846188557E-034" calcext:value-type="float">
            <text:p>7.89477846188557E-034</text:p>
          </table:table-cell>
          <table:table-cell table:formula="of:=[.ADL17]-INT([.ADL17])" office:value-type="float" office:value="7.10530061569702E-034" calcext:value-type="float">
            <text:p>7.10530061569702E-034</text:p>
          </table:table-cell>
          <table:table-cell table:formula="of:=[.ADM17]-INT([.ADM17])" office:value-type="float" office:value="6.39477055412731E-034" calcext:value-type="float">
            <text:p>6.39477055412731E-034</text:p>
          </table:table-cell>
          <table:table-cell table:formula="of:=[.ADN17]-INT([.ADN17])" office:value-type="float" office:value="5.75529349871458E-034" calcext:value-type="float">
            <text:p>5.75529349871458E-034</text:p>
          </table:table-cell>
          <table:table-cell table:formula="of:=[.ADO17]-INT([.ADO17])" office:value-type="float" office:value="5.17976414884312E-034" calcext:value-type="float">
            <text:p>5.17976414884312E-034</text:p>
          </table:table-cell>
          <table:table-cell table:formula="of:=[.ADP17]-INT([.ADP17])" office:value-type="float" office:value="4.66178773395881E-034" calcext:value-type="float">
            <text:p>4.66178773395881E-034</text:p>
          </table:table-cell>
          <table:table-cell table:formula="of:=[.ADQ17]-INT([.ADQ17])" office:value-type="float" office:value="4.19560896056293E-034" calcext:value-type="float">
            <text:p>4.19560896056293E-034</text:p>
          </table:table-cell>
          <table:table-cell table:formula="of:=[.ADR17]-INT([.ADR17])" office:value-type="float" office:value="3.77604806450664E-034" calcext:value-type="float">
            <text:p>3.77604806450664E-034</text:p>
          </table:table-cell>
          <table:table-cell table:formula="of:=[.ADS17]-INT([.ADS17])" office:value-type="float" office:value="3.39844325805597E-034" calcext:value-type="float">
            <text:p>3.39844325805597E-034</text:p>
          </table:table-cell>
          <table:table-cell table:formula="of:=[.ADT17]-INT([.ADT17])" office:value-type="float" office:value="3.05859893225038E-034" calcext:value-type="float">
            <text:p>3.05859893225038E-034</text:p>
          </table:table-cell>
          <table:table-cell table:formula="of:=[.ADU17]-INT([.ADU17])" office:value-type="float" office:value="2.75273903902534E-034" calcext:value-type="float">
            <text:p>2.75273903902534E-034</text:p>
          </table:table-cell>
          <table:table-cell table:formula="of:=[.ADV17]-INT([.ADV17])" office:value-type="float" office:value="2.4774651351228E-034" calcext:value-type="float">
            <text:p>2.4774651351228E-034</text:p>
          </table:table-cell>
          <table:table-cell table:formula="of:=[.ADW17]-INT([.ADW17])" office:value-type="float" office:value="2.22971862161052E-034" calcext:value-type="float">
            <text:p>2.22971862161052E-034</text:p>
          </table:table-cell>
          <table:table-cell table:formula="of:=[.ADX17]-INT([.ADX17])" office:value-type="float" office:value="2.00674675944947E-034" calcext:value-type="float">
            <text:p>2.00674675944947E-034</text:p>
          </table:table-cell>
          <table:table-cell table:formula="of:=[.ADY17]-INT([.ADY17])" office:value-type="float" office:value="1.80607208350453E-034" calcext:value-type="float">
            <text:p>1.80607208350453E-034</text:p>
          </table:table-cell>
          <table:table-cell table:formula="of:=[.ADZ17]-INT([.ADZ17])" office:value-type="float" office:value="1.62546487515407E-034" calcext:value-type="float">
            <text:p>1.62546487515407E-034</text:p>
          </table:table-cell>
          <table:table-cell table:formula="of:=[.AEA17]-INT([.AEA17])" office:value-type="float" office:value="1.46291838763867E-034" calcext:value-type="float">
            <text:p>1.46291838763867E-034</text:p>
          </table:table-cell>
          <table:table-cell table:formula="of:=[.AEB17]-INT([.AEB17])" office:value-type="float" office:value="1.3166265488748E-034" calcext:value-type="float">
            <text:p>1.3166265488748E-034</text:p>
          </table:table-cell>
          <table:table-cell table:formula="of:=[.AEC17]-INT([.AEC17])" office:value-type="float" office:value="1.18496389398732E-034" calcext:value-type="float">
            <text:p>1.18496389398732E-034</text:p>
          </table:table-cell>
          <table:table-cell table:formula="of:=[.AED17]-INT([.AED17])" office:value-type="float" office:value="1.06646750458859E-034" calcext:value-type="float">
            <text:p>1.06646750458859E-034</text:p>
          </table:table-cell>
          <table:table-cell table:formula="of:=[.AEE17]-INT([.AEE17])" office:value-type="float" office:value="9.59820754129728E-035" calcext:value-type="float">
            <text:p>9.59820754129728E-035</text:p>
          </table:table-cell>
          <table:table-cell table:formula="of:=[.AEF17]-INT([.AEF17])" office:value-type="float" office:value="8.63838678716756E-035" calcext:value-type="float">
            <text:p>8.63838678716756E-035</text:p>
          </table:table-cell>
          <table:table-cell table:formula="of:=[.AEG17]-INT([.AEG17])" office:value-type="float" office:value="7.7745481084508E-035" calcext:value-type="float">
            <text:p>7.7745481084508E-035</text:p>
          </table:table-cell>
          <table:table-cell table:formula="of:=[.AEH17]-INT([.AEH17])" office:value-type="float" office:value="6.99709329760572E-035" calcext:value-type="float">
            <text:p>6.99709329760572E-035</text:p>
          </table:table-cell>
          <table:table-cell table:formula="of:=[.AEI17]-INT([.AEI17])" office:value-type="float" office:value="6.29738396784515E-035" calcext:value-type="float">
            <text:p>6.29738396784515E-035</text:p>
          </table:table-cell>
          <table:table-cell table:formula="of:=[.AEJ17]-INT([.AEJ17])" office:value-type="float" office:value="5.66764557106063E-035" calcext:value-type="float">
            <text:p>5.66764557106063E-035</text:p>
          </table:table-cell>
          <table:table-cell table:formula="of:=[.AEK17]-INT([.AEK17])" office:value-type="float" office:value="5.10088101395457E-035" calcext:value-type="float">
            <text:p>5.10088101395457E-035</text:p>
          </table:table-cell>
          <table:table-cell table:formula="of:=[.AEL17]-INT([.AEL17])" office:value-type="float" office:value="4.59079291255911E-035" calcext:value-type="float">
            <text:p>4.59079291255911E-035</text:p>
          </table:table-cell>
          <table:table-cell table:formula="of:=[.AEM17]-INT([.AEM17])" office:value-type="float" office:value="4.1317136213032E-035" calcext:value-type="float">
            <text:p>4.1317136213032E-035</text:p>
          </table:table-cell>
          <table:table-cell table:formula="of:=[.AEN17]-INT([.AEN17])" office:value-type="float" office:value="3.71854225917288E-035" calcext:value-type="float">
            <text:p>3.71854225917288E-035</text:p>
          </table:table-cell>
          <table:table-cell table:formula="of:=[.AEO17]-INT([.AEO17])" office:value-type="float" office:value="3.34668803325559E-035" calcext:value-type="float">
            <text:p>3.34668803325559E-035</text:p>
          </table:table-cell>
          <table:table-cell table:formula="of:=[.AEP17]-INT([.AEP17])" office:value-type="float" office:value="3.01201922993003E-035" calcext:value-type="float">
            <text:p>3.01201922993003E-035</text:p>
          </table:table-cell>
          <table:table-cell table:formula="of:=[.AEQ17]-INT([.AEQ17])" office:value-type="float" office:value="2.71081730693703E-035" calcext:value-type="float">
            <text:p>2.71081730693703E-035</text:p>
          </table:table-cell>
          <table:table-cell table:formula="of:=[.AER17]-INT([.AER17])" office:value-type="float" office:value="2.43973557624333E-035" calcext:value-type="float">
            <text:p>2.43973557624333E-035</text:p>
          </table:table-cell>
          <table:table-cell table:formula="of:=[.AES17]-INT([.AES17])" office:value-type="float" office:value="2.19576201861899E-035" calcext:value-type="float">
            <text:p>2.19576201861899E-035</text:p>
          </table:table-cell>
          <table:table-cell table:formula="of:=[.AET17]-INT([.AET17])" office:value-type="float" office:value="1.9761858167571E-035" calcext:value-type="float">
            <text:p>1.9761858167571E-035</text:p>
          </table:table-cell>
          <table:table-cell table:formula="of:=[.AEU17]-INT([.AEU17])" office:value-type="float" office:value="1.77856723508139E-035" calcext:value-type="float">
            <text:p>1.77856723508139E-035</text:p>
          </table:table-cell>
          <table:table-cell table:formula="of:=[.AEV17]-INT([.AEV17])" office:value-type="float" office:value="1.60071051157325E-035" calcext:value-type="float">
            <text:p>1.60071051157325E-035</text:p>
          </table:table-cell>
          <table:table-cell table:formula="of:=[.AEW17]-INT([.AEW17])" office:value-type="float" office:value="1.44063946041592E-035" calcext:value-type="float">
            <text:p>1.44063946041592E-035</text:p>
          </table:table-cell>
          <table:table-cell table:formula="of:=[.AEX17]-INT([.AEX17])" office:value-type="float" office:value="1.29657551437433E-035" calcext:value-type="float">
            <text:p>1.29657551437433E-035</text:p>
          </table:table-cell>
          <table:table-cell table:formula="of:=[.AEY17]-INT([.AEY17])" office:value-type="float" office:value="1.1669179629369E-035" calcext:value-type="float">
            <text:p>1.1669179629369E-035</text:p>
          </table:table-cell>
          <table:table-cell table:formula="of:=[.AEZ17]-INT([.AEZ17])" office:value-type="float" office:value="1.05022616664321E-035" calcext:value-type="float">
            <text:p>1.05022616664321E-035</text:p>
          </table:table-cell>
          <table:table-cell table:formula="of:=[.AFA17]-INT([.AFA17])" office:value-type="float" office:value="9.45203549978887E-036" calcext:value-type="float">
            <text:p>9.45203549978887E-036</text:p>
          </table:table-cell>
          <table:table-cell table:formula="of:=[.AFB17]-INT([.AFB17])" office:value-type="float" office:value="8.50683194980998E-036" calcext:value-type="float">
            <text:p>8.50683194980998E-036</text:p>
          </table:table-cell>
          <table:table-cell table:formula="of:=[.AFC17]-INT([.AFC17])" office:value-type="float" office:value="7.65614875482899E-036" calcext:value-type="float">
            <text:p>7.65614875482899E-036</text:p>
          </table:table-cell>
          <table:table-cell table:formula="of:=[.AFD17]-INT([.AFD17])" office:value-type="float" office:value="6.89053387934609E-036" calcext:value-type="float">
            <text:p>6.89053387934609E-036</text:p>
          </table:table-cell>
          <table:table-cell table:formula="of:=[.AFE17]-INT([.AFE17])" office:value-type="float" office:value="6.20148049141148E-036" calcext:value-type="float">
            <text:p>6.20148049141148E-036</text:p>
          </table:table-cell>
          <table:table-cell table:formula="of:=[.AFF17]-INT([.AFF17])" office:value-type="float" office:value="5.58133244227033E-036" calcext:value-type="float">
            <text:p>5.58133244227033E-036</text:p>
          </table:table-cell>
          <table:table-cell table:formula="of:=[.AFG17]-INT([.AFG17])" office:value-type="float" office:value="5.0231991980433E-036" calcext:value-type="float">
            <text:p>5.0231991980433E-036</text:p>
          </table:table-cell>
          <table:table-cell table:formula="of:=[.AFH17]-INT([.AFH17])" office:value-type="float" office:value="4.52087927823897E-036" calcext:value-type="float">
            <text:p>4.52087927823897E-036</text:p>
          </table:table-cell>
          <table:table-cell table:formula="of:=[.AFI17]-INT([.AFI17])" office:value-type="float" office:value="4.06879135041507E-036" calcext:value-type="float">
            <text:p>4.06879135041507E-036</text:p>
          </table:table-cell>
          <table:table-cell table:formula="of:=[.AFJ17]-INT([.AFJ17])" office:value-type="float" office:value="3.66191221537357E-036" calcext:value-type="float">
            <text:p>3.66191221537357E-036</text:p>
          </table:table-cell>
          <table:table-cell table:formula="of:=[.AFK17]-INT([.AFK17])" office:value-type="float" office:value="3.29572099383621E-036" calcext:value-type="float">
            <text:p>3.29572099383621E-036</text:p>
          </table:table-cell>
          <table:table-cell table:formula="of:=[.AFL17]-INT([.AFL17])" office:value-type="float" office:value="2.96614889445259E-036" calcext:value-type="float">
            <text:p>2.96614889445259E-036</text:p>
          </table:table-cell>
          <table:table-cell table:formula="of:=[.AFM17]-INT([.AFM17])" office:value-type="float" office:value="2.66953400500733E-036" calcext:value-type="float">
            <text:p>2.66953400500733E-036</text:p>
          </table:table-cell>
          <table:table-cell table:formula="of:=[.AFN17]-INT([.AFN17])" office:value-type="float" office:value="2.4025806045066E-036" calcext:value-type="float">
            <text:p>2.4025806045066E-036</text:p>
          </table:table-cell>
          <table:table-cell table:formula="of:=[.AFO17]-INT([.AFO17])" office:value-type="float" office:value="2.16232254405594E-036" calcext:value-type="float">
            <text:p>2.16232254405594E-036</text:p>
          </table:table-cell>
          <table:table-cell table:formula="of:=[.AFP17]-INT([.AFP17])" office:value-type="float" office:value="1.94609028965034E-036" calcext:value-type="float">
            <text:p>1.94609028965034E-036</text:p>
          </table:table-cell>
          <table:table-cell table:formula="of:=[.AFQ17]-INT([.AFQ17])" office:value-type="float" office:value="1.75148126068531E-036" calcext:value-type="float">
            <text:p>1.75148126068531E-036</text:p>
          </table:table-cell>
          <table:table-cell table:formula="of:=[.AFR17]-INT([.AFR17])" office:value-type="float" office:value="1.57633313461678E-036" calcext:value-type="float">
            <text:p>1.57633313461678E-036</text:p>
          </table:table-cell>
          <table:table-cell table:formula="of:=[.AFS17]-INT([.AFS17])" office:value-type="float" office:value="1.4186998211551E-036" calcext:value-type="float">
            <text:p>1.4186998211551E-036</text:p>
          </table:table-cell>
          <table:table-cell table:formula="of:=[.AFT17]-INT([.AFT17])" office:value-type="float" office:value="1.27682983903959E-036" calcext:value-type="float">
            <text:p>1.27682983903959E-036</text:p>
          </table:table-cell>
          <table:table-cell table:formula="of:=[.AFU17]-INT([.AFU17])" office:value-type="float" office:value="1.14914685513563E-036" calcext:value-type="float">
            <text:p>1.14914685513563E-036</text:p>
          </table:table-cell>
          <table:table-cell table:formula="of:=[.AFV17]-INT([.AFV17])" office:value-type="float" office:value="1.03423216962207E-036" calcext:value-type="float">
            <text:p>1.03423216962207E-036</text:p>
          </table:table-cell>
          <table:table-cell table:formula="of:=[.AFW17]-INT([.AFW17])" office:value-type="float" office:value="9.30808952659861E-037" calcext:value-type="float">
            <text:p>9.30808952659861E-037</text:p>
          </table:table-cell>
          <table:table-cell table:formula="of:=[.AFX17]-INT([.AFX17])" office:value-type="float" office:value="8.37728057393875E-037" calcext:value-type="float">
            <text:p>8.37728057393875E-037</text:p>
          </table:table-cell>
          <table:table-cell table:formula="of:=[.AFY17]-INT([.AFY17])" office:value-type="float" office:value="7.53955251654488E-037" calcext:value-type="float">
            <text:p>7.53955251654488E-037</text:p>
          </table:table-cell>
          <table:table-cell table:formula="of:=[.AFZ17]-INT([.AFZ17])" office:value-type="float" office:value="6.78559726489039E-037" calcext:value-type="float">
            <text:p>6.78559726489039E-037</text:p>
          </table:table-cell>
          <table:table-cell table:formula="of:=[.AGA17]-INT([.AGA17])" office:value-type="float" office:value="6.10703753840135E-037" calcext:value-type="float">
            <text:p>6.10703753840135E-037</text:p>
          </table:table-cell>
          <table:table-cell table:formula="of:=[.AGB17]-INT([.AGB17])" office:value-type="float" office:value="5.49633378456122E-037" calcext:value-type="float">
            <text:p>5.49633378456122E-037</text:p>
          </table:table-cell>
          <table:table-cell table:formula="of:=[.AGC17]-INT([.AGC17])" office:value-type="float" office:value="4.94670040610509E-037" calcext:value-type="float">
            <text:p>4.94670040610509E-037</text:p>
          </table:table-cell>
          <table:table-cell table:formula="of:=[.AGD17]-INT([.AGD17])" office:value-type="float" office:value="4.45203036549458E-037" calcext:value-type="float">
            <text:p>4.45203036549458E-037</text:p>
          </table:table-cell>
          <table:table-cell table:formula="of:=[.AGE17]-INT([.AGE17])" office:value-type="float" office:value="4.00682732894513E-037" calcext:value-type="float">
            <text:p>4.00682732894513E-037</text:p>
          </table:table-cell>
          <table:table-cell table:formula="of:=[.AGF17]-INT([.AGF17])" office:value-type="float" office:value="3.60614459605061E-037" calcext:value-type="float">
            <text:p>3.60614459605061E-037</text:p>
          </table:table-cell>
          <table:table-cell table:formula="of:=[.AGG17]-INT([.AGG17])" office:value-type="float" office:value="3.24553013644555E-037" calcext:value-type="float">
            <text:p>3.24553013644555E-037</text:p>
          </table:table-cell>
          <table:table-cell table:formula="of:=[.AGH17]-INT([.AGH17])" office:value-type="float" office:value="2.920977122801E-037" calcext:value-type="float">
            <text:p>2.920977122801E-037</text:p>
          </table:table-cell>
          <table:table-cell table:formula="of:=[.AGI17]-INT([.AGI17])" office:value-type="float" office:value="2.6288794105209E-037" calcext:value-type="float">
            <text:p>2.6288794105209E-037</text:p>
          </table:table-cell>
          <table:table-cell table:formula="of:=[.AGJ17]-INT([.AGJ17])" office:value-type="float" office:value="2.36599146946881E-037" calcext:value-type="float">
            <text:p>2.36599146946881E-037</text:p>
          </table:table-cell>
          <table:table-cell table:formula="of:=[.AGK17]-INT([.AGK17])" office:value-type="float" office:value="2.12939232252193E-037" calcext:value-type="float">
            <text:p>2.12939232252193E-037</text:p>
          </table:table-cell>
          <table:table-cell table:formula="of:=[.AGL17]-INT([.AGL17])" office:value-type="float" office:value="1.91645309026973E-037" calcext:value-type="float">
            <text:p>1.91645309026973E-037</text:p>
          </table:table-cell>
          <table:table-cell table:formula="of:=[.AGM17]-INT([.AGM17])" office:value-type="float" office:value="1.72480778124276E-037" calcext:value-type="float">
            <text:p>1.72480778124276E-037</text:p>
          </table:table-cell>
          <table:table-cell table:formula="of:=[.AGN17]-INT([.AGN17])" office:value-type="float" office:value="1.55232700311848E-037" calcext:value-type="float">
            <text:p>1.55232700311848E-037</text:p>
          </table:table-cell>
          <table:table-cell table:formula="of:=[.AGO17]-INT([.AGO17])" office:value-type="float" office:value="1.39709430280664E-037" calcext:value-type="float">
            <text:p>1.39709430280664E-037</text:p>
          </table:table-cell>
          <table:table-cell table:formula="of:=[.AGP17]-INT([.AGP17])" office:value-type="float" office:value="1.25738487252597E-037" calcext:value-type="float">
            <text:p>1.25738487252597E-037</text:p>
          </table:table-cell>
          <table:table-cell table:formula="of:=[.AGQ17]-INT([.AGQ17])" office:value-type="float" office:value="1.13164638527338E-037" calcext:value-type="float">
            <text:p>1.13164638527338E-037</text:p>
          </table:table-cell>
          <table:table-cell table:formula="of:=[.AGR17]-INT([.AGR17])" office:value-type="float" office:value="1.01848174674604E-037" calcext:value-type="float">
            <text:p>1.01848174674604E-037</text:p>
          </table:table-cell>
          <table:table-cell table:formula="of:=[.AGS17]-INT([.AGS17])" office:value-type="float" office:value="9.16633572071434E-038" calcext:value-type="float">
            <text:p>9.16633572071434E-038</text:p>
          </table:table-cell>
          <table:table-cell table:formula="of:=[.AGT17]-INT([.AGT17])" office:value-type="float" office:value="8.24970214864291E-038" calcext:value-type="float">
            <text:p>8.24970214864291E-038</text:p>
          </table:table-cell>
          <table:table-cell table:formula="of:=[.AGU17]-INT([.AGU17])" office:value-type="float" office:value="7.42473193377862E-038" calcext:value-type="float">
            <text:p>7.42473193377862E-038</text:p>
          </table:table-cell>
          <table:table-cell table:formula="of:=[.AGV17]-INT([.AGV17])" office:value-type="float" office:value="6.68225874040076E-038" calcext:value-type="float">
            <text:p>6.68225874040076E-038</text:p>
          </table:table-cell>
          <table:table-cell table:formula="of:=[.AGW17]-INT([.AGW17])" office:value-type="float" office:value="6.01403286636068E-038" calcext:value-type="float">
            <text:p>6.01403286636068E-038</text:p>
          </table:table-cell>
          <table:table-cell table:formula="of:=[.AGX17]-INT([.AGX17])" office:value-type="float" office:value="5.41262957972461E-038" calcext:value-type="float">
            <text:p>5.41262957972461E-038</text:p>
          </table:table-cell>
          <table:table-cell table:formula="of:=[.AGY17]-INT([.AGY17])" office:value-type="float" office:value="4.87136662175215E-038" calcext:value-type="float">
            <text:p>4.87136662175215E-038</text:p>
          </table:table-cell>
          <table:table-cell table:formula="of:=[.AGZ17]-INT([.AGZ17])" office:value-type="float" office:value="4.38422995957694E-038" calcext:value-type="float">
            <text:p>4.38422995957694E-038</text:p>
          </table:table-cell>
          <table:table-cell table:formula="of:=[.AHA17]-INT([.AHA17])" office:value-type="float" office:value="3.94580696361924E-038" calcext:value-type="float">
            <text:p>3.94580696361924E-038</text:p>
          </table:table-cell>
          <table:table-cell table:formula="of:=[.AHB17]-INT([.AHB17])" office:value-type="float" office:value="3.55122626725732E-038" calcext:value-type="float">
            <text:p>3.55122626725732E-038</text:p>
          </table:table-cell>
          <table:table-cell table:formula="of:=[.AHC17]-INT([.AHC17])" office:value-type="float" office:value="3.19610364053159E-038" calcext:value-type="float">
            <text:p>3.19610364053159E-038</text:p>
          </table:table-cell>
          <table:table-cell table:formula="of:=[.AHD17]-INT([.AHD17])" office:value-type="float" office:value="2.87649327647843E-038" calcext:value-type="float">
            <text:p>2.87649327647843E-038</text:p>
          </table:table-cell>
          <table:table-cell table:formula="of:=[.AHE17]-INT([.AHE17])" office:value-type="float" office:value="2.58884394883059E-038" calcext:value-type="float">
            <text:p>2.58884394883059E-038</text:p>
          </table:table-cell>
          <table:table-cell table:formula="of:=[.AHF17]-INT([.AHF17])" office:value-type="float" office:value="2.32995955394753E-038" calcext:value-type="float">
            <text:p>2.32995955394753E-038</text:p>
          </table:table-cell>
          <table:table-cell table:formula="of:=[.AHG17]-INT([.AHG17])" office:value-type="float" office:value="2.09696359855277E-038" calcext:value-type="float">
            <text:p>2.09696359855277E-038</text:p>
          </table:table-cell>
          <table:table-cell table:formula="of:=[.AHH17]-INT([.AHH17])" office:value-type="float" office:value="1.8872672386975E-038" calcext:value-type="float">
            <text:p>1.8872672386975E-038</text:p>
          </table:table-cell>
          <table:table-cell table:formula="of:=[.AHI17]-INT([.AHI17])" office:value-type="float" office:value="1.69854051482775E-038" calcext:value-type="float">
            <text:p>1.69854051482775E-038</text:p>
          </table:table-cell>
          <table:table-cell table:formula="of:=[.AHJ17]-INT([.AHJ17])" office:value-type="float" office:value="1.52868646334497E-038" calcext:value-type="float">
            <text:p>1.52868646334497E-038</text:p>
          </table:table-cell>
          <table:table-cell table:formula="of:=[.AHK17]-INT([.AHK17])" office:value-type="float" office:value="1.37581781701048E-038" calcext:value-type="float">
            <text:p>1.37581781701048E-038</text:p>
          </table:table-cell>
          <table:table-cell table:formula="of:=[.AHL17]-INT([.AHL17])" office:value-type="float" office:value="1.23823603530943E-038" calcext:value-type="float">
            <text:p>1.23823603530943E-038</text:p>
          </table:table-cell>
          <table:table-cell table:formula="of:=[.AHM17]-INT([.AHM17])" office:value-type="float" office:value="1.11441243177849E-038" calcext:value-type="float">
            <text:p>1.11441243177849E-038</text:p>
          </table:table-cell>
          <table:table-cell table:formula="of:=[.AHN17]-INT([.AHN17])" office:value-type="float" office:value="1.00297118860064E-038" calcext:value-type="float">
            <text:p>1.00297118860064E-038</text:p>
          </table:table-cell>
          <table:table-cell table:formula="of:=[.AHO17]-INT([.AHO17])" office:value-type="float" office:value="9.02674069740573E-039" calcext:value-type="float">
            <text:p>9.02674069740573E-039</text:p>
          </table:table-cell>
          <table:table-cell table:formula="of:=[.AHP17]-INT([.AHP17])" office:value-type="float" office:value="8.12406662766516E-039" calcext:value-type="float">
            <text:p>8.12406662766516E-039</text:p>
          </table:table-cell>
          <table:table-cell table:formula="of:=[.AHQ17]-INT([.AHQ17])" office:value-type="float" office:value="7.31165996489864E-039" calcext:value-type="float">
            <text:p>7.31165996489864E-039</text:p>
          </table:table-cell>
          <table:table-cell table:formula="of:=[.AHR17]-INT([.AHR17])" office:value-type="float" office:value="6.58049396840878E-039" calcext:value-type="float">
            <text:p>6.58049396840878E-039</text:p>
          </table:table-cell>
          <table:table-cell table:formula="of:=[.AHS17]-INT([.AHS17])" office:value-type="float" office:value="5.9224445715679E-039" calcext:value-type="float">
            <text:p>5.9224445715679E-039</text:p>
          </table:table-cell>
          <table:table-cell table:formula="of:=[.AHT17]-INT([.AHT17])" office:value-type="float" office:value="5.33020011441111E-039" calcext:value-type="float">
            <text:p>5.33020011441111E-039</text:p>
          </table:table-cell>
          <table:table-cell table:formula="of:=[.AHU17]-INT([.AHU17])" office:value-type="float" office:value="4.79718010297E-039" calcext:value-type="float">
            <text:p>4.79718010297E-039</text:p>
          </table:table-cell>
          <table:table-cell table:formula="of:=[.AHV17]-INT([.AHV17])" office:value-type="float" office:value="4.317462092673E-039" calcext:value-type="float">
            <text:p>4.317462092673E-039</text:p>
          </table:table-cell>
          <table:table-cell table:formula="of:=[.AHW17]-INT([.AHW17])" office:value-type="float" office:value="3.8857158834057E-039" calcext:value-type="float">
            <text:p>3.8857158834057E-039</text:p>
          </table:table-cell>
          <table:table-cell table:formula="of:=[.AHX17]-INT([.AHX17])" office:value-type="float" office:value="3.49714429506513E-039" calcext:value-type="float">
            <text:p>3.49714429506513E-039</text:p>
          </table:table-cell>
          <table:table-cell table:formula="of:=[.AHY17]-INT([.AHY17])" office:value-type="float" office:value="3.14742986555862E-039" calcext:value-type="float">
            <text:p>3.14742986555862E-039</text:p>
          </table:table-cell>
          <table:table-cell table:formula="of:=[.AHZ17]-INT([.AHZ17])" office:value-type="float" office:value="2.83268687900276E-039" calcext:value-type="float">
            <text:p>2.83268687900276E-039</text:p>
          </table:table-cell>
          <table:table-cell table:formula="of:=[.AIA17]-INT([.AIA17])" office:value-type="float" office:value="2.54941819110248E-039" calcext:value-type="float">
            <text:p>2.54941819110248E-039</text:p>
          </table:table-cell>
          <table:table-cell table:formula="of:=[.AIB17]-INT([.AIB17])" office:value-type="float" office:value="2.29447637199223E-039" calcext:value-type="float">
            <text:p>2.29447637199223E-039</text:p>
          </table:table-cell>
          <table:table-cell table:formula="of:=[.AIC17]-INT([.AIC17])" office:value-type="float" office:value="2.06502873479301E-039" calcext:value-type="float">
            <text:p>2.06502873479301E-039</text:p>
          </table:table-cell>
          <table:table-cell table:formula="of:=[.AID17]-INT([.AID17])" office:value-type="float" office:value="1.85852586131371E-039" calcext:value-type="float">
            <text:p>1.85852586131371E-039</text:p>
          </table:table-cell>
          <table:table-cell table:formula="of:=[.AIE17]-INT([.AIE17])" office:value-type="float" office:value="1.67267327518234E-039" calcext:value-type="float">
            <text:p>1.67267327518234E-039</text:p>
          </table:table-cell>
          <table:table-cell table:formula="of:=[.AIF17]-INT([.AIF17])" office:value-type="float" office:value="1.5054059476641E-039" calcext:value-type="float">
            <text:p>1.5054059476641E-039</text:p>
          </table:table-cell>
          <table:table-cell table:formula="of:=[.AIG17]-INT([.AIG17])" office:value-type="float" office:value="1.35486535289769E-039" calcext:value-type="float">
            <text:p>1.35486535289769E-039</text:p>
          </table:table-cell>
          <table:table-cell table:formula="of:=[.AIH17]-INT([.AIH17])" office:value-type="float" office:value="1.21937881760792E-039" calcext:value-type="float">
            <text:p>1.21937881760792E-039</text:p>
          </table:table-cell>
          <table:table-cell table:formula="of:=[.AII17]-INT([.AII17])" office:value-type="float" office:value="1.09744093584713E-039" calcext:value-type="float">
            <text:p>1.09744093584713E-039</text:p>
          </table:table-cell>
          <table:table-cell table:formula="of:=[.AIJ17]-INT([.AIJ17])" office:value-type="float" office:value="9.87696842262418E-040" calcext:value-type="float">
            <text:p>9.87696842262418E-040</text:p>
          </table:table-cell>
          <table:table-cell table:formula="of:=[.AIK17]-INT([.AIK17])" office:value-type="float" office:value="8.88927158036177E-040" calcext:value-type="float">
            <text:p>8.88927158036177E-040</text:p>
          </table:table-cell>
          <table:table-cell table:formula="of:=[.AIL17]-INT([.AIL17])" office:value-type="float" office:value="8.00034442232559E-040" calcext:value-type="float">
            <text:p>8.00034442232559E-040</text:p>
          </table:table-cell>
          <table:table-cell table:formula="of:=[.AIM17]-INT([.AIM17])" office:value-type="float" office:value="7.20030998009303E-040" calcext:value-type="float">
            <text:p>7.20030998009303E-040</text:p>
          </table:table-cell>
          <table:table-cell table:formula="of:=[.AIN17]-INT([.AIN17])" office:value-type="float" office:value="6.48027898208373E-040" calcext:value-type="float">
            <text:p>6.48027898208373E-040</text:p>
          </table:table-cell>
          <table:table-cell table:formula="of:=[.AIO17]-INT([.AIO17])" office:value-type="float" office:value="5.83225108387536E-040" calcext:value-type="float">
            <text:p>5.83225108387536E-040</text:p>
          </table:table-cell>
          <table:table-cell table:formula="of:=[.AIP17]-INT([.AIP17])" office:value-type="float" office:value="5.24902597548782E-040" calcext:value-type="float">
            <text:p>5.24902597548782E-040</text:p>
          </table:table-cell>
          <table:table-cell table:formula="of:=[.AIQ17]-INT([.AIQ17])" office:value-type="float" office:value="4.72412337793904E-040" calcext:value-type="float">
            <text:p>4.72412337793904E-040</text:p>
          </table:table-cell>
          <table:table-cell table:formula="of:=[.AIR17]-INT([.AIR17])" office:value-type="float" office:value="4.25171104014513E-040" calcext:value-type="float">
            <text:p>4.25171104014513E-040</text:p>
          </table:table-cell>
          <table:table-cell table:formula="of:=[.AIS17]-INT([.AIS17])" office:value-type="float" office:value="3.82653993613062E-040" calcext:value-type="float">
            <text:p>3.82653993613062E-040</text:p>
          </table:table-cell>
          <table:table-cell table:formula="of:=[.AIT17]-INT([.AIT17])" office:value-type="float" office:value="3.44388594251756E-040" calcext:value-type="float">
            <text:p>3.44388594251756E-040</text:p>
          </table:table-cell>
          <table:table-cell table:formula="of:=[.AIU17]-INT([.AIU17])" office:value-type="float" office:value="3.0994973482658E-040" calcext:value-type="float">
            <text:p>3.0994973482658E-040</text:p>
          </table:table-cell>
          <table:table-cell table:formula="of:=[.AIV17]-INT([.AIV17])" office:value-type="float" office:value="2.78954761343922E-040" calcext:value-type="float">
            <text:p>2.78954761343922E-040</text:p>
          </table:table-cell>
          <table:table-cell table:formula="of:=[.AIW17]-INT([.AIW17])" office:value-type="float" office:value="2.5105928520953E-040" calcext:value-type="float">
            <text:p>2.5105928520953E-040</text:p>
          </table:table-cell>
          <table:table-cell table:formula="of:=[.AIX17]-INT([.AIX17])" office:value-type="float" office:value="2.25953356688577E-040" calcext:value-type="float">
            <text:p>2.25953356688577E-040</text:p>
          </table:table-cell>
          <table:table-cell table:formula="of:=[.AIY17]-INT([.AIY17])" office:value-type="float" office:value="2.03358021019719E-040" calcext:value-type="float">
            <text:p>2.03358021019719E-040</text:p>
          </table:table-cell>
          <table:table-cell table:formula="of:=[.AIZ17]-INT([.AIZ17])" office:value-type="float" office:value="1.83022218917747E-040" calcext:value-type="float">
            <text:p>1.83022218917747E-040</text:p>
          </table:table-cell>
          <table:table-cell table:formula="of:=[.AJA17]-INT([.AJA17])" office:value-type="float" office:value="1.64719997025973E-040" calcext:value-type="float">
            <text:p>1.64719997025973E-040</text:p>
          </table:table-cell>
          <table:table-cell table:formula="of:=[.AJB17]-INT([.AJB17])" office:value-type="float" office:value="1.48247997323375E-040" calcext:value-type="float">
            <text:p>1.48247997323375E-040</text:p>
          </table:table-cell>
          <table:table-cell table:formula="of:=[.AJC17]-INT([.AJC17])" office:value-type="float" office:value="1.33423197591038E-040" calcext:value-type="float">
            <text:p>1.33423197591038E-040</text:p>
          </table:table-cell>
          <table:table-cell table:formula="of:=[.AJD17]-INT([.AJD17])" office:value-type="float" office:value="1.20080877831934E-040" calcext:value-type="float">
            <text:p>1.20080877831934E-040</text:p>
          </table:table-cell>
          <table:table-cell table:formula="of:=[.AJE17]-INT([.AJE17])" office:value-type="float" office:value="1.08072790048741E-040" calcext:value-type="float">
            <text:p>1.08072790048741E-040</text:p>
          </table:table-cell>
          <table:table-cell table:formula="of:=[.AJF17]-INT([.AJF17])" office:value-type="float" office:value="9.72655110438666E-041" calcext:value-type="float">
            <text:p>9.72655110438666E-041</text:p>
          </table:table-cell>
          <table:table-cell table:formula="of:=[.AJG17]-INT([.AJG17])" office:value-type="float" office:value="8.753895993948E-041" calcext:value-type="float">
            <text:p>8.753895993948E-041</text:p>
          </table:table-cell>
          <table:table-cell table:formula="of:=[.AJH17]-INT([.AJH17])" office:value-type="float" office:value="7.8785063945532E-041" calcext:value-type="float">
            <text:p>7.8785063945532E-041</text:p>
          </table:table-cell>
          <table:table-cell table:formula="of:=[.AJI17]-INT([.AJI17])" office:value-type="float" office:value="7.09065575509788E-041" calcext:value-type="float">
            <text:p>7.09065575509788E-041</text:p>
          </table:table-cell>
          <table:table-cell table:formula="of:=[.AJJ17]-INT([.AJJ17])" office:value-type="float" office:value="6.38159017958809E-041" calcext:value-type="float">
            <text:p>6.38159017958809E-041</text:p>
          </table:table-cell>
          <table:table-cell table:formula="of:=[.AJK17]-INT([.AJK17])" office:value-type="float" office:value="5.74343116162928E-041" calcext:value-type="float">
            <text:p>5.74343116162928E-041</text:p>
          </table:table-cell>
          <table:table-cell table:formula="of:=[.AJL17]-INT([.AJL17])" office:value-type="float" office:value="5.16908804546635E-041" calcext:value-type="float">
            <text:p>5.16908804546635E-041</text:p>
          </table:table-cell>
          <table:table-cell table:formula="of:=[.AJM17]-INT([.AJM17])" office:value-type="float" office:value="4.65217924091972E-041" calcext:value-type="float">
            <text:p>4.65217924091972E-041</text:p>
          </table:table-cell>
          <table:table-cell table:formula="of:=[.AJN17]-INT([.AJN17])" office:value-type="float" office:value="4.18696131682775E-041" calcext:value-type="float">
            <text:p>4.18696131682775E-041</text:p>
          </table:table-cell>
          <table:table-cell table:formula="of:=[.AJO17]-INT([.AJO17])" office:value-type="float" office:value="3.76826518514497E-041" calcext:value-type="float">
            <text:p>3.76826518514497E-041</text:p>
          </table:table-cell>
          <table:table-cell table:formula="of:=[.AJP17]-INT([.AJP17])" office:value-type="float" office:value="3.39143866663047E-041" calcext:value-type="float">
            <text:p>3.39143866663047E-041</text:p>
          </table:table-cell>
          <table:table-cell table:formula="of:=[.AJQ17]-INT([.AJQ17])" office:value-type="float" office:value="3.05229479996743E-041" calcext:value-type="float">
            <text:p>3.05229479996743E-041</text:p>
          </table:table-cell>
          <table:table-cell table:formula="of:=[.AJR17]-INT([.AJR17])" office:value-type="float" office:value="2.74706531997068E-041" calcext:value-type="float">
            <text:p>2.74706531997068E-041</text:p>
          </table:table-cell>
          <table:table-cell table:formula="of:=[.AJS17]-INT([.AJS17])" office:value-type="float" office:value="2.47235878797362E-041" calcext:value-type="float">
            <text:p>2.47235878797362E-041</text:p>
          </table:table-cell>
          <table:table-cell table:formula="of:=[.AJT17]-INT([.AJT17])" office:value-type="float" office:value="2.22512290917625E-041" calcext:value-type="float">
            <text:p>2.22512290917625E-041</text:p>
          </table:table-cell>
          <table:table-cell table:formula="of:=[.AJU17]-INT([.AJU17])" office:value-type="float" office:value="2.00261061825863E-041" calcext:value-type="float">
            <text:p>2.00261061825863E-041</text:p>
          </table:table-cell>
          <table:table-cell table:formula="of:=[.AJV17]-INT([.AJV17])" office:value-type="float" office:value="1.80234955643277E-041" calcext:value-type="float">
            <text:p>1.80234955643277E-041</text:p>
          </table:table-cell>
          <table:table-cell table:formula="of:=[.AJW17]-INT([.AJW17])" office:value-type="float" office:value="1.62211460078949E-041" calcext:value-type="float">
            <text:p>1.62211460078949E-041</text:p>
          </table:table-cell>
          <table:table-cell table:formula="of:=[.AJX17]-INT([.AJX17])" office:value-type="float" office:value="1.45990314071054E-041" calcext:value-type="float">
            <text:p>1.45990314071054E-041</text:p>
          </table:table-cell>
          <table:table-cell table:formula="of:=[.AJY17]-INT([.AJY17])" office:value-type="float" office:value="1.31391282663949E-041" calcext:value-type="float">
            <text:p>1.31391282663949E-041</text:p>
          </table:table-cell>
          <table:table-cell table:formula="of:=[.AJZ17]-INT([.AJZ17])" office:value-type="float" office:value="1.18252154397554E-041" calcext:value-type="float">
            <text:p>1.18252154397554E-041</text:p>
          </table:table-cell>
          <table:table-cell table:formula="of:=[.AKA17]-INT([.AKA17])" office:value-type="float" office:value="1.06426938957798E-041" calcext:value-type="float">
            <text:p>1.06426938957798E-041</text:p>
          </table:table-cell>
          <table:table-cell table:formula="of:=[.AKB17]-INT([.AKB17])" office:value-type="float" office:value="9.57842450620186E-042" calcext:value-type="float">
            <text:p>9.57842450620186E-042</text:p>
          </table:table-cell>
          <table:table-cell table:formula="of:=[.AKC17]-INT([.AKC17])" office:value-type="float" office:value="8.62058205558167E-042" calcext:value-type="float">
            <text:p>8.62058205558167E-042</text:p>
          </table:table-cell>
          <table:table-cell table:formula="of:=[.AKD17]-INT([.AKD17])" office:value-type="float" office:value="7.75852385002351E-042" calcext:value-type="float">
            <text:p>7.75852385002351E-042</text:p>
          </table:table-cell>
          <table:table-cell table:formula="of:=[.AKE17]-INT([.AKE17])" office:value-type="float" office:value="6.98267146502116E-042" calcext:value-type="float">
            <text:p>6.98267146502116E-042</text:p>
          </table:table-cell>
          <table:table-cell table:formula="of:=[.AKF17]-INT([.AKF17])" office:value-type="float" office:value="6.28440431851904E-042" calcext:value-type="float">
            <text:p>6.28440431851904E-042</text:p>
          </table:table-cell>
          <table:table-cell table:formula="of:=[.AKG17]-INT([.AKG17])" office:value-type="float" office:value="5.65596388666714E-042" calcext:value-type="float">
            <text:p>5.65596388666714E-042</text:p>
          </table:table-cell>
          <table:table-cell table:formula="of:=[.AKH17]-INT([.AKH17])" office:value-type="float" office:value="5.09036749800042E-042" calcext:value-type="float">
            <text:p>5.09036749800042E-042</text:p>
          </table:table-cell>
          <table:table-cell table:formula="of:=[.AKI17]-INT([.AKI17])" office:value-type="float" office:value="4.58133074820038E-042" calcext:value-type="float">
            <text:p>4.58133074820038E-042</text:p>
          </table:table-cell>
          <table:table-cell table:formula="of:=[.AKJ17]-INT([.AKJ17])" office:value-type="float" office:value="4.12319767338034E-042" calcext:value-type="float">
            <text:p>4.12319767338034E-042</text:p>
          </table:table-cell>
          <table:table-cell table:formula="of:=[.AKK17]-INT([.AKK17])" office:value-type="float" office:value="3.71087790604231E-042" calcext:value-type="float">
            <text:p>3.71087790604231E-042</text:p>
          </table:table-cell>
          <table:table-cell table:formula="of:=[.AKL17]-INT([.AKL17])" office:value-type="float" office:value="3.33979011543808E-042" calcext:value-type="float">
            <text:p>3.33979011543808E-042</text:p>
          </table:table-cell>
          <table:table-cell table:formula="of:=[.AKM17]-INT([.AKM17])" office:value-type="float" office:value="3.00581110389427E-042" calcext:value-type="float">
            <text:p>3.00581110389427E-042</text:p>
          </table:table-cell>
          <table:table-cell table:formula="of:=[.AKN17]-INT([.AKN17])" office:value-type="float" office:value="2.70522999350484E-042" calcext:value-type="float">
            <text:p>2.70522999350484E-042</text:p>
          </table:table-cell>
          <table:table-cell table:formula="of:=[.AKO17]-INT([.AKO17])" office:value-type="float" office:value="2.43470699415436E-042" calcext:value-type="float">
            <text:p>2.43470699415436E-042</text:p>
          </table:table-cell>
          <table:table-cell table:formula="of:=[.AKP17]-INT([.AKP17])" office:value-type="float" office:value="2.19123629473892E-042" calcext:value-type="float">
            <text:p>2.19123629473892E-042</text:p>
          </table:table-cell>
          <table:table-cell table:formula="of:=[.AKQ17]-INT([.AKQ17])" office:value-type="float" office:value="1.97211266526503E-042" calcext:value-type="float">
            <text:p>1.97211266526503E-042</text:p>
          </table:table-cell>
          <table:table-cell table:formula="of:=[.AKR17]-INT([.AKR17])" office:value-type="float" office:value="1.77490139873853E-042" calcext:value-type="float">
            <text:p>1.77490139873853E-042</text:p>
          </table:table-cell>
          <table:table-cell table:formula="of:=[.AKS17]-INT([.AKS17])" office:value-type="float" office:value="1.59741125886467E-042" calcext:value-type="float">
            <text:p>1.59741125886467E-042</text:p>
          </table:table-cell>
          <table:table-cell table:formula="of:=[.AKT17]-INT([.AKT17])" office:value-type="float" office:value="1.43767013297821E-042" calcext:value-type="float">
            <text:p>1.43767013297821E-042</text:p>
          </table:table-cell>
          <table:table-cell table:formula="of:=[.AKU17]-INT([.AKU17])" office:value-type="float" office:value="1.29390311968039E-042" calcext:value-type="float">
            <text:p>1.29390311968039E-042</text:p>
          </table:table-cell>
          <table:table-cell table:formula="of:=[.AKV17]-INT([.AKV17])" office:value-type="float" office:value="1.16451280771235E-042" calcext:value-type="float">
            <text:p>1.16451280771235E-042</text:p>
          </table:table-cell>
          <table:table-cell table:formula="of:=[.AKW17]-INT([.AKW17])" office:value-type="float" office:value="1.04806152694111E-042" calcext:value-type="float">
            <text:p>1.04806152694111E-042</text:p>
          </table:table-cell>
          <table:table-cell table:formula="of:=[.AKX17]-INT([.AKX17])" office:value-type="float" office:value="9.43255374247002E-043" calcext:value-type="float">
            <text:p>9.43255374247002E-043</text:p>
          </table:table-cell>
          <table:table-cell table:formula="of:=[.AKY17]-INT([.AKY17])" office:value-type="float" office:value="8.48929836822302E-043" calcext:value-type="float">
            <text:p>8.48929836822302E-043</text:p>
          </table:table-cell>
          <table:table-cell table:formula="of:=[.AKZ17]-INT([.AKZ17])" office:value-type="float" office:value="7.64036853140072E-043" calcext:value-type="float">
            <text:p>7.64036853140072E-043</text:p>
          </table:table-cell>
          <table:table-cell table:formula="of:=[.ALA17]-INT([.ALA17])" office:value-type="float" office:value="6.87633167826064E-043" calcext:value-type="float">
            <text:p>6.87633167826064E-043</text:p>
          </table:table-cell>
          <table:table-cell table:formula="of:=[.ALB17]-INT([.ALB17])" office:value-type="float" office:value="6.18869851043458E-043" calcext:value-type="float">
            <text:p>6.18869851043458E-043</text:p>
          </table:table-cell>
          <table:table-cell table:formula="of:=[.ALC17]-INT([.ALC17])" office:value-type="float" office:value="5.56982865939112E-043" calcext:value-type="float">
            <text:p>5.56982865939112E-043</text:p>
          </table:table-cell>
          <table:table-cell table:formula="of:=[.ALD17]-INT([.ALD17])" office:value-type="float" office:value="5.01284579345201E-043" calcext:value-type="float">
            <text:p>5.01284579345201E-043</text:p>
          </table:table-cell>
          <table:table-cell table:formula="of:=[.ALE17]-INT([.ALE17])" office:value-type="float" office:value="4.51156121410681E-043" calcext:value-type="float">
            <text:p>4.51156121410681E-043</text:p>
          </table:table-cell>
          <table:table-cell table:formula="of:=[.ALF17]-INT([.ALF17])" office:value-type="float" office:value="4.06040509269613E-043" calcext:value-type="float">
            <text:p>4.06040509269613E-043</text:p>
          </table:table-cell>
          <table:table-cell table:formula="of:=[.ALG17]-INT([.ALG17])" office:value-type="float" office:value="3.65436458342652E-043" calcext:value-type="float">
            <text:p>3.65436458342652E-043</text:p>
          </table:table-cell>
          <table:table-cell table:formula="of:=[.ALH17]-INT([.ALH17])" office:value-type="float" office:value="3.28892812508386E-043" calcext:value-type="float">
            <text:p>3.28892812508386E-043</text:p>
          </table:table-cell>
          <table:table-cell table:formula="of:=[.ALI17]-INT([.ALI17])" office:value-type="float" office:value="2.96003531257548E-043" calcext:value-type="float">
            <text:p>2.96003531257548E-043</text:p>
          </table:table-cell>
          <table:table-cell table:formula="of:=[.ALJ17]-INT([.ALJ17])" office:value-type="float" office:value="2.66403178131793E-043" calcext:value-type="float">
            <text:p>2.66403178131793E-043</text:p>
          </table:table-cell>
          <table:table-cell table:formula="of:=[.ALK17]-INT([.ALK17])" office:value-type="float" office:value="2.39762860318614E-043" calcext:value-type="float">
            <text:p>2.39762860318614E-043</text:p>
          </table:table-cell>
          <table:table-cell table:formula="of:=[.ALL17]-INT([.ALL17])" office:value-type="float" office:value="2.15786574286752E-043" calcext:value-type="float">
            <text:p>2.15786574286752E-043</text:p>
          </table:table-cell>
          <table:table-cell table:formula="of:=[.ALM17]-INT([.ALM17])" office:value-type="float" office:value="1.94207916858077E-043" calcext:value-type="float">
            <text:p>1.94207916858077E-043</text:p>
          </table:table-cell>
          <table:table-cell table:formula="of:=[.ALN17]-INT([.ALN17])" office:value-type="float" office:value="1.74787125172269E-043" calcext:value-type="float">
            <text:p>1.74787125172269E-043</text:p>
          </table:table-cell>
          <table:table-cell table:formula="of:=[.ALO17]-INT([.ALO17])" office:value-type="float" office:value="1.57308412655042E-043" calcext:value-type="float">
            <text:p>1.57308412655042E-043</text:p>
          </table:table-cell>
          <table:table-cell table:formula="of:=[.ALP17]-INT([.ALP17])" office:value-type="float" office:value="1.41577571389538E-043" calcext:value-type="float">
            <text:p>1.41577571389538E-043</text:p>
          </table:table-cell>
          <table:table-cell table:formula="of:=[.ALQ17]-INT([.ALQ17])" office:value-type="float" office:value="1.27419814250584E-043" calcext:value-type="float">
            <text:p>1.27419814250584E-043</text:p>
          </table:table-cell>
          <table:table-cell table:formula="of:=[.ALR17]-INT([.ALR17])" office:value-type="float" office:value="1.14677832825526E-043" calcext:value-type="float">
            <text:p>1.14677832825526E-043</text:p>
          </table:table-cell>
          <table:table-cell table:formula="of:=[.ALS17]-INT([.ALS17])" office:value-type="float" office:value="1.03210049542973E-043" calcext:value-type="float">
            <text:p>1.03210049542973E-043</text:p>
          </table:table-cell>
          <table:table-cell table:formula="of:=[.ALT17]-INT([.ALT17])" office:value-type="float" office:value="9.2889044588676E-044" calcext:value-type="float">
            <text:p>9.2889044588676E-044</text:p>
          </table:table-cell>
          <table:table-cell table:formula="of:=[.ALU17]-INT([.ALU17])" office:value-type="float" office:value="8.36001401298084E-044" calcext:value-type="float">
            <text:p>8.36001401298084E-044</text:p>
          </table:table-cell>
          <table:table-cell table:formula="of:=[.ALV17]-INT([.ALV17])" office:value-type="float" office:value="7.52401261168276E-044" calcext:value-type="float">
            <text:p>7.52401261168276E-044</text:p>
          </table:table-cell>
          <table:table-cell table:formula="of:=[.ALW17]-INT([.ALW17])" office:value-type="float" office:value="6.77161135051448E-044" calcext:value-type="float">
            <text:p>6.77161135051448E-044</text:p>
          </table:table-cell>
          <table:table-cell table:formula="of:=[.ALX17]-INT([.ALX17])" office:value-type="float" office:value="6.09445021546304E-044" calcext:value-type="float">
            <text:p>6.09445021546304E-044</text:p>
          </table:table-cell>
          <table:table-cell table:formula="of:=[.ALY17]-INT([.ALY17])" office:value-type="float" office:value="5.48500519391673E-044" calcext:value-type="float">
            <text:p>5.48500519391673E-044</text:p>
          </table:table-cell>
          <table:table-cell table:formula="of:=[.ALZ17]-INT([.ALZ17])" office:value-type="float" office:value="4.93650467452506E-044" calcext:value-type="float">
            <text:p>4.93650467452506E-044</text:p>
          </table:table-cell>
          <table:table-cell table:formula="of:=[.AMA17]-INT([.AMA17])" office:value-type="float" office:value="4.44285420707255E-044" calcext:value-type="float">
            <text:p>4.44285420707255E-044</text:p>
          </table:table-cell>
          <table:table-cell table:formula="of:=[.AMB17]-INT([.AMB17])" office:value-type="float" office:value="3.9985687863653E-044" calcext:value-type="float">
            <text:p>3.9985687863653E-044</text:p>
          </table:table-cell>
          <table:table-cell table:formula="of:=[.AMC17]-INT([.AMC17])" office:value-type="float" office:value="3.59871190772877E-044" calcext:value-type="float">
            <text:p>3.59871190772877E-044</text:p>
          </table:table-cell>
          <table:table-cell table:formula="of:=[.AMD17]-INT([.AMD17])" office:value-type="float" office:value="3.23884071695589E-044" calcext:value-type="float">
            <text:p>3.23884071695589E-044</text:p>
          </table:table-cell>
          <table:table-cell table:formula="of:=[.AME17]-INT([.AME17])" office:value-type="float" office:value="2.9149566452603E-044" calcext:value-type="float">
            <text:p>2.9149566452603E-044</text:p>
          </table:table-cell>
          <table:table-cell table:formula="of:=[.AMF17]-INT([.AMF17])" office:value-type="float" office:value="2.62346098073427E-044" calcext:value-type="float">
            <text:p>2.62346098073427E-044</text:p>
          </table:table-cell>
          <table:table-cell table:formula="of:=[.AMG17]-INT([.AMG17])" office:value-type="float" office:value="2.36111488266084E-044" calcext:value-type="float">
            <text:p>2.36111488266084E-044</text:p>
          </table:table-cell>
          <table:table-cell table:formula="of:=[.AMH17]-INT([.AMH17])" office:value-type="float" office:value="2.12500339439476E-044" calcext:value-type="float">
            <text:p>2.12500339439476E-044</text:p>
          </table:table-cell>
          <table:table-cell table:formula="of:=[.AMI17]-INT([.AMI17])" office:value-type="float" office:value="1.91250305495528E-044" calcext:value-type="float">
            <text:p>1.91250305495528E-044</text:p>
          </table:table-cell>
          <table:table-cell table:formula="of:=[.AMJ17]-INT([.AMJ17])" office:value-type="float" office:value="1.72125274945976E-044" calcext:value-type="float">
            <text:p>1.72125274945976E-044</text:p>
          </table:table-cell>
        </table:table-row>
        <table:table-row table:style-name="ro1">
          <table:table-cell office:value-type="string" calcext:value-type="string">
            <text:p>Population (int)</text:p>
          </table:table-cell>
          <table:table-cell table:formula="of:=[.B17]" office:value-type="float" office:value="1000" calcext:value-type="float">
            <text:p>1000</text:p>
          </table:table-cell>
          <table:table-cell table:formula="of:=INT((INT([.B17])+[.B18])*[.$C$22])" office:value-type="float" office:value="900" calcext:value-type="float">
            <text:p>900</text:p>
          </table:table-cell>
          <table:table-cell table:formula="of:=INT((INT([.C17])+[.C18])*[.$C$22])" office:value-type="float" office:value="810" calcext:value-type="float">
            <text:p>810</text:p>
          </table:table-cell>
          <table:table-cell table:formula="of:=INT((INT([.D17])+[.D18])*[.$C$22])" office:value-type="float" office:value="729" calcext:value-type="float">
            <text:p>729</text:p>
          </table:table-cell>
          <table:table-cell table:formula="of:=INT((INT([.E17])+[.E18])*[.$C$22])" office:value-type="float" office:value="656" calcext:value-type="float">
            <text:p>656</text:p>
          </table:table-cell>
          <table:table-cell table:formula="of:=INT((INT([.F17])+[.F18])*[.$C$22])" office:value-type="float" office:value="590" calcext:value-type="float">
            <text:p>590</text:p>
          </table:table-cell>
          <table:table-cell table:formula="of:=INT((INT([.G17])+[.G18])*[.$C$22])" office:value-type="float" office:value="531" calcext:value-type="float">
            <text:p>531</text:p>
          </table:table-cell>
          <table:table-cell table:formula="of:=INT((INT([.H17])+[.H18])*[.$C$22])" office:value-type="float" office:value="478" calcext:value-type="float">
            <text:p>478</text:p>
          </table:table-cell>
          <table:table-cell table:formula="of:=INT((INT([.I17])+[.I18])*[.$C$22])" office:value-type="float" office:value="430" calcext:value-type="float">
            <text:p>430</text:p>
          </table:table-cell>
          <table:table-cell table:formula="of:=INT((INT([.J17])+[.J18])*[.$C$22])" office:value-type="float" office:value="387" calcext:value-type="float">
            <text:p>387</text:p>
          </table:table-cell>
          <table:table-cell table:formula="of:=INT((INT([.K17])+[.K18])*[.$C$22])" office:value-type="float" office:value="348" calcext:value-type="float">
            <text:p>348</text:p>
          </table:table-cell>
          <table:table-cell table:formula="of:=INT((INT([.L17])+[.L18])*[.$C$22])" office:value-type="float" office:value="313" calcext:value-type="float">
            <text:p>313</text:p>
          </table:table-cell>
          <table:table-cell table:formula="of:=INT((INT([.M17])+[.M18])*[.$C$22])" office:value-type="float" office:value="282" calcext:value-type="float">
            <text:p>282</text:p>
          </table:table-cell>
          <table:table-cell table:formula="of:=INT((INT([.N17])+[.N18])*[.$C$22])" office:value-type="float" office:value="254" calcext:value-type="float">
            <text:p>254</text:p>
          </table:table-cell>
          <table:table-cell table:formula="of:=INT((INT([.O17])+[.O18])*[.$C$22])" office:value-type="float" office:value="228" calcext:value-type="float">
            <text:p>228</text:p>
          </table:table-cell>
          <table:table-cell table:formula="of:=INT((INT([.P17])+[.P18])*[.$C$22])" office:value-type="float" office:value="205" calcext:value-type="float">
            <text:p>205</text:p>
          </table:table-cell>
          <table:table-cell table:formula="of:=INT((INT([.Q17])+[.Q18])*[.$C$22])" office:value-type="float" office:value="185" calcext:value-type="float">
            <text:p>185</text:p>
          </table:table-cell>
          <table:table-cell table:formula="of:=INT((INT([.R17])+[.R18])*[.$C$22])" office:value-type="float" office:value="166" calcext:value-type="float">
            <text:p>166</text:p>
          </table:table-cell>
          <table:table-cell table:formula="of:=INT((INT([.S17])+[.S18])*[.$C$22])" office:value-type="float" office:value="150" calcext:value-type="float">
            <text:p>150</text:p>
          </table:table-cell>
          <table:table-cell table:formula="of:=INT((INT([.T17])+[.T18])*[.$C$22])" office:value-type="float" office:value="135" calcext:value-type="float">
            <text:p>135</text:p>
          </table:table-cell>
          <table:table-cell table:formula="of:=INT((INT([.U17])+[.U18])*[.$C$22])" office:value-type="float" office:value="121" calcext:value-type="float">
            <text:p>121</text:p>
          </table:table-cell>
          <table:table-cell table:formula="of:=INT((INT([.V17])+[.V18])*[.$C$22])" office:value-type="float" office:value="109" calcext:value-type="float">
            <text:p>109</text:p>
          </table:table-cell>
          <table:table-cell table:formula="of:=INT((INT([.W17])+[.W18])*[.$C$22])" office:value-type="float" office:value="98" calcext:value-type="float">
            <text:p>98</text:p>
          </table:table-cell>
          <table:table-cell table:formula="of:=INT((INT([.X17])+[.X18])*[.$C$22])" office:value-type="float" office:value="88" calcext:value-type="float">
            <text:p>88</text:p>
          </table:table-cell>
          <table:table-cell table:formula="of:=INT((INT([.Y17])+[.Y18])*[.$C$22])" office:value-type="float" office:value="79" calcext:value-type="float">
            <text:p>79</text:p>
          </table:table-cell>
          <table:table-cell table:formula="of:=INT((INT([.Z17])+[.Z18])*[.$C$22])" office:value-type="float" office:value="71" calcext:value-type="float">
            <text:p>71</text:p>
          </table:table-cell>
          <table:table-cell table:formula="of:=INT((INT([.AA17])+[.AA18])*[.$C$22])" office:value-type="float" office:value="64" calcext:value-type="float">
            <text:p>64</text:p>
          </table:table-cell>
          <table:table-cell table:formula="of:=INT((INT([.AB17])+[.AB18])*[.$C$22])" office:value-type="float" office:value="58" calcext:value-type="float">
            <text:p>58</text:p>
          </table:table-cell>
          <table:table-cell table:formula="of:=INT((INT([.AC17])+[.AC18])*[.$C$22])" office:value-type="float" office:value="52" calcext:value-type="float">
            <text:p>52</text:p>
          </table:table-cell>
          <table:table-cell table:formula="of:=INT((INT([.AD17])+[.AD18])*[.$C$22])" office:value-type="float" office:value="47" calcext:value-type="float">
            <text:p>47</text:p>
          </table:table-cell>
          <table:table-cell table:formula="of:=INT((INT([.AE17])+[.AE18])*[.$C$22])" office:value-type="float" office:value="42" calcext:value-type="float">
            <text:p>42</text:p>
          </table:table-cell>
          <table:table-cell table:formula="of:=INT((INT([.AF17])+[.AF18])*[.$C$22])" office:value-type="float" office:value="38" calcext:value-type="float">
            <text:p>38</text:p>
          </table:table-cell>
          <table:table-cell table:formula="of:=INT((INT([.AG17])+[.AG18])*[.$C$22])" office:value-type="float" office:value="34" calcext:value-type="float">
            <text:p>34</text:p>
          </table:table-cell>
          <table:table-cell table:formula="of:=INT((INT([.AH17])+[.AH18])*[.$C$22])" office:value-type="float" office:value="30" calcext:value-type="float">
            <text:p>30</text:p>
          </table:table-cell>
          <table:table-cell table:formula="of:=INT((INT([.AI17])+[.AI18])*[.$C$22])" office:value-type="float" office:value="27" calcext:value-type="float">
            <text:p>27</text:p>
          </table:table-cell>
          <table:table-cell table:formula="of:=INT((INT([.AJ17])+[.AJ18])*[.$C$22])" office:value-type="float" office:value="25" calcext:value-type="float">
            <text:p>25</text:p>
          </table:table-cell>
          <table:table-cell table:formula="of:=INT((INT([.AK17])+[.AK18])*[.$C$22])" office:value-type="float" office:value="22" calcext:value-type="float">
            <text:p>22</text:p>
          </table:table-cell>
          <table:table-cell table:formula="of:=INT((INT([.AL17])+[.AL18])*[.$C$22])" office:value-type="float" office:value="20" calcext:value-type="float">
            <text:p>20</text:p>
          </table:table-cell>
          <table:table-cell table:formula="of:=INT((INT([.AM17])+[.AM18])*[.$C$22])" office:value-type="float" office:value="18" calcext:value-type="float">
            <text:p>18</text:p>
          </table:table-cell>
          <table:table-cell table:formula="of:=INT((INT([.AN17])+[.AN18])*[.$C$22])" office:value-type="float" office:value="16" calcext:value-type="float">
            <text:p>16</text:p>
          </table:table-cell>
          <table:table-cell table:formula="of:=INT((INT([.AO17])+[.AO18])*[.$C$22])" office:value-type="float" office:value="14" calcext:value-type="float">
            <text:p>14</text:p>
          </table:table-cell>
          <table:table-cell table:formula="of:=INT((INT([.AP17])+[.AP18])*[.$C$22])" office:value-type="float" office:value="13" calcext:value-type="float">
            <text:p>13</text:p>
          </table:table-cell>
          <table:table-cell table:formula="of:=INT((INT([.AQ17])+[.AQ18])*[.$C$22])" office:value-type="float" office:value="11" calcext:value-type="float">
            <text:p>11</text:p>
          </table:table-cell>
          <table:table-cell table:formula="of:=INT((INT([.AR17])+[.AR18])*[.$C$22])" office:value-type="float" office:value="10" calcext:value-type="float">
            <text:p>10</text:p>
          </table:table-cell>
          <table:table-cell table:formula="of:=INT((INT([.AS17])+[.AS18])*[.$C$22])" office:value-type="float" office:value="9" calcext:value-type="float">
            <text:p>9</text:p>
          </table:table-cell>
          <table:table-cell table:formula="of:=INT((INT([.AT17])+[.AT18])*[.$C$22])" office:value-type="float" office:value="8" calcext:value-type="float">
            <text:p>8</text:p>
          </table:table-cell>
          <table:table-cell table:formula="of:=INT((INT([.AU17])+[.AU18])*[.$C$22])" office:value-type="float" office:value="7" calcext:value-type="float">
            <text:p>7</text:p>
          </table:table-cell>
          <table:table-cell table:formula="of:=INT((INT([.AV17])+[.AV18])*[.$C$22])" office:value-type="float" office:value="7" calcext:value-type="float">
            <text:p>7</text:p>
          </table:table-cell>
          <table:table-cell table:formula="of:=INT((INT([.AW17])+[.AW18])*[.$C$22])" office:value-type="float" office:value="6" calcext:value-type="float">
            <text:p>6</text:p>
          </table:table-cell>
          <table:table-cell table:formula="of:=INT((INT([.AX17])+[.AX18])*[.$C$22])" office:value-type="float" office:value="5" calcext:value-type="float">
            <text:p>5</text:p>
          </table:table-cell>
          <table:table-cell table:formula="of:=INT((INT([.AY17])+[.AY18])*[.$C$22])" office:value-type="float" office:value="5" calcext:value-type="float">
            <text:p>5</text:p>
          </table:table-cell>
          <table:table-cell table:formula="of:=INT((INT([.AZ17])+[.AZ18])*[.$C$22])" office:value-type="float" office:value="4" calcext:value-type="float">
            <text:p>4</text:p>
          </table:table-cell>
          <table:table-cell table:formula="of:=INT((INT([.BA17])+[.BA18])*[.$C$22])" office:value-type="float" office:value="4" calcext:value-type="float">
            <text:p>4</text:p>
          </table:table-cell>
          <table:table-cell table:formula="of:=INT((INT([.BB17])+[.BB18])*[.$C$22])" office:value-type="float" office:value="3" calcext:value-type="float">
            <text:p>3</text:p>
          </table:table-cell>
          <table:table-cell table:formula="of:=INT((INT([.BC17])+[.BC18])*[.$C$22])" office:value-type="float" office:value="3" calcext:value-type="float">
            <text:p>3</text:p>
          </table:table-cell>
          <table:table-cell table:formula="of:=INT((INT([.BD17])+[.BD18])*[.$C$22])" office:value-type="float" office:value="3" calcext:value-type="float">
            <text:p>3</text:p>
          </table:table-cell>
          <table:table-cell table:formula="of:=INT((INT([.BE17])+[.BE18])*[.$C$22])" office:value-type="float" office:value="2" calcext:value-type="float">
            <text:p>2</text:p>
          </table:table-cell>
          <table:table-cell table:formula="of:=INT((INT([.BF17])+[.BF18])*[.$C$22])" office:value-type="float" office:value="2" calcext:value-type="float">
            <text:p>2</text:p>
          </table:table-cell>
          <table:table-cell table:formula="of:=INT((INT([.BG17])+[.BG18])*[.$C$22])" office:value-type="float" office:value="2" calcext:value-type="float">
            <text:p>2</text:p>
          </table:table-cell>
          <table:table-cell table:formula="of:=INT((INT([.BH17])+[.BH18])*[.$C$22])" office:value-type="float" office:value="1" calcext:value-type="float">
            <text:p>1</text:p>
          </table:table-cell>
          <table:table-cell table:formula="of:=INT((INT([.BI17])+[.BI18])*[.$C$22])" office:value-type="float" office:value="1" calcext:value-type="float">
            <text:p>1</text:p>
          </table:table-cell>
          <table:table-cell table:formula="of:=INT((INT([.BJ17])+[.BJ18])*[.$C$22])" office:value-type="float" office:value="1" calcext:value-type="float">
            <text:p>1</text:p>
          </table:table-cell>
          <table:table-cell table:formula="of:=INT((INT([.BK17])+[.BK18])*[.$C$22])" office:value-type="float" office:value="1" calcext:value-type="float">
            <text:p>1</text:p>
          </table:table-cell>
          <table:table-cell table:formula="of:=INT((INT([.BL17])+[.BL18])*[.$C$22])" office:value-type="float" office:value="1" calcext:value-type="float">
            <text:p>1</text:p>
          </table:table-cell>
          <table:table-cell table:formula="of:=INT((INT([.BM17])+[.BM18])*[.$C$22])" office:value-type="float" office:value="1" calcext:value-type="float">
            <text:p>1</text:p>
          </table:table-cell>
          <table:table-cell table:formula="of:=INT((INT([.BN17])+[.BN18])*[.$C$22])" office:value-type="float" office:value="1" calcext:value-type="float">
            <text:p>1</text:p>
          </table:table-cell>
          <table:table-cell table:formula="of:=INT((INT([.BO17])+[.BO18])*[.$C$22])" office:value-type="float" office:value="0" calcext:value-type="float">
            <text:p>0</text:p>
          </table:table-cell>
          <table:table-cell table:formula="of:=INT((INT([.BP17])+[.BP18])*[.$C$22])" office:value-type="float" office:value="0" calcext:value-type="float">
            <text:p>0</text:p>
          </table:table-cell>
          <table:table-cell table:formula="of:=INT((INT([.BQ17])+[.BQ18])*[.$C$22])" office:value-type="float" office:value="0" calcext:value-type="float">
            <text:p>0</text:p>
          </table:table-cell>
          <table:table-cell table:formula="of:=INT((INT([.BR17])+[.BR18])*[.$C$22])" office:value-type="float" office:value="0" calcext:value-type="float">
            <text:p>0</text:p>
          </table:table-cell>
          <table:table-cell table:formula="of:=INT((INT([.BS17])+[.BS18])*[.$C$22])" office:value-type="float" office:value="0" calcext:value-type="float">
            <text:p>0</text:p>
          </table:table-cell>
          <table:table-cell table:formula="of:=INT((INT([.BT17])+[.BT18])*[.$C$22])" office:value-type="float" office:value="0" calcext:value-type="float">
            <text:p>0</text:p>
          </table:table-cell>
          <table:table-cell table:formula="of:=INT((INT([.BU17])+[.BU18])*[.$C$22])" office:value-type="float" office:value="0" calcext:value-type="float">
            <text:p>0</text:p>
          </table:table-cell>
          <table:table-cell table:formula="of:=INT((INT([.BV17])+[.BV18])*[.$C$22])" office:value-type="float" office:value="0" calcext:value-type="float">
            <text:p>0</text:p>
          </table:table-cell>
          <table:table-cell table:formula="of:=INT((INT([.BW17])+[.BW18])*[.$C$22])" office:value-type="float" office:value="0" calcext:value-type="float">
            <text:p>0</text:p>
          </table:table-cell>
          <table:table-cell table:formula="of:=INT((INT([.BX17])+[.BX18])*[.$C$22])" office:value-type="float" office:value="0" calcext:value-type="float">
            <text:p>0</text:p>
          </table:table-cell>
          <table:table-cell table:formula="of:=INT((INT([.BY17])+[.BY18])*[.$C$22])" office:value-type="float" office:value="0" calcext:value-type="float">
            <text:p>0</text:p>
          </table:table-cell>
          <table:table-cell table:formula="of:=INT((INT([.BZ17])+[.BZ18])*[.$C$22])" office:value-type="float" office:value="0" calcext:value-type="float">
            <text:p>0</text:p>
          </table:table-cell>
          <table:table-cell table:formula="of:=INT((INT([.CA17])+[.CA18])*[.$C$22])" office:value-type="float" office:value="0" calcext:value-type="float">
            <text:p>0</text:p>
          </table:table-cell>
          <table:table-cell table:formula="of:=INT((INT([.CB17])+[.CB18])*[.$C$22])" office:value-type="float" office:value="0" calcext:value-type="float">
            <text:p>0</text:p>
          </table:table-cell>
          <table:table-cell table:formula="of:=INT((INT([.CC17])+[.CC18])*[.$C$22])" office:value-type="float" office:value="0" calcext:value-type="float">
            <text:p>0</text:p>
          </table:table-cell>
          <table:table-cell table:formula="of:=INT((INT([.CD17])+[.CD18])*[.$C$22])" office:value-type="float" office:value="0" calcext:value-type="float">
            <text:p>0</text:p>
          </table:table-cell>
          <table:table-cell table:formula="of:=INT((INT([.CE17])+[.CE18])*[.$C$22])" office:value-type="float" office:value="0" calcext:value-type="float">
            <text:p>0</text:p>
          </table:table-cell>
          <table:table-cell table:formula="of:=INT((INT([.CF17])+[.CF18])*[.$C$22])" office:value-type="float" office:value="0" calcext:value-type="float">
            <text:p>0</text:p>
          </table:table-cell>
          <table:table-cell table:formula="of:=INT((INT([.CG17])+[.CG18])*[.$C$22])" office:value-type="float" office:value="0" calcext:value-type="float">
            <text:p>0</text:p>
          </table:table-cell>
          <table:table-cell table:formula="of:=INT((INT([.CH17])+[.CH18])*[.$C$22])" office:value-type="float" office:value="0" calcext:value-type="float">
            <text:p>0</text:p>
          </table:table-cell>
          <table:table-cell table:formula="of:=INT((INT([.CI17])+[.CI18])*[.$C$22])" office:value-type="float" office:value="0" calcext:value-type="float">
            <text:p>0</text:p>
          </table:table-cell>
          <table:table-cell table:formula="of:=INT((INT([.CJ17])+[.CJ18])*[.$C$22])" office:value-type="float" office:value="0" calcext:value-type="float">
            <text:p>0</text:p>
          </table:table-cell>
          <table:table-cell table:formula="of:=INT((INT([.CK17])+[.CK18])*[.$C$22])" office:value-type="float" office:value="0" calcext:value-type="float">
            <text:p>0</text:p>
          </table:table-cell>
          <table:table-cell table:formula="of:=INT((INT([.CL17])+[.CL18])*[.$C$22])" office:value-type="float" office:value="0" calcext:value-type="float">
            <text:p>0</text:p>
          </table:table-cell>
          <table:table-cell table:formula="of:=INT((INT([.CM17])+[.CM18])*[.$C$22])" office:value-type="float" office:value="0" calcext:value-type="float">
            <text:p>0</text:p>
          </table:table-cell>
          <table:table-cell table:formula="of:=INT((INT([.CN17])+[.CN18])*[.$C$22])" office:value-type="float" office:value="0" calcext:value-type="float">
            <text:p>0</text:p>
          </table:table-cell>
          <table:table-cell table:formula="of:=INT((INT([.CO17])+[.CO18])*[.$C$22])" office:value-type="float" office:value="0" calcext:value-type="float">
            <text:p>0</text:p>
          </table:table-cell>
          <table:table-cell table:formula="of:=INT((INT([.CP17])+[.CP18])*[.$C$22])" office:value-type="float" office:value="0" calcext:value-type="float">
            <text:p>0</text:p>
          </table:table-cell>
          <table:table-cell table:formula="of:=INT((INT([.CQ17])+[.CQ18])*[.$C$22])" office:value-type="float" office:value="0" calcext:value-type="float">
            <text:p>0</text:p>
          </table:table-cell>
          <table:table-cell table:formula="of:=INT((INT([.CR17])+[.CR18])*[.$C$22])" office:value-type="float" office:value="0" calcext:value-type="float">
            <text:p>0</text:p>
          </table:table-cell>
          <table:table-cell table:formula="of:=INT((INT([.CS17])+[.CS18])*[.$C$22])" office:value-type="float" office:value="0" calcext:value-type="float">
            <text:p>0</text:p>
          </table:table-cell>
          <table:table-cell table:formula="of:=INT((INT([.CT17])+[.CT18])*[.$C$22])" office:value-type="float" office:value="0" calcext:value-type="float">
            <text:p>0</text:p>
          </table:table-cell>
          <table:table-cell table:formula="of:=INT((INT([.CU17])+[.CU18])*[.$C$22])" office:value-type="float" office:value="0" calcext:value-type="float">
            <text:p>0</text:p>
          </table:table-cell>
          <table:table-cell table:formula="of:=INT((INT([.CV17])+[.CV18])*[.$C$22])" office:value-type="float" office:value="0" calcext:value-type="float">
            <text:p>0</text:p>
          </table:table-cell>
          <table:table-cell table:formula="of:=INT((INT([.CW17])+[.CW18])*[.$C$22])" office:value-type="float" office:value="0" calcext:value-type="float">
            <text:p>0</text:p>
          </table:table-cell>
          <table:table-cell table:formula="of:=INT((INT([.CX17])+[.CX18])*[.$C$22])" office:value-type="float" office:value="0" calcext:value-type="float">
            <text:p>0</text:p>
          </table:table-cell>
          <table:table-cell table:formula="of:=INT((INT([.CY17])+[.CY18])*[.$C$22])" office:value-type="float" office:value="0" calcext:value-type="float">
            <text:p>0</text:p>
          </table:table-cell>
          <table:table-cell table:formula="of:=INT((INT([.CZ17])+[.CZ18])*[.$C$22])" office:value-type="float" office:value="0" calcext:value-type="float">
            <text:p>0</text:p>
          </table:table-cell>
          <table:table-cell table:formula="of:=INT((INT([.DA17])+[.DA18])*[.$C$22])" office:value-type="float" office:value="0" calcext:value-type="float">
            <text:p>0</text:p>
          </table:table-cell>
          <table:table-cell table:formula="of:=INT((INT([.DB17])+[.DB18])*[.$C$22])" office:value-type="float" office:value="0" calcext:value-type="float">
            <text:p>0</text:p>
          </table:table-cell>
          <table:table-cell table:formula="of:=INT((INT([.DC17])+[.DC18])*[.$C$22])" office:value-type="float" office:value="0" calcext:value-type="float">
            <text:p>0</text:p>
          </table:table-cell>
          <table:table-cell table:formula="of:=INT((INT([.DD17])+[.DD18])*[.$C$22])" office:value-type="float" office:value="0" calcext:value-type="float">
            <text:p>0</text:p>
          </table:table-cell>
          <table:table-cell table:formula="of:=INT((INT([.DE17])+[.DE18])*[.$C$22])" office:value-type="float" office:value="0" calcext:value-type="float">
            <text:p>0</text:p>
          </table:table-cell>
          <table:table-cell table:formula="of:=INT((INT([.DF17])+[.DF18])*[.$C$22])" office:value-type="float" office:value="0" calcext:value-type="float">
            <text:p>0</text:p>
          </table:table-cell>
          <table:table-cell table:formula="of:=INT((INT([.DG17])+[.DG18])*[.$C$22])" office:value-type="float" office:value="0" calcext:value-type="float">
            <text:p>0</text:p>
          </table:table-cell>
          <table:table-cell table:formula="of:=INT((INT([.DH17])+[.DH18])*[.$C$22])" office:value-type="float" office:value="0" calcext:value-type="float">
            <text:p>0</text:p>
          </table:table-cell>
          <table:table-cell table:formula="of:=INT((INT([.DI17])+[.DI18])*[.$C$22])" office:value-type="float" office:value="0" calcext:value-type="float">
            <text:p>0</text:p>
          </table:table-cell>
          <table:table-cell table:formula="of:=INT((INT([.DJ17])+[.DJ18])*[.$C$22])" office:value-type="float" office:value="0" calcext:value-type="float">
            <text:p>0</text:p>
          </table:table-cell>
          <table:table-cell table:formula="of:=INT((INT([.DK17])+[.DK18])*[.$C$22])" office:value-type="float" office:value="0" calcext:value-type="float">
            <text:p>0</text:p>
          </table:table-cell>
          <table:table-cell table:formula="of:=INT((INT([.DL17])+[.DL18])*[.$C$22])" office:value-type="float" office:value="0" calcext:value-type="float">
            <text:p>0</text:p>
          </table:table-cell>
          <table:table-cell table:formula="of:=INT((INT([.DM17])+[.DM18])*[.$C$22])" office:value-type="float" office:value="0" calcext:value-type="float">
            <text:p>0</text:p>
          </table:table-cell>
          <table:table-cell table:formula="of:=INT((INT([.DN17])+[.DN18])*[.$C$22])" office:value-type="float" office:value="0" calcext:value-type="float">
            <text:p>0</text:p>
          </table:table-cell>
          <table:table-cell table:formula="of:=INT((INT([.DO17])+[.DO18])*[.$C$22])" office:value-type="float" office:value="0" calcext:value-type="float">
            <text:p>0</text:p>
          </table:table-cell>
          <table:table-cell table:formula="of:=INT((INT([.DP17])+[.DP18])*[.$C$22])" office:value-type="float" office:value="0" calcext:value-type="float">
            <text:p>0</text:p>
          </table:table-cell>
          <table:table-cell table:formula="of:=INT((INT([.DQ17])+[.DQ18])*[.$C$22])" office:value-type="float" office:value="0" calcext:value-type="float">
            <text:p>0</text:p>
          </table:table-cell>
          <table:table-cell table:formula="of:=INT((INT([.DR17])+[.DR18])*[.$C$22])" office:value-type="float" office:value="0" calcext:value-type="float">
            <text:p>0</text:p>
          </table:table-cell>
          <table:table-cell table:formula="of:=INT((INT([.DS17])+[.DS18])*[.$C$22])" office:value-type="float" office:value="0" calcext:value-type="float">
            <text:p>0</text:p>
          </table:table-cell>
          <table:table-cell table:formula="of:=INT((INT([.DT17])+[.DT18])*[.$C$22])" office:value-type="float" office:value="0" calcext:value-type="float">
            <text:p>0</text:p>
          </table:table-cell>
          <table:table-cell table:formula="of:=INT((INT([.DU17])+[.DU18])*[.$C$22])" office:value-type="float" office:value="0" calcext:value-type="float">
            <text:p>0</text:p>
          </table:table-cell>
          <table:table-cell table:formula="of:=INT((INT([.DV17])+[.DV18])*[.$C$22])" office:value-type="float" office:value="0" calcext:value-type="float">
            <text:p>0</text:p>
          </table:table-cell>
          <table:table-cell table:formula="of:=INT((INT([.DW17])+[.DW18])*[.$C$22])" office:value-type="float" office:value="0" calcext:value-type="float">
            <text:p>0</text:p>
          </table:table-cell>
          <table:table-cell table:formula="of:=INT((INT([.DX17])+[.DX18])*[.$C$22])" office:value-type="float" office:value="0" calcext:value-type="float">
            <text:p>0</text:p>
          </table:table-cell>
          <table:table-cell table:formula="of:=INT((INT([.DY17])+[.DY18])*[.$C$22])" office:value-type="float" office:value="0" calcext:value-type="float">
            <text:p>0</text:p>
          </table:table-cell>
          <table:table-cell table:formula="of:=INT((INT([.DZ17])+[.DZ18])*[.$C$22])" office:value-type="float" office:value="0" calcext:value-type="float">
            <text:p>0</text:p>
          </table:table-cell>
          <table:table-cell table:formula="of:=INT((INT([.EA17])+[.EA18])*[.$C$22])" office:value-type="float" office:value="0" calcext:value-type="float">
            <text:p>0</text:p>
          </table:table-cell>
          <table:table-cell table:formula="of:=INT((INT([.EB17])+[.EB18])*[.$C$22])" office:value-type="float" office:value="0" calcext:value-type="float">
            <text:p>0</text:p>
          </table:table-cell>
          <table:table-cell table:formula="of:=INT((INT([.EC17])+[.EC18])*[.$C$22])" office:value-type="float" office:value="0" calcext:value-type="float">
            <text:p>0</text:p>
          </table:table-cell>
          <table:table-cell table:formula="of:=INT((INT([.ED17])+[.ED18])*[.$C$22])" office:value-type="float" office:value="0" calcext:value-type="float">
            <text:p>0</text:p>
          </table:table-cell>
          <table:table-cell table:formula="of:=INT((INT([.EE17])+[.EE18])*[.$C$22])" office:value-type="float" office:value="0" calcext:value-type="float">
            <text:p>0</text:p>
          </table:table-cell>
          <table:table-cell table:formula="of:=INT((INT([.EF17])+[.EF18])*[.$C$22])" office:value-type="float" office:value="0" calcext:value-type="float">
            <text:p>0</text:p>
          </table:table-cell>
          <table:table-cell table:formula="of:=INT((INT([.EG17])+[.EG18])*[.$C$22])" office:value-type="float" office:value="0" calcext:value-type="float">
            <text:p>0</text:p>
          </table:table-cell>
          <table:table-cell table:formula="of:=INT((INT([.EH17])+[.EH18])*[.$C$22])" office:value-type="float" office:value="0" calcext:value-type="float">
            <text:p>0</text:p>
          </table:table-cell>
          <table:table-cell table:formula="of:=INT((INT([.EI17])+[.EI18])*[.$C$22])" office:value-type="float" office:value="0" calcext:value-type="float">
            <text:p>0</text:p>
          </table:table-cell>
          <table:table-cell table:formula="of:=INT((INT([.EJ17])+[.EJ18])*[.$C$22])" office:value-type="float" office:value="0" calcext:value-type="float">
            <text:p>0</text:p>
          </table:table-cell>
          <table:table-cell table:formula="of:=INT((INT([.EK17])+[.EK18])*[.$C$22])" office:value-type="float" office:value="0" calcext:value-type="float">
            <text:p>0</text:p>
          </table:table-cell>
          <table:table-cell table:formula="of:=INT((INT([.EL17])+[.EL18])*[.$C$22])" office:value-type="float" office:value="0" calcext:value-type="float">
            <text:p>0</text:p>
          </table:table-cell>
          <table:table-cell table:formula="of:=INT((INT([.EM17])+[.EM18])*[.$C$22])" office:value-type="float" office:value="0" calcext:value-type="float">
            <text:p>0</text:p>
          </table:table-cell>
          <table:table-cell table:formula="of:=INT((INT([.EN17])+[.EN18])*[.$C$22])" office:value-type="float" office:value="0" calcext:value-type="float">
            <text:p>0</text:p>
          </table:table-cell>
          <table:table-cell table:formula="of:=INT((INT([.EO17])+[.EO18])*[.$C$22])" office:value-type="float" office:value="0" calcext:value-type="float">
            <text:p>0</text:p>
          </table:table-cell>
          <table:table-cell table:formula="of:=INT((INT([.EP17])+[.EP18])*[.$C$22])" office:value-type="float" office:value="0" calcext:value-type="float">
            <text:p>0</text:p>
          </table:table-cell>
          <table:table-cell table:formula="of:=INT((INT([.EQ17])+[.EQ18])*[.$C$22])" office:value-type="float" office:value="0" calcext:value-type="float">
            <text:p>0</text:p>
          </table:table-cell>
          <table:table-cell table:formula="of:=INT((INT([.ER17])+[.ER18])*[.$C$22])" office:value-type="float" office:value="0" calcext:value-type="float">
            <text:p>0</text:p>
          </table:table-cell>
          <table:table-cell table:formula="of:=INT((INT([.ES17])+[.ES18])*[.$C$22])" office:value-type="float" office:value="0" calcext:value-type="float">
            <text:p>0</text:p>
          </table:table-cell>
          <table:table-cell table:formula="of:=INT((INT([.ET17])+[.ET18])*[.$C$22])" office:value-type="float" office:value="0" calcext:value-type="float">
            <text:p>0</text:p>
          </table:table-cell>
          <table:table-cell table:formula="of:=INT((INT([.EU17])+[.EU18])*[.$C$22])" office:value-type="float" office:value="0" calcext:value-type="float">
            <text:p>0</text:p>
          </table:table-cell>
          <table:table-cell table:formula="of:=INT((INT([.EV17])+[.EV18])*[.$C$22])" office:value-type="float" office:value="0" calcext:value-type="float">
            <text:p>0</text:p>
          </table:table-cell>
          <table:table-cell table:formula="of:=INT((INT([.EW17])+[.EW18])*[.$C$22])" office:value-type="float" office:value="0" calcext:value-type="float">
            <text:p>0</text:p>
          </table:table-cell>
          <table:table-cell table:formula="of:=INT((INT([.EX17])+[.EX18])*[.$C$22])" office:value-type="float" office:value="0" calcext:value-type="float">
            <text:p>0</text:p>
          </table:table-cell>
          <table:table-cell table:formula="of:=INT((INT([.EY17])+[.EY18])*[.$C$22])" office:value-type="float" office:value="0" calcext:value-type="float">
            <text:p>0</text:p>
          </table:table-cell>
          <table:table-cell table:formula="of:=INT((INT([.EZ17])+[.EZ18])*[.$C$22])" office:value-type="float" office:value="0" calcext:value-type="float">
            <text:p>0</text:p>
          </table:table-cell>
          <table:table-cell table:formula="of:=INT((INT([.FA17])+[.FA18])*[.$C$22])" office:value-type="float" office:value="0" calcext:value-type="float">
            <text:p>0</text:p>
          </table:table-cell>
          <table:table-cell table:formula="of:=INT((INT([.FB17])+[.FB18])*[.$C$22])" office:value-type="float" office:value="0" calcext:value-type="float">
            <text:p>0</text:p>
          </table:table-cell>
          <table:table-cell table:formula="of:=INT((INT([.FC17])+[.FC18])*[.$C$22])" office:value-type="float" office:value="0" calcext:value-type="float">
            <text:p>0</text:p>
          </table:table-cell>
          <table:table-cell table:formula="of:=INT((INT([.FD17])+[.FD18])*[.$C$22])" office:value-type="float" office:value="0" calcext:value-type="float">
            <text:p>0</text:p>
          </table:table-cell>
          <table:table-cell table:formula="of:=INT((INT([.FE17])+[.FE18])*[.$C$22])" office:value-type="float" office:value="0" calcext:value-type="float">
            <text:p>0</text:p>
          </table:table-cell>
          <table:table-cell table:formula="of:=INT((INT([.FF17])+[.FF18])*[.$C$22])" office:value-type="float" office:value="0" calcext:value-type="float">
            <text:p>0</text:p>
          </table:table-cell>
          <table:table-cell table:formula="of:=INT((INT([.FG17])+[.FG18])*[.$C$22])" office:value-type="float" office:value="0" calcext:value-type="float">
            <text:p>0</text:p>
          </table:table-cell>
          <table:table-cell table:formula="of:=INT((INT([.FH17])+[.FH18])*[.$C$22])" office:value-type="float" office:value="0" calcext:value-type="float">
            <text:p>0</text:p>
          </table:table-cell>
          <table:table-cell table:formula="of:=INT((INT([.FI17])+[.FI18])*[.$C$22])" office:value-type="float" office:value="0" calcext:value-type="float">
            <text:p>0</text:p>
          </table:table-cell>
          <table:table-cell table:formula="of:=INT((INT([.FJ17])+[.FJ18])*[.$C$22])" office:value-type="float" office:value="0" calcext:value-type="float">
            <text:p>0</text:p>
          </table:table-cell>
          <table:table-cell table:formula="of:=INT((INT([.FK17])+[.FK18])*[.$C$22])" office:value-type="float" office:value="0" calcext:value-type="float">
            <text:p>0</text:p>
          </table:table-cell>
          <table:table-cell table:formula="of:=INT((INT([.FL17])+[.FL18])*[.$C$22])" office:value-type="float" office:value="0" calcext:value-type="float">
            <text:p>0</text:p>
          </table:table-cell>
          <table:table-cell table:formula="of:=INT((INT([.FM17])+[.FM18])*[.$C$22])" office:value-type="float" office:value="0" calcext:value-type="float">
            <text:p>0</text:p>
          </table:table-cell>
          <table:table-cell table:formula="of:=INT((INT([.FN17])+[.FN18])*[.$C$22])" office:value-type="float" office:value="0" calcext:value-type="float">
            <text:p>0</text:p>
          </table:table-cell>
          <table:table-cell table:formula="of:=INT((INT([.FO17])+[.FO18])*[.$C$22])" office:value-type="float" office:value="0" calcext:value-type="float">
            <text:p>0</text:p>
          </table:table-cell>
          <table:table-cell table:formula="of:=INT((INT([.FP17])+[.FP18])*[.$C$22])" office:value-type="float" office:value="0" calcext:value-type="float">
            <text:p>0</text:p>
          </table:table-cell>
          <table:table-cell table:formula="of:=INT((INT([.FQ17])+[.FQ18])*[.$C$22])" office:value-type="float" office:value="0" calcext:value-type="float">
            <text:p>0</text:p>
          </table:table-cell>
          <table:table-cell table:formula="of:=INT((INT([.FR17])+[.FR18])*[.$C$22])" office:value-type="float" office:value="0" calcext:value-type="float">
            <text:p>0</text:p>
          </table:table-cell>
          <table:table-cell table:formula="of:=INT((INT([.FS17])+[.FS18])*[.$C$22])" office:value-type="float" office:value="0" calcext:value-type="float">
            <text:p>0</text:p>
          </table:table-cell>
          <table:table-cell table:formula="of:=INT((INT([.FT17])+[.FT18])*[.$C$22])" office:value-type="float" office:value="0" calcext:value-type="float">
            <text:p>0</text:p>
          </table:table-cell>
          <table:table-cell table:formula="of:=INT((INT([.FU17])+[.FU18])*[.$C$22])" office:value-type="float" office:value="0" calcext:value-type="float">
            <text:p>0</text:p>
          </table:table-cell>
          <table:table-cell table:formula="of:=INT((INT([.FV17])+[.FV18])*[.$C$22])" office:value-type="float" office:value="0" calcext:value-type="float">
            <text:p>0</text:p>
          </table:table-cell>
          <table:table-cell table:formula="of:=INT((INT([.FW17])+[.FW18])*[.$C$22])" office:value-type="float" office:value="0" calcext:value-type="float">
            <text:p>0</text:p>
          </table:table-cell>
          <table:table-cell table:formula="of:=INT((INT([.FX17])+[.FX18])*[.$C$22])" office:value-type="float" office:value="0" calcext:value-type="float">
            <text:p>0</text:p>
          </table:table-cell>
          <table:table-cell table:formula="of:=INT((INT([.FY17])+[.FY18])*[.$C$22])" office:value-type="float" office:value="0" calcext:value-type="float">
            <text:p>0</text:p>
          </table:table-cell>
          <table:table-cell table:formula="of:=INT((INT([.FZ17])+[.FZ18])*[.$C$22])" office:value-type="float" office:value="0" calcext:value-type="float">
            <text:p>0</text:p>
          </table:table-cell>
          <table:table-cell table:formula="of:=INT((INT([.GA17])+[.GA18])*[.$C$22])" office:value-type="float" office:value="0" calcext:value-type="float">
            <text:p>0</text:p>
          </table:table-cell>
          <table:table-cell table:formula="of:=INT((INT([.GB17])+[.GB18])*[.$C$22])" office:value-type="float" office:value="0" calcext:value-type="float">
            <text:p>0</text:p>
          </table:table-cell>
          <table:table-cell table:formula="of:=INT((INT([.GC17])+[.GC18])*[.$C$22])" office:value-type="float" office:value="0" calcext:value-type="float">
            <text:p>0</text:p>
          </table:table-cell>
          <table:table-cell table:formula="of:=INT((INT([.GD17])+[.GD18])*[.$C$22])" office:value-type="float" office:value="0" calcext:value-type="float">
            <text:p>0</text:p>
          </table:table-cell>
          <table:table-cell table:formula="of:=INT((INT([.GE17])+[.GE18])*[.$C$22])" office:value-type="float" office:value="0" calcext:value-type="float">
            <text:p>0</text:p>
          </table:table-cell>
          <table:table-cell table:formula="of:=INT((INT([.GF17])+[.GF18])*[.$C$22])" office:value-type="float" office:value="0" calcext:value-type="float">
            <text:p>0</text:p>
          </table:table-cell>
          <table:table-cell table:formula="of:=INT((INT([.GG17])+[.GG18])*[.$C$22])" office:value-type="float" office:value="0" calcext:value-type="float">
            <text:p>0</text:p>
          </table:table-cell>
          <table:table-cell table:formula="of:=INT((INT([.GH17])+[.GH18])*[.$C$22])" office:value-type="float" office:value="0" calcext:value-type="float">
            <text:p>0</text:p>
          </table:table-cell>
          <table:table-cell table:formula="of:=INT((INT([.GI17])+[.GI18])*[.$C$22])" office:value-type="float" office:value="0" calcext:value-type="float">
            <text:p>0</text:p>
          </table:table-cell>
          <table:table-cell table:formula="of:=INT((INT([.GJ17])+[.GJ18])*[.$C$22])" office:value-type="float" office:value="0" calcext:value-type="float">
            <text:p>0</text:p>
          </table:table-cell>
          <table:table-cell table:formula="of:=INT((INT([.GK17])+[.GK18])*[.$C$22])" office:value-type="float" office:value="0" calcext:value-type="float">
            <text:p>0</text:p>
          </table:table-cell>
          <table:table-cell table:formula="of:=INT((INT([.GL17])+[.GL18])*[.$C$22])" office:value-type="float" office:value="0" calcext:value-type="float">
            <text:p>0</text:p>
          </table:table-cell>
          <table:table-cell table:formula="of:=INT((INT([.GM17])+[.GM18])*[.$C$22])" office:value-type="float" office:value="0" calcext:value-type="float">
            <text:p>0</text:p>
          </table:table-cell>
          <table:table-cell table:formula="of:=INT((INT([.GN17])+[.GN18])*[.$C$22])" office:value-type="float" office:value="0" calcext:value-type="float">
            <text:p>0</text:p>
          </table:table-cell>
          <table:table-cell table:formula="of:=INT((INT([.GO17])+[.GO18])*[.$C$22])" office:value-type="float" office:value="0" calcext:value-type="float">
            <text:p>0</text:p>
          </table:table-cell>
          <table:table-cell table:formula="of:=INT((INT([.GP17])+[.GP18])*[.$C$22])" office:value-type="float" office:value="0" calcext:value-type="float">
            <text:p>0</text:p>
          </table:table-cell>
          <table:table-cell table:formula="of:=INT((INT([.GQ17])+[.GQ18])*[.$C$22])" office:value-type="float" office:value="0" calcext:value-type="float">
            <text:p>0</text:p>
          </table:table-cell>
          <table:table-cell table:formula="of:=INT((INT([.GR17])+[.GR18])*[.$C$22])" office:value-type="float" office:value="0" calcext:value-type="float">
            <text:p>0</text:p>
          </table:table-cell>
          <table:table-cell table:formula="of:=INT((INT([.GS17])+[.GS18])*[.$C$22])" office:value-type="float" office:value="0" calcext:value-type="float">
            <text:p>0</text:p>
          </table:table-cell>
          <table:table-cell table:formula="of:=INT((INT([.GT17])+[.GT18])*[.$C$22])" office:value-type="float" office:value="0" calcext:value-type="float">
            <text:p>0</text:p>
          </table:table-cell>
          <table:table-cell table:formula="of:=INT((INT([.GU17])+[.GU18])*[.$C$22])" office:value-type="float" office:value="0" calcext:value-type="float">
            <text:p>0</text:p>
          </table:table-cell>
          <table:table-cell table:formula="of:=INT((INT([.GV17])+[.GV18])*[.$C$22])" office:value-type="float" office:value="0" calcext:value-type="float">
            <text:p>0</text:p>
          </table:table-cell>
          <table:table-cell table:formula="of:=INT((INT([.GW17])+[.GW18])*[.$C$22])" office:value-type="float" office:value="0" calcext:value-type="float">
            <text:p>0</text:p>
          </table:table-cell>
          <table:table-cell table:formula="of:=INT((INT([.GX17])+[.GX18])*[.$C$22])" office:value-type="float" office:value="0" calcext:value-type="float">
            <text:p>0</text:p>
          </table:table-cell>
          <table:table-cell table:formula="of:=INT((INT([.GY17])+[.GY18])*[.$C$22])" office:value-type="float" office:value="0" calcext:value-type="float">
            <text:p>0</text:p>
          </table:table-cell>
          <table:table-cell table:formula="of:=INT((INT([.GZ17])+[.GZ18])*[.$C$22])" office:value-type="float" office:value="0" calcext:value-type="float">
            <text:p>0</text:p>
          </table:table-cell>
          <table:table-cell table:formula="of:=INT((INT([.HA17])+[.HA18])*[.$C$22])" office:value-type="float" office:value="0" calcext:value-type="float">
            <text:p>0</text:p>
          </table:table-cell>
          <table:table-cell table:formula="of:=INT((INT([.HB17])+[.HB18])*[.$C$22])" office:value-type="float" office:value="0" calcext:value-type="float">
            <text:p>0</text:p>
          </table:table-cell>
          <table:table-cell table:formula="of:=INT((INT([.HC17])+[.HC18])*[.$C$22])" office:value-type="float" office:value="0" calcext:value-type="float">
            <text:p>0</text:p>
          </table:table-cell>
          <table:table-cell table:formula="of:=INT((INT([.HD17])+[.HD18])*[.$C$22])" office:value-type="float" office:value="0" calcext:value-type="float">
            <text:p>0</text:p>
          </table:table-cell>
          <table:table-cell table:formula="of:=INT((INT([.HE17])+[.HE18])*[.$C$22])" office:value-type="float" office:value="0" calcext:value-type="float">
            <text:p>0</text:p>
          </table:table-cell>
          <table:table-cell table:formula="of:=INT((INT([.HF17])+[.HF18])*[.$C$22])" office:value-type="float" office:value="0" calcext:value-type="float">
            <text:p>0</text:p>
          </table:table-cell>
          <table:table-cell table:formula="of:=INT((INT([.HG17])+[.HG18])*[.$C$22])" office:value-type="float" office:value="0" calcext:value-type="float">
            <text:p>0</text:p>
          </table:table-cell>
          <table:table-cell table:formula="of:=INT((INT([.HH17])+[.HH18])*[.$C$22])" office:value-type="float" office:value="0" calcext:value-type="float">
            <text:p>0</text:p>
          </table:table-cell>
          <table:table-cell table:formula="of:=INT((INT([.HI17])+[.HI18])*[.$C$22])" office:value-type="float" office:value="0" calcext:value-type="float">
            <text:p>0</text:p>
          </table:table-cell>
          <table:table-cell table:formula="of:=INT((INT([.HJ17])+[.HJ18])*[.$C$22])" office:value-type="float" office:value="0" calcext:value-type="float">
            <text:p>0</text:p>
          </table:table-cell>
          <table:table-cell table:formula="of:=INT((INT([.HK17])+[.HK18])*[.$C$22])" office:value-type="float" office:value="0" calcext:value-type="float">
            <text:p>0</text:p>
          </table:table-cell>
          <table:table-cell table:formula="of:=INT((INT([.HL17])+[.HL18])*[.$C$22])" office:value-type="float" office:value="0" calcext:value-type="float">
            <text:p>0</text:p>
          </table:table-cell>
          <table:table-cell table:formula="of:=INT((INT([.HM17])+[.HM18])*[.$C$22])" office:value-type="float" office:value="0" calcext:value-type="float">
            <text:p>0</text:p>
          </table:table-cell>
          <table:table-cell table:formula="of:=INT((INT([.HN17])+[.HN18])*[.$C$22])" office:value-type="float" office:value="0" calcext:value-type="float">
            <text:p>0</text:p>
          </table:table-cell>
          <table:table-cell table:formula="of:=INT((INT([.HO17])+[.HO18])*[.$C$22])" office:value-type="float" office:value="0" calcext:value-type="float">
            <text:p>0</text:p>
          </table:table-cell>
          <table:table-cell table:formula="of:=INT((INT([.HP17])+[.HP18])*[.$C$22])" office:value-type="float" office:value="0" calcext:value-type="float">
            <text:p>0</text:p>
          </table:table-cell>
          <table:table-cell table:formula="of:=INT((INT([.HQ17])+[.HQ18])*[.$C$22])" office:value-type="float" office:value="0" calcext:value-type="float">
            <text:p>0</text:p>
          </table:table-cell>
          <table:table-cell table:formula="of:=INT((INT([.HR17])+[.HR18])*[.$C$22])" office:value-type="float" office:value="0" calcext:value-type="float">
            <text:p>0</text:p>
          </table:table-cell>
          <table:table-cell table:formula="of:=INT((INT([.HS17])+[.HS18])*[.$C$22])" office:value-type="float" office:value="0" calcext:value-type="float">
            <text:p>0</text:p>
          </table:table-cell>
          <table:table-cell table:formula="of:=INT((INT([.HT17])+[.HT18])*[.$C$22])" office:value-type="float" office:value="0" calcext:value-type="float">
            <text:p>0</text:p>
          </table:table-cell>
          <table:table-cell table:formula="of:=INT((INT([.HU17])+[.HU18])*[.$C$22])" office:value-type="float" office:value="0" calcext:value-type="float">
            <text:p>0</text:p>
          </table:table-cell>
          <table:table-cell table:formula="of:=INT((INT([.HV17])+[.HV18])*[.$C$22])" office:value-type="float" office:value="0" calcext:value-type="float">
            <text:p>0</text:p>
          </table:table-cell>
          <table:table-cell table:formula="of:=INT((INT([.HW17])+[.HW18])*[.$C$22])" office:value-type="float" office:value="0" calcext:value-type="float">
            <text:p>0</text:p>
          </table:table-cell>
          <table:table-cell table:formula="of:=INT((INT([.HX17])+[.HX18])*[.$C$22])" office:value-type="float" office:value="0" calcext:value-type="float">
            <text:p>0</text:p>
          </table:table-cell>
          <table:table-cell table:formula="of:=INT((INT([.HY17])+[.HY18])*[.$C$22])" office:value-type="float" office:value="0" calcext:value-type="float">
            <text:p>0</text:p>
          </table:table-cell>
          <table:table-cell table:formula="of:=INT((INT([.HZ17])+[.HZ18])*[.$C$22])" office:value-type="float" office:value="0" calcext:value-type="float">
            <text:p>0</text:p>
          </table:table-cell>
          <table:table-cell table:formula="of:=INT((INT([.IA17])+[.IA18])*[.$C$22])" office:value-type="float" office:value="0" calcext:value-type="float">
            <text:p>0</text:p>
          </table:table-cell>
          <table:table-cell table:formula="of:=INT((INT([.IB17])+[.IB18])*[.$C$22])" office:value-type="float" office:value="0" calcext:value-type="float">
            <text:p>0</text:p>
          </table:table-cell>
          <table:table-cell table:formula="of:=INT((INT([.IC17])+[.IC18])*[.$C$22])" office:value-type="float" office:value="0" calcext:value-type="float">
            <text:p>0</text:p>
          </table:table-cell>
          <table:table-cell table:formula="of:=INT((INT([.ID17])+[.ID18])*[.$C$22])" office:value-type="float" office:value="0" calcext:value-type="float">
            <text:p>0</text:p>
          </table:table-cell>
          <table:table-cell table:formula="of:=INT((INT([.IE17])+[.IE18])*[.$C$22])" office:value-type="float" office:value="0" calcext:value-type="float">
            <text:p>0</text:p>
          </table:table-cell>
          <table:table-cell table:formula="of:=INT((INT([.IF17])+[.IF18])*[.$C$22])" office:value-type="float" office:value="0" calcext:value-type="float">
            <text:p>0</text:p>
          </table:table-cell>
          <table:table-cell table:formula="of:=INT((INT([.IG17])+[.IG18])*[.$C$22])" office:value-type="float" office:value="0" calcext:value-type="float">
            <text:p>0</text:p>
          </table:table-cell>
          <table:table-cell table:formula="of:=INT((INT([.IH17])+[.IH18])*[.$C$22])" office:value-type="float" office:value="0" calcext:value-type="float">
            <text:p>0</text:p>
          </table:table-cell>
          <table:table-cell table:formula="of:=INT((INT([.II17])+[.II18])*[.$C$22])" office:value-type="float" office:value="0" calcext:value-type="float">
            <text:p>0</text:p>
          </table:table-cell>
          <table:table-cell table:formula="of:=INT((INT([.IJ17])+[.IJ18])*[.$C$22])" office:value-type="float" office:value="0" calcext:value-type="float">
            <text:p>0</text:p>
          </table:table-cell>
          <table:table-cell table:formula="of:=INT((INT([.IK17])+[.IK18])*[.$C$22])" office:value-type="float" office:value="0" calcext:value-type="float">
            <text:p>0</text:p>
          </table:table-cell>
          <table:table-cell table:formula="of:=INT((INT([.IL17])+[.IL18])*[.$C$22])" office:value-type="float" office:value="0" calcext:value-type="float">
            <text:p>0</text:p>
          </table:table-cell>
          <table:table-cell table:formula="of:=INT((INT([.IM17])+[.IM18])*[.$C$22])" office:value-type="float" office:value="0" calcext:value-type="float">
            <text:p>0</text:p>
          </table:table-cell>
          <table:table-cell table:formula="of:=INT((INT([.IN17])+[.IN18])*[.$C$22])" office:value-type="float" office:value="0" calcext:value-type="float">
            <text:p>0</text:p>
          </table:table-cell>
          <table:table-cell table:formula="of:=INT((INT([.IO17])+[.IO18])*[.$C$22])" office:value-type="float" office:value="0" calcext:value-type="float">
            <text:p>0</text:p>
          </table:table-cell>
          <table:table-cell table:formula="of:=INT((INT([.IP17])+[.IP18])*[.$C$22])" office:value-type="float" office:value="0" calcext:value-type="float">
            <text:p>0</text:p>
          </table:table-cell>
          <table:table-cell table:formula="of:=INT((INT([.IQ17])+[.IQ18])*[.$C$22])" office:value-type="float" office:value="0" calcext:value-type="float">
            <text:p>0</text:p>
          </table:table-cell>
          <table:table-cell table:formula="of:=INT((INT([.IR17])+[.IR18])*[.$C$22])" office:value-type="float" office:value="0" calcext:value-type="float">
            <text:p>0</text:p>
          </table:table-cell>
          <table:table-cell table:formula="of:=INT((INT([.IS17])+[.IS18])*[.$C$22])" office:value-type="float" office:value="0" calcext:value-type="float">
            <text:p>0</text:p>
          </table:table-cell>
          <table:table-cell table:formula="of:=INT((INT([.IT17])+[.IT18])*[.$C$22])" office:value-type="float" office:value="0" calcext:value-type="float">
            <text:p>0</text:p>
          </table:table-cell>
          <table:table-cell table:formula="of:=INT((INT([.IU17])+[.IU18])*[.$C$22])" office:value-type="float" office:value="0" calcext:value-type="float">
            <text:p>0</text:p>
          </table:table-cell>
          <table:table-cell table:formula="of:=INT((INT([.IV17])+[.IV18])*[.$C$22])" office:value-type="float" office:value="0" calcext:value-type="float">
            <text:p>0</text:p>
          </table:table-cell>
          <table:table-cell table:formula="of:=INT((INT([.IW17])+[.IW18])*[.$C$22])" office:value-type="float" office:value="0" calcext:value-type="float">
            <text:p>0</text:p>
          </table:table-cell>
          <table:table-cell table:formula="of:=INT((INT([.IX17])+[.IX18])*[.$C$22])" office:value-type="float" office:value="0" calcext:value-type="float">
            <text:p>0</text:p>
          </table:table-cell>
          <table:table-cell table:formula="of:=INT((INT([.IY17])+[.IY18])*[.$C$22])" office:value-type="float" office:value="0" calcext:value-type="float">
            <text:p>0</text:p>
          </table:table-cell>
          <table:table-cell table:formula="of:=INT((INT([.IZ17])+[.IZ18])*[.$C$22])" office:value-type="float" office:value="0" calcext:value-type="float">
            <text:p>0</text:p>
          </table:table-cell>
          <table:table-cell table:formula="of:=INT((INT([.JA17])+[.JA18])*[.$C$22])" office:value-type="float" office:value="0" calcext:value-type="float">
            <text:p>0</text:p>
          </table:table-cell>
          <table:table-cell table:formula="of:=INT((INT([.JB17])+[.JB18])*[.$C$22])" office:value-type="float" office:value="0" calcext:value-type="float">
            <text:p>0</text:p>
          </table:table-cell>
          <table:table-cell table:formula="of:=INT((INT([.JC17])+[.JC18])*[.$C$22])" office:value-type="float" office:value="0" calcext:value-type="float">
            <text:p>0</text:p>
          </table:table-cell>
          <table:table-cell table:formula="of:=INT((INT([.JD17])+[.JD18])*[.$C$22])" office:value-type="float" office:value="0" calcext:value-type="float">
            <text:p>0</text:p>
          </table:table-cell>
          <table:table-cell table:formula="of:=INT((INT([.JE17])+[.JE18])*[.$C$22])" office:value-type="float" office:value="0" calcext:value-type="float">
            <text:p>0</text:p>
          </table:table-cell>
          <table:table-cell table:formula="of:=INT((INT([.JF17])+[.JF18])*[.$C$22])" office:value-type="float" office:value="0" calcext:value-type="float">
            <text:p>0</text:p>
          </table:table-cell>
          <table:table-cell table:formula="of:=INT((INT([.JG17])+[.JG18])*[.$C$22])" office:value-type="float" office:value="0" calcext:value-type="float">
            <text:p>0</text:p>
          </table:table-cell>
          <table:table-cell table:formula="of:=INT((INT([.JH17])+[.JH18])*[.$C$22])" office:value-type="float" office:value="0" calcext:value-type="float">
            <text:p>0</text:p>
          </table:table-cell>
          <table:table-cell table:formula="of:=INT((INT([.JI17])+[.JI18])*[.$C$22])" office:value-type="float" office:value="0" calcext:value-type="float">
            <text:p>0</text:p>
          </table:table-cell>
          <table:table-cell table:formula="of:=INT((INT([.JJ17])+[.JJ18])*[.$C$22])" office:value-type="float" office:value="0" calcext:value-type="float">
            <text:p>0</text:p>
          </table:table-cell>
          <table:table-cell table:formula="of:=INT((INT([.JK17])+[.JK18])*[.$C$22])" office:value-type="float" office:value="0" calcext:value-type="float">
            <text:p>0</text:p>
          </table:table-cell>
          <table:table-cell table:formula="of:=INT((INT([.JL17])+[.JL18])*[.$C$22])" office:value-type="float" office:value="0" calcext:value-type="float">
            <text:p>0</text:p>
          </table:table-cell>
          <table:table-cell table:formula="of:=INT((INT([.JM17])+[.JM18])*[.$C$22])" office:value-type="float" office:value="0" calcext:value-type="float">
            <text:p>0</text:p>
          </table:table-cell>
          <table:table-cell table:formula="of:=INT((INT([.JN17])+[.JN18])*[.$C$22])" office:value-type="float" office:value="0" calcext:value-type="float">
            <text:p>0</text:p>
          </table:table-cell>
          <table:table-cell table:formula="of:=INT((INT([.JO17])+[.JO18])*[.$C$22])" office:value-type="float" office:value="0" calcext:value-type="float">
            <text:p>0</text:p>
          </table:table-cell>
          <table:table-cell table:formula="of:=INT((INT([.JP17])+[.JP18])*[.$C$22])" office:value-type="float" office:value="0" calcext:value-type="float">
            <text:p>0</text:p>
          </table:table-cell>
          <table:table-cell table:formula="of:=INT((INT([.JQ17])+[.JQ18])*[.$C$22])" office:value-type="float" office:value="0" calcext:value-type="float">
            <text:p>0</text:p>
          </table:table-cell>
          <table:table-cell table:formula="of:=INT((INT([.JR17])+[.JR18])*[.$C$22])" office:value-type="float" office:value="0" calcext:value-type="float">
            <text:p>0</text:p>
          </table:table-cell>
          <table:table-cell table:formula="of:=INT((INT([.JS17])+[.JS18])*[.$C$22])" office:value-type="float" office:value="0" calcext:value-type="float">
            <text:p>0</text:p>
          </table:table-cell>
          <table:table-cell table:formula="of:=INT((INT([.JT17])+[.JT18])*[.$C$22])" office:value-type="float" office:value="0" calcext:value-type="float">
            <text:p>0</text:p>
          </table:table-cell>
          <table:table-cell table:formula="of:=INT((INT([.JU17])+[.JU18])*[.$C$22])" office:value-type="float" office:value="0" calcext:value-type="float">
            <text:p>0</text:p>
          </table:table-cell>
          <table:table-cell table:formula="of:=INT((INT([.JV17])+[.JV18])*[.$C$22])" office:value-type="float" office:value="0" calcext:value-type="float">
            <text:p>0</text:p>
          </table:table-cell>
          <table:table-cell table:formula="of:=INT((INT([.JW17])+[.JW18])*[.$C$22])" office:value-type="float" office:value="0" calcext:value-type="float">
            <text:p>0</text:p>
          </table:table-cell>
          <table:table-cell table:formula="of:=INT((INT([.JX17])+[.JX18])*[.$C$22])" office:value-type="float" office:value="0" calcext:value-type="float">
            <text:p>0</text:p>
          </table:table-cell>
          <table:table-cell table:formula="of:=INT((INT([.JY17])+[.JY18])*[.$C$22])" office:value-type="float" office:value="0" calcext:value-type="float">
            <text:p>0</text:p>
          </table:table-cell>
          <table:table-cell table:formula="of:=INT((INT([.JZ17])+[.JZ18])*[.$C$22])" office:value-type="float" office:value="0" calcext:value-type="float">
            <text:p>0</text:p>
          </table:table-cell>
          <table:table-cell table:formula="of:=INT((INT([.KA17])+[.KA18])*[.$C$22])" office:value-type="float" office:value="0" calcext:value-type="float">
            <text:p>0</text:p>
          </table:table-cell>
          <table:table-cell table:formula="of:=INT((INT([.KB17])+[.KB18])*[.$C$22])" office:value-type="float" office:value="0" calcext:value-type="float">
            <text:p>0</text:p>
          </table:table-cell>
          <table:table-cell table:formula="of:=INT((INT([.KC17])+[.KC18])*[.$C$22])" office:value-type="float" office:value="0" calcext:value-type="float">
            <text:p>0</text:p>
          </table:table-cell>
          <table:table-cell table:formula="of:=INT((INT([.KD17])+[.KD18])*[.$C$22])" office:value-type="float" office:value="0" calcext:value-type="float">
            <text:p>0</text:p>
          </table:table-cell>
          <table:table-cell table:formula="of:=INT((INT([.KE17])+[.KE18])*[.$C$22])" office:value-type="float" office:value="0" calcext:value-type="float">
            <text:p>0</text:p>
          </table:table-cell>
          <table:table-cell table:formula="of:=INT((INT([.KF17])+[.KF18])*[.$C$22])" office:value-type="float" office:value="0" calcext:value-type="float">
            <text:p>0</text:p>
          </table:table-cell>
          <table:table-cell table:formula="of:=INT((INT([.KG17])+[.KG18])*[.$C$22])" office:value-type="float" office:value="0" calcext:value-type="float">
            <text:p>0</text:p>
          </table:table-cell>
          <table:table-cell table:formula="of:=INT((INT([.KH17])+[.KH18])*[.$C$22])" office:value-type="float" office:value="0" calcext:value-type="float">
            <text:p>0</text:p>
          </table:table-cell>
          <table:table-cell table:formula="of:=INT((INT([.KI17])+[.KI18])*[.$C$22])" office:value-type="float" office:value="0" calcext:value-type="float">
            <text:p>0</text:p>
          </table:table-cell>
          <table:table-cell table:formula="of:=INT((INT([.KJ17])+[.KJ18])*[.$C$22])" office:value-type="float" office:value="0" calcext:value-type="float">
            <text:p>0</text:p>
          </table:table-cell>
          <table:table-cell table:formula="of:=INT((INT([.KK17])+[.KK18])*[.$C$22])" office:value-type="float" office:value="0" calcext:value-type="float">
            <text:p>0</text:p>
          </table:table-cell>
          <table:table-cell table:formula="of:=INT((INT([.KL17])+[.KL18])*[.$C$22])" office:value-type="float" office:value="0" calcext:value-type="float">
            <text:p>0</text:p>
          </table:table-cell>
          <table:table-cell table:formula="of:=INT((INT([.KM17])+[.KM18])*[.$C$22])" office:value-type="float" office:value="0" calcext:value-type="float">
            <text:p>0</text:p>
          </table:table-cell>
          <table:table-cell table:formula="of:=INT((INT([.KN17])+[.KN18])*[.$C$22])" office:value-type="float" office:value="0" calcext:value-type="float">
            <text:p>0</text:p>
          </table:table-cell>
          <table:table-cell table:formula="of:=INT((INT([.KO17])+[.KO18])*[.$C$22])" office:value-type="float" office:value="0" calcext:value-type="float">
            <text:p>0</text:p>
          </table:table-cell>
          <table:table-cell table:formula="of:=INT((INT([.KP17])+[.KP18])*[.$C$22])" office:value-type="float" office:value="0" calcext:value-type="float">
            <text:p>0</text:p>
          </table:table-cell>
          <table:table-cell table:formula="of:=INT((INT([.KQ17])+[.KQ18])*[.$C$22])" office:value-type="float" office:value="0" calcext:value-type="float">
            <text:p>0</text:p>
          </table:table-cell>
          <table:table-cell table:formula="of:=INT((INT([.KR17])+[.KR18])*[.$C$22])" office:value-type="float" office:value="0" calcext:value-type="float">
            <text:p>0</text:p>
          </table:table-cell>
          <table:table-cell table:formula="of:=INT((INT([.KS17])+[.KS18])*[.$C$22])" office:value-type="float" office:value="0" calcext:value-type="float">
            <text:p>0</text:p>
          </table:table-cell>
          <table:table-cell table:formula="of:=INT((INT([.KT17])+[.KT18])*[.$C$22])" office:value-type="float" office:value="0" calcext:value-type="float">
            <text:p>0</text:p>
          </table:table-cell>
          <table:table-cell table:formula="of:=INT((INT([.KU17])+[.KU18])*[.$C$22])" office:value-type="float" office:value="0" calcext:value-type="float">
            <text:p>0</text:p>
          </table:table-cell>
          <table:table-cell table:formula="of:=INT((INT([.KV17])+[.KV18])*[.$C$22])" office:value-type="float" office:value="0" calcext:value-type="float">
            <text:p>0</text:p>
          </table:table-cell>
          <table:table-cell table:formula="of:=INT((INT([.KW17])+[.KW18])*[.$C$22])" office:value-type="float" office:value="0" calcext:value-type="float">
            <text:p>0</text:p>
          </table:table-cell>
          <table:table-cell table:formula="of:=INT((INT([.KX17])+[.KX18])*[.$C$22])" office:value-type="float" office:value="0" calcext:value-type="float">
            <text:p>0</text:p>
          </table:table-cell>
          <table:table-cell table:formula="of:=INT((INT([.KY17])+[.KY18])*[.$C$22])" office:value-type="float" office:value="0" calcext:value-type="float">
            <text:p>0</text:p>
          </table:table-cell>
          <table:table-cell table:formula="of:=INT((INT([.KZ17])+[.KZ18])*[.$C$22])" office:value-type="float" office:value="0" calcext:value-type="float">
            <text:p>0</text:p>
          </table:table-cell>
          <table:table-cell table:formula="of:=INT((INT([.LA17])+[.LA18])*[.$C$22])" office:value-type="float" office:value="0" calcext:value-type="float">
            <text:p>0</text:p>
          </table:table-cell>
          <table:table-cell table:formula="of:=INT((INT([.LB17])+[.LB18])*[.$C$22])" office:value-type="float" office:value="0" calcext:value-type="float">
            <text:p>0</text:p>
          </table:table-cell>
          <table:table-cell table:formula="of:=INT((INT([.LC17])+[.LC18])*[.$C$22])" office:value-type="float" office:value="0" calcext:value-type="float">
            <text:p>0</text:p>
          </table:table-cell>
          <table:table-cell table:formula="of:=INT((INT([.LD17])+[.LD18])*[.$C$22])" office:value-type="float" office:value="0" calcext:value-type="float">
            <text:p>0</text:p>
          </table:table-cell>
          <table:table-cell table:formula="of:=INT((INT([.LE17])+[.LE18])*[.$C$22])" office:value-type="float" office:value="0" calcext:value-type="float">
            <text:p>0</text:p>
          </table:table-cell>
          <table:table-cell table:formula="of:=INT((INT([.LF17])+[.LF18])*[.$C$22])" office:value-type="float" office:value="0" calcext:value-type="float">
            <text:p>0</text:p>
          </table:table-cell>
          <table:table-cell table:formula="of:=INT((INT([.LG17])+[.LG18])*[.$C$22])" office:value-type="float" office:value="0" calcext:value-type="float">
            <text:p>0</text:p>
          </table:table-cell>
          <table:table-cell table:formula="of:=INT((INT([.LH17])+[.LH18])*[.$C$22])" office:value-type="float" office:value="0" calcext:value-type="float">
            <text:p>0</text:p>
          </table:table-cell>
          <table:table-cell table:formula="of:=INT((INT([.LI17])+[.LI18])*[.$C$22])" office:value-type="float" office:value="0" calcext:value-type="float">
            <text:p>0</text:p>
          </table:table-cell>
          <table:table-cell table:formula="of:=INT((INT([.LJ17])+[.LJ18])*[.$C$22])" office:value-type="float" office:value="0" calcext:value-type="float">
            <text:p>0</text:p>
          </table:table-cell>
          <table:table-cell table:formula="of:=INT((INT([.LK17])+[.LK18])*[.$C$22])" office:value-type="float" office:value="0" calcext:value-type="float">
            <text:p>0</text:p>
          </table:table-cell>
          <table:table-cell table:formula="of:=INT((INT([.LL17])+[.LL18])*[.$C$22])" office:value-type="float" office:value="0" calcext:value-type="float">
            <text:p>0</text:p>
          </table:table-cell>
          <table:table-cell table:formula="of:=INT((INT([.LM17])+[.LM18])*[.$C$22])" office:value-type="float" office:value="0" calcext:value-type="float">
            <text:p>0</text:p>
          </table:table-cell>
          <table:table-cell table:formula="of:=INT((INT([.LN17])+[.LN18])*[.$C$22])" office:value-type="float" office:value="0" calcext:value-type="float">
            <text:p>0</text:p>
          </table:table-cell>
          <table:table-cell table:formula="of:=INT((INT([.LO17])+[.LO18])*[.$C$22])" office:value-type="float" office:value="0" calcext:value-type="float">
            <text:p>0</text:p>
          </table:table-cell>
          <table:table-cell table:formula="of:=INT((INT([.LP17])+[.LP18])*[.$C$22])" office:value-type="float" office:value="0" calcext:value-type="float">
            <text:p>0</text:p>
          </table:table-cell>
          <table:table-cell table:formula="of:=INT((INT([.LQ17])+[.LQ18])*[.$C$22])" office:value-type="float" office:value="0" calcext:value-type="float">
            <text:p>0</text:p>
          </table:table-cell>
          <table:table-cell table:formula="of:=INT((INT([.LR17])+[.LR18])*[.$C$22])" office:value-type="float" office:value="0" calcext:value-type="float">
            <text:p>0</text:p>
          </table:table-cell>
          <table:table-cell table:formula="of:=INT((INT([.LS17])+[.LS18])*[.$C$22])" office:value-type="float" office:value="0" calcext:value-type="float">
            <text:p>0</text:p>
          </table:table-cell>
          <table:table-cell table:formula="of:=INT((INT([.LT17])+[.LT18])*[.$C$22])" office:value-type="float" office:value="0" calcext:value-type="float">
            <text:p>0</text:p>
          </table:table-cell>
          <table:table-cell table:formula="of:=INT((INT([.LU17])+[.LU18])*[.$C$22])" office:value-type="float" office:value="0" calcext:value-type="float">
            <text:p>0</text:p>
          </table:table-cell>
          <table:table-cell table:formula="of:=INT((INT([.LV17])+[.LV18])*[.$C$22])" office:value-type="float" office:value="0" calcext:value-type="float">
            <text:p>0</text:p>
          </table:table-cell>
          <table:table-cell table:formula="of:=INT((INT([.LW17])+[.LW18])*[.$C$22])" office:value-type="float" office:value="0" calcext:value-type="float">
            <text:p>0</text:p>
          </table:table-cell>
          <table:table-cell table:formula="of:=INT((INT([.LX17])+[.LX18])*[.$C$22])" office:value-type="float" office:value="0" calcext:value-type="float">
            <text:p>0</text:p>
          </table:table-cell>
          <table:table-cell table:formula="of:=INT((INT([.LY17])+[.LY18])*[.$C$22])" office:value-type="float" office:value="0" calcext:value-type="float">
            <text:p>0</text:p>
          </table:table-cell>
          <table:table-cell table:formula="of:=INT((INT([.LZ17])+[.LZ18])*[.$C$22])" office:value-type="float" office:value="0" calcext:value-type="float">
            <text:p>0</text:p>
          </table:table-cell>
          <table:table-cell table:formula="of:=INT((INT([.MA17])+[.MA18])*[.$C$22])" office:value-type="float" office:value="0" calcext:value-type="float">
            <text:p>0</text:p>
          </table:table-cell>
          <table:table-cell table:formula="of:=INT((INT([.MB17])+[.MB18])*[.$C$22])" office:value-type="float" office:value="0" calcext:value-type="float">
            <text:p>0</text:p>
          </table:table-cell>
          <table:table-cell table:formula="of:=INT((INT([.MC17])+[.MC18])*[.$C$22])" office:value-type="float" office:value="0" calcext:value-type="float">
            <text:p>0</text:p>
          </table:table-cell>
          <table:table-cell table:formula="of:=INT((INT([.MD17])+[.MD18])*[.$C$22])" office:value-type="float" office:value="0" calcext:value-type="float">
            <text:p>0</text:p>
          </table:table-cell>
          <table:table-cell table:formula="of:=INT((INT([.ME17])+[.ME18])*[.$C$22])" office:value-type="float" office:value="0" calcext:value-type="float">
            <text:p>0</text:p>
          </table:table-cell>
          <table:table-cell table:formula="of:=INT((INT([.MF17])+[.MF18])*[.$C$22])" office:value-type="float" office:value="0" calcext:value-type="float">
            <text:p>0</text:p>
          </table:table-cell>
          <table:table-cell table:formula="of:=INT((INT([.MG17])+[.MG18])*[.$C$22])" office:value-type="float" office:value="0" calcext:value-type="float">
            <text:p>0</text:p>
          </table:table-cell>
          <table:table-cell table:formula="of:=INT((INT([.MH17])+[.MH18])*[.$C$22])" office:value-type="float" office:value="0" calcext:value-type="float">
            <text:p>0</text:p>
          </table:table-cell>
          <table:table-cell table:formula="of:=INT((INT([.MI17])+[.MI18])*[.$C$22])" office:value-type="float" office:value="0" calcext:value-type="float">
            <text:p>0</text:p>
          </table:table-cell>
          <table:table-cell table:formula="of:=INT((INT([.MJ17])+[.MJ18])*[.$C$22])" office:value-type="float" office:value="0" calcext:value-type="float">
            <text:p>0</text:p>
          </table:table-cell>
          <table:table-cell table:formula="of:=INT((INT([.MK17])+[.MK18])*[.$C$22])" office:value-type="float" office:value="0" calcext:value-type="float">
            <text:p>0</text:p>
          </table:table-cell>
          <table:table-cell table:formula="of:=INT((INT([.ML17])+[.ML18])*[.$C$22])" office:value-type="float" office:value="0" calcext:value-type="float">
            <text:p>0</text:p>
          </table:table-cell>
          <table:table-cell table:formula="of:=INT((INT([.MM17])+[.MM18])*[.$C$22])" office:value-type="float" office:value="0" calcext:value-type="float">
            <text:p>0</text:p>
          </table:table-cell>
          <table:table-cell table:formula="of:=INT((INT([.MN17])+[.MN18])*[.$C$22])" office:value-type="float" office:value="0" calcext:value-type="float">
            <text:p>0</text:p>
          </table:table-cell>
          <table:table-cell table:formula="of:=INT((INT([.MO17])+[.MO18])*[.$C$22])" office:value-type="float" office:value="0" calcext:value-type="float">
            <text:p>0</text:p>
          </table:table-cell>
          <table:table-cell table:formula="of:=INT((INT([.MP17])+[.MP18])*[.$C$22])" office:value-type="float" office:value="0" calcext:value-type="float">
            <text:p>0</text:p>
          </table:table-cell>
          <table:table-cell table:formula="of:=INT((INT([.MQ17])+[.MQ18])*[.$C$22])" office:value-type="float" office:value="0" calcext:value-type="float">
            <text:p>0</text:p>
          </table:table-cell>
          <table:table-cell table:formula="of:=INT((INT([.MR17])+[.MR18])*[.$C$22])" office:value-type="float" office:value="0" calcext:value-type="float">
            <text:p>0</text:p>
          </table:table-cell>
          <table:table-cell table:formula="of:=INT((INT([.MS17])+[.MS18])*[.$C$22])" office:value-type="float" office:value="0" calcext:value-type="float">
            <text:p>0</text:p>
          </table:table-cell>
          <table:table-cell table:formula="of:=INT((INT([.MT17])+[.MT18])*[.$C$22])" office:value-type="float" office:value="0" calcext:value-type="float">
            <text:p>0</text:p>
          </table:table-cell>
          <table:table-cell table:formula="of:=INT((INT([.MU17])+[.MU18])*[.$C$22])" office:value-type="float" office:value="0" calcext:value-type="float">
            <text:p>0</text:p>
          </table:table-cell>
          <table:table-cell table:formula="of:=INT((INT([.MV17])+[.MV18])*[.$C$22])" office:value-type="float" office:value="0" calcext:value-type="float">
            <text:p>0</text:p>
          </table:table-cell>
          <table:table-cell table:formula="of:=INT((INT([.MW17])+[.MW18])*[.$C$22])" office:value-type="float" office:value="0" calcext:value-type="float">
            <text:p>0</text:p>
          </table:table-cell>
          <table:table-cell table:formula="of:=INT((INT([.MX17])+[.MX18])*[.$C$22])" office:value-type="float" office:value="0" calcext:value-type="float">
            <text:p>0</text:p>
          </table:table-cell>
          <table:table-cell table:formula="of:=INT((INT([.MY17])+[.MY18])*[.$C$22])" office:value-type="float" office:value="0" calcext:value-type="float">
            <text:p>0</text:p>
          </table:table-cell>
          <table:table-cell table:formula="of:=INT((INT([.MZ17])+[.MZ18])*[.$C$22])" office:value-type="float" office:value="0" calcext:value-type="float">
            <text:p>0</text:p>
          </table:table-cell>
          <table:table-cell table:formula="of:=INT((INT([.NA17])+[.NA18])*[.$C$22])" office:value-type="float" office:value="0" calcext:value-type="float">
            <text:p>0</text:p>
          </table:table-cell>
          <table:table-cell table:formula="of:=INT((INT([.NB17])+[.NB18])*[.$C$22])" office:value-type="float" office:value="0" calcext:value-type="float">
            <text:p>0</text:p>
          </table:table-cell>
          <table:table-cell table:formula="of:=INT((INT([.NC17])+[.NC18])*[.$C$22])" office:value-type="float" office:value="0" calcext:value-type="float">
            <text:p>0</text:p>
          </table:table-cell>
          <table:table-cell table:formula="of:=INT((INT([.ND17])+[.ND18])*[.$C$22])" office:value-type="float" office:value="0" calcext:value-type="float">
            <text:p>0</text:p>
          </table:table-cell>
          <table:table-cell table:formula="of:=INT((INT([.NE17])+[.NE18])*[.$C$22])" office:value-type="float" office:value="0" calcext:value-type="float">
            <text:p>0</text:p>
          </table:table-cell>
          <table:table-cell table:formula="of:=INT((INT([.NF17])+[.NF18])*[.$C$22])" office:value-type="float" office:value="0" calcext:value-type="float">
            <text:p>0</text:p>
          </table:table-cell>
          <table:table-cell table:formula="of:=INT((INT([.NG17])+[.NG18])*[.$C$22])" office:value-type="float" office:value="0" calcext:value-type="float">
            <text:p>0</text:p>
          </table:table-cell>
          <table:table-cell table:formula="of:=INT((INT([.NH17])+[.NH18])*[.$C$22])" office:value-type="float" office:value="0" calcext:value-type="float">
            <text:p>0</text:p>
          </table:table-cell>
          <table:table-cell table:formula="of:=INT((INT([.NI17])+[.NI18])*[.$C$22])" office:value-type="float" office:value="0" calcext:value-type="float">
            <text:p>0</text:p>
          </table:table-cell>
          <table:table-cell table:formula="of:=INT((INT([.NJ17])+[.NJ18])*[.$C$22])" office:value-type="float" office:value="0" calcext:value-type="float">
            <text:p>0</text:p>
          </table:table-cell>
          <table:table-cell table:formula="of:=INT((INT([.NK17])+[.NK18])*[.$C$22])" office:value-type="float" office:value="0" calcext:value-type="float">
            <text:p>0</text:p>
          </table:table-cell>
          <table:table-cell table:formula="of:=INT((INT([.NL17])+[.NL18])*[.$C$22])" office:value-type="float" office:value="0" calcext:value-type="float">
            <text:p>0</text:p>
          </table:table-cell>
          <table:table-cell table:formula="of:=INT((INT([.NM17])+[.NM18])*[.$C$22])" office:value-type="float" office:value="0" calcext:value-type="float">
            <text:p>0</text:p>
          </table:table-cell>
          <table:table-cell table:formula="of:=INT((INT([.NN17])+[.NN18])*[.$C$22])" office:value-type="float" office:value="0" calcext:value-type="float">
            <text:p>0</text:p>
          </table:table-cell>
          <table:table-cell table:formula="of:=INT((INT([.NO17])+[.NO18])*[.$C$22])" office:value-type="float" office:value="0" calcext:value-type="float">
            <text:p>0</text:p>
          </table:table-cell>
          <table:table-cell table:formula="of:=INT((INT([.NP17])+[.NP18])*[.$C$22])" office:value-type="float" office:value="0" calcext:value-type="float">
            <text:p>0</text:p>
          </table:table-cell>
          <table:table-cell table:formula="of:=INT((INT([.NQ17])+[.NQ18])*[.$C$22])" office:value-type="float" office:value="0" calcext:value-type="float">
            <text:p>0</text:p>
          </table:table-cell>
          <table:table-cell table:formula="of:=INT((INT([.NR17])+[.NR18])*[.$C$22])" office:value-type="float" office:value="0" calcext:value-type="float">
            <text:p>0</text:p>
          </table:table-cell>
          <table:table-cell table:formula="of:=INT((INT([.NS17])+[.NS18])*[.$C$22])" office:value-type="float" office:value="0" calcext:value-type="float">
            <text:p>0</text:p>
          </table:table-cell>
          <table:table-cell table:formula="of:=INT((INT([.NT17])+[.NT18])*[.$C$22])" office:value-type="float" office:value="0" calcext:value-type="float">
            <text:p>0</text:p>
          </table:table-cell>
          <table:table-cell table:formula="of:=INT((INT([.NU17])+[.NU18])*[.$C$22])" office:value-type="float" office:value="0" calcext:value-type="float">
            <text:p>0</text:p>
          </table:table-cell>
          <table:table-cell table:formula="of:=INT((INT([.NV17])+[.NV18])*[.$C$22])" office:value-type="float" office:value="0" calcext:value-type="float">
            <text:p>0</text:p>
          </table:table-cell>
          <table:table-cell table:formula="of:=INT((INT([.NW17])+[.NW18])*[.$C$22])" office:value-type="float" office:value="0" calcext:value-type="float">
            <text:p>0</text:p>
          </table:table-cell>
          <table:table-cell table:formula="of:=INT((INT([.NX17])+[.NX18])*[.$C$22])" office:value-type="float" office:value="0" calcext:value-type="float">
            <text:p>0</text:p>
          </table:table-cell>
          <table:table-cell table:formula="of:=INT((INT([.NY17])+[.NY18])*[.$C$22])" office:value-type="float" office:value="0" calcext:value-type="float">
            <text:p>0</text:p>
          </table:table-cell>
          <table:table-cell table:formula="of:=INT((INT([.NZ17])+[.NZ18])*[.$C$22])" office:value-type="float" office:value="0" calcext:value-type="float">
            <text:p>0</text:p>
          </table:table-cell>
          <table:table-cell table:formula="of:=INT((INT([.OA17])+[.OA18])*[.$C$22])" office:value-type="float" office:value="0" calcext:value-type="float">
            <text:p>0</text:p>
          </table:table-cell>
          <table:table-cell table:formula="of:=INT((INT([.OB17])+[.OB18])*[.$C$22])" office:value-type="float" office:value="0" calcext:value-type="float">
            <text:p>0</text:p>
          </table:table-cell>
          <table:table-cell table:formula="of:=INT((INT([.OC17])+[.OC18])*[.$C$22])" office:value-type="float" office:value="0" calcext:value-type="float">
            <text:p>0</text:p>
          </table:table-cell>
          <table:table-cell table:formula="of:=INT((INT([.OD17])+[.OD18])*[.$C$22])" office:value-type="float" office:value="0" calcext:value-type="float">
            <text:p>0</text:p>
          </table:table-cell>
          <table:table-cell table:formula="of:=INT((INT([.OE17])+[.OE18])*[.$C$22])" office:value-type="float" office:value="0" calcext:value-type="float">
            <text:p>0</text:p>
          </table:table-cell>
          <table:table-cell table:formula="of:=INT((INT([.OF17])+[.OF18])*[.$C$22])" office:value-type="float" office:value="0" calcext:value-type="float">
            <text:p>0</text:p>
          </table:table-cell>
          <table:table-cell table:formula="of:=INT((INT([.OG17])+[.OG18])*[.$C$22])" office:value-type="float" office:value="0" calcext:value-type="float">
            <text:p>0</text:p>
          </table:table-cell>
          <table:table-cell table:formula="of:=INT((INT([.OH17])+[.OH18])*[.$C$22])" office:value-type="float" office:value="0" calcext:value-type="float">
            <text:p>0</text:p>
          </table:table-cell>
          <table:table-cell table:formula="of:=INT((INT([.OI17])+[.OI18])*[.$C$22])" office:value-type="float" office:value="0" calcext:value-type="float">
            <text:p>0</text:p>
          </table:table-cell>
          <table:table-cell table:formula="of:=INT((INT([.OJ17])+[.OJ18])*[.$C$22])" office:value-type="float" office:value="0" calcext:value-type="float">
            <text:p>0</text:p>
          </table:table-cell>
          <table:table-cell table:formula="of:=INT((INT([.OK17])+[.OK18])*[.$C$22])" office:value-type="float" office:value="0" calcext:value-type="float">
            <text:p>0</text:p>
          </table:table-cell>
          <table:table-cell table:formula="of:=INT((INT([.OL17])+[.OL18])*[.$C$22])" office:value-type="float" office:value="0" calcext:value-type="float">
            <text:p>0</text:p>
          </table:table-cell>
          <table:table-cell table:formula="of:=INT((INT([.OM17])+[.OM18])*[.$C$22])" office:value-type="float" office:value="0" calcext:value-type="float">
            <text:p>0</text:p>
          </table:table-cell>
          <table:table-cell table:formula="of:=INT((INT([.ON17])+[.ON18])*[.$C$22])" office:value-type="float" office:value="0" calcext:value-type="float">
            <text:p>0</text:p>
          </table:table-cell>
          <table:table-cell table:formula="of:=INT((INT([.OO17])+[.OO18])*[.$C$22])" office:value-type="float" office:value="0" calcext:value-type="float">
            <text:p>0</text:p>
          </table:table-cell>
          <table:table-cell table:formula="of:=INT((INT([.OP17])+[.OP18])*[.$C$22])" office:value-type="float" office:value="0" calcext:value-type="float">
            <text:p>0</text:p>
          </table:table-cell>
          <table:table-cell table:formula="of:=INT((INT([.OQ17])+[.OQ18])*[.$C$22])" office:value-type="float" office:value="0" calcext:value-type="float">
            <text:p>0</text:p>
          </table:table-cell>
          <table:table-cell table:formula="of:=INT((INT([.OR17])+[.OR18])*[.$C$22])" office:value-type="float" office:value="0" calcext:value-type="float">
            <text:p>0</text:p>
          </table:table-cell>
          <table:table-cell table:formula="of:=INT((INT([.OS17])+[.OS18])*[.$C$22])" office:value-type="float" office:value="0" calcext:value-type="float">
            <text:p>0</text:p>
          </table:table-cell>
          <table:table-cell table:formula="of:=INT((INT([.OT17])+[.OT18])*[.$C$22])" office:value-type="float" office:value="0" calcext:value-type="float">
            <text:p>0</text:p>
          </table:table-cell>
          <table:table-cell table:formula="of:=INT((INT([.OU17])+[.OU18])*[.$C$22])" office:value-type="float" office:value="0" calcext:value-type="float">
            <text:p>0</text:p>
          </table:table-cell>
          <table:table-cell table:formula="of:=INT((INT([.OV17])+[.OV18])*[.$C$22])" office:value-type="float" office:value="0" calcext:value-type="float">
            <text:p>0</text:p>
          </table:table-cell>
          <table:table-cell table:formula="of:=INT((INT([.OW17])+[.OW18])*[.$C$22])" office:value-type="float" office:value="0" calcext:value-type="float">
            <text:p>0</text:p>
          </table:table-cell>
          <table:table-cell table:formula="of:=INT((INT([.OX17])+[.OX18])*[.$C$22])" office:value-type="float" office:value="0" calcext:value-type="float">
            <text:p>0</text:p>
          </table:table-cell>
          <table:table-cell table:formula="of:=INT((INT([.OY17])+[.OY18])*[.$C$22])" office:value-type="float" office:value="0" calcext:value-type="float">
            <text:p>0</text:p>
          </table:table-cell>
          <table:table-cell table:formula="of:=INT((INT([.OZ17])+[.OZ18])*[.$C$22])" office:value-type="float" office:value="0" calcext:value-type="float">
            <text:p>0</text:p>
          </table:table-cell>
          <table:table-cell table:formula="of:=INT((INT([.PA17])+[.PA18])*[.$C$22])" office:value-type="float" office:value="0" calcext:value-type="float">
            <text:p>0</text:p>
          </table:table-cell>
          <table:table-cell table:formula="of:=INT((INT([.PB17])+[.PB18])*[.$C$22])" office:value-type="float" office:value="0" calcext:value-type="float">
            <text:p>0</text:p>
          </table:table-cell>
          <table:table-cell table:formula="of:=INT((INT([.PC17])+[.PC18])*[.$C$22])" office:value-type="float" office:value="0" calcext:value-type="float">
            <text:p>0</text:p>
          </table:table-cell>
          <table:table-cell table:formula="of:=INT((INT([.PD17])+[.PD18])*[.$C$22])" office:value-type="float" office:value="0" calcext:value-type="float">
            <text:p>0</text:p>
          </table:table-cell>
          <table:table-cell table:formula="of:=INT((INT([.PE17])+[.PE18])*[.$C$22])" office:value-type="float" office:value="0" calcext:value-type="float">
            <text:p>0</text:p>
          </table:table-cell>
          <table:table-cell table:formula="of:=INT((INT([.PF17])+[.PF18])*[.$C$22])" office:value-type="float" office:value="0" calcext:value-type="float">
            <text:p>0</text:p>
          </table:table-cell>
          <table:table-cell table:formula="of:=INT((INT([.PG17])+[.PG18])*[.$C$22])" office:value-type="float" office:value="0" calcext:value-type="float">
            <text:p>0</text:p>
          </table:table-cell>
          <table:table-cell table:formula="of:=INT((INT([.PH17])+[.PH18])*[.$C$22])" office:value-type="float" office:value="0" calcext:value-type="float">
            <text:p>0</text:p>
          </table:table-cell>
          <table:table-cell table:formula="of:=INT((INT([.PI17])+[.PI18])*[.$C$22])" office:value-type="float" office:value="0" calcext:value-type="float">
            <text:p>0</text:p>
          </table:table-cell>
          <table:table-cell table:formula="of:=INT((INT([.PJ17])+[.PJ18])*[.$C$22])" office:value-type="float" office:value="0" calcext:value-type="float">
            <text:p>0</text:p>
          </table:table-cell>
          <table:table-cell table:formula="of:=INT((INT([.PK17])+[.PK18])*[.$C$22])" office:value-type="float" office:value="0" calcext:value-type="float">
            <text:p>0</text:p>
          </table:table-cell>
          <table:table-cell table:formula="of:=INT((INT([.PL17])+[.PL18])*[.$C$22])" office:value-type="float" office:value="0" calcext:value-type="float">
            <text:p>0</text:p>
          </table:table-cell>
          <table:table-cell table:formula="of:=INT((INT([.PM17])+[.PM18])*[.$C$22])" office:value-type="float" office:value="0" calcext:value-type="float">
            <text:p>0</text:p>
          </table:table-cell>
          <table:table-cell table:formula="of:=INT((INT([.PN17])+[.PN18])*[.$C$22])" office:value-type="float" office:value="0" calcext:value-type="float">
            <text:p>0</text:p>
          </table:table-cell>
          <table:table-cell table:formula="of:=INT((INT([.PO17])+[.PO18])*[.$C$22])" office:value-type="float" office:value="0" calcext:value-type="float">
            <text:p>0</text:p>
          </table:table-cell>
          <table:table-cell table:formula="of:=INT((INT([.PP17])+[.PP18])*[.$C$22])" office:value-type="float" office:value="0" calcext:value-type="float">
            <text:p>0</text:p>
          </table:table-cell>
          <table:table-cell table:formula="of:=INT((INT([.PQ17])+[.PQ18])*[.$C$22])" office:value-type="float" office:value="0" calcext:value-type="float">
            <text:p>0</text:p>
          </table:table-cell>
          <table:table-cell table:formula="of:=INT((INT([.PR17])+[.PR18])*[.$C$22])" office:value-type="float" office:value="0" calcext:value-type="float">
            <text:p>0</text:p>
          </table:table-cell>
          <table:table-cell table:formula="of:=INT((INT([.PS17])+[.PS18])*[.$C$22])" office:value-type="float" office:value="0" calcext:value-type="float">
            <text:p>0</text:p>
          </table:table-cell>
          <table:table-cell table:formula="of:=INT((INT([.PT17])+[.PT18])*[.$C$22])" office:value-type="float" office:value="0" calcext:value-type="float">
            <text:p>0</text:p>
          </table:table-cell>
          <table:table-cell table:formula="of:=INT((INT([.PU17])+[.PU18])*[.$C$22])" office:value-type="float" office:value="0" calcext:value-type="float">
            <text:p>0</text:p>
          </table:table-cell>
          <table:table-cell table:formula="of:=INT((INT([.PV17])+[.PV18])*[.$C$22])" office:value-type="float" office:value="0" calcext:value-type="float">
            <text:p>0</text:p>
          </table:table-cell>
          <table:table-cell table:formula="of:=INT((INT([.PW17])+[.PW18])*[.$C$22])" office:value-type="float" office:value="0" calcext:value-type="float">
            <text:p>0</text:p>
          </table:table-cell>
          <table:table-cell table:formula="of:=INT((INT([.PX17])+[.PX18])*[.$C$22])" office:value-type="float" office:value="0" calcext:value-type="float">
            <text:p>0</text:p>
          </table:table-cell>
          <table:table-cell table:formula="of:=INT((INT([.PY17])+[.PY18])*[.$C$22])" office:value-type="float" office:value="0" calcext:value-type="float">
            <text:p>0</text:p>
          </table:table-cell>
          <table:table-cell table:formula="of:=INT((INT([.PZ17])+[.PZ18])*[.$C$22])" office:value-type="float" office:value="0" calcext:value-type="float">
            <text:p>0</text:p>
          </table:table-cell>
          <table:table-cell table:formula="of:=INT((INT([.QA17])+[.QA18])*[.$C$22])" office:value-type="float" office:value="0" calcext:value-type="float">
            <text:p>0</text:p>
          </table:table-cell>
          <table:table-cell table:formula="of:=INT((INT([.QB17])+[.QB18])*[.$C$22])" office:value-type="float" office:value="0" calcext:value-type="float">
            <text:p>0</text:p>
          </table:table-cell>
          <table:table-cell table:formula="of:=INT((INT([.QC17])+[.QC18])*[.$C$22])" office:value-type="float" office:value="0" calcext:value-type="float">
            <text:p>0</text:p>
          </table:table-cell>
          <table:table-cell table:formula="of:=INT((INT([.QD17])+[.QD18])*[.$C$22])" office:value-type="float" office:value="0" calcext:value-type="float">
            <text:p>0</text:p>
          </table:table-cell>
          <table:table-cell table:formula="of:=INT((INT([.QE17])+[.QE18])*[.$C$22])" office:value-type="float" office:value="0" calcext:value-type="float">
            <text:p>0</text:p>
          </table:table-cell>
          <table:table-cell table:formula="of:=INT((INT([.QF17])+[.QF18])*[.$C$22])" office:value-type="float" office:value="0" calcext:value-type="float">
            <text:p>0</text:p>
          </table:table-cell>
          <table:table-cell table:formula="of:=INT((INT([.QG17])+[.QG18])*[.$C$22])" office:value-type="float" office:value="0" calcext:value-type="float">
            <text:p>0</text:p>
          </table:table-cell>
          <table:table-cell table:formula="of:=INT((INT([.QH17])+[.QH18])*[.$C$22])" office:value-type="float" office:value="0" calcext:value-type="float">
            <text:p>0</text:p>
          </table:table-cell>
          <table:table-cell table:formula="of:=INT((INT([.QI17])+[.QI18])*[.$C$22])" office:value-type="float" office:value="0" calcext:value-type="float">
            <text:p>0</text:p>
          </table:table-cell>
          <table:table-cell table:formula="of:=INT((INT([.QJ17])+[.QJ18])*[.$C$22])" office:value-type="float" office:value="0" calcext:value-type="float">
            <text:p>0</text:p>
          </table:table-cell>
          <table:table-cell table:formula="of:=INT((INT([.QK17])+[.QK18])*[.$C$22])" office:value-type="float" office:value="0" calcext:value-type="float">
            <text:p>0</text:p>
          </table:table-cell>
          <table:table-cell table:formula="of:=INT((INT([.QL17])+[.QL18])*[.$C$22])" office:value-type="float" office:value="0" calcext:value-type="float">
            <text:p>0</text:p>
          </table:table-cell>
          <table:table-cell table:formula="of:=INT((INT([.QM17])+[.QM18])*[.$C$22])" office:value-type="float" office:value="0" calcext:value-type="float">
            <text:p>0</text:p>
          </table:table-cell>
          <table:table-cell table:formula="of:=INT((INT([.QN17])+[.QN18])*[.$C$22])" office:value-type="float" office:value="0" calcext:value-type="float">
            <text:p>0</text:p>
          </table:table-cell>
          <table:table-cell table:formula="of:=INT((INT([.QO17])+[.QO18])*[.$C$22])" office:value-type="float" office:value="0" calcext:value-type="float">
            <text:p>0</text:p>
          </table:table-cell>
          <table:table-cell table:formula="of:=INT((INT([.QP17])+[.QP18])*[.$C$22])" office:value-type="float" office:value="0" calcext:value-type="float">
            <text:p>0</text:p>
          </table:table-cell>
          <table:table-cell table:formula="of:=INT((INT([.QQ17])+[.QQ18])*[.$C$22])" office:value-type="float" office:value="0" calcext:value-type="float">
            <text:p>0</text:p>
          </table:table-cell>
          <table:table-cell table:formula="of:=INT((INT([.QR17])+[.QR18])*[.$C$22])" office:value-type="float" office:value="0" calcext:value-type="float">
            <text:p>0</text:p>
          </table:table-cell>
          <table:table-cell table:formula="of:=INT((INT([.QS17])+[.QS18])*[.$C$22])" office:value-type="float" office:value="0" calcext:value-type="float">
            <text:p>0</text:p>
          </table:table-cell>
          <table:table-cell table:formula="of:=INT((INT([.QT17])+[.QT18])*[.$C$22])" office:value-type="float" office:value="0" calcext:value-type="float">
            <text:p>0</text:p>
          </table:table-cell>
          <table:table-cell table:formula="of:=INT((INT([.QU17])+[.QU18])*[.$C$22])" office:value-type="float" office:value="0" calcext:value-type="float">
            <text:p>0</text:p>
          </table:table-cell>
          <table:table-cell table:formula="of:=INT((INT([.QV17])+[.QV18])*[.$C$22])" office:value-type="float" office:value="0" calcext:value-type="float">
            <text:p>0</text:p>
          </table:table-cell>
          <table:table-cell table:formula="of:=INT((INT([.QW17])+[.QW18])*[.$C$22])" office:value-type="float" office:value="0" calcext:value-type="float">
            <text:p>0</text:p>
          </table:table-cell>
          <table:table-cell table:formula="of:=INT((INT([.QX17])+[.QX18])*[.$C$22])" office:value-type="float" office:value="0" calcext:value-type="float">
            <text:p>0</text:p>
          </table:table-cell>
          <table:table-cell table:formula="of:=INT((INT([.QY17])+[.QY18])*[.$C$22])" office:value-type="float" office:value="0" calcext:value-type="float">
            <text:p>0</text:p>
          </table:table-cell>
          <table:table-cell table:formula="of:=INT((INT([.QZ17])+[.QZ18])*[.$C$22])" office:value-type="float" office:value="0" calcext:value-type="float">
            <text:p>0</text:p>
          </table:table-cell>
          <table:table-cell table:formula="of:=INT((INT([.RA17])+[.RA18])*[.$C$22])" office:value-type="float" office:value="0" calcext:value-type="float">
            <text:p>0</text:p>
          </table:table-cell>
          <table:table-cell table:formula="of:=INT((INT([.RB17])+[.RB18])*[.$C$22])" office:value-type="float" office:value="0" calcext:value-type="float">
            <text:p>0</text:p>
          </table:table-cell>
          <table:table-cell table:formula="of:=INT((INT([.RC17])+[.RC18])*[.$C$22])" office:value-type="float" office:value="0" calcext:value-type="float">
            <text:p>0</text:p>
          </table:table-cell>
          <table:table-cell table:formula="of:=INT((INT([.RD17])+[.RD18])*[.$C$22])" office:value-type="float" office:value="0" calcext:value-type="float">
            <text:p>0</text:p>
          </table:table-cell>
          <table:table-cell table:formula="of:=INT((INT([.RE17])+[.RE18])*[.$C$22])" office:value-type="float" office:value="0" calcext:value-type="float">
            <text:p>0</text:p>
          </table:table-cell>
          <table:table-cell table:formula="of:=INT((INT([.RF17])+[.RF18])*[.$C$22])" office:value-type="float" office:value="0" calcext:value-type="float">
            <text:p>0</text:p>
          </table:table-cell>
          <table:table-cell table:formula="of:=INT((INT([.RG17])+[.RG18])*[.$C$22])" office:value-type="float" office:value="0" calcext:value-type="float">
            <text:p>0</text:p>
          </table:table-cell>
          <table:table-cell table:formula="of:=INT((INT([.RH17])+[.RH18])*[.$C$22])" office:value-type="float" office:value="0" calcext:value-type="float">
            <text:p>0</text:p>
          </table:table-cell>
          <table:table-cell table:formula="of:=INT((INT([.RI17])+[.RI18])*[.$C$22])" office:value-type="float" office:value="0" calcext:value-type="float">
            <text:p>0</text:p>
          </table:table-cell>
          <table:table-cell table:formula="of:=INT((INT([.RJ17])+[.RJ18])*[.$C$22])" office:value-type="float" office:value="0" calcext:value-type="float">
            <text:p>0</text:p>
          </table:table-cell>
          <table:table-cell table:formula="of:=INT((INT([.RK17])+[.RK18])*[.$C$22])" office:value-type="float" office:value="0" calcext:value-type="float">
            <text:p>0</text:p>
          </table:table-cell>
          <table:table-cell table:formula="of:=INT((INT([.RL17])+[.RL18])*[.$C$22])" office:value-type="float" office:value="0" calcext:value-type="float">
            <text:p>0</text:p>
          </table:table-cell>
          <table:table-cell table:formula="of:=INT((INT([.RM17])+[.RM18])*[.$C$22])" office:value-type="float" office:value="0" calcext:value-type="float">
            <text:p>0</text:p>
          </table:table-cell>
          <table:table-cell table:formula="of:=INT((INT([.RN17])+[.RN18])*[.$C$22])" office:value-type="float" office:value="0" calcext:value-type="float">
            <text:p>0</text:p>
          </table:table-cell>
          <table:table-cell table:formula="of:=INT((INT([.RO17])+[.RO18])*[.$C$22])" office:value-type="float" office:value="0" calcext:value-type="float">
            <text:p>0</text:p>
          </table:table-cell>
          <table:table-cell table:formula="of:=INT((INT([.RP17])+[.RP18])*[.$C$22])" office:value-type="float" office:value="0" calcext:value-type="float">
            <text:p>0</text:p>
          </table:table-cell>
          <table:table-cell table:formula="of:=INT((INT([.RQ17])+[.RQ18])*[.$C$22])" office:value-type="float" office:value="0" calcext:value-type="float">
            <text:p>0</text:p>
          </table:table-cell>
          <table:table-cell table:formula="of:=INT((INT([.RR17])+[.RR18])*[.$C$22])" office:value-type="float" office:value="0" calcext:value-type="float">
            <text:p>0</text:p>
          </table:table-cell>
          <table:table-cell table:formula="of:=INT((INT([.RS17])+[.RS18])*[.$C$22])" office:value-type="float" office:value="0" calcext:value-type="float">
            <text:p>0</text:p>
          </table:table-cell>
          <table:table-cell table:formula="of:=INT((INT([.RT17])+[.RT18])*[.$C$22])" office:value-type="float" office:value="0" calcext:value-type="float">
            <text:p>0</text:p>
          </table:table-cell>
          <table:table-cell table:formula="of:=INT((INT([.RU17])+[.RU18])*[.$C$22])" office:value-type="float" office:value="0" calcext:value-type="float">
            <text:p>0</text:p>
          </table:table-cell>
          <table:table-cell table:formula="of:=INT((INT([.RV17])+[.RV18])*[.$C$22])" office:value-type="float" office:value="0" calcext:value-type="float">
            <text:p>0</text:p>
          </table:table-cell>
          <table:table-cell table:formula="of:=INT((INT([.RW17])+[.RW18])*[.$C$22])" office:value-type="float" office:value="0" calcext:value-type="float">
            <text:p>0</text:p>
          </table:table-cell>
          <table:table-cell table:formula="of:=INT((INT([.RX17])+[.RX18])*[.$C$22])" office:value-type="float" office:value="0" calcext:value-type="float">
            <text:p>0</text:p>
          </table:table-cell>
          <table:table-cell table:formula="of:=INT((INT([.RY17])+[.RY18])*[.$C$22])" office:value-type="float" office:value="0" calcext:value-type="float">
            <text:p>0</text:p>
          </table:table-cell>
          <table:table-cell table:formula="of:=INT((INT([.RZ17])+[.RZ18])*[.$C$22])" office:value-type="float" office:value="0" calcext:value-type="float">
            <text:p>0</text:p>
          </table:table-cell>
          <table:table-cell table:formula="of:=INT((INT([.SA17])+[.SA18])*[.$C$22])" office:value-type="float" office:value="0" calcext:value-type="float">
            <text:p>0</text:p>
          </table:table-cell>
          <table:table-cell table:formula="of:=INT((INT([.SB17])+[.SB18])*[.$C$22])" office:value-type="float" office:value="0" calcext:value-type="float">
            <text:p>0</text:p>
          </table:table-cell>
          <table:table-cell table:formula="of:=INT((INT([.SC17])+[.SC18])*[.$C$22])" office:value-type="float" office:value="0" calcext:value-type="float">
            <text:p>0</text:p>
          </table:table-cell>
          <table:table-cell table:formula="of:=INT((INT([.SD17])+[.SD18])*[.$C$22])" office:value-type="float" office:value="0" calcext:value-type="float">
            <text:p>0</text:p>
          </table:table-cell>
          <table:table-cell table:formula="of:=INT((INT([.SE17])+[.SE18])*[.$C$22])" office:value-type="float" office:value="0" calcext:value-type="float">
            <text:p>0</text:p>
          </table:table-cell>
          <table:table-cell table:formula="of:=INT((INT([.SF17])+[.SF18])*[.$C$22])" office:value-type="float" office:value="0" calcext:value-type="float">
            <text:p>0</text:p>
          </table:table-cell>
          <table:table-cell table:formula="of:=INT((INT([.SG17])+[.SG18])*[.$C$22])" office:value-type="float" office:value="0" calcext:value-type="float">
            <text:p>0</text:p>
          </table:table-cell>
          <table:table-cell table:formula="of:=INT((INT([.SH17])+[.SH18])*[.$C$22])" office:value-type="float" office:value="0" calcext:value-type="float">
            <text:p>0</text:p>
          </table:table-cell>
          <table:table-cell table:formula="of:=INT((INT([.SI17])+[.SI18])*[.$C$22])" office:value-type="float" office:value="0" calcext:value-type="float">
            <text:p>0</text:p>
          </table:table-cell>
          <table:table-cell table:formula="of:=INT((INT([.SJ17])+[.SJ18])*[.$C$22])" office:value-type="float" office:value="0" calcext:value-type="float">
            <text:p>0</text:p>
          </table:table-cell>
          <table:table-cell table:formula="of:=INT((INT([.SK17])+[.SK18])*[.$C$22])" office:value-type="float" office:value="0" calcext:value-type="float">
            <text:p>0</text:p>
          </table:table-cell>
          <table:table-cell table:formula="of:=INT((INT([.SL17])+[.SL18])*[.$C$22])" office:value-type="float" office:value="0" calcext:value-type="float">
            <text:p>0</text:p>
          </table:table-cell>
          <table:table-cell table:formula="of:=INT((INT([.SM17])+[.SM18])*[.$C$22])" office:value-type="float" office:value="0" calcext:value-type="float">
            <text:p>0</text:p>
          </table:table-cell>
          <table:table-cell table:formula="of:=INT((INT([.SN17])+[.SN18])*[.$C$22])" office:value-type="float" office:value="0" calcext:value-type="float">
            <text:p>0</text:p>
          </table:table-cell>
          <table:table-cell table:formula="of:=INT((INT([.SO17])+[.SO18])*[.$C$22])" office:value-type="float" office:value="0" calcext:value-type="float">
            <text:p>0</text:p>
          </table:table-cell>
          <table:table-cell table:formula="of:=INT((INT([.SP17])+[.SP18])*[.$C$22])" office:value-type="float" office:value="0" calcext:value-type="float">
            <text:p>0</text:p>
          </table:table-cell>
          <table:table-cell table:formula="of:=INT((INT([.SQ17])+[.SQ18])*[.$C$22])" office:value-type="float" office:value="0" calcext:value-type="float">
            <text:p>0</text:p>
          </table:table-cell>
          <table:table-cell table:formula="of:=INT((INT([.SR17])+[.SR18])*[.$C$22])" office:value-type="float" office:value="0" calcext:value-type="float">
            <text:p>0</text:p>
          </table:table-cell>
          <table:table-cell table:formula="of:=INT((INT([.SS17])+[.SS18])*[.$C$22])" office:value-type="float" office:value="0" calcext:value-type="float">
            <text:p>0</text:p>
          </table:table-cell>
          <table:table-cell table:formula="of:=INT((INT([.ST17])+[.ST18])*[.$C$22])" office:value-type="float" office:value="0" calcext:value-type="float">
            <text:p>0</text:p>
          </table:table-cell>
          <table:table-cell table:formula="of:=INT((INT([.SU17])+[.SU18])*[.$C$22])" office:value-type="float" office:value="0" calcext:value-type="float">
            <text:p>0</text:p>
          </table:table-cell>
          <table:table-cell table:formula="of:=INT((INT([.SV17])+[.SV18])*[.$C$22])" office:value-type="float" office:value="0" calcext:value-type="float">
            <text:p>0</text:p>
          </table:table-cell>
          <table:table-cell table:formula="of:=INT((INT([.SW17])+[.SW18])*[.$C$22])" office:value-type="float" office:value="0" calcext:value-type="float">
            <text:p>0</text:p>
          </table:table-cell>
          <table:table-cell table:formula="of:=INT((INT([.SX17])+[.SX18])*[.$C$22])" office:value-type="float" office:value="0" calcext:value-type="float">
            <text:p>0</text:p>
          </table:table-cell>
          <table:table-cell table:formula="of:=INT((INT([.SY17])+[.SY18])*[.$C$22])" office:value-type="float" office:value="0" calcext:value-type="float">
            <text:p>0</text:p>
          </table:table-cell>
          <table:table-cell table:formula="of:=INT((INT([.SZ17])+[.SZ18])*[.$C$22])" office:value-type="float" office:value="0" calcext:value-type="float">
            <text:p>0</text:p>
          </table:table-cell>
          <table:table-cell table:formula="of:=INT((INT([.TA17])+[.TA18])*[.$C$22])" office:value-type="float" office:value="0" calcext:value-type="float">
            <text:p>0</text:p>
          </table:table-cell>
          <table:table-cell table:formula="of:=INT((INT([.TB17])+[.TB18])*[.$C$22])" office:value-type="float" office:value="0" calcext:value-type="float">
            <text:p>0</text:p>
          </table:table-cell>
          <table:table-cell table:formula="of:=INT((INT([.TC17])+[.TC18])*[.$C$22])" office:value-type="float" office:value="0" calcext:value-type="float">
            <text:p>0</text:p>
          </table:table-cell>
          <table:table-cell table:formula="of:=INT((INT([.TD17])+[.TD18])*[.$C$22])" office:value-type="float" office:value="0" calcext:value-type="float">
            <text:p>0</text:p>
          </table:table-cell>
          <table:table-cell table:formula="of:=INT((INT([.TE17])+[.TE18])*[.$C$22])" office:value-type="float" office:value="0" calcext:value-type="float">
            <text:p>0</text:p>
          </table:table-cell>
          <table:table-cell table:formula="of:=INT((INT([.TF17])+[.TF18])*[.$C$22])" office:value-type="float" office:value="0" calcext:value-type="float">
            <text:p>0</text:p>
          </table:table-cell>
          <table:table-cell table:formula="of:=INT((INT([.TG17])+[.TG18])*[.$C$22])" office:value-type="float" office:value="0" calcext:value-type="float">
            <text:p>0</text:p>
          </table:table-cell>
          <table:table-cell table:formula="of:=INT((INT([.TH17])+[.TH18])*[.$C$22])" office:value-type="float" office:value="0" calcext:value-type="float">
            <text:p>0</text:p>
          </table:table-cell>
          <table:table-cell table:formula="of:=INT((INT([.TI17])+[.TI18])*[.$C$22])" office:value-type="float" office:value="0" calcext:value-type="float">
            <text:p>0</text:p>
          </table:table-cell>
          <table:table-cell table:formula="of:=INT((INT([.TJ17])+[.TJ18])*[.$C$22])" office:value-type="float" office:value="0" calcext:value-type="float">
            <text:p>0</text:p>
          </table:table-cell>
          <table:table-cell table:formula="of:=INT((INT([.TK17])+[.TK18])*[.$C$22])" office:value-type="float" office:value="0" calcext:value-type="float">
            <text:p>0</text:p>
          </table:table-cell>
          <table:table-cell table:formula="of:=INT((INT([.TL17])+[.TL18])*[.$C$22])" office:value-type="float" office:value="0" calcext:value-type="float">
            <text:p>0</text:p>
          </table:table-cell>
          <table:table-cell table:formula="of:=INT((INT([.TM17])+[.TM18])*[.$C$22])" office:value-type="float" office:value="0" calcext:value-type="float">
            <text:p>0</text:p>
          </table:table-cell>
          <table:table-cell table:formula="of:=INT((INT([.TN17])+[.TN18])*[.$C$22])" office:value-type="float" office:value="0" calcext:value-type="float">
            <text:p>0</text:p>
          </table:table-cell>
          <table:table-cell table:formula="of:=INT((INT([.TO17])+[.TO18])*[.$C$22])" office:value-type="float" office:value="0" calcext:value-type="float">
            <text:p>0</text:p>
          </table:table-cell>
          <table:table-cell table:formula="of:=INT((INT([.TP17])+[.TP18])*[.$C$22])" office:value-type="float" office:value="0" calcext:value-type="float">
            <text:p>0</text:p>
          </table:table-cell>
          <table:table-cell table:formula="of:=INT((INT([.TQ17])+[.TQ18])*[.$C$22])" office:value-type="float" office:value="0" calcext:value-type="float">
            <text:p>0</text:p>
          </table:table-cell>
          <table:table-cell table:formula="of:=INT((INT([.TR17])+[.TR18])*[.$C$22])" office:value-type="float" office:value="0" calcext:value-type="float">
            <text:p>0</text:p>
          </table:table-cell>
          <table:table-cell table:formula="of:=INT((INT([.TS17])+[.TS18])*[.$C$22])" office:value-type="float" office:value="0" calcext:value-type="float">
            <text:p>0</text:p>
          </table:table-cell>
          <table:table-cell table:formula="of:=INT((INT([.TT17])+[.TT18])*[.$C$22])" office:value-type="float" office:value="0" calcext:value-type="float">
            <text:p>0</text:p>
          </table:table-cell>
          <table:table-cell table:formula="of:=INT((INT([.TU17])+[.TU18])*[.$C$22])" office:value-type="float" office:value="0" calcext:value-type="float">
            <text:p>0</text:p>
          </table:table-cell>
          <table:table-cell table:formula="of:=INT((INT([.TV17])+[.TV18])*[.$C$22])" office:value-type="float" office:value="0" calcext:value-type="float">
            <text:p>0</text:p>
          </table:table-cell>
          <table:table-cell table:formula="of:=INT((INT([.TW17])+[.TW18])*[.$C$22])" office:value-type="float" office:value="0" calcext:value-type="float">
            <text:p>0</text:p>
          </table:table-cell>
          <table:table-cell table:formula="of:=INT((INT([.TX17])+[.TX18])*[.$C$22])" office:value-type="float" office:value="0" calcext:value-type="float">
            <text:p>0</text:p>
          </table:table-cell>
          <table:table-cell table:formula="of:=INT((INT([.TY17])+[.TY18])*[.$C$22])" office:value-type="float" office:value="0" calcext:value-type="float">
            <text:p>0</text:p>
          </table:table-cell>
          <table:table-cell table:formula="of:=INT((INT([.TZ17])+[.TZ18])*[.$C$22])" office:value-type="float" office:value="0" calcext:value-type="float">
            <text:p>0</text:p>
          </table:table-cell>
          <table:table-cell table:formula="of:=INT((INT([.UA17])+[.UA18])*[.$C$22])" office:value-type="float" office:value="0" calcext:value-type="float">
            <text:p>0</text:p>
          </table:table-cell>
          <table:table-cell table:formula="of:=INT((INT([.UB17])+[.UB18])*[.$C$22])" office:value-type="float" office:value="0" calcext:value-type="float">
            <text:p>0</text:p>
          </table:table-cell>
          <table:table-cell table:formula="of:=INT((INT([.UC17])+[.UC18])*[.$C$22])" office:value-type="float" office:value="0" calcext:value-type="float">
            <text:p>0</text:p>
          </table:table-cell>
          <table:table-cell table:formula="of:=INT((INT([.UD17])+[.UD18])*[.$C$22])" office:value-type="float" office:value="0" calcext:value-type="float">
            <text:p>0</text:p>
          </table:table-cell>
          <table:table-cell table:formula="of:=INT((INT([.UE17])+[.UE18])*[.$C$22])" office:value-type="float" office:value="0" calcext:value-type="float">
            <text:p>0</text:p>
          </table:table-cell>
          <table:table-cell table:formula="of:=INT((INT([.UF17])+[.UF18])*[.$C$22])" office:value-type="float" office:value="0" calcext:value-type="float">
            <text:p>0</text:p>
          </table:table-cell>
          <table:table-cell table:formula="of:=INT((INT([.UG17])+[.UG18])*[.$C$22])" office:value-type="float" office:value="0" calcext:value-type="float">
            <text:p>0</text:p>
          </table:table-cell>
          <table:table-cell table:formula="of:=INT((INT([.UH17])+[.UH18])*[.$C$22])" office:value-type="float" office:value="0" calcext:value-type="float">
            <text:p>0</text:p>
          </table:table-cell>
          <table:table-cell table:formula="of:=INT((INT([.UI17])+[.UI18])*[.$C$22])" office:value-type="float" office:value="0" calcext:value-type="float">
            <text:p>0</text:p>
          </table:table-cell>
          <table:table-cell table:formula="of:=INT((INT([.UJ17])+[.UJ18])*[.$C$22])" office:value-type="float" office:value="0" calcext:value-type="float">
            <text:p>0</text:p>
          </table:table-cell>
          <table:table-cell table:formula="of:=INT((INT([.UK17])+[.UK18])*[.$C$22])" office:value-type="float" office:value="0" calcext:value-type="float">
            <text:p>0</text:p>
          </table:table-cell>
          <table:table-cell table:formula="of:=INT((INT([.UL17])+[.UL18])*[.$C$22])" office:value-type="float" office:value="0" calcext:value-type="float">
            <text:p>0</text:p>
          </table:table-cell>
          <table:table-cell table:formula="of:=INT((INT([.UM17])+[.UM18])*[.$C$22])" office:value-type="float" office:value="0" calcext:value-type="float">
            <text:p>0</text:p>
          </table:table-cell>
          <table:table-cell table:formula="of:=INT((INT([.UN17])+[.UN18])*[.$C$22])" office:value-type="float" office:value="0" calcext:value-type="float">
            <text:p>0</text:p>
          </table:table-cell>
          <table:table-cell table:formula="of:=INT((INT([.UO17])+[.UO18])*[.$C$22])" office:value-type="float" office:value="0" calcext:value-type="float">
            <text:p>0</text:p>
          </table:table-cell>
          <table:table-cell table:formula="of:=INT((INT([.UP17])+[.UP18])*[.$C$22])" office:value-type="float" office:value="0" calcext:value-type="float">
            <text:p>0</text:p>
          </table:table-cell>
          <table:table-cell table:formula="of:=INT((INT([.UQ17])+[.UQ18])*[.$C$22])" office:value-type="float" office:value="0" calcext:value-type="float">
            <text:p>0</text:p>
          </table:table-cell>
          <table:table-cell table:formula="of:=INT((INT([.UR17])+[.UR18])*[.$C$22])" office:value-type="float" office:value="0" calcext:value-type="float">
            <text:p>0</text:p>
          </table:table-cell>
          <table:table-cell table:formula="of:=INT((INT([.US17])+[.US18])*[.$C$22])" office:value-type="float" office:value="0" calcext:value-type="float">
            <text:p>0</text:p>
          </table:table-cell>
          <table:table-cell table:formula="of:=INT((INT([.UT17])+[.UT18])*[.$C$22])" office:value-type="float" office:value="0" calcext:value-type="float">
            <text:p>0</text:p>
          </table:table-cell>
          <table:table-cell table:formula="of:=INT((INT([.UU17])+[.UU18])*[.$C$22])" office:value-type="float" office:value="0" calcext:value-type="float">
            <text:p>0</text:p>
          </table:table-cell>
          <table:table-cell table:formula="of:=INT((INT([.UV17])+[.UV18])*[.$C$22])" office:value-type="float" office:value="0" calcext:value-type="float">
            <text:p>0</text:p>
          </table:table-cell>
          <table:table-cell table:formula="of:=INT((INT([.UW17])+[.UW18])*[.$C$22])" office:value-type="float" office:value="0" calcext:value-type="float">
            <text:p>0</text:p>
          </table:table-cell>
          <table:table-cell table:formula="of:=INT((INT([.UX17])+[.UX18])*[.$C$22])" office:value-type="float" office:value="0" calcext:value-type="float">
            <text:p>0</text:p>
          </table:table-cell>
          <table:table-cell table:formula="of:=INT((INT([.UY17])+[.UY18])*[.$C$22])" office:value-type="float" office:value="0" calcext:value-type="float">
            <text:p>0</text:p>
          </table:table-cell>
          <table:table-cell table:formula="of:=INT((INT([.UZ17])+[.UZ18])*[.$C$22])" office:value-type="float" office:value="0" calcext:value-type="float">
            <text:p>0</text:p>
          </table:table-cell>
          <table:table-cell table:formula="of:=INT((INT([.VA17])+[.VA18])*[.$C$22])" office:value-type="float" office:value="0" calcext:value-type="float">
            <text:p>0</text:p>
          </table:table-cell>
          <table:table-cell table:formula="of:=INT((INT([.VB17])+[.VB18])*[.$C$22])" office:value-type="float" office:value="0" calcext:value-type="float">
            <text:p>0</text:p>
          </table:table-cell>
          <table:table-cell table:formula="of:=INT((INT([.VC17])+[.VC18])*[.$C$22])" office:value-type="float" office:value="0" calcext:value-type="float">
            <text:p>0</text:p>
          </table:table-cell>
          <table:table-cell table:formula="of:=INT((INT([.VD17])+[.VD18])*[.$C$22])" office:value-type="float" office:value="0" calcext:value-type="float">
            <text:p>0</text:p>
          </table:table-cell>
          <table:table-cell table:formula="of:=INT((INT([.VE17])+[.VE18])*[.$C$22])" office:value-type="float" office:value="0" calcext:value-type="float">
            <text:p>0</text:p>
          </table:table-cell>
          <table:table-cell table:formula="of:=INT((INT([.VF17])+[.VF18])*[.$C$22])" office:value-type="float" office:value="0" calcext:value-type="float">
            <text:p>0</text:p>
          </table:table-cell>
          <table:table-cell table:formula="of:=INT((INT([.VG17])+[.VG18])*[.$C$22])" office:value-type="float" office:value="0" calcext:value-type="float">
            <text:p>0</text:p>
          </table:table-cell>
          <table:table-cell table:formula="of:=INT((INT([.VH17])+[.VH18])*[.$C$22])" office:value-type="float" office:value="0" calcext:value-type="float">
            <text:p>0</text:p>
          </table:table-cell>
          <table:table-cell table:formula="of:=INT((INT([.VI17])+[.VI18])*[.$C$22])" office:value-type="float" office:value="0" calcext:value-type="float">
            <text:p>0</text:p>
          </table:table-cell>
          <table:table-cell table:formula="of:=INT((INT([.VJ17])+[.VJ18])*[.$C$22])" office:value-type="float" office:value="0" calcext:value-type="float">
            <text:p>0</text:p>
          </table:table-cell>
          <table:table-cell table:formula="of:=INT((INT([.VK17])+[.VK18])*[.$C$22])" office:value-type="float" office:value="0" calcext:value-type="float">
            <text:p>0</text:p>
          </table:table-cell>
          <table:table-cell table:formula="of:=INT((INT([.VL17])+[.VL18])*[.$C$22])" office:value-type="float" office:value="0" calcext:value-type="float">
            <text:p>0</text:p>
          </table:table-cell>
          <table:table-cell table:formula="of:=INT((INT([.VM17])+[.VM18])*[.$C$22])" office:value-type="float" office:value="0" calcext:value-type="float">
            <text:p>0</text:p>
          </table:table-cell>
          <table:table-cell table:formula="of:=INT((INT([.VN17])+[.VN18])*[.$C$22])" office:value-type="float" office:value="0" calcext:value-type="float">
            <text:p>0</text:p>
          </table:table-cell>
          <table:table-cell table:formula="of:=INT((INT([.VO17])+[.VO18])*[.$C$22])" office:value-type="float" office:value="0" calcext:value-type="float">
            <text:p>0</text:p>
          </table:table-cell>
          <table:table-cell table:formula="of:=INT((INT([.VP17])+[.VP18])*[.$C$22])" office:value-type="float" office:value="0" calcext:value-type="float">
            <text:p>0</text:p>
          </table:table-cell>
          <table:table-cell table:formula="of:=INT((INT([.VQ17])+[.VQ18])*[.$C$22])" office:value-type="float" office:value="0" calcext:value-type="float">
            <text:p>0</text:p>
          </table:table-cell>
          <table:table-cell table:formula="of:=INT((INT([.VR17])+[.VR18])*[.$C$22])" office:value-type="float" office:value="0" calcext:value-type="float">
            <text:p>0</text:p>
          </table:table-cell>
          <table:table-cell table:formula="of:=INT((INT([.VS17])+[.VS18])*[.$C$22])" office:value-type="float" office:value="0" calcext:value-type="float">
            <text:p>0</text:p>
          </table:table-cell>
          <table:table-cell table:formula="of:=INT((INT([.VT17])+[.VT18])*[.$C$22])" office:value-type="float" office:value="0" calcext:value-type="float">
            <text:p>0</text:p>
          </table:table-cell>
          <table:table-cell table:formula="of:=INT((INT([.VU17])+[.VU18])*[.$C$22])" office:value-type="float" office:value="0" calcext:value-type="float">
            <text:p>0</text:p>
          </table:table-cell>
          <table:table-cell table:formula="of:=INT((INT([.VV17])+[.VV18])*[.$C$22])" office:value-type="float" office:value="0" calcext:value-type="float">
            <text:p>0</text:p>
          </table:table-cell>
          <table:table-cell table:formula="of:=INT((INT([.VW17])+[.VW18])*[.$C$22])" office:value-type="float" office:value="0" calcext:value-type="float">
            <text:p>0</text:p>
          </table:table-cell>
          <table:table-cell table:formula="of:=INT((INT([.VX17])+[.VX18])*[.$C$22])" office:value-type="float" office:value="0" calcext:value-type="float">
            <text:p>0</text:p>
          </table:table-cell>
          <table:table-cell table:formula="of:=INT((INT([.VY17])+[.VY18])*[.$C$22])" office:value-type="float" office:value="0" calcext:value-type="float">
            <text:p>0</text:p>
          </table:table-cell>
          <table:table-cell table:formula="of:=INT((INT([.VZ17])+[.VZ18])*[.$C$22])" office:value-type="float" office:value="0" calcext:value-type="float">
            <text:p>0</text:p>
          </table:table-cell>
          <table:table-cell table:formula="of:=INT((INT([.WA17])+[.WA18])*[.$C$22])" office:value-type="float" office:value="0" calcext:value-type="float">
            <text:p>0</text:p>
          </table:table-cell>
          <table:table-cell table:formula="of:=INT((INT([.WB17])+[.WB18])*[.$C$22])" office:value-type="float" office:value="0" calcext:value-type="float">
            <text:p>0</text:p>
          </table:table-cell>
          <table:table-cell table:formula="of:=INT((INT([.WC17])+[.WC18])*[.$C$22])" office:value-type="float" office:value="0" calcext:value-type="float">
            <text:p>0</text:p>
          </table:table-cell>
          <table:table-cell table:formula="of:=INT((INT([.WD17])+[.WD18])*[.$C$22])" office:value-type="float" office:value="0" calcext:value-type="float">
            <text:p>0</text:p>
          </table:table-cell>
          <table:table-cell table:formula="of:=INT((INT([.WE17])+[.WE18])*[.$C$22])" office:value-type="float" office:value="0" calcext:value-type="float">
            <text:p>0</text:p>
          </table:table-cell>
          <table:table-cell table:formula="of:=INT((INT([.WF17])+[.WF18])*[.$C$22])" office:value-type="float" office:value="0" calcext:value-type="float">
            <text:p>0</text:p>
          </table:table-cell>
          <table:table-cell table:formula="of:=INT((INT([.WG17])+[.WG18])*[.$C$22])" office:value-type="float" office:value="0" calcext:value-type="float">
            <text:p>0</text:p>
          </table:table-cell>
          <table:table-cell table:formula="of:=INT((INT([.WH17])+[.WH18])*[.$C$22])" office:value-type="float" office:value="0" calcext:value-type="float">
            <text:p>0</text:p>
          </table:table-cell>
          <table:table-cell table:formula="of:=INT((INT([.WI17])+[.WI18])*[.$C$22])" office:value-type="float" office:value="0" calcext:value-type="float">
            <text:p>0</text:p>
          </table:table-cell>
          <table:table-cell table:formula="of:=INT((INT([.WJ17])+[.WJ18])*[.$C$22])" office:value-type="float" office:value="0" calcext:value-type="float">
            <text:p>0</text:p>
          </table:table-cell>
          <table:table-cell table:formula="of:=INT((INT([.WK17])+[.WK18])*[.$C$22])" office:value-type="float" office:value="0" calcext:value-type="float">
            <text:p>0</text:p>
          </table:table-cell>
          <table:table-cell table:formula="of:=INT((INT([.WL17])+[.WL18])*[.$C$22])" office:value-type="float" office:value="0" calcext:value-type="float">
            <text:p>0</text:p>
          </table:table-cell>
          <table:table-cell table:formula="of:=INT((INT([.WM17])+[.WM18])*[.$C$22])" office:value-type="float" office:value="0" calcext:value-type="float">
            <text:p>0</text:p>
          </table:table-cell>
          <table:table-cell table:formula="of:=INT((INT([.WN17])+[.WN18])*[.$C$22])" office:value-type="float" office:value="0" calcext:value-type="float">
            <text:p>0</text:p>
          </table:table-cell>
          <table:table-cell table:formula="of:=INT((INT([.WO17])+[.WO18])*[.$C$22])" office:value-type="float" office:value="0" calcext:value-type="float">
            <text:p>0</text:p>
          </table:table-cell>
          <table:table-cell table:formula="of:=INT((INT([.WP17])+[.WP18])*[.$C$22])" office:value-type="float" office:value="0" calcext:value-type="float">
            <text:p>0</text:p>
          </table:table-cell>
          <table:table-cell table:formula="of:=INT((INT([.WQ17])+[.WQ18])*[.$C$22])" office:value-type="float" office:value="0" calcext:value-type="float">
            <text:p>0</text:p>
          </table:table-cell>
          <table:table-cell table:formula="of:=INT((INT([.WR17])+[.WR18])*[.$C$22])" office:value-type="float" office:value="0" calcext:value-type="float">
            <text:p>0</text:p>
          </table:table-cell>
          <table:table-cell table:formula="of:=INT((INT([.WS17])+[.WS18])*[.$C$22])" office:value-type="float" office:value="0" calcext:value-type="float">
            <text:p>0</text:p>
          </table:table-cell>
          <table:table-cell table:formula="of:=INT((INT([.WT17])+[.WT18])*[.$C$22])" office:value-type="float" office:value="0" calcext:value-type="float">
            <text:p>0</text:p>
          </table:table-cell>
          <table:table-cell table:formula="of:=INT((INT([.WU17])+[.WU18])*[.$C$22])" office:value-type="float" office:value="0" calcext:value-type="float">
            <text:p>0</text:p>
          </table:table-cell>
          <table:table-cell table:formula="of:=INT((INT([.WV17])+[.WV18])*[.$C$22])" office:value-type="float" office:value="0" calcext:value-type="float">
            <text:p>0</text:p>
          </table:table-cell>
          <table:table-cell table:formula="of:=INT((INT([.WW17])+[.WW18])*[.$C$22])" office:value-type="float" office:value="0" calcext:value-type="float">
            <text:p>0</text:p>
          </table:table-cell>
          <table:table-cell table:formula="of:=INT((INT([.WX17])+[.WX18])*[.$C$22])" office:value-type="float" office:value="0" calcext:value-type="float">
            <text:p>0</text:p>
          </table:table-cell>
          <table:table-cell table:formula="of:=INT((INT([.WY17])+[.WY18])*[.$C$22])" office:value-type="float" office:value="0" calcext:value-type="float">
            <text:p>0</text:p>
          </table:table-cell>
          <table:table-cell table:formula="of:=INT((INT([.WZ17])+[.WZ18])*[.$C$22])" office:value-type="float" office:value="0" calcext:value-type="float">
            <text:p>0</text:p>
          </table:table-cell>
          <table:table-cell table:formula="of:=INT((INT([.XA17])+[.XA18])*[.$C$22])" office:value-type="float" office:value="0" calcext:value-type="float">
            <text:p>0</text:p>
          </table:table-cell>
          <table:table-cell table:formula="of:=INT((INT([.XB17])+[.XB18])*[.$C$22])" office:value-type="float" office:value="0" calcext:value-type="float">
            <text:p>0</text:p>
          </table:table-cell>
          <table:table-cell table:formula="of:=INT((INT([.XC17])+[.XC18])*[.$C$22])" office:value-type="float" office:value="0" calcext:value-type="float">
            <text:p>0</text:p>
          </table:table-cell>
          <table:table-cell table:formula="of:=INT((INT([.XD17])+[.XD18])*[.$C$22])" office:value-type="float" office:value="0" calcext:value-type="float">
            <text:p>0</text:p>
          </table:table-cell>
          <table:table-cell table:formula="of:=INT((INT([.XE17])+[.XE18])*[.$C$22])" office:value-type="float" office:value="0" calcext:value-type="float">
            <text:p>0</text:p>
          </table:table-cell>
          <table:table-cell table:formula="of:=INT((INT([.XF17])+[.XF18])*[.$C$22])" office:value-type="float" office:value="0" calcext:value-type="float">
            <text:p>0</text:p>
          </table:table-cell>
          <table:table-cell table:formula="of:=INT((INT([.XG17])+[.XG18])*[.$C$22])" office:value-type="float" office:value="0" calcext:value-type="float">
            <text:p>0</text:p>
          </table:table-cell>
          <table:table-cell table:formula="of:=INT((INT([.XH17])+[.XH18])*[.$C$22])" office:value-type="float" office:value="0" calcext:value-type="float">
            <text:p>0</text:p>
          </table:table-cell>
          <table:table-cell table:formula="of:=INT((INT([.XI17])+[.XI18])*[.$C$22])" office:value-type="float" office:value="0" calcext:value-type="float">
            <text:p>0</text:p>
          </table:table-cell>
          <table:table-cell table:formula="of:=INT((INT([.XJ17])+[.XJ18])*[.$C$22])" office:value-type="float" office:value="0" calcext:value-type="float">
            <text:p>0</text:p>
          </table:table-cell>
          <table:table-cell table:formula="of:=INT((INT([.XK17])+[.XK18])*[.$C$22])" office:value-type="float" office:value="0" calcext:value-type="float">
            <text:p>0</text:p>
          </table:table-cell>
          <table:table-cell table:formula="of:=INT((INT([.XL17])+[.XL18])*[.$C$22])" office:value-type="float" office:value="0" calcext:value-type="float">
            <text:p>0</text:p>
          </table:table-cell>
          <table:table-cell table:formula="of:=INT((INT([.XM17])+[.XM18])*[.$C$22])" office:value-type="float" office:value="0" calcext:value-type="float">
            <text:p>0</text:p>
          </table:table-cell>
          <table:table-cell table:formula="of:=INT((INT([.XN17])+[.XN18])*[.$C$22])" office:value-type="float" office:value="0" calcext:value-type="float">
            <text:p>0</text:p>
          </table:table-cell>
          <table:table-cell table:formula="of:=INT((INT([.XO17])+[.XO18])*[.$C$22])" office:value-type="float" office:value="0" calcext:value-type="float">
            <text:p>0</text:p>
          </table:table-cell>
          <table:table-cell table:formula="of:=INT((INT([.XP17])+[.XP18])*[.$C$22])" office:value-type="float" office:value="0" calcext:value-type="float">
            <text:p>0</text:p>
          </table:table-cell>
          <table:table-cell table:formula="of:=INT((INT([.XQ17])+[.XQ18])*[.$C$22])" office:value-type="float" office:value="0" calcext:value-type="float">
            <text:p>0</text:p>
          </table:table-cell>
          <table:table-cell table:formula="of:=INT((INT([.XR17])+[.XR18])*[.$C$22])" office:value-type="float" office:value="0" calcext:value-type="float">
            <text:p>0</text:p>
          </table:table-cell>
          <table:table-cell table:formula="of:=INT((INT([.XS17])+[.XS18])*[.$C$22])" office:value-type="float" office:value="0" calcext:value-type="float">
            <text:p>0</text:p>
          </table:table-cell>
          <table:table-cell table:formula="of:=INT((INT([.XT17])+[.XT18])*[.$C$22])" office:value-type="float" office:value="0" calcext:value-type="float">
            <text:p>0</text:p>
          </table:table-cell>
          <table:table-cell table:formula="of:=INT((INT([.XU17])+[.XU18])*[.$C$22])" office:value-type="float" office:value="0" calcext:value-type="float">
            <text:p>0</text:p>
          </table:table-cell>
          <table:table-cell table:formula="of:=INT((INT([.XV17])+[.XV18])*[.$C$22])" office:value-type="float" office:value="0" calcext:value-type="float">
            <text:p>0</text:p>
          </table:table-cell>
          <table:table-cell table:formula="of:=INT((INT([.XW17])+[.XW18])*[.$C$22])" office:value-type="float" office:value="0" calcext:value-type="float">
            <text:p>0</text:p>
          </table:table-cell>
          <table:table-cell table:formula="of:=INT((INT([.XX17])+[.XX18])*[.$C$22])" office:value-type="float" office:value="0" calcext:value-type="float">
            <text:p>0</text:p>
          </table:table-cell>
          <table:table-cell table:formula="of:=INT((INT([.XY17])+[.XY18])*[.$C$22])" office:value-type="float" office:value="0" calcext:value-type="float">
            <text:p>0</text:p>
          </table:table-cell>
          <table:table-cell table:formula="of:=INT((INT([.XZ17])+[.XZ18])*[.$C$22])" office:value-type="float" office:value="0" calcext:value-type="float">
            <text:p>0</text:p>
          </table:table-cell>
          <table:table-cell table:formula="of:=INT((INT([.YA17])+[.YA18])*[.$C$22])" office:value-type="float" office:value="0" calcext:value-type="float">
            <text:p>0</text:p>
          </table:table-cell>
          <table:table-cell table:formula="of:=INT((INT([.YB17])+[.YB18])*[.$C$22])" office:value-type="float" office:value="0" calcext:value-type="float">
            <text:p>0</text:p>
          </table:table-cell>
          <table:table-cell table:formula="of:=INT((INT([.YC17])+[.YC18])*[.$C$22])" office:value-type="float" office:value="0" calcext:value-type="float">
            <text:p>0</text:p>
          </table:table-cell>
          <table:table-cell table:formula="of:=INT((INT([.YD17])+[.YD18])*[.$C$22])" office:value-type="float" office:value="0" calcext:value-type="float">
            <text:p>0</text:p>
          </table:table-cell>
          <table:table-cell table:formula="of:=INT((INT([.YE17])+[.YE18])*[.$C$22])" office:value-type="float" office:value="0" calcext:value-type="float">
            <text:p>0</text:p>
          </table:table-cell>
          <table:table-cell table:formula="of:=INT((INT([.YF17])+[.YF18])*[.$C$22])" office:value-type="float" office:value="0" calcext:value-type="float">
            <text:p>0</text:p>
          </table:table-cell>
          <table:table-cell table:formula="of:=INT((INT([.YG17])+[.YG18])*[.$C$22])" office:value-type="float" office:value="0" calcext:value-type="float">
            <text:p>0</text:p>
          </table:table-cell>
          <table:table-cell table:formula="of:=INT((INT([.YH17])+[.YH18])*[.$C$22])" office:value-type="float" office:value="0" calcext:value-type="float">
            <text:p>0</text:p>
          </table:table-cell>
          <table:table-cell table:formula="of:=INT((INT([.YI17])+[.YI18])*[.$C$22])" office:value-type="float" office:value="0" calcext:value-type="float">
            <text:p>0</text:p>
          </table:table-cell>
          <table:table-cell table:formula="of:=INT((INT([.YJ17])+[.YJ18])*[.$C$22])" office:value-type="float" office:value="0" calcext:value-type="float">
            <text:p>0</text:p>
          </table:table-cell>
          <table:table-cell table:formula="of:=INT((INT([.YK17])+[.YK18])*[.$C$22])" office:value-type="float" office:value="0" calcext:value-type="float">
            <text:p>0</text:p>
          </table:table-cell>
          <table:table-cell table:formula="of:=INT((INT([.YL17])+[.YL18])*[.$C$22])" office:value-type="float" office:value="0" calcext:value-type="float">
            <text:p>0</text:p>
          </table:table-cell>
          <table:table-cell table:formula="of:=INT((INT([.YM17])+[.YM18])*[.$C$22])" office:value-type="float" office:value="0" calcext:value-type="float">
            <text:p>0</text:p>
          </table:table-cell>
          <table:table-cell table:formula="of:=INT((INT([.YN17])+[.YN18])*[.$C$22])" office:value-type="float" office:value="0" calcext:value-type="float">
            <text:p>0</text:p>
          </table:table-cell>
          <table:table-cell table:formula="of:=INT((INT([.YO17])+[.YO18])*[.$C$22])" office:value-type="float" office:value="0" calcext:value-type="float">
            <text:p>0</text:p>
          </table:table-cell>
          <table:table-cell table:formula="of:=INT((INT([.YP17])+[.YP18])*[.$C$22])" office:value-type="float" office:value="0" calcext:value-type="float">
            <text:p>0</text:p>
          </table:table-cell>
          <table:table-cell table:formula="of:=INT((INT([.YQ17])+[.YQ18])*[.$C$22])" office:value-type="float" office:value="0" calcext:value-type="float">
            <text:p>0</text:p>
          </table:table-cell>
          <table:table-cell table:formula="of:=INT((INT([.YR17])+[.YR18])*[.$C$22])" office:value-type="float" office:value="0" calcext:value-type="float">
            <text:p>0</text:p>
          </table:table-cell>
          <table:table-cell table:formula="of:=INT((INT([.YS17])+[.YS18])*[.$C$22])" office:value-type="float" office:value="0" calcext:value-type="float">
            <text:p>0</text:p>
          </table:table-cell>
          <table:table-cell table:formula="of:=INT((INT([.YT17])+[.YT18])*[.$C$22])" office:value-type="float" office:value="0" calcext:value-type="float">
            <text:p>0</text:p>
          </table:table-cell>
          <table:table-cell table:formula="of:=INT((INT([.YU17])+[.YU18])*[.$C$22])" office:value-type="float" office:value="0" calcext:value-type="float">
            <text:p>0</text:p>
          </table:table-cell>
          <table:table-cell table:formula="of:=INT((INT([.YV17])+[.YV18])*[.$C$22])" office:value-type="float" office:value="0" calcext:value-type="float">
            <text:p>0</text:p>
          </table:table-cell>
          <table:table-cell table:formula="of:=INT((INT([.YW17])+[.YW18])*[.$C$22])" office:value-type="float" office:value="0" calcext:value-type="float">
            <text:p>0</text:p>
          </table:table-cell>
          <table:table-cell table:formula="of:=INT((INT([.YX17])+[.YX18])*[.$C$22])" office:value-type="float" office:value="0" calcext:value-type="float">
            <text:p>0</text:p>
          </table:table-cell>
          <table:table-cell table:formula="of:=INT((INT([.YY17])+[.YY18])*[.$C$22])" office:value-type="float" office:value="0" calcext:value-type="float">
            <text:p>0</text:p>
          </table:table-cell>
          <table:table-cell table:formula="of:=INT((INT([.YZ17])+[.YZ18])*[.$C$22])" office:value-type="float" office:value="0" calcext:value-type="float">
            <text:p>0</text:p>
          </table:table-cell>
          <table:table-cell table:formula="of:=INT((INT([.ZA17])+[.ZA18])*[.$C$22])" office:value-type="float" office:value="0" calcext:value-type="float">
            <text:p>0</text:p>
          </table:table-cell>
          <table:table-cell table:formula="of:=INT((INT([.ZB17])+[.ZB18])*[.$C$22])" office:value-type="float" office:value="0" calcext:value-type="float">
            <text:p>0</text:p>
          </table:table-cell>
          <table:table-cell table:formula="of:=INT((INT([.ZC17])+[.ZC18])*[.$C$22])" office:value-type="float" office:value="0" calcext:value-type="float">
            <text:p>0</text:p>
          </table:table-cell>
          <table:table-cell table:formula="of:=INT((INT([.ZD17])+[.ZD18])*[.$C$22])" office:value-type="float" office:value="0" calcext:value-type="float">
            <text:p>0</text:p>
          </table:table-cell>
          <table:table-cell table:formula="of:=INT((INT([.ZE17])+[.ZE18])*[.$C$22])" office:value-type="float" office:value="0" calcext:value-type="float">
            <text:p>0</text:p>
          </table:table-cell>
          <table:table-cell table:formula="of:=INT((INT([.ZF17])+[.ZF18])*[.$C$22])" office:value-type="float" office:value="0" calcext:value-type="float">
            <text:p>0</text:p>
          </table:table-cell>
          <table:table-cell table:formula="of:=INT((INT([.ZG17])+[.ZG18])*[.$C$22])" office:value-type="float" office:value="0" calcext:value-type="float">
            <text:p>0</text:p>
          </table:table-cell>
          <table:table-cell table:formula="of:=INT((INT([.ZH17])+[.ZH18])*[.$C$22])" office:value-type="float" office:value="0" calcext:value-type="float">
            <text:p>0</text:p>
          </table:table-cell>
          <table:table-cell table:formula="of:=INT((INT([.ZI17])+[.ZI18])*[.$C$22])" office:value-type="float" office:value="0" calcext:value-type="float">
            <text:p>0</text:p>
          </table:table-cell>
          <table:table-cell table:formula="of:=INT((INT([.ZJ17])+[.ZJ18])*[.$C$22])" office:value-type="float" office:value="0" calcext:value-type="float">
            <text:p>0</text:p>
          </table:table-cell>
          <table:table-cell table:formula="of:=INT((INT([.ZK17])+[.ZK18])*[.$C$22])" office:value-type="float" office:value="0" calcext:value-type="float">
            <text:p>0</text:p>
          </table:table-cell>
          <table:table-cell table:formula="of:=INT((INT([.ZL17])+[.ZL18])*[.$C$22])" office:value-type="float" office:value="0" calcext:value-type="float">
            <text:p>0</text:p>
          </table:table-cell>
          <table:table-cell table:formula="of:=INT((INT([.ZM17])+[.ZM18])*[.$C$22])" office:value-type="float" office:value="0" calcext:value-type="float">
            <text:p>0</text:p>
          </table:table-cell>
          <table:table-cell table:formula="of:=INT((INT([.ZN17])+[.ZN18])*[.$C$22])" office:value-type="float" office:value="0" calcext:value-type="float">
            <text:p>0</text:p>
          </table:table-cell>
          <table:table-cell table:formula="of:=INT((INT([.ZO17])+[.ZO18])*[.$C$22])" office:value-type="float" office:value="0" calcext:value-type="float">
            <text:p>0</text:p>
          </table:table-cell>
          <table:table-cell table:formula="of:=INT((INT([.ZP17])+[.ZP18])*[.$C$22])" office:value-type="float" office:value="0" calcext:value-type="float">
            <text:p>0</text:p>
          </table:table-cell>
          <table:table-cell table:formula="of:=INT((INT([.ZQ17])+[.ZQ18])*[.$C$22])" office:value-type="float" office:value="0" calcext:value-type="float">
            <text:p>0</text:p>
          </table:table-cell>
          <table:table-cell table:formula="of:=INT((INT([.ZR17])+[.ZR18])*[.$C$22])" office:value-type="float" office:value="0" calcext:value-type="float">
            <text:p>0</text:p>
          </table:table-cell>
          <table:table-cell table:formula="of:=INT((INT([.ZS17])+[.ZS18])*[.$C$22])" office:value-type="float" office:value="0" calcext:value-type="float">
            <text:p>0</text:p>
          </table:table-cell>
          <table:table-cell table:formula="of:=INT((INT([.ZT17])+[.ZT18])*[.$C$22])" office:value-type="float" office:value="0" calcext:value-type="float">
            <text:p>0</text:p>
          </table:table-cell>
          <table:table-cell table:formula="of:=INT((INT([.ZU17])+[.ZU18])*[.$C$22])" office:value-type="float" office:value="0" calcext:value-type="float">
            <text:p>0</text:p>
          </table:table-cell>
          <table:table-cell table:formula="of:=INT((INT([.ZV17])+[.ZV18])*[.$C$22])" office:value-type="float" office:value="0" calcext:value-type="float">
            <text:p>0</text:p>
          </table:table-cell>
          <table:table-cell table:formula="of:=INT((INT([.ZW17])+[.ZW18])*[.$C$22])" office:value-type="float" office:value="0" calcext:value-type="float">
            <text:p>0</text:p>
          </table:table-cell>
          <table:table-cell table:formula="of:=INT((INT([.ZX17])+[.ZX18])*[.$C$22])" office:value-type="float" office:value="0" calcext:value-type="float">
            <text:p>0</text:p>
          </table:table-cell>
          <table:table-cell table:formula="of:=INT((INT([.ZY17])+[.ZY18])*[.$C$22])" office:value-type="float" office:value="0" calcext:value-type="float">
            <text:p>0</text:p>
          </table:table-cell>
          <table:table-cell table:formula="of:=INT((INT([.ZZ17])+[.ZZ18])*[.$C$22])" office:value-type="float" office:value="0" calcext:value-type="float">
            <text:p>0</text:p>
          </table:table-cell>
          <table:table-cell table:formula="of:=INT((INT([.AAA17])+[.AAA18])*[.$C$22])" office:value-type="float" office:value="0" calcext:value-type="float">
            <text:p>0</text:p>
          </table:table-cell>
          <table:table-cell table:formula="of:=INT((INT([.AAB17])+[.AAB18])*[.$C$22])" office:value-type="float" office:value="0" calcext:value-type="float">
            <text:p>0</text:p>
          </table:table-cell>
          <table:table-cell table:formula="of:=INT((INT([.AAC17])+[.AAC18])*[.$C$22])" office:value-type="float" office:value="0" calcext:value-type="float">
            <text:p>0</text:p>
          </table:table-cell>
          <table:table-cell table:formula="of:=INT((INT([.AAD17])+[.AAD18])*[.$C$22])" office:value-type="float" office:value="0" calcext:value-type="float">
            <text:p>0</text:p>
          </table:table-cell>
          <table:table-cell table:formula="of:=INT((INT([.AAE17])+[.AAE18])*[.$C$22])" office:value-type="float" office:value="0" calcext:value-type="float">
            <text:p>0</text:p>
          </table:table-cell>
          <table:table-cell table:formula="of:=INT((INT([.AAF17])+[.AAF18])*[.$C$22])" office:value-type="float" office:value="0" calcext:value-type="float">
            <text:p>0</text:p>
          </table:table-cell>
          <table:table-cell table:formula="of:=INT((INT([.AAG17])+[.AAG18])*[.$C$22])" office:value-type="float" office:value="0" calcext:value-type="float">
            <text:p>0</text:p>
          </table:table-cell>
          <table:table-cell table:formula="of:=INT((INT([.AAH17])+[.AAH18])*[.$C$22])" office:value-type="float" office:value="0" calcext:value-type="float">
            <text:p>0</text:p>
          </table:table-cell>
          <table:table-cell table:formula="of:=INT((INT([.AAI17])+[.AAI18])*[.$C$22])" office:value-type="float" office:value="0" calcext:value-type="float">
            <text:p>0</text:p>
          </table:table-cell>
          <table:table-cell table:formula="of:=INT((INT([.AAJ17])+[.AAJ18])*[.$C$22])" office:value-type="float" office:value="0" calcext:value-type="float">
            <text:p>0</text:p>
          </table:table-cell>
          <table:table-cell table:formula="of:=INT((INT([.AAK17])+[.AAK18])*[.$C$22])" office:value-type="float" office:value="0" calcext:value-type="float">
            <text:p>0</text:p>
          </table:table-cell>
          <table:table-cell table:formula="of:=INT((INT([.AAL17])+[.AAL18])*[.$C$22])" office:value-type="float" office:value="0" calcext:value-type="float">
            <text:p>0</text:p>
          </table:table-cell>
          <table:table-cell table:formula="of:=INT((INT([.AAM17])+[.AAM18])*[.$C$22])" office:value-type="float" office:value="0" calcext:value-type="float">
            <text:p>0</text:p>
          </table:table-cell>
          <table:table-cell table:formula="of:=INT((INT([.AAN17])+[.AAN18])*[.$C$22])" office:value-type="float" office:value="0" calcext:value-type="float">
            <text:p>0</text:p>
          </table:table-cell>
          <table:table-cell table:formula="of:=INT((INT([.AAO17])+[.AAO18])*[.$C$22])" office:value-type="float" office:value="0" calcext:value-type="float">
            <text:p>0</text:p>
          </table:table-cell>
          <table:table-cell table:formula="of:=INT((INT([.AAP17])+[.AAP18])*[.$C$22])" office:value-type="float" office:value="0" calcext:value-type="float">
            <text:p>0</text:p>
          </table:table-cell>
          <table:table-cell table:formula="of:=INT((INT([.AAQ17])+[.AAQ18])*[.$C$22])" office:value-type="float" office:value="0" calcext:value-type="float">
            <text:p>0</text:p>
          </table:table-cell>
          <table:table-cell table:formula="of:=INT((INT([.AAR17])+[.AAR18])*[.$C$22])" office:value-type="float" office:value="0" calcext:value-type="float">
            <text:p>0</text:p>
          </table:table-cell>
          <table:table-cell table:formula="of:=INT((INT([.AAS17])+[.AAS18])*[.$C$22])" office:value-type="float" office:value="0" calcext:value-type="float">
            <text:p>0</text:p>
          </table:table-cell>
          <table:table-cell table:formula="of:=INT((INT([.AAT17])+[.AAT18])*[.$C$22])" office:value-type="float" office:value="0" calcext:value-type="float">
            <text:p>0</text:p>
          </table:table-cell>
          <table:table-cell table:formula="of:=INT((INT([.AAU17])+[.AAU18])*[.$C$22])" office:value-type="float" office:value="0" calcext:value-type="float">
            <text:p>0</text:p>
          </table:table-cell>
          <table:table-cell table:formula="of:=INT((INT([.AAV17])+[.AAV18])*[.$C$22])" office:value-type="float" office:value="0" calcext:value-type="float">
            <text:p>0</text:p>
          </table:table-cell>
          <table:table-cell table:formula="of:=INT((INT([.AAW17])+[.AAW18])*[.$C$22])" office:value-type="float" office:value="0" calcext:value-type="float">
            <text:p>0</text:p>
          </table:table-cell>
          <table:table-cell table:formula="of:=INT((INT([.AAX17])+[.AAX18])*[.$C$22])" office:value-type="float" office:value="0" calcext:value-type="float">
            <text:p>0</text:p>
          </table:table-cell>
          <table:table-cell table:formula="of:=INT((INT([.AAY17])+[.AAY18])*[.$C$22])" office:value-type="float" office:value="0" calcext:value-type="float">
            <text:p>0</text:p>
          </table:table-cell>
          <table:table-cell table:formula="of:=INT((INT([.AAZ17])+[.AAZ18])*[.$C$22])" office:value-type="float" office:value="0" calcext:value-type="float">
            <text:p>0</text:p>
          </table:table-cell>
          <table:table-cell table:formula="of:=INT((INT([.ABA17])+[.ABA18])*[.$C$22])" office:value-type="float" office:value="0" calcext:value-type="float">
            <text:p>0</text:p>
          </table:table-cell>
          <table:table-cell table:formula="of:=INT((INT([.ABB17])+[.ABB18])*[.$C$22])" office:value-type="float" office:value="0" calcext:value-type="float">
            <text:p>0</text:p>
          </table:table-cell>
          <table:table-cell table:formula="of:=INT((INT([.ABC17])+[.ABC18])*[.$C$22])" office:value-type="float" office:value="0" calcext:value-type="float">
            <text:p>0</text:p>
          </table:table-cell>
          <table:table-cell table:formula="of:=INT((INT([.ABD17])+[.ABD18])*[.$C$22])" office:value-type="float" office:value="0" calcext:value-type="float">
            <text:p>0</text:p>
          </table:table-cell>
          <table:table-cell table:formula="of:=INT((INT([.ABE17])+[.ABE18])*[.$C$22])" office:value-type="float" office:value="0" calcext:value-type="float">
            <text:p>0</text:p>
          </table:table-cell>
          <table:table-cell table:formula="of:=INT((INT([.ABF17])+[.ABF18])*[.$C$22])" office:value-type="float" office:value="0" calcext:value-type="float">
            <text:p>0</text:p>
          </table:table-cell>
          <table:table-cell table:formula="of:=INT((INT([.ABG17])+[.ABG18])*[.$C$22])" office:value-type="float" office:value="0" calcext:value-type="float">
            <text:p>0</text:p>
          </table:table-cell>
          <table:table-cell table:formula="of:=INT((INT([.ABH17])+[.ABH18])*[.$C$22])" office:value-type="float" office:value="0" calcext:value-type="float">
            <text:p>0</text:p>
          </table:table-cell>
          <table:table-cell table:formula="of:=INT((INT([.ABI17])+[.ABI18])*[.$C$22])" office:value-type="float" office:value="0" calcext:value-type="float">
            <text:p>0</text:p>
          </table:table-cell>
          <table:table-cell table:formula="of:=INT((INT([.ABJ17])+[.ABJ18])*[.$C$22])" office:value-type="float" office:value="0" calcext:value-type="float">
            <text:p>0</text:p>
          </table:table-cell>
          <table:table-cell table:formula="of:=INT((INT([.ABK17])+[.ABK18])*[.$C$22])" office:value-type="float" office:value="0" calcext:value-type="float">
            <text:p>0</text:p>
          </table:table-cell>
          <table:table-cell table:formula="of:=INT((INT([.ABL17])+[.ABL18])*[.$C$22])" office:value-type="float" office:value="0" calcext:value-type="float">
            <text:p>0</text:p>
          </table:table-cell>
          <table:table-cell table:formula="of:=INT((INT([.ABM17])+[.ABM18])*[.$C$22])" office:value-type="float" office:value="0" calcext:value-type="float">
            <text:p>0</text:p>
          </table:table-cell>
          <table:table-cell table:formula="of:=INT((INT([.ABN17])+[.ABN18])*[.$C$22])" office:value-type="float" office:value="0" calcext:value-type="float">
            <text:p>0</text:p>
          </table:table-cell>
          <table:table-cell table:formula="of:=INT((INT([.ABO17])+[.ABO18])*[.$C$22])" office:value-type="float" office:value="0" calcext:value-type="float">
            <text:p>0</text:p>
          </table:table-cell>
          <table:table-cell table:formula="of:=INT((INT([.ABP17])+[.ABP18])*[.$C$22])" office:value-type="float" office:value="0" calcext:value-type="float">
            <text:p>0</text:p>
          </table:table-cell>
          <table:table-cell table:formula="of:=INT((INT([.ABQ17])+[.ABQ18])*[.$C$22])" office:value-type="float" office:value="0" calcext:value-type="float">
            <text:p>0</text:p>
          </table:table-cell>
          <table:table-cell table:formula="of:=INT((INT([.ABR17])+[.ABR18])*[.$C$22])" office:value-type="float" office:value="0" calcext:value-type="float">
            <text:p>0</text:p>
          </table:table-cell>
          <table:table-cell table:formula="of:=INT((INT([.ABS17])+[.ABS18])*[.$C$22])" office:value-type="float" office:value="0" calcext:value-type="float">
            <text:p>0</text:p>
          </table:table-cell>
          <table:table-cell table:formula="of:=INT((INT([.ABT17])+[.ABT18])*[.$C$22])" office:value-type="float" office:value="0" calcext:value-type="float">
            <text:p>0</text:p>
          </table:table-cell>
          <table:table-cell table:formula="of:=INT((INT([.ABU17])+[.ABU18])*[.$C$22])" office:value-type="float" office:value="0" calcext:value-type="float">
            <text:p>0</text:p>
          </table:table-cell>
          <table:table-cell table:formula="of:=INT((INT([.ABV17])+[.ABV18])*[.$C$22])" office:value-type="float" office:value="0" calcext:value-type="float">
            <text:p>0</text:p>
          </table:table-cell>
          <table:table-cell table:formula="of:=INT((INT([.ABW17])+[.ABW18])*[.$C$22])" office:value-type="float" office:value="0" calcext:value-type="float">
            <text:p>0</text:p>
          </table:table-cell>
          <table:table-cell table:formula="of:=INT((INT([.ABX17])+[.ABX18])*[.$C$22])" office:value-type="float" office:value="0" calcext:value-type="float">
            <text:p>0</text:p>
          </table:table-cell>
          <table:table-cell table:formula="of:=INT((INT([.ABY17])+[.ABY18])*[.$C$22])" office:value-type="float" office:value="0" calcext:value-type="float">
            <text:p>0</text:p>
          </table:table-cell>
          <table:table-cell table:formula="of:=INT((INT([.ABZ17])+[.ABZ18])*[.$C$22])" office:value-type="float" office:value="0" calcext:value-type="float">
            <text:p>0</text:p>
          </table:table-cell>
          <table:table-cell table:formula="of:=INT((INT([.ACA17])+[.ACA18])*[.$C$22])" office:value-type="float" office:value="0" calcext:value-type="float">
            <text:p>0</text:p>
          </table:table-cell>
          <table:table-cell table:formula="of:=INT((INT([.ACB17])+[.ACB18])*[.$C$22])" office:value-type="float" office:value="0" calcext:value-type="float">
            <text:p>0</text:p>
          </table:table-cell>
          <table:table-cell table:formula="of:=INT((INT([.ACC17])+[.ACC18])*[.$C$22])" office:value-type="float" office:value="0" calcext:value-type="float">
            <text:p>0</text:p>
          </table:table-cell>
          <table:table-cell table:formula="of:=INT((INT([.ACD17])+[.ACD18])*[.$C$22])" office:value-type="float" office:value="0" calcext:value-type="float">
            <text:p>0</text:p>
          </table:table-cell>
          <table:table-cell table:formula="of:=INT((INT([.ACE17])+[.ACE18])*[.$C$22])" office:value-type="float" office:value="0" calcext:value-type="float">
            <text:p>0</text:p>
          </table:table-cell>
          <table:table-cell table:formula="of:=INT((INT([.ACF17])+[.ACF18])*[.$C$22])" office:value-type="float" office:value="0" calcext:value-type="float">
            <text:p>0</text:p>
          </table:table-cell>
          <table:table-cell table:formula="of:=INT((INT([.ACG17])+[.ACG18])*[.$C$22])" office:value-type="float" office:value="0" calcext:value-type="float">
            <text:p>0</text:p>
          </table:table-cell>
          <table:table-cell table:formula="of:=INT((INT([.ACH17])+[.ACH18])*[.$C$22])" office:value-type="float" office:value="0" calcext:value-type="float">
            <text:p>0</text:p>
          </table:table-cell>
          <table:table-cell table:formula="of:=INT((INT([.ACI17])+[.ACI18])*[.$C$22])" office:value-type="float" office:value="0" calcext:value-type="float">
            <text:p>0</text:p>
          </table:table-cell>
          <table:table-cell table:formula="of:=INT((INT([.ACJ17])+[.ACJ18])*[.$C$22])" office:value-type="float" office:value="0" calcext:value-type="float">
            <text:p>0</text:p>
          </table:table-cell>
          <table:table-cell table:formula="of:=INT((INT([.ACK17])+[.ACK18])*[.$C$22])" office:value-type="float" office:value="0" calcext:value-type="float">
            <text:p>0</text:p>
          </table:table-cell>
          <table:table-cell table:formula="of:=INT((INT([.ACL17])+[.ACL18])*[.$C$22])" office:value-type="float" office:value="0" calcext:value-type="float">
            <text:p>0</text:p>
          </table:table-cell>
          <table:table-cell table:formula="of:=INT((INT([.ACM17])+[.ACM18])*[.$C$22])" office:value-type="float" office:value="0" calcext:value-type="float">
            <text:p>0</text:p>
          </table:table-cell>
          <table:table-cell table:formula="of:=INT((INT([.ACN17])+[.ACN18])*[.$C$22])" office:value-type="float" office:value="0" calcext:value-type="float">
            <text:p>0</text:p>
          </table:table-cell>
          <table:table-cell table:formula="of:=INT((INT([.ACO17])+[.ACO18])*[.$C$22])" office:value-type="float" office:value="0" calcext:value-type="float">
            <text:p>0</text:p>
          </table:table-cell>
          <table:table-cell table:formula="of:=INT((INT([.ACP17])+[.ACP18])*[.$C$22])" office:value-type="float" office:value="0" calcext:value-type="float">
            <text:p>0</text:p>
          </table:table-cell>
          <table:table-cell table:formula="of:=INT((INT([.ACQ17])+[.ACQ18])*[.$C$22])" office:value-type="float" office:value="0" calcext:value-type="float">
            <text:p>0</text:p>
          </table:table-cell>
          <table:table-cell table:formula="of:=INT((INT([.ACR17])+[.ACR18])*[.$C$22])" office:value-type="float" office:value="0" calcext:value-type="float">
            <text:p>0</text:p>
          </table:table-cell>
          <table:table-cell table:formula="of:=INT((INT([.ACS17])+[.ACS18])*[.$C$22])" office:value-type="float" office:value="0" calcext:value-type="float">
            <text:p>0</text:p>
          </table:table-cell>
          <table:table-cell table:formula="of:=INT((INT([.ACT17])+[.ACT18])*[.$C$22])" office:value-type="float" office:value="0" calcext:value-type="float">
            <text:p>0</text:p>
          </table:table-cell>
          <table:table-cell table:formula="of:=INT((INT([.ACU17])+[.ACU18])*[.$C$22])" office:value-type="float" office:value="0" calcext:value-type="float">
            <text:p>0</text:p>
          </table:table-cell>
          <table:table-cell table:formula="of:=INT((INT([.ACV17])+[.ACV18])*[.$C$22])" office:value-type="float" office:value="0" calcext:value-type="float">
            <text:p>0</text:p>
          </table:table-cell>
          <table:table-cell table:formula="of:=INT((INT([.ACW17])+[.ACW18])*[.$C$22])" office:value-type="float" office:value="0" calcext:value-type="float">
            <text:p>0</text:p>
          </table:table-cell>
          <table:table-cell table:formula="of:=INT((INT([.ACX17])+[.ACX18])*[.$C$22])" office:value-type="float" office:value="0" calcext:value-type="float">
            <text:p>0</text:p>
          </table:table-cell>
          <table:table-cell table:formula="of:=INT((INT([.ACY17])+[.ACY18])*[.$C$22])" office:value-type="float" office:value="0" calcext:value-type="float">
            <text:p>0</text:p>
          </table:table-cell>
          <table:table-cell table:formula="of:=INT((INT([.ACZ17])+[.ACZ18])*[.$C$22])" office:value-type="float" office:value="0" calcext:value-type="float">
            <text:p>0</text:p>
          </table:table-cell>
          <table:table-cell table:formula="of:=INT((INT([.ADA17])+[.ADA18])*[.$C$22])" office:value-type="float" office:value="0" calcext:value-type="float">
            <text:p>0</text:p>
          </table:table-cell>
          <table:table-cell table:formula="of:=INT((INT([.ADB17])+[.ADB18])*[.$C$22])" office:value-type="float" office:value="0" calcext:value-type="float">
            <text:p>0</text:p>
          </table:table-cell>
          <table:table-cell table:formula="of:=INT((INT([.ADC17])+[.ADC18])*[.$C$22])" office:value-type="float" office:value="0" calcext:value-type="float">
            <text:p>0</text:p>
          </table:table-cell>
          <table:table-cell table:formula="of:=INT((INT([.ADD17])+[.ADD18])*[.$C$22])" office:value-type="float" office:value="0" calcext:value-type="float">
            <text:p>0</text:p>
          </table:table-cell>
          <table:table-cell table:formula="of:=INT((INT([.ADE17])+[.ADE18])*[.$C$22])" office:value-type="float" office:value="0" calcext:value-type="float">
            <text:p>0</text:p>
          </table:table-cell>
          <table:table-cell table:formula="of:=INT((INT([.ADF17])+[.ADF18])*[.$C$22])" office:value-type="float" office:value="0" calcext:value-type="float">
            <text:p>0</text:p>
          </table:table-cell>
          <table:table-cell table:formula="of:=INT((INT([.ADG17])+[.ADG18])*[.$C$22])" office:value-type="float" office:value="0" calcext:value-type="float">
            <text:p>0</text:p>
          </table:table-cell>
          <table:table-cell table:formula="of:=INT((INT([.ADH17])+[.ADH18])*[.$C$22])" office:value-type="float" office:value="0" calcext:value-type="float">
            <text:p>0</text:p>
          </table:table-cell>
          <table:table-cell table:formula="of:=INT((INT([.ADI17])+[.ADI18])*[.$C$22])" office:value-type="float" office:value="0" calcext:value-type="float">
            <text:p>0</text:p>
          </table:table-cell>
          <table:table-cell table:formula="of:=INT((INT([.ADJ17])+[.ADJ18])*[.$C$22])" office:value-type="float" office:value="0" calcext:value-type="float">
            <text:p>0</text:p>
          </table:table-cell>
          <table:table-cell table:formula="of:=INT((INT([.ADK17])+[.ADK18])*[.$C$22])" office:value-type="float" office:value="0" calcext:value-type="float">
            <text:p>0</text:p>
          </table:table-cell>
          <table:table-cell table:formula="of:=INT((INT([.ADL17])+[.ADL18])*[.$C$22])" office:value-type="float" office:value="0" calcext:value-type="float">
            <text:p>0</text:p>
          </table:table-cell>
          <table:table-cell table:formula="of:=INT((INT([.ADM17])+[.ADM18])*[.$C$22])" office:value-type="float" office:value="0" calcext:value-type="float">
            <text:p>0</text:p>
          </table:table-cell>
          <table:table-cell table:formula="of:=INT((INT([.ADN17])+[.ADN18])*[.$C$22])" office:value-type="float" office:value="0" calcext:value-type="float">
            <text:p>0</text:p>
          </table:table-cell>
          <table:table-cell table:formula="of:=INT((INT([.ADO17])+[.ADO18])*[.$C$22])" office:value-type="float" office:value="0" calcext:value-type="float">
            <text:p>0</text:p>
          </table:table-cell>
          <table:table-cell table:formula="of:=INT((INT([.ADP17])+[.ADP18])*[.$C$22])" office:value-type="float" office:value="0" calcext:value-type="float">
            <text:p>0</text:p>
          </table:table-cell>
          <table:table-cell table:formula="of:=INT((INT([.ADQ17])+[.ADQ18])*[.$C$22])" office:value-type="float" office:value="0" calcext:value-type="float">
            <text:p>0</text:p>
          </table:table-cell>
          <table:table-cell table:formula="of:=INT((INT([.ADR17])+[.ADR18])*[.$C$22])" office:value-type="float" office:value="0" calcext:value-type="float">
            <text:p>0</text:p>
          </table:table-cell>
          <table:table-cell table:formula="of:=INT((INT([.ADS17])+[.ADS18])*[.$C$22])" office:value-type="float" office:value="0" calcext:value-type="float">
            <text:p>0</text:p>
          </table:table-cell>
          <table:table-cell table:formula="of:=INT((INT([.ADT17])+[.ADT18])*[.$C$22])" office:value-type="float" office:value="0" calcext:value-type="float">
            <text:p>0</text:p>
          </table:table-cell>
          <table:table-cell table:formula="of:=INT((INT([.ADU17])+[.ADU18])*[.$C$22])" office:value-type="float" office:value="0" calcext:value-type="float">
            <text:p>0</text:p>
          </table:table-cell>
          <table:table-cell table:formula="of:=INT((INT([.ADV17])+[.ADV18])*[.$C$22])" office:value-type="float" office:value="0" calcext:value-type="float">
            <text:p>0</text:p>
          </table:table-cell>
          <table:table-cell table:formula="of:=INT((INT([.ADW17])+[.ADW18])*[.$C$22])" office:value-type="float" office:value="0" calcext:value-type="float">
            <text:p>0</text:p>
          </table:table-cell>
          <table:table-cell table:formula="of:=INT((INT([.ADX17])+[.ADX18])*[.$C$22])" office:value-type="float" office:value="0" calcext:value-type="float">
            <text:p>0</text:p>
          </table:table-cell>
          <table:table-cell table:formula="of:=INT((INT([.ADY17])+[.ADY18])*[.$C$22])" office:value-type="float" office:value="0" calcext:value-type="float">
            <text:p>0</text:p>
          </table:table-cell>
          <table:table-cell table:formula="of:=INT((INT([.ADZ17])+[.ADZ18])*[.$C$22])" office:value-type="float" office:value="0" calcext:value-type="float">
            <text:p>0</text:p>
          </table:table-cell>
          <table:table-cell table:formula="of:=INT((INT([.AEA17])+[.AEA18])*[.$C$22])" office:value-type="float" office:value="0" calcext:value-type="float">
            <text:p>0</text:p>
          </table:table-cell>
          <table:table-cell table:formula="of:=INT((INT([.AEB17])+[.AEB18])*[.$C$22])" office:value-type="float" office:value="0" calcext:value-type="float">
            <text:p>0</text:p>
          </table:table-cell>
          <table:table-cell table:formula="of:=INT((INT([.AEC17])+[.AEC18])*[.$C$22])" office:value-type="float" office:value="0" calcext:value-type="float">
            <text:p>0</text:p>
          </table:table-cell>
          <table:table-cell table:formula="of:=INT((INT([.AED17])+[.AED18])*[.$C$22])" office:value-type="float" office:value="0" calcext:value-type="float">
            <text:p>0</text:p>
          </table:table-cell>
          <table:table-cell table:formula="of:=INT((INT([.AEE17])+[.AEE18])*[.$C$22])" office:value-type="float" office:value="0" calcext:value-type="float">
            <text:p>0</text:p>
          </table:table-cell>
          <table:table-cell table:formula="of:=INT((INT([.AEF17])+[.AEF18])*[.$C$22])" office:value-type="float" office:value="0" calcext:value-type="float">
            <text:p>0</text:p>
          </table:table-cell>
          <table:table-cell table:formula="of:=INT((INT([.AEG17])+[.AEG18])*[.$C$22])" office:value-type="float" office:value="0" calcext:value-type="float">
            <text:p>0</text:p>
          </table:table-cell>
          <table:table-cell table:formula="of:=INT((INT([.AEH17])+[.AEH18])*[.$C$22])" office:value-type="float" office:value="0" calcext:value-type="float">
            <text:p>0</text:p>
          </table:table-cell>
          <table:table-cell table:formula="of:=INT((INT([.AEI17])+[.AEI18])*[.$C$22])" office:value-type="float" office:value="0" calcext:value-type="float">
            <text:p>0</text:p>
          </table:table-cell>
          <table:table-cell table:formula="of:=INT((INT([.AEJ17])+[.AEJ18])*[.$C$22])" office:value-type="float" office:value="0" calcext:value-type="float">
            <text:p>0</text:p>
          </table:table-cell>
          <table:table-cell table:formula="of:=INT((INT([.AEK17])+[.AEK18])*[.$C$22])" office:value-type="float" office:value="0" calcext:value-type="float">
            <text:p>0</text:p>
          </table:table-cell>
          <table:table-cell table:formula="of:=INT((INT([.AEL17])+[.AEL18])*[.$C$22])" office:value-type="float" office:value="0" calcext:value-type="float">
            <text:p>0</text:p>
          </table:table-cell>
          <table:table-cell table:formula="of:=INT((INT([.AEM17])+[.AEM18])*[.$C$22])" office:value-type="float" office:value="0" calcext:value-type="float">
            <text:p>0</text:p>
          </table:table-cell>
          <table:table-cell table:formula="of:=INT((INT([.AEN17])+[.AEN18])*[.$C$22])" office:value-type="float" office:value="0" calcext:value-type="float">
            <text:p>0</text:p>
          </table:table-cell>
          <table:table-cell table:formula="of:=INT((INT([.AEO17])+[.AEO18])*[.$C$22])" office:value-type="float" office:value="0" calcext:value-type="float">
            <text:p>0</text:p>
          </table:table-cell>
          <table:table-cell table:formula="of:=INT((INT([.AEP17])+[.AEP18])*[.$C$22])" office:value-type="float" office:value="0" calcext:value-type="float">
            <text:p>0</text:p>
          </table:table-cell>
          <table:table-cell table:formula="of:=INT((INT([.AEQ17])+[.AEQ18])*[.$C$22])" office:value-type="float" office:value="0" calcext:value-type="float">
            <text:p>0</text:p>
          </table:table-cell>
          <table:table-cell table:formula="of:=INT((INT([.AER17])+[.AER18])*[.$C$22])" office:value-type="float" office:value="0" calcext:value-type="float">
            <text:p>0</text:p>
          </table:table-cell>
          <table:table-cell table:formula="of:=INT((INT([.AES17])+[.AES18])*[.$C$22])" office:value-type="float" office:value="0" calcext:value-type="float">
            <text:p>0</text:p>
          </table:table-cell>
          <table:table-cell table:formula="of:=INT((INT([.AET17])+[.AET18])*[.$C$22])" office:value-type="float" office:value="0" calcext:value-type="float">
            <text:p>0</text:p>
          </table:table-cell>
          <table:table-cell table:formula="of:=INT((INT([.AEU17])+[.AEU18])*[.$C$22])" office:value-type="float" office:value="0" calcext:value-type="float">
            <text:p>0</text:p>
          </table:table-cell>
          <table:table-cell table:formula="of:=INT((INT([.AEV17])+[.AEV18])*[.$C$22])" office:value-type="float" office:value="0" calcext:value-type="float">
            <text:p>0</text:p>
          </table:table-cell>
          <table:table-cell table:formula="of:=INT((INT([.AEW17])+[.AEW18])*[.$C$22])" office:value-type="float" office:value="0" calcext:value-type="float">
            <text:p>0</text:p>
          </table:table-cell>
          <table:table-cell table:formula="of:=INT((INT([.AEX17])+[.AEX18])*[.$C$22])" office:value-type="float" office:value="0" calcext:value-type="float">
            <text:p>0</text:p>
          </table:table-cell>
          <table:table-cell table:formula="of:=INT((INT([.AEY17])+[.AEY18])*[.$C$22])" office:value-type="float" office:value="0" calcext:value-type="float">
            <text:p>0</text:p>
          </table:table-cell>
          <table:table-cell table:formula="of:=INT((INT([.AEZ17])+[.AEZ18])*[.$C$22])" office:value-type="float" office:value="0" calcext:value-type="float">
            <text:p>0</text:p>
          </table:table-cell>
          <table:table-cell table:formula="of:=INT((INT([.AFA17])+[.AFA18])*[.$C$22])" office:value-type="float" office:value="0" calcext:value-type="float">
            <text:p>0</text:p>
          </table:table-cell>
          <table:table-cell table:formula="of:=INT((INT([.AFB17])+[.AFB18])*[.$C$22])" office:value-type="float" office:value="0" calcext:value-type="float">
            <text:p>0</text:p>
          </table:table-cell>
          <table:table-cell table:formula="of:=INT((INT([.AFC17])+[.AFC18])*[.$C$22])" office:value-type="float" office:value="0" calcext:value-type="float">
            <text:p>0</text:p>
          </table:table-cell>
          <table:table-cell table:formula="of:=INT((INT([.AFD17])+[.AFD18])*[.$C$22])" office:value-type="float" office:value="0" calcext:value-type="float">
            <text:p>0</text:p>
          </table:table-cell>
          <table:table-cell table:formula="of:=INT((INT([.AFE17])+[.AFE18])*[.$C$22])" office:value-type="float" office:value="0" calcext:value-type="float">
            <text:p>0</text:p>
          </table:table-cell>
          <table:table-cell table:formula="of:=INT((INT([.AFF17])+[.AFF18])*[.$C$22])" office:value-type="float" office:value="0" calcext:value-type="float">
            <text:p>0</text:p>
          </table:table-cell>
          <table:table-cell table:formula="of:=INT((INT([.AFG17])+[.AFG18])*[.$C$22])" office:value-type="float" office:value="0" calcext:value-type="float">
            <text:p>0</text:p>
          </table:table-cell>
          <table:table-cell table:formula="of:=INT((INT([.AFH17])+[.AFH18])*[.$C$22])" office:value-type="float" office:value="0" calcext:value-type="float">
            <text:p>0</text:p>
          </table:table-cell>
          <table:table-cell table:formula="of:=INT((INT([.AFI17])+[.AFI18])*[.$C$22])" office:value-type="float" office:value="0" calcext:value-type="float">
            <text:p>0</text:p>
          </table:table-cell>
          <table:table-cell table:formula="of:=INT((INT([.AFJ17])+[.AFJ18])*[.$C$22])" office:value-type="float" office:value="0" calcext:value-type="float">
            <text:p>0</text:p>
          </table:table-cell>
          <table:table-cell table:formula="of:=INT((INT([.AFK17])+[.AFK18])*[.$C$22])" office:value-type="float" office:value="0" calcext:value-type="float">
            <text:p>0</text:p>
          </table:table-cell>
          <table:table-cell table:formula="of:=INT((INT([.AFL17])+[.AFL18])*[.$C$22])" office:value-type="float" office:value="0" calcext:value-type="float">
            <text:p>0</text:p>
          </table:table-cell>
          <table:table-cell table:formula="of:=INT((INT([.AFM17])+[.AFM18])*[.$C$22])" office:value-type="float" office:value="0" calcext:value-type="float">
            <text:p>0</text:p>
          </table:table-cell>
          <table:table-cell table:formula="of:=INT((INT([.AFN17])+[.AFN18])*[.$C$22])" office:value-type="float" office:value="0" calcext:value-type="float">
            <text:p>0</text:p>
          </table:table-cell>
          <table:table-cell table:formula="of:=INT((INT([.AFO17])+[.AFO18])*[.$C$22])" office:value-type="float" office:value="0" calcext:value-type="float">
            <text:p>0</text:p>
          </table:table-cell>
          <table:table-cell table:formula="of:=INT((INT([.AFP17])+[.AFP18])*[.$C$22])" office:value-type="float" office:value="0" calcext:value-type="float">
            <text:p>0</text:p>
          </table:table-cell>
          <table:table-cell table:formula="of:=INT((INT([.AFQ17])+[.AFQ18])*[.$C$22])" office:value-type="float" office:value="0" calcext:value-type="float">
            <text:p>0</text:p>
          </table:table-cell>
          <table:table-cell table:formula="of:=INT((INT([.AFR17])+[.AFR18])*[.$C$22])" office:value-type="float" office:value="0" calcext:value-type="float">
            <text:p>0</text:p>
          </table:table-cell>
          <table:table-cell table:formula="of:=INT((INT([.AFS17])+[.AFS18])*[.$C$22])" office:value-type="float" office:value="0" calcext:value-type="float">
            <text:p>0</text:p>
          </table:table-cell>
          <table:table-cell table:formula="of:=INT((INT([.AFT17])+[.AFT18])*[.$C$22])" office:value-type="float" office:value="0" calcext:value-type="float">
            <text:p>0</text:p>
          </table:table-cell>
          <table:table-cell table:formula="of:=INT((INT([.AFU17])+[.AFU18])*[.$C$22])" office:value-type="float" office:value="0" calcext:value-type="float">
            <text:p>0</text:p>
          </table:table-cell>
          <table:table-cell table:formula="of:=INT((INT([.AFV17])+[.AFV18])*[.$C$22])" office:value-type="float" office:value="0" calcext:value-type="float">
            <text:p>0</text:p>
          </table:table-cell>
          <table:table-cell table:formula="of:=INT((INT([.AFW17])+[.AFW18])*[.$C$22])" office:value-type="float" office:value="0" calcext:value-type="float">
            <text:p>0</text:p>
          </table:table-cell>
          <table:table-cell table:formula="of:=INT((INT([.AFX17])+[.AFX18])*[.$C$22])" office:value-type="float" office:value="0" calcext:value-type="float">
            <text:p>0</text:p>
          </table:table-cell>
          <table:table-cell table:formula="of:=INT((INT([.AFY17])+[.AFY18])*[.$C$22])" office:value-type="float" office:value="0" calcext:value-type="float">
            <text:p>0</text:p>
          </table:table-cell>
          <table:table-cell table:formula="of:=INT((INT([.AFZ17])+[.AFZ18])*[.$C$22])" office:value-type="float" office:value="0" calcext:value-type="float">
            <text:p>0</text:p>
          </table:table-cell>
          <table:table-cell table:formula="of:=INT((INT([.AGA17])+[.AGA18])*[.$C$22])" office:value-type="float" office:value="0" calcext:value-type="float">
            <text:p>0</text:p>
          </table:table-cell>
          <table:table-cell table:formula="of:=INT((INT([.AGB17])+[.AGB18])*[.$C$22])" office:value-type="float" office:value="0" calcext:value-type="float">
            <text:p>0</text:p>
          </table:table-cell>
          <table:table-cell table:formula="of:=INT((INT([.AGC17])+[.AGC18])*[.$C$22])" office:value-type="float" office:value="0" calcext:value-type="float">
            <text:p>0</text:p>
          </table:table-cell>
          <table:table-cell table:formula="of:=INT((INT([.AGD17])+[.AGD18])*[.$C$22])" office:value-type="float" office:value="0" calcext:value-type="float">
            <text:p>0</text:p>
          </table:table-cell>
          <table:table-cell table:formula="of:=INT((INT([.AGE17])+[.AGE18])*[.$C$22])" office:value-type="float" office:value="0" calcext:value-type="float">
            <text:p>0</text:p>
          </table:table-cell>
          <table:table-cell table:formula="of:=INT((INT([.AGF17])+[.AGF18])*[.$C$22])" office:value-type="float" office:value="0" calcext:value-type="float">
            <text:p>0</text:p>
          </table:table-cell>
          <table:table-cell table:formula="of:=INT((INT([.AGG17])+[.AGG18])*[.$C$22])" office:value-type="float" office:value="0" calcext:value-type="float">
            <text:p>0</text:p>
          </table:table-cell>
          <table:table-cell table:formula="of:=INT((INT([.AGH17])+[.AGH18])*[.$C$22])" office:value-type="float" office:value="0" calcext:value-type="float">
            <text:p>0</text:p>
          </table:table-cell>
          <table:table-cell table:formula="of:=INT((INT([.AGI17])+[.AGI18])*[.$C$22])" office:value-type="float" office:value="0" calcext:value-type="float">
            <text:p>0</text:p>
          </table:table-cell>
          <table:table-cell table:formula="of:=INT((INT([.AGJ17])+[.AGJ18])*[.$C$22])" office:value-type="float" office:value="0" calcext:value-type="float">
            <text:p>0</text:p>
          </table:table-cell>
          <table:table-cell table:formula="of:=INT((INT([.AGK17])+[.AGK18])*[.$C$22])" office:value-type="float" office:value="0" calcext:value-type="float">
            <text:p>0</text:p>
          </table:table-cell>
          <table:table-cell table:formula="of:=INT((INT([.AGL17])+[.AGL18])*[.$C$22])" office:value-type="float" office:value="0" calcext:value-type="float">
            <text:p>0</text:p>
          </table:table-cell>
          <table:table-cell table:formula="of:=INT((INT([.AGM17])+[.AGM18])*[.$C$22])" office:value-type="float" office:value="0" calcext:value-type="float">
            <text:p>0</text:p>
          </table:table-cell>
          <table:table-cell table:formula="of:=INT((INT([.AGN17])+[.AGN18])*[.$C$22])" office:value-type="float" office:value="0" calcext:value-type="float">
            <text:p>0</text:p>
          </table:table-cell>
          <table:table-cell table:formula="of:=INT((INT([.AGO17])+[.AGO18])*[.$C$22])" office:value-type="float" office:value="0" calcext:value-type="float">
            <text:p>0</text:p>
          </table:table-cell>
          <table:table-cell table:formula="of:=INT((INT([.AGP17])+[.AGP18])*[.$C$22])" office:value-type="float" office:value="0" calcext:value-type="float">
            <text:p>0</text:p>
          </table:table-cell>
          <table:table-cell table:formula="of:=INT((INT([.AGQ17])+[.AGQ18])*[.$C$22])" office:value-type="float" office:value="0" calcext:value-type="float">
            <text:p>0</text:p>
          </table:table-cell>
          <table:table-cell table:formula="of:=INT((INT([.AGR17])+[.AGR18])*[.$C$22])" office:value-type="float" office:value="0" calcext:value-type="float">
            <text:p>0</text:p>
          </table:table-cell>
          <table:table-cell table:formula="of:=INT((INT([.AGS17])+[.AGS18])*[.$C$22])" office:value-type="float" office:value="0" calcext:value-type="float">
            <text:p>0</text:p>
          </table:table-cell>
          <table:table-cell table:formula="of:=INT((INT([.AGT17])+[.AGT18])*[.$C$22])" office:value-type="float" office:value="0" calcext:value-type="float">
            <text:p>0</text:p>
          </table:table-cell>
          <table:table-cell table:formula="of:=INT((INT([.AGU17])+[.AGU18])*[.$C$22])" office:value-type="float" office:value="0" calcext:value-type="float">
            <text:p>0</text:p>
          </table:table-cell>
          <table:table-cell table:formula="of:=INT((INT([.AGV17])+[.AGV18])*[.$C$22])" office:value-type="float" office:value="0" calcext:value-type="float">
            <text:p>0</text:p>
          </table:table-cell>
          <table:table-cell table:formula="of:=INT((INT([.AGW17])+[.AGW18])*[.$C$22])" office:value-type="float" office:value="0" calcext:value-type="float">
            <text:p>0</text:p>
          </table:table-cell>
          <table:table-cell table:formula="of:=INT((INT([.AGX17])+[.AGX18])*[.$C$22])" office:value-type="float" office:value="0" calcext:value-type="float">
            <text:p>0</text:p>
          </table:table-cell>
          <table:table-cell table:formula="of:=INT((INT([.AGY17])+[.AGY18])*[.$C$22])" office:value-type="float" office:value="0" calcext:value-type="float">
            <text:p>0</text:p>
          </table:table-cell>
          <table:table-cell table:formula="of:=INT((INT([.AGZ17])+[.AGZ18])*[.$C$22])" office:value-type="float" office:value="0" calcext:value-type="float">
            <text:p>0</text:p>
          </table:table-cell>
          <table:table-cell table:formula="of:=INT((INT([.AHA17])+[.AHA18])*[.$C$22])" office:value-type="float" office:value="0" calcext:value-type="float">
            <text:p>0</text:p>
          </table:table-cell>
          <table:table-cell table:formula="of:=INT((INT([.AHB17])+[.AHB18])*[.$C$22])" office:value-type="float" office:value="0" calcext:value-type="float">
            <text:p>0</text:p>
          </table:table-cell>
          <table:table-cell table:formula="of:=INT((INT([.AHC17])+[.AHC18])*[.$C$22])" office:value-type="float" office:value="0" calcext:value-type="float">
            <text:p>0</text:p>
          </table:table-cell>
          <table:table-cell table:formula="of:=INT((INT([.AHD17])+[.AHD18])*[.$C$22])" office:value-type="float" office:value="0" calcext:value-type="float">
            <text:p>0</text:p>
          </table:table-cell>
          <table:table-cell table:formula="of:=INT((INT([.AHE17])+[.AHE18])*[.$C$22])" office:value-type="float" office:value="0" calcext:value-type="float">
            <text:p>0</text:p>
          </table:table-cell>
          <table:table-cell table:formula="of:=INT((INT([.AHF17])+[.AHF18])*[.$C$22])" office:value-type="float" office:value="0" calcext:value-type="float">
            <text:p>0</text:p>
          </table:table-cell>
          <table:table-cell table:formula="of:=INT((INT([.AHG17])+[.AHG18])*[.$C$22])" office:value-type="float" office:value="0" calcext:value-type="float">
            <text:p>0</text:p>
          </table:table-cell>
          <table:table-cell table:formula="of:=INT((INT([.AHH17])+[.AHH18])*[.$C$22])" office:value-type="float" office:value="0" calcext:value-type="float">
            <text:p>0</text:p>
          </table:table-cell>
          <table:table-cell table:formula="of:=INT((INT([.AHI17])+[.AHI18])*[.$C$22])" office:value-type="float" office:value="0" calcext:value-type="float">
            <text:p>0</text:p>
          </table:table-cell>
          <table:table-cell table:formula="of:=INT((INT([.AHJ17])+[.AHJ18])*[.$C$22])" office:value-type="float" office:value="0" calcext:value-type="float">
            <text:p>0</text:p>
          </table:table-cell>
          <table:table-cell table:formula="of:=INT((INT([.AHK17])+[.AHK18])*[.$C$22])" office:value-type="float" office:value="0" calcext:value-type="float">
            <text:p>0</text:p>
          </table:table-cell>
          <table:table-cell table:formula="of:=INT((INT([.AHL17])+[.AHL18])*[.$C$22])" office:value-type="float" office:value="0" calcext:value-type="float">
            <text:p>0</text:p>
          </table:table-cell>
          <table:table-cell table:formula="of:=INT((INT([.AHM17])+[.AHM18])*[.$C$22])" office:value-type="float" office:value="0" calcext:value-type="float">
            <text:p>0</text:p>
          </table:table-cell>
          <table:table-cell table:formula="of:=INT((INT([.AHN17])+[.AHN18])*[.$C$22])" office:value-type="float" office:value="0" calcext:value-type="float">
            <text:p>0</text:p>
          </table:table-cell>
          <table:table-cell table:formula="of:=INT((INT([.AHO17])+[.AHO18])*[.$C$22])" office:value-type="float" office:value="0" calcext:value-type="float">
            <text:p>0</text:p>
          </table:table-cell>
          <table:table-cell table:formula="of:=INT((INT([.AHP17])+[.AHP18])*[.$C$22])" office:value-type="float" office:value="0" calcext:value-type="float">
            <text:p>0</text:p>
          </table:table-cell>
          <table:table-cell table:formula="of:=INT((INT([.AHQ17])+[.AHQ18])*[.$C$22])" office:value-type="float" office:value="0" calcext:value-type="float">
            <text:p>0</text:p>
          </table:table-cell>
          <table:table-cell table:formula="of:=INT((INT([.AHR17])+[.AHR18])*[.$C$22])" office:value-type="float" office:value="0" calcext:value-type="float">
            <text:p>0</text:p>
          </table:table-cell>
          <table:table-cell table:formula="of:=INT((INT([.AHS17])+[.AHS18])*[.$C$22])" office:value-type="float" office:value="0" calcext:value-type="float">
            <text:p>0</text:p>
          </table:table-cell>
          <table:table-cell table:formula="of:=INT((INT([.AHT17])+[.AHT18])*[.$C$22])" office:value-type="float" office:value="0" calcext:value-type="float">
            <text:p>0</text:p>
          </table:table-cell>
          <table:table-cell table:formula="of:=INT((INT([.AHU17])+[.AHU18])*[.$C$22])" office:value-type="float" office:value="0" calcext:value-type="float">
            <text:p>0</text:p>
          </table:table-cell>
          <table:table-cell table:formula="of:=INT((INT([.AHV17])+[.AHV18])*[.$C$22])" office:value-type="float" office:value="0" calcext:value-type="float">
            <text:p>0</text:p>
          </table:table-cell>
          <table:table-cell table:formula="of:=INT((INT([.AHW17])+[.AHW18])*[.$C$22])" office:value-type="float" office:value="0" calcext:value-type="float">
            <text:p>0</text:p>
          </table:table-cell>
          <table:table-cell table:formula="of:=INT((INT([.AHX17])+[.AHX18])*[.$C$22])" office:value-type="float" office:value="0" calcext:value-type="float">
            <text:p>0</text:p>
          </table:table-cell>
          <table:table-cell table:formula="of:=INT((INT([.AHY17])+[.AHY18])*[.$C$22])" office:value-type="float" office:value="0" calcext:value-type="float">
            <text:p>0</text:p>
          </table:table-cell>
          <table:table-cell table:formula="of:=INT((INT([.AHZ17])+[.AHZ18])*[.$C$22])" office:value-type="float" office:value="0" calcext:value-type="float">
            <text:p>0</text:p>
          </table:table-cell>
          <table:table-cell table:formula="of:=INT((INT([.AIA17])+[.AIA18])*[.$C$22])" office:value-type="float" office:value="0" calcext:value-type="float">
            <text:p>0</text:p>
          </table:table-cell>
          <table:table-cell table:formula="of:=INT((INT([.AIB17])+[.AIB18])*[.$C$22])" office:value-type="float" office:value="0" calcext:value-type="float">
            <text:p>0</text:p>
          </table:table-cell>
          <table:table-cell table:formula="of:=INT((INT([.AIC17])+[.AIC18])*[.$C$22])" office:value-type="float" office:value="0" calcext:value-type="float">
            <text:p>0</text:p>
          </table:table-cell>
          <table:table-cell table:formula="of:=INT((INT([.AID17])+[.AID18])*[.$C$22])" office:value-type="float" office:value="0" calcext:value-type="float">
            <text:p>0</text:p>
          </table:table-cell>
          <table:table-cell table:formula="of:=INT((INT([.AIE17])+[.AIE18])*[.$C$22])" office:value-type="float" office:value="0" calcext:value-type="float">
            <text:p>0</text:p>
          </table:table-cell>
          <table:table-cell table:formula="of:=INT((INT([.AIF17])+[.AIF18])*[.$C$22])" office:value-type="float" office:value="0" calcext:value-type="float">
            <text:p>0</text:p>
          </table:table-cell>
          <table:table-cell table:formula="of:=INT((INT([.AIG17])+[.AIG18])*[.$C$22])" office:value-type="float" office:value="0" calcext:value-type="float">
            <text:p>0</text:p>
          </table:table-cell>
          <table:table-cell table:formula="of:=INT((INT([.AIH17])+[.AIH18])*[.$C$22])" office:value-type="float" office:value="0" calcext:value-type="float">
            <text:p>0</text:p>
          </table:table-cell>
          <table:table-cell table:formula="of:=INT((INT([.AII17])+[.AII18])*[.$C$22])" office:value-type="float" office:value="0" calcext:value-type="float">
            <text:p>0</text:p>
          </table:table-cell>
          <table:table-cell table:formula="of:=INT((INT([.AIJ17])+[.AIJ18])*[.$C$22])" office:value-type="float" office:value="0" calcext:value-type="float">
            <text:p>0</text:p>
          </table:table-cell>
          <table:table-cell table:formula="of:=INT((INT([.AIK17])+[.AIK18])*[.$C$22])" office:value-type="float" office:value="0" calcext:value-type="float">
            <text:p>0</text:p>
          </table:table-cell>
          <table:table-cell table:formula="of:=INT((INT([.AIL17])+[.AIL18])*[.$C$22])" office:value-type="float" office:value="0" calcext:value-type="float">
            <text:p>0</text:p>
          </table:table-cell>
          <table:table-cell table:formula="of:=INT((INT([.AIM17])+[.AIM18])*[.$C$22])" office:value-type="float" office:value="0" calcext:value-type="float">
            <text:p>0</text:p>
          </table:table-cell>
          <table:table-cell table:formula="of:=INT((INT([.AIN17])+[.AIN18])*[.$C$22])" office:value-type="float" office:value="0" calcext:value-type="float">
            <text:p>0</text:p>
          </table:table-cell>
          <table:table-cell table:formula="of:=INT((INT([.AIO17])+[.AIO18])*[.$C$22])" office:value-type="float" office:value="0" calcext:value-type="float">
            <text:p>0</text:p>
          </table:table-cell>
          <table:table-cell table:formula="of:=INT((INT([.AIP17])+[.AIP18])*[.$C$22])" office:value-type="float" office:value="0" calcext:value-type="float">
            <text:p>0</text:p>
          </table:table-cell>
          <table:table-cell table:formula="of:=INT((INT([.AIQ17])+[.AIQ18])*[.$C$22])" office:value-type="float" office:value="0" calcext:value-type="float">
            <text:p>0</text:p>
          </table:table-cell>
          <table:table-cell table:formula="of:=INT((INT([.AIR17])+[.AIR18])*[.$C$22])" office:value-type="float" office:value="0" calcext:value-type="float">
            <text:p>0</text:p>
          </table:table-cell>
          <table:table-cell table:formula="of:=INT((INT([.AIS17])+[.AIS18])*[.$C$22])" office:value-type="float" office:value="0" calcext:value-type="float">
            <text:p>0</text:p>
          </table:table-cell>
          <table:table-cell table:formula="of:=INT((INT([.AIT17])+[.AIT18])*[.$C$22])" office:value-type="float" office:value="0" calcext:value-type="float">
            <text:p>0</text:p>
          </table:table-cell>
          <table:table-cell table:formula="of:=INT((INT([.AIU17])+[.AIU18])*[.$C$22])" office:value-type="float" office:value="0" calcext:value-type="float">
            <text:p>0</text:p>
          </table:table-cell>
          <table:table-cell table:formula="of:=INT((INT([.AIV17])+[.AIV18])*[.$C$22])" office:value-type="float" office:value="0" calcext:value-type="float">
            <text:p>0</text:p>
          </table:table-cell>
          <table:table-cell table:formula="of:=INT((INT([.AIW17])+[.AIW18])*[.$C$22])" office:value-type="float" office:value="0" calcext:value-type="float">
            <text:p>0</text:p>
          </table:table-cell>
          <table:table-cell table:formula="of:=INT((INT([.AIX17])+[.AIX18])*[.$C$22])" office:value-type="float" office:value="0" calcext:value-type="float">
            <text:p>0</text:p>
          </table:table-cell>
          <table:table-cell table:formula="of:=INT((INT([.AIY17])+[.AIY18])*[.$C$22])" office:value-type="float" office:value="0" calcext:value-type="float">
            <text:p>0</text:p>
          </table:table-cell>
          <table:table-cell table:formula="of:=INT((INT([.AIZ17])+[.AIZ18])*[.$C$22])" office:value-type="float" office:value="0" calcext:value-type="float">
            <text:p>0</text:p>
          </table:table-cell>
          <table:table-cell table:formula="of:=INT((INT([.AJA17])+[.AJA18])*[.$C$22])" office:value-type="float" office:value="0" calcext:value-type="float">
            <text:p>0</text:p>
          </table:table-cell>
          <table:table-cell table:formula="of:=INT((INT([.AJB17])+[.AJB18])*[.$C$22])" office:value-type="float" office:value="0" calcext:value-type="float">
            <text:p>0</text:p>
          </table:table-cell>
          <table:table-cell table:formula="of:=INT((INT([.AJC17])+[.AJC18])*[.$C$22])" office:value-type="float" office:value="0" calcext:value-type="float">
            <text:p>0</text:p>
          </table:table-cell>
          <table:table-cell table:formula="of:=INT((INT([.AJD17])+[.AJD18])*[.$C$22])" office:value-type="float" office:value="0" calcext:value-type="float">
            <text:p>0</text:p>
          </table:table-cell>
          <table:table-cell table:formula="of:=INT((INT([.AJE17])+[.AJE18])*[.$C$22])" office:value-type="float" office:value="0" calcext:value-type="float">
            <text:p>0</text:p>
          </table:table-cell>
          <table:table-cell table:formula="of:=INT((INT([.AJF17])+[.AJF18])*[.$C$22])" office:value-type="float" office:value="0" calcext:value-type="float">
            <text:p>0</text:p>
          </table:table-cell>
          <table:table-cell table:formula="of:=INT((INT([.AJG17])+[.AJG18])*[.$C$22])" office:value-type="float" office:value="0" calcext:value-type="float">
            <text:p>0</text:p>
          </table:table-cell>
          <table:table-cell table:formula="of:=INT((INT([.AJH17])+[.AJH18])*[.$C$22])" office:value-type="float" office:value="0" calcext:value-type="float">
            <text:p>0</text:p>
          </table:table-cell>
          <table:table-cell table:formula="of:=INT((INT([.AJI17])+[.AJI18])*[.$C$22])" office:value-type="float" office:value="0" calcext:value-type="float">
            <text:p>0</text:p>
          </table:table-cell>
          <table:table-cell table:formula="of:=INT((INT([.AJJ17])+[.AJJ18])*[.$C$22])" office:value-type="float" office:value="0" calcext:value-type="float">
            <text:p>0</text:p>
          </table:table-cell>
          <table:table-cell table:formula="of:=INT((INT([.AJK17])+[.AJK18])*[.$C$22])" office:value-type="float" office:value="0" calcext:value-type="float">
            <text:p>0</text:p>
          </table:table-cell>
          <table:table-cell table:formula="of:=INT((INT([.AJL17])+[.AJL18])*[.$C$22])" office:value-type="float" office:value="0" calcext:value-type="float">
            <text:p>0</text:p>
          </table:table-cell>
          <table:table-cell table:formula="of:=INT((INT([.AJM17])+[.AJM18])*[.$C$22])" office:value-type="float" office:value="0" calcext:value-type="float">
            <text:p>0</text:p>
          </table:table-cell>
          <table:table-cell table:formula="of:=INT((INT([.AJN17])+[.AJN18])*[.$C$22])" office:value-type="float" office:value="0" calcext:value-type="float">
            <text:p>0</text:p>
          </table:table-cell>
          <table:table-cell table:formula="of:=INT((INT([.AJO17])+[.AJO18])*[.$C$22])" office:value-type="float" office:value="0" calcext:value-type="float">
            <text:p>0</text:p>
          </table:table-cell>
          <table:table-cell table:formula="of:=INT((INT([.AJP17])+[.AJP18])*[.$C$22])" office:value-type="float" office:value="0" calcext:value-type="float">
            <text:p>0</text:p>
          </table:table-cell>
          <table:table-cell table:formula="of:=INT((INT([.AJQ17])+[.AJQ18])*[.$C$22])" office:value-type="float" office:value="0" calcext:value-type="float">
            <text:p>0</text:p>
          </table:table-cell>
          <table:table-cell table:formula="of:=INT((INT([.AJR17])+[.AJR18])*[.$C$22])" office:value-type="float" office:value="0" calcext:value-type="float">
            <text:p>0</text:p>
          </table:table-cell>
          <table:table-cell table:formula="of:=INT((INT([.AJS17])+[.AJS18])*[.$C$22])" office:value-type="float" office:value="0" calcext:value-type="float">
            <text:p>0</text:p>
          </table:table-cell>
          <table:table-cell table:formula="of:=INT((INT([.AJT17])+[.AJT18])*[.$C$22])" office:value-type="float" office:value="0" calcext:value-type="float">
            <text:p>0</text:p>
          </table:table-cell>
          <table:table-cell table:formula="of:=INT((INT([.AJU17])+[.AJU18])*[.$C$22])" office:value-type="float" office:value="0" calcext:value-type="float">
            <text:p>0</text:p>
          </table:table-cell>
          <table:table-cell table:formula="of:=INT((INT([.AJV17])+[.AJV18])*[.$C$22])" office:value-type="float" office:value="0" calcext:value-type="float">
            <text:p>0</text:p>
          </table:table-cell>
          <table:table-cell table:formula="of:=INT((INT([.AJW17])+[.AJW18])*[.$C$22])" office:value-type="float" office:value="0" calcext:value-type="float">
            <text:p>0</text:p>
          </table:table-cell>
          <table:table-cell table:formula="of:=INT((INT([.AJX17])+[.AJX18])*[.$C$22])" office:value-type="float" office:value="0" calcext:value-type="float">
            <text:p>0</text:p>
          </table:table-cell>
          <table:table-cell table:formula="of:=INT((INT([.AJY17])+[.AJY18])*[.$C$22])" office:value-type="float" office:value="0" calcext:value-type="float">
            <text:p>0</text:p>
          </table:table-cell>
          <table:table-cell table:formula="of:=INT((INT([.AJZ17])+[.AJZ18])*[.$C$22])" office:value-type="float" office:value="0" calcext:value-type="float">
            <text:p>0</text:p>
          </table:table-cell>
          <table:table-cell table:formula="of:=INT((INT([.AKA17])+[.AKA18])*[.$C$22])" office:value-type="float" office:value="0" calcext:value-type="float">
            <text:p>0</text:p>
          </table:table-cell>
          <table:table-cell table:formula="of:=INT((INT([.AKB17])+[.AKB18])*[.$C$22])" office:value-type="float" office:value="0" calcext:value-type="float">
            <text:p>0</text:p>
          </table:table-cell>
          <table:table-cell table:formula="of:=INT((INT([.AKC17])+[.AKC18])*[.$C$22])" office:value-type="float" office:value="0" calcext:value-type="float">
            <text:p>0</text:p>
          </table:table-cell>
          <table:table-cell table:formula="of:=INT((INT([.AKD17])+[.AKD18])*[.$C$22])" office:value-type="float" office:value="0" calcext:value-type="float">
            <text:p>0</text:p>
          </table:table-cell>
          <table:table-cell table:formula="of:=INT((INT([.AKE17])+[.AKE18])*[.$C$22])" office:value-type="float" office:value="0" calcext:value-type="float">
            <text:p>0</text:p>
          </table:table-cell>
          <table:table-cell table:formula="of:=INT((INT([.AKF17])+[.AKF18])*[.$C$22])" office:value-type="float" office:value="0" calcext:value-type="float">
            <text:p>0</text:p>
          </table:table-cell>
          <table:table-cell table:formula="of:=INT((INT([.AKG17])+[.AKG18])*[.$C$22])" office:value-type="float" office:value="0" calcext:value-type="float">
            <text:p>0</text:p>
          </table:table-cell>
          <table:table-cell table:formula="of:=INT((INT([.AKH17])+[.AKH18])*[.$C$22])" office:value-type="float" office:value="0" calcext:value-type="float">
            <text:p>0</text:p>
          </table:table-cell>
          <table:table-cell table:formula="of:=INT((INT([.AKI17])+[.AKI18])*[.$C$22])" office:value-type="float" office:value="0" calcext:value-type="float">
            <text:p>0</text:p>
          </table:table-cell>
          <table:table-cell table:formula="of:=INT((INT([.AKJ17])+[.AKJ18])*[.$C$22])" office:value-type="float" office:value="0" calcext:value-type="float">
            <text:p>0</text:p>
          </table:table-cell>
          <table:table-cell table:formula="of:=INT((INT([.AKK17])+[.AKK18])*[.$C$22])" office:value-type="float" office:value="0" calcext:value-type="float">
            <text:p>0</text:p>
          </table:table-cell>
          <table:table-cell table:formula="of:=INT((INT([.AKL17])+[.AKL18])*[.$C$22])" office:value-type="float" office:value="0" calcext:value-type="float">
            <text:p>0</text:p>
          </table:table-cell>
          <table:table-cell table:formula="of:=INT((INT([.AKM17])+[.AKM18])*[.$C$22])" office:value-type="float" office:value="0" calcext:value-type="float">
            <text:p>0</text:p>
          </table:table-cell>
          <table:table-cell table:formula="of:=INT((INT([.AKN17])+[.AKN18])*[.$C$22])" office:value-type="float" office:value="0" calcext:value-type="float">
            <text:p>0</text:p>
          </table:table-cell>
          <table:table-cell table:formula="of:=INT((INT([.AKO17])+[.AKO18])*[.$C$22])" office:value-type="float" office:value="0" calcext:value-type="float">
            <text:p>0</text:p>
          </table:table-cell>
          <table:table-cell table:formula="of:=INT((INT([.AKP17])+[.AKP18])*[.$C$22])" office:value-type="float" office:value="0" calcext:value-type="float">
            <text:p>0</text:p>
          </table:table-cell>
          <table:table-cell table:formula="of:=INT((INT([.AKQ17])+[.AKQ18])*[.$C$22])" office:value-type="float" office:value="0" calcext:value-type="float">
            <text:p>0</text:p>
          </table:table-cell>
          <table:table-cell table:formula="of:=INT((INT([.AKR17])+[.AKR18])*[.$C$22])" office:value-type="float" office:value="0" calcext:value-type="float">
            <text:p>0</text:p>
          </table:table-cell>
          <table:table-cell table:formula="of:=INT((INT([.AKS17])+[.AKS18])*[.$C$22])" office:value-type="float" office:value="0" calcext:value-type="float">
            <text:p>0</text:p>
          </table:table-cell>
          <table:table-cell table:formula="of:=INT((INT([.AKT17])+[.AKT18])*[.$C$22])" office:value-type="float" office:value="0" calcext:value-type="float">
            <text:p>0</text:p>
          </table:table-cell>
          <table:table-cell table:formula="of:=INT((INT([.AKU17])+[.AKU18])*[.$C$22])" office:value-type="float" office:value="0" calcext:value-type="float">
            <text:p>0</text:p>
          </table:table-cell>
          <table:table-cell table:formula="of:=INT((INT([.AKV17])+[.AKV18])*[.$C$22])" office:value-type="float" office:value="0" calcext:value-type="float">
            <text:p>0</text:p>
          </table:table-cell>
          <table:table-cell table:formula="of:=INT((INT([.AKW17])+[.AKW18])*[.$C$22])" office:value-type="float" office:value="0" calcext:value-type="float">
            <text:p>0</text:p>
          </table:table-cell>
          <table:table-cell table:formula="of:=INT((INT([.AKX17])+[.AKX18])*[.$C$22])" office:value-type="float" office:value="0" calcext:value-type="float">
            <text:p>0</text:p>
          </table:table-cell>
          <table:table-cell table:formula="of:=INT((INT([.AKY17])+[.AKY18])*[.$C$22])" office:value-type="float" office:value="0" calcext:value-type="float">
            <text:p>0</text:p>
          </table:table-cell>
          <table:table-cell table:formula="of:=INT((INT([.AKZ17])+[.AKZ18])*[.$C$22])" office:value-type="float" office:value="0" calcext:value-type="float">
            <text:p>0</text:p>
          </table:table-cell>
          <table:table-cell table:formula="of:=INT((INT([.ALA17])+[.ALA18])*[.$C$22])" office:value-type="float" office:value="0" calcext:value-type="float">
            <text:p>0</text:p>
          </table:table-cell>
          <table:table-cell table:formula="of:=INT((INT([.ALB17])+[.ALB18])*[.$C$22])" office:value-type="float" office:value="0" calcext:value-type="float">
            <text:p>0</text:p>
          </table:table-cell>
          <table:table-cell table:formula="of:=INT((INT([.ALC17])+[.ALC18])*[.$C$22])" office:value-type="float" office:value="0" calcext:value-type="float">
            <text:p>0</text:p>
          </table:table-cell>
          <table:table-cell table:formula="of:=INT((INT([.ALD17])+[.ALD18])*[.$C$22])" office:value-type="float" office:value="0" calcext:value-type="float">
            <text:p>0</text:p>
          </table:table-cell>
          <table:table-cell table:formula="of:=INT((INT([.ALE17])+[.ALE18])*[.$C$22])" office:value-type="float" office:value="0" calcext:value-type="float">
            <text:p>0</text:p>
          </table:table-cell>
          <table:table-cell table:formula="of:=INT((INT([.ALF17])+[.ALF18])*[.$C$22])" office:value-type="float" office:value="0" calcext:value-type="float">
            <text:p>0</text:p>
          </table:table-cell>
          <table:table-cell table:formula="of:=INT((INT([.ALG17])+[.ALG18])*[.$C$22])" office:value-type="float" office:value="0" calcext:value-type="float">
            <text:p>0</text:p>
          </table:table-cell>
          <table:table-cell table:formula="of:=INT((INT([.ALH17])+[.ALH18])*[.$C$22])" office:value-type="float" office:value="0" calcext:value-type="float">
            <text:p>0</text:p>
          </table:table-cell>
          <table:table-cell table:formula="of:=INT((INT([.ALI17])+[.ALI18])*[.$C$22])" office:value-type="float" office:value="0" calcext:value-type="float">
            <text:p>0</text:p>
          </table:table-cell>
          <table:table-cell table:formula="of:=INT((INT([.ALJ17])+[.ALJ18])*[.$C$22])" office:value-type="float" office:value="0" calcext:value-type="float">
            <text:p>0</text:p>
          </table:table-cell>
          <table:table-cell table:formula="of:=INT((INT([.ALK17])+[.ALK18])*[.$C$22])" office:value-type="float" office:value="0" calcext:value-type="float">
            <text:p>0</text:p>
          </table:table-cell>
          <table:table-cell table:formula="of:=INT((INT([.ALL17])+[.ALL18])*[.$C$22])" office:value-type="float" office:value="0" calcext:value-type="float">
            <text:p>0</text:p>
          </table:table-cell>
          <table:table-cell table:formula="of:=INT((INT([.ALM17])+[.ALM18])*[.$C$22])" office:value-type="float" office:value="0" calcext:value-type="float">
            <text:p>0</text:p>
          </table:table-cell>
          <table:table-cell table:formula="of:=INT((INT([.ALN17])+[.ALN18])*[.$C$22])" office:value-type="float" office:value="0" calcext:value-type="float">
            <text:p>0</text:p>
          </table:table-cell>
          <table:table-cell table:formula="of:=INT((INT([.ALO17])+[.ALO18])*[.$C$22])" office:value-type="float" office:value="0" calcext:value-type="float">
            <text:p>0</text:p>
          </table:table-cell>
          <table:table-cell table:formula="of:=INT((INT([.ALP17])+[.ALP18])*[.$C$22])" office:value-type="float" office:value="0" calcext:value-type="float">
            <text:p>0</text:p>
          </table:table-cell>
          <table:table-cell table:formula="of:=INT((INT([.ALQ17])+[.ALQ18])*[.$C$22])" office:value-type="float" office:value="0" calcext:value-type="float">
            <text:p>0</text:p>
          </table:table-cell>
          <table:table-cell table:formula="of:=INT((INT([.ALR17])+[.ALR18])*[.$C$22])" office:value-type="float" office:value="0" calcext:value-type="float">
            <text:p>0</text:p>
          </table:table-cell>
          <table:table-cell table:formula="of:=INT((INT([.ALS17])+[.ALS18])*[.$C$22])" office:value-type="float" office:value="0" calcext:value-type="float">
            <text:p>0</text:p>
          </table:table-cell>
          <table:table-cell table:formula="of:=INT((INT([.ALT17])+[.ALT18])*[.$C$22])" office:value-type="float" office:value="0" calcext:value-type="float">
            <text:p>0</text:p>
          </table:table-cell>
          <table:table-cell table:formula="of:=INT((INT([.ALU17])+[.ALU18])*[.$C$22])" office:value-type="float" office:value="0" calcext:value-type="float">
            <text:p>0</text:p>
          </table:table-cell>
          <table:table-cell table:formula="of:=INT((INT([.ALV17])+[.ALV18])*[.$C$22])" office:value-type="float" office:value="0" calcext:value-type="float">
            <text:p>0</text:p>
          </table:table-cell>
          <table:table-cell table:formula="of:=INT((INT([.ALW17])+[.ALW18])*[.$C$22])" office:value-type="float" office:value="0" calcext:value-type="float">
            <text:p>0</text:p>
          </table:table-cell>
          <table:table-cell table:formula="of:=INT((INT([.ALX17])+[.ALX18])*[.$C$22])" office:value-type="float" office:value="0" calcext:value-type="float">
            <text:p>0</text:p>
          </table:table-cell>
          <table:table-cell table:formula="of:=INT((INT([.ALY17])+[.ALY18])*[.$C$22])" office:value-type="float" office:value="0" calcext:value-type="float">
            <text:p>0</text:p>
          </table:table-cell>
          <table:table-cell table:formula="of:=INT((INT([.ALZ17])+[.ALZ18])*[.$C$22])" office:value-type="float" office:value="0" calcext:value-type="float">
            <text:p>0</text:p>
          </table:table-cell>
          <table:table-cell table:formula="of:=INT((INT([.AMA17])+[.AMA18])*[.$C$22])" office:value-type="float" office:value="0" calcext:value-type="float">
            <text:p>0</text:p>
          </table:table-cell>
          <table:table-cell table:formula="of:=INT((INT([.AMB17])+[.AMB18])*[.$C$22])" office:value-type="float" office:value="0" calcext:value-type="float">
            <text:p>0</text:p>
          </table:table-cell>
          <table:table-cell table:formula="of:=INT((INT([.AMC17])+[.AMC18])*[.$C$22])" office:value-type="float" office:value="0" calcext:value-type="float">
            <text:p>0</text:p>
          </table:table-cell>
          <table:table-cell table:formula="of:=INT((INT([.AMD17])+[.AMD18])*[.$C$22])" office:value-type="float" office:value="0" calcext:value-type="float">
            <text:p>0</text:p>
          </table:table-cell>
          <table:table-cell table:formula="of:=INT((INT([.AME17])+[.AME18])*[.$C$22])" office:value-type="float" office:value="0" calcext:value-type="float">
            <text:p>0</text:p>
          </table:table-cell>
          <table:table-cell table:formula="of:=INT((INT([.AMF17])+[.AMF18])*[.$C$22])" office:value-type="float" office:value="0" calcext:value-type="float">
            <text:p>0</text:p>
          </table:table-cell>
          <table:table-cell table:formula="of:=INT((INT([.AMG17])+[.AMG18])*[.$C$22])" office:value-type="float" office:value="0" calcext:value-type="float">
            <text:p>0</text:p>
          </table:table-cell>
          <table:table-cell table:formula="of:=INT((INT([.AMH17])+[.AMH18])*[.$C$22])" office:value-type="float" office:value="0" calcext:value-type="float">
            <text:p>0</text:p>
          </table:table-cell>
          <table:table-cell table:formula="of:=INT((INT([.AMI17])+[.AMI18])*[.$C$22])" office:value-type="float" office:value="0" calcext:value-type="float">
            <text:p>0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st!</text:p>
          </table:table-cell>
          <table:table-cell/>
          <table:table-cell table:formula="of:=[.D22]^(1/[.E22])" office:value-type="float" office:value="0.9" calcext:value-type="float">
            <text:p>0.9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87"/>
          <table:table-cell table:style-name="ce2"/>
          <table:table-cell table:number-columns-repeated="936"/>
        </table:table-row>
        <table:table-row table:style-name="ro1">
          <table:table-cell table:number-columns-repeated="1024"/>
        </table:table-row>
        <table:table-row table:style-name="ro1">
          <table:table-cell table:formula="of:=2^8" office:value-type="float" office:value="256" calcext:value-type="float">
            <text:p>256</text:p>
          </table:table-cell>
          <table:table-cell table:number-columns-repeated="1023"/>
        </table:table-row>
        <table:table-row table:style-name="ro1">
          <table:table-cell table:formula="of:=2^16" office:value-type="float" office:value="65536" calcext:value-type="float">
            <text:p>65536</text:p>
          </table:table-cell>
          <table:table-cell table:number-columns-repeated="1023"/>
        </table:table-row>
        <table:table-row table:style-name="ro1">
          <table:table-cell table:style-name="ce1" table:formula="of:=2^32" office:value-type="float" office:value="4294967296" calcext:value-type="float">
            <text:p>4.29E+009</text:p>
          </table:table-cell>
          <table:table-cell table:number-columns-repeated="1023"/>
        </table:table-row>
        <table:table-row table:style-name="ro1">
          <table:table-cell table:style-name="ce1" table:formula="of:=2^64" office:value-type="float" office:value="1.84467440737096E+019" calcext:value-type="float">
            <text:p>1.84E+019</text:p>
          </table:table-cell>
          <table:table-cell table:number-columns-repeated="1023"/>
        </table:table-row>
      </table:table>
      <table:table table:name="Infection" table:style-name="ta1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ce6"/>
        <table:table-column table:style-name="co2" table:default-cell-style-name="ce8"/>
        <table:table-column table:style-name="co2" table:number-columns-repeated="87" table:default-cell-style-name="Default"/>
        <table:table-row table:style-name="ro1">
          <table:table-cell/>
          <table:table-cell office:value-type="string" calcext:value-type="string">
            <text:p>Time step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9"/>
        </table:table-row>
        <table:table-row table:style-name="ro1">
          <table:table-cell/>
          <table:table-cell office:value-type="string" calcext:value-type="string">
            <text:p>c (partnerships per year)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[.C2]*[.C1]" office:value-type="float" office:value="2" calcext:value-type="float">
            <text:p>2</text:p>
          </table:table-cell>
          <table:table-cell table:formula="of:=[.D2]*365" office:value-type="float" office:value="730" calcext:value-type="float">
            <text:p>730.0000000</text:p>
          </table:table-cell>
          <table:table-cell table:number-columns-repeated="87"/>
        </table:table-row>
        <table:table-row table:style-name="ro1">
          <table:table-cell/>
          <table:table-cell office:value-type="string" calcext:value-type="string">
            <text:p>D (Duration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C3]" office:value-type="float" office:value="1" calcext:value-type="float">
            <text:p>1</text:p>
          </table:table-cell>
          <table:table-cell table:number-columns-repeated="88"/>
        </table:table-row>
        <table:table-row table:style-name="ro1">
          <table:table-cell/>
          <table:table-cell office:value-type="string" calcext:value-type="string">
            <text:p>r (recovery rate)</text:p>
          </table:table-cell>
          <table:table-cell table:style-name="Default"/>
          <table:table-cell table:style-name="Default" table:formula="of:=[.C1]/[.C3]" office:value-type="float" office:value="1" calcext:value-type="float">
            <text:p>1</text:p>
          </table:table-cell>
          <table:table-cell table:number-columns-repeated="88"/>
        </table:table-row>
        <table:table-row table:style-name="ro1">
          <table:table-cell/>
          <table:table-cell office:value-type="string" calcext:value-type="string">
            <text:p>B (Beta_p)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table:formula="of:=[.C5]" office:value-type="float" office:value="0.1" calcext:value-type="float">
            <text:p>0.1</text:p>
          </table:table-cell>
          <table:table-cell table:number-columns-repeated="88"/>
        </table:table-row>
        <table:table-row table:style-name="ro1">
          <table:table-cell table:number-columns-repeated="92"/>
        </table:table-row>
        <table:table-row table:style-name="ro1">
          <table:table-cell/>
          <table:table-cell table:style-name="ce3" office:value-type="string" calcext:value-type="string">
            <text:p>Time Period</text:p>
          </table:table-cell>
          <table:table-cell table:style-name="Default"/>
          <table:table-cell table:style-name="ce3" office:value-type="float" office:value="0" calcext:value-type="float">
            <text:p>0</text:p>
          </table:table-cell>
          <table:table-cell table:style-name="ce3" table:formula="of:=[.D7]+1" office:value-type="float" office:value="1" calcext:value-type="float">
            <text:p>1</text:p>
          </table:table-cell>
          <table:table-cell table:style-name="ce3" table:formula="of:=[.E7]+1" office:value-type="float" office:value="2" calcext:value-type="float">
            <text:p>2</text:p>
          </table:table-cell>
          <table:table-cell table:style-name="ce3" table:formula="of:=[.F7]+1" office:value-type="float" office:value="3" calcext:value-type="float">
            <text:p>3</text:p>
          </table:table-cell>
          <table:table-cell table:style-name="ce3" table:formula="of:=[.G7]+1" office:value-type="float" office:value="4" calcext:value-type="float">
            <text:p>4</text:p>
          </table:table-cell>
          <table:table-cell table:style-name="ce3" table:formula="of:=[.H7]+1" office:value-type="float" office:value="5" calcext:value-type="float">
            <text:p>5</text:p>
          </table:table-cell>
          <table:table-cell table:style-name="ce3" table:formula="of:=[.I7]+1" office:value-type="float" office:value="6" calcext:value-type="float">
            <text:p>6</text:p>
          </table:table-cell>
          <table:table-cell table:style-name="ce3" table:formula="of:=[.J7]+1" office:value-type="float" office:value="7" calcext:value-type="float">
            <text:p>7</text:p>
          </table:table-cell>
          <table:table-cell table:style-name="ce3" table:formula="of:=[.K7]+1" office:value-type="float" office:value="8" calcext:value-type="float">
            <text:p>8</text:p>
          </table:table-cell>
          <table:table-cell table:style-name="ce3" table:formula="of:=[.L7]+1" office:value-type="float" office:value="9" calcext:value-type="float">
            <text:p>9</text:p>
          </table:table-cell>
          <table:table-cell table:style-name="ce3" table:formula="of:=[.M7]+1" office:value-type="float" office:value="10" calcext:value-type="float">
            <text:p>10</text:p>
          </table:table-cell>
          <table:table-cell table:style-name="ce3" table:formula="of:=[.N7]+1" office:value-type="float" office:value="11" calcext:value-type="float">
            <text:p>11</text:p>
          </table:table-cell>
          <table:table-cell table:style-name="ce3" table:formula="of:=[.O7]+1" office:value-type="float" office:value="12" calcext:value-type="float">
            <text:p>12</text:p>
          </table:table-cell>
          <table:table-cell table:style-name="ce3" table:formula="of:=[.P7]+1" office:value-type="float" office:value="13" calcext:value-type="float">
            <text:p>13</text:p>
          </table:table-cell>
          <table:table-cell table:style-name="ce3" table:formula="of:=[.Q7]+1" office:value-type="float" office:value="14" calcext:value-type="float">
            <text:p>14</text:p>
          </table:table-cell>
          <table:table-cell table:style-name="ce3" table:formula="of:=[.R7]+1" office:value-type="float" office:value="15" calcext:value-type="float">
            <text:p>15</text:p>
          </table:table-cell>
          <table:table-cell table:style-name="ce3" table:formula="of:=[.S7]+1" office:value-type="float" office:value="16" calcext:value-type="float">
            <text:p>16</text:p>
          </table:table-cell>
          <table:table-cell table:style-name="ce3" table:formula="of:=[.T7]+1" office:value-type="float" office:value="17" calcext:value-type="float">
            <text:p>17</text:p>
          </table:table-cell>
          <table:table-cell table:style-name="ce3" table:formula="of:=[.U7]+1" office:value-type="float" office:value="18" calcext:value-type="float">
            <text:p>18</text:p>
          </table:table-cell>
          <table:table-cell table:style-name="ce3" table:formula="of:=[.V7]+1" office:value-type="float" office:value="19" calcext:value-type="float">
            <text:p>19</text:p>
          </table:table-cell>
          <table:table-cell table:style-name="ce3" table:formula="of:=[.W7]+1" office:value-type="float" office:value="20" calcext:value-type="float">
            <text:p>20</text:p>
          </table:table-cell>
          <table:table-cell table:style-name="ce3" table:formula="of:=[.X7]+1" office:value-type="float" office:value="21" calcext:value-type="float">
            <text:p>21</text:p>
          </table:table-cell>
          <table:table-cell table:style-name="ce3" table:formula="of:=[.Y7]+1" office:value-type="float" office:value="22" calcext:value-type="float">
            <text:p>22</text:p>
          </table:table-cell>
          <table:table-cell table:style-name="ce3" table:formula="of:=[.Z7]+1" office:value-type="float" office:value="23" calcext:value-type="float">
            <text:p>23</text:p>
          </table:table-cell>
          <table:table-cell table:style-name="ce3" table:formula="of:=[.AA7]+1" office:value-type="float" office:value="24" calcext:value-type="float">
            <text:p>24</text:p>
          </table:table-cell>
          <table:table-cell table:style-name="ce3" table:formula="of:=[.AB7]+1" office:value-type="float" office:value="25" calcext:value-type="float">
            <text:p>25</text:p>
          </table:table-cell>
          <table:table-cell table:style-name="ce3" table:formula="of:=[.AC7]+1" office:value-type="float" office:value="26" calcext:value-type="float">
            <text:p>26</text:p>
          </table:table-cell>
          <table:table-cell table:style-name="ce3" table:formula="of:=[.AD7]+1" office:value-type="float" office:value="27" calcext:value-type="float">
            <text:p>27</text:p>
          </table:table-cell>
          <table:table-cell table:style-name="ce3" table:formula="of:=[.AE7]+1" office:value-type="float" office:value="28" calcext:value-type="float">
            <text:p>28</text:p>
          </table:table-cell>
          <table:table-cell table:style-name="ce3" table:formula="of:=[.AF7]+1" office:value-type="float" office:value="29" calcext:value-type="float">
            <text:p>29</text:p>
          </table:table-cell>
          <table:table-cell table:style-name="ce3" table:formula="of:=[.AG7]+1" office:value-type="float" office:value="30" calcext:value-type="float">
            <text:p>30</text:p>
          </table:table-cell>
          <table:table-cell table:style-name="ce3" table:formula="of:=[.AH7]+1" office:value-type="float" office:value="31" calcext:value-type="float">
            <text:p>31</text:p>
          </table:table-cell>
          <table:table-cell table:style-name="ce3" table:formula="of:=[.AI7]+1" office:value-type="float" office:value="32" calcext:value-type="float">
            <text:p>32</text:p>
          </table:table-cell>
          <table:table-cell table:style-name="ce3" table:formula="of:=[.AJ7]+1" office:value-type="float" office:value="33" calcext:value-type="float">
            <text:p>33</text:p>
          </table:table-cell>
          <table:table-cell table:style-name="ce3" table:formula="of:=[.AK7]+1" office:value-type="float" office:value="34" calcext:value-type="float">
            <text:p>34</text:p>
          </table:table-cell>
          <table:table-cell table:style-name="ce3" table:formula="of:=[.AL7]+1" office:value-type="float" office:value="35" calcext:value-type="float">
            <text:p>35</text:p>
          </table:table-cell>
          <table:table-cell table:style-name="ce3" table:formula="of:=[.AM7]+1" office:value-type="float" office:value="36" calcext:value-type="float">
            <text:p>36</text:p>
          </table:table-cell>
          <table:table-cell table:style-name="ce3" table:formula="of:=[.AN7]+1" office:value-type="float" office:value="37" calcext:value-type="float">
            <text:p>37</text:p>
          </table:table-cell>
          <table:table-cell table:style-name="ce3" table:formula="of:=[.AO7]+1" office:value-type="float" office:value="38" calcext:value-type="float">
            <text:p>38</text:p>
          </table:table-cell>
          <table:table-cell table:style-name="ce3" table:formula="of:=[.AP7]+1" office:value-type="float" office:value="39" calcext:value-type="float">
            <text:p>39</text:p>
          </table:table-cell>
          <table:table-cell table:style-name="ce3" table:formula="of:=[.AQ7]+1" office:value-type="float" office:value="40" calcext:value-type="float">
            <text:p>40</text:p>
          </table:table-cell>
          <table:table-cell table:style-name="ce3" table:formula="of:=[.AR7]+1" office:value-type="float" office:value="41" calcext:value-type="float">
            <text:p>41</text:p>
          </table:table-cell>
          <table:table-cell table:style-name="ce3" table:formula="of:=[.AS7]+1" office:value-type="float" office:value="42" calcext:value-type="float">
            <text:p>42</text:p>
          </table:table-cell>
          <table:table-cell table:style-name="ce3" table:formula="of:=[.AT7]+1" office:value-type="float" office:value="43" calcext:value-type="float">
            <text:p>43</text:p>
          </table:table-cell>
          <table:table-cell table:style-name="ce3" table:formula="of:=[.AU7]+1" office:value-type="float" office:value="44" calcext:value-type="float">
            <text:p>44</text:p>
          </table:table-cell>
          <table:table-cell table:style-name="ce3" table:formula="of:=[.AV7]+1" office:value-type="float" office:value="45" calcext:value-type="float">
            <text:p>45</text:p>
          </table:table-cell>
          <table:table-cell table:style-name="ce3" table:formula="of:=[.AW7]+1" office:value-type="float" office:value="46" calcext:value-type="float">
            <text:p>46</text:p>
          </table:table-cell>
          <table:table-cell table:style-name="ce3" table:formula="of:=[.AX7]+1" office:value-type="float" office:value="47" calcext:value-type="float">
            <text:p>47</text:p>
          </table:table-cell>
          <table:table-cell table:style-name="ce3" table:formula="of:=[.AY7]+1" office:value-type="float" office:value="48" calcext:value-type="float">
            <text:p>48</text:p>
          </table:table-cell>
          <table:table-cell table:style-name="ce3" table:formula="of:=[.AZ7]+1" office:value-type="float" office:value="49" calcext:value-type="float">
            <text:p>49</text:p>
          </table:table-cell>
          <table:table-cell table:style-name="ce3" table:formula="of:=[.BA7]+1" office:value-type="float" office:value="50" calcext:value-type="float">
            <text:p>50</text:p>
          </table:table-cell>
          <table:table-cell table:style-name="ce3" table:formula="of:=[.BB7]+1" office:value-type="float" office:value="51" calcext:value-type="float">
            <text:p>51</text:p>
          </table:table-cell>
          <table:table-cell table:style-name="ce3" table:formula="of:=[.BC7]+1" office:value-type="float" office:value="52" calcext:value-type="float">
            <text:p>52</text:p>
          </table:table-cell>
          <table:table-cell table:style-name="ce3" table:formula="of:=[.BD7]+1" office:value-type="float" office:value="53" calcext:value-type="float">
            <text:p>53</text:p>
          </table:table-cell>
          <table:table-cell table:style-name="ce3" table:formula="of:=[.BE7]+1" office:value-type="float" office:value="54" calcext:value-type="float">
            <text:p>54</text:p>
          </table:table-cell>
          <table:table-cell table:style-name="ce3" table:formula="of:=[.BF7]+1" office:value-type="float" office:value="55" calcext:value-type="float">
            <text:p>55</text:p>
          </table:table-cell>
          <table:table-cell table:style-name="ce3" table:formula="of:=[.BG7]+1" office:value-type="float" office:value="56" calcext:value-type="float">
            <text:p>56</text:p>
          </table:table-cell>
          <table:table-cell table:style-name="ce3" table:formula="of:=[.BH7]+1" office:value-type="float" office:value="57" calcext:value-type="float">
            <text:p>57</text:p>
          </table:table-cell>
          <table:table-cell table:style-name="ce3" table:formula="of:=[.BI7]+1" office:value-type="float" office:value="58" calcext:value-type="float">
            <text:p>58</text:p>
          </table:table-cell>
          <table:table-cell table:style-name="ce3" table:formula="of:=[.BJ7]+1" office:value-type="float" office:value="59" calcext:value-type="float">
            <text:p>59</text:p>
          </table:table-cell>
          <table:table-cell table:style-name="ce3" table:formula="of:=[.BK7]+1" office:value-type="float" office:value="60" calcext:value-type="float">
            <text:p>60</text:p>
          </table:table-cell>
          <table:table-cell table:style-name="ce3" table:formula="of:=[.BL7]+1" office:value-type="float" office:value="61" calcext:value-type="float">
            <text:p>61</text:p>
          </table:table-cell>
          <table:table-cell table:style-name="ce3" table:formula="of:=[.BM7]+1" office:value-type="float" office:value="62" calcext:value-type="float">
            <text:p>62</text:p>
          </table:table-cell>
          <table:table-cell table:style-name="ce3" table:formula="of:=[.BN7]+1" office:value-type="float" office:value="63" calcext:value-type="float">
            <text:p>63</text:p>
          </table:table-cell>
          <table:table-cell table:style-name="ce3" table:formula="of:=[.BO7]+1" office:value-type="float" office:value="64" calcext:value-type="float">
            <text:p>64</text:p>
          </table:table-cell>
          <table:table-cell table:style-name="ce3" table:formula="of:=[.BP7]+1" office:value-type="float" office:value="65" calcext:value-type="float">
            <text:p>65</text:p>
          </table:table-cell>
          <table:table-cell table:style-name="ce3" table:formula="of:=[.BQ7]+1" office:value-type="float" office:value="66" calcext:value-type="float">
            <text:p>66</text:p>
          </table:table-cell>
          <table:table-cell table:style-name="ce3" table:formula="of:=[.BR7]+1" office:value-type="float" office:value="67" calcext:value-type="float">
            <text:p>67</text:p>
          </table:table-cell>
          <table:table-cell table:style-name="ce3" table:formula="of:=[.BS7]+1" office:value-type="float" office:value="68" calcext:value-type="float">
            <text:p>68</text:p>
          </table:table-cell>
          <table:table-cell table:style-name="ce3" table:formula="of:=[.BT7]+1" office:value-type="float" office:value="69" calcext:value-type="float">
            <text:p>69</text:p>
          </table:table-cell>
          <table:table-cell table:style-name="ce3" table:formula="of:=[.BU7]+1" office:value-type="float" office:value="70" calcext:value-type="float">
            <text:p>70</text:p>
          </table:table-cell>
          <table:table-cell table:style-name="ce3" table:formula="of:=[.BV7]+1" office:value-type="float" office:value="71" calcext:value-type="float">
            <text:p>71</text:p>
          </table:table-cell>
          <table:table-cell table:style-name="ce3" table:formula="of:=[.BW7]+1" office:value-type="float" office:value="72" calcext:value-type="float">
            <text:p>72</text:p>
          </table:table-cell>
          <table:table-cell table:style-name="ce3" table:formula="of:=[.BX7]+1" office:value-type="float" office:value="73" calcext:value-type="float">
            <text:p>73</text:p>
          </table:table-cell>
          <table:table-cell table:style-name="ce3" table:formula="of:=[.BY7]+1" office:value-type="float" office:value="74" calcext:value-type="float">
            <text:p>74</text:p>
          </table:table-cell>
          <table:table-cell table:style-name="ce3" table:formula="of:=[.BZ7]+1" office:value-type="float" office:value="75" calcext:value-type="float">
            <text:p>75</text:p>
          </table:table-cell>
          <table:table-cell table:style-name="ce3" table:formula="of:=[.CA7]+1" office:value-type="float" office:value="76" calcext:value-type="float">
            <text:p>76</text:p>
          </table:table-cell>
          <table:table-cell table:style-name="ce3" table:formula="of:=[.CB7]+1" office:value-type="float" office:value="77" calcext:value-type="float">
            <text:p>77</text:p>
          </table:table-cell>
          <table:table-cell table:style-name="ce3" table:formula="of:=[.CC7]+1" office:value-type="float" office:value="78" calcext:value-type="float">
            <text:p>78</text:p>
          </table:table-cell>
          <table:table-cell table:style-name="ce3" table:formula="of:=[.CD7]+1" office:value-type="float" office:value="79" calcext:value-type="float">
            <text:p>79</text:p>
          </table:table-cell>
          <table:table-cell table:style-name="ce3" table:formula="of:=[.CE7]+1" office:value-type="float" office:value="80" calcext:value-type="float">
            <text:p>80</text:p>
          </table:table-cell>
          <table:table-cell table:style-name="ce3" table:formula="of:=[.CF7]+1" office:value-type="float" office:value="81" calcext:value-type="float">
            <text:p>81</text:p>
          </table:table-cell>
          <table:table-cell table:style-name="ce3" table:formula="of:=[.CG7]+1" office:value-type="float" office:value="82" calcext:value-type="float">
            <text:p>82</text:p>
          </table:table-cell>
          <table:table-cell table:style-name="ce3" table:formula="of:=[.CH7]+1" office:value-type="float" office:value="83" calcext:value-type="float">
            <text:p>83</text:p>
          </table:table-cell>
          <table:table-cell table:style-name="ce3" table:formula="of:=[.CI7]+1" office:value-type="float" office:value="84" calcext:value-type="float">
            <text:p>84</text:p>
          </table:table-cell>
          <table:table-cell table:style-name="ce3" table:formula="of:=[.CJ7]+1" office:value-type="float" office:value="85" calcext:value-type="float">
            <text:p>85</text:p>
          </table:table-cell>
          <table:table-cell table:style-name="ce3" table:formula="of:=[.CK7]+1" office:value-type="float" office:value="86" calcext:value-type="float">
            <text:p>86</text:p>
          </table:table-cell>
          <table:table-cell table:style-name="ce3" table:formula="of:=[.CL7]+1" office:value-type="float" office:value="87" calcext:value-type="float">
            <text:p>87</text:p>
          </table:table-cell>
          <table:table-cell table:style-name="ce3" table:formula="of:=[.CM7]+1" office:value-type="float" office:value="88" calcext:value-type="float">
            <text:p>88</text:p>
          </table:table-cell>
        </table:table-row>
        <table:table-row table:style-name="ro1">
          <table:table-cell/>
          <table:table-cell table:style-name="ce4" office:value-type="string" calcext:value-type="string">
            <text:p>S (Susceptible)</text:p>
          </table:table-cell>
          <table:table-cell table:style-name="Default"/>
          <table:table-cell table:style-name="ce7" office:value-type="float" office:value="90" calcext:value-type="float">
            <text:p>90</text:p>
          </table:table-cell>
          <table:table-cell table:style-name="ce7" table:formula="of:=[.D8]-[.D12]" office:value-type="float" office:value="98.2" calcext:value-type="float">
            <text:p>98.2</text:p>
          </table:table-cell>
          <table:table-cell table:style-name="ce7" table:formula="of:=[.E8]-[.E12]" office:value-type="float" office:value="99.64648" calcext:value-type="float">
            <text:p>99.64648</text:p>
          </table:table-cell>
          <table:table-cell table:style-name="ce7" table:formula="of:=[.F8]-[.F12]" office:value-type="float" office:value="99.9295459527808" calcext:value-type="float">
            <text:p>99.9295459528</text:p>
          </table:table-cell>
          <table:table-cell table:style-name="ce7" table:formula="of:=[.G8]-[.G12]" office:value-type="float" office:value="99.9859191181017" calcext:value-type="float">
            <text:p>99.9859191181</text:p>
          </table:table-cell>
          <table:table-cell table:style-name="ce7" table:formula="of:=[.H8]-[.H12]" office:value-type="float" office:value="99.9971842201628" calcext:value-type="float">
            <text:p>99.9971842202</text:p>
          </table:table-cell>
          <table:table-cell table:style-name="ce7" table:formula="of:=[.I8]-[.I12]" office:value-type="float" office:value="99.9994368598898" calcext:value-type="float">
            <text:p>99.9994368599</text:p>
          </table:table-cell>
          <table:table-cell table:style-name="ce7" table:formula="of:=[.J8]-[.J12]" office:value-type="float" office:value="99.9998873726122" calcext:value-type="float">
            <text:p>99.9998873726</text:p>
          </table:table-cell>
          <table:table-cell table:style-name="ce7" table:formula="of:=[.K8]-[.K12]" office:value-type="float" office:value="99.9999774745478" calcext:value-type="float">
            <text:p>99.9999774745</text:p>
          </table:table-cell>
          <table:table-cell table:style-name="ce7" table:formula="of:=[.L8]-[.L12]" office:value-type="float" office:value="99.9999954949106" calcext:value-type="float">
            <text:p>99.9999954949</text:p>
          </table:table-cell>
          <table:table-cell table:style-name="ce7" table:formula="of:=[.M8]-[.M12]" office:value-type="float" office:value="99.9999990989822" calcext:value-type="float">
            <text:p>99.999999099</text:p>
          </table:table-cell>
          <table:table-cell table:style-name="ce7" table:formula="of:=[.N8]-[.N12]" office:value-type="float" office:value="99.9999998197965" calcext:value-type="float">
            <text:p>99.9999998198</text:p>
          </table:table-cell>
          <table:table-cell table:style-name="ce7" table:formula="of:=[.O8]-[.O12]" office:value-type="float" office:value="99.9999999639593" calcext:value-type="float">
            <text:p>99.999999964</text:p>
          </table:table-cell>
          <table:table-cell table:style-name="ce7" table:formula="of:=[.P8]-[.P12]" office:value-type="float" office:value="99.9999999927919" calcext:value-type="float">
            <text:p>99.9999999928</text:p>
          </table:table-cell>
          <table:table-cell table:style-name="ce7" table:formula="of:=[.Q8]-[.Q12]" office:value-type="float" office:value="99.9999999985584" calcext:value-type="float">
            <text:p>99.9999999986</text:p>
          </table:table-cell>
          <table:table-cell table:style-name="ce7" table:formula="of:=[.R8]-[.R12]" office:value-type="float" office:value="99.9999999997117" calcext:value-type="float">
            <text:p>99.9999999997</text:p>
          </table:table-cell>
          <table:table-cell table:style-name="ce7" table:formula="of:=[.S8]-[.S12]" office:value-type="float" office:value="99.9999999999423" calcext:value-type="float">
            <text:p>99.9999999999</text:p>
          </table:table-cell>
          <table:table-cell table:style-name="ce7" table:formula="of:=[.T8]-[.T12]" office:value-type="float" office:value="99.9999999999885" calcext:value-type="float">
            <text:p>100</text:p>
          </table:table-cell>
          <table:table-cell table:style-name="ce7" table:formula="of:=[.U8]-[.U12]" office:value-type="float" office:value="99.9999999999977" calcext:value-type="float">
            <text:p>100</text:p>
          </table:table-cell>
          <table:table-cell table:style-name="ce7" table:formula="of:=[.V8]-[.V12]" office:value-type="float" office:value="99.9999999999995" calcext:value-type="float">
            <text:p>100</text:p>
          </table:table-cell>
          <table:table-cell table:style-name="ce7" table:formula="of:=[.W8]-[.W12]" office:value-type="float" office:value="99.9999999999999" calcext:value-type="float">
            <text:p>100</text:p>
          </table:table-cell>
          <table:table-cell table:style-name="ce7" table:formula="of:=[.X8]-[.X12]" office:value-type="float" office:value="100" calcext:value-type="float">
            <text:p>100</text:p>
          </table:table-cell>
          <table:table-cell table:style-name="ce7" table:formula="of:=[.Y8]-[.Y12]" office:value-type="float" office:value="100" calcext:value-type="float">
            <text:p>100</text:p>
          </table:table-cell>
          <table:table-cell table:style-name="ce7" table:formula="of:=[.Z8]-[.Z12]" office:value-type="float" office:value="100" calcext:value-type="float">
            <text:p>100</text:p>
          </table:table-cell>
          <table:table-cell table:style-name="ce7" table:formula="of:=[.AA8]-[.AA12]" office:value-type="float" office:value="100" calcext:value-type="float">
            <text:p>100</text:p>
          </table:table-cell>
          <table:table-cell table:style-name="ce7" table:formula="of:=[.AB8]-[.AB12]" office:value-type="float" office:value="100" calcext:value-type="float">
            <text:p>100</text:p>
          </table:table-cell>
          <table:table-cell table:style-name="ce7" table:formula="of:=[.AC8]-[.AC12]" office:value-type="float" office:value="100" calcext:value-type="float">
            <text:p>100</text:p>
          </table:table-cell>
          <table:table-cell table:style-name="ce7" table:formula="of:=[.AD8]-[.AD12]" office:value-type="float" office:value="100" calcext:value-type="float">
            <text:p>100</text:p>
          </table:table-cell>
          <table:table-cell table:style-name="ce7" table:formula="of:=[.AE8]-[.AE12]" office:value-type="float" office:value="100" calcext:value-type="float">
            <text:p>100</text:p>
          </table:table-cell>
          <table:table-cell table:style-name="ce7" table:formula="of:=[.AF8]-[.AF12]" office:value-type="float" office:value="100" calcext:value-type="float">
            <text:p>100</text:p>
          </table:table-cell>
          <table:table-cell table:style-name="ce7" table:formula="of:=[.AG8]-[.AG12]" office:value-type="float" office:value="100" calcext:value-type="float">
            <text:p>100</text:p>
          </table:table-cell>
          <table:table-cell table:style-name="ce7" table:formula="of:=[.AH8]-[.AH12]" office:value-type="float" office:value="100" calcext:value-type="float">
            <text:p>100</text:p>
          </table:table-cell>
          <table:table-cell table:style-name="ce7" table:formula="of:=[.AI8]-[.AI12]" office:value-type="float" office:value="100" calcext:value-type="float">
            <text:p>100</text:p>
          </table:table-cell>
          <table:table-cell table:style-name="ce7" table:formula="of:=[.AJ8]-[.AJ12]" office:value-type="float" office:value="100" calcext:value-type="float">
            <text:p>100</text:p>
          </table:table-cell>
          <table:table-cell table:style-name="ce7" table:formula="of:=[.AK8]-[.AK12]" office:value-type="float" office:value="100" calcext:value-type="float">
            <text:p>100</text:p>
          </table:table-cell>
          <table:table-cell table:style-name="ce7" table:formula="of:=[.AL8]-[.AL12]" office:value-type="float" office:value="100" calcext:value-type="float">
            <text:p>100</text:p>
          </table:table-cell>
          <table:table-cell table:style-name="ce7" table:formula="of:=[.AM8]-[.AM12]" office:value-type="float" office:value="100" calcext:value-type="float">
            <text:p>100</text:p>
          </table:table-cell>
          <table:table-cell table:style-name="ce7" table:formula="of:=[.AN8]-[.AN12]" office:value-type="float" office:value="100" calcext:value-type="float">
            <text:p>100</text:p>
          </table:table-cell>
          <table:table-cell table:style-name="ce7" table:formula="of:=[.AO8]-[.AO12]" office:value-type="float" office:value="100" calcext:value-type="float">
            <text:p>100</text:p>
          </table:table-cell>
          <table:table-cell table:style-name="ce7" table:formula="of:=[.AP8]-[.AP12]" office:value-type="float" office:value="100" calcext:value-type="float">
            <text:p>100</text:p>
          </table:table-cell>
          <table:table-cell table:style-name="ce7" table:formula="of:=[.AQ8]-[.AQ12]" office:value-type="float" office:value="100" calcext:value-type="float">
            <text:p>100</text:p>
          </table:table-cell>
          <table:table-cell table:style-name="ce7" table:formula="of:=[.AR8]-[.AR12]" office:value-type="float" office:value="100" calcext:value-type="float">
            <text:p>100</text:p>
          </table:table-cell>
          <table:table-cell table:style-name="ce7" table:formula="of:=[.AS8]-[.AS12]" office:value-type="float" office:value="100" calcext:value-type="float">
            <text:p>100</text:p>
          </table:table-cell>
          <table:table-cell table:style-name="ce7" table:formula="of:=[.AT8]-[.AT12]" office:value-type="float" office:value="100" calcext:value-type="float">
            <text:p>100</text:p>
          </table:table-cell>
          <table:table-cell table:style-name="ce7" table:formula="of:=[.AU8]-[.AU12]" office:value-type="float" office:value="100" calcext:value-type="float">
            <text:p>100</text:p>
          </table:table-cell>
          <table:table-cell table:style-name="ce7" table:formula="of:=[.AV8]-[.AV12]" office:value-type="float" office:value="100" calcext:value-type="float">
            <text:p>100</text:p>
          </table:table-cell>
          <table:table-cell table:style-name="ce7" table:formula="of:=[.AW8]-[.AW12]" office:value-type="float" office:value="100" calcext:value-type="float">
            <text:p>100</text:p>
          </table:table-cell>
          <table:table-cell table:style-name="ce7" table:formula="of:=[.AX8]-[.AX12]" office:value-type="float" office:value="100" calcext:value-type="float">
            <text:p>100</text:p>
          </table:table-cell>
          <table:table-cell table:style-name="ce7" table:formula="of:=[.AY8]-[.AY12]" office:value-type="float" office:value="100" calcext:value-type="float">
            <text:p>100</text:p>
          </table:table-cell>
          <table:table-cell table:style-name="ce7" table:formula="of:=[.AZ8]-[.AZ12]" office:value-type="float" office:value="100" calcext:value-type="float">
            <text:p>100</text:p>
          </table:table-cell>
          <table:table-cell table:style-name="ce7" table:formula="of:=[.BA8]-[.BA12]" office:value-type="float" office:value="100" calcext:value-type="float">
            <text:p>100</text:p>
          </table:table-cell>
          <table:table-cell table:style-name="ce7" table:formula="of:=[.BB8]-[.BB12]" office:value-type="float" office:value="100" calcext:value-type="float">
            <text:p>100</text:p>
          </table:table-cell>
          <table:table-cell table:style-name="ce7" table:formula="of:=[.BC8]-[.BC12]" office:value-type="float" office:value="100" calcext:value-type="float">
            <text:p>100</text:p>
          </table:table-cell>
          <table:table-cell table:style-name="ce7" table:formula="of:=[.BD8]-[.BD12]" office:value-type="float" office:value="100" calcext:value-type="float">
            <text:p>100</text:p>
          </table:table-cell>
          <table:table-cell table:style-name="ce7" table:formula="of:=[.BE8]-[.BE12]" office:value-type="float" office:value="100" calcext:value-type="float">
            <text:p>100</text:p>
          </table:table-cell>
          <table:table-cell table:style-name="ce7" table:formula="of:=[.BF8]-[.BF12]" office:value-type="float" office:value="100" calcext:value-type="float">
            <text:p>100</text:p>
          </table:table-cell>
          <table:table-cell table:style-name="ce7" table:formula="of:=[.BG8]-[.BG12]" office:value-type="float" office:value="100" calcext:value-type="float">
            <text:p>100</text:p>
          </table:table-cell>
          <table:table-cell table:style-name="ce7" table:formula="of:=[.BH8]-[.BH12]" office:value-type="float" office:value="100" calcext:value-type="float">
            <text:p>100</text:p>
          </table:table-cell>
          <table:table-cell table:style-name="ce7" table:formula="of:=[.BI8]-[.BI12]" office:value-type="float" office:value="100" calcext:value-type="float">
            <text:p>100</text:p>
          </table:table-cell>
          <table:table-cell table:style-name="ce7" table:formula="of:=[.BJ8]-[.BJ12]" office:value-type="float" office:value="100" calcext:value-type="float">
            <text:p>100</text:p>
          </table:table-cell>
          <table:table-cell table:style-name="ce7" table:formula="of:=[.BK8]-[.BK12]" office:value-type="float" office:value="100" calcext:value-type="float">
            <text:p>100</text:p>
          </table:table-cell>
          <table:table-cell table:style-name="ce7" table:formula="of:=[.BL8]-[.BL12]" office:value-type="float" office:value="100" calcext:value-type="float">
            <text:p>100</text:p>
          </table:table-cell>
          <table:table-cell table:style-name="ce7" table:formula="of:=[.BM8]-[.BM12]" office:value-type="float" office:value="100" calcext:value-type="float">
            <text:p>100</text:p>
          </table:table-cell>
          <table:table-cell table:style-name="ce7" table:formula="of:=[.BN8]-[.BN12]" office:value-type="float" office:value="100" calcext:value-type="float">
            <text:p>100</text:p>
          </table:table-cell>
          <table:table-cell table:style-name="ce7" table:formula="of:=[.BO8]-[.BO12]" office:value-type="float" office:value="100" calcext:value-type="float">
            <text:p>100</text:p>
          </table:table-cell>
          <table:table-cell table:style-name="ce7" table:formula="of:=[.BP8]-[.BP12]" office:value-type="float" office:value="100" calcext:value-type="float">
            <text:p>100</text:p>
          </table:table-cell>
          <table:table-cell table:style-name="ce7" table:formula="of:=[.BQ8]-[.BQ12]" office:value-type="float" office:value="100" calcext:value-type="float">
            <text:p>100</text:p>
          </table:table-cell>
          <table:table-cell table:style-name="ce7" table:formula="of:=[.BR8]-[.BR12]" office:value-type="float" office:value="100" calcext:value-type="float">
            <text:p>100</text:p>
          </table:table-cell>
          <table:table-cell table:style-name="ce7" table:formula="of:=[.BS8]-[.BS12]" office:value-type="float" office:value="100" calcext:value-type="float">
            <text:p>100</text:p>
          </table:table-cell>
          <table:table-cell table:style-name="ce7" table:formula="of:=[.BT8]-[.BT12]" office:value-type="float" office:value="100" calcext:value-type="float">
            <text:p>100</text:p>
          </table:table-cell>
          <table:table-cell table:style-name="ce7" table:formula="of:=[.BU8]-[.BU12]" office:value-type="float" office:value="100" calcext:value-type="float">
            <text:p>100</text:p>
          </table:table-cell>
          <table:table-cell table:style-name="ce7" table:formula="of:=[.BV8]-[.BV12]" office:value-type="float" office:value="100" calcext:value-type="float">
            <text:p>100</text:p>
          </table:table-cell>
          <table:table-cell table:style-name="ce7" table:formula="of:=[.BW8]-[.BW12]" office:value-type="float" office:value="100" calcext:value-type="float">
            <text:p>100</text:p>
          </table:table-cell>
          <table:table-cell table:style-name="ce7" table:formula="of:=[.BX8]-[.BX12]" office:value-type="float" office:value="100" calcext:value-type="float">
            <text:p>100</text:p>
          </table:table-cell>
          <table:table-cell table:style-name="ce7" table:formula="of:=[.BY8]-[.BY12]" office:value-type="float" office:value="100" calcext:value-type="float">
            <text:p>100</text:p>
          </table:table-cell>
          <table:table-cell table:style-name="ce7" table:formula="of:=[.BZ8]-[.BZ12]" office:value-type="float" office:value="100" calcext:value-type="float">
            <text:p>100</text:p>
          </table:table-cell>
          <table:table-cell table:style-name="ce7" table:formula="of:=[.CA8]-[.CA12]" office:value-type="float" office:value="100" calcext:value-type="float">
            <text:p>100</text:p>
          </table:table-cell>
          <table:table-cell table:style-name="ce7" table:formula="of:=[.CB8]-[.CB12]" office:value-type="float" office:value="100" calcext:value-type="float">
            <text:p>100</text:p>
          </table:table-cell>
          <table:table-cell table:style-name="ce7" table:formula="of:=[.CC8]-[.CC12]" office:value-type="float" office:value="100" calcext:value-type="float">
            <text:p>100</text:p>
          </table:table-cell>
          <table:table-cell table:style-name="ce7" table:formula="of:=[.CD8]-[.CD12]" office:value-type="float" office:value="100" calcext:value-type="float">
            <text:p>100</text:p>
          </table:table-cell>
          <table:table-cell table:style-name="ce7" table:formula="of:=[.CE8]-[.CE12]" office:value-type="float" office:value="100" calcext:value-type="float">
            <text:p>100</text:p>
          </table:table-cell>
          <table:table-cell table:style-name="ce7" table:formula="of:=[.CF8]-[.CF12]" office:value-type="float" office:value="100" calcext:value-type="float">
            <text:p>100</text:p>
          </table:table-cell>
          <table:table-cell table:style-name="ce7" table:formula="of:=[.CG8]-[.CG12]" office:value-type="float" office:value="100" calcext:value-type="float">
            <text:p>100</text:p>
          </table:table-cell>
          <table:table-cell table:style-name="ce7" table:formula="of:=[.CH8]-[.CH12]" office:value-type="float" office:value="100" calcext:value-type="float">
            <text:p>100</text:p>
          </table:table-cell>
          <table:table-cell table:style-name="ce7" table:formula="of:=[.CI8]-[.CI12]" office:value-type="float" office:value="100" calcext:value-type="float">
            <text:p>100</text:p>
          </table:table-cell>
          <table:table-cell table:style-name="ce7" table:formula="of:=[.CJ8]-[.CJ12]" office:value-type="float" office:value="100" calcext:value-type="float">
            <text:p>100</text:p>
          </table:table-cell>
          <table:table-cell table:style-name="ce7" table:formula="of:=[.CK8]-[.CK12]" office:value-type="float" office:value="100" calcext:value-type="float">
            <text:p>100</text:p>
          </table:table-cell>
          <table:table-cell table:style-name="ce7" table:formula="of:=[.CL8]-[.CL12]" office:value-type="float" office:value="100" calcext:value-type="float">
            <text:p>100</text:p>
          </table:table-cell>
          <table:table-cell table:style-name="ce7" table:formula="of:=[.CM8]-[.CM12]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4" office:value-type="string" calcext:value-type="string">
            <text:p>I (Infected)</text:p>
          </table:table-cell>
          <table:table-cell table:style-name="Default"/>
          <table:table-cell table:style-name="ce7" office:value-type="float" office:value="10" calcext:value-type="float">
            <text:p>10</text:p>
          </table:table-cell>
          <table:table-cell table:style-name="ce7" table:formula="of:=[.D9]+[.D12]" office:value-type="float" office:value="1.8" calcext:value-type="float">
            <text:p>1.8</text:p>
          </table:table-cell>
          <table:table-cell table:style-name="ce7" table:formula="of:=[.E9]+[.E12]" office:value-type="float" office:value="0.35352" calcext:value-type="float">
            <text:p>0.35352</text:p>
          </table:table-cell>
          <table:table-cell table:style-name="ce7" table:formula="of:=[.F9]+[.F12]" office:value-type="float" office:value="0.0704540472192" calcext:value-type="float">
            <text:p>0.0704540472</text:p>
          </table:table-cell>
          <table:table-cell table:style-name="ce7" table:formula="of:=[.G9]+[.G12]" office:value-type="float" office:value="0.0140808818983009" calcext:value-type="float">
            <text:p>0.0140808819</text:p>
          </table:table-cell>
          <table:table-cell table:style-name="ce7" table:formula="of:=[.H9]+[.H12]" office:value-type="float" office:value="0.00281577983719011" calcext:value-type="float">
            <text:p>0.0028157798</text:p>
          </table:table-cell>
          <table:table-cell table:style-name="ce7" table:formula="of:=[.I9]+[.I12]" office:value-type="float" office:value="0.000563140110205838" calcext:value-type="float">
            <text:p>0.0005631401</text:p>
          </table:table-cell>
          <table:table-cell table:style-name="ce7" table:formula="of:=[.J9]+[.J12]" office:value-type="float" office:value="0.0001126273877876" calcext:value-type="float">
            <text:p>0.0001126274</text:p>
          </table:table-cell>
          <table:table-cell table:style-name="ce7" table:formula="of:=[.K9]+[.K12]" office:value-type="float" office:value="0.0000225254521876631" calcext:value-type="float">
            <text:p>2.25254521876631E-005</text:p>
          </table:table-cell>
          <table:table-cell table:style-name="ce7" table:formula="of:=[.L9]+[.L12]" office:value-type="float" office:value="0.00000450508942274062" calcext:value-type="float">
            <text:p>4.50508942274062E-006</text:p>
          </table:table-cell>
          <table:table-cell table:style-name="ce7" table:formula="of:=[.M9]+[.M12]" office:value-type="float" office:value="0.000000901017843956464" calcext:value-type="float">
            <text:p>0.000000901</text:p>
          </table:table-cell>
          <table:table-cell table:style-name="ce7" table:formula="of:=[.N9]+[.N12]" office:value-type="float" office:value="0.000000180203567167626" calcext:value-type="float">
            <text:p>1.80203567167626E-007</text:p>
          </table:table-cell>
          <table:table-cell table:style-name="ce7" table:formula="of:=[.O9]+[.O12]" office:value-type="float" office:value="0.0000000360407133685786" calcext:value-type="float">
            <text:p>0.000000036</text:p>
          </table:table-cell>
          <table:table-cell table:style-name="ce7" table:formula="of:=[.P9]+[.P12]" office:value-type="float" office:value="0.00000000720814267111786" calcext:value-type="float">
            <text:p>7.20814267111786E-009</text:p>
          </table:table-cell>
          <table:table-cell table:style-name="ce7" table:formula="of:=[.Q9]+[.Q12]" office:value-type="float" office:value="0.00000000144162853411966" calcext:value-type="float">
            <text:p>1.44162853411966E-009</text:p>
          </table:table-cell>
          <table:table-cell table:style-name="ce7" table:formula="of:=[.R9]+[.R12]" office:value-type="float" office:value="0.000000000288325706819775" calcext:value-type="float">
            <text:p>2.88325706819775E-010</text:p>
          </table:table-cell>
          <table:table-cell table:style-name="ce7" table:formula="of:=[.S9]+[.S12]" office:value-type="float" office:value="0.0000000000576651413637887" calcext:value-type="float">
            <text:p>5.76651413637887E-011</text:p>
          </table:table-cell>
          <table:table-cell table:style-name="ce7" table:formula="of:=[.T9]+[.T12]" office:value-type="float" office:value="0.0000000000115330282727511" calcext:value-type="float">
            <text:p>1.15330282727511E-011</text:p>
          </table:table-cell>
          <table:table-cell table:style-name="ce7" table:formula="of:=[.U9]+[.U12]" office:value-type="float" office:value="0.00000000000230660565454995" calcext:value-type="float">
            <text:p>2.30660565454995E-012</text:p>
          </table:table-cell>
          <table:table-cell table:style-name="ce7" table:formula="of:=[.V9]+[.V12]" office:value-type="float" office:value="0.00000000000046132113090998" calcext:value-type="float">
            <text:p>4.6132113090998E-013</text:p>
          </table:table-cell>
          <table:table-cell table:style-name="ce7" table:formula="of:=[.W9]+[.W12]" office:value-type="float" office:value="0.0000000000000922642261819956" calcext:value-type="float">
            <text:p>9.22642261819956E-014</text:p>
          </table:table-cell>
          <table:table-cell table:style-name="ce7" table:formula="of:=[.X9]+[.X12]" office:value-type="float" office:value="0.0000000000000184528452363991" calcext:value-type="float">
            <text:p>1.84528452363991E-014</text:p>
          </table:table-cell>
          <table:table-cell table:style-name="ce7" table:formula="of:=[.Y9]+[.Y12]" office:value-type="float" office:value="3.69056904727982E-015" calcext:value-type="float">
            <text:p>3.69056904727982E-015</text:p>
          </table:table-cell>
          <table:table-cell table:style-name="ce7" table:formula="of:=[.Z9]+[.Z12]" office:value-type="float" office:value="7.38113809455965E-016" calcext:value-type="float">
            <text:p>7.38113809455965E-016</text:p>
          </table:table-cell>
          <table:table-cell table:style-name="ce7" table:formula="of:=[.AA9]+[.AA12]" office:value-type="float" office:value="1.47622761891193E-016" calcext:value-type="float">
            <text:p>1.47622761891193E-016</text:p>
          </table:table-cell>
          <table:table-cell table:style-name="ce7" table:formula="of:=[.AB9]+[.AB12]" office:value-type="float" office:value="2.95245523782386E-017" calcext:value-type="float">
            <text:p>2.95245523782386E-017</text:p>
          </table:table-cell>
          <table:table-cell table:style-name="ce7" table:formula="of:=[.AC9]+[.AC12]" office:value-type="float" office:value="5.90491047564772E-018" calcext:value-type="float">
            <text:p>5.90491047564772E-018</text:p>
          </table:table-cell>
          <table:table-cell table:style-name="ce7" table:formula="of:=[.AD9]+[.AD12]" office:value-type="float" office:value="1.18098209512954E-018" calcext:value-type="float">
            <text:p>1.18098209512954E-018</text:p>
          </table:table-cell>
          <table:table-cell table:style-name="ce7" table:formula="of:=[.AE9]+[.AE12]" office:value-type="float" office:value="2.36196419025909E-019" calcext:value-type="float">
            <text:p>2.36196419025909E-019</text:p>
          </table:table-cell>
          <table:table-cell table:style-name="ce7" table:formula="of:=[.AF9]+[.AF12]" office:value-type="float" office:value="4.72392838051818E-020" calcext:value-type="float">
            <text:p>4.72392838051818E-020</text:p>
          </table:table-cell>
          <table:table-cell table:style-name="ce7" table:formula="of:=[.AG9]+[.AG12]" office:value-type="float" office:value="9.44785676103635E-021" calcext:value-type="float">
            <text:p>9.44785676103635E-021</text:p>
          </table:table-cell>
          <table:table-cell table:style-name="ce7" table:formula="of:=[.AH9]+[.AH12]" office:value-type="float" office:value="1.88957135220727E-021" calcext:value-type="float">
            <text:p>1.88957135220727E-021</text:p>
          </table:table-cell>
          <table:table-cell table:style-name="ce7" table:formula="of:=[.AI9]+[.AI12]" office:value-type="float" office:value="3.77914270441454E-022" calcext:value-type="float">
            <text:p>3.77914270441454E-022</text:p>
          </table:table-cell>
          <table:table-cell table:style-name="ce7" table:formula="of:=[.AJ9]+[.AJ12]" office:value-type="float" office:value="7.55828540882908E-023" calcext:value-type="float">
            <text:p>7.55828540882908E-023</text:p>
          </table:table-cell>
          <table:table-cell table:style-name="ce7" table:formula="of:=[.AK9]+[.AK12]" office:value-type="float" office:value="1.51165708176582E-023" calcext:value-type="float">
            <text:p>1.51165708176582E-023</text:p>
          </table:table-cell>
          <table:table-cell table:style-name="ce7" table:formula="of:=[.AL9]+[.AL12]" office:value-type="float" office:value="3.02331416353163E-024" calcext:value-type="float">
            <text:p>3.02331416353163E-024</text:p>
          </table:table-cell>
          <table:table-cell table:style-name="ce7" table:formula="of:=[.AM9]+[.AM12]" office:value-type="float" office:value="6.04662832706327E-025" calcext:value-type="float">
            <text:p>6.04662832706327E-025</text:p>
          </table:table-cell>
          <table:table-cell table:style-name="ce7" table:formula="of:=[.AN9]+[.AN12]" office:value-type="float" office:value="1.20932566541265E-025" calcext:value-type="float">
            <text:p>1.20932566541265E-025</text:p>
          </table:table-cell>
          <table:table-cell table:style-name="ce7" table:formula="of:=[.AO9]+[.AO12]" office:value-type="float" office:value="2.41865133082531E-026" calcext:value-type="float">
            <text:p>2.41865133082531E-026</text:p>
          </table:table-cell>
          <table:table-cell table:style-name="ce7" table:formula="of:=[.AP9]+[.AP12]" office:value-type="float" office:value="4.83730266165061E-027" calcext:value-type="float">
            <text:p>4.83730266165061E-027</text:p>
          </table:table-cell>
          <table:table-cell table:style-name="ce7" table:formula="of:=[.AQ9]+[.AQ12]" office:value-type="float" office:value="9.67460532330123E-028" calcext:value-type="float">
            <text:p>9.67460532330123E-028</text:p>
          </table:table-cell>
          <table:table-cell table:style-name="ce7" table:formula="of:=[.AR9]+[.AR12]" office:value-type="float" office:value="1.93492106466025E-028" calcext:value-type="float">
            <text:p>1.93492106466025E-028</text:p>
          </table:table-cell>
          <table:table-cell table:style-name="ce7" table:formula="of:=[.AS9]+[.AS12]" office:value-type="float" office:value="3.86984212932049E-029" calcext:value-type="float">
            <text:p>3.86984212932049E-029</text:p>
          </table:table-cell>
          <table:table-cell table:style-name="ce7" table:formula="of:=[.AT9]+[.AT12]" office:value-type="float" office:value="7.73968425864098E-030" calcext:value-type="float">
            <text:p>7.73968425864098E-030</text:p>
          </table:table-cell>
          <table:table-cell table:style-name="ce7" table:formula="of:=[.AU9]+[.AU12]" office:value-type="float" office:value="1.5479368517282E-030" calcext:value-type="float">
            <text:p>1.5479368517282E-030</text:p>
          </table:table-cell>
          <table:table-cell table:style-name="ce7" table:formula="of:=[.AV9]+[.AV12]" office:value-type="float" office:value="3.09587370345639E-031" calcext:value-type="float">
            <text:p>3.09587370345639E-031</text:p>
          </table:table-cell>
          <table:table-cell table:style-name="ce7" table:formula="of:=[.AW9]+[.AW12]" office:value-type="float" office:value="6.19174740691279E-032" calcext:value-type="float">
            <text:p>6.19174740691279E-032</text:p>
          </table:table-cell>
          <table:table-cell table:style-name="ce7" table:formula="of:=[.AX9]+[.AX12]" office:value-type="float" office:value="1.23834948138256E-032" calcext:value-type="float">
            <text:p>1.23834948138256E-032</text:p>
          </table:table-cell>
          <table:table-cell table:style-name="ce7" table:formula="of:=[.AY9]+[.AY12]" office:value-type="float" office:value="2.47669896276512E-033" calcext:value-type="float">
            <text:p>2.47669896276512E-033</text:p>
          </table:table-cell>
          <table:table-cell table:style-name="ce7" table:formula="of:=[.AZ9]+[.AZ12]" office:value-type="float" office:value="4.95339792553023E-034" calcext:value-type="float">
            <text:p>4.95339792553023E-034</text:p>
          </table:table-cell>
          <table:table-cell table:style-name="ce7" table:formula="of:=[.BA9]+[.BA12]" office:value-type="float" office:value="9.90679585106046E-035" calcext:value-type="float">
            <text:p>9.90679585106046E-035</text:p>
          </table:table-cell>
          <table:table-cell table:style-name="ce7" table:formula="of:=[.BB9]+[.BB12]" office:value-type="float" office:value="1.98135917021209E-035" calcext:value-type="float">
            <text:p>1.98135917021209E-035</text:p>
          </table:table-cell>
          <table:table-cell table:style-name="ce7" table:formula="of:=[.BC9]+[.BC12]" office:value-type="float" office:value="3.96271834042418E-036" calcext:value-type="float">
            <text:p>3.96271834042418E-036</text:p>
          </table:table-cell>
          <table:table-cell table:style-name="ce7" table:formula="of:=[.BD9]+[.BD12]" office:value-type="float" office:value="7.92543668084837E-037" calcext:value-type="float">
            <text:p>7.92543668084837E-037</text:p>
          </table:table-cell>
          <table:table-cell table:style-name="ce7" table:formula="of:=[.BE9]+[.BE12]" office:value-type="float" office:value="1.58508733616967E-037" calcext:value-type="float">
            <text:p>1.58508733616967E-037</text:p>
          </table:table-cell>
          <table:table-cell table:style-name="ce7" table:formula="of:=[.BF9]+[.BF12]" office:value-type="float" office:value="3.17017467233935E-038" calcext:value-type="float">
            <text:p>3.17017467233935E-038</text:p>
          </table:table-cell>
          <table:table-cell table:style-name="ce7" table:formula="of:=[.BG9]+[.BG12]" office:value-type="float" office:value="6.34034934467869E-039" calcext:value-type="float">
            <text:p>6.34034934467869E-039</text:p>
          </table:table-cell>
          <table:table-cell table:style-name="ce7" table:formula="of:=[.BH9]+[.BH12]" office:value-type="float" office:value="1.26806986893574E-039" calcext:value-type="float">
            <text:p>1.26806986893574E-039</text:p>
          </table:table-cell>
          <table:table-cell table:style-name="ce7" table:formula="of:=[.BI9]+[.BI12]" office:value-type="float" office:value="2.53613973787148E-040" calcext:value-type="float">
            <text:p>2.53613973787148E-040</text:p>
          </table:table-cell>
          <table:table-cell table:style-name="ce7" table:formula="of:=[.BJ9]+[.BJ12]" office:value-type="float" office:value="5.07227947574296E-041" calcext:value-type="float">
            <text:p>5.07227947574296E-041</text:p>
          </table:table-cell>
          <table:table-cell table:style-name="ce7" table:formula="of:=[.BK9]+[.BK12]" office:value-type="float" office:value="1.01445589514859E-041" calcext:value-type="float">
            <text:p>1.01445589514859E-041</text:p>
          </table:table-cell>
          <table:table-cell table:style-name="ce7" table:formula="of:=[.BL9]+[.BL12]" office:value-type="float" office:value="2.02891179029718E-042" calcext:value-type="float">
            <text:p>2.02891179029718E-042</text:p>
          </table:table-cell>
          <table:table-cell table:style-name="ce7" table:formula="of:=[.BM9]+[.BM12]" office:value-type="float" office:value="4.05782358059436E-043" calcext:value-type="float">
            <text:p>4.05782358059436E-043</text:p>
          </table:table-cell>
          <table:table-cell table:style-name="ce7" table:formula="of:=[.BN9]+[.BN12]" office:value-type="float" office:value="8.11564716118873E-044" calcext:value-type="float">
            <text:p>8.11564716118873E-044</text:p>
          </table:table-cell>
          <table:table-cell table:style-name="ce7" table:formula="of:=[.BO9]+[.BO12]" office:value-type="float" office:value="1.62312943223775E-044" calcext:value-type="float">
            <text:p>1.62312943223775E-044</text:p>
          </table:table-cell>
          <table:table-cell table:style-name="ce7" table:formula="of:=[.BP9]+[.BP12]" office:value-type="float" office:value="3.24625886447549E-045" calcext:value-type="float">
            <text:p>3.24625886447549E-045</text:p>
          </table:table-cell>
          <table:table-cell table:style-name="ce7" table:formula="of:=[.BQ9]+[.BQ12]" office:value-type="float" office:value="6.49251772895098E-046" calcext:value-type="float">
            <text:p>6.49251772895098E-046</text:p>
          </table:table-cell>
          <table:table-cell table:style-name="ce7" table:formula="of:=[.BR9]+[.BR12]" office:value-type="float" office:value="1.2985035457902E-046" calcext:value-type="float">
            <text:p>1.2985035457902E-046</text:p>
          </table:table-cell>
          <table:table-cell table:style-name="ce7" table:formula="of:=[.BS9]+[.BS12]" office:value-type="float" office:value="2.59700709158039E-047" calcext:value-type="float">
            <text:p>2.59700709158039E-047</text:p>
          </table:table-cell>
          <table:table-cell table:style-name="ce7" table:formula="of:=[.BT9]+[.BT12]" office:value-type="float" office:value="5.19401418316079E-048" calcext:value-type="float">
            <text:p>5.19401418316079E-048</text:p>
          </table:table-cell>
          <table:table-cell table:style-name="ce7" table:formula="of:=[.BU9]+[.BU12]" office:value-type="float" office:value="1.03880283663216E-048" calcext:value-type="float">
            <text:p>1.03880283663216E-048</text:p>
          </table:table-cell>
          <table:table-cell table:style-name="ce7" table:formula="of:=[.BV9]+[.BV12]" office:value-type="float" office:value="2.07760567326431E-049" calcext:value-type="float">
            <text:p>2.07760567326431E-049</text:p>
          </table:table-cell>
          <table:table-cell table:style-name="ce7" table:formula="of:=[.BW9]+[.BW12]" office:value-type="float" office:value="4.15521134652863E-050" calcext:value-type="float">
            <text:p>4.15521134652863E-050</text:p>
          </table:table-cell>
          <table:table-cell table:style-name="ce7" table:formula="of:=[.BX9]+[.BX12]" office:value-type="float" office:value="8.31042269305726E-051" calcext:value-type="float">
            <text:p>8.31042269305726E-051</text:p>
          </table:table-cell>
          <table:table-cell table:style-name="ce7" table:formula="of:=[.BY9]+[.BY12]" office:value-type="float" office:value="1.66208453861145E-051" calcext:value-type="float">
            <text:p>1.66208453861145E-051</text:p>
          </table:table-cell>
          <table:table-cell table:style-name="ce7" table:formula="of:=[.BZ9]+[.BZ12]" office:value-type="float" office:value="3.3241690772229E-052" calcext:value-type="float">
            <text:p>3.3241690772229E-052</text:p>
          </table:table-cell>
          <table:table-cell table:style-name="ce7" table:formula="of:=[.CA9]+[.CA12]" office:value-type="float" office:value="6.64833815444581E-053" calcext:value-type="float">
            <text:p>6.64833815444581E-053</text:p>
          </table:table-cell>
          <table:table-cell table:style-name="ce7" table:formula="of:=[.CB9]+[.CB12]" office:value-type="float" office:value="1.32966763088916E-053" calcext:value-type="float">
            <text:p>1.32966763088916E-053</text:p>
          </table:table-cell>
          <table:table-cell table:style-name="ce7" table:formula="of:=[.CC9]+[.CC12]" office:value-type="float" office:value="2.65933526177832E-054" calcext:value-type="float">
            <text:p>2.65933526177832E-054</text:p>
          </table:table-cell>
          <table:table-cell table:style-name="ce7" table:formula="of:=[.CD9]+[.CD12]" office:value-type="float" office:value="5.31867052355665E-055" calcext:value-type="float">
            <text:p>5.31867052355665E-055</text:p>
          </table:table-cell>
          <table:table-cell table:style-name="ce7" table:formula="of:=[.CE9]+[.CE12]" office:value-type="float" office:value="1.06373410471133E-055" calcext:value-type="float">
            <text:p>1.06373410471133E-055</text:p>
          </table:table-cell>
          <table:table-cell table:style-name="ce7" table:formula="of:=[.CF9]+[.CF12]" office:value-type="float" office:value="2.12746820942266E-056" calcext:value-type="float">
            <text:p>2.12746820942266E-056</text:p>
          </table:table-cell>
          <table:table-cell table:style-name="ce7" table:formula="of:=[.CG9]+[.CG12]" office:value-type="float" office:value="4.25493641884532E-057" calcext:value-type="float">
            <text:p>4.25493641884532E-057</text:p>
          </table:table-cell>
          <table:table-cell table:style-name="ce7" table:formula="of:=[.CH9]+[.CH12]" office:value-type="float" office:value="8.50987283769064E-058" calcext:value-type="float">
            <text:p>8.50987283769064E-058</text:p>
          </table:table-cell>
          <table:table-cell table:style-name="ce7" table:formula="of:=[.CI9]+[.CI12]" office:value-type="float" office:value="1.70197456753813E-058" calcext:value-type="float">
            <text:p>1.70197456753813E-058</text:p>
          </table:table-cell>
          <table:table-cell table:style-name="ce7" table:formula="of:=[.CJ9]+[.CJ12]" office:value-type="float" office:value="3.40394913507625E-059" calcext:value-type="float">
            <text:p>3.40394913507625E-059</text:p>
          </table:table-cell>
          <table:table-cell table:style-name="ce7" table:formula="of:=[.CK9]+[.CK12]" office:value-type="float" office:value="6.80789827015251E-060" calcext:value-type="float">
            <text:p>6.80789827015251E-060</text:p>
          </table:table-cell>
          <table:table-cell table:style-name="ce7" table:formula="of:=[.CL9]+[.CL12]" office:value-type="float" office:value="1.3615796540305E-060" calcext:value-type="float">
            <text:p>1.3615796540305E-060</text:p>
          </table:table-cell>
          <table:table-cell table:style-name="ce7" table:formula="of:=[.CM9]+[.CM12]" office:value-type="float" office:value="2.723159308061E-061" calcext:value-type="float">
            <text:p>2.723159308061E-061</text:p>
          </table:table-cell>
        </table:table-row>
        <table:table-row table:style-name="ro1">
          <table:table-cell/>
          <table:table-cell table:style-name="ce4" office:value-type="string" calcext:value-type="string">
            <text:p>N (Total pop)</text:p>
          </table:table-cell>
          <table:table-cell table:style-name="Default"/>
          <table:table-cell table:style-name="ce7" table:formula="of:=[.D8]+[.D9]" office:value-type="float" office:value="100" calcext:value-type="float">
            <text:p>100</text:p>
          </table:table-cell>
          <table:table-cell table:style-name="ce7" table:formula="of:=[.E8]+[.E9]" office:value-type="float" office:value="100" calcext:value-type="float">
            <text:p>100</text:p>
          </table:table-cell>
          <table:table-cell table:style-name="ce7" table:formula="of:=[.F8]+[.F9]" office:value-type="float" office:value="100" calcext:value-type="float">
            <text:p>100</text:p>
          </table:table-cell>
          <table:table-cell table:style-name="ce7" table:formula="of:=[.G8]+[.G9]" office:value-type="float" office:value="100" calcext:value-type="float">
            <text:p>100</text:p>
          </table:table-cell>
          <table:table-cell table:style-name="ce7" table:formula="of:=[.H8]+[.H9]" office:value-type="float" office:value="100" calcext:value-type="float">
            <text:p>100</text:p>
          </table:table-cell>
          <table:table-cell table:style-name="ce7" table:formula="of:=[.I8]+[.I9]" office:value-type="float" office:value="100" calcext:value-type="float">
            <text:p>100</text:p>
          </table:table-cell>
          <table:table-cell table:style-name="ce7" table:formula="of:=[.J8]+[.J9]" office:value-type="float" office:value="100" calcext:value-type="float">
            <text:p>100</text:p>
          </table:table-cell>
          <table:table-cell table:style-name="ce7" table:formula="of:=[.K8]+[.K9]" office:value-type="float" office:value="100" calcext:value-type="float">
            <text:p>100</text:p>
          </table:table-cell>
          <table:table-cell table:style-name="ce7" table:formula="of:=[.L8]+[.L9]" office:value-type="float" office:value="100" calcext:value-type="float">
            <text:p>100</text:p>
          </table:table-cell>
          <table:table-cell table:style-name="ce7" table:formula="of:=[.M8]+[.M9]" office:value-type="float" office:value="100" calcext:value-type="float">
            <text:p>100</text:p>
          </table:table-cell>
          <table:table-cell table:style-name="ce7" table:formula="of:=[.N8]+[.N9]" office:value-type="float" office:value="100" calcext:value-type="float">
            <text:p>100</text:p>
          </table:table-cell>
          <table:table-cell table:style-name="ce7" table:formula="of:=[.O8]+[.O9]" office:value-type="float" office:value="100" calcext:value-type="float">
            <text:p>100</text:p>
          </table:table-cell>
          <table:table-cell table:style-name="ce7" table:formula="of:=[.P8]+[.P9]" office:value-type="float" office:value="100" calcext:value-type="float">
            <text:p>100</text:p>
          </table:table-cell>
          <table:table-cell table:style-name="ce7" table:formula="of:=[.Q8]+[.Q9]" office:value-type="float" office:value="100" calcext:value-type="float">
            <text:p>100</text:p>
          </table:table-cell>
          <table:table-cell table:style-name="ce7" table:formula="of:=[.R8]+[.R9]" office:value-type="float" office:value="100" calcext:value-type="float">
            <text:p>100</text:p>
          </table:table-cell>
          <table:table-cell table:style-name="ce7" table:formula="of:=[.S8]+[.S9]" office:value-type="float" office:value="100" calcext:value-type="float">
            <text:p>100</text:p>
          </table:table-cell>
          <table:table-cell table:style-name="ce7" table:formula="of:=[.T8]+[.T9]" office:value-type="float" office:value="100" calcext:value-type="float">
            <text:p>100</text:p>
          </table:table-cell>
          <table:table-cell table:style-name="ce7" table:formula="of:=[.U8]+[.U9]" office:value-type="float" office:value="100" calcext:value-type="float">
            <text:p>100</text:p>
          </table:table-cell>
          <table:table-cell table:style-name="ce7" table:formula="of:=[.V8]+[.V9]" office:value-type="float" office:value="100" calcext:value-type="float">
            <text:p>100</text:p>
          </table:table-cell>
          <table:table-cell table:style-name="ce7" table:formula="of:=[.W8]+[.W9]" office:value-type="float" office:value="100" calcext:value-type="float">
            <text:p>100</text:p>
          </table:table-cell>
          <table:table-cell table:style-name="ce7" table:formula="of:=[.X8]+[.X9]" office:value-type="float" office:value="100" calcext:value-type="float">
            <text:p>100</text:p>
          </table:table-cell>
          <table:table-cell table:style-name="ce7" table:formula="of:=[.Y8]+[.Y9]" office:value-type="float" office:value="100" calcext:value-type="float">
            <text:p>100</text:p>
          </table:table-cell>
          <table:table-cell table:style-name="ce7" table:formula="of:=[.Z8]+[.Z9]" office:value-type="float" office:value="100" calcext:value-type="float">
            <text:p>100</text:p>
          </table:table-cell>
          <table:table-cell table:style-name="ce7" table:formula="of:=[.AA8]+[.AA9]" office:value-type="float" office:value="100" calcext:value-type="float">
            <text:p>100</text:p>
          </table:table-cell>
          <table:table-cell table:style-name="ce7" table:formula="of:=[.AB8]+[.AB9]" office:value-type="float" office:value="100" calcext:value-type="float">
            <text:p>100</text:p>
          </table:table-cell>
          <table:table-cell table:style-name="ce7" table:formula="of:=[.AC8]+[.AC9]" office:value-type="float" office:value="100" calcext:value-type="float">
            <text:p>100</text:p>
          </table:table-cell>
          <table:table-cell table:style-name="ce7" table:formula="of:=[.AD8]+[.AD9]" office:value-type="float" office:value="100" calcext:value-type="float">
            <text:p>100</text:p>
          </table:table-cell>
          <table:table-cell table:style-name="ce7" table:formula="of:=[.AE8]+[.AE9]" office:value-type="float" office:value="100" calcext:value-type="float">
            <text:p>100</text:p>
          </table:table-cell>
          <table:table-cell table:style-name="ce7" table:formula="of:=[.AF8]+[.AF9]" office:value-type="float" office:value="100" calcext:value-type="float">
            <text:p>100</text:p>
          </table:table-cell>
          <table:table-cell table:style-name="ce7" table:formula="of:=[.AG8]+[.AG9]" office:value-type="float" office:value="100" calcext:value-type="float">
            <text:p>100</text:p>
          </table:table-cell>
          <table:table-cell table:style-name="ce7" table:formula="of:=[.AH8]+[.AH9]" office:value-type="float" office:value="100" calcext:value-type="float">
            <text:p>100</text:p>
          </table:table-cell>
          <table:table-cell table:style-name="ce7" table:formula="of:=[.AI8]+[.AI9]" office:value-type="float" office:value="100" calcext:value-type="float">
            <text:p>100</text:p>
          </table:table-cell>
          <table:table-cell table:style-name="ce7" table:formula="of:=[.AJ8]+[.AJ9]" office:value-type="float" office:value="100" calcext:value-type="float">
            <text:p>100</text:p>
          </table:table-cell>
          <table:table-cell table:style-name="ce7" table:formula="of:=[.AK8]+[.AK9]" office:value-type="float" office:value="100" calcext:value-type="float">
            <text:p>100</text:p>
          </table:table-cell>
          <table:table-cell table:style-name="ce7" table:formula="of:=[.AL8]+[.AL9]" office:value-type="float" office:value="100" calcext:value-type="float">
            <text:p>100</text:p>
          </table:table-cell>
          <table:table-cell table:style-name="ce7" table:formula="of:=[.AM8]+[.AM9]" office:value-type="float" office:value="100" calcext:value-type="float">
            <text:p>100</text:p>
          </table:table-cell>
          <table:table-cell table:style-name="ce7" table:formula="of:=[.AN8]+[.AN9]" office:value-type="float" office:value="100" calcext:value-type="float">
            <text:p>100</text:p>
          </table:table-cell>
          <table:table-cell table:style-name="ce7" table:formula="of:=[.AO8]+[.AO9]" office:value-type="float" office:value="100" calcext:value-type="float">
            <text:p>100</text:p>
          </table:table-cell>
          <table:table-cell table:style-name="ce7" table:formula="of:=[.AP8]+[.AP9]" office:value-type="float" office:value="100" calcext:value-type="float">
            <text:p>100</text:p>
          </table:table-cell>
          <table:table-cell table:style-name="ce7" table:formula="of:=[.AQ8]+[.AQ9]" office:value-type="float" office:value="100" calcext:value-type="float">
            <text:p>100</text:p>
          </table:table-cell>
          <table:table-cell table:style-name="ce7" table:formula="of:=[.AR8]+[.AR9]" office:value-type="float" office:value="100" calcext:value-type="float">
            <text:p>100</text:p>
          </table:table-cell>
          <table:table-cell table:style-name="ce7" table:formula="of:=[.AS8]+[.AS9]" office:value-type="float" office:value="100" calcext:value-type="float">
            <text:p>100</text:p>
          </table:table-cell>
          <table:table-cell table:style-name="ce7" table:formula="of:=[.AT8]+[.AT9]" office:value-type="float" office:value="100" calcext:value-type="float">
            <text:p>100</text:p>
          </table:table-cell>
          <table:table-cell table:style-name="ce7" table:formula="of:=[.AU8]+[.AU9]" office:value-type="float" office:value="100" calcext:value-type="float">
            <text:p>100</text:p>
          </table:table-cell>
          <table:table-cell table:style-name="ce7" table:formula="of:=[.AV8]+[.AV9]" office:value-type="float" office:value="100" calcext:value-type="float">
            <text:p>100</text:p>
          </table:table-cell>
          <table:table-cell table:style-name="ce7" table:formula="of:=[.AW8]+[.AW9]" office:value-type="float" office:value="100" calcext:value-type="float">
            <text:p>100</text:p>
          </table:table-cell>
          <table:table-cell table:style-name="ce7" table:formula="of:=[.AX8]+[.AX9]" office:value-type="float" office:value="100" calcext:value-type="float">
            <text:p>100</text:p>
          </table:table-cell>
          <table:table-cell table:style-name="ce7" table:formula="of:=[.AY8]+[.AY9]" office:value-type="float" office:value="100" calcext:value-type="float">
            <text:p>100</text:p>
          </table:table-cell>
          <table:table-cell table:style-name="ce7" table:formula="of:=[.AZ8]+[.AZ9]" office:value-type="float" office:value="100" calcext:value-type="float">
            <text:p>100</text:p>
          </table:table-cell>
          <table:table-cell table:style-name="ce7" table:formula="of:=[.BA8]+[.BA9]" office:value-type="float" office:value="100" calcext:value-type="float">
            <text:p>100</text:p>
          </table:table-cell>
          <table:table-cell table:style-name="ce7" table:formula="of:=[.BB8]+[.BB9]" office:value-type="float" office:value="100" calcext:value-type="float">
            <text:p>100</text:p>
          </table:table-cell>
          <table:table-cell table:style-name="ce7" table:formula="of:=[.BC8]+[.BC9]" office:value-type="float" office:value="100" calcext:value-type="float">
            <text:p>100</text:p>
          </table:table-cell>
          <table:table-cell table:style-name="ce7" table:formula="of:=[.BD8]+[.BD9]" office:value-type="float" office:value="100" calcext:value-type="float">
            <text:p>100</text:p>
          </table:table-cell>
          <table:table-cell table:style-name="ce7" table:formula="of:=[.BE8]+[.BE9]" office:value-type="float" office:value="100" calcext:value-type="float">
            <text:p>100</text:p>
          </table:table-cell>
          <table:table-cell table:style-name="ce7" table:formula="of:=[.BF8]+[.BF9]" office:value-type="float" office:value="100" calcext:value-type="float">
            <text:p>100</text:p>
          </table:table-cell>
          <table:table-cell table:style-name="ce7" table:formula="of:=[.BG8]+[.BG9]" office:value-type="float" office:value="100" calcext:value-type="float">
            <text:p>100</text:p>
          </table:table-cell>
          <table:table-cell table:style-name="ce7" table:formula="of:=[.BH8]+[.BH9]" office:value-type="float" office:value="100" calcext:value-type="float">
            <text:p>100</text:p>
          </table:table-cell>
          <table:table-cell table:style-name="ce7" table:formula="of:=[.BI8]+[.BI9]" office:value-type="float" office:value="100" calcext:value-type="float">
            <text:p>100</text:p>
          </table:table-cell>
          <table:table-cell table:style-name="ce7" table:formula="of:=[.BJ8]+[.BJ9]" office:value-type="float" office:value="100" calcext:value-type="float">
            <text:p>100</text:p>
          </table:table-cell>
          <table:table-cell table:style-name="ce7" table:formula="of:=[.BK8]+[.BK9]" office:value-type="float" office:value="100" calcext:value-type="float">
            <text:p>100</text:p>
          </table:table-cell>
          <table:table-cell table:style-name="ce7" table:formula="of:=[.BL8]+[.BL9]" office:value-type="float" office:value="100" calcext:value-type="float">
            <text:p>100</text:p>
          </table:table-cell>
          <table:table-cell table:style-name="ce7" table:formula="of:=[.BM8]+[.BM9]" office:value-type="float" office:value="100" calcext:value-type="float">
            <text:p>100</text:p>
          </table:table-cell>
          <table:table-cell table:style-name="ce7" table:formula="of:=[.BN8]+[.BN9]" office:value-type="float" office:value="100" calcext:value-type="float">
            <text:p>100</text:p>
          </table:table-cell>
          <table:table-cell table:style-name="ce7" table:formula="of:=[.BO8]+[.BO9]" office:value-type="float" office:value="100" calcext:value-type="float">
            <text:p>100</text:p>
          </table:table-cell>
          <table:table-cell table:style-name="ce7" table:formula="of:=[.BP8]+[.BP9]" office:value-type="float" office:value="100" calcext:value-type="float">
            <text:p>100</text:p>
          </table:table-cell>
          <table:table-cell table:style-name="ce7" table:formula="of:=[.BQ8]+[.BQ9]" office:value-type="float" office:value="100" calcext:value-type="float">
            <text:p>100</text:p>
          </table:table-cell>
          <table:table-cell table:style-name="ce7" table:formula="of:=[.BR8]+[.BR9]" office:value-type="float" office:value="100" calcext:value-type="float">
            <text:p>100</text:p>
          </table:table-cell>
          <table:table-cell table:style-name="ce7" table:formula="of:=[.BS8]+[.BS9]" office:value-type="float" office:value="100" calcext:value-type="float">
            <text:p>100</text:p>
          </table:table-cell>
          <table:table-cell table:style-name="ce7" table:formula="of:=[.BT8]+[.BT9]" office:value-type="float" office:value="100" calcext:value-type="float">
            <text:p>100</text:p>
          </table:table-cell>
          <table:table-cell table:style-name="ce7" table:formula="of:=[.BU8]+[.BU9]" office:value-type="float" office:value="100" calcext:value-type="float">
            <text:p>100</text:p>
          </table:table-cell>
          <table:table-cell table:style-name="ce7" table:formula="of:=[.BV8]+[.BV9]" office:value-type="float" office:value="100" calcext:value-type="float">
            <text:p>100</text:p>
          </table:table-cell>
          <table:table-cell table:style-name="ce7" table:formula="of:=[.BW8]+[.BW9]" office:value-type="float" office:value="100" calcext:value-type="float">
            <text:p>100</text:p>
          </table:table-cell>
          <table:table-cell table:style-name="ce7" table:formula="of:=[.BX8]+[.BX9]" office:value-type="float" office:value="100" calcext:value-type="float">
            <text:p>100</text:p>
          </table:table-cell>
          <table:table-cell table:style-name="ce7" table:formula="of:=[.BY8]+[.BY9]" office:value-type="float" office:value="100" calcext:value-type="float">
            <text:p>100</text:p>
          </table:table-cell>
          <table:table-cell table:style-name="ce7" table:formula="of:=[.BZ8]+[.BZ9]" office:value-type="float" office:value="100" calcext:value-type="float">
            <text:p>100</text:p>
          </table:table-cell>
          <table:table-cell table:style-name="ce7" table:formula="of:=[.CA8]+[.CA9]" office:value-type="float" office:value="100" calcext:value-type="float">
            <text:p>100</text:p>
          </table:table-cell>
          <table:table-cell table:style-name="ce7" table:formula="of:=[.CB8]+[.CB9]" office:value-type="float" office:value="100" calcext:value-type="float">
            <text:p>100</text:p>
          </table:table-cell>
          <table:table-cell table:style-name="ce7" table:formula="of:=[.CC8]+[.CC9]" office:value-type="float" office:value="100" calcext:value-type="float">
            <text:p>100</text:p>
          </table:table-cell>
          <table:table-cell table:style-name="ce7" table:formula="of:=[.CD8]+[.CD9]" office:value-type="float" office:value="100" calcext:value-type="float">
            <text:p>100</text:p>
          </table:table-cell>
          <table:table-cell table:style-name="ce7" table:formula="of:=[.CE8]+[.CE9]" office:value-type="float" office:value="100" calcext:value-type="float">
            <text:p>100</text:p>
          </table:table-cell>
          <table:table-cell table:style-name="ce7" table:formula="of:=[.CF8]+[.CF9]" office:value-type="float" office:value="100" calcext:value-type="float">
            <text:p>100</text:p>
          </table:table-cell>
          <table:table-cell table:style-name="ce7" table:formula="of:=[.CG8]+[.CG9]" office:value-type="float" office:value="100" calcext:value-type="float">
            <text:p>100</text:p>
          </table:table-cell>
          <table:table-cell table:style-name="ce7" table:formula="of:=[.CH8]+[.CH9]" office:value-type="float" office:value="100" calcext:value-type="float">
            <text:p>100</text:p>
          </table:table-cell>
          <table:table-cell table:style-name="ce7" table:formula="of:=[.CI8]+[.CI9]" office:value-type="float" office:value="100" calcext:value-type="float">
            <text:p>100</text:p>
          </table:table-cell>
          <table:table-cell table:style-name="ce7" table:formula="of:=[.CJ8]+[.CJ9]" office:value-type="float" office:value="100" calcext:value-type="float">
            <text:p>100</text:p>
          </table:table-cell>
          <table:table-cell table:style-name="ce7" table:formula="of:=[.CK8]+[.CK9]" office:value-type="float" office:value="100" calcext:value-type="float">
            <text:p>100</text:p>
          </table:table-cell>
          <table:table-cell table:style-name="ce7" table:formula="of:=[.CL8]+[.CL9]" office:value-type="float" office:value="100" calcext:value-type="float">
            <text:p>100</text:p>
          </table:table-cell>
          <table:table-cell table:style-name="ce7" table:formula="of:=[.CM8]+[.CM9]" office:value-type="float" office:value="100" calcext:value-type="float">
            <text:p>100</text:p>
          </table:table-cell>
          <table:table-cell table:style-name="ce7" table:formula="of:=[.CN8]+[.CN9]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4" office:value-type="string" calcext:value-type="string">
            <text:p>d (Delta)</text:p>
          </table:table-cell>
          <table:table-cell table:style-name="Default"/>
          <table:table-cell table:style-name="ce7" table:formula="of:=[.$D$2]*[.$D$5]*[.D9]/[.D10]" office:value-type="float" office:value="0.02" calcext:value-type="float">
            <text:p>0.02</text:p>
          </table:table-cell>
          <table:table-cell table:style-name="ce7" table:formula="of:=[.$D$2]*[.$D$5]*[.E9]/[.E10]" office:value-type="float" office:value="0.0036" calcext:value-type="float">
            <text:p>0.0036</text:p>
          </table:table-cell>
          <table:table-cell table:style-name="ce7" table:formula="of:=[.$D$2]*[.$D$5]*[.F9]/[.F10]" office:value-type="float" office:value="0.00070704" calcext:value-type="float">
            <text:p>0.00070704</text:p>
          </table:table-cell>
          <table:table-cell table:style-name="ce7" table:formula="of:=[.$D$2]*[.$D$5]*[.G9]/[.G10]" office:value-type="float" office:value="0.0001409080944384" calcext:value-type="float">
            <text:p>0.0001409081</text:p>
          </table:table-cell>
          <table:table-cell table:style-name="ce7" table:formula="of:=[.$D$2]*[.$D$5]*[.H9]/[.H10]" office:value-type="float" office:value="0.0000281617637966017" calcext:value-type="float">
            <text:p>2.81617637966017E-005</text:p>
          </table:table-cell>
          <table:table-cell table:style-name="ce7" table:formula="of:=[.$D$2]*[.$D$5]*[.I9]/[.I10]" office:value-type="float" office:value="0.00000563155967438021" calcext:value-type="float">
            <text:p>5.63155967438021E-006</text:p>
          </table:table-cell>
          <table:table-cell table:style-name="ce7" table:formula="of:=[.$D$2]*[.$D$5]*[.J9]/[.J10]" office:value-type="float" office:value="0.00000112628022041168" calcext:value-type="float">
            <text:p>1.12628022041168E-006</text:p>
          </table:table-cell>
          <table:table-cell table:style-name="ce7" table:formula="of:=[.$D$2]*[.$D$5]*[.K9]/[.K10]" office:value-type="float" office:value="0.0000002252547755752" calcext:value-type="float">
            <text:p>2.252547755752E-007</text:p>
          </table:table-cell>
          <table:table-cell table:style-name="ce7" table:formula="of:=[.$D$2]*[.$D$5]*[.L9]/[.L10]" office:value-type="float" office:value="0.0000000450509043753262" calcext:value-type="float">
            <text:p>4.50509043753262E-008</text:p>
          </table:table-cell>
          <table:table-cell table:style-name="ce7" table:formula="of:=[.$D$2]*[.$D$5]*[.M9]/[.M10]" office:value-type="float" office:value="0.00000000901017884548125" calcext:value-type="float">
            <text:p>0.000000009</text:p>
          </table:table-cell>
          <table:table-cell table:style-name="ce7" table:formula="of:=[.$D$2]*[.$D$5]*[.N9]/[.N10]" office:value-type="float" office:value="0.00000000180203568791293" calcext:value-type="float">
            <text:p>1.80203568791293E-009</text:p>
          </table:table-cell>
          <table:table-cell table:style-name="ce7" table:formula="of:=[.$D$2]*[.$D$5]*[.O9]/[.O10]" office:value-type="float" office:value="0.000000000360407134335253" calcext:value-type="float">
            <text:p>3.60407134335253E-010</text:p>
          </table:table-cell>
          <table:table-cell table:style-name="ce7" table:formula="of:=[.$D$2]*[.$D$5]*[.P9]/[.P10]" office:value-type="float" office:value="0.0000000000720814267371573" calcext:value-type="float">
            <text:p>7.20814267371573E-011</text:p>
          </table:table-cell>
          <table:table-cell table:style-name="ce7" table:formula="of:=[.$D$2]*[.$D$5]*[.Q9]/[.Q10]" office:value-type="float" office:value="0.0000000000144162853422357" calcext:value-type="float">
            <text:p>1.44162853422357E-011</text:p>
          </table:table-cell>
          <table:table-cell table:style-name="ce7" table:formula="of:=[.$D$2]*[.$D$5]*[.R9]/[.R10]" office:value-type="float" office:value="0.00000000000288325706823932" calcext:value-type="float">
            <text:p>2.88325706823932E-012</text:p>
          </table:table-cell>
          <table:table-cell table:style-name="ce7" table:formula="of:=[.$D$2]*[.$D$5]*[.S9]/[.S10]" office:value-type="float" office:value="0.00000000000057665141363955" calcext:value-type="float">
            <text:p>5.7665141363955E-013</text:p>
          </table:table-cell>
          <table:table-cell table:style-name="ce7" table:formula="of:=[.$D$2]*[.$D$5]*[.T9]/[.T10]" office:value-type="float" office:value="0.000000000000115330282727577" calcext:value-type="float">
            <text:p>1.15330282727577E-013</text:p>
          </table:table-cell>
          <table:table-cell table:style-name="ce7" table:formula="of:=[.$D$2]*[.$D$5]*[.U9]/[.U10]" office:value-type="float" office:value="0.0000000000000230660565455022" calcext:value-type="float">
            <text:p>2.30660565455022E-014</text:p>
          </table:table-cell>
          <table:table-cell table:style-name="ce7" table:formula="of:=[.$D$2]*[.$D$5]*[.V9]/[.V10]" office:value-type="float" office:value="4.61321130909991E-015" calcext:value-type="float">
            <text:p>4.61321130909991E-015</text:p>
          </table:table-cell>
          <table:table-cell table:style-name="ce7" table:formula="of:=[.$D$2]*[.$D$5]*[.W9]/[.W10]" office:value-type="float" office:value="9.22642261819961E-016" calcext:value-type="float">
            <text:p>9.22642261819961E-016</text:p>
          </table:table-cell>
          <table:table-cell table:style-name="ce7" table:formula="of:=[.$D$2]*[.$D$5]*[.X9]/[.X10]" office:value-type="float" office:value="1.84528452363991E-016" calcext:value-type="float">
            <text:p>1.84528452363991E-016</text:p>
          </table:table-cell>
          <table:table-cell table:style-name="ce7" table:formula="of:=[.$D$2]*[.$D$5]*[.Y9]/[.Y10]" office:value-type="float" office:value="3.69056904727982E-017" calcext:value-type="float">
            <text:p>3.69056904727982E-017</text:p>
          </table:table-cell>
          <table:table-cell table:style-name="ce7" table:formula="of:=[.$D$2]*[.$D$5]*[.Z9]/[.Z10]" office:value-type="float" office:value="7.38113809455965E-018" calcext:value-type="float">
            <text:p>7.38113809455965E-018</text:p>
          </table:table-cell>
          <table:table-cell table:style-name="ce7" table:formula="of:=[.$D$2]*[.$D$5]*[.AA9]/[.AA10]" office:value-type="float" office:value="1.47622761891193E-018" calcext:value-type="float">
            <text:p>1.47622761891193E-018</text:p>
          </table:table-cell>
          <table:table-cell table:style-name="ce7" table:formula="of:=[.$D$2]*[.$D$5]*[.AB9]/[.AB10]" office:value-type="float" office:value="2.95245523782386E-019" calcext:value-type="float">
            <text:p>2.95245523782386E-019</text:p>
          </table:table-cell>
          <table:table-cell table:style-name="ce7" table:formula="of:=[.$D$2]*[.$D$5]*[.AC9]/[.AC10]" office:value-type="float" office:value="5.90491047564772E-020" calcext:value-type="float">
            <text:p>5.90491047564772E-020</text:p>
          </table:table-cell>
          <table:table-cell table:style-name="ce7" table:formula="of:=[.$D$2]*[.$D$5]*[.AD9]/[.AD10]" office:value-type="float" office:value="1.18098209512954E-020" calcext:value-type="float">
            <text:p>1.18098209512954E-020</text:p>
          </table:table-cell>
          <table:table-cell table:style-name="ce7" table:formula="of:=[.$D$2]*[.$D$5]*[.AE9]/[.AE10]" office:value-type="float" office:value="2.36196419025909E-021" calcext:value-type="float">
            <text:p>2.36196419025909E-021</text:p>
          </table:table-cell>
          <table:table-cell table:style-name="ce7" table:formula="of:=[.$D$2]*[.$D$5]*[.AF9]/[.AF10]" office:value-type="float" office:value="4.72392838051818E-022" calcext:value-type="float">
            <text:p>4.72392838051818E-022</text:p>
          </table:table-cell>
          <table:table-cell table:style-name="ce7" table:formula="of:=[.$D$2]*[.$D$5]*[.AG9]/[.AG10]" office:value-type="float" office:value="9.44785676103635E-023" calcext:value-type="float">
            <text:p>9.44785676103635E-023</text:p>
          </table:table-cell>
          <table:table-cell table:style-name="ce7" table:formula="of:=[.$D$2]*[.$D$5]*[.AH9]/[.AH10]" office:value-type="float" office:value="1.88957135220727E-023" calcext:value-type="float">
            <text:p>1.88957135220727E-023</text:p>
          </table:table-cell>
          <table:table-cell table:style-name="ce7" table:formula="of:=[.$D$2]*[.$D$5]*[.AI9]/[.AI10]" office:value-type="float" office:value="3.77914270441454E-024" calcext:value-type="float">
            <text:p>3.77914270441454E-024</text:p>
          </table:table-cell>
          <table:table-cell table:style-name="ce7" table:formula="of:=[.$D$2]*[.$D$5]*[.AJ9]/[.AJ10]" office:value-type="float" office:value="7.55828540882908E-025" calcext:value-type="float">
            <text:p>7.55828540882908E-025</text:p>
          </table:table-cell>
          <table:table-cell table:style-name="ce7" table:formula="of:=[.$D$2]*[.$D$5]*[.AK9]/[.AK10]" office:value-type="float" office:value="1.51165708176582E-025" calcext:value-type="float">
            <text:p>1.51165708176582E-025</text:p>
          </table:table-cell>
          <table:table-cell table:style-name="ce7" table:formula="of:=[.$D$2]*[.$D$5]*[.AL9]/[.AL10]" office:value-type="float" office:value="3.02331416353163E-026" calcext:value-type="float">
            <text:p>3.02331416353163E-026</text:p>
          </table:table-cell>
          <table:table-cell table:style-name="ce7" table:formula="of:=[.$D$2]*[.$D$5]*[.AM9]/[.AM10]" office:value-type="float" office:value="6.04662832706327E-027" calcext:value-type="float">
            <text:p>6.04662832706327E-027</text:p>
          </table:table-cell>
          <table:table-cell table:style-name="ce7" table:formula="of:=[.$D$2]*[.$D$5]*[.AN9]/[.AN10]" office:value-type="float" office:value="1.20932566541265E-027" calcext:value-type="float">
            <text:p>1.20932566541265E-027</text:p>
          </table:table-cell>
          <table:table-cell table:style-name="ce7" table:formula="of:=[.$D$2]*[.$D$5]*[.AO9]/[.AO10]" office:value-type="float" office:value="2.41865133082531E-028" calcext:value-type="float">
            <text:p>2.41865133082531E-028</text:p>
          </table:table-cell>
          <table:table-cell table:style-name="ce7" table:formula="of:=[.$D$2]*[.$D$5]*[.AP9]/[.AP10]" office:value-type="float" office:value="4.83730266165062E-029" calcext:value-type="float">
            <text:p>4.83730266165062E-029</text:p>
          </table:table-cell>
          <table:table-cell table:style-name="ce7" table:formula="of:=[.$D$2]*[.$D$5]*[.AQ9]/[.AQ10]" office:value-type="float" office:value="9.67460532330123E-030" calcext:value-type="float">
            <text:p>9.67460532330123E-030</text:p>
          </table:table-cell>
          <table:table-cell table:style-name="ce7" table:formula="of:=[.$D$2]*[.$D$5]*[.AR9]/[.AR10]" office:value-type="float" office:value="1.93492106466025E-030" calcext:value-type="float">
            <text:p>1.93492106466025E-030</text:p>
          </table:table-cell>
          <table:table-cell table:style-name="ce7" table:formula="of:=[.$D$2]*[.$D$5]*[.AS9]/[.AS10]" office:value-type="float" office:value="3.86984212932049E-031" calcext:value-type="float">
            <text:p>3.86984212932049E-031</text:p>
          </table:table-cell>
          <table:table-cell table:style-name="ce7" table:formula="of:=[.$D$2]*[.$D$5]*[.AT9]/[.AT10]" office:value-type="float" office:value="7.73968425864098E-032" calcext:value-type="float">
            <text:p>7.73968425864098E-032</text:p>
          </table:table-cell>
          <table:table-cell table:style-name="ce7" table:formula="of:=[.$D$2]*[.$D$5]*[.AU9]/[.AU10]" office:value-type="float" office:value="1.5479368517282E-032" calcext:value-type="float">
            <text:p>1.5479368517282E-032</text:p>
          </table:table-cell>
          <table:table-cell table:style-name="ce7" table:formula="of:=[.$D$2]*[.$D$5]*[.AV9]/[.AV10]" office:value-type="float" office:value="3.09587370345639E-033" calcext:value-type="float">
            <text:p>3.09587370345639E-033</text:p>
          </table:table-cell>
          <table:table-cell table:style-name="ce7" table:formula="of:=[.$D$2]*[.$D$5]*[.AW9]/[.AW10]" office:value-type="float" office:value="6.19174740691279E-034" calcext:value-type="float">
            <text:p>6.19174740691279E-034</text:p>
          </table:table-cell>
          <table:table-cell table:style-name="ce7" table:formula="of:=[.$D$2]*[.$D$5]*[.AX9]/[.AX10]" office:value-type="float" office:value="1.23834948138256E-034" calcext:value-type="float">
            <text:p>1.23834948138256E-034</text:p>
          </table:table-cell>
          <table:table-cell table:style-name="ce7" table:formula="of:=[.$D$2]*[.$D$5]*[.AY9]/[.AY10]" office:value-type="float" office:value="2.47669896276512E-035" calcext:value-type="float">
            <text:p>2.47669896276512E-035</text:p>
          </table:table-cell>
          <table:table-cell table:style-name="ce7" table:formula="of:=[.$D$2]*[.$D$5]*[.AZ9]/[.AZ10]" office:value-type="float" office:value="4.95339792553023E-036" calcext:value-type="float">
            <text:p>4.95339792553023E-036</text:p>
          </table:table-cell>
          <table:table-cell table:style-name="ce7" table:formula="of:=[.$D$2]*[.$D$5]*[.BA9]/[.BA10]" office:value-type="float" office:value="9.90679585106046E-037" calcext:value-type="float">
            <text:p>9.90679585106046E-037</text:p>
          </table:table-cell>
          <table:table-cell table:style-name="ce7" table:formula="of:=[.$D$2]*[.$D$5]*[.BB9]/[.BB10]" office:value-type="float" office:value="1.98135917021209E-037" calcext:value-type="float">
            <text:p>1.98135917021209E-037</text:p>
          </table:table-cell>
          <table:table-cell table:style-name="ce7" table:formula="of:=[.$D$2]*[.$D$5]*[.BC9]/[.BC10]" office:value-type="float" office:value="3.96271834042419E-038" calcext:value-type="float">
            <text:p>3.96271834042419E-038</text:p>
          </table:table-cell>
          <table:table-cell table:style-name="ce7" table:formula="of:=[.$D$2]*[.$D$5]*[.BD9]/[.BD10]" office:value-type="float" office:value="7.92543668084837E-039" calcext:value-type="float">
            <text:p>7.92543668084837E-039</text:p>
          </table:table-cell>
          <table:table-cell table:style-name="ce7" table:formula="of:=[.$D$2]*[.$D$5]*[.BE9]/[.BE10]" office:value-type="float" office:value="1.58508733616967E-039" calcext:value-type="float">
            <text:p>1.58508733616967E-039</text:p>
          </table:table-cell>
          <table:table-cell table:style-name="ce7" table:formula="of:=[.$D$2]*[.$D$5]*[.BF9]/[.BF10]" office:value-type="float" office:value="3.17017467233935E-040" calcext:value-type="float">
            <text:p>3.17017467233935E-040</text:p>
          </table:table-cell>
          <table:table-cell table:style-name="ce7" table:formula="of:=[.$D$2]*[.$D$5]*[.BG9]/[.BG10]" office:value-type="float" office:value="6.34034934467869E-041" calcext:value-type="float">
            <text:p>6.34034934467869E-041</text:p>
          </table:table-cell>
          <table:table-cell table:style-name="ce7" table:formula="of:=[.$D$2]*[.$D$5]*[.BH9]/[.BH10]" office:value-type="float" office:value="1.26806986893574E-041" calcext:value-type="float">
            <text:p>1.26806986893574E-041</text:p>
          </table:table-cell>
          <table:table-cell table:style-name="ce7" table:formula="of:=[.$D$2]*[.$D$5]*[.BI9]/[.BI10]" office:value-type="float" office:value="2.53613973787148E-042" calcext:value-type="float">
            <text:p>2.53613973787148E-042</text:p>
          </table:table-cell>
          <table:table-cell table:style-name="ce7" table:formula="of:=[.$D$2]*[.$D$5]*[.BJ9]/[.BJ10]" office:value-type="float" office:value="5.07227947574296E-043" calcext:value-type="float">
            <text:p>5.07227947574296E-043</text:p>
          </table:table-cell>
          <table:table-cell table:style-name="ce7" table:formula="of:=[.$D$2]*[.$D$5]*[.BK9]/[.BK10]" office:value-type="float" office:value="1.01445589514859E-043" calcext:value-type="float">
            <text:p>1.01445589514859E-043</text:p>
          </table:table-cell>
          <table:table-cell table:style-name="ce7" table:formula="of:=[.$D$2]*[.$D$5]*[.BL9]/[.BL10]" office:value-type="float" office:value="2.02891179029718E-044" calcext:value-type="float">
            <text:p>2.02891179029718E-044</text:p>
          </table:table-cell>
          <table:table-cell table:style-name="ce7" table:formula="of:=[.$D$2]*[.$D$5]*[.BM9]/[.BM10]" office:value-type="float" office:value="4.05782358059437E-045" calcext:value-type="float">
            <text:p>4.05782358059437E-045</text:p>
          </table:table-cell>
          <table:table-cell table:style-name="ce7" table:formula="of:=[.$D$2]*[.$D$5]*[.BN9]/[.BN10]" office:value-type="float" office:value="8.11564716118873E-046" calcext:value-type="float">
            <text:p>8.11564716118873E-046</text:p>
          </table:table-cell>
          <table:table-cell table:style-name="ce7" table:formula="of:=[.$D$2]*[.$D$5]*[.BO9]/[.BO10]" office:value-type="float" office:value="1.62312943223775E-046" calcext:value-type="float">
            <text:p>1.62312943223775E-046</text:p>
          </table:table-cell>
          <table:table-cell table:style-name="ce7" table:formula="of:=[.$D$2]*[.$D$5]*[.BP9]/[.BP10]" office:value-type="float" office:value="3.24625886447549E-047" calcext:value-type="float">
            <text:p>3.24625886447549E-047</text:p>
          </table:table-cell>
          <table:table-cell table:style-name="ce7" table:formula="of:=[.$D$2]*[.$D$5]*[.BQ9]/[.BQ10]" office:value-type="float" office:value="6.49251772895098E-048" calcext:value-type="float">
            <text:p>6.49251772895098E-048</text:p>
          </table:table-cell>
          <table:table-cell table:style-name="ce7" table:formula="of:=[.$D$2]*[.$D$5]*[.BR9]/[.BR10]" office:value-type="float" office:value="1.2985035457902E-048" calcext:value-type="float">
            <text:p>1.2985035457902E-048</text:p>
          </table:table-cell>
          <table:table-cell table:style-name="ce7" table:formula="of:=[.$D$2]*[.$D$5]*[.BS9]/[.BS10]" office:value-type="float" office:value="2.59700709158039E-049" calcext:value-type="float">
            <text:p>2.59700709158039E-049</text:p>
          </table:table-cell>
          <table:table-cell table:style-name="ce7" table:formula="of:=[.$D$2]*[.$D$5]*[.BT9]/[.BT10]" office:value-type="float" office:value="5.19401418316079E-050" calcext:value-type="float">
            <text:p>5.19401418316079E-050</text:p>
          </table:table-cell>
          <table:table-cell table:style-name="ce7" table:formula="of:=[.$D$2]*[.$D$5]*[.BU9]/[.BU10]" office:value-type="float" office:value="1.03880283663216E-050" calcext:value-type="float">
            <text:p>1.03880283663216E-050</text:p>
          </table:table-cell>
          <table:table-cell table:style-name="ce7" table:formula="of:=[.$D$2]*[.$D$5]*[.BV9]/[.BV10]" office:value-type="float" office:value="2.07760567326431E-051" calcext:value-type="float">
            <text:p>2.07760567326431E-051</text:p>
          </table:table-cell>
          <table:table-cell table:style-name="ce7" table:formula="of:=[.$D$2]*[.$D$5]*[.BW9]/[.BW10]" office:value-type="float" office:value="4.15521134652863E-052" calcext:value-type="float">
            <text:p>4.15521134652863E-052</text:p>
          </table:table-cell>
          <table:table-cell table:style-name="ce7" table:formula="of:=[.$D$2]*[.$D$5]*[.BX9]/[.BX10]" office:value-type="float" office:value="8.31042269305726E-053" calcext:value-type="float">
            <text:p>8.31042269305726E-053</text:p>
          </table:table-cell>
          <table:table-cell table:style-name="ce7" table:formula="of:=[.$D$2]*[.$D$5]*[.BY9]/[.BY10]" office:value-type="float" office:value="1.66208453861145E-053" calcext:value-type="float">
            <text:p>1.66208453861145E-053</text:p>
          </table:table-cell>
          <table:table-cell table:style-name="ce7" table:formula="of:=[.$D$2]*[.$D$5]*[.BZ9]/[.BZ10]" office:value-type="float" office:value="3.3241690772229E-054" calcext:value-type="float">
            <text:p>3.3241690772229E-054</text:p>
          </table:table-cell>
          <table:table-cell table:style-name="ce7" table:formula="of:=[.$D$2]*[.$D$5]*[.CA9]/[.CA10]" office:value-type="float" office:value="6.64833815444581E-055" calcext:value-type="float">
            <text:p>6.64833815444581E-055</text:p>
          </table:table-cell>
          <table:table-cell table:style-name="ce7" table:formula="of:=[.$D$2]*[.$D$5]*[.CB9]/[.CB10]" office:value-type="float" office:value="1.32966763088916E-055" calcext:value-type="float">
            <text:p>1.32966763088916E-055</text:p>
          </table:table-cell>
          <table:table-cell table:style-name="ce7" table:formula="of:=[.$D$2]*[.$D$5]*[.CC9]/[.CC10]" office:value-type="float" office:value="2.65933526177832E-056" calcext:value-type="float">
            <text:p>2.65933526177832E-056</text:p>
          </table:table-cell>
          <table:table-cell table:style-name="ce7" table:formula="of:=[.$D$2]*[.$D$5]*[.CD9]/[.CD10]" office:value-type="float" office:value="5.31867052355665E-057" calcext:value-type="float">
            <text:p>5.31867052355665E-057</text:p>
          </table:table-cell>
          <table:table-cell table:style-name="ce7" table:formula="of:=[.$D$2]*[.$D$5]*[.CE9]/[.CE10]" office:value-type="float" office:value="1.06373410471133E-057" calcext:value-type="float">
            <text:p>1.06373410471133E-057</text:p>
          </table:table-cell>
          <table:table-cell table:style-name="ce7" table:formula="of:=[.$D$2]*[.$D$5]*[.CF9]/[.CF10]" office:value-type="float" office:value="2.12746820942266E-058" calcext:value-type="float">
            <text:p>2.12746820942266E-058</text:p>
          </table:table-cell>
          <table:table-cell table:style-name="ce7" table:formula="of:=[.$D$2]*[.$D$5]*[.CG9]/[.CG10]" office:value-type="float" office:value="4.25493641884532E-059" calcext:value-type="float">
            <text:p>4.25493641884532E-059</text:p>
          </table:table-cell>
          <table:table-cell table:style-name="ce7" table:formula="of:=[.$D$2]*[.$D$5]*[.CH9]/[.CH10]" office:value-type="float" office:value="8.50987283769064E-060" calcext:value-type="float">
            <text:p>8.50987283769064E-060</text:p>
          </table:table-cell>
          <table:table-cell table:style-name="ce7" table:formula="of:=[.$D$2]*[.$D$5]*[.CI9]/[.CI10]" office:value-type="float" office:value="1.70197456753813E-060" calcext:value-type="float">
            <text:p>1.70197456753813E-060</text:p>
          </table:table-cell>
          <table:table-cell table:style-name="ce7" table:formula="of:=[.$D$2]*[.$D$5]*[.CJ9]/[.CJ10]" office:value-type="float" office:value="3.40394913507625E-061" calcext:value-type="float">
            <text:p>3.40394913507625E-061</text:p>
          </table:table-cell>
          <table:table-cell table:style-name="ce7" table:formula="of:=[.$D$2]*[.$D$5]*[.CK9]/[.CK10]" office:value-type="float" office:value="6.80789827015251E-062" calcext:value-type="float">
            <text:p>6.80789827015251E-062</text:p>
          </table:table-cell>
          <table:table-cell table:style-name="ce7" table:formula="of:=[.$D$2]*[.$D$5]*[.CL9]/[.CL10]" office:value-type="float" office:value="1.3615796540305E-062" calcext:value-type="float">
            <text:p>1.3615796540305E-062</text:p>
          </table:table-cell>
          <table:table-cell table:style-name="ce7" table:formula="of:=[.$D$2]*[.$D$5]*[.CM9]/[.CM10]" office:value-type="float" office:value="2.723159308061E-063" calcext:value-type="float">
            <text:p>2.723159308061E-063</text:p>
          </table:table-cell>
          <table:table-cell table:style-name="ce7" table:formula="of:=[.$D$2]*[.$D$5]*[.CN9]/[.CN10]" office:value-type="float" office:value="5.44631861612201E-064" calcext:value-type="float">
            <text:p>5.44631861612201E-064</text:p>
          </table:table-cell>
        </table:table-row>
        <table:table-row table:style-name="ro1">
          <table:table-cell/>
          <table:table-cell table:style-name="ce4" office:value-type="string" calcext:value-type="string">
            <text:p>New infections</text:p>
          </table:table-cell>
          <table:table-cell table:style-name="Default"/>
          <table:table-cell table:style-name="ce7" table:formula="of:=[.D11]*[.D8]-[.$D$4]*[.D9]" office:value-type="float" office:value="-8.2" calcext:value-type="float">
            <text:p>-8.2</text:p>
          </table:table-cell>
          <table:table-cell table:style-name="ce7" table:formula="of:=[.E11]*[.E8]-[.$D$4]*[.E9]" office:value-type="float" office:value="-1.44648" calcext:value-type="float">
            <text:p>-1.44648</text:p>
          </table:table-cell>
          <table:table-cell table:style-name="ce7" table:formula="of:=[.F11]*[.F8]-[.$D$4]*[.F9]" office:value-type="float" office:value="-0.2830659527808" calcext:value-type="float">
            <text:p>-0.2830659528</text:p>
          </table:table-cell>
          <table:table-cell table:style-name="ce7" table:formula="of:=[.G11]*[.G8]-[.$D$4]*[.G9]" office:value-type="float" office:value="-0.0563731653208991" calcext:value-type="float">
            <text:p>-0.0563731653</text:p>
          </table:table-cell>
          <table:table-cell table:style-name="ce7" table:formula="of:=[.H11]*[.H8]-[.$D$4]*[.H9]" office:value-type="float" office:value="-0.0112651020611108" calcext:value-type="float">
            <text:p>-0.0112651021</text:p>
          </table:table-cell>
          <table:table-cell table:style-name="ce7" table:formula="of:=[.I11]*[.I8]-[.$D$4]*[.I9]" office:value-type="float" office:value="-0.00225263972698427" calcext:value-type="float">
            <text:p>-0.0022526397</text:p>
          </table:table-cell>
          <table:table-cell table:style-name="ce7" table:formula="of:=[.J11]*[.J8]-[.$D$4]*[.J9]" office:value-type="float" office:value="-0.000450512722418238" calcext:value-type="float">
            <text:p>-0.0004505127</text:p>
          </table:table-cell>
          <table:table-cell table:style-name="ce7" table:formula="of:=[.K11]*[.K8]-[.$D$4]*[.K9]" office:value-type="float" office:value="-0.0000901019355999371" calcext:value-type="float">
            <text:p>-9.01019355999371E-005</text:p>
          </table:table-cell>
          <table:table-cell table:style-name="ce7" table:formula="of:=[.L11]*[.L8]-[.$D$4]*[.L9]" office:value-type="float" office:value="-0.0000180203627649225" calcext:value-type="float">
            <text:p>-1.80203627649225E-005</text:p>
          </table:table-cell>
          <table:table-cell table:style-name="ce7" table:formula="of:=[.M11]*[.M8]-[.$D$4]*[.M9]" office:value-type="float" office:value="-0.00000360407157878416" calcext:value-type="float">
            <text:p>-3.60407157878416E-006</text:p>
          </table:table-cell>
          <table:table-cell table:style-name="ce7" table:formula="of:=[.N11]*[.N8]-[.$D$4]*[.N9]" office:value-type="float" office:value="-0.000000720814276788837" calcext:value-type="float">
            <text:p>-7.20814276788837E-007</text:p>
          </table:table-cell>
          <table:table-cell table:style-name="ce7" table:formula="of:=[.O11]*[.O8]-[.$D$4]*[.O9]" office:value-type="float" office:value="-0.000000144162853799048" calcext:value-type="float">
            <text:p>-1.44162853799048E-007</text:p>
          </table:table-cell>
          <table:table-cell table:style-name="ce7" table:formula="of:=[.P11]*[.P8]-[.$D$4]*[.P9]" office:value-type="float" office:value="-0.0000000288325706974608" calcext:value-type="float">
            <text:p>-2.88325706974608E-008</text:p>
          </table:table-cell>
          <table:table-cell table:style-name="ce7" table:formula="of:=[.Q11]*[.Q8]-[.$D$4]*[.Q9]" office:value-type="float" office:value="-0.0000000057665141369982" calcext:value-type="float">
            <text:p>-5.7665141369982E-009</text:p>
          </table:table-cell>
          <table:table-cell table:style-name="ce7" table:formula="of:=[.R11]*[.R8]-[.$D$4]*[.R9]" office:value-type="float" office:value="-0.00000000115330282729988" calcext:value-type="float">
            <text:p>-1.15330282729988E-009</text:p>
          </table:table-cell>
          <table:table-cell table:style-name="ce7" table:formula="of:=[.S11]*[.S8]-[.$D$4]*[.S9]" office:value-type="float" office:value="-0.000000000230660565455986" calcext:value-type="float">
            <text:p>-2.30660565455986E-010</text:p>
          </table:table-cell>
          <table:table-cell table:style-name="ce7" table:formula="of:=[.T11]*[.T8]-[.$D$4]*[.T9]" office:value-type="float" office:value="-0.0000000000461321130910376" calcext:value-type="float">
            <text:p>-4.61321130910376E-011</text:p>
          </table:table-cell>
          <table:table-cell table:style-name="ce7" table:formula="of:=[.U11]*[.U8]-[.$D$4]*[.U9]" office:value-type="float" office:value="-0.00000000000922642261820115" calcext:value-type="float">
            <text:p>-9.22642261820115E-012</text:p>
          </table:table-cell>
          <table:table-cell table:style-name="ce7" table:formula="of:=[.V11]*[.V8]-[.$D$4]*[.V9]" office:value-type="float" office:value="-0.00000000000184528452363997" calcext:value-type="float">
            <text:p>-1.84528452363997E-012</text:p>
          </table:table-cell>
          <table:table-cell table:style-name="ce7" table:formula="of:=[.W11]*[.W8]-[.$D$4]*[.W9]" office:value-type="float" office:value="-0.000000000000369056904727985" calcext:value-type="float">
            <text:p>-3.69056904727985E-013</text:p>
          </table:table-cell>
          <table:table-cell table:style-name="ce7" table:formula="of:=[.X11]*[.X8]-[.$D$4]*[.X9]" office:value-type="float" office:value="-0.0000000000000738113809455965" calcext:value-type="float">
            <text:p>-7.38113809455965E-014</text:p>
          </table:table-cell>
          <table:table-cell table:style-name="ce7" table:formula="of:=[.Y11]*[.Y8]-[.$D$4]*[.Y9]" office:value-type="float" office:value="-0.0000000000000147622761891193" calcext:value-type="float">
            <text:p>-1.47622761891193E-014</text:p>
          </table:table-cell>
          <table:table-cell table:style-name="ce7" table:formula="of:=[.Z11]*[.Z8]-[.$D$4]*[.Z9]" office:value-type="float" office:value="-2.95245523782386E-015" calcext:value-type="float">
            <text:p>-2.95245523782386E-015</text:p>
          </table:table-cell>
          <table:table-cell table:style-name="ce7" table:formula="of:=[.AA11]*[.AA8]-[.$D$4]*[.AA9]" office:value-type="float" office:value="-5.90491047564772E-016" calcext:value-type="float">
            <text:p>-5.90491047564772E-016</text:p>
          </table:table-cell>
          <table:table-cell table:style-name="ce7" table:formula="of:=[.AB11]*[.AB8]-[.$D$4]*[.AB9]" office:value-type="float" office:value="-1.18098209512954E-016" calcext:value-type="float">
            <text:p>-1.18098209512954E-016</text:p>
          </table:table-cell>
          <table:table-cell table:style-name="ce7" table:formula="of:=[.AC11]*[.AC8]-[.$D$4]*[.AC9]" office:value-type="float" office:value="-2.36196419025909E-017" calcext:value-type="float">
            <text:p>-2.36196419025909E-017</text:p>
          </table:table-cell>
          <table:table-cell table:style-name="ce7" table:formula="of:=[.AD11]*[.AD8]-[.$D$4]*[.AD9]" office:value-type="float" office:value="-4.72392838051817E-018" calcext:value-type="float">
            <text:p>-4.72392838051817E-018</text:p>
          </table:table-cell>
          <table:table-cell table:style-name="ce7" table:formula="of:=[.AE11]*[.AE8]-[.$D$4]*[.AE9]" office:value-type="float" office:value="-9.44785676103635E-019" calcext:value-type="float">
            <text:p>-9.44785676103635E-019</text:p>
          </table:table-cell>
          <table:table-cell table:style-name="ce7" table:formula="of:=[.AF11]*[.AF8]-[.$D$4]*[.AF9]" office:value-type="float" office:value="-1.88957135220727E-019" calcext:value-type="float">
            <text:p>-1.88957135220727E-019</text:p>
          </table:table-cell>
          <table:table-cell table:style-name="ce7" table:formula="of:=[.AG11]*[.AG8]-[.$D$4]*[.AG9]" office:value-type="float" office:value="-3.77914270441454E-020" calcext:value-type="float">
            <text:p>-3.77914270441454E-020</text:p>
          </table:table-cell>
          <table:table-cell table:style-name="ce7" table:formula="of:=[.AH11]*[.AH8]-[.$D$4]*[.AH9]" office:value-type="float" office:value="-7.55828540882908E-021" calcext:value-type="float">
            <text:p>-7.55828540882908E-021</text:p>
          </table:table-cell>
          <table:table-cell table:style-name="ce7" table:formula="of:=[.AI11]*[.AI8]-[.$D$4]*[.AI9]" office:value-type="float" office:value="-1.51165708176582E-021" calcext:value-type="float">
            <text:p>-1.51165708176582E-021</text:p>
          </table:table-cell>
          <table:table-cell table:style-name="ce7" table:formula="of:=[.AJ11]*[.AJ8]-[.$D$4]*[.AJ9]" office:value-type="float" office:value="-3.02331416353163E-022" calcext:value-type="float">
            <text:p>-3.02331416353163E-022</text:p>
          </table:table-cell>
          <table:table-cell table:style-name="ce7" table:formula="of:=[.AK11]*[.AK8]-[.$D$4]*[.AK9]" office:value-type="float" office:value="-6.04662832706326E-023" calcext:value-type="float">
            <text:p>-6.04662832706326E-023</text:p>
          </table:table-cell>
          <table:table-cell table:style-name="ce7" table:formula="of:=[.AL11]*[.AL8]-[.$D$4]*[.AL9]" office:value-type="float" office:value="-1.20932566541265E-023" calcext:value-type="float">
            <text:p>-1.20932566541265E-023</text:p>
          </table:table-cell>
          <table:table-cell table:style-name="ce7" table:formula="of:=[.AM11]*[.AM8]-[.$D$4]*[.AM9]" office:value-type="float" office:value="-2.41865133082531E-024" calcext:value-type="float">
            <text:p>-2.41865133082531E-024</text:p>
          </table:table-cell>
          <table:table-cell table:style-name="ce7" table:formula="of:=[.AN11]*[.AN8]-[.$D$4]*[.AN9]" office:value-type="float" office:value="-4.83730266165061E-025" calcext:value-type="float">
            <text:p>-4.83730266165061E-025</text:p>
          </table:table-cell>
          <table:table-cell table:style-name="ce7" table:formula="of:=[.AO11]*[.AO8]-[.$D$4]*[.AO9]" office:value-type="float" office:value="-9.67460532330123E-026" calcext:value-type="float">
            <text:p>-9.67460532330123E-026</text:p>
          </table:table-cell>
          <table:table-cell table:style-name="ce7" table:formula="of:=[.AP11]*[.AP8]-[.$D$4]*[.AP9]" office:value-type="float" office:value="-1.93492106466025E-026" calcext:value-type="float">
            <text:p>-1.93492106466025E-026</text:p>
          </table:table-cell>
          <table:table-cell table:style-name="ce7" table:formula="of:=[.AQ11]*[.AQ8]-[.$D$4]*[.AQ9]" office:value-type="float" office:value="-3.86984212932049E-027" calcext:value-type="float">
            <text:p>-3.86984212932049E-027</text:p>
          </table:table-cell>
          <table:table-cell table:style-name="ce7" table:formula="of:=[.AR11]*[.AR8]-[.$D$4]*[.AR9]" office:value-type="float" office:value="-7.73968425864098E-028" calcext:value-type="float">
            <text:p>-7.73968425864098E-028</text:p>
          </table:table-cell>
          <table:table-cell table:style-name="ce7" table:formula="of:=[.AS11]*[.AS8]-[.$D$4]*[.AS9]" office:value-type="float" office:value="-1.5479368517282E-028" calcext:value-type="float">
            <text:p>-1.5479368517282E-028</text:p>
          </table:table-cell>
          <table:table-cell table:style-name="ce7" table:formula="of:=[.AT11]*[.AT8]-[.$D$4]*[.AT9]" office:value-type="float" office:value="-3.09587370345639E-029" calcext:value-type="float">
            <text:p>-3.09587370345639E-029</text:p>
          </table:table-cell>
          <table:table-cell table:style-name="ce7" table:formula="of:=[.AU11]*[.AU8]-[.$D$4]*[.AU9]" office:value-type="float" office:value="-6.19174740691278E-030" calcext:value-type="float">
            <text:p>-6.19174740691278E-030</text:p>
          </table:table-cell>
          <table:table-cell table:style-name="ce7" table:formula="of:=[.AV11]*[.AV8]-[.$D$4]*[.AV9]" office:value-type="float" office:value="-1.23834948138256E-030" calcext:value-type="float">
            <text:p>-1.23834948138256E-030</text:p>
          </table:table-cell>
          <table:table-cell table:style-name="ce7" table:formula="of:=[.AW11]*[.AW8]-[.$D$4]*[.AW9]" office:value-type="float" office:value="-2.47669896276511E-031" calcext:value-type="float">
            <text:p>-2.47669896276511E-031</text:p>
          </table:table-cell>
          <table:table-cell table:style-name="ce7" table:formula="of:=[.AX11]*[.AX8]-[.$D$4]*[.AX9]" office:value-type="float" office:value="-4.95339792553023E-032" calcext:value-type="float">
            <text:p>-4.95339792553023E-032</text:p>
          </table:table-cell>
          <table:table-cell table:style-name="ce7" table:formula="of:=[.AY11]*[.AY8]-[.$D$4]*[.AY9]" office:value-type="float" office:value="-9.90679585106047E-033" calcext:value-type="float">
            <text:p>-9.90679585106047E-033</text:p>
          </table:table-cell>
          <table:table-cell table:style-name="ce7" table:formula="of:=[.AZ11]*[.AZ8]-[.$D$4]*[.AZ9]" office:value-type="float" office:value="-1.98135917021209E-033" calcext:value-type="float">
            <text:p>-1.98135917021209E-033</text:p>
          </table:table-cell>
          <table:table-cell table:style-name="ce7" table:formula="of:=[.BA11]*[.BA8]-[.$D$4]*[.BA9]" office:value-type="float" office:value="-3.96271834042418E-034" calcext:value-type="float">
            <text:p>-3.96271834042418E-034</text:p>
          </table:table-cell>
          <table:table-cell table:style-name="ce7" table:formula="of:=[.BB11]*[.BB8]-[.$D$4]*[.BB9]" office:value-type="float" office:value="-7.92543668084837E-035" calcext:value-type="float">
            <text:p>-7.92543668084837E-035</text:p>
          </table:table-cell>
          <table:table-cell table:style-name="ce7" table:formula="of:=[.BC11]*[.BC8]-[.$D$4]*[.BC9]" office:value-type="float" office:value="-1.58508733616967E-035" calcext:value-type="float">
            <text:p>-1.58508733616967E-035</text:p>
          </table:table-cell>
          <table:table-cell table:style-name="ce7" table:formula="of:=[.BD11]*[.BD8]-[.$D$4]*[.BD9]" office:value-type="float" office:value="-3.17017467233935E-036" calcext:value-type="float">
            <text:p>-3.17017467233935E-036</text:p>
          </table:table-cell>
          <table:table-cell table:style-name="ce7" table:formula="of:=[.BE11]*[.BE8]-[.$D$4]*[.BE9]" office:value-type="float" office:value="-6.34034934467869E-037" calcext:value-type="float">
            <text:p>-6.34034934467869E-037</text:p>
          </table:table-cell>
          <table:table-cell table:style-name="ce7" table:formula="of:=[.BF11]*[.BF8]-[.$D$4]*[.BF9]" office:value-type="float" office:value="-1.26806986893574E-037" calcext:value-type="float">
            <text:p>-1.26806986893574E-037</text:p>
          </table:table-cell>
          <table:table-cell table:style-name="ce7" table:formula="of:=[.BG11]*[.BG8]-[.$D$4]*[.BG9]" office:value-type="float" office:value="-2.53613973787148E-038" calcext:value-type="float">
            <text:p>-2.53613973787148E-038</text:p>
          </table:table-cell>
          <table:table-cell table:style-name="ce7" table:formula="of:=[.BH11]*[.BH8]-[.$D$4]*[.BH9]" office:value-type="float" office:value="-5.07227947574295E-039" calcext:value-type="float">
            <text:p>-5.07227947574295E-039</text:p>
          </table:table-cell>
          <table:table-cell table:style-name="ce7" table:formula="of:=[.BI11]*[.BI8]-[.$D$4]*[.BI9]" office:value-type="float" office:value="-1.01445589514859E-039" calcext:value-type="float">
            <text:p>-1.01445589514859E-039</text:p>
          </table:table-cell>
          <table:table-cell table:style-name="ce7" table:formula="of:=[.BJ11]*[.BJ8]-[.$D$4]*[.BJ9]" office:value-type="float" office:value="-2.02891179029718E-040" calcext:value-type="float">
            <text:p>-2.02891179029718E-040</text:p>
          </table:table-cell>
          <table:table-cell table:style-name="ce7" table:formula="of:=[.BK11]*[.BK8]-[.$D$4]*[.BK9]" office:value-type="float" office:value="-4.05782358059437E-041" calcext:value-type="float">
            <text:p>-4.05782358059437E-041</text:p>
          </table:table-cell>
          <table:table-cell table:style-name="ce7" table:formula="of:=[.BL11]*[.BL8]-[.$D$4]*[.BL9]" office:value-type="float" office:value="-8.11564716118873E-042" calcext:value-type="float">
            <text:p>-8.11564716118873E-042</text:p>
          </table:table-cell>
          <table:table-cell table:style-name="ce7" table:formula="of:=[.BM11]*[.BM8]-[.$D$4]*[.BM9]" office:value-type="float" office:value="-1.62312943223775E-042" calcext:value-type="float">
            <text:p>-1.62312943223775E-042</text:p>
          </table:table-cell>
          <table:table-cell table:style-name="ce7" table:formula="of:=[.BN11]*[.BN8]-[.$D$4]*[.BN9]" office:value-type="float" office:value="-3.24625886447549E-043" calcext:value-type="float">
            <text:p>-3.24625886447549E-043</text:p>
          </table:table-cell>
          <table:table-cell table:style-name="ce7" table:formula="of:=[.BO11]*[.BO8]-[.$D$4]*[.BO9]" office:value-type="float" office:value="-6.49251772895098E-044" calcext:value-type="float">
            <text:p>-6.49251772895098E-044</text:p>
          </table:table-cell>
          <table:table-cell table:style-name="ce7" table:formula="of:=[.BP11]*[.BP8]-[.$D$4]*[.BP9]" office:value-type="float" office:value="-1.2985035457902E-044" calcext:value-type="float">
            <text:p>-1.2985035457902E-044</text:p>
          </table:table-cell>
          <table:table-cell table:style-name="ce7" table:formula="of:=[.BQ11]*[.BQ8]-[.$D$4]*[.BQ9]" office:value-type="float" office:value="-2.59700709158039E-045" calcext:value-type="float">
            <text:p>-2.59700709158039E-045</text:p>
          </table:table-cell>
          <table:table-cell table:style-name="ce7" table:formula="of:=[.BR11]*[.BR8]-[.$D$4]*[.BR9]" office:value-type="float" office:value="-5.19401418316078E-046" calcext:value-type="float">
            <text:p>-5.19401418316078E-046</text:p>
          </table:table-cell>
          <table:table-cell table:style-name="ce7" table:formula="of:=[.BS11]*[.BS8]-[.$D$4]*[.BS9]" office:value-type="float" office:value="-1.03880283663216E-046" calcext:value-type="float">
            <text:p>-1.03880283663216E-046</text:p>
          </table:table-cell>
          <table:table-cell table:style-name="ce7" table:formula="of:=[.BT11]*[.BT8]-[.$D$4]*[.BT9]" office:value-type="float" office:value="-2.07760567326431E-047" calcext:value-type="float">
            <text:p>-2.07760567326431E-047</text:p>
          </table:table-cell>
          <table:table-cell table:style-name="ce7" table:formula="of:=[.BU11]*[.BU8]-[.$D$4]*[.BU9]" office:value-type="float" office:value="-4.15521134652863E-048" calcext:value-type="float">
            <text:p>-4.15521134652863E-048</text:p>
          </table:table-cell>
          <table:table-cell table:style-name="ce7" table:formula="of:=[.BV11]*[.BV8]-[.$D$4]*[.BV9]" office:value-type="float" office:value="-8.31042269305726E-049" calcext:value-type="float">
            <text:p>-8.31042269305726E-049</text:p>
          </table:table-cell>
          <table:table-cell table:style-name="ce7" table:formula="of:=[.BW11]*[.BW8]-[.$D$4]*[.BW9]" office:value-type="float" office:value="-1.66208453861145E-049" calcext:value-type="float">
            <text:p>-1.66208453861145E-049</text:p>
          </table:table-cell>
          <table:table-cell table:style-name="ce7" table:formula="of:=[.BX11]*[.BX8]-[.$D$4]*[.BX9]" office:value-type="float" office:value="-3.3241690772229E-050" calcext:value-type="float">
            <text:p>-3.3241690772229E-050</text:p>
          </table:table-cell>
          <table:table-cell table:style-name="ce7" table:formula="of:=[.BY11]*[.BY8]-[.$D$4]*[.BY9]" office:value-type="float" office:value="-6.64833815444581E-051" calcext:value-type="float">
            <text:p>-6.64833815444581E-051</text:p>
          </table:table-cell>
          <table:table-cell table:style-name="ce7" table:formula="of:=[.BZ11]*[.BZ8]-[.$D$4]*[.BZ9]" office:value-type="float" office:value="-1.32966763088916E-051" calcext:value-type="float">
            <text:p>-1.32966763088916E-051</text:p>
          </table:table-cell>
          <table:table-cell table:style-name="ce7" table:formula="of:=[.CA11]*[.CA8]-[.$D$4]*[.CA9]" office:value-type="float" office:value="-2.65933526177832E-052" calcext:value-type="float">
            <text:p>-2.65933526177832E-052</text:p>
          </table:table-cell>
          <table:table-cell table:style-name="ce7" table:formula="of:=[.CB11]*[.CB8]-[.$D$4]*[.CB9]" office:value-type="float" office:value="-5.31867052355665E-053" calcext:value-type="float">
            <text:p>-5.31867052355665E-053</text:p>
          </table:table-cell>
          <table:table-cell table:style-name="ce7" table:formula="of:=[.CC11]*[.CC8]-[.$D$4]*[.CC9]" office:value-type="float" office:value="-1.06373410471133E-053" calcext:value-type="float">
            <text:p>-1.06373410471133E-053</text:p>
          </table:table-cell>
          <table:table-cell table:style-name="ce7" table:formula="of:=[.CD11]*[.CD8]-[.$D$4]*[.CD9]" office:value-type="float" office:value="-2.12746820942266E-054" calcext:value-type="float">
            <text:p>-2.12746820942266E-054</text:p>
          </table:table-cell>
          <table:table-cell table:style-name="ce7" table:formula="of:=[.CE11]*[.CE8]-[.$D$4]*[.CE9]" office:value-type="float" office:value="-4.25493641884532E-055" calcext:value-type="float">
            <text:p>-4.25493641884532E-055</text:p>
          </table:table-cell>
          <table:table-cell table:style-name="ce7" table:formula="of:=[.CF11]*[.CF8]-[.$D$4]*[.CF9]" office:value-type="float" office:value="-8.50987283769064E-056" calcext:value-type="float">
            <text:p>-8.50987283769064E-056</text:p>
          </table:table-cell>
          <table:table-cell table:style-name="ce7" table:formula="of:=[.CG11]*[.CG8]-[.$D$4]*[.CG9]" office:value-type="float" office:value="-1.70197456753813E-056" calcext:value-type="float">
            <text:p>-1.70197456753813E-056</text:p>
          </table:table-cell>
          <table:table-cell table:style-name="ce7" table:formula="of:=[.CH11]*[.CH8]-[.$D$4]*[.CH9]" office:value-type="float" office:value="-3.40394913507625E-057" calcext:value-type="float">
            <text:p>-3.40394913507625E-057</text:p>
          </table:table-cell>
          <table:table-cell table:style-name="ce7" table:formula="of:=[.CI11]*[.CI8]-[.$D$4]*[.CI9]" office:value-type="float" office:value="-6.80789827015251E-058" calcext:value-type="float">
            <text:p>-6.80789827015251E-058</text:p>
          </table:table-cell>
          <table:table-cell table:style-name="ce7" table:formula="of:=[.CJ11]*[.CJ8]-[.$D$4]*[.CJ9]" office:value-type="float" office:value="-1.3615796540305E-058" calcext:value-type="float">
            <text:p>-1.3615796540305E-058</text:p>
          </table:table-cell>
          <table:table-cell table:style-name="ce7" table:formula="of:=[.CK11]*[.CK8]-[.$D$4]*[.CK9]" office:value-type="float" office:value="-2.723159308061E-059" calcext:value-type="float">
            <text:p>-2.723159308061E-059</text:p>
          </table:table-cell>
          <table:table-cell table:style-name="ce7" table:formula="of:=[.CL11]*[.CL8]-[.$D$4]*[.CL9]" office:value-type="float" office:value="-5.44631861612201E-060" calcext:value-type="float">
            <text:p>-5.44631861612201E-060</text:p>
          </table:table-cell>
          <table:table-cell table:style-name="ce7" table:formula="of:=[.CM11]*[.CM8]-[.$D$4]*[.CM9]" office:value-type="float" office:value="-1.0892637232244E-060" calcext:value-type="float">
            <text:p>-1.0892637232244E-060</text:p>
          </table:table-cell>
          <table:table-cell table:style-name="ce7" table:formula="of:=[.CN11]*[.CN8]-[.$D$4]*[.CN9]" office:value-type="float" office:value="-2.1785274464488E-061" calcext:value-type="float">
            <text:p>-2.1785274464488E-061</text:p>
          </table:table-cell>
        </table:table-row>
        <table:table-row table:style-name="ro1">
          <table:table-cell/>
          <table:table-cell table:style-name="ce4" office:value-type="string" calcext:value-type="string">
            <text:p>Prevalence</text:p>
          </table:table-cell>
          <table:table-cell table:style-name="Default"/>
          <table:table-cell table:style-name="ce7" table:formula="of:=[.D9]/([.D9]+[.D8])" office:value-type="float" office:value="0.1" calcext:value-type="float">
            <text:p>0.1</text:p>
          </table:table-cell>
          <table:table-cell table:style-name="ce7" table:formula="of:=[.E9]/([.E9]+[.E8])" office:value-type="float" office:value="0.018" calcext:value-type="float">
            <text:p>0.018</text:p>
          </table:table-cell>
          <table:table-cell table:style-name="ce7" table:formula="of:=[.F9]/([.F9]+[.F8])" office:value-type="float" office:value="0.0035352" calcext:value-type="float">
            <text:p>0.0035352</text:p>
          </table:table-cell>
          <table:table-cell table:style-name="ce7" table:formula="of:=[.G9]/([.G9]+[.G8])" office:value-type="float" office:value="0.000704540472192" calcext:value-type="float">
            <text:p>0.0007045405</text:p>
          </table:table-cell>
          <table:table-cell table:style-name="ce7" table:formula="of:=[.H9]/([.H9]+[.H8])" office:value-type="float" office:value="0.000140808818983009" calcext:value-type="float">
            <text:p>0.0001408088</text:p>
          </table:table-cell>
          <table:table-cell table:style-name="ce7" table:formula="of:=[.I9]/([.I9]+[.I8])" office:value-type="float" office:value="0.0000281577983719011" calcext:value-type="float">
            <text:p>2.81577983719011E-005</text:p>
          </table:table-cell>
          <table:table-cell table:style-name="ce7" table:formula="of:=[.J9]/([.J9]+[.J8])" office:value-type="float" office:value="0.00000563140110205838" calcext:value-type="float">
            <text:p>5.63140110205838E-006</text:p>
          </table:table-cell>
          <table:table-cell table:style-name="ce7" table:formula="of:=[.K9]/([.K9]+[.K8])" office:value-type="float" office:value="0.000001126273877876" calcext:value-type="float">
            <text:p>1.126273877876E-006</text:p>
          </table:table-cell>
          <table:table-cell table:style-name="ce7" table:formula="of:=[.L9]/([.L9]+[.L8])" office:value-type="float" office:value="0.000000225254521876631" calcext:value-type="float">
            <text:p>2.25254521876631E-007</text:p>
          </table:table-cell>
          <table:table-cell table:style-name="ce7" table:formula="of:=[.M9]/([.M9]+[.M8])" office:value-type="float" office:value="0.0000000450508942274062" calcext:value-type="float">
            <text:p>4.50508942274062E-008</text:p>
          </table:table-cell>
          <table:table-cell table:style-name="ce7" table:formula="of:=[.N9]/([.N9]+[.N8])" office:value-type="float" office:value="0.00000000901017843956464" calcext:value-type="float">
            <text:p>0.000000009</text:p>
          </table:table-cell>
          <table:table-cell table:style-name="ce7" table:formula="of:=[.O9]/([.O9]+[.O8])" office:value-type="float" office:value="0.00000000180203567167626" calcext:value-type="float">
            <text:p>1.80203567167626E-009</text:p>
          </table:table-cell>
          <table:table-cell table:style-name="ce7" table:formula="of:=[.P9]/([.P9]+[.P8])" office:value-type="float" office:value="0.000000000360407133685786" calcext:value-type="float">
            <text:p>3.60407133685786E-010</text:p>
          </table:table-cell>
          <table:table-cell table:style-name="ce7" table:formula="of:=[.Q9]/([.Q9]+[.Q8])" office:value-type="float" office:value="0.0000000000720814267111786" calcext:value-type="float">
            <text:p>7.20814267111786E-011</text:p>
          </table:table-cell>
          <table:table-cell table:style-name="ce7" table:formula="of:=[.R9]/([.R9]+[.R8])" office:value-type="float" office:value="0.0000000000144162853411966" calcext:value-type="float">
            <text:p>1.44162853411966E-011</text:p>
          </table:table-cell>
          <table:table-cell table:style-name="ce7" table:formula="of:=[.S9]/([.S9]+[.S8])" office:value-type="float" office:value="0.00000000000288325706819775" calcext:value-type="float">
            <text:p>2.88325706819775E-012</text:p>
          </table:table-cell>
          <table:table-cell table:style-name="ce7" table:formula="of:=[.T9]/([.T9]+[.T8])" office:value-type="float" office:value="0.000000000000576651413637887" calcext:value-type="float">
            <text:p>5.76651413637887E-013</text:p>
          </table:table-cell>
          <table:table-cell table:style-name="ce7" table:formula="of:=[.U9]/([.U9]+[.U8])" office:value-type="float" office:value="0.000000000000115330282727511" calcext:value-type="float">
            <text:p>1.15330282727511E-013</text:p>
          </table:table-cell>
          <table:table-cell table:style-name="ce7" table:formula="of:=[.V9]/([.V9]+[.V8])" office:value-type="float" office:value="0.0000000000000230660565454995" calcext:value-type="float">
            <text:p>2.30660565454995E-014</text:p>
          </table:table-cell>
          <table:table-cell table:style-name="ce7" table:formula="of:=[.W9]/([.W9]+[.W8])" office:value-type="float" office:value="4.6132113090998E-015" calcext:value-type="float">
            <text:p>4.6132113090998E-015</text:p>
          </table:table-cell>
          <table:table-cell table:style-name="ce7" table:formula="of:=[.X9]/([.X9]+[.X8])" office:value-type="float" office:value="9.22642261819957E-016" calcext:value-type="float">
            <text:p>9.22642261819957E-016</text:p>
          </table:table-cell>
          <table:table-cell table:style-name="ce7" table:formula="of:=[.Y9]/([.Y9]+[.Y8])" office:value-type="float" office:value="1.84528452363991E-016" calcext:value-type="float">
            <text:p>1.84528452363991E-016</text:p>
          </table:table-cell>
          <table:table-cell table:style-name="ce7" table:formula="of:=[.Z9]/([.Z9]+[.Z8])" office:value-type="float" office:value="3.69056904727982E-017" calcext:value-type="float">
            <text:p>3.69056904727982E-017</text:p>
          </table:table-cell>
          <table:table-cell table:style-name="ce7" table:formula="of:=[.AA9]/([.AA9]+[.AA8])" office:value-type="float" office:value="7.38113809455965E-018" calcext:value-type="float">
            <text:p>7.38113809455965E-018</text:p>
          </table:table-cell>
          <table:table-cell table:style-name="ce7" table:formula="of:=[.AB9]/([.AB9]+[.AB8])" office:value-type="float" office:value="1.47622761891193E-018" calcext:value-type="float">
            <text:p>1.47622761891193E-018</text:p>
          </table:table-cell>
          <table:table-cell table:style-name="ce7" table:formula="of:=[.AC9]/([.AC9]+[.AC8])" office:value-type="float" office:value="2.95245523782386E-019" calcext:value-type="float">
            <text:p>2.95245523782386E-019</text:p>
          </table:table-cell>
          <table:table-cell table:style-name="ce7" table:formula="of:=[.AD9]/([.AD9]+[.AD8])" office:value-type="float" office:value="5.90491047564772E-020" calcext:value-type="float">
            <text:p>5.90491047564772E-020</text:p>
          </table:table-cell>
          <table:table-cell table:style-name="ce7" table:formula="of:=[.AE9]/([.AE9]+[.AE8])" office:value-type="float" office:value="1.18098209512954E-020" calcext:value-type="float">
            <text:p>1.18098209512954E-020</text:p>
          </table:table-cell>
          <table:table-cell table:style-name="ce7" table:formula="of:=[.AF9]/([.AF9]+[.AF8])" office:value-type="float" office:value="2.36196419025909E-021" calcext:value-type="float">
            <text:p>2.36196419025909E-021</text:p>
          </table:table-cell>
          <table:table-cell table:style-name="ce7" table:formula="of:=[.AG9]/([.AG9]+[.AG8])" office:value-type="float" office:value="4.72392838051818E-022" calcext:value-type="float">
            <text:p>4.72392838051818E-022</text:p>
          </table:table-cell>
          <table:table-cell table:style-name="ce7" table:formula="of:=[.AH9]/([.AH9]+[.AH8])" office:value-type="float" office:value="9.44785676103635E-023" calcext:value-type="float">
            <text:p>9.44785676103635E-023</text:p>
          </table:table-cell>
          <table:table-cell table:style-name="ce7" table:formula="of:=[.AI9]/([.AI9]+[.AI8])" office:value-type="float" office:value="1.88957135220727E-023" calcext:value-type="float">
            <text:p>1.88957135220727E-023</text:p>
          </table:table-cell>
          <table:table-cell table:style-name="ce7" table:formula="of:=[.AJ9]/([.AJ9]+[.AJ8])" office:value-type="float" office:value="3.77914270441454E-024" calcext:value-type="float">
            <text:p>3.77914270441454E-024</text:p>
          </table:table-cell>
          <table:table-cell table:style-name="ce7" table:formula="of:=[.AK9]/([.AK9]+[.AK8])" office:value-type="float" office:value="7.55828540882908E-025" calcext:value-type="float">
            <text:p>7.55828540882908E-025</text:p>
          </table:table-cell>
          <table:table-cell table:style-name="ce7" table:formula="of:=[.AL9]/([.AL9]+[.AL8])" office:value-type="float" office:value="1.51165708176582E-025" calcext:value-type="float">
            <text:p>1.51165708176582E-025</text:p>
          </table:table-cell>
          <table:table-cell table:style-name="ce7" table:formula="of:=[.AM9]/([.AM9]+[.AM8])" office:value-type="float" office:value="3.02331416353163E-026" calcext:value-type="float">
            <text:p>3.02331416353163E-026</text:p>
          </table:table-cell>
          <table:table-cell table:style-name="ce7" table:formula="of:=[.AN9]/([.AN9]+[.AN8])" office:value-type="float" office:value="6.04662832706327E-027" calcext:value-type="float">
            <text:p>6.04662832706327E-027</text:p>
          </table:table-cell>
          <table:table-cell table:style-name="ce7" table:formula="of:=[.AO9]/([.AO9]+[.AO8])" office:value-type="float" office:value="1.20932566541265E-027" calcext:value-type="float">
            <text:p>1.20932566541265E-027</text:p>
          </table:table-cell>
          <table:table-cell table:style-name="ce7" table:formula="of:=[.AP9]/([.AP9]+[.AP8])" office:value-type="float" office:value="2.41865133082531E-028" calcext:value-type="float">
            <text:p>2.41865133082531E-028</text:p>
          </table:table-cell>
          <table:table-cell table:style-name="ce7" table:formula="of:=[.AQ9]/([.AQ9]+[.AQ8])" office:value-type="float" office:value="4.83730266165062E-029" calcext:value-type="float">
            <text:p>4.83730266165062E-029</text:p>
          </table:table-cell>
          <table:table-cell table:style-name="ce7" table:formula="of:=[.AR9]/([.AR9]+[.AR8])" office:value-type="float" office:value="9.67460532330123E-030" calcext:value-type="float">
            <text:p>9.67460532330123E-030</text:p>
          </table:table-cell>
          <table:table-cell table:style-name="ce7" table:formula="of:=[.AS9]/([.AS9]+[.AS8])" office:value-type="float" office:value="1.93492106466025E-030" calcext:value-type="float">
            <text:p>1.93492106466025E-030</text:p>
          </table:table-cell>
          <table:table-cell table:style-name="ce7" table:formula="of:=[.AT9]/([.AT9]+[.AT8])" office:value-type="float" office:value="3.86984212932049E-031" calcext:value-type="float">
            <text:p>3.86984212932049E-031</text:p>
          </table:table-cell>
          <table:table-cell table:style-name="ce7" table:formula="of:=[.AU9]/([.AU9]+[.AU8])" office:value-type="float" office:value="7.73968425864098E-032" calcext:value-type="float">
            <text:p>7.73968425864098E-032</text:p>
          </table:table-cell>
          <table:table-cell table:style-name="ce7" table:formula="of:=[.AV9]/([.AV9]+[.AV8])" office:value-type="float" office:value="1.5479368517282E-032" calcext:value-type="float">
            <text:p>1.5479368517282E-032</text:p>
          </table:table-cell>
          <table:table-cell table:style-name="ce7" table:formula="of:=[.AW9]/([.AW9]+[.AW8])" office:value-type="float" office:value="3.09587370345639E-033" calcext:value-type="float">
            <text:p>3.09587370345639E-033</text:p>
          </table:table-cell>
          <table:table-cell table:style-name="ce7" table:formula="of:=[.AX9]/([.AX9]+[.AX8])" office:value-type="float" office:value="6.19174740691279E-034" calcext:value-type="float">
            <text:p>6.19174740691279E-034</text:p>
          </table:table-cell>
          <table:table-cell table:style-name="ce7" table:formula="of:=[.AY9]/([.AY9]+[.AY8])" office:value-type="float" office:value="1.23834948138256E-034" calcext:value-type="float">
            <text:p>1.23834948138256E-034</text:p>
          </table:table-cell>
          <table:table-cell table:style-name="ce7" table:formula="of:=[.AZ9]/([.AZ9]+[.AZ8])" office:value-type="float" office:value="2.47669896276512E-035" calcext:value-type="float">
            <text:p>2.47669896276512E-035</text:p>
          </table:table-cell>
          <table:table-cell table:style-name="ce7" table:formula="of:=[.BA9]/([.BA9]+[.BA8])" office:value-type="float" office:value="4.95339792553023E-036" calcext:value-type="float">
            <text:p>4.95339792553023E-036</text:p>
          </table:table-cell>
          <table:table-cell table:style-name="ce7" table:formula="of:=[.BB9]/([.BB9]+[.BB8])" office:value-type="float" office:value="9.90679585106046E-037" calcext:value-type="float">
            <text:p>9.90679585106046E-037</text:p>
          </table:table-cell>
          <table:table-cell table:style-name="ce7" table:formula="of:=[.BC9]/([.BC9]+[.BC8])" office:value-type="float" office:value="1.98135917021209E-037" calcext:value-type="float">
            <text:p>1.98135917021209E-037</text:p>
          </table:table-cell>
          <table:table-cell table:style-name="ce7" table:formula="of:=[.BD9]/([.BD9]+[.BD8])" office:value-type="float" office:value="3.96271834042419E-038" calcext:value-type="float">
            <text:p>3.96271834042419E-038</text:p>
          </table:table-cell>
          <table:table-cell table:style-name="ce7" table:formula="of:=[.BE9]/([.BE9]+[.BE8])" office:value-type="float" office:value="7.92543668084837E-039" calcext:value-type="float">
            <text:p>7.92543668084837E-039</text:p>
          </table:table-cell>
          <table:table-cell table:style-name="ce7" table:formula="of:=[.BF9]/([.BF9]+[.BF8])" office:value-type="float" office:value="1.58508733616967E-039" calcext:value-type="float">
            <text:p>1.58508733616967E-039</text:p>
          </table:table-cell>
          <table:table-cell table:style-name="ce7" table:formula="of:=[.BG9]/([.BG9]+[.BG8])" office:value-type="float" office:value="3.17017467233935E-040" calcext:value-type="float">
            <text:p>3.17017467233935E-040</text:p>
          </table:table-cell>
          <table:table-cell table:style-name="ce7" table:formula="of:=[.BH9]/([.BH9]+[.BH8])" office:value-type="float" office:value="6.34034934467869E-041" calcext:value-type="float">
            <text:p>6.34034934467869E-041</text:p>
          </table:table-cell>
          <table:table-cell table:style-name="ce7" table:formula="of:=[.BI9]/([.BI9]+[.BI8])" office:value-type="float" office:value="1.26806986893574E-041" calcext:value-type="float">
            <text:p>1.26806986893574E-041</text:p>
          </table:table-cell>
          <table:table-cell table:style-name="ce7" table:formula="of:=[.BJ9]/([.BJ9]+[.BJ8])" office:value-type="float" office:value="2.53613973787148E-042" calcext:value-type="float">
            <text:p>2.53613973787148E-042</text:p>
          </table:table-cell>
          <table:table-cell table:style-name="ce7" table:formula="of:=[.BK9]/([.BK9]+[.BK8])" office:value-type="float" office:value="5.07227947574296E-043" calcext:value-type="float">
            <text:p>5.07227947574296E-043</text:p>
          </table:table-cell>
          <table:table-cell table:style-name="ce7" table:formula="of:=[.BL9]/([.BL9]+[.BL8])" office:value-type="float" office:value="1.01445589514859E-043" calcext:value-type="float">
            <text:p>1.01445589514859E-043</text:p>
          </table:table-cell>
          <table:table-cell table:style-name="ce7" table:formula="of:=[.BM9]/([.BM9]+[.BM8])" office:value-type="float" office:value="2.02891179029718E-044" calcext:value-type="float">
            <text:p>2.02891179029718E-044</text:p>
          </table:table-cell>
          <table:table-cell table:style-name="ce7" table:formula="of:=[.BN9]/([.BN9]+[.BN8])" office:value-type="float" office:value="4.05782358059437E-045" calcext:value-type="float">
            <text:p>4.05782358059437E-045</text:p>
          </table:table-cell>
          <table:table-cell table:style-name="ce7" table:formula="of:=[.BO9]/([.BO9]+[.BO8])" office:value-type="float" office:value="8.11564716118873E-046" calcext:value-type="float">
            <text:p>8.11564716118873E-046</text:p>
          </table:table-cell>
          <table:table-cell table:style-name="ce7" table:formula="of:=[.BP9]/([.BP9]+[.BP8])" office:value-type="float" office:value="1.62312943223775E-046" calcext:value-type="float">
            <text:p>1.62312943223775E-046</text:p>
          </table:table-cell>
          <table:table-cell table:style-name="ce7" table:formula="of:=[.BQ9]/([.BQ9]+[.BQ8])" office:value-type="float" office:value="3.24625886447549E-047" calcext:value-type="float">
            <text:p>3.24625886447549E-047</text:p>
          </table:table-cell>
          <table:table-cell table:style-name="ce7" table:formula="of:=[.BR9]/([.BR9]+[.BR8])" office:value-type="float" office:value="6.49251772895098E-048" calcext:value-type="float">
            <text:p>6.49251772895098E-048</text:p>
          </table:table-cell>
          <table:table-cell table:style-name="ce7" table:formula="of:=[.BS9]/([.BS9]+[.BS8])" office:value-type="float" office:value="1.2985035457902E-048" calcext:value-type="float">
            <text:p>1.2985035457902E-048</text:p>
          </table:table-cell>
          <table:table-cell table:style-name="ce7" table:formula="of:=[.BT9]/([.BT9]+[.BT8])" office:value-type="float" office:value="2.59700709158039E-049" calcext:value-type="float">
            <text:p>2.59700709158039E-049</text:p>
          </table:table-cell>
          <table:table-cell table:style-name="ce7" table:formula="of:=[.BU9]/([.BU9]+[.BU8])" office:value-type="float" office:value="5.19401418316079E-050" calcext:value-type="float">
            <text:p>5.19401418316079E-050</text:p>
          </table:table-cell>
          <table:table-cell table:style-name="ce7" table:formula="of:=[.BV9]/([.BV9]+[.BV8])" office:value-type="float" office:value="1.03880283663216E-050" calcext:value-type="float">
            <text:p>1.03880283663216E-050</text:p>
          </table:table-cell>
          <table:table-cell table:style-name="ce7" table:formula="of:=[.BW9]/([.BW9]+[.BW8])" office:value-type="float" office:value="2.07760567326431E-051" calcext:value-type="float">
            <text:p>2.07760567326431E-051</text:p>
          </table:table-cell>
          <table:table-cell table:style-name="ce7" table:formula="of:=[.BX9]/([.BX9]+[.BX8])" office:value-type="float" office:value="4.15521134652863E-052" calcext:value-type="float">
            <text:p>4.15521134652863E-052</text:p>
          </table:table-cell>
          <table:table-cell table:style-name="ce7" table:formula="of:=[.BY9]/([.BY9]+[.BY8])" office:value-type="float" office:value="8.31042269305726E-053" calcext:value-type="float">
            <text:p>8.31042269305726E-053</text:p>
          </table:table-cell>
          <table:table-cell table:style-name="ce7" table:formula="of:=[.BZ9]/([.BZ9]+[.BZ8])" office:value-type="float" office:value="1.66208453861145E-053" calcext:value-type="float">
            <text:p>1.66208453861145E-053</text:p>
          </table:table-cell>
          <table:table-cell table:style-name="ce7" table:formula="of:=[.CA9]/([.CA9]+[.CA8])" office:value-type="float" office:value="3.3241690772229E-054" calcext:value-type="float">
            <text:p>3.3241690772229E-054</text:p>
          </table:table-cell>
          <table:table-cell table:style-name="ce7" table:formula="of:=[.CB9]/([.CB9]+[.CB8])" office:value-type="float" office:value="6.64833815444581E-055" calcext:value-type="float">
            <text:p>6.64833815444581E-055</text:p>
          </table:table-cell>
          <table:table-cell table:style-name="ce7" table:formula="of:=[.CC9]/([.CC9]+[.CC8])" office:value-type="float" office:value="1.32966763088916E-055" calcext:value-type="float">
            <text:p>1.32966763088916E-055</text:p>
          </table:table-cell>
          <table:table-cell table:style-name="ce7" table:formula="of:=[.CD9]/([.CD9]+[.CD8])" office:value-type="float" office:value="2.65933526177832E-056" calcext:value-type="float">
            <text:p>2.65933526177832E-056</text:p>
          </table:table-cell>
          <table:table-cell table:style-name="ce7" table:formula="of:=[.CE9]/([.CE9]+[.CE8])" office:value-type="float" office:value="5.31867052355665E-057" calcext:value-type="float">
            <text:p>5.31867052355665E-057</text:p>
          </table:table-cell>
          <table:table-cell table:style-name="ce7" table:formula="of:=[.CF9]/([.CF9]+[.CF8])" office:value-type="float" office:value="1.06373410471133E-057" calcext:value-type="float">
            <text:p>1.06373410471133E-057</text:p>
          </table:table-cell>
          <table:table-cell table:style-name="ce7" table:formula="of:=[.CG9]/([.CG9]+[.CG8])" office:value-type="float" office:value="2.12746820942266E-058" calcext:value-type="float">
            <text:p>2.12746820942266E-058</text:p>
          </table:table-cell>
          <table:table-cell table:style-name="ce7" table:formula="of:=[.CH9]/([.CH9]+[.CH8])" office:value-type="float" office:value="4.25493641884532E-059" calcext:value-type="float">
            <text:p>4.25493641884532E-059</text:p>
          </table:table-cell>
          <table:table-cell table:style-name="ce7" table:formula="of:=[.CI9]/([.CI9]+[.CI8])" office:value-type="float" office:value="8.50987283769064E-060" calcext:value-type="float">
            <text:p>8.50987283769064E-060</text:p>
          </table:table-cell>
          <table:table-cell table:style-name="ce7" table:formula="of:=[.CJ9]/([.CJ9]+[.CJ8])" office:value-type="float" office:value="1.70197456753813E-060" calcext:value-type="float">
            <text:p>1.70197456753813E-060</text:p>
          </table:table-cell>
          <table:table-cell table:style-name="ce7" table:formula="of:=[.CK9]/([.CK9]+[.CK8])" office:value-type="float" office:value="3.40394913507625E-061" calcext:value-type="float">
            <text:p>3.40394913507625E-061</text:p>
          </table:table-cell>
          <table:table-cell table:style-name="ce7" table:formula="of:=[.CL9]/([.CL9]+[.CL8])" office:value-type="float" office:value="6.80789827015251E-062" calcext:value-type="float">
            <text:p>6.80789827015251E-062</text:p>
          </table:table-cell>
          <table:table-cell table:style-name="ce7" table:formula="of:=[.CM9]/([.CM9]+[.CM8])" office:value-type="float" office:value="1.3615796540305E-062" calcext:value-type="float">
            <text:p>1.3615796540305E-062</text:p>
          </table:table-cell>
          <table:table-cell table:style-name="ce7" table:formula="of:=[.CN9]/([.CN9]+[.CN8])" office:value-type="float" office:value="2.723159308061E-063" calcext:value-type="float">
            <text:p>2.723159308061E-063</text:p>
          </table:table-cell>
        </table:table-row>
        <table:table-row table:style-name="ro1">
          <table:table-cell/>
          <table:table-cell table:style-name="ce5" office:value-type="string" calcext:value-type="string">
            <text:p>R0</text:p>
          </table:table-cell>
          <table:table-cell table:style-name="Default" table:formula="of:=[.C2]*[.C5]*[.C3]" office:value-type="float" office:value="0.2" calcext:value-type="float">
            <text:p>0.2</text:p>
          </table:table-cell>
          <table:table-cell table:style-name="Default" table:number-columns-repeated="2"/>
          <table:table-cell table:number-columns-repeated="87"/>
        </table:table-row>
        <table:table-row table:style-name="ro1" table:number-rows-repeated="1048561">
          <table:table-cell table:number-columns-repeated="92"/>
        </table:table-row>
        <table:table-row table:style-name="ro1">
          <table:table-cell table:number-columns-repeated="92"/>
        </table:table-row>
      </table:table>
      <table:table table:name="Sheet3" table:style-name="ta1">
        <office:forms form:automatic-focus="false" form:apply-design-mode="false"/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5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16" number:min-integer-digits="1"/>
    </number:number-style>
    <number:number-style style:name="N115">
      <number:number number:decimal-places="1" number:min-integer-digits="1" number:grouping="true"/>
    </number:number-style>
    <number:number-style style:name="N11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 style:data-style-name="N2" text:time-value="15:25:21.3510816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Geffen</meta:initial-creator>
    <meta:creation-date>2015-06-03T11:39:38.372779226</meta:creation-date>
    <dc:date>2015-06-24T18:27:26.924042062</dc:date>
    <dc:creator>Nathan Geffen</dc:creator>
    <meta:editing-duration>PT13H58M30S</meta:editing-duration>
    <meta:editing-cycles>17</meta:editing-cycles>
    <meta:generator>LibreOffice/4.2.8.2$Linux_X86_64 LibreOffice_project/420m0$Build-2</meta:generator>
    <meta:document-statistic meta:table-count="3" meta:cell-count="5230" meta:object-count="0"/>
  </office:meta>
</office:document-meta>
</file>